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124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1.20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row table:style-name="ro1">
          <table:table-cell office:value-type="string">
            <text:p>Code</text:p>
          </table:table-cell>
          <table:table-cell office:value-type="string">
            <text:p>Prev</text:p>
          </table:table-cell>
          <table:table-cell office:value-type="string">
            <text:p>Trend</text:p>
          </table:table-cell>
          <table:table-cell office:value-type="string">
            <text:p>Pred</text:p>
          </table:table-cell>
          <table:table-cell office:value-type="string">
            <text:p>Close</text:p>
          </table:table-cell>
          <table:table-cell office:value-type="string">
            <text:p>Errata-D</text:p>
          </table:table-cell>
          <table:table-cell office:value-type="string">
            <text:p>Errata-U</text:p>
          </table:table-cell>
          <table:table-cell office:value-type="string">
            <text:p>Pred-D</text:p>
          </table:table-cell>
          <table:table-cell office:value-type="string">
            <text:p>Pred-U</text:p>
          </table:table-cell>
          <table:table-cell office:value-type="string">
            <text:p>Correct</text:p>
          </table:table-cell>
          <table:table-cell office:value-type="string">
            <text:p>Total</text:p>
          </table:table-cell>
          <table:table-cell office:value-type="string">
            <text:p>Diff-Ratio</text:p>
          </table:table-cell>
          <table:table-cell office:value-type="string">
            <text:p>Binary-Correct</text:p>
          </table:table-cell>
        </table:table-row>
        <table:table-row table:style-name="ro2">
          <table:table-cell office:value-type="float" office:value="1417">
            <text:p>1417</text:p>
          </table:table-cell>
          <table:table-cell office:value-type="float" office:value="1082">
            <text:p>1082</text:p>
          </table:table-cell>
          <table:table-cell office:value-type="float" office:value="0">
            <text:p>0</text:p>
          </table:table-cell>
          <table:table-cell office:value-type="float" office:value="1061">
            <text:p>1061</text:p>
          </table:table-cell>
          <table:table-cell office:value-type="float" office:value="1103">
            <text:p>1103</text:p>
          </table:table-cell>
          <table:table-cell table:formula="of:=IF(AND([.B2]&gt;[.E2];[.H2]=1);1;&quot;&quot;)">
            <text:p/>
          </table:table-cell>
          <table:table-cell table:formula="of:=IF(AND([.B2]&lt;=[.E2];[.I2]=1);1;&quot;&quot;)">
            <text:p/>
          </table:table-cell>
          <table:table-cell table:formula="of:=IF(AND([.B2]&gt;[.D2];[.C2]=0);1;&quot;&quot;)" office:value-type="float" office:value="1">
            <text:p>1</text:p>
          </table:table-cell>
          <table:table-cell table:formula="of:=IF(AND([.B2]&lt;=[.D2];[.C2]=1);1;&quot;&quot;)">
            <text:p/>
          </table:table-cell>
          <table:table-cell table:formula="of:=IF(OR(AND([.G2]=1;[.I2]=1);AND([.F2]=1;[.H2]=1));1;&quot;&quot;)">
            <text:p/>
          </table:table-cell>
          <table:table-cell/>
          <table:table-cell table:formula="of:=([.D2]/[.E2]*100)-100" office:value-type="float" office:value="-3.80779691749773">
            <text:p>-3.8077969175</text:p>
          </table:table-cell>
          <table:table-cell table:formula="of:=IF(OR(AND([.B2]&gt;[.E2];[.C2]=0);AND([.B2]&lt;=[.E2];[.C2]=1));1;&quot;&quot;)">
            <text:p/>
          </table:table-cell>
        </table:table-row>
        <table:table-row table:style-name="ro2">
          <table:table-cell office:value-type="float" office:value="1605">
            <text:p>1605</text:p>
          </table:table-cell>
          <table:table-cell office:value-type="float" office:value="1063">
            <text:p>1063</text:p>
          </table:table-cell>
          <table:table-cell office:value-type="float" office:value="0">
            <text:p>0</text:p>
          </table:table-cell>
          <table:table-cell office:value-type="float" office:value="1046">
            <text:p>1046</text:p>
          </table:table-cell>
          <table:table-cell office:value-type="float" office:value="1090">
            <text:p>1090</text:p>
          </table:table-cell>
          <table:table-cell table:formula="of:=IF(AND([.B3]&gt;[.E3];[.H3]=1);1;&quot;&quot;)">
            <text:p/>
          </table:table-cell>
          <table:table-cell table:formula="of:=IF(AND([.B3]&lt;=[.E3];[.I3]=1);1;&quot;&quot;)">
            <text:p/>
          </table:table-cell>
          <table:table-cell table:formula="of:=IF(AND([.B3]&gt;[.D3];[.C3]=0);1;&quot;&quot;)" office:value-type="float" office:value="1">
            <text:p>1</text:p>
          </table:table-cell>
          <table:table-cell table:formula="of:=IF(AND([.B3]&lt;=[.D3];[.C3]=1);1;&quot;&quot;)">
            <text:p/>
          </table:table-cell>
          <table:table-cell table:formula="of:=IF(OR(AND([.G3]=1;[.I3]=1);AND([.F3]=1;[.H3]=1));1;&quot;&quot;)">
            <text:p/>
          </table:table-cell>
          <table:table-cell/>
          <table:table-cell table:formula="of:=([.D3]/[.E3]*100)-100" office:value-type="float" office:value="-4.03669724770643">
            <text:p>-4.0366972477</text:p>
          </table:table-cell>
          <table:table-cell table:formula="of:=IF(OR(AND([.B3]&gt;[.E3];[.C3]=0);AND([.B3]&lt;=[.E3];[.C3]=1));1;&quot;&quot;)">
            <text:p/>
          </table:table-cell>
        </table:table-row>
        <table:table-row table:style-name="ro2">
          <table:table-cell office:value-type="float" office:value="1719">
            <text:p>1719</text:p>
          </table:table-cell>
          <table:table-cell office:value-type="float" office:value="763">
            <text:p>763</text:p>
          </table:table-cell>
          <table:table-cell office:value-type="float" office:value="0">
            <text:p>0</text:p>
          </table:table-cell>
          <table:table-cell office:value-type="float" office:value="749">
            <text:p>749</text:p>
          </table:table-cell>
          <table:table-cell office:value-type="float" office:value="768">
            <text:p>768</text:p>
          </table:table-cell>
          <table:table-cell table:formula="of:=IF(AND([.B4]&gt;[.E4];[.H4]=1);1;&quot;&quot;)">
            <text:p/>
          </table:table-cell>
          <table:table-cell table:formula="of:=IF(AND([.B4]&lt;=[.E4];[.I4]=1);1;&quot;&quot;)">
            <text:p/>
          </table:table-cell>
          <table:table-cell table:formula="of:=IF(AND([.B4]&gt;[.D4];[.C4]=0);1;&quot;&quot;)" office:value-type="float" office:value="1">
            <text:p>1</text:p>
          </table:table-cell>
          <table:table-cell table:formula="of:=IF(AND([.B4]&lt;=[.D4];[.C4]=1);1;&quot;&quot;)">
            <text:p/>
          </table:table-cell>
          <table:table-cell table:formula="of:=IF(OR(AND([.G4]=1;[.I4]=1);AND([.F4]=1;[.H4]=1));1;&quot;&quot;)">
            <text:p/>
          </table:table-cell>
          <table:table-cell/>
          <table:table-cell table:formula="of:=([.D4]/[.E4]*100)-100" office:value-type="float" office:value="-2.47395833333334">
            <text:p>-2.4739583333</text:p>
          </table:table-cell>
          <table:table-cell table:formula="of:=IF(OR(AND([.B4]&gt;[.E4];[.C4]=0);AND([.B4]&lt;=[.E4];[.C4]=1));1;&quot;&quot;)">
            <text:p/>
          </table:table-cell>
        </table:table-row>
        <table:table-row table:style-name="ro2">
          <table:table-cell office:value-type="float" office:value="1721">
            <text:p>1721</text:p>
          </table:table-cell>
          <table:table-cell office:value-type="float" office:value="1422">
            <text:p>1422</text:p>
          </table:table-cell>
          <table:table-cell office:value-type="float" office:value="0">
            <text:p>0</text:p>
          </table:table-cell>
          <table:table-cell office:value-type="float" office:value="1402">
            <text:p>1402</text:p>
          </table:table-cell>
          <table:table-cell office:value-type="float" office:value="1409">
            <text:p>1409</text:p>
          </table:table-cell>
          <table:table-cell table:formula="of:=IF(AND([.B5]&gt;[.E5];[.H5]=1);1;&quot;&quot;)" office:value-type="float" office:value="1">
            <text:p>1</text:p>
          </table:table-cell>
          <table:table-cell table:formula="of:=IF(AND([.B5]&lt;=[.E5];[.I5]=1);1;&quot;&quot;)">
            <text:p/>
          </table:table-cell>
          <table:table-cell table:formula="of:=IF(AND([.B5]&gt;[.D5];[.C5]=0);1;&quot;&quot;)" office:value-type="float" office:value="1">
            <text:p>1</text:p>
          </table:table-cell>
          <table:table-cell table:formula="of:=IF(AND([.B5]&lt;=[.D5];[.C5]=1);1;&quot;&quot;)">
            <text:p/>
          </table:table-cell>
          <table:table-cell table:formula="of:=IF(OR(AND([.G5]=1;[.I5]=1);AND([.F5]=1;[.H5]=1));1;&quot;&quot;)" office:value-type="float" office:value="1">
            <text:p>1</text:p>
          </table:table-cell>
          <table:table-cell/>
          <table:table-cell table:formula="of:=([.D5]/[.E5]*100)-100" office:value-type="float" office:value="-0.49680624556423">
            <text:p>-0.4968062456</text:p>
          </table:table-cell>
          <table:table-cell table:formula="of:=IF(OR(AND([.B5]&gt;[.E5];[.C5]=0);AND([.B5]&lt;=[.E5];[.C5]=1));1;&quot;&quot;)" office:value-type="float" office:value="1">
            <text:p>1</text:p>
          </table:table-cell>
        </table:table-row>
        <table:table-row table:style-name="ro2">
          <table:table-cell office:value-type="float" office:value="1722">
            <text:p>1722</text:p>
          </table:table-cell>
          <table:table-cell office:value-type="float" office:value="723">
            <text:p>723</text:p>
          </table:table-cell>
          <table:table-cell office:value-type="float" office:value="0">
            <text:p>0</text:p>
          </table:table-cell>
          <table:table-cell office:value-type="float" office:value="719">
            <text:p>719</text:p>
          </table:table-cell>
          <table:table-cell office:value-type="float" office:value="718">
            <text:p>718</text:p>
          </table:table-cell>
          <table:table-cell table:formula="of:=IF(AND([.B6]&gt;[.E6];[.H6]=1);1;&quot;&quot;)" office:value-type="float" office:value="1">
            <text:p>1</text:p>
          </table:table-cell>
          <table:table-cell table:formula="of:=IF(AND([.B6]&lt;=[.E6];[.I6]=1);1;&quot;&quot;)">
            <text:p/>
          </table:table-cell>
          <table:table-cell table:formula="of:=IF(AND([.B6]&gt;[.D6];[.C6]=0);1;&quot;&quot;)" office:value-type="float" office:value="1">
            <text:p>1</text:p>
          </table:table-cell>
          <table:table-cell table:formula="of:=IF(AND([.B6]&lt;=[.D6];[.C6]=1);1;&quot;&quot;)">
            <text:p/>
          </table:table-cell>
          <table:table-cell table:formula="of:=IF(OR(AND([.G6]=1;[.I6]=1);AND([.F6]=1;[.H6]=1));1;&quot;&quot;)" office:value-type="float" office:value="1">
            <text:p>1</text:p>
          </table:table-cell>
          <table:table-cell/>
          <table:table-cell table:formula="of:=([.D6]/[.E6]*100)-100" office:value-type="float" office:value="0.139275766016709">
            <text:p>0.139275766</text:p>
          </table:table-cell>
          <table:table-cell table:formula="of:=IF(OR(AND([.B6]&gt;[.E6];[.C6]=0);AND([.B6]&lt;=[.E6];[.C6]=1));1;&quot;&quot;)" office:value-type="float" office:value="1">
            <text:p>1</text:p>
          </table:table-cell>
        </table:table-row>
        <table:table-row table:style-name="ro2">
          <table:table-cell office:value-type="float" office:value="1801">
            <text:p>1801</text:p>
          </table:table-cell>
          <table:table-cell office:value-type="float" office:value="778">
            <text:p>778</text:p>
          </table:table-cell>
          <table:table-cell office:value-type="float" office:value="0">
            <text:p>0</text:p>
          </table:table-cell>
          <table:table-cell office:value-type="float" office:value="772">
            <text:p>772</text:p>
          </table:table-cell>
          <table:table-cell office:value-type="float" office:value="751">
            <text:p>751</text:p>
          </table:table-cell>
          <table:table-cell table:formula="of:=IF(AND([.B7]&gt;[.E7];[.H7]=1);1;&quot;&quot;)" office:value-type="float" office:value="1">
            <text:p>1</text:p>
          </table:table-cell>
          <table:table-cell table:formula="of:=IF(AND([.B7]&lt;=[.E7];[.I7]=1);1;&quot;&quot;)">
            <text:p/>
          </table:table-cell>
          <table:table-cell table:formula="of:=IF(AND([.B7]&gt;[.D7];[.C7]=0);1;&quot;&quot;)" office:value-type="float" office:value="1">
            <text:p>1</text:p>
          </table:table-cell>
          <table:table-cell table:formula="of:=IF(AND([.B7]&lt;=[.D7];[.C7]=1);1;&quot;&quot;)">
            <text:p/>
          </table:table-cell>
          <table:table-cell table:formula="of:=IF(OR(AND([.G7]=1;[.I7]=1);AND([.F7]=1;[.H7]=1));1;&quot;&quot;)" office:value-type="float" office:value="1">
            <text:p>1</text:p>
          </table:table-cell>
          <table:table-cell/>
          <table:table-cell table:formula="of:=([.D7]/[.E7]*100)-100" office:value-type="float" office:value="2.79627163781623">
            <text:p>2.7962716378</text:p>
          </table:table-cell>
          <table:table-cell table:formula="of:=IF(OR(AND([.B7]&gt;[.E7];[.C7]=0);AND([.B7]&lt;=[.E7];[.C7]=1));1;&quot;&quot;)" office:value-type="float" office:value="1">
            <text:p>1</text:p>
          </table:table-cell>
        </table:table-row>
        <table:table-row table:style-name="ro2">
          <table:table-cell office:value-type="float" office:value="1802">
            <text:p>1802</text:p>
          </table:table-cell>
          <table:table-cell office:value-type="float" office:value="1018">
            <text:p>1018</text:p>
          </table:table-cell>
          <table:table-cell office:value-type="float" office:value="0">
            <text:p>0</text:p>
          </table:table-cell>
          <table:table-cell office:value-type="float" office:value="1008">
            <text:p>1008</text:p>
          </table:table-cell>
          <table:table-cell office:value-type="float" office:value="1014">
            <text:p>1014</text:p>
          </table:table-cell>
          <table:table-cell table:formula="of:=IF(AND([.B8]&gt;[.E8];[.H8]=1);1;&quot;&quot;)" office:value-type="float" office:value="1">
            <text:p>1</text:p>
          </table:table-cell>
          <table:table-cell table:formula="of:=IF(AND([.B8]&lt;=[.E8];[.I8]=1);1;&quot;&quot;)">
            <text:p/>
          </table:table-cell>
          <table:table-cell table:formula="of:=IF(AND([.B8]&gt;[.D8];[.C8]=0);1;&quot;&quot;)" office:value-type="float" office:value="1">
            <text:p>1</text:p>
          </table:table-cell>
          <table:table-cell table:formula="of:=IF(AND([.B8]&lt;=[.D8];[.C8]=1);1;&quot;&quot;)">
            <text:p/>
          </table:table-cell>
          <table:table-cell table:formula="of:=IF(OR(AND([.G8]=1;[.I8]=1);AND([.F8]=1;[.H8]=1));1;&quot;&quot;)" office:value-type="float" office:value="1">
            <text:p>1</text:p>
          </table:table-cell>
          <table:table-cell/>
          <table:table-cell table:formula="of:=([.D8]/[.E8]*100)-100" office:value-type="float" office:value="-0.591715976331358">
            <text:p>-0.5917159763</text:p>
          </table:table-cell>
          <table:table-cell table:formula="of:=IF(OR(AND([.B8]&gt;[.E8];[.C8]=0);AND([.B8]&lt;=[.E8];[.C8]=1));1;&quot;&quot;)" office:value-type="float" office:value="1">
            <text:p>1</text:p>
          </table:table-cell>
        </table:table-row>
        <table:table-row table:style-name="ro2">
          <table:table-cell office:value-type="float" office:value="1808">
            <text:p>1808</text:p>
          </table:table-cell>
          <table:table-cell office:value-type="float" office:value="1350">
            <text:p>1350</text:p>
          </table:table-cell>
          <table:table-cell office:value-type="float" office:value="0">
            <text:p>0</text:p>
          </table:table-cell>
          <table:table-cell office:value-type="float" office:value="1368">
            <text:p>1368</text:p>
          </table:table-cell>
          <table:table-cell office:value-type="float" office:value="1340">
            <text:p>1340</text:p>
          </table:table-cell>
          <table:table-cell table:formula="of:=IF(AND([.B9]&gt;[.E9];[.H9]=1);1;&quot;&quot;)">
            <text:p/>
          </table:table-cell>
          <table:table-cell table:formula="of:=IF(AND([.B9]&lt;=[.E9];[.I9]=1);1;&quot;&quot;)">
            <text:p/>
          </table:table-cell>
          <table:table-cell table:formula="of:=IF(AND([.B9]&gt;[.D9];[.C9]=0);1;&quot;&quot;)">
            <text:p/>
          </table:table-cell>
          <table:table-cell table:formula="of:=IF(AND([.B9]&lt;=[.D9];[.C9]=1);1;&quot;&quot;)">
            <text:p/>
          </table:table-cell>
          <table:table-cell table:formula="of:=IF(OR(AND([.G9]=1;[.I9]=1);AND([.F9]=1;[.H9]=1));1;&quot;&quot;)">
            <text:p/>
          </table:table-cell>
          <table:table-cell/>
          <table:table-cell table:formula="of:=([.D9]/[.E9]*100)-100" office:value-type="float" office:value="2.08955223880598">
            <text:p>2.0895522388</text:p>
          </table:table-cell>
          <table:table-cell table:formula="of:=IF(OR(AND([.B9]&gt;[.E9];[.C9]=0);AND([.B9]&lt;=[.E9];[.C9]=1));1;&quot;&quot;)" office:value-type="float" office:value="1">
            <text:p>1</text:p>
          </table:table-cell>
        </table:table-row>
        <table:table-row table:style-name="ro2">
          <table:table-cell office:value-type="float" office:value="1812">
            <text:p>1812</text:p>
          </table:table-cell>
          <table:table-cell office:value-type="float" office:value="633">
            <text:p>633</text:p>
          </table:table-cell>
          <table:table-cell office:value-type="float" office:value="0">
            <text:p>0</text:p>
          </table:table-cell>
          <table:table-cell office:value-type="float" office:value="628">
            <text:p>628</text:p>
          </table:table-cell>
          <table:table-cell office:value-type="float" office:value="624">
            <text:p>624</text:p>
          </table:table-cell>
          <table:table-cell table:formula="of:=IF(AND([.B10]&gt;[.E10];[.H10]=1);1;&quot;&quot;)" office:value-type="float" office:value="1">
            <text:p>1</text:p>
          </table:table-cell>
          <table:table-cell table:formula="of:=IF(AND([.B10]&lt;=[.E10];[.I10]=1);1;&quot;&quot;)">
            <text:p/>
          </table:table-cell>
          <table:table-cell table:formula="of:=IF(AND([.B10]&gt;[.D10];[.C10]=0);1;&quot;&quot;)" office:value-type="float" office:value="1">
            <text:p>1</text:p>
          </table:table-cell>
          <table:table-cell table:formula="of:=IF(AND([.B10]&lt;=[.D10];[.C10]=1);1;&quot;&quot;)">
            <text:p/>
          </table:table-cell>
          <table:table-cell table:formula="of:=IF(OR(AND([.G10]=1;[.I10]=1);AND([.F10]=1;[.H10]=1));1;&quot;&quot;)" office:value-type="float" office:value="1">
            <text:p>1</text:p>
          </table:table-cell>
          <table:table-cell/>
          <table:table-cell table:formula="of:=([.D10]/[.E10]*100)-100" office:value-type="float" office:value="0.641025641025635">
            <text:p>0.641025641</text:p>
          </table:table-cell>
          <table:table-cell table:formula="of:=IF(OR(AND([.B10]&gt;[.E10];[.C10]=0);AND([.B10]&lt;=[.E10];[.C10]=1));1;&quot;&quot;)" office:value-type="float" office:value="1">
            <text:p>1</text:p>
          </table:table-cell>
        </table:table-row>
        <table:table-row table:style-name="ro2">
          <table:table-cell office:value-type="float" office:value="1878">
            <text:p>1878</text:p>
          </table:table-cell>
          <table:table-cell office:value-type="float" office:value="12125">
            <text:p>12125</text:p>
          </table:table-cell>
          <table:table-cell office:value-type="float" office:value="0">
            <text:p>0</text:p>
          </table:table-cell>
          <table:table-cell office:value-type="float" office:value="12077">
            <text:p>12077</text:p>
          </table:table-cell>
          <table:table-cell office:value-type="float" office:value="12370">
            <text:p>12370</text:p>
          </table:table-cell>
          <table:table-cell table:formula="of:=IF(AND([.B11]&gt;[.E11];[.H11]=1);1;&quot;&quot;)">
            <text:p/>
          </table:table-cell>
          <table:table-cell table:formula="of:=IF(AND([.B11]&lt;=[.E11];[.I11]=1);1;&quot;&quot;)">
            <text:p/>
          </table:table-cell>
          <table:table-cell table:formula="of:=IF(AND([.B11]&gt;[.D11];[.C11]=0);1;&quot;&quot;)" office:value-type="float" office:value="1">
            <text:p>1</text:p>
          </table:table-cell>
          <table:table-cell table:formula="of:=IF(AND([.B11]&lt;=[.D11];[.C11]=1);1;&quot;&quot;)">
            <text:p/>
          </table:table-cell>
          <table:table-cell table:formula="of:=IF(OR(AND([.G11]=1;[.I11]=1);AND([.F11]=1;[.H11]=1));1;&quot;&quot;)">
            <text:p/>
          </table:table-cell>
          <table:table-cell/>
          <table:table-cell table:formula="of:=([.D11]/[.E11]*100)-100" office:value-type="float" office:value="-2.36863379143088">
            <text:p>-2.3686337914</text:p>
          </table:table-cell>
          <table:table-cell table:formula="of:=IF(OR(AND([.B11]&gt;[.E11];[.C11]=0);AND([.B11]&lt;=[.E11];[.C11]=1));1;&quot;&quot;)">
            <text:p/>
          </table:table-cell>
        </table:table-row>
        <table:table-row table:style-name="ro2">
          <table:table-cell office:value-type="float" office:value="1881">
            <text:p>1881</text:p>
          </table:table-cell>
          <table:table-cell office:value-type="float" office:value="2035">
            <text:p>2035</text:p>
          </table:table-cell>
          <table:table-cell office:value-type="float" office:value="0">
            <text:p>0</text:p>
          </table:table-cell>
          <table:table-cell office:value-type="float" office:value="2009">
            <text:p>2009</text:p>
          </table:table-cell>
          <table:table-cell office:value-type="float" office:value="2069">
            <text:p>2069</text:p>
          </table:table-cell>
          <table:table-cell table:formula="of:=IF(AND([.B12]&gt;[.E12];[.H12]=1);1;&quot;&quot;)">
            <text:p/>
          </table:table-cell>
          <table:table-cell table:formula="of:=IF(AND([.B12]&lt;=[.E12];[.I12]=1);1;&quot;&quot;)">
            <text:p/>
          </table:table-cell>
          <table:table-cell table:formula="of:=IF(AND([.B12]&gt;[.D12];[.C12]=0);1;&quot;&quot;)" office:value-type="float" office:value="1">
            <text:p>1</text:p>
          </table:table-cell>
          <table:table-cell table:formula="of:=IF(AND([.B12]&lt;=[.D12];[.C12]=1);1;&quot;&quot;)">
            <text:p/>
          </table:table-cell>
          <table:table-cell table:formula="of:=IF(OR(AND([.G12]=1;[.I12]=1);AND([.F12]=1;[.H12]=1));1;&quot;&quot;)">
            <text:p/>
          </table:table-cell>
          <table:table-cell/>
          <table:table-cell table:formula="of:=([.D12]/[.E12]*100)-100" office:value-type="float" office:value="-2.89995166747221">
            <text:p>-2.8999516675</text:p>
          </table:table-cell>
          <table:table-cell table:formula="of:=IF(OR(AND([.B12]&gt;[.E12];[.C12]=0);AND([.B12]&lt;=[.E12];[.C12]=1));1;&quot;&quot;)">
            <text:p/>
          </table:table-cell>
        </table:table-row>
        <table:table-row table:style-name="ro2">
          <table:table-cell office:value-type="float" office:value="1911">
            <text:p>1911</text:p>
          </table:table-cell>
          <table:table-cell office:value-type="float" office:value="1334">
            <text:p>1334</text:p>
          </table:table-cell>
          <table:table-cell office:value-type="float" office:value="0">
            <text:p>0</text:p>
          </table:table-cell>
          <table:table-cell office:value-type="float" office:value="1322">
            <text:p>1322</text:p>
          </table:table-cell>
          <table:table-cell office:value-type="float" office:value="1351">
            <text:p>1351</text:p>
          </table:table-cell>
          <table:table-cell table:formula="of:=IF(AND([.B13]&gt;[.E13];[.H13]=1);1;&quot;&quot;)">
            <text:p/>
          </table:table-cell>
          <table:table-cell table:formula="of:=IF(AND([.B13]&lt;=[.E13];[.I13]=1);1;&quot;&quot;)">
            <text:p/>
          </table:table-cell>
          <table:table-cell table:formula="of:=IF(AND([.B13]&gt;[.D13];[.C13]=0);1;&quot;&quot;)" office:value-type="float" office:value="1">
            <text:p>1</text:p>
          </table:table-cell>
          <table:table-cell table:formula="of:=IF(AND([.B13]&lt;=[.D13];[.C13]=1);1;&quot;&quot;)">
            <text:p/>
          </table:table-cell>
          <table:table-cell table:formula="of:=IF(OR(AND([.G13]=1;[.I13]=1);AND([.F13]=1;[.H13]=1));1;&quot;&quot;)">
            <text:p/>
          </table:table-cell>
          <table:table-cell/>
          <table:table-cell table:formula="of:=([.D13]/[.E13]*100)-100" office:value-type="float" office:value="-2.14655810510733">
            <text:p>-2.1465581051</text:p>
          </table:table-cell>
          <table:table-cell table:formula="of:=IF(OR(AND([.B13]&gt;[.E13];[.C13]=0);AND([.B13]&lt;=[.E13];[.C13]=1));1;&quot;&quot;)">
            <text:p/>
          </table:table-cell>
        </table:table-row>
        <table:table-row table:style-name="ro2">
          <table:table-cell office:value-type="float" office:value="1925">
            <text:p>1925</text:p>
          </table:table-cell>
          <table:table-cell office:value-type="float" office:value="2947">
            <text:p>2947</text:p>
          </table:table-cell>
          <table:table-cell office:value-type="float" office:value="0">
            <text:p>0</text:p>
          </table:table-cell>
          <table:table-cell office:value-type="float" office:value="2903">
            <text:p>2903</text:p>
          </table:table-cell>
          <table:table-cell office:value-type="float" office:value="3004">
            <text:p>3004</text:p>
          </table:table-cell>
          <table:table-cell table:formula="of:=IF(AND([.B14]&gt;[.E14];[.H14]=1);1;&quot;&quot;)">
            <text:p/>
          </table:table-cell>
          <table:table-cell table:formula="of:=IF(AND([.B14]&lt;=[.E14];[.I14]=1);1;&quot;&quot;)">
            <text:p/>
          </table:table-cell>
          <table:table-cell table:formula="of:=IF(AND([.B14]&gt;[.D14];[.C14]=0);1;&quot;&quot;)" office:value-type="float" office:value="1">
            <text:p>1</text:p>
          </table:table-cell>
          <table:table-cell table:formula="of:=IF(AND([.B14]&lt;=[.D14];[.C14]=1);1;&quot;&quot;)">
            <text:p/>
          </table:table-cell>
          <table:table-cell table:formula="of:=IF(OR(AND([.G14]=1;[.I14]=1);AND([.F14]=1;[.H14]=1));1;&quot;&quot;)">
            <text:p/>
          </table:table-cell>
          <table:table-cell/>
          <table:table-cell table:formula="of:=([.D14]/[.E14]*100)-100" office:value-type="float" office:value="-3.36218375499334">
            <text:p>-3.362183755</text:p>
          </table:table-cell>
          <table:table-cell table:formula="of:=IF(OR(AND([.B14]&gt;[.E14];[.C14]=0);AND([.B14]&lt;=[.E14];[.C14]=1));1;&quot;&quot;)">
            <text:p/>
          </table:table-cell>
        </table:table-row>
        <table:table-row table:style-name="ro2">
          <table:table-cell office:value-type="float" office:value="1928">
            <text:p>1928</text:p>
          </table:table-cell>
          <table:table-cell office:value-type="float" office:value="1865">
            <text:p>1865</text:p>
          </table:table-cell>
          <table:table-cell office:value-type="float" office:value="0">
            <text:p>0</text:p>
          </table:table-cell>
          <table:table-cell office:value-type="float" office:value="1846">
            <text:p>1846</text:p>
          </table:table-cell>
          <table:table-cell office:value-type="float" office:value="1903">
            <text:p>1903</text:p>
          </table:table-cell>
          <table:table-cell table:formula="of:=IF(AND([.B15]&gt;[.E15];[.H15]=1);1;&quot;&quot;)">
            <text:p/>
          </table:table-cell>
          <table:table-cell table:formula="of:=IF(AND([.B15]&lt;=[.E15];[.I15]=1);1;&quot;&quot;)">
            <text:p/>
          </table:table-cell>
          <table:table-cell table:formula="of:=IF(AND([.B15]&gt;[.D15];[.C15]=0);1;&quot;&quot;)" office:value-type="float" office:value="1">
            <text:p>1</text:p>
          </table:table-cell>
          <table:table-cell table:formula="of:=IF(AND([.B15]&lt;=[.D15];[.C15]=1);1;&quot;&quot;)">
            <text:p/>
          </table:table-cell>
          <table:table-cell table:formula="of:=IF(OR(AND([.G15]=1;[.I15]=1);AND([.F15]=1;[.H15]=1));1;&quot;&quot;)">
            <text:p/>
          </table:table-cell>
          <table:table-cell/>
          <table:table-cell table:formula="of:=([.D15]/[.E15]*100)-100" office:value-type="float" office:value="-2.99527062532843">
            <text:p>-2.9952706253</text:p>
          </table:table-cell>
          <table:table-cell table:formula="of:=IF(OR(AND([.B15]&gt;[.E15];[.C15]=0);AND([.B15]&lt;=[.E15];[.C15]=1));1;&quot;&quot;)">
            <text:p/>
          </table:table-cell>
        </table:table-row>
        <table:table-row table:style-name="ro2">
          <table:table-cell office:value-type="float" office:value="1951">
            <text:p>1951</text:p>
          </table:table-cell>
          <table:table-cell office:value-type="float" office:value="1153">
            <text:p>1153</text:p>
          </table:table-cell>
          <table:table-cell office:value-type="float" office:value="0">
            <text:p>0</text:p>
          </table:table-cell>
          <table:table-cell office:value-type="float" office:value="1136">
            <text:p>1136</text:p>
          </table:table-cell>
          <table:table-cell office:value-type="float" office:value="1154">
            <text:p>1154</text:p>
          </table:table-cell>
          <table:table-cell table:formula="of:=IF(AND([.B16]&gt;[.E16];[.H16]=1);1;&quot;&quot;)">
            <text:p/>
          </table:table-cell>
          <table:table-cell table:formula="of:=IF(AND([.B16]&lt;=[.E16];[.I16]=1);1;&quot;&quot;)">
            <text:p/>
          </table:table-cell>
          <table:table-cell table:formula="of:=IF(AND([.B16]&gt;[.D16];[.C16]=0);1;&quot;&quot;)" office:value-type="float" office:value="1">
            <text:p>1</text:p>
          </table:table-cell>
          <table:table-cell table:formula="of:=IF(AND([.B16]&lt;=[.D16];[.C16]=1);1;&quot;&quot;)">
            <text:p/>
          </table:table-cell>
          <table:table-cell table:formula="of:=IF(OR(AND([.G16]=1;[.I16]=1);AND([.F16]=1;[.H16]=1));1;&quot;&quot;)">
            <text:p/>
          </table:table-cell>
          <table:table-cell/>
          <table:table-cell table:formula="of:=([.D16]/[.E16]*100)-100" office:value-type="float" office:value="-1.55979202772963">
            <text:p>-1.5597920277</text:p>
          </table:table-cell>
          <table:table-cell table:formula="of:=IF(OR(AND([.B16]&gt;[.E16];[.C16]=0);AND([.B16]&lt;=[.E16];[.C16]=1));1;&quot;&quot;)">
            <text:p/>
          </table:table-cell>
        </table:table-row>
        <table:table-row table:style-name="ro2">
          <table:table-cell office:value-type="float" office:value="1952">
            <text:p>1952</text:p>
          </table:table-cell>
          <table:table-cell office:value-type="float" office:value="955">
            <text:p>955</text:p>
          </table:table-cell>
          <table:table-cell office:value-type="float" office:value="0">
            <text:p>0</text:p>
          </table:table-cell>
          <table:table-cell office:value-type="float" office:value="943">
            <text:p>943</text:p>
          </table:table-cell>
          <table:table-cell office:value-type="float" office:value="969">
            <text:p>969</text:p>
          </table:table-cell>
          <table:table-cell table:formula="of:=IF(AND([.B17]&gt;[.E17];[.H17]=1);1;&quot;&quot;)">
            <text:p/>
          </table:table-cell>
          <table:table-cell table:formula="of:=IF(AND([.B17]&lt;=[.E17];[.I17]=1);1;&quot;&quot;)">
            <text:p/>
          </table:table-cell>
          <table:table-cell table:formula="of:=IF(AND([.B17]&gt;[.D17];[.C17]=0);1;&quot;&quot;)" office:value-type="float" office:value="1">
            <text:p>1</text:p>
          </table:table-cell>
          <table:table-cell table:formula="of:=IF(AND([.B17]&lt;=[.D17];[.C17]=1);1;&quot;&quot;)">
            <text:p/>
          </table:table-cell>
          <table:table-cell table:formula="of:=IF(OR(AND([.G17]=1;[.I17]=1);AND([.F17]=1;[.H17]=1));1;&quot;&quot;)">
            <text:p/>
          </table:table-cell>
          <table:table-cell/>
          <table:table-cell table:formula="of:=([.D17]/[.E17]*100)-100" office:value-type="float" office:value="-2.68317853457172">
            <text:p>-2.6831785346</text:p>
          </table:table-cell>
          <table:table-cell table:formula="of:=IF(OR(AND([.B17]&gt;[.E17];[.C17]=0);AND([.B17]&lt;=[.E17];[.C17]=1));1;&quot;&quot;)">
            <text:p/>
          </table:table-cell>
        </table:table-row>
        <table:table-row table:style-name="ro2">
          <table:table-cell office:value-type="float" office:value="1963">
            <text:p>1963</text:p>
          </table:table-cell>
          <table:table-cell office:value-type="float" office:value="1583">
            <text:p>1583</text:p>
          </table:table-cell>
          <table:table-cell office:value-type="float" office:value="0">
            <text:p>0</text:p>
          </table:table-cell>
          <table:table-cell office:value-type="float" office:value="1573">
            <text:p>1573</text:p>
          </table:table-cell>
          <table:table-cell office:value-type="float" office:value="1590">
            <text:p>1590</text:p>
          </table:table-cell>
          <table:table-cell table:formula="of:=IF(AND([.B18]&gt;[.E18];[.H18]=1);1;&quot;&quot;)">
            <text:p/>
          </table:table-cell>
          <table:table-cell table:formula="of:=IF(AND([.B18]&lt;=[.E18];[.I18]=1);1;&quot;&quot;)">
            <text:p/>
          </table:table-cell>
          <table:table-cell table:formula="of:=IF(AND([.B18]&gt;[.D18];[.C18]=0);1;&quot;&quot;)" office:value-type="float" office:value="1">
            <text:p>1</text:p>
          </table:table-cell>
          <table:table-cell table:formula="of:=IF(AND([.B18]&lt;=[.D18];[.C18]=1);1;&quot;&quot;)">
            <text:p/>
          </table:table-cell>
          <table:table-cell table:formula="of:=IF(OR(AND([.G18]=1;[.I18]=1);AND([.F18]=1;[.H18]=1));1;&quot;&quot;)">
            <text:p/>
          </table:table-cell>
          <table:table-cell/>
          <table:table-cell table:formula="of:=([.D18]/[.E18]*100)-100" office:value-type="float" office:value="-1.06918238993711">
            <text:p>-1.0691823899</text:p>
          </table:table-cell>
          <table:table-cell table:formula="of:=IF(OR(AND([.B18]&gt;[.E18];[.C18]=0);AND([.B18]&lt;=[.E18];[.C18]=1));1;&quot;&quot;)">
            <text:p/>
          </table:table-cell>
        </table:table-row>
        <table:table-row table:style-name="ro2">
          <table:table-cell office:value-type="float" office:value="1983">
            <text:p>1983</text:p>
          </table:table-cell>
          <table:table-cell office:value-type="float" office:value="1168">
            <text:p>1168</text:p>
          </table:table-cell>
          <table:table-cell office:value-type="float" office:value="0">
            <text:p>0</text:p>
          </table:table-cell>
          <table:table-cell office:value-type="float" office:value="1155">
            <text:p>1155</text:p>
          </table:table-cell>
          <table:table-cell office:value-type="float" office:value="1184">
            <text:p>1184</text:p>
          </table:table-cell>
          <table:table-cell table:formula="of:=IF(AND([.B19]&gt;[.E19];[.H19]=1);1;&quot;&quot;)">
            <text:p/>
          </table:table-cell>
          <table:table-cell table:formula="of:=IF(AND([.B19]&lt;=[.E19];[.I19]=1);1;&quot;&quot;)">
            <text:p/>
          </table:table-cell>
          <table:table-cell table:formula="of:=IF(AND([.B19]&gt;[.D19];[.C19]=0);1;&quot;&quot;)" office:value-type="float" office:value="1">
            <text:p>1</text:p>
          </table:table-cell>
          <table:table-cell table:formula="of:=IF(AND([.B19]&lt;=[.D19];[.C19]=1);1;&quot;&quot;)">
            <text:p/>
          </table:table-cell>
          <table:table-cell table:formula="of:=IF(OR(AND([.G19]=1;[.I19]=1);AND([.F19]=1;[.H19]=1));1;&quot;&quot;)">
            <text:p/>
          </table:table-cell>
          <table:table-cell/>
          <table:table-cell table:formula="of:=([.D19]/[.E19]*100)-100" office:value-type="float" office:value="-2.44932432432432">
            <text:p>-2.4493243243</text:p>
          </table:table-cell>
          <table:table-cell table:formula="of:=IF(OR(AND([.B19]&gt;[.E19];[.C19]=0);AND([.B19]&lt;=[.E19];[.C19]=1));1;&quot;&quot;)">
            <text:p/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float" office:value="1733">
            <text:p>1733</text:p>
          </table:table-cell>
          <table:table-cell office:value-type="float" office:value="0">
            <text:p>0</text:p>
          </table:table-cell>
          <table:table-cell office:value-type="float" office:value="1696">
            <text:p>1696</text:p>
          </table:table-cell>
          <table:table-cell office:value-type="float" office:value="1720">
            <text:p>1720</text:p>
          </table:table-cell>
          <table:table-cell table:formula="of:=IF(AND([.B20]&gt;[.E20];[.H20]=1);1;&quot;&quot;)" office:value-type="float" office:value="1">
            <text:p>1</text:p>
          </table:table-cell>
          <table:table-cell table:formula="of:=IF(AND([.B20]&lt;=[.E20];[.I20]=1);1;&quot;&quot;)">
            <text:p/>
          </table:table-cell>
          <table:table-cell table:formula="of:=IF(AND([.B20]&gt;[.D20];[.C20]=0);1;&quot;&quot;)" office:value-type="float" office:value="1">
            <text:p>1</text:p>
          </table:table-cell>
          <table:table-cell table:formula="of:=IF(AND([.B20]&lt;=[.D20];[.C20]=1);1;&quot;&quot;)">
            <text:p/>
          </table:table-cell>
          <table:table-cell table:formula="of:=IF(OR(AND([.G20]=1;[.I20]=1);AND([.F20]=1;[.H20]=1));1;&quot;&quot;)" office:value-type="float" office:value="1">
            <text:p>1</text:p>
          </table:table-cell>
          <table:table-cell/>
          <table:table-cell table:formula="of:=([.D20]/[.E20]*100)-100" office:value-type="float" office:value="-1.3953488372093">
            <text:p>-1.3953488372</text:p>
          </table:table-cell>
          <table:table-cell table:formula="of:=IF(OR(AND([.B20]&gt;[.E20];[.C20]=0);AND([.B20]&lt;=[.E20];[.C20]=1));1;&quot;&quot;)" office:value-type="float" office:value="1">
            <text:p>1</text:p>
          </table:table-cell>
        </table:table-row>
        <table:table-row table:style-name="ro2">
          <table:table-cell office:value-type="float" office:value="2121">
            <text:p>2121</text:p>
          </table:table-cell>
          <table:table-cell office:value-type="float" office:value="4080">
            <text:p>4080</text:p>
          </table:table-cell>
          <table:table-cell office:value-type="float" office:value="0">
            <text:p>0</text:p>
          </table:table-cell>
          <table:table-cell office:value-type="float" office:value="4015">
            <text:p>4015</text:p>
          </table:table-cell>
          <table:table-cell office:value-type="float" office:value="4275">
            <text:p>4275</text:p>
          </table:table-cell>
          <table:table-cell table:formula="of:=IF(AND([.B21]&gt;[.E21];[.H21]=1);1;&quot;&quot;)">
            <text:p/>
          </table:table-cell>
          <table:table-cell table:formula="of:=IF(AND([.B21]&lt;=[.E21];[.I21]=1);1;&quot;&quot;)">
            <text:p/>
          </table:table-cell>
          <table:table-cell table:formula="of:=IF(AND([.B21]&gt;[.D21];[.C21]=0);1;&quot;&quot;)" office:value-type="float" office:value="1">
            <text:p>1</text:p>
          </table:table-cell>
          <table:table-cell table:formula="of:=IF(AND([.B21]&lt;=[.D21];[.C21]=1);1;&quot;&quot;)">
            <text:p/>
          </table:table-cell>
          <table:table-cell table:formula="of:=IF(OR(AND([.G21]=1;[.I21]=1);AND([.F21]=1;[.H21]=1));1;&quot;&quot;)">
            <text:p/>
          </table:table-cell>
          <table:table-cell/>
          <table:table-cell table:formula="of:=([.D21]/[.E21]*100)-100" office:value-type="float" office:value="-6.08187134502924">
            <text:p>-6.081871345</text:p>
          </table:table-cell>
          <table:table-cell table:formula="of:=IF(OR(AND([.B21]&gt;[.E21];[.C21]=0);AND([.B21]&lt;=[.E21];[.C21]=1));1;&quot;&quot;)">
            <text:p/>
          </table:table-cell>
        </table:table-row>
        <table:table-row table:style-name="ro2">
          <table:table-cell office:value-type="float" office:value="2131">
            <text:p>2131</text:p>
          </table:table-cell>
          <table:table-cell office:value-type="float" office:value="1080">
            <text:p>1080</text:p>
          </table:table-cell>
          <table:table-cell office:value-type="float" office:value="0">
            <text:p>0</text:p>
          </table:table-cell>
          <table:table-cell office:value-type="float" office:value="1078">
            <text:p>1078</text:p>
          </table:table-cell>
          <table:table-cell office:value-type="float" office:value="1057">
            <text:p>1057</text:p>
          </table:table-cell>
          <table:table-cell table:formula="of:=IF(AND([.B22]&gt;[.E22];[.H22]=1);1;&quot;&quot;)" office:value-type="float" office:value="1">
            <text:p>1</text:p>
          </table:table-cell>
          <table:table-cell table:formula="of:=IF(AND([.B22]&lt;=[.E22];[.I22]=1);1;&quot;&quot;)">
            <text:p/>
          </table:table-cell>
          <table:table-cell table:formula="of:=IF(AND([.B22]&gt;[.D22];[.C22]=0);1;&quot;&quot;)" office:value-type="float" office:value="1">
            <text:p>1</text:p>
          </table:table-cell>
          <table:table-cell table:formula="of:=IF(AND([.B22]&lt;=[.D22];[.C22]=1);1;&quot;&quot;)">
            <text:p/>
          </table:table-cell>
          <table:table-cell table:formula="of:=IF(OR(AND([.G22]=1;[.I22]=1);AND([.F22]=1;[.H22]=1));1;&quot;&quot;)" office:value-type="float" office:value="1">
            <text:p>1</text:p>
          </table:table-cell>
          <table:table-cell/>
          <table:table-cell table:formula="of:=([.D22]/[.E22]*100)-100" office:value-type="float" office:value="1.98675496688743">
            <text:p>1.9867549669</text:p>
          </table:table-cell>
          <table:table-cell table:formula="of:=IF(OR(AND([.B22]&gt;[.E22];[.C22]=0);AND([.B22]&lt;=[.E22];[.C22]=1));1;&quot;&quot;)" office:value-type="float" office:value="1">
            <text:p>1</text:p>
          </table:table-cell>
        </table:table-row>
        <table:table-row table:style-name="ro2">
          <table:table-cell office:value-type="float" office:value="2181">
            <text:p>2181</text:p>
          </table:table-cell>
          <table:table-cell office:value-type="float" office:value="5440">
            <text:p>5440</text:p>
          </table:table-cell>
          <table:table-cell office:value-type="float" office:value="0">
            <text:p>0</text:p>
          </table:table-cell>
          <table:table-cell office:value-type="float" office:value="5291">
            <text:p>5291</text:p>
          </table:table-cell>
          <table:table-cell office:value-type="float" office:value="5390">
            <text:p>5390</text:p>
          </table:table-cell>
          <table:table-cell table:formula="of:=IF(AND([.B23]&gt;[.E23];[.H23]=1);1;&quot;&quot;)" office:value-type="float" office:value="1">
            <text:p>1</text:p>
          </table:table-cell>
          <table:table-cell table:formula="of:=IF(AND([.B23]&lt;=[.E23];[.I23]=1);1;&quot;&quot;)">
            <text:p/>
          </table:table-cell>
          <table:table-cell table:formula="of:=IF(AND([.B23]&gt;[.D23];[.C23]=0);1;&quot;&quot;)" office:value-type="float" office:value="1">
            <text:p>1</text:p>
          </table:table-cell>
          <table:table-cell table:formula="of:=IF(AND([.B23]&lt;=[.D23];[.C23]=1);1;&quot;&quot;)">
            <text:p/>
          </table:table-cell>
          <table:table-cell table:formula="of:=IF(OR(AND([.G23]=1;[.I23]=1);AND([.F23]=1;[.H23]=1));1;&quot;&quot;)" office:value-type="float" office:value="1">
            <text:p>1</text:p>
          </table:table-cell>
          <table:table-cell/>
          <table:table-cell table:formula="of:=([.D23]/[.E23]*100)-100" office:value-type="float" office:value="-1.83673469387755">
            <text:p>-1.8367346939</text:p>
          </table:table-cell>
          <table:table-cell table:formula="of:=IF(OR(AND([.B23]&gt;[.E23];[.C23]=0);AND([.B23]&lt;=[.E23];[.C23]=1));1;&quot;&quot;)" office:value-type="float" office:value="1">
            <text:p>1</text:p>
          </table:table-cell>
        </table:table-row>
        <table:table-row table:style-name="ro2">
          <table:table-cell office:value-type="float" office:value="2229">
            <text:p>2229</text:p>
          </table:table-cell>
          <table:table-cell office:value-type="float" office:value="3855">
            <text:p>3855</text:p>
          </table:table-cell>
          <table:table-cell office:value-type="float" office:value="0">
            <text:p>0</text:p>
          </table:table-cell>
          <table:table-cell office:value-type="float" office:value="3814">
            <text:p>3814</text:p>
          </table:table-cell>
          <table:table-cell office:value-type="float" office:value="3925">
            <text:p>3925</text:p>
          </table:table-cell>
          <table:table-cell table:formula="of:=IF(AND([.B24]&gt;[.E24];[.H24]=1);1;&quot;&quot;)">
            <text:p/>
          </table:table-cell>
          <table:table-cell table:formula="of:=IF(AND([.B24]&lt;=[.E24];[.I24]=1);1;&quot;&quot;)">
            <text:p/>
          </table:table-cell>
          <table:table-cell table:formula="of:=IF(AND([.B24]&gt;[.D24];[.C24]=0);1;&quot;&quot;)" office:value-type="float" office:value="1">
            <text:p>1</text:p>
          </table:table-cell>
          <table:table-cell table:formula="of:=IF(AND([.B24]&lt;=[.D24];[.C24]=1);1;&quot;&quot;)">
            <text:p/>
          </table:table-cell>
          <table:table-cell table:formula="of:=IF(OR(AND([.G24]=1;[.I24]=1);AND([.F24]=1;[.H24]=1));1;&quot;&quot;)">
            <text:p/>
          </table:table-cell>
          <table:table-cell/>
          <table:table-cell table:formula="of:=([.D24]/[.E24]*100)-100" office:value-type="float" office:value="-2.828025477707">
            <text:p>-2.8280254777</text:p>
          </table:table-cell>
          <table:table-cell table:formula="of:=IF(OR(AND([.B24]&gt;[.E24];[.C24]=0);AND([.B24]&lt;=[.E24];[.C24]=1));1;&quot;&quot;)">
            <text:p/>
          </table:table-cell>
        </table:table-row>
        <table:table-row table:style-name="ro2">
          <table:table-cell office:value-type="float" office:value="2267">
            <text:p>2267</text:p>
          </table:table-cell>
          <table:table-cell office:value-type="float" office:value="5940">
            <text:p>5940</text:p>
          </table:table-cell>
          <table:table-cell office:value-type="float" office:value="0">
            <text:p>0</text:p>
          </table:table-cell>
          <table:table-cell office:value-type="float" office:value="5874">
            <text:p>5874</text:p>
          </table:table-cell>
          <table:table-cell office:value-type="float" office:value="6030">
            <text:p>6030</text:p>
          </table:table-cell>
          <table:table-cell table:formula="of:=IF(AND([.B25]&gt;[.E25];[.H25]=1);1;&quot;&quot;)">
            <text:p/>
          </table:table-cell>
          <table:table-cell table:formula="of:=IF(AND([.B25]&lt;=[.E25];[.I25]=1);1;&quot;&quot;)">
            <text:p/>
          </table:table-cell>
          <table:table-cell table:formula="of:=IF(AND([.B25]&gt;[.D25];[.C25]=0);1;&quot;&quot;)" office:value-type="float" office:value="1">
            <text:p>1</text:p>
          </table:table-cell>
          <table:table-cell table:formula="of:=IF(AND([.B25]&lt;=[.D25];[.C25]=1);1;&quot;&quot;)">
            <text:p/>
          </table:table-cell>
          <table:table-cell table:formula="of:=IF(OR(AND([.G25]=1;[.I25]=1);AND([.F25]=1;[.H25]=1));1;&quot;&quot;)">
            <text:p/>
          </table:table-cell>
          <table:table-cell/>
          <table:table-cell table:formula="of:=([.D25]/[.E25]*100)-100" office:value-type="float" office:value="-2.58706467661692">
            <text:p>-2.5870646766</text:p>
          </table:table-cell>
          <table:table-cell table:formula="of:=IF(OR(AND([.B25]&gt;[.E25];[.C25]=0);AND([.B25]&lt;=[.E25];[.C25]=1));1;&quot;&quot;)">
            <text:p/>
          </table:table-cell>
        </table:table-row>
        <table:table-row table:style-name="ro2">
          <table:table-cell office:value-type="float" office:value="2269">
            <text:p>2269</text:p>
          </table:table-cell>
          <table:table-cell office:value-type="float" office:value="18030">
            <text:p>18030</text:p>
          </table:table-cell>
          <table:table-cell office:value-type="float" office:value="1">
            <text:p>1</text:p>
          </table:table-cell>
          <table:table-cell office:value-type="float" office:value="17607">
            <text:p>17607</text:p>
          </table:table-cell>
          <table:table-cell office:value-type="float" office:value="18030">
            <text:p>18030</text:p>
          </table:table-cell>
          <table:table-cell table:formula="of:=IF(AND([.B26]&gt;[.E26];[.H26]=1);1;&quot;&quot;)">
            <text:p/>
          </table:table-cell>
          <table:table-cell table:formula="of:=IF(AND([.B26]&lt;=[.E26];[.I26]=1);1;&quot;&quot;)">
            <text:p/>
          </table:table-cell>
          <table:table-cell table:formula="of:=IF(AND([.B26]&gt;[.D26];[.C26]=0);1;&quot;&quot;)">
            <text:p/>
          </table:table-cell>
          <table:table-cell table:formula="of:=IF(AND([.B26]&lt;=[.D26];[.C26]=1);1;&quot;&quot;)">
            <text:p/>
          </table:table-cell>
          <table:table-cell table:formula="of:=IF(OR(AND([.G26]=1;[.I26]=1);AND([.F26]=1;[.H26]=1));1;&quot;&quot;)">
            <text:p/>
          </table:table-cell>
          <table:table-cell/>
          <table:table-cell table:formula="of:=([.D26]/[.E26]*100)-100" office:value-type="float" office:value="-2.34608985024958">
            <text:p>-2.3460898502</text:p>
          </table:table-cell>
          <table:table-cell table:formula="of:=IF(OR(AND([.B26]&gt;[.E26];[.C26]=0);AND([.B26]&lt;=[.E26];[.C26]=1));1;&quot;&quot;)" office:value-type="float" office:value="1">
            <text:p>1</text:p>
          </table:table-cell>
        </table:table-row>
        <table:table-row table:style-name="ro2">
          <table:table-cell office:value-type="float" office:value="2282">
            <text:p>2282</text:p>
          </table:table-cell>
          <table:table-cell office:value-type="float" office:value="2436">
            <text:p>2436</text:p>
          </table:table-cell>
          <table:table-cell office:value-type="float" office:value="0">
            <text:p>0</text:p>
          </table:table-cell>
          <table:table-cell office:value-type="float" office:value="2428">
            <text:p>2428</text:p>
          </table:table-cell>
          <table:table-cell office:value-type="float" office:value="2455">
            <text:p>2455</text:p>
          </table:table-cell>
          <table:table-cell table:formula="of:=IF(AND([.B27]&gt;[.E27];[.H27]=1);1;&quot;&quot;)">
            <text:p/>
          </table:table-cell>
          <table:table-cell table:formula="of:=IF(AND([.B27]&lt;=[.E27];[.I27]=1);1;&quot;&quot;)">
            <text:p/>
          </table:table-cell>
          <table:table-cell table:formula="of:=IF(AND([.B27]&gt;[.D27];[.C27]=0);1;&quot;&quot;)" office:value-type="float" office:value="1">
            <text:p>1</text:p>
          </table:table-cell>
          <table:table-cell table:formula="of:=IF(AND([.B27]&lt;=[.D27];[.C27]=1);1;&quot;&quot;)">
            <text:p/>
          </table:table-cell>
          <table:table-cell table:formula="of:=IF(OR(AND([.G27]=1;[.I27]=1);AND([.F27]=1;[.H27]=1));1;&quot;&quot;)">
            <text:p/>
          </table:table-cell>
          <table:table-cell/>
          <table:table-cell table:formula="of:=([.D27]/[.E27]*100)-100" office:value-type="float" office:value="-1.09979633401221">
            <text:p>-1.099796334</text:p>
          </table:table-cell>
          <table:table-cell table:formula="of:=IF(OR(AND([.B27]&gt;[.E27];[.C27]=0);AND([.B27]&lt;=[.E27];[.C27]=1));1;&quot;&quot;)">
            <text:p/>
          </table:table-cell>
        </table:table-row>
        <table:table-row table:style-name="ro2">
          <table:table-cell office:value-type="float" office:value="2294">
            <text:p>2294</text:p>
          </table:table-cell>
          <table:table-cell office:value-type="float" office:value="1850">
            <text:p>1850</text:p>
          </table:table-cell>
          <table:table-cell office:value-type="float" office:value="0">
            <text:p>0</text:p>
          </table:table-cell>
          <table:table-cell office:value-type="float" office:value="1836">
            <text:p>1836</text:p>
          </table:table-cell>
          <table:table-cell office:value-type="float" office:value="1870">
            <text:p>1870</text:p>
          </table:table-cell>
          <table:table-cell table:formula="of:=IF(AND([.B28]&gt;[.E28];[.H28]=1);1;&quot;&quot;)">
            <text:p/>
          </table:table-cell>
          <table:table-cell table:formula="of:=IF(AND([.B28]&lt;=[.E28];[.I28]=1);1;&quot;&quot;)">
            <text:p/>
          </table:table-cell>
          <table:table-cell table:formula="of:=IF(AND([.B28]&gt;[.D28];[.C28]=0);1;&quot;&quot;)" office:value-type="float" office:value="1">
            <text:p>1</text:p>
          </table:table-cell>
          <table:table-cell table:formula="of:=IF(AND([.B28]&lt;=[.D28];[.C28]=1);1;&quot;&quot;)">
            <text:p/>
          </table:table-cell>
          <table:table-cell table:formula="of:=IF(OR(AND([.G28]=1;[.I28]=1);AND([.F28]=1;[.H28]=1));1;&quot;&quot;)">
            <text:p/>
          </table:table-cell>
          <table:table-cell/>
          <table:table-cell table:formula="of:=([.D28]/[.E28]*100)-100" office:value-type="float" office:value="-1.81818181818181">
            <text:p>-1.8181818182</text:p>
          </table:table-cell>
          <table:table-cell table:formula="of:=IF(OR(AND([.B28]&gt;[.E28];[.C28]=0);AND([.B28]&lt;=[.E28];[.C28]=1));1;&quot;&quot;)">
            <text:p/>
          </table:table-cell>
        </table:table-row>
        <table:table-row table:style-name="ro2">
          <table:table-cell office:value-type="float" office:value="2317">
            <text:p>2317</text:p>
          </table:table-cell>
          <table:table-cell office:value-type="float" office:value="1099">
            <text:p>1099</text:p>
          </table:table-cell>
          <table:table-cell office:value-type="float" office:value="0">
            <text:p>0</text:p>
          </table:table-cell>
          <table:table-cell office:value-type="float" office:value="1091">
            <text:p>1091</text:p>
          </table:table-cell>
          <table:table-cell office:value-type="float" office:value="1124">
            <text:p>1124</text:p>
          </table:table-cell>
          <table:table-cell table:formula="of:=IF(AND([.B29]&gt;[.E29];[.H29]=1);1;&quot;&quot;)">
            <text:p/>
          </table:table-cell>
          <table:table-cell table:formula="of:=IF(AND([.B29]&lt;=[.E29];[.I29]=1);1;&quot;&quot;)">
            <text:p/>
          </table:table-cell>
          <table:table-cell table:formula="of:=IF(AND([.B29]&gt;[.D29];[.C29]=0);1;&quot;&quot;)" office:value-type="float" office:value="1">
            <text:p>1</text:p>
          </table:table-cell>
          <table:table-cell table:formula="of:=IF(AND([.B29]&lt;=[.D29];[.C29]=1);1;&quot;&quot;)">
            <text:p/>
          </table:table-cell>
          <table:table-cell table:formula="of:=IF(OR(AND([.G29]=1;[.I29]=1);AND([.F29]=1;[.H29]=1));1;&quot;&quot;)">
            <text:p/>
          </table:table-cell>
          <table:table-cell/>
          <table:table-cell table:formula="of:=([.D29]/[.E29]*100)-100" office:value-type="float" office:value="-2.93594306049823">
            <text:p>-2.9359430605</text:p>
          </table:table-cell>
          <table:table-cell table:formula="of:=IF(OR(AND([.B29]&gt;[.E29];[.C29]=0);AND([.B29]&lt;=[.E29];[.C29]=1));1;&quot;&quot;)">
            <text:p/>
          </table:table-cell>
        </table:table-row>
        <table:table-row table:style-name="ro2">
          <table:table-cell office:value-type="float" office:value="2327">
            <text:p>2327</text:p>
          </table:table-cell>
          <table:table-cell office:value-type="float" office:value="5040">
            <text:p>5040</text:p>
          </table:table-cell>
          <table:table-cell office:value-type="float" office:value="0">
            <text:p>0</text:p>
          </table:table-cell>
          <table:table-cell office:value-type="float" office:value="4947">
            <text:p>4947</text:p>
          </table:table-cell>
          <table:table-cell office:value-type="float" office:value="5090">
            <text:p>5090</text:p>
          </table:table-cell>
          <table:table-cell table:formula="of:=IF(AND([.B30]&gt;[.E30];[.H30]=1);1;&quot;&quot;)">
            <text:p/>
          </table:table-cell>
          <table:table-cell table:formula="of:=IF(AND([.B30]&lt;=[.E30];[.I30]=1);1;&quot;&quot;)">
            <text:p/>
          </table:table-cell>
          <table:table-cell table:formula="of:=IF(AND([.B30]&gt;[.D30];[.C30]=0);1;&quot;&quot;)" office:value-type="float" office:value="1">
            <text:p>1</text:p>
          </table:table-cell>
          <table:table-cell table:formula="of:=IF(AND([.B30]&lt;=[.D30];[.C30]=1);1;&quot;&quot;)">
            <text:p/>
          </table:table-cell>
          <table:table-cell table:formula="of:=IF(OR(AND([.G30]=1;[.I30]=1);AND([.F30]=1;[.H30]=1));1;&quot;&quot;)">
            <text:p/>
          </table:table-cell>
          <table:table-cell/>
          <table:table-cell table:formula="of:=([.D30]/[.E30]*100)-100" office:value-type="float" office:value="-2.80943025540275">
            <text:p>-2.8094302554</text:p>
          </table:table-cell>
          <table:table-cell table:formula="of:=IF(OR(AND([.B30]&gt;[.E30];[.C30]=0);AND([.B30]&lt;=[.E30];[.C30]=1));1;&quot;&quot;)">
            <text:p/>
          </table:table-cell>
        </table:table-row>
        <table:table-row table:style-name="ro2">
          <table:table-cell office:value-type="float" office:value="2331">
            <text:p>2331</text:p>
          </table:table-cell>
          <table:table-cell office:value-type="float" office:value="5440">
            <text:p>5440</text:p>
          </table:table-cell>
          <table:table-cell office:value-type="float" office:value="0">
            <text:p>0</text:p>
          </table:table-cell>
          <table:table-cell office:value-type="float" office:value="5350">
            <text:p>5350</text:p>
          </table:table-cell>
          <table:table-cell office:value-type="float" office:value="5450">
            <text:p>5450</text:p>
          </table:table-cell>
          <table:table-cell table:formula="of:=IF(AND([.B31]&gt;[.E31];[.H31]=1);1;&quot;&quot;)">
            <text:p/>
          </table:table-cell>
          <table:table-cell table:formula="of:=IF(AND([.B31]&lt;=[.E31];[.I31]=1);1;&quot;&quot;)">
            <text:p/>
          </table:table-cell>
          <table:table-cell table:formula="of:=IF(AND([.B31]&gt;[.D31];[.C31]=0);1;&quot;&quot;)" office:value-type="float" office:value="1">
            <text:p>1</text:p>
          </table:table-cell>
          <table:table-cell table:formula="of:=IF(AND([.B31]&lt;=[.D31];[.C31]=1);1;&quot;&quot;)">
            <text:p/>
          </table:table-cell>
          <table:table-cell table:formula="of:=IF(OR(AND([.G31]=1;[.I31]=1);AND([.F31]=1;[.H31]=1));1;&quot;&quot;)">
            <text:p/>
          </table:table-cell>
          <table:table-cell/>
          <table:table-cell table:formula="of:=([.D31]/[.E31]*100)-100" office:value-type="float" office:value="-1.8348623853211">
            <text:p>-1.8348623853</text:p>
          </table:table-cell>
          <table:table-cell table:formula="of:=IF(OR(AND([.B31]&gt;[.E31];[.C31]=0);AND([.B31]&lt;=[.E31];[.C31]=1));1;&quot;&quot;)">
            <text:p/>
          </table:table-cell>
        </table:table-row>
        <table:table-row table:style-name="ro2">
          <table:table-cell office:value-type="float" office:value="2359">
            <text:p>2359</text:p>
          </table:table-cell>
          <table:table-cell office:value-type="float" office:value="801">
            <text:p>801</text:p>
          </table:table-cell>
          <table:table-cell office:value-type="float" office:value="0">
            <text:p>0</text:p>
          </table:table-cell>
          <table:table-cell office:value-type="float" office:value="790">
            <text:p>790</text:p>
          </table:table-cell>
          <table:table-cell office:value-type="float" office:value="808">
            <text:p>808</text:p>
          </table:table-cell>
          <table:table-cell table:formula="of:=IF(AND([.B32]&gt;[.E32];[.H32]=1);1;&quot;&quot;)">
            <text:p/>
          </table:table-cell>
          <table:table-cell table:formula="of:=IF(AND([.B32]&lt;=[.E32];[.I32]=1);1;&quot;&quot;)">
            <text:p/>
          </table:table-cell>
          <table:table-cell table:formula="of:=IF(AND([.B32]&gt;[.D32];[.C32]=0);1;&quot;&quot;)" office:value-type="float" office:value="1">
            <text:p>1</text:p>
          </table:table-cell>
          <table:table-cell table:formula="of:=IF(AND([.B32]&lt;=[.D32];[.C32]=1);1;&quot;&quot;)">
            <text:p/>
          </table:table-cell>
          <table:table-cell table:formula="of:=IF(OR(AND([.G32]=1;[.I32]=1);AND([.F32]=1;[.H32]=1));1;&quot;&quot;)">
            <text:p/>
          </table:table-cell>
          <table:table-cell/>
          <table:table-cell table:formula="of:=([.D32]/[.E32]*100)-100" office:value-type="float" office:value="-2.22772277227723">
            <text:p>-2.2277227723</text:p>
          </table:table-cell>
          <table:table-cell table:formula="of:=IF(OR(AND([.B32]&gt;[.E32];[.C32]=0);AND([.B32]&lt;=[.E32];[.C32]=1));1;&quot;&quot;)">
            <text:p/>
          </table:table-cell>
        </table:table-row>
        <table:table-row table:style-name="ro2">
          <table:table-cell office:value-type="float" office:value="2371">
            <text:p>2371</text:p>
          </table:table-cell>
          <table:table-cell office:value-type="float" office:value="1934">
            <text:p>1934</text:p>
          </table:table-cell>
          <table:table-cell office:value-type="float" office:value="0">
            <text:p>0</text:p>
          </table:table-cell>
          <table:table-cell office:value-type="float" office:value="1893">
            <text:p>1893</text:p>
          </table:table-cell>
          <table:table-cell office:value-type="float" office:value="1890">
            <text:p>1890</text:p>
          </table:table-cell>
          <table:table-cell table:formula="of:=IF(AND([.B33]&gt;[.E33];[.H33]=1);1;&quot;&quot;)" office:value-type="float" office:value="1">
            <text:p>1</text:p>
          </table:table-cell>
          <table:table-cell table:formula="of:=IF(AND([.B33]&lt;=[.E33];[.I33]=1);1;&quot;&quot;)">
            <text:p/>
          </table:table-cell>
          <table:table-cell table:formula="of:=IF(AND([.B33]&gt;[.D33];[.C33]=0);1;&quot;&quot;)" office:value-type="float" office:value="1">
            <text:p>1</text:p>
          </table:table-cell>
          <table:table-cell table:formula="of:=IF(AND([.B33]&lt;=[.D33];[.C33]=1);1;&quot;&quot;)">
            <text:p/>
          </table:table-cell>
          <table:table-cell table:formula="of:=IF(OR(AND([.G33]=1;[.I33]=1);AND([.F33]=1;[.H33]=1));1;&quot;&quot;)" office:value-type="float" office:value="1">
            <text:p>1</text:p>
          </table:table-cell>
          <table:table-cell/>
          <table:table-cell table:formula="of:=([.D33]/[.E33]*100)-100" office:value-type="float" office:value="0.158730158730151">
            <text:p>0.1587301587</text:p>
          </table:table-cell>
          <table:table-cell table:formula="of:=IF(OR(AND([.B33]&gt;[.E33];[.C33]=0);AND([.B33]&lt;=[.E33];[.C33]=1));1;&quot;&quot;)" office:value-type="float" office:value="1">
            <text:p>1</text:p>
          </table:table-cell>
        </table:table-row>
        <table:table-row table:style-name="ro2">
          <table:table-cell office:value-type="float" office:value="2395">
            <text:p>2395</text:p>
          </table:table-cell>
          <table:table-cell office:value-type="float" office:value="406">
            <text:p>406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  <table:table-cell office:value-type="float" office:value="409">
            <text:p>409</text:p>
          </table:table-cell>
          <table:table-cell table:formula="of:=IF(AND([.B34]&gt;[.E34];[.H34]=1);1;&quot;&quot;)">
            <text:p/>
          </table:table-cell>
          <table:table-cell table:formula="of:=IF(AND([.B34]&lt;=[.E34];[.I34]=1);1;&quot;&quot;)">
            <text:p/>
          </table:table-cell>
          <table:table-cell table:formula="of:=IF(AND([.B34]&gt;[.D34];[.C34]=0);1;&quot;&quot;)" office:value-type="float" office:value="1">
            <text:p>1</text:p>
          </table:table-cell>
          <table:table-cell table:formula="of:=IF(AND([.B34]&lt;=[.D34];[.C34]=1);1;&quot;&quot;)">
            <text:p/>
          </table:table-cell>
          <table:table-cell table:formula="of:=IF(OR(AND([.G34]=1;[.I34]=1);AND([.F34]=1;[.H34]=1));1;&quot;&quot;)">
            <text:p/>
          </table:table-cell>
          <table:table-cell/>
          <table:table-cell table:formula="of:=([.D34]/[.E34]*100)-100" office:value-type="float" office:value="-1.46699266503667">
            <text:p>-1.466992665</text:p>
          </table:table-cell>
          <table:table-cell table:formula="of:=IF(OR(AND([.B34]&gt;[.E34];[.C34]=0);AND([.B34]&lt;=[.E34];[.C34]=1));1;&quot;&quot;)">
            <text:p/>
          </table:table-cell>
        </table:table-row>
        <table:table-row table:style-name="ro2">
          <table:table-cell office:value-type="float" office:value="2412">
            <text:p>2412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  <table:table-cell office:value-type="float" office:value="1981">
            <text:p>1981</text:p>
          </table:table-cell>
          <table:table-cell office:value-type="float" office:value="2000">
            <text:p>2000</text:p>
          </table:table-cell>
          <table:table-cell table:formula="of:=IF(AND([.B35]&gt;[.E35];[.H35]=1);1;&quot;&quot;)" office:value-type="float" office:value="1">
            <text:p>1</text:p>
          </table:table-cell>
          <table:table-cell table:formula="of:=IF(AND([.B35]&lt;=[.E35];[.I35]=1);1;&quot;&quot;)">
            <text:p/>
          </table:table-cell>
          <table:table-cell table:formula="of:=IF(AND([.B35]&gt;[.D35];[.C35]=0);1;&quot;&quot;)" office:value-type="float" office:value="1">
            <text:p>1</text:p>
          </table:table-cell>
          <table:table-cell table:formula="of:=IF(AND([.B35]&lt;=[.D35];[.C35]=1);1;&quot;&quot;)">
            <text:p/>
          </table:table-cell>
          <table:table-cell table:formula="of:=IF(OR(AND([.G35]=1;[.I35]=1);AND([.F35]=1;[.H35]=1));1;&quot;&quot;)" office:value-type="float" office:value="1">
            <text:p>1</text:p>
          </table:table-cell>
          <table:table-cell/>
          <table:table-cell table:formula="of:=([.D35]/[.E35]*100)-100" office:value-type="float" office:value="-0.949999999999989">
            <text:p>-0.95</text:p>
          </table:table-cell>
          <table:table-cell table:formula="of:=IF(OR(AND([.B35]&gt;[.E35];[.C35]=0);AND([.B35]&lt;=[.E35];[.C35]=1));1;&quot;&quot;)" office:value-type="float" office:value="1">
            <text:p>1</text:p>
          </table:table-cell>
        </table:table-row>
        <table:table-row table:style-name="ro2">
          <table:table-cell office:value-type="float" office:value="2413">
            <text:p>2413</text:p>
          </table:table-cell>
          <table:table-cell office:value-type="float" office:value="2367">
            <text:p>2367</text:p>
          </table:table-cell>
          <table:table-cell office:value-type="float" office:value="0">
            <text:p>0</text:p>
          </table:table-cell>
          <table:table-cell office:value-type="float" office:value="2318">
            <text:p>2318</text:p>
          </table:table-cell>
          <table:table-cell office:value-type="float" office:value="2373">
            <text:p>2373</text:p>
          </table:table-cell>
          <table:table-cell table:formula="of:=IF(AND([.B36]&gt;[.E36];[.H36]=1);1;&quot;&quot;)">
            <text:p/>
          </table:table-cell>
          <table:table-cell table:formula="of:=IF(AND([.B36]&lt;=[.E36];[.I36]=1);1;&quot;&quot;)">
            <text:p/>
          </table:table-cell>
          <table:table-cell table:formula="of:=IF(AND([.B36]&gt;[.D36];[.C36]=0);1;&quot;&quot;)" office:value-type="float" office:value="1">
            <text:p>1</text:p>
          </table:table-cell>
          <table:table-cell table:formula="of:=IF(AND([.B36]&lt;=[.D36];[.C36]=1);1;&quot;&quot;)">
            <text:p/>
          </table:table-cell>
          <table:table-cell table:formula="of:=IF(OR(AND([.G36]=1;[.I36]=1);AND([.F36]=1;[.H36]=1));1;&quot;&quot;)">
            <text:p/>
          </table:table-cell>
          <table:table-cell/>
          <table:table-cell table:formula="of:=([.D36]/[.E36]*100)-100" office:value-type="float" office:value="-2.31774125579435">
            <text:p>-2.3177412558</text:p>
          </table:table-cell>
          <table:table-cell table:formula="of:=IF(OR(AND([.B36]&gt;[.E36];[.C36]=0);AND([.B36]&lt;=[.E36];[.C36]=1));1;&quot;&quot;)">
            <text:p/>
          </table:table-cell>
        </table:table-row>
        <table:table-row table:style-name="ro2">
          <table:table-cell office:value-type="float" office:value="2432">
            <text:p>2432</text:p>
          </table:table-cell>
          <table:table-cell office:value-type="float" office:value="2219">
            <text:p>2219</text:p>
          </table:table-cell>
          <table:table-cell office:value-type="float" office:value="0">
            <text:p>0</text:p>
          </table:table-cell>
          <table:table-cell office:value-type="float" office:value="2228">
            <text:p>2228</text:p>
          </table:table-cell>
          <table:table-cell office:value-type="float" office:value="2178">
            <text:p>2178</text:p>
          </table:table-cell>
          <table:table-cell table:formula="of:=IF(AND([.B37]&gt;[.E37];[.H37]=1);1;&quot;&quot;)">
            <text:p/>
          </table:table-cell>
          <table:table-cell table:formula="of:=IF(AND([.B37]&lt;=[.E37];[.I37]=1);1;&quot;&quot;)">
            <text:p/>
          </table:table-cell>
          <table:table-cell table:formula="of:=IF(AND([.B37]&gt;[.D37];[.C37]=0);1;&quot;&quot;)">
            <text:p/>
          </table:table-cell>
          <table:table-cell table:formula="of:=IF(AND([.B37]&lt;=[.D37];[.C37]=1);1;&quot;&quot;)">
            <text:p/>
          </table:table-cell>
          <table:table-cell table:formula="of:=IF(OR(AND([.G37]=1;[.I37]=1);AND([.F37]=1;[.H37]=1));1;&quot;&quot;)">
            <text:p/>
          </table:table-cell>
          <table:table-cell/>
          <table:table-cell table:formula="of:=([.D37]/[.E37]*100)-100" office:value-type="float" office:value="2.29568411386593">
            <text:p>2.2956841139</text:p>
          </table:table-cell>
          <table:table-cell table:formula="of:=IF(OR(AND([.B37]&gt;[.E37];[.C37]=0);AND([.B37]&lt;=[.E37];[.C37]=1));1;&quot;&quot;)" office:value-type="float" office:value="1">
            <text:p>1</text:p>
          </table:table-cell>
        </table:table-row>
        <table:table-row table:style-name="ro2">
          <table:table-cell office:value-type="float" office:value="2433">
            <text:p>2433</text:p>
          </table:table-cell>
          <table:table-cell office:value-type="float" office:value="1131">
            <text:p>1131</text:p>
          </table:table-cell>
          <table:table-cell office:value-type="float" office:value="0">
            <text:p>0</text:p>
          </table:table-cell>
          <table:table-cell office:value-type="float" office:value="1117">
            <text:p>1117</text:p>
          </table:table-cell>
          <table:table-cell office:value-type="float" office:value="1162">
            <text:p>1162</text:p>
          </table:table-cell>
          <table:table-cell table:formula="of:=IF(AND([.B38]&gt;[.E38];[.H38]=1);1;&quot;&quot;)">
            <text:p/>
          </table:table-cell>
          <table:table-cell table:formula="of:=IF(AND([.B38]&lt;=[.E38];[.I38]=1);1;&quot;&quot;)">
            <text:p/>
          </table:table-cell>
          <table:table-cell table:formula="of:=IF(AND([.B38]&gt;[.D38];[.C38]=0);1;&quot;&quot;)" office:value-type="float" office:value="1">
            <text:p>1</text:p>
          </table:table-cell>
          <table:table-cell table:formula="of:=IF(AND([.B38]&lt;=[.D38];[.C38]=1);1;&quot;&quot;)">
            <text:p/>
          </table:table-cell>
          <table:table-cell table:formula="of:=IF(OR(AND([.G38]=1;[.I38]=1);AND([.F38]=1;[.H38]=1));1;&quot;&quot;)">
            <text:p/>
          </table:table-cell>
          <table:table-cell/>
          <table:table-cell table:formula="of:=([.D38]/[.E38]*100)-100" office:value-type="float" office:value="-3.87263339070569">
            <text:p>-3.8726333907</text:p>
          </table:table-cell>
          <table:table-cell table:formula="of:=IF(OR(AND([.B38]&gt;[.E38];[.C38]=0);AND([.B38]&lt;=[.E38];[.C38]=1));1;&quot;&quot;)">
            <text:p/>
          </table:table-cell>
        </table:table-row>
        <table:table-row table:style-name="ro2">
          <table:table-cell office:value-type="float" office:value="2502">
            <text:p>2502</text:p>
          </table:table-cell>
          <table:table-cell office:value-type="float" office:value="3870">
            <text:p>3870</text:p>
          </table:table-cell>
          <table:table-cell office:value-type="float" office:value="0">
            <text:p>0</text:p>
          </table:table-cell>
          <table:table-cell office:value-type="float" office:value="3817">
            <text:p>3817</text:p>
          </table:table-cell>
          <table:table-cell office:value-type="float" office:value="3823">
            <text:p>3823</text:p>
          </table:table-cell>
          <table:table-cell table:formula="of:=IF(AND([.B39]&gt;[.E39];[.H39]=1);1;&quot;&quot;)" office:value-type="float" office:value="1">
            <text:p>1</text:p>
          </table:table-cell>
          <table:table-cell table:formula="of:=IF(AND([.B39]&lt;=[.E39];[.I39]=1);1;&quot;&quot;)">
            <text:p/>
          </table:table-cell>
          <table:table-cell table:formula="of:=IF(AND([.B39]&gt;[.D39];[.C39]=0);1;&quot;&quot;)" office:value-type="float" office:value="1">
            <text:p>1</text:p>
          </table:table-cell>
          <table:table-cell table:formula="of:=IF(AND([.B39]&lt;=[.D39];[.C39]=1);1;&quot;&quot;)">
            <text:p/>
          </table:table-cell>
          <table:table-cell table:formula="of:=IF(OR(AND([.G39]=1;[.I39]=1);AND([.F39]=1;[.H39]=1));1;&quot;&quot;)" office:value-type="float" office:value="1">
            <text:p>1</text:p>
          </table:table-cell>
          <table:table-cell/>
          <table:table-cell table:formula="of:=([.D39]/[.E39]*100)-100" office:value-type="float" office:value="-0.156944807742605">
            <text:p>-0.1569448077</text:p>
          </table:table-cell>
          <table:table-cell table:formula="of:=IF(OR(AND([.B39]&gt;[.E39];[.C39]=0);AND([.B39]&lt;=[.E39];[.C39]=1));1;&quot;&quot;)" office:value-type="float" office:value="1">
            <text:p>1</text:p>
          </table:table-cell>
        </table:table-row>
        <table:table-row table:style-name="ro2">
          <table:table-cell office:value-type="float" office:value="2503">
            <text:p>2503</text:p>
          </table:table-cell>
          <table:table-cell office:value-type="float" office:value="1565">
            <text:p>1565</text:p>
          </table:table-cell>
          <table:table-cell office:value-type="float" office:value="0">
            <text:p>0</text:p>
          </table:table-cell>
          <table:table-cell office:value-type="float" office:value="1545">
            <text:p>1545</text:p>
          </table:table-cell>
          <table:table-cell office:value-type="float" office:value="1565">
            <text:p>1565</text:p>
          </table:table-cell>
          <table:table-cell table:formula="of:=IF(AND([.B40]&gt;[.E40];[.H40]=1);1;&quot;&quot;)">
            <text:p/>
          </table:table-cell>
          <table:table-cell table:formula="of:=IF(AND([.B40]&lt;=[.E40];[.I40]=1);1;&quot;&quot;)">
            <text:p/>
          </table:table-cell>
          <table:table-cell table:formula="of:=IF(AND([.B40]&gt;[.D40];[.C40]=0);1;&quot;&quot;)" office:value-type="float" office:value="1">
            <text:p>1</text:p>
          </table:table-cell>
          <table:table-cell table:formula="of:=IF(AND([.B40]&lt;=[.D40];[.C40]=1);1;&quot;&quot;)">
            <text:p/>
          </table:table-cell>
          <table:table-cell table:formula="of:=IF(OR(AND([.G40]=1;[.I40]=1);AND([.F40]=1;[.H40]=1));1;&quot;&quot;)">
            <text:p/>
          </table:table-cell>
          <table:table-cell/>
          <table:table-cell table:formula="of:=([.D40]/[.E40]*100)-100" office:value-type="float" office:value="-1.2779552715655">
            <text:p>-1.2779552716</text:p>
          </table:table-cell>
          <table:table-cell table:formula="of:=IF(OR(AND([.B40]&gt;[.E40];[.C40]=0);AND([.B40]&lt;=[.E40];[.C40]=1));1;&quot;&quot;)">
            <text:p/>
          </table:table-cell>
        </table:table-row>
        <table:table-row table:style-name="ro2">
          <table:table-cell office:value-type="float" office:value="2593">
            <text:p>2593</text:p>
          </table:table-cell>
          <table:table-cell office:value-type="float" office:value="2499">
            <text:p>2499</text:p>
          </table:table-cell>
          <table:table-cell office:value-type="float" office:value="0">
            <text:p>0</text:p>
          </table:table-cell>
          <table:table-cell office:value-type="float" office:value="2456">
            <text:p>2456</text:p>
          </table:table-cell>
          <table:table-cell office:value-type="float" office:value="2482">
            <text:p>2482</text:p>
          </table:table-cell>
          <table:table-cell table:formula="of:=IF(AND([.B41]&gt;[.E41];[.H41]=1);1;&quot;&quot;)" office:value-type="float" office:value="1">
            <text:p>1</text:p>
          </table:table-cell>
          <table:table-cell table:formula="of:=IF(AND([.B41]&lt;=[.E41];[.I41]=1);1;&quot;&quot;)">
            <text:p/>
          </table:table-cell>
          <table:table-cell table:formula="of:=IF(AND([.B41]&gt;[.D41];[.C41]=0);1;&quot;&quot;)" office:value-type="float" office:value="1">
            <text:p>1</text:p>
          </table:table-cell>
          <table:table-cell table:formula="of:=IF(AND([.B41]&lt;=[.D41];[.C41]=1);1;&quot;&quot;)">
            <text:p/>
          </table:table-cell>
          <table:table-cell table:formula="of:=IF(OR(AND([.G41]=1;[.I41]=1);AND([.F41]=1;[.H41]=1));1;&quot;&quot;)" office:value-type="float" office:value="1">
            <text:p>1</text:p>
          </table:table-cell>
          <table:table-cell/>
          <table:table-cell table:formula="of:=([.D41]/[.E41]*100)-100" office:value-type="float" office:value="-1.04754230459308">
            <text:p>-1.0475423046</text:p>
          </table:table-cell>
          <table:table-cell table:formula="of:=IF(OR(AND([.B41]&gt;[.E41];[.C41]=0);AND([.B41]&lt;=[.E41];[.C41]=1));1;&quot;&quot;)" office:value-type="float" office:value="1">
            <text:p>1</text:p>
          </table:table-cell>
        </table:table-row>
        <table:table-row table:style-name="ro2">
          <table:table-cell office:value-type="float" office:value="2651">
            <text:p>2651</text:p>
          </table:table-cell>
          <table:table-cell office:value-type="float" office:value="8810">
            <text:p>8810</text:p>
          </table:table-cell>
          <table:table-cell office:value-type="float" office:value="0">
            <text:p>0</text:p>
          </table:table-cell>
          <table:table-cell office:value-type="float" office:value="8675">
            <text:p>8675</text:p>
          </table:table-cell>
          <table:table-cell office:value-type="float" office:value="8930">
            <text:p>8930</text:p>
          </table:table-cell>
          <table:table-cell table:formula="of:=IF(AND([.B42]&gt;[.E42];[.H42]=1);1;&quot;&quot;)">
            <text:p/>
          </table:table-cell>
          <table:table-cell table:formula="of:=IF(AND([.B42]&lt;=[.E42];[.I42]=1);1;&quot;&quot;)">
            <text:p/>
          </table:table-cell>
          <table:table-cell table:formula="of:=IF(AND([.B42]&gt;[.D42];[.C42]=0);1;&quot;&quot;)" office:value-type="float" office:value="1">
            <text:p>1</text:p>
          </table:table-cell>
          <table:table-cell table:formula="of:=IF(AND([.B42]&lt;=[.D42];[.C42]=1);1;&quot;&quot;)">
            <text:p/>
          </table:table-cell>
          <table:table-cell table:formula="of:=IF(OR(AND([.G42]=1;[.I42]=1);AND([.F42]=1;[.H42]=1));1;&quot;&quot;)">
            <text:p/>
          </table:table-cell>
          <table:table-cell/>
          <table:table-cell table:formula="of:=([.D42]/[.E42]*100)-100" office:value-type="float" office:value="-2.8555431131019">
            <text:p>-2.8555431131</text:p>
          </table:table-cell>
          <table:table-cell table:formula="of:=IF(OR(AND([.B42]&gt;[.E42];[.C42]=0);AND([.B42]&lt;=[.E42];[.C42]=1));1;&quot;&quot;)">
            <text:p/>
          </table:table-cell>
        </table:table-row>
        <table:table-row table:style-name="ro2">
          <table:table-cell office:value-type="float" office:value="2670">
            <text:p>2670</text:p>
          </table:table-cell>
          <table:table-cell office:value-type="float" office:value="6660">
            <text:p>6660</text:p>
          </table:table-cell>
          <table:table-cell office:value-type="float" office:value="0">
            <text:p>0</text:p>
          </table:table-cell>
          <table:table-cell office:value-type="float" office:value="6625">
            <text:p>6625</text:p>
          </table:table-cell>
          <table:table-cell office:value-type="float" office:value="6800">
            <text:p>6800</text:p>
          </table:table-cell>
          <table:table-cell table:formula="of:=IF(AND([.B43]&gt;[.E43];[.H43]=1);1;&quot;&quot;)">
            <text:p/>
          </table:table-cell>
          <table:table-cell table:formula="of:=IF(AND([.B43]&lt;=[.E43];[.I43]=1);1;&quot;&quot;)">
            <text:p/>
          </table:table-cell>
          <table:table-cell table:formula="of:=IF(AND([.B43]&gt;[.D43];[.C43]=0);1;&quot;&quot;)" office:value-type="float" office:value="1">
            <text:p>1</text:p>
          </table:table-cell>
          <table:table-cell table:formula="of:=IF(AND([.B43]&lt;=[.D43];[.C43]=1);1;&quot;&quot;)">
            <text:p/>
          </table:table-cell>
          <table:table-cell table:formula="of:=IF(OR(AND([.G43]=1;[.I43]=1);AND([.F43]=1;[.H43]=1));1;&quot;&quot;)">
            <text:p/>
          </table:table-cell>
          <table:table-cell/>
          <table:table-cell table:formula="of:=([.D43]/[.E43]*100)-100" office:value-type="float" office:value="-2.57352941176471">
            <text:p>-2.5735294118</text:p>
          </table:table-cell>
          <table:table-cell table:formula="of:=IF(OR(AND([.B43]&gt;[.E43];[.C43]=0);AND([.B43]&lt;=[.E43];[.C43]=1));1;&quot;&quot;)">
            <text:p/>
          </table:table-cell>
        </table:table-row>
        <table:table-row table:style-name="ro2">
          <table:table-cell office:value-type="float" office:value="2674">
            <text:p>2674</text:p>
          </table:table-cell>
          <table:table-cell office:value-type="float" office:value="1566">
            <text:p>1566</text:p>
          </table:table-cell>
          <table:table-cell office:value-type="float" office:value="0">
            <text:p>0</text:p>
          </table:table-cell>
          <table:table-cell office:value-type="float" office:value="1542">
            <text:p>1542</text:p>
          </table:table-cell>
          <table:table-cell office:value-type="float" office:value="1567">
            <text:p>1567</text:p>
          </table:table-cell>
          <table:table-cell table:formula="of:=IF(AND([.B44]&gt;[.E44];[.H44]=1);1;&quot;&quot;)">
            <text:p/>
          </table:table-cell>
          <table:table-cell table:formula="of:=IF(AND([.B44]&lt;=[.E44];[.I44]=1);1;&quot;&quot;)">
            <text:p/>
          </table:table-cell>
          <table:table-cell table:formula="of:=IF(AND([.B44]&gt;[.D44];[.C44]=0);1;&quot;&quot;)" office:value-type="float" office:value="1">
            <text:p>1</text:p>
          </table:table-cell>
          <table:table-cell table:formula="of:=IF(AND([.B44]&lt;=[.D44];[.C44]=1);1;&quot;&quot;)">
            <text:p/>
          </table:table-cell>
          <table:table-cell table:formula="of:=IF(OR(AND([.G44]=1;[.I44]=1);AND([.F44]=1;[.H44]=1));1;&quot;&quot;)">
            <text:p/>
          </table:table-cell>
          <table:table-cell/>
          <table:table-cell table:formula="of:=([.D44]/[.E44]*100)-100" office:value-type="float" office:value="-1.59540523292915">
            <text:p>-1.5954052329</text:p>
          </table:table-cell>
          <table:table-cell table:formula="of:=IF(OR(AND([.B44]&gt;[.E44];[.C44]=0);AND([.B44]&lt;=[.E44];[.C44]=1));1;&quot;&quot;)">
            <text:p/>
          </table:table-cell>
        </table:table-row>
        <table:table-row table:style-name="ro2">
          <table:table-cell office:value-type="float" office:value="2681">
            <text:p>2681</text:p>
          </table:table-cell>
          <table:table-cell office:value-type="float" office:value="1909">
            <text:p>1909</text:p>
          </table:table-cell>
          <table:table-cell office:value-type="float" office:value="0">
            <text:p>0</text:p>
          </table:table-cell>
          <table:table-cell office:value-type="float" office:value="1887">
            <text:p>1887</text:p>
          </table:table-cell>
          <table:table-cell office:value-type="float" office:value="1875">
            <text:p>1875</text:p>
          </table:table-cell>
          <table:table-cell table:formula="of:=IF(AND([.B45]&gt;[.E45];[.H45]=1);1;&quot;&quot;)" office:value-type="float" office:value="1">
            <text:p>1</text:p>
          </table:table-cell>
          <table:table-cell table:formula="of:=IF(AND([.B45]&lt;=[.E45];[.I45]=1);1;&quot;&quot;)">
            <text:p/>
          </table:table-cell>
          <table:table-cell table:formula="of:=IF(AND([.B45]&gt;[.D45];[.C45]=0);1;&quot;&quot;)" office:value-type="float" office:value="1">
            <text:p>1</text:p>
          </table:table-cell>
          <table:table-cell table:formula="of:=IF(AND([.B45]&lt;=[.D45];[.C45]=1);1;&quot;&quot;)">
            <text:p/>
          </table:table-cell>
          <table:table-cell table:formula="of:=IF(OR(AND([.G45]=1;[.I45]=1);AND([.F45]=1;[.H45]=1));1;&quot;&quot;)" office:value-type="float" office:value="1">
            <text:p>1</text:p>
          </table:table-cell>
          <table:table-cell/>
          <table:table-cell table:formula="of:=([.D45]/[.E45]*100)-100" office:value-type="float" office:value="0.640000000000001">
            <text:p>0.64</text:p>
          </table:table-cell>
          <table:table-cell table:formula="of:=IF(OR(AND([.B45]&gt;[.E45];[.C45]=0);AND([.B45]&lt;=[.E45];[.C45]=1));1;&quot;&quot;)" office:value-type="float" office:value="1">
            <text:p>1</text:p>
          </table:table-cell>
        </table:table-row>
        <table:table-row table:style-name="ro2">
          <table:table-cell office:value-type="float" office:value="2695">
            <text:p>2695</text:p>
          </table:table-cell>
          <table:table-cell office:value-type="float" office:value="3785">
            <text:p>3785</text:p>
          </table:table-cell>
          <table:table-cell office:value-type="float" office:value="0">
            <text:p>0</text:p>
          </table:table-cell>
          <table:table-cell office:value-type="float" office:value="3717">
            <text:p>3717</text:p>
          </table:table-cell>
          <table:table-cell office:value-type="float" office:value="3795">
            <text:p>3795</text:p>
          </table:table-cell>
          <table:table-cell table:formula="of:=IF(AND([.B46]&gt;[.E46];[.H46]=1);1;&quot;&quot;)">
            <text:p/>
          </table:table-cell>
          <table:table-cell table:formula="of:=IF(AND([.B46]&lt;=[.E46];[.I46]=1);1;&quot;&quot;)">
            <text:p/>
          </table:table-cell>
          <table:table-cell table:formula="of:=IF(AND([.B46]&gt;[.D46];[.C46]=0);1;&quot;&quot;)" office:value-type="float" office:value="1">
            <text:p>1</text:p>
          </table:table-cell>
          <table:table-cell table:formula="of:=IF(AND([.B46]&lt;=[.D46];[.C46]=1);1;&quot;&quot;)">
            <text:p/>
          </table:table-cell>
          <table:table-cell table:formula="of:=IF(OR(AND([.G46]=1;[.I46]=1);AND([.F46]=1;[.H46]=1));1;&quot;&quot;)">
            <text:p/>
          </table:table-cell>
          <table:table-cell/>
          <table:table-cell table:formula="of:=([.D46]/[.E46]*100)-100" office:value-type="float" office:value="-2.05533596837945">
            <text:p>-2.0553359684</text:p>
          </table:table-cell>
          <table:table-cell table:formula="of:=IF(OR(AND([.B46]&gt;[.E46];[.C46]=0);AND([.B46]&lt;=[.E46];[.C46]=1));1;&quot;&quot;)">
            <text:p/>
          </table:table-cell>
        </table:table-row>
        <table:table-row table:style-name="ro2">
          <table:table-cell office:value-type="float" office:value="2702">
            <text:p>2702</text:p>
          </table:table-cell>
          <table:table-cell office:value-type="float" office:value="2689">
            <text:p>2689</text:p>
          </table:table-cell>
          <table:table-cell office:value-type="float" office:value="0">
            <text:p>0</text:p>
          </table:table-cell>
          <table:table-cell office:value-type="float" office:value="2670">
            <text:p>2670</text:p>
          </table:table-cell>
          <table:table-cell office:value-type="float" office:value="2663">
            <text:p>2663</text:p>
          </table:table-cell>
          <table:table-cell table:formula="of:=IF(AND([.B47]&gt;[.E47];[.H47]=1);1;&quot;&quot;)" office:value-type="float" office:value="1">
            <text:p>1</text:p>
          </table:table-cell>
          <table:table-cell table:formula="of:=IF(AND([.B47]&lt;=[.E47];[.I47]=1);1;&quot;&quot;)">
            <text:p/>
          </table:table-cell>
          <table:table-cell table:formula="of:=IF(AND([.B47]&gt;[.D47];[.C47]=0);1;&quot;&quot;)" office:value-type="float" office:value="1">
            <text:p>1</text:p>
          </table:table-cell>
          <table:table-cell table:formula="of:=IF(AND([.B47]&lt;=[.D47];[.C47]=1);1;&quot;&quot;)">
            <text:p/>
          </table:table-cell>
          <table:table-cell table:formula="of:=IF(OR(AND([.G47]=1;[.I47]=1);AND([.F47]=1;[.H47]=1));1;&quot;&quot;)" office:value-type="float" office:value="1">
            <text:p>1</text:p>
          </table:table-cell>
          <table:table-cell/>
          <table:table-cell table:formula="of:=([.D47]/[.E47]*100)-100" office:value-type="float" office:value="0.262861434472399">
            <text:p>0.2628614345</text:p>
          </table:table-cell>
          <table:table-cell table:formula="of:=IF(OR(AND([.B47]&gt;[.E47];[.C47]=0);AND([.B47]&lt;=[.E47];[.C47]=1));1;&quot;&quot;)" office:value-type="float" office:value="1">
            <text:p>1</text:p>
          </table:table-cell>
        </table:table-row>
        <table:table-row table:style-name="ro2">
          <table:table-cell office:value-type="float" office:value="2726">
            <text:p>2726</text:p>
          </table:table-cell>
          <table:table-cell office:value-type="float" office:value="3460">
            <text:p>3460</text:p>
          </table:table-cell>
          <table:table-cell office:value-type="float" office:value="0">
            <text:p>0</text:p>
          </table:table-cell>
          <table:table-cell office:value-type="float" office:value="3377">
            <text:p>3377</text:p>
          </table:table-cell>
          <table:table-cell office:value-type="float" office:value="3680">
            <text:p>3680</text:p>
          </table:table-cell>
          <table:table-cell table:formula="of:=IF(AND([.B48]&gt;[.E48];[.H48]=1);1;&quot;&quot;)">
            <text:p/>
          </table:table-cell>
          <table:table-cell table:formula="of:=IF(AND([.B48]&lt;=[.E48];[.I48]=1);1;&quot;&quot;)">
            <text:p/>
          </table:table-cell>
          <table:table-cell table:formula="of:=IF(AND([.B48]&gt;[.D48];[.C48]=0);1;&quot;&quot;)" office:value-type="float" office:value="1">
            <text:p>1</text:p>
          </table:table-cell>
          <table:table-cell table:formula="of:=IF(AND([.B48]&lt;=[.D48];[.C48]=1);1;&quot;&quot;)">
            <text:p/>
          </table:table-cell>
          <table:table-cell table:formula="of:=IF(OR(AND([.G48]=1;[.I48]=1);AND([.F48]=1;[.H48]=1));1;&quot;&quot;)">
            <text:p/>
          </table:table-cell>
          <table:table-cell/>
          <table:table-cell table:formula="of:=([.D48]/[.E48]*100)-100" office:value-type="float" office:value="-8.23369565217391">
            <text:p>-8.2336956522</text:p>
          </table:table-cell>
          <table:table-cell table:formula="of:=IF(OR(AND([.B48]&gt;[.E48];[.C48]=0);AND([.B48]&lt;=[.E48];[.C48]=1));1;&quot;&quot;)">
            <text:p/>
          </table:table-cell>
        </table:table-row>
        <table:table-row table:style-name="ro2">
          <table:table-cell office:value-type="float" office:value="2768">
            <text:p>2768</text:p>
          </table:table-cell>
          <table:table-cell office:value-type="float" office:value="222">
            <text:p>222</text:p>
          </table:table-cell>
          <table:table-cell office:value-type="float" office:value="0">
            <text:p>0</text:p>
          </table:table-cell>
          <table:table-cell office:value-type="float" office:value="220">
            <text:p>220</text:p>
          </table:table-cell>
          <table:table-cell office:value-type="float" office:value="226">
            <text:p>226</text:p>
          </table:table-cell>
          <table:table-cell table:formula="of:=IF(AND([.B49]&gt;[.E49];[.H49]=1);1;&quot;&quot;)">
            <text:p/>
          </table:table-cell>
          <table:table-cell table:formula="of:=IF(AND([.B49]&lt;=[.E49];[.I49]=1);1;&quot;&quot;)">
            <text:p/>
          </table:table-cell>
          <table:table-cell table:formula="of:=IF(AND([.B49]&gt;[.D49];[.C49]=0);1;&quot;&quot;)" office:value-type="float" office:value="1">
            <text:p>1</text:p>
          </table:table-cell>
          <table:table-cell table:formula="of:=IF(AND([.B49]&lt;=[.D49];[.C49]=1);1;&quot;&quot;)">
            <text:p/>
          </table:table-cell>
          <table:table-cell table:formula="of:=IF(OR(AND([.G49]=1;[.I49]=1);AND([.F49]=1;[.H49]=1));1;&quot;&quot;)">
            <text:p/>
          </table:table-cell>
          <table:table-cell/>
          <table:table-cell table:formula="of:=([.D49]/[.E49]*100)-100" office:value-type="float" office:value="-2.65486725663717">
            <text:p>-2.6548672566</text:p>
          </table:table-cell>
          <table:table-cell table:formula="of:=IF(OR(AND([.B49]&gt;[.E49];[.C49]=0);AND([.B49]&lt;=[.E49];[.C49]=1));1;&quot;&quot;)">
            <text:p/>
          </table:table-cell>
        </table:table-row>
        <table:table-row table:style-name="ro2">
          <table:table-cell office:value-type="float" office:value="2780">
            <text:p>2780</text:p>
          </table:table-cell>
          <table:table-cell office:value-type="float" office:value="2861">
            <text:p>2861</text:p>
          </table:table-cell>
          <table:table-cell office:value-type="float" office:value="0">
            <text:p>0</text:p>
          </table:table-cell>
          <table:table-cell office:value-type="float" office:value="2771">
            <text:p>2771</text:p>
          </table:table-cell>
          <table:table-cell office:value-type="float" office:value="3025">
            <text:p>3025</text:p>
          </table:table-cell>
          <table:table-cell table:formula="of:=IF(AND([.B50]&gt;[.E50];[.H50]=1);1;&quot;&quot;)">
            <text:p/>
          </table:table-cell>
          <table:table-cell table:formula="of:=IF(AND([.B50]&lt;=[.E50];[.I50]=1);1;&quot;&quot;)">
            <text:p/>
          </table:table-cell>
          <table:table-cell table:formula="of:=IF(AND([.B50]&gt;[.D50];[.C50]=0);1;&quot;&quot;)" office:value-type="float" office:value="1">
            <text:p>1</text:p>
          </table:table-cell>
          <table:table-cell table:formula="of:=IF(AND([.B50]&lt;=[.D50];[.C50]=1);1;&quot;&quot;)">
            <text:p/>
          </table:table-cell>
          <table:table-cell table:formula="of:=IF(OR(AND([.G50]=1;[.I50]=1);AND([.F50]=1;[.H50]=1));1;&quot;&quot;)">
            <text:p/>
          </table:table-cell>
          <table:table-cell/>
          <table:table-cell table:formula="of:=([.D50]/[.E50]*100)-100" office:value-type="float" office:value="-8.39669421487604">
            <text:p>-8.3966942149</text:p>
          </table:table-cell>
          <table:table-cell table:formula="of:=IF(OR(AND([.B50]&gt;[.E50];[.C50]=0);AND([.B50]&lt;=[.E50];[.C50]=1));1;&quot;&quot;)">
            <text:p/>
          </table:table-cell>
        </table:table-row>
        <table:table-row table:style-name="ro2">
          <table:table-cell office:value-type="float" office:value="2782">
            <text:p>2782</text:p>
          </table:table-cell>
          <table:table-cell office:value-type="float" office:value="5900">
            <text:p>5900</text:p>
          </table:table-cell>
          <table:table-cell office:value-type="float" office:value="0">
            <text:p>0</text:p>
          </table:table-cell>
          <table:table-cell office:value-type="float" office:value="5765">
            <text:p>5765</text:p>
          </table:table-cell>
          <table:table-cell office:value-type="float" office:value="5970">
            <text:p>5970</text:p>
          </table:table-cell>
          <table:table-cell table:formula="of:=IF(AND([.B51]&gt;[.E51];[.H51]=1);1;&quot;&quot;)">
            <text:p/>
          </table:table-cell>
          <table:table-cell table:formula="of:=IF(AND([.B51]&lt;=[.E51];[.I51]=1);1;&quot;&quot;)">
            <text:p/>
          </table:table-cell>
          <table:table-cell table:formula="of:=IF(AND([.B51]&gt;[.D51];[.C51]=0);1;&quot;&quot;)" office:value-type="float" office:value="1">
            <text:p>1</text:p>
          </table:table-cell>
          <table:table-cell table:formula="of:=IF(AND([.B51]&lt;=[.D51];[.C51]=1);1;&quot;&quot;)">
            <text:p/>
          </table:table-cell>
          <table:table-cell table:formula="of:=IF(OR(AND([.G51]=1;[.I51]=1);AND([.F51]=1;[.H51]=1));1;&quot;&quot;)">
            <text:p/>
          </table:table-cell>
          <table:table-cell/>
          <table:table-cell table:formula="of:=([.D51]/[.E51]*100)-100" office:value-type="float" office:value="-3.43383584589615">
            <text:p>-3.4338358459</text:p>
          </table:table-cell>
          <table:table-cell table:formula="of:=IF(OR(AND([.B51]&gt;[.E51];[.C51]=0);AND([.B51]&lt;=[.E51];[.C51]=1));1;&quot;&quot;)">
            <text:p/>
          </table:table-cell>
        </table:table-row>
        <table:table-row table:style-name="ro2">
          <table:table-cell office:value-type="float" office:value="2784">
            <text:p>2784</text:p>
          </table:table-cell>
          <table:table-cell office:value-type="float" office:value="2035">
            <text:p>203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2055">
            <text:p>2055</text:p>
          </table:table-cell>
          <table:table-cell table:formula="of:=IF(AND([.B52]&gt;[.E52];[.H52]=1);1;&quot;&quot;)">
            <text:p/>
          </table:table-cell>
          <table:table-cell table:formula="of:=IF(AND([.B52]&lt;=[.E52];[.I52]=1);1;&quot;&quot;)">
            <text:p/>
          </table:table-cell>
          <table:table-cell table:formula="of:=IF(AND([.B52]&gt;[.D52];[.C52]=0);1;&quot;&quot;)" office:value-type="float" office:value="1">
            <text:p>1</text:p>
          </table:table-cell>
          <table:table-cell table:formula="of:=IF(AND([.B52]&lt;=[.D52];[.C52]=1);1;&quot;&quot;)">
            <text:p/>
          </table:table-cell>
          <table:table-cell table:formula="of:=IF(OR(AND([.G52]=1;[.I52]=1);AND([.F52]=1;[.H52]=1));1;&quot;&quot;)">
            <text:p/>
          </table:table-cell>
          <table:table-cell/>
          <table:table-cell table:formula="of:=([.D52]/[.E52]*100)-100" office:value-type="float" office:value="-2.67639902676399">
            <text:p>-2.6763990268</text:p>
          </table:table-cell>
          <table:table-cell table:formula="of:=IF(OR(AND([.B52]&gt;[.E52];[.C52]=0);AND([.B52]&lt;=[.E52];[.C52]=1));1;&quot;&quot;)">
            <text:p/>
          </table:table-cell>
        </table:table-row>
        <table:table-row table:style-name="ro2">
          <table:table-cell office:value-type="float" office:value="2801">
            <text:p>2801</text:p>
          </table:table-cell>
          <table:table-cell office:value-type="float" office:value="3280">
            <text:p>3280</text:p>
          </table:table-cell>
          <table:table-cell office:value-type="float" office:value="0">
            <text:p>0</text:p>
          </table:table-cell>
          <table:table-cell office:value-type="float" office:value="3282">
            <text:p>3282</text:p>
          </table:table-cell>
          <table:table-cell office:value-type="float" office:value="3450">
            <text:p>3450</text:p>
          </table:table-cell>
          <table:table-cell table:formula="of:=IF(AND([.B53]&gt;[.E53];[.H53]=1);1;&quot;&quot;)">
            <text:p/>
          </table:table-cell>
          <table:table-cell table:formula="of:=IF(AND([.B53]&lt;=[.E53];[.I53]=1);1;&quot;&quot;)">
            <text:p/>
          </table:table-cell>
          <table:table-cell table:formula="of:=IF(AND([.B53]&gt;[.D53];[.C53]=0);1;&quot;&quot;)">
            <text:p/>
          </table:table-cell>
          <table:table-cell table:formula="of:=IF(AND([.B53]&lt;=[.D53];[.C53]=1);1;&quot;&quot;)">
            <text:p/>
          </table:table-cell>
          <table:table-cell table:formula="of:=IF(OR(AND([.G53]=1;[.I53]=1);AND([.F53]=1;[.H53]=1));1;&quot;&quot;)">
            <text:p/>
          </table:table-cell>
          <table:table-cell/>
          <table:table-cell table:formula="of:=([.D53]/[.E53]*100)-100" office:value-type="float" office:value="-4.8695652173913">
            <text:p>-4.8695652174</text:p>
          </table:table-cell>
          <table:table-cell table:formula="of:=IF(OR(AND([.B53]&gt;[.E53];[.C53]=0);AND([.B53]&lt;=[.E53];[.C53]=1));1;&quot;&quot;)">
            <text:p/>
          </table:table-cell>
        </table:table-row>
        <table:table-row table:style-name="ro2">
          <table:table-cell office:value-type="float" office:value="2802">
            <text:p>2802</text:p>
          </table:table-cell>
          <table:table-cell office:value-type="float" office:value="2515">
            <text:p>2515</text:p>
          </table:table-cell>
          <table:table-cell office:value-type="float" office:value="0">
            <text:p>0</text:p>
          </table:table-cell>
          <table:table-cell office:value-type="float" office:value="2467">
            <text:p>2467</text:p>
          </table:table-cell>
          <table:table-cell office:value-type="float" office:value="2536">
            <text:p>2536</text:p>
          </table:table-cell>
          <table:table-cell table:formula="of:=IF(AND([.B54]&gt;[.E54];[.H54]=1);1;&quot;&quot;)">
            <text:p/>
          </table:table-cell>
          <table:table-cell table:formula="of:=IF(AND([.B54]&lt;=[.E54];[.I54]=1);1;&quot;&quot;)">
            <text:p/>
          </table:table-cell>
          <table:table-cell table:formula="of:=IF(AND([.B54]&gt;[.D54];[.C54]=0);1;&quot;&quot;)" office:value-type="float" office:value="1">
            <text:p>1</text:p>
          </table:table-cell>
          <table:table-cell table:formula="of:=IF(AND([.B54]&lt;=[.D54];[.C54]=1);1;&quot;&quot;)">
            <text:p/>
          </table:table-cell>
          <table:table-cell table:formula="of:=IF(OR(AND([.G54]=1;[.I54]=1);AND([.F54]=1;[.H54]=1));1;&quot;&quot;)">
            <text:p/>
          </table:table-cell>
          <table:table-cell/>
          <table:table-cell table:formula="of:=([.D54]/[.E54]*100)-100" office:value-type="float" office:value="-2.72082018927445">
            <text:p>-2.7208201893</text:p>
          </table:table-cell>
          <table:table-cell table:formula="of:=IF(OR(AND([.B54]&gt;[.E54];[.C54]=0);AND([.B54]&lt;=[.E54];[.C54]=1));1;&quot;&quot;)">
            <text:p/>
          </table:table-cell>
        </table:table-row>
        <table:table-row table:style-name="ro2">
          <table:table-cell office:value-type="float" office:value="2809">
            <text:p>2809</text:p>
          </table:table-cell>
          <table:table-cell office:value-type="float" office:value="2373">
            <text:p>2373</text:p>
          </table:table-cell>
          <table:table-cell office:value-type="float" office:value="0">
            <text:p>0</text:p>
          </table:table-cell>
          <table:table-cell office:value-type="float" office:value="2344">
            <text:p>2344</text:p>
          </table:table-cell>
          <table:table-cell office:value-type="float" office:value="2445">
            <text:p>2445</text:p>
          </table:table-cell>
          <table:table-cell table:formula="of:=IF(AND([.B55]&gt;[.E55];[.H55]=1);1;&quot;&quot;)">
            <text:p/>
          </table:table-cell>
          <table:table-cell table:formula="of:=IF(AND([.B55]&lt;=[.E55];[.I55]=1);1;&quot;&quot;)">
            <text:p/>
          </table:table-cell>
          <table:table-cell table:formula="of:=IF(AND([.B55]&gt;[.D55];[.C55]=0);1;&quot;&quot;)" office:value-type="float" office:value="1">
            <text:p>1</text:p>
          </table:table-cell>
          <table:table-cell table:formula="of:=IF(AND([.B55]&lt;=[.D55];[.C55]=1);1;&quot;&quot;)">
            <text:p/>
          </table:table-cell>
          <table:table-cell table:formula="of:=IF(OR(AND([.G55]=1;[.I55]=1);AND([.F55]=1;[.H55]=1));1;&quot;&quot;)">
            <text:p/>
          </table:table-cell>
          <table:table-cell/>
          <table:table-cell table:formula="of:=([.D55]/[.E55]*100)-100" office:value-type="float" office:value="-4.13087934560326">
            <text:p>-4.1308793456</text:p>
          </table:table-cell>
          <table:table-cell table:formula="of:=IF(OR(AND([.B55]&gt;[.E55];[.C55]=0);AND([.B55]&lt;=[.E55];[.C55]=1));1;&quot;&quot;)">
            <text:p/>
          </table:table-cell>
        </table:table-row>
        <table:table-row table:style-name="ro2">
          <table:table-cell office:value-type="float" office:value="2871">
            <text:p>2871</text:p>
          </table:table-cell>
          <table:table-cell office:value-type="float" office:value="746">
            <text:p>746</text:p>
          </table:table-cell>
          <table:table-cell office:value-type="float" office:value="0">
            <text:p>0</text:p>
          </table:table-cell>
          <table:table-cell office:value-type="float" office:value="735">
            <text:p>735</text:p>
          </table:table-cell>
          <table:table-cell office:value-type="float" office:value="749">
            <text:p>749</text:p>
          </table:table-cell>
          <table:table-cell table:formula="of:=IF(AND([.B56]&gt;[.E56];[.H56]=1);1;&quot;&quot;)">
            <text:p/>
          </table:table-cell>
          <table:table-cell table:formula="of:=IF(AND([.B56]&lt;=[.E56];[.I56]=1);1;&quot;&quot;)">
            <text:p/>
          </table:table-cell>
          <table:table-cell table:formula="of:=IF(AND([.B56]&gt;[.D56];[.C56]=0);1;&quot;&quot;)" office:value-type="float" office:value="1">
            <text:p>1</text:p>
          </table:table-cell>
          <table:table-cell table:formula="of:=IF(AND([.B56]&lt;=[.D56];[.C56]=1);1;&quot;&quot;)">
            <text:p/>
          </table:table-cell>
          <table:table-cell table:formula="of:=IF(OR(AND([.G56]=1;[.I56]=1);AND([.F56]=1;[.H56]=1));1;&quot;&quot;)">
            <text:p/>
          </table:table-cell>
          <table:table-cell/>
          <table:table-cell table:formula="of:=([.D56]/[.E56]*100)-100" office:value-type="float" office:value="-1.86915887850468">
            <text:p>-1.8691588785</text:p>
          </table:table-cell>
          <table:table-cell table:formula="of:=IF(OR(AND([.B56]&gt;[.E56];[.C56]=0);AND([.B56]&lt;=[.E56];[.C56]=1));1;&quot;&quot;)">
            <text:p/>
          </table:table-cell>
        </table:table-row>
        <table:table-row table:style-name="ro2">
          <table:table-cell office:value-type="float" office:value="2875">
            <text:p>2875</text:p>
          </table:table-cell>
          <table:table-cell office:value-type="float" office:value="4520">
            <text:p>4520</text:p>
          </table:table-cell>
          <table:table-cell office:value-type="float" office:value="0">
            <text:p>0</text:p>
          </table:table-cell>
          <table:table-cell office:value-type="float" office:value="4465">
            <text:p>4465</text:p>
          </table:table-cell>
          <table:table-cell office:value-type="float" office:value="4500">
            <text:p>4500</text:p>
          </table:table-cell>
          <table:table-cell table:formula="of:=IF(AND([.B57]&gt;[.E57];[.H57]=1);1;&quot;&quot;)" office:value-type="float" office:value="1">
            <text:p>1</text:p>
          </table:table-cell>
          <table:table-cell table:formula="of:=IF(AND([.B57]&lt;=[.E57];[.I57]=1);1;&quot;&quot;)">
            <text:p/>
          </table:table-cell>
          <table:table-cell table:formula="of:=IF(AND([.B57]&gt;[.D57];[.C57]=0);1;&quot;&quot;)" office:value-type="float" office:value="1">
            <text:p>1</text:p>
          </table:table-cell>
          <table:table-cell table:formula="of:=IF(AND([.B57]&lt;=[.D57];[.C57]=1);1;&quot;&quot;)">
            <text:p/>
          </table:table-cell>
          <table:table-cell table:formula="of:=IF(OR(AND([.G57]=1;[.I57]=1);AND([.F57]=1;[.H57]=1));1;&quot;&quot;)" office:value-type="float" office:value="1">
            <text:p>1</text:p>
          </table:table-cell>
          <table:table-cell/>
          <table:table-cell table:formula="of:=([.D57]/[.E57]*100)-100" office:value-type="float" office:value="-0.777777777777771">
            <text:p>-0.7777777778</text:p>
          </table:table-cell>
          <table:table-cell table:formula="of:=IF(OR(AND([.B57]&gt;[.E57];[.C57]=0);AND([.B57]&lt;=[.E57];[.C57]=1));1;&quot;&quot;)" office:value-type="float" office:value="1">
            <text:p>1</text:p>
          </table:table-cell>
        </table:table-row>
        <table:table-row table:style-name="ro2">
          <table:table-cell office:value-type="float" office:value="2897">
            <text:p>2897</text:p>
          </table:table-cell>
          <table:table-cell office:value-type="float" office:value="5490">
            <text:p>5490</text:p>
          </table:table-cell>
          <table:table-cell office:value-type="float" office:value="0">
            <text:p>0</text:p>
          </table:table-cell>
          <table:table-cell office:value-type="float" office:value="5405">
            <text:p>5405</text:p>
          </table:table-cell>
          <table:table-cell office:value-type="float" office:value="5440">
            <text:p>5440</text:p>
          </table:table-cell>
          <table:table-cell table:formula="of:=IF(AND([.B58]&gt;[.E58];[.H58]=1);1;&quot;&quot;)" office:value-type="float" office:value="1">
            <text:p>1</text:p>
          </table:table-cell>
          <table:table-cell table:formula="of:=IF(AND([.B58]&lt;=[.E58];[.I58]=1);1;&quot;&quot;)">
            <text:p/>
          </table:table-cell>
          <table:table-cell table:formula="of:=IF(AND([.B58]&gt;[.D58];[.C58]=0);1;&quot;&quot;)" office:value-type="float" office:value="1">
            <text:p>1</text:p>
          </table:table-cell>
          <table:table-cell table:formula="of:=IF(AND([.B58]&lt;=[.D58];[.C58]=1);1;&quot;&quot;)">
            <text:p/>
          </table:table-cell>
          <table:table-cell table:formula="of:=IF(OR(AND([.G58]=1;[.I58]=1);AND([.F58]=1;[.H58]=1));1;&quot;&quot;)" office:value-type="float" office:value="1">
            <text:p>1</text:p>
          </table:table-cell>
          <table:table-cell/>
          <table:table-cell table:formula="of:=([.D58]/[.E58]*100)-100" office:value-type="float" office:value="-0.643382352941174">
            <text:p>-0.6433823529</text:p>
          </table:table-cell>
          <table:table-cell table:formula="of:=IF(OR(AND([.B58]&gt;[.E58];[.C58]=0);AND([.B58]&lt;=[.E58];[.C58]=1));1;&quot;&quot;)" office:value-type="float" office:value="1">
            <text:p>1</text:p>
          </table:table-cell>
        </table:table-row>
        <table:table-row table:style-name="ro2">
          <table:table-cell office:value-type="float" office:value="2914">
            <text:p>2914</text:p>
          </table:table-cell>
          <table:table-cell office:value-type="float" office:value="3695">
            <text:p>3695</text:p>
          </table:table-cell>
          <table:table-cell office:value-type="float" office:value="0">
            <text:p>0</text:p>
          </table:table-cell>
          <table:table-cell office:value-type="float" office:value="3827">
            <text:p>3827</text:p>
          </table:table-cell>
          <table:table-cell office:value-type="float" office:value="3573">
            <text:p>3573</text:p>
          </table:table-cell>
          <table:table-cell table:formula="of:=IF(AND([.B59]&gt;[.E59];[.H59]=1);1;&quot;&quot;)">
            <text:p/>
          </table:table-cell>
          <table:table-cell table:formula="of:=IF(AND([.B59]&lt;=[.E59];[.I59]=1);1;&quot;&quot;)">
            <text:p/>
          </table:table-cell>
          <table:table-cell table:formula="of:=IF(AND([.B59]&gt;[.D59];[.C59]=0);1;&quot;&quot;)">
            <text:p/>
          </table:table-cell>
          <table:table-cell table:formula="of:=IF(AND([.B59]&lt;=[.D59];[.C59]=1);1;&quot;&quot;)">
            <text:p/>
          </table:table-cell>
          <table:table-cell table:formula="of:=IF(OR(AND([.G59]=1;[.I59]=1);AND([.F59]=1;[.H59]=1));1;&quot;&quot;)">
            <text:p/>
          </table:table-cell>
          <table:table-cell/>
          <table:table-cell table:formula="of:=([.D59]/[.E59]*100)-100" office:value-type="float" office:value="7.10887209627764">
            <text:p>7.1088720963</text:p>
          </table:table-cell>
          <table:table-cell table:formula="of:=IF(OR(AND([.B59]&gt;[.E59];[.C59]=0);AND([.B59]&lt;=[.E59];[.C59]=1));1;&quot;&quot;)" office:value-type="float" office:value="1">
            <text:p>1</text:p>
          </table:table-cell>
        </table:table-row>
        <table:table-row table:style-name="ro2">
          <table:table-cell office:value-type="float" office:value="2915">
            <text:p>2915</text:p>
          </table:table-cell>
          <table:table-cell office:value-type="float" office:value="1550">
            <text:p>1550</text:p>
          </table:table-cell>
          <table:table-cell office:value-type="float" office:value="0">
            <text:p>0</text:p>
          </table:table-cell>
          <table:table-cell office:value-type="float" office:value="1540">
            <text:p>1540</text:p>
          </table:table-cell>
          <table:table-cell office:value-type="float" office:value="1548">
            <text:p>1548</text:p>
          </table:table-cell>
          <table:table-cell table:formula="of:=IF(AND([.B60]&gt;[.E60];[.H60]=1);1;&quot;&quot;)" office:value-type="float" office:value="1">
            <text:p>1</text:p>
          </table:table-cell>
          <table:table-cell table:formula="of:=IF(AND([.B60]&lt;=[.E60];[.I60]=1);1;&quot;&quot;)">
            <text:p/>
          </table:table-cell>
          <table:table-cell table:formula="of:=IF(AND([.B60]&gt;[.D60];[.C60]=0);1;&quot;&quot;)" office:value-type="float" office:value="1">
            <text:p>1</text:p>
          </table:table-cell>
          <table:table-cell table:formula="of:=IF(AND([.B60]&lt;=[.D60];[.C60]=1);1;&quot;&quot;)">
            <text:p/>
          </table:table-cell>
          <table:table-cell table:formula="of:=IF(OR(AND([.G60]=1;[.I60]=1);AND([.F60]=1;[.H60]=1));1;&quot;&quot;)" office:value-type="float" office:value="1">
            <text:p>1</text:p>
          </table:table-cell>
          <table:table-cell/>
          <table:table-cell table:formula="of:=([.D60]/[.E60]*100)-100" office:value-type="float" office:value="-0.516795865633085">
            <text:p>-0.5167958656</text:p>
          </table:table-cell>
          <table:table-cell table:formula="of:=IF(OR(AND([.B60]&gt;[.E60];[.C60]=0);AND([.B60]&lt;=[.E60];[.C60]=1));1;&quot;&quot;)" office:value-type="float" office:value="1">
            <text:p>1</text:p>
          </table:table-cell>
        </table:table-row>
        <table:table-row table:style-name="ro2">
          <table:table-cell office:value-type="float" office:value="3003">
            <text:p>3003</text:p>
          </table:table-cell>
          <table:table-cell office:value-type="float" office:value="1077">
            <text:p>1077</text:p>
          </table:table-cell>
          <table:table-cell office:value-type="float" office:value="0">
            <text:p>0</text:p>
          </table:table-cell>
          <table:table-cell office:value-type="float" office:value="1064">
            <text:p>1064</text:p>
          </table:table-cell>
          <table:table-cell office:value-type="float" office:value="1128">
            <text:p>1128</text:p>
          </table:table-cell>
          <table:table-cell table:formula="of:=IF(AND([.B61]&gt;[.E61];[.H61]=1);1;&quot;&quot;)">
            <text:p/>
          </table:table-cell>
          <table:table-cell table:formula="of:=IF(AND([.B61]&lt;=[.E61];[.I61]=1);1;&quot;&quot;)">
            <text:p/>
          </table:table-cell>
          <table:table-cell table:formula="of:=IF(AND([.B61]&gt;[.D61];[.C61]=0);1;&quot;&quot;)" office:value-type="float" office:value="1">
            <text:p>1</text:p>
          </table:table-cell>
          <table:table-cell table:formula="of:=IF(AND([.B61]&lt;=[.D61];[.C61]=1);1;&quot;&quot;)">
            <text:p/>
          </table:table-cell>
          <table:table-cell table:formula="of:=IF(OR(AND([.G61]=1;[.I61]=1);AND([.F61]=1;[.H61]=1));1;&quot;&quot;)">
            <text:p/>
          </table:table-cell>
          <table:table-cell/>
          <table:table-cell table:formula="of:=([.D61]/[.E61]*100)-100" office:value-type="float" office:value="-5.67375886524822">
            <text:p>-5.6737588652</text:p>
          </table:table-cell>
          <table:table-cell table:formula="of:=IF(OR(AND([.B61]&gt;[.E61];[.C61]=0);AND([.B61]&lt;=[.E61];[.C61]=1));1;&quot;&quot;)">
            <text:p/>
          </table:table-cell>
        </table:table-row>
        <table:table-row table:style-name="ro2">
          <table:table-cell office:value-type="float" office:value="3048">
            <text:p>3048</text:p>
          </table:table-cell>
          <table:table-cell office:value-type="float" office:value="1039">
            <text:p>1039</text:p>
          </table:table-cell>
          <table:table-cell office:value-type="float" office:value="0">
            <text:p>0</text:p>
          </table:table-cell>
          <table:table-cell office:value-type="float" office:value="1021">
            <text:p>1021</text:p>
          </table:table-cell>
          <table:table-cell office:value-type="float" office:value="1114">
            <text:p>1114</text:p>
          </table:table-cell>
          <table:table-cell table:formula="of:=IF(AND([.B62]&gt;[.E62];[.H62]=1);1;&quot;&quot;)">
            <text:p/>
          </table:table-cell>
          <table:table-cell table:formula="of:=IF(AND([.B62]&lt;=[.E62];[.I62]=1);1;&quot;&quot;)">
            <text:p/>
          </table:table-cell>
          <table:table-cell table:formula="of:=IF(AND([.B62]&gt;[.D62];[.C62]=0);1;&quot;&quot;)" office:value-type="float" office:value="1">
            <text:p>1</text:p>
          </table:table-cell>
          <table:table-cell table:formula="of:=IF(AND([.B62]&lt;=[.D62];[.C62]=1);1;&quot;&quot;)">
            <text:p/>
          </table:table-cell>
          <table:table-cell table:formula="of:=IF(OR(AND([.G62]=1;[.I62]=1);AND([.F62]=1;[.H62]=1));1;&quot;&quot;)">
            <text:p/>
          </table:table-cell>
          <table:table-cell/>
          <table:table-cell table:formula="of:=([.D62]/[.E62]*100)-100" office:value-type="float" office:value="-8.34829443447038">
            <text:p>-8.3482944345</text:p>
          </table:table-cell>
          <table:table-cell table:formula="of:=IF(OR(AND([.B62]&gt;[.E62];[.C62]=0);AND([.B62]&lt;=[.E62];[.C62]=1));1;&quot;&quot;)">
            <text:p/>
          </table:table-cell>
        </table:table-row>
        <table:table-row table:style-name="ro2">
          <table:table-cell office:value-type="float" office:value="3064">
            <text:p>3064</text:p>
          </table:table-cell>
          <table:table-cell office:value-type="float" office:value="5480">
            <text:p>5480</text:p>
          </table:table-cell>
          <table:table-cell office:value-type="float" office:value="1">
            <text:p>1</text:p>
          </table:table-cell>
          <table:table-cell office:value-type="float" office:value="5465">
            <text:p>5465</text:p>
          </table:table-cell>
          <table:table-cell office:value-type="float" office:value="5480">
            <text:p>5480</text:p>
          </table:table-cell>
          <table:table-cell table:formula="of:=IF(AND([.B63]&gt;[.E63];[.H63]=1);1;&quot;&quot;)">
            <text:p/>
          </table:table-cell>
          <table:table-cell table:formula="of:=IF(AND([.B63]&lt;=[.E63];[.I63]=1);1;&quot;&quot;)">
            <text:p/>
          </table:table-cell>
          <table:table-cell table:formula="of:=IF(AND([.B63]&gt;[.D63];[.C63]=0);1;&quot;&quot;)">
            <text:p/>
          </table:table-cell>
          <table:table-cell table:formula="of:=IF(AND([.B63]&lt;=[.D63];[.C63]=1);1;&quot;&quot;)">
            <text:p/>
          </table:table-cell>
          <table:table-cell table:formula="of:=IF(OR(AND([.G63]=1;[.I63]=1);AND([.F63]=1;[.H63]=1));1;&quot;&quot;)">
            <text:p/>
          </table:table-cell>
          <table:table-cell/>
          <table:table-cell table:formula="of:=([.D63]/[.E63]*100)-100" office:value-type="float" office:value="-0.273722627737229">
            <text:p>-0.2737226277</text:p>
          </table:table-cell>
          <table:table-cell table:formula="of:=IF(OR(AND([.B63]&gt;[.E63];[.C63]=0);AND([.B63]&lt;=[.E63];[.C63]=1));1;&quot;&quot;)" office:value-type="float" office:value="1">
            <text:p>1</text:p>
          </table:table-cell>
        </table:table-row>
        <table:table-row table:style-name="ro2">
          <table:table-cell office:value-type="float" office:value="3086">
            <text:p>3086</text:p>
          </table:table-cell>
          <table:table-cell office:value-type="float" office:value="1934">
            <text:p>1934</text:p>
          </table:table-cell>
          <table:table-cell office:value-type="float" office:value="0">
            <text:p>0</text:p>
          </table:table-cell>
          <table:table-cell office:value-type="float" office:value="1899">
            <text:p>1899</text:p>
          </table:table-cell>
          <table:table-cell office:value-type="float" office:value="1955">
            <text:p>1955</text:p>
          </table:table-cell>
          <table:table-cell table:formula="of:=IF(AND([.B64]&gt;[.E64];[.H64]=1);1;&quot;&quot;)">
            <text:p/>
          </table:table-cell>
          <table:table-cell table:formula="of:=IF(AND([.B64]&lt;=[.E64];[.I64]=1);1;&quot;&quot;)">
            <text:p/>
          </table:table-cell>
          <table:table-cell table:formula="of:=IF(AND([.B64]&gt;[.D64];[.C64]=0);1;&quot;&quot;)" office:value-type="float" office:value="1">
            <text:p>1</text:p>
          </table:table-cell>
          <table:table-cell table:formula="of:=IF(AND([.B64]&lt;=[.D64];[.C64]=1);1;&quot;&quot;)">
            <text:p/>
          </table:table-cell>
          <table:table-cell table:formula="of:=IF(OR(AND([.G64]=1;[.I64]=1);AND([.F64]=1;[.H64]=1));1;&quot;&quot;)">
            <text:p/>
          </table:table-cell>
          <table:table-cell/>
          <table:table-cell table:formula="of:=([.D64]/[.E64]*100)-100" office:value-type="float" office:value="-2.86445012787723">
            <text:p>-2.8644501279</text:p>
          </table:table-cell>
          <table:table-cell table:formula="of:=IF(OR(AND([.B64]&gt;[.E64];[.C64]=0);AND([.B64]&lt;=[.E64];[.C64]=1));1;&quot;&quot;)">
            <text:p/>
          </table:table-cell>
        </table:table-row>
        <table:table-row table:style-name="ro2">
          <table:table-cell office:value-type="float" office:value="3088">
            <text:p>3088</text:p>
          </table:table-cell>
          <table:table-cell office:value-type="float" office:value="5290">
            <text:p>5290</text:p>
          </table:table-cell>
          <table:table-cell office:value-type="float" office:value="0">
            <text:p>0</text:p>
          </table:table-cell>
          <table:table-cell office:value-type="float" office:value="5210">
            <text:p>5210</text:p>
          </table:table-cell>
          <table:table-cell office:value-type="float" office:value="5280">
            <text:p>5280</text:p>
          </table:table-cell>
          <table:table-cell table:formula="of:=IF(AND([.B65]&gt;[.E65];[.H65]=1);1;&quot;&quot;)" office:value-type="float" office:value="1">
            <text:p>1</text:p>
          </table:table-cell>
          <table:table-cell table:formula="of:=IF(AND([.B65]&lt;=[.E65];[.I65]=1);1;&quot;&quot;)">
            <text:p/>
          </table:table-cell>
          <table:table-cell table:formula="of:=IF(AND([.B65]&gt;[.D65];[.C65]=0);1;&quot;&quot;)" office:value-type="float" office:value="1">
            <text:p>1</text:p>
          </table:table-cell>
          <table:table-cell table:formula="of:=IF(AND([.B65]&lt;=[.D65];[.C65]=1);1;&quot;&quot;)">
            <text:p/>
          </table:table-cell>
          <table:table-cell table:formula="of:=IF(OR(AND([.G65]=1;[.I65]=1);AND([.F65]=1;[.H65]=1));1;&quot;&quot;)" office:value-type="float" office:value="1">
            <text:p>1</text:p>
          </table:table-cell>
          <table:table-cell/>
          <table:table-cell table:formula="of:=([.D65]/[.E65]*100)-100" office:value-type="float" office:value="-1.32575757575758">
            <text:p>-1.3257575758</text:p>
          </table:table-cell>
          <table:table-cell table:formula="of:=IF(OR(AND([.B65]&gt;[.E65];[.C65]=0);AND([.B65]&lt;=[.E65];[.C65]=1));1;&quot;&quot;)" office:value-type="float" office:value="1">
            <text:p>1</text:p>
          </table:table-cell>
        </table:table-row>
        <table:table-row table:style-name="ro2">
          <table:table-cell office:value-type="float" office:value="3092">
            <text:p>3092</text:p>
          </table:table-cell>
          <table:table-cell office:value-type="float" office:value="3940">
            <text:p>3940</text:p>
          </table:table-cell>
          <table:table-cell office:value-type="float" office:value="0">
            <text:p>0</text:p>
          </table:table-cell>
          <table:table-cell office:value-type="float" office:value="3842">
            <text:p>3842</text:p>
          </table:table-cell>
          <table:table-cell office:value-type="float" office:value="4090">
            <text:p>4090</text:p>
          </table:table-cell>
          <table:table-cell table:formula="of:=IF(AND([.B66]&gt;[.E66];[.H66]=1);1;&quot;&quot;)">
            <text:p/>
          </table:table-cell>
          <table:table-cell table:formula="of:=IF(AND([.B66]&lt;=[.E66];[.I66]=1);1;&quot;&quot;)">
            <text:p/>
          </table:table-cell>
          <table:table-cell table:formula="of:=IF(AND([.B66]&gt;[.D66];[.C66]=0);1;&quot;&quot;)" office:value-type="float" office:value="1">
            <text:p>1</text:p>
          </table:table-cell>
          <table:table-cell table:formula="of:=IF(AND([.B66]&lt;=[.D66];[.C66]=1);1;&quot;&quot;)">
            <text:p/>
          </table:table-cell>
          <table:table-cell table:formula="of:=IF(OR(AND([.G66]=1;[.I66]=1);AND([.F66]=1;[.H66]=1));1;&quot;&quot;)">
            <text:p/>
          </table:table-cell>
          <table:table-cell/>
          <table:table-cell table:formula="of:=([.D66]/[.E66]*100)-100" office:value-type="float" office:value="-6.0635696821516">
            <text:p>-6.0635696822</text:p>
          </table:table-cell>
          <table:table-cell table:formula="of:=IF(OR(AND([.B66]&gt;[.E66];[.C66]=0);AND([.B66]&lt;=[.E66];[.C66]=1));1;&quot;&quot;)">
            <text:p/>
          </table:table-cell>
        </table:table-row>
        <table:table-row table:style-name="ro2">
          <table:table-cell office:value-type="float" office:value="3099">
            <text:p>3099</text:p>
          </table:table-cell>
          <table:table-cell office:value-type="float" office:value="1792">
            <text:p>1792</text:p>
          </table:table-cell>
          <table:table-cell office:value-type="float" office:value="0">
            <text:p>0</text:p>
          </table:table-cell>
          <table:table-cell office:value-type="float" office:value="1773">
            <text:p>1773</text:p>
          </table:table-cell>
          <table:table-cell office:value-type="float" office:value="1859">
            <text:p>1859</text:p>
          </table:table-cell>
          <table:table-cell table:formula="of:=IF(AND([.B67]&gt;[.E67];[.H67]=1);1;&quot;&quot;)">
            <text:p/>
          </table:table-cell>
          <table:table-cell table:formula="of:=IF(AND([.B67]&lt;=[.E67];[.I67]=1);1;&quot;&quot;)">
            <text:p/>
          </table:table-cell>
          <table:table-cell table:formula="of:=IF(AND([.B67]&gt;[.D67];[.C67]=0);1;&quot;&quot;)" office:value-type="float" office:value="1">
            <text:p>1</text:p>
          </table:table-cell>
          <table:table-cell table:formula="of:=IF(AND([.B67]&lt;=[.D67];[.C67]=1);1;&quot;&quot;)">
            <text:p/>
          </table:table-cell>
          <table:table-cell table:formula="of:=IF(OR(AND([.G67]=1;[.I67]=1);AND([.F67]=1;[.H67]=1));1;&quot;&quot;)">
            <text:p/>
          </table:table-cell>
          <table:table-cell/>
          <table:table-cell table:formula="of:=([.D67]/[.E67]*100)-100" office:value-type="float" office:value="-4.62614308768154">
            <text:p>-4.6261430877</text:p>
          </table:table-cell>
          <table:table-cell table:formula="of:=IF(OR(AND([.B67]&gt;[.E67];[.C67]=0);AND([.B67]&lt;=[.E67];[.C67]=1));1;&quot;&quot;)">
            <text:p/>
          </table:table-cell>
        </table:table-row>
        <table:table-row table:style-name="ro2">
          <table:table-cell office:value-type="float" office:value="3116">
            <text:p>3116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1974">
            <text:p>1974</text:p>
          </table:table-cell>
          <table:table-cell office:value-type="float" office:value="2231">
            <text:p>2231</text:p>
          </table:table-cell>
          <table:table-cell table:formula="of:=IF(AND([.B68]&gt;[.E68];[.H68]=1);1;&quot;&quot;)">
            <text:p/>
          </table:table-cell>
          <table:table-cell table:formula="of:=IF(AND([.B68]&lt;=[.E68];[.I68]=1);1;&quot;&quot;)">
            <text:p/>
          </table:table-cell>
          <table:table-cell table:formula="of:=IF(AND([.B68]&gt;[.D68];[.C68]=0);1;&quot;&quot;)" office:value-type="float" office:value="1">
            <text:p>1</text:p>
          </table:table-cell>
          <table:table-cell table:formula="of:=IF(AND([.B68]&lt;=[.D68];[.C68]=1);1;&quot;&quot;)">
            <text:p/>
          </table:table-cell>
          <table:table-cell table:formula="of:=IF(OR(AND([.G68]=1;[.I68]=1);AND([.F68]=1;[.H68]=1));1;&quot;&quot;)">
            <text:p/>
          </table:table-cell>
          <table:table-cell/>
          <table:table-cell table:formula="of:=([.D68]/[.E68]*100)-100" office:value-type="float" office:value="-11.5194979829673">
            <text:p>-11.519497983</text:p>
          </table:table-cell>
          <table:table-cell table:formula="of:=IF(OR(AND([.B68]&gt;[.E68];[.C68]=0);AND([.B68]&lt;=[.E68];[.C68]=1));1;&quot;&quot;)">
            <text:p/>
          </table:table-cell>
        </table:table-row>
        <table:table-row table:style-name="ro2">
          <table:table-cell office:value-type="float" office:value="3141">
            <text:p>3141</text:p>
          </table:table-cell>
          <table:table-cell office:value-type="float" office:value="5800">
            <text:p>5800</text:p>
          </table:table-cell>
          <table:table-cell office:value-type="float" office:value="0">
            <text:p>0</text:p>
          </table:table-cell>
          <table:table-cell office:value-type="float" office:value="5695">
            <text:p>5695</text:p>
          </table:table-cell>
          <table:table-cell office:value-type="float" office:value="5680">
            <text:p>5680</text:p>
          </table:table-cell>
          <table:table-cell table:formula="of:=IF(AND([.B69]&gt;[.E69];[.H69]=1);1;&quot;&quot;)" office:value-type="float" office:value="1">
            <text:p>1</text:p>
          </table:table-cell>
          <table:table-cell table:formula="of:=IF(AND([.B69]&lt;=[.E69];[.I69]=1);1;&quot;&quot;)">
            <text:p/>
          </table:table-cell>
          <table:table-cell table:formula="of:=IF(AND([.B69]&gt;[.D69];[.C69]=0);1;&quot;&quot;)" office:value-type="float" office:value="1">
            <text:p>1</text:p>
          </table:table-cell>
          <table:table-cell table:formula="of:=IF(AND([.B69]&lt;=[.D69];[.C69]=1);1;&quot;&quot;)">
            <text:p/>
          </table:table-cell>
          <table:table-cell table:formula="of:=IF(OR(AND([.G69]=1;[.I69]=1);AND([.F69]=1;[.H69]=1));1;&quot;&quot;)" office:value-type="float" office:value="1">
            <text:p>1</text:p>
          </table:table-cell>
          <table:table-cell/>
          <table:table-cell table:formula="of:=([.D69]/[.E69]*100)-100" office:value-type="float" office:value="0.264084507042256">
            <text:p>0.264084507</text:p>
          </table:table-cell>
          <table:table-cell table:formula="of:=IF(OR(AND([.B69]&gt;[.E69];[.C69]=0);AND([.B69]&lt;=[.E69];[.C69]=1));1;&quot;&quot;)" office:value-type="float" office:value="1">
            <text:p>1</text:p>
          </table:table-cell>
        </table:table-row>
        <table:table-row table:style-name="ro2">
          <table:table-cell office:value-type="float" office:value="3197">
            <text:p>3197</text:p>
          </table:table-cell>
          <table:table-cell office:value-type="float" office:value="1555">
            <text:p>1555</text:p>
          </table:table-cell>
          <table:table-cell office:value-type="float" office:value="0">
            <text:p>0</text:p>
          </table:table-cell>
          <table:table-cell office:value-type="float" office:value="1532">
            <text:p>1532</text:p>
          </table:table-cell>
          <table:table-cell office:value-type="float" office:value="1596">
            <text:p>1596</text:p>
          </table:table-cell>
          <table:table-cell table:formula="of:=IF(AND([.B70]&gt;[.E70];[.H70]=1);1;&quot;&quot;)">
            <text:p/>
          </table:table-cell>
          <table:table-cell table:formula="of:=IF(AND([.B70]&lt;=[.E70];[.I70]=1);1;&quot;&quot;)">
            <text:p/>
          </table:table-cell>
          <table:table-cell table:formula="of:=IF(AND([.B70]&gt;[.D70];[.C70]=0);1;&quot;&quot;)" office:value-type="float" office:value="1">
            <text:p>1</text:p>
          </table:table-cell>
          <table:table-cell table:formula="of:=IF(AND([.B70]&lt;=[.D70];[.C70]=1);1;&quot;&quot;)">
            <text:p/>
          </table:table-cell>
          <table:table-cell table:formula="of:=IF(OR(AND([.G70]=1;[.I70]=1);AND([.F70]=1;[.H70]=1));1;&quot;&quot;)">
            <text:p/>
          </table:table-cell>
          <table:table-cell/>
          <table:table-cell table:formula="of:=([.D70]/[.E70]*100)-100" office:value-type="float" office:value="-4.01002506265664">
            <text:p>-4.0100250627</text:p>
          </table:table-cell>
          <table:table-cell table:formula="of:=IF(OR(AND([.B70]&gt;[.E70];[.C70]=0);AND([.B70]&lt;=[.E70];[.C70]=1));1;&quot;&quot;)">
            <text:p/>
          </table:table-cell>
        </table:table-row>
        <table:table-row table:style-name="ro2">
          <table:table-cell office:value-type="float" office:value="3231">
            <text:p>3231</text:p>
          </table:table-cell>
          <table:table-cell office:value-type="float" office:value="2396">
            <text:p>2396</text:p>
          </table:table-cell>
          <table:table-cell office:value-type="float" office:value="0">
            <text:p>0</text:p>
          </table:table-cell>
          <table:table-cell office:value-type="float" office:value="2383">
            <text:p>2383</text:p>
          </table:table-cell>
          <table:table-cell office:value-type="float" office:value="2458">
            <text:p>2458</text:p>
          </table:table-cell>
          <table:table-cell table:formula="of:=IF(AND([.B71]&gt;[.E71];[.H71]=1);1;&quot;&quot;)">
            <text:p/>
          </table:table-cell>
          <table:table-cell table:formula="of:=IF(AND([.B71]&lt;=[.E71];[.I71]=1);1;&quot;&quot;)">
            <text:p/>
          </table:table-cell>
          <table:table-cell table:formula="of:=IF(AND([.B71]&gt;[.D71];[.C71]=0);1;&quot;&quot;)" office:value-type="float" office:value="1">
            <text:p>1</text:p>
          </table:table-cell>
          <table:table-cell table:formula="of:=IF(AND([.B71]&lt;=[.D71];[.C71]=1);1;&quot;&quot;)">
            <text:p/>
          </table:table-cell>
          <table:table-cell table:formula="of:=IF(OR(AND([.G71]=1;[.I71]=1);AND([.F71]=1;[.H71]=1));1;&quot;&quot;)">
            <text:p/>
          </table:table-cell>
          <table:table-cell/>
          <table:table-cell table:formula="of:=([.D71]/[.E71]*100)-100" office:value-type="float" office:value="-3.05126118795769">
            <text:p>-3.051261188</text:p>
          </table:table-cell>
          <table:table-cell table:formula="of:=IF(OR(AND([.B71]&gt;[.E71];[.C71]=0);AND([.B71]&lt;=[.E71];[.C71]=1));1;&quot;&quot;)">
            <text:p/>
          </table:table-cell>
        </table:table-row>
        <table:table-row table:style-name="ro2">
          <table:table-cell office:value-type="float" office:value="3289">
            <text:p>3289</text:p>
          </table:table-cell>
          <table:table-cell office:value-type="float" office:value="793">
            <text:p>793</text:p>
          </table:table-cell>
          <table:table-cell office:value-type="float" office:value="0">
            <text:p>0</text:p>
          </table:table-cell>
          <table:table-cell office:value-type="float" office:value="787">
            <text:p>787</text:p>
          </table:table-cell>
          <table:table-cell office:value-type="float" office:value="817">
            <text:p>817</text:p>
          </table:table-cell>
          <table:table-cell table:formula="of:=IF(AND([.B72]&gt;[.E72];[.H72]=1);1;&quot;&quot;)">
            <text:p/>
          </table:table-cell>
          <table:table-cell table:formula="of:=IF(AND([.B72]&lt;=[.E72];[.I72]=1);1;&quot;&quot;)">
            <text:p/>
          </table:table-cell>
          <table:table-cell table:formula="of:=IF(AND([.B72]&gt;[.D72];[.C72]=0);1;&quot;&quot;)" office:value-type="float" office:value="1">
            <text:p>1</text:p>
          </table:table-cell>
          <table:table-cell table:formula="of:=IF(AND([.B72]&lt;=[.D72];[.C72]=1);1;&quot;&quot;)">
            <text:p/>
          </table:table-cell>
          <table:table-cell table:formula="of:=IF(OR(AND([.G72]=1;[.I72]=1);AND([.F72]=1;[.H72]=1));1;&quot;&quot;)">
            <text:p/>
          </table:table-cell>
          <table:table-cell/>
          <table:table-cell table:formula="of:=([.D72]/[.E72]*100)-100" office:value-type="float" office:value="-3.67197062423502">
            <text:p>-3.6719706242</text:p>
          </table:table-cell>
          <table:table-cell table:formula="of:=IF(OR(AND([.B72]&gt;[.E72];[.C72]=0);AND([.B72]&lt;=[.E72];[.C72]=1));1;&quot;&quot;)">
            <text:p/>
          </table:table-cell>
        </table:table-row>
        <table:table-row table:style-name="ro2">
          <table:table-cell office:value-type="float" office:value="3291">
            <text:p>3291</text:p>
          </table:table-cell>
          <table:table-cell office:value-type="float" office:value="1863">
            <text:p>1863</text:p>
          </table:table-cell>
          <table:table-cell office:value-type="float" office:value="0">
            <text:p>0</text:p>
          </table:table-cell>
          <table:table-cell office:value-type="float" office:value="1844">
            <text:p>1844</text:p>
          </table:table-cell>
          <table:table-cell office:value-type="float" office:value="1929">
            <text:p>1929</text:p>
          </table:table-cell>
          <table:table-cell table:formula="of:=IF(AND([.B73]&gt;[.E73];[.H73]=1);1;&quot;&quot;)">
            <text:p/>
          </table:table-cell>
          <table:table-cell table:formula="of:=IF(AND([.B73]&lt;=[.E73];[.I73]=1);1;&quot;&quot;)">
            <text:p/>
          </table:table-cell>
          <table:table-cell table:formula="of:=IF(AND([.B73]&gt;[.D73];[.C73]=0);1;&quot;&quot;)" office:value-type="float" office:value="1">
            <text:p>1</text:p>
          </table:table-cell>
          <table:table-cell table:formula="of:=IF(AND([.B73]&lt;=[.D73];[.C73]=1);1;&quot;&quot;)">
            <text:p/>
          </table:table-cell>
          <table:table-cell table:formula="of:=IF(OR(AND([.G73]=1;[.I73]=1);AND([.F73]=1;[.H73]=1));1;&quot;&quot;)">
            <text:p/>
          </table:table-cell>
          <table:table-cell/>
          <table:table-cell table:formula="of:=([.D73]/[.E73]*100)-100" office:value-type="float" office:value="-4.40642820114049">
            <text:p>-4.4064282011</text:p>
          </table:table-cell>
          <table:table-cell table:formula="of:=IF(OR(AND([.B73]&gt;[.E73];[.C73]=0);AND([.B73]&lt;=[.E73];[.C73]=1));1;&quot;&quot;)">
            <text:p/>
          </table:table-cell>
        </table:table-row>
        <table:table-row table:style-name="ro2">
          <table:table-cell office:value-type="float" office:value="3349">
            <text:p>3349</text:p>
          </table:table-cell>
          <table:table-cell office:value-type="float" office:value="14070">
            <text:p>14070</text:p>
          </table:table-cell>
          <table:table-cell office:value-type="float" office:value="0">
            <text:p>0</text:p>
          </table:table-cell>
          <table:table-cell office:value-type="float" office:value="14015">
            <text:p>14015</text:p>
          </table:table-cell>
          <table:table-cell office:value-type="float" office:value="14290">
            <text:p>14290</text:p>
          </table:table-cell>
          <table:table-cell table:formula="of:=IF(AND([.B74]&gt;[.E74];[.H74]=1);1;&quot;&quot;)">
            <text:p/>
          </table:table-cell>
          <table:table-cell table:formula="of:=IF(AND([.B74]&lt;=[.E74];[.I74]=1);1;&quot;&quot;)">
            <text:p/>
          </table:table-cell>
          <table:table-cell table:formula="of:=IF(AND([.B74]&gt;[.D74];[.C74]=0);1;&quot;&quot;)" office:value-type="float" office:value="1">
            <text:p>1</text:p>
          </table:table-cell>
          <table:table-cell table:formula="of:=IF(AND([.B74]&lt;=[.D74];[.C74]=1);1;&quot;&quot;)">
            <text:p/>
          </table:table-cell>
          <table:table-cell table:formula="of:=IF(OR(AND([.G74]=1;[.I74]=1);AND([.F74]=1;[.H74]=1));1;&quot;&quot;)">
            <text:p/>
          </table:table-cell>
          <table:table-cell/>
          <table:table-cell table:formula="of:=([.D74]/[.E74]*100)-100" office:value-type="float" office:value="-1.92442267319805">
            <text:p>-1.9244226732</text:p>
          </table:table-cell>
          <table:table-cell table:formula="of:=IF(OR(AND([.B74]&gt;[.E74];[.C74]=0);AND([.B74]&lt;=[.E74];[.C74]=1));1;&quot;&quot;)">
            <text:p/>
          </table:table-cell>
        </table:table-row>
        <table:table-row table:style-name="ro2">
          <table:table-cell office:value-type="float" office:value="3360">
            <text:p>3360</text:p>
          </table:table-cell>
          <table:table-cell office:value-type="float" office:value="2570">
            <text:p>2570</text:p>
          </table:table-cell>
          <table:table-cell office:value-type="float" office:value="0">
            <text:p>0</text:p>
          </table:table-cell>
          <table:table-cell office:value-type="float" office:value="2521">
            <text:p>2521</text:p>
          </table:table-cell>
          <table:table-cell office:value-type="float" office:value="2661">
            <text:p>2661</text:p>
          </table:table-cell>
          <table:table-cell table:formula="of:=IF(AND([.B75]&gt;[.E75];[.H75]=1);1;&quot;&quot;)">
            <text:p/>
          </table:table-cell>
          <table:table-cell table:formula="of:=IF(AND([.B75]&lt;=[.E75];[.I75]=1);1;&quot;&quot;)">
            <text:p/>
          </table:table-cell>
          <table:table-cell table:formula="of:=IF(AND([.B75]&gt;[.D75];[.C75]=0);1;&quot;&quot;)" office:value-type="float" office:value="1">
            <text:p>1</text:p>
          </table:table-cell>
          <table:table-cell table:formula="of:=IF(AND([.B75]&lt;=[.D75];[.C75]=1);1;&quot;&quot;)">
            <text:p/>
          </table:table-cell>
          <table:table-cell table:formula="of:=IF(OR(AND([.G75]=1;[.I75]=1);AND([.F75]=1;[.H75]=1));1;&quot;&quot;)">
            <text:p/>
          </table:table-cell>
          <table:table-cell/>
          <table:table-cell table:formula="of:=([.D75]/[.E75]*100)-100" office:value-type="float" office:value="-5.26118000751598">
            <text:p>-5.2611800075</text:p>
          </table:table-cell>
          <table:table-cell table:formula="of:=IF(OR(AND([.B75]&gt;[.E75];[.C75]=0);AND([.B75]&lt;=[.E75];[.C75]=1));1;&quot;&quot;)">
            <text:p/>
          </table:table-cell>
        </table:table-row>
        <table:table-row table:style-name="ro2">
          <table:table-cell office:value-type="float" office:value="3382">
            <text:p>3382</text:p>
          </table:table-cell>
          <table:table-cell office:value-type="float" office:value="5444">
            <text:p>5444</text:p>
          </table:table-cell>
          <table:table-cell office:value-type="float" office:value="0">
            <text:p>0</text:p>
          </table:table-cell>
          <table:table-cell office:value-type="float" office:value="5329">
            <text:p>5329</text:p>
          </table:table-cell>
          <table:table-cell office:value-type="float" office:value="5458">
            <text:p>5458</text:p>
          </table:table-cell>
          <table:table-cell table:formula="of:=IF(AND([.B76]&gt;[.E76];[.H76]=1);1;&quot;&quot;)">
            <text:p/>
          </table:table-cell>
          <table:table-cell table:formula="of:=IF(AND([.B76]&lt;=[.E76];[.I76]=1);1;&quot;&quot;)">
            <text:p/>
          </table:table-cell>
          <table:table-cell table:formula="of:=IF(AND([.B76]&gt;[.D76];[.C76]=0);1;&quot;&quot;)" office:value-type="float" office:value="1">
            <text:p>1</text:p>
          </table:table-cell>
          <table:table-cell table:formula="of:=IF(AND([.B76]&lt;=[.D76];[.C76]=1);1;&quot;&quot;)">
            <text:p/>
          </table:table-cell>
          <table:table-cell table:formula="of:=IF(OR(AND([.G76]=1;[.I76]=1);AND([.F76]=1;[.H76]=1));1;&quot;&quot;)">
            <text:p/>
          </table:table-cell>
          <table:table-cell/>
          <table:table-cell table:formula="of:=([.D76]/[.E76]*100)-100" office:value-type="float" office:value="-2.36350311469403">
            <text:p>-2.3635031147</text:p>
          </table:table-cell>
          <table:table-cell table:formula="of:=IF(OR(AND([.B76]&gt;[.E76];[.C76]=0);AND([.B76]&lt;=[.E76];[.C76]=1));1;&quot;&quot;)">
            <text:p/>
          </table:table-cell>
        </table:table-row>
        <table:table-row table:style-name="ro2">
          <table:table-cell office:value-type="float" office:value="3391">
            <text:p>3391</text:p>
          </table:table-cell>
          <table:table-cell office:value-type="float" office:value="10290">
            <text:p>10290</text:p>
          </table:table-cell>
          <table:table-cell office:value-type="float" office:value="0">
            <text:p>0</text:p>
          </table:table-cell>
          <table:table-cell office:value-type="float" office:value="10160">
            <text:p>10160</text:p>
          </table:table-cell>
          <table:table-cell office:value-type="float" office:value="10300">
            <text:p>10300</text:p>
          </table:table-cell>
          <table:table-cell table:formula="of:=IF(AND([.B77]&gt;[.E77];[.H77]=1);1;&quot;&quot;)">
            <text:p/>
          </table:table-cell>
          <table:table-cell table:formula="of:=IF(AND([.B77]&lt;=[.E77];[.I77]=1);1;&quot;&quot;)">
            <text:p/>
          </table:table-cell>
          <table:table-cell table:formula="of:=IF(AND([.B77]&gt;[.D77];[.C77]=0);1;&quot;&quot;)" office:value-type="float" office:value="1">
            <text:p>1</text:p>
          </table:table-cell>
          <table:table-cell table:formula="of:=IF(AND([.B77]&lt;=[.D77];[.C77]=1);1;&quot;&quot;)">
            <text:p/>
          </table:table-cell>
          <table:table-cell table:formula="of:=IF(OR(AND([.G77]=1;[.I77]=1);AND([.F77]=1;[.H77]=1));1;&quot;&quot;)">
            <text:p/>
          </table:table-cell>
          <table:table-cell/>
          <table:table-cell table:formula="of:=([.D77]/[.E77]*100)-100" office:value-type="float" office:value="-1.35922330097087">
            <text:p>-1.359223301</text:p>
          </table:table-cell>
          <table:table-cell table:formula="of:=IF(OR(AND([.B77]&gt;[.E77];[.C77]=0);AND([.B77]&lt;=[.E77];[.C77]=1));1;&quot;&quot;)">
            <text:p/>
          </table:table-cell>
        </table:table-row>
        <table:table-row table:style-name="ro2">
          <table:table-cell office:value-type="float" office:value="3402">
            <text:p>3402</text:p>
          </table:table-cell>
          <table:table-cell office:value-type="float" office:value="1030">
            <text:p>1030</text:p>
          </table:table-cell>
          <table:table-cell office:value-type="float" office:value="0">
            <text:p>0</text:p>
          </table:table-cell>
          <table:table-cell office:value-type="float" office:value="1018">
            <text:p>1018</text:p>
          </table:table-cell>
          <table:table-cell office:value-type="float" office:value="1055">
            <text:p>1055</text:p>
          </table:table-cell>
          <table:table-cell table:formula="of:=IF(AND([.B78]&gt;[.E78];[.H78]=1);1;&quot;&quot;)">
            <text:p/>
          </table:table-cell>
          <table:table-cell table:formula="of:=IF(AND([.B78]&lt;=[.E78];[.I78]=1);1;&quot;&quot;)">
            <text:p/>
          </table:table-cell>
          <table:table-cell table:formula="of:=IF(AND([.B78]&gt;[.D78];[.C78]=0);1;&quot;&quot;)" office:value-type="float" office:value="1">
            <text:p>1</text:p>
          </table:table-cell>
          <table:table-cell table:formula="of:=IF(AND([.B78]&lt;=[.D78];[.C78]=1);1;&quot;&quot;)">
            <text:p/>
          </table:table-cell>
          <table:table-cell table:formula="of:=IF(OR(AND([.G78]=1;[.I78]=1);AND([.F78]=1;[.H78]=1));1;&quot;&quot;)">
            <text:p/>
          </table:table-cell>
          <table:table-cell/>
          <table:table-cell table:formula="of:=([.D78]/[.E78]*100)-100" office:value-type="float" office:value="-3.50710900473933">
            <text:p>-3.5071090047</text:p>
          </table:table-cell>
          <table:table-cell table:formula="of:=IF(OR(AND([.B78]&gt;[.E78];[.C78]=0);AND([.B78]&lt;=[.E78];[.C78]=1));1;&quot;&quot;)">
            <text:p/>
          </table:table-cell>
        </table:table-row>
        <table:table-row table:style-name="ro2">
          <table:table-cell office:value-type="float" office:value="3405">
            <text:p>3405</text:p>
          </table:table-cell>
          <table:table-cell office:value-type="float" office:value="1486">
            <text:p>1486</text:p>
          </table:table-cell>
          <table:table-cell office:value-type="float" office:value="0">
            <text:p>0</text:p>
          </table:table-cell>
          <table:table-cell office:value-type="float" office:value="1448">
            <text:p>1448</text:p>
          </table:table-cell>
          <table:table-cell office:value-type="float" office:value="1474">
            <text:p>1474</text:p>
          </table:table-cell>
          <table:table-cell table:formula="of:=IF(AND([.B79]&gt;[.E79];[.H79]=1);1;&quot;&quot;)" office:value-type="float" office:value="1">
            <text:p>1</text:p>
          </table:table-cell>
          <table:table-cell table:formula="of:=IF(AND([.B79]&lt;=[.E79];[.I79]=1);1;&quot;&quot;)">
            <text:p/>
          </table:table-cell>
          <table:table-cell table:formula="of:=IF(AND([.B79]&gt;[.D79];[.C79]=0);1;&quot;&quot;)" office:value-type="float" office:value="1">
            <text:p>1</text:p>
          </table:table-cell>
          <table:table-cell table:formula="of:=IF(AND([.B79]&lt;=[.D79];[.C79]=1);1;&quot;&quot;)">
            <text:p/>
          </table:table-cell>
          <table:table-cell table:formula="of:=IF(OR(AND([.G79]=1;[.I79]=1);AND([.F79]=1;[.H79]=1));1;&quot;&quot;)" office:value-type="float" office:value="1">
            <text:p>1</text:p>
          </table:table-cell>
          <table:table-cell/>
          <table:table-cell table:formula="of:=([.D79]/[.E79]*100)-100" office:value-type="float" office:value="-1.76390773405699">
            <text:p>-1.7639077341</text:p>
          </table:table-cell>
          <table:table-cell table:formula="of:=IF(OR(AND([.B79]&gt;[.E79];[.C79]=0);AND([.B79]&lt;=[.E79];[.C79]=1));1;&quot;&quot;)" office:value-type="float" office:value="1">
            <text:p>1</text:p>
          </table:table-cell>
        </table:table-row>
        <table:table-row table:style-name="ro2">
          <table:table-cell office:value-type="float" office:value="3407">
            <text:p>3407</text:p>
          </table:table-cell>
          <table:table-cell office:value-type="float" office:value="840">
            <text:p>840</text:p>
          </table:table-cell>
          <table:table-cell office:value-type="float" office:value="0">
            <text:p>0</text:p>
          </table:table-cell>
          <table:table-cell office:value-type="float" office:value="832">
            <text:p>832</text:p>
          </table:table-cell>
          <table:table-cell office:value-type="float" office:value="849">
            <text:p>849</text:p>
          </table:table-cell>
          <table:table-cell table:formula="of:=IF(AND([.B80]&gt;[.E80];[.H80]=1);1;&quot;&quot;)">
            <text:p/>
          </table:table-cell>
          <table:table-cell table:formula="of:=IF(AND([.B80]&lt;=[.E80];[.I80]=1);1;&quot;&quot;)">
            <text:p/>
          </table:table-cell>
          <table:table-cell table:formula="of:=IF(AND([.B80]&gt;[.D80];[.C80]=0);1;&quot;&quot;)" office:value-type="float" office:value="1">
            <text:p>1</text:p>
          </table:table-cell>
          <table:table-cell table:formula="of:=IF(AND([.B80]&lt;=[.D80];[.C80]=1);1;&quot;&quot;)">
            <text:p/>
          </table:table-cell>
          <table:table-cell table:formula="of:=IF(OR(AND([.G80]=1;[.I80]=1);AND([.F80]=1;[.H80]=1));1;&quot;&quot;)">
            <text:p/>
          </table:table-cell>
          <table:table-cell/>
          <table:table-cell table:formula="of:=([.D80]/[.E80]*100)-100" office:value-type="float" office:value="-2.00235571260306">
            <text:p>-2.0023557126</text:p>
          </table:table-cell>
          <table:table-cell table:formula="of:=IF(OR(AND([.B80]&gt;[.E80];[.C80]=0);AND([.B80]&lt;=[.E80];[.C80]=1));1;&quot;&quot;)">
            <text:p/>
          </table:table-cell>
        </table:table-row>
        <table:table-row table:style-name="ro2">
          <table:table-cell office:value-type="float" office:value="3436">
            <text:p>3436</text:p>
          </table:table-cell>
          <table:table-cell office:value-type="float" office:value="1066">
            <text:p>1066</text:p>
          </table:table-cell>
          <table:table-cell office:value-type="float" office:value="0">
            <text:p>0</text:p>
          </table:table-cell>
          <table:table-cell office:value-type="float" office:value="1043">
            <text:p>1043</text:p>
          </table:table-cell>
          <table:table-cell office:value-type="float" office:value="1125">
            <text:p>1125</text:p>
          </table:table-cell>
          <table:table-cell table:formula="of:=IF(AND([.B81]&gt;[.E81];[.H81]=1);1;&quot;&quot;)">
            <text:p/>
          </table:table-cell>
          <table:table-cell table:formula="of:=IF(AND([.B81]&lt;=[.E81];[.I81]=1);1;&quot;&quot;)">
            <text:p/>
          </table:table-cell>
          <table:table-cell table:formula="of:=IF(AND([.B81]&gt;[.D81];[.C81]=0);1;&quot;&quot;)" office:value-type="float" office:value="1">
            <text:p>1</text:p>
          </table:table-cell>
          <table:table-cell table:formula="of:=IF(AND([.B81]&lt;=[.D81];[.C81]=1);1;&quot;&quot;)">
            <text:p/>
          </table:table-cell>
          <table:table-cell table:formula="of:=IF(OR(AND([.G81]=1;[.I81]=1);AND([.F81]=1;[.H81]=1));1;&quot;&quot;)">
            <text:p/>
          </table:table-cell>
          <table:table-cell/>
          <table:table-cell table:formula="of:=([.D81]/[.E81]*100)-100" office:value-type="float" office:value="-7.28888888888889">
            <text:p>-7.2888888889</text:p>
          </table:table-cell>
          <table:table-cell table:formula="of:=IF(OR(AND([.B81]&gt;[.E81];[.C81]=0);AND([.B81]&lt;=[.E81];[.C81]=1));1;&quot;&quot;)">
            <text:p/>
          </table:table-cell>
        </table:table-row>
        <table:table-row table:style-name="ro2">
          <table:table-cell office:value-type="float" office:value="3512">
            <text:p>3512</text:p>
          </table:table-cell>
          <table:table-cell office:value-type="float" office:value="488">
            <text:p>488</text:p>
          </table:table-cell>
          <table:table-cell office:value-type="float" office:value="0">
            <text:p>0</text:p>
          </table:table-cell>
          <table:table-cell office:value-type="float" office:value="487">
            <text:p>487</text:p>
          </table:table-cell>
          <table:table-cell office:value-type="float" office:value="497">
            <text:p>497</text:p>
          </table:table-cell>
          <table:table-cell table:formula="of:=IF(AND([.B82]&gt;[.E82];[.H82]=1);1;&quot;&quot;)">
            <text:p/>
          </table:table-cell>
          <table:table-cell table:formula="of:=IF(AND([.B82]&lt;=[.E82];[.I82]=1);1;&quot;&quot;)">
            <text:p/>
          </table:table-cell>
          <table:table-cell table:formula="of:=IF(AND([.B82]&gt;[.D82];[.C82]=0);1;&quot;&quot;)" office:value-type="float" office:value="1">
            <text:p>1</text:p>
          </table:table-cell>
          <table:table-cell table:formula="of:=IF(AND([.B82]&lt;=[.D82];[.C82]=1);1;&quot;&quot;)">
            <text:p/>
          </table:table-cell>
          <table:table-cell table:formula="of:=IF(OR(AND([.G82]=1;[.I82]=1);AND([.F82]=1;[.H82]=1));1;&quot;&quot;)">
            <text:p/>
          </table:table-cell>
          <table:table-cell/>
          <table:table-cell table:formula="of:=([.D82]/[.E82]*100)-100" office:value-type="float" office:value="-2.01207243460765">
            <text:p>-2.0120724346</text:p>
          </table:table-cell>
          <table:table-cell table:formula="of:=IF(OR(AND([.B82]&gt;[.E82];[.C82]=0);AND([.B82]&lt;=[.E82];[.C82]=1));1;&quot;&quot;)">
            <text:p/>
          </table:table-cell>
        </table:table-row>
        <table:table-row table:style-name="ro2">
          <table:table-cell office:value-type="float" office:value="3606">
            <text:p>3606</text:p>
          </table:table-cell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9">
            <text:p>129</text:p>
          </table:table-cell>
          <table:table-cell table:formula="of:=IF(AND([.B83]&gt;[.E83];[.H83]=1);1;&quot;&quot;)">
            <text:p/>
          </table:table-cell>
          <table:table-cell table:formula="of:=IF(AND([.B83]&lt;=[.E83];[.I83]=1);1;&quot;&quot;)">
            <text:p/>
          </table:table-cell>
          <table:table-cell table:formula="of:=IF(AND([.B83]&gt;[.D83];[.C83]=0);1;&quot;&quot;)" office:value-type="float" office:value="1">
            <text:p>1</text:p>
          </table:table-cell>
          <table:table-cell table:formula="of:=IF(AND([.B83]&lt;=[.D83];[.C83]=1);1;&quot;&quot;)">
            <text:p/>
          </table:table-cell>
          <table:table-cell table:formula="of:=IF(OR(AND([.G83]=1;[.I83]=1);AND([.F83]=1;[.H83]=1));1;&quot;&quot;)">
            <text:p/>
          </table:table-cell>
          <table:table-cell/>
          <table:table-cell table:formula="of:=([.D83]/[.E83]*100)-100" office:value-type="float" office:value="-1.55038759689923">
            <text:p>-1.5503875969</text:p>
          </table:table-cell>
          <table:table-cell table:formula="of:=IF(OR(AND([.B83]&gt;[.E83];[.C83]=0);AND([.B83]&lt;=[.E83];[.C83]=1));1;&quot;&quot;)">
            <text:p/>
          </table:table-cell>
        </table:table-row>
        <table:table-row table:style-name="ro2">
          <table:table-cell office:value-type="float" office:value="3626">
            <text:p>3626</text:p>
          </table:table-cell>
          <table:table-cell office:value-type="float" office:value="2703">
            <text:p>2703</text:p>
          </table:table-cell>
          <table:table-cell office:value-type="float" office:value="0">
            <text:p>0</text:p>
          </table:table-cell>
          <table:table-cell office:value-type="float" office:value="2662">
            <text:p>2662</text:p>
          </table:table-cell>
          <table:table-cell office:value-type="float" office:value="2722">
            <text:p>2722</text:p>
          </table:table-cell>
          <table:table-cell table:formula="of:=IF(AND([.B84]&gt;[.E84];[.H84]=1);1;&quot;&quot;)">
            <text:p/>
          </table:table-cell>
          <table:table-cell table:formula="of:=IF(AND([.B84]&lt;=[.E84];[.I84]=1);1;&quot;&quot;)">
            <text:p/>
          </table:table-cell>
          <table:table-cell table:formula="of:=IF(AND([.B84]&gt;[.D84];[.C84]=0);1;&quot;&quot;)" office:value-type="float" office:value="1">
            <text:p>1</text:p>
          </table:table-cell>
          <table:table-cell table:formula="of:=IF(AND([.B84]&lt;=[.D84];[.C84]=1);1;&quot;&quot;)">
            <text:p/>
          </table:table-cell>
          <table:table-cell table:formula="of:=IF(OR(AND([.G84]=1;[.I84]=1);AND([.F84]=1;[.H84]=1));1;&quot;&quot;)">
            <text:p/>
          </table:table-cell>
          <table:table-cell/>
          <table:table-cell table:formula="of:=([.D84]/[.E84]*100)-100" office:value-type="float" office:value="-2.20426157237326">
            <text:p>-2.2042615724</text:p>
          </table:table-cell>
          <table:table-cell table:formula="of:=IF(OR(AND([.B84]&gt;[.E84];[.C84]=0);AND([.B84]&lt;=[.E84];[.C84]=1));1;&quot;&quot;)">
            <text:p/>
          </table:table-cell>
        </table:table-row>
        <table:table-row table:style-name="ro2">
          <table:table-cell office:value-type="float" office:value="3632">
            <text:p>3632</text:p>
          </table:table-cell>
          <table:table-cell office:value-type="float" office:value="535">
            <text:p>535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office:value-type="float" office:value="542">
            <text:p>542</text:p>
          </table:table-cell>
          <table:table-cell table:formula="of:=IF(AND([.B85]&gt;[.E85];[.H85]=1);1;&quot;&quot;)">
            <text:p/>
          </table:table-cell>
          <table:table-cell table:formula="of:=IF(AND([.B85]&lt;=[.E85];[.I85]=1);1;&quot;&quot;)">
            <text:p/>
          </table:table-cell>
          <table:table-cell table:formula="of:=IF(AND([.B85]&gt;[.D85];[.C85]=0);1;&quot;&quot;)" office:value-type="float" office:value="1">
            <text:p>1</text:p>
          </table:table-cell>
          <table:table-cell table:formula="of:=IF(AND([.B85]&lt;=[.D85];[.C85]=1);1;&quot;&quot;)">
            <text:p/>
          </table:table-cell>
          <table:table-cell table:formula="of:=IF(OR(AND([.G85]=1;[.I85]=1);AND([.F85]=1;[.H85]=1));1;&quot;&quot;)">
            <text:p/>
          </table:table-cell>
          <table:table-cell/>
          <table:table-cell table:formula="of:=([.D85]/[.E85]*100)-100" office:value-type="float" office:value="-2.2140221402214">
            <text:p>-2.2140221402</text:p>
          </table:table-cell>
          <table:table-cell table:formula="of:=IF(OR(AND([.B85]&gt;[.E85];[.C85]=0);AND([.B85]&lt;=[.E85];[.C85]=1));1;&quot;&quot;)">
            <text:p/>
          </table:table-cell>
        </table:table-row>
        <table:table-row table:style-name="ro2">
          <table:table-cell office:value-type="float" office:value="3636">
            <text:p>3636</text:p>
          </table:table-cell>
          <table:table-cell office:value-type="float" office:value="2938">
            <text:p>2938</text:p>
          </table:table-cell>
          <table:table-cell office:value-type="float" office:value="0">
            <text:p>0</text:p>
          </table:table-cell>
          <table:table-cell office:value-type="float" office:value="2963">
            <text:p>2963</text:p>
          </table:table-cell>
          <table:table-cell office:value-type="float" office:value="3010">
            <text:p>3010</text:p>
          </table:table-cell>
          <table:table-cell table:formula="of:=IF(AND([.B86]&gt;[.E86];[.H86]=1);1;&quot;&quot;)">
            <text:p/>
          </table:table-cell>
          <table:table-cell table:formula="of:=IF(AND([.B86]&lt;=[.E86];[.I86]=1);1;&quot;&quot;)">
            <text:p/>
          </table:table-cell>
          <table:table-cell table:formula="of:=IF(AND([.B86]&gt;[.D86];[.C86]=0);1;&quot;&quot;)">
            <text:p/>
          </table:table-cell>
          <table:table-cell table:formula="of:=IF(AND([.B86]&lt;=[.D86];[.C86]=1);1;&quot;&quot;)">
            <text:p/>
          </table:table-cell>
          <table:table-cell table:formula="of:=IF(OR(AND([.G86]=1;[.I86]=1);AND([.F86]=1;[.H86]=1));1;&quot;&quot;)">
            <text:p/>
          </table:table-cell>
          <table:table-cell/>
          <table:table-cell table:formula="of:=([.D86]/[.E86]*100)-100" office:value-type="float" office:value="-1.56146179401993">
            <text:p>-1.561461794</text:p>
          </table:table-cell>
          <table:table-cell table:formula="of:=IF(OR(AND([.B86]&gt;[.E86];[.C86]=0);AND([.B86]&lt;=[.E86];[.C86]=1));1;&quot;&quot;)">
            <text:p/>
          </table:table-cell>
        </table:table-row>
        <table:table-row table:style-name="ro2">
          <table:table-cell office:value-type="float" office:value="3639">
            <text:p>3639</text:p>
          </table:table-cell>
          <table:table-cell office:value-type="float" office:value="1505">
            <text:p>1505</text:p>
          </table:table-cell>
          <table:table-cell office:value-type="float" office:value="1">
            <text:p>1</text:p>
          </table:table-cell>
          <table:table-cell office:value-type="float" office:value="1511">
            <text:p>1511</text:p>
          </table:table-cell>
          <table:table-cell office:value-type="float" office:value="1485">
            <text:p>1485</text:p>
          </table:table-cell>
          <table:table-cell table:formula="of:=IF(AND([.B87]&gt;[.E87];[.H87]=1);1;&quot;&quot;)">
            <text:p/>
          </table:table-cell>
          <table:table-cell table:formula="of:=IF(AND([.B87]&lt;=[.E87];[.I87]=1);1;&quot;&quot;)">
            <text:p/>
          </table:table-cell>
          <table:table-cell table:formula="of:=IF(AND([.B87]&gt;[.D87];[.C87]=0);1;&quot;&quot;)">
            <text:p/>
          </table:table-cell>
          <table:table-cell table:formula="of:=IF(AND([.B87]&lt;=[.D87];[.C87]=1);1;&quot;&quot;)" office:value-type="float" office:value="1">
            <text:p>1</text:p>
          </table:table-cell>
          <table:table-cell table:formula="of:=IF(OR(AND([.G87]=1;[.I87]=1);AND([.F87]=1;[.H87]=1));1;&quot;&quot;)">
            <text:p/>
          </table:table-cell>
          <table:table-cell/>
          <table:table-cell table:formula="of:=([.D87]/[.E87]*100)-100" office:value-type="float" office:value="1.75084175084174">
            <text:p>1.7508417508</text:p>
          </table:table-cell>
          <table:table-cell table:formula="of:=IF(OR(AND([.B87]&gt;[.E87];[.C87]=0);AND([.B87]&lt;=[.E87];[.C87]=1));1;&quot;&quot;)">
            <text:p/>
          </table:table-cell>
        </table:table-row>
        <table:table-row table:style-name="ro2">
          <table:table-cell office:value-type="float" office:value="3641">
            <text:p>3641</text:p>
          </table:table-cell>
          <table:table-cell office:value-type="float" office:value="3215">
            <text:p>3215</text:p>
          </table:table-cell>
          <table:table-cell office:value-type="float" office:value="0">
            <text:p>0</text:p>
          </table:table-cell>
          <table:table-cell office:value-type="float" office:value="3145">
            <text:p>3145</text:p>
          </table:table-cell>
          <table:table-cell office:value-type="float" office:value="3185">
            <text:p>3185</text:p>
          </table:table-cell>
          <table:table-cell table:formula="of:=IF(AND([.B88]&gt;[.E88];[.H88]=1);1;&quot;&quot;)" office:value-type="float" office:value="1">
            <text:p>1</text:p>
          </table:table-cell>
          <table:table-cell table:formula="of:=IF(AND([.B88]&lt;=[.E88];[.I88]=1);1;&quot;&quot;)">
            <text:p/>
          </table:table-cell>
          <table:table-cell table:formula="of:=IF(AND([.B88]&gt;[.D88];[.C88]=0);1;&quot;&quot;)" office:value-type="float" office:value="1">
            <text:p>1</text:p>
          </table:table-cell>
          <table:table-cell table:formula="of:=IF(AND([.B88]&lt;=[.D88];[.C88]=1);1;&quot;&quot;)">
            <text:p/>
          </table:table-cell>
          <table:table-cell table:formula="of:=IF(OR(AND([.G88]=1;[.I88]=1);AND([.F88]=1;[.H88]=1));1;&quot;&quot;)" office:value-type="float" office:value="1">
            <text:p>1</text:p>
          </table:table-cell>
          <table:table-cell/>
          <table:table-cell table:formula="of:=([.D88]/[.E88]*100)-100" office:value-type="float" office:value="-1.25588697017268">
            <text:p>-1.2558869702</text:p>
          </table:table-cell>
          <table:table-cell table:formula="of:=IF(OR(AND([.B88]&gt;[.E88];[.C88]=0);AND([.B88]&lt;=[.E88];[.C88]=1));1;&quot;&quot;)" office:value-type="float" office:value="1">
            <text:p>1</text:p>
          </table:table-cell>
        </table:table-row>
        <table:table-row table:style-name="ro2">
          <table:table-cell office:value-type="float" office:value="3656">
            <text:p>3656</text:p>
          </table:table-cell>
          <table:table-cell office:value-type="float" office:value="1152">
            <text:p>1152</text:p>
          </table:table-cell>
          <table:table-cell office:value-type="float" office:value="0">
            <text:p>0</text:p>
          </table:table-cell>
          <table:table-cell office:value-type="float" office:value="1148">
            <text:p>1148</text:p>
          </table:table-cell>
          <table:table-cell office:value-type="float" office:value="1210">
            <text:p>1210</text:p>
          </table:table-cell>
          <table:table-cell table:formula="of:=IF(AND([.B89]&gt;[.E89];[.H89]=1);1;&quot;&quot;)">
            <text:p/>
          </table:table-cell>
          <table:table-cell table:formula="of:=IF(AND([.B89]&lt;=[.E89];[.I89]=1);1;&quot;&quot;)">
            <text:p/>
          </table:table-cell>
          <table:table-cell table:formula="of:=IF(AND([.B89]&gt;[.D89];[.C89]=0);1;&quot;&quot;)" office:value-type="float" office:value="1">
            <text:p>1</text:p>
          </table:table-cell>
          <table:table-cell table:formula="of:=IF(AND([.B89]&lt;=[.D89];[.C89]=1);1;&quot;&quot;)">
            <text:p/>
          </table:table-cell>
          <table:table-cell table:formula="of:=IF(OR(AND([.G89]=1;[.I89]=1);AND([.F89]=1;[.H89]=1));1;&quot;&quot;)">
            <text:p/>
          </table:table-cell>
          <table:table-cell/>
          <table:table-cell table:formula="of:=([.D89]/[.E89]*100)-100" office:value-type="float" office:value="-5.12396694214876">
            <text:p>-5.1239669421</text:p>
          </table:table-cell>
          <table:table-cell table:formula="of:=IF(OR(AND([.B89]&gt;[.E89];[.C89]=0);AND([.B89]&lt;=[.E89];[.C89]=1));1;&quot;&quot;)">
            <text:p/>
          </table:table-cell>
        </table:table-row>
        <table:table-row table:style-name="ro2">
          <table:table-cell office:value-type="float" office:value="3659">
            <text:p>3659</text:p>
          </table:table-cell>
          <table:table-cell office:value-type="float" office:value="1585">
            <text:p>1585</text:p>
          </table:table-cell>
          <table:table-cell office:value-type="float" office:value="0">
            <text:p>0</text:p>
          </table:table-cell>
          <table:table-cell office:value-type="float" office:value="1562">
            <text:p>1562</text:p>
          </table:table-cell>
          <table:table-cell office:value-type="float" office:value="1598">
            <text:p>1598</text:p>
          </table:table-cell>
          <table:table-cell table:formula="of:=IF(AND([.B90]&gt;[.E90];[.H90]=1);1;&quot;&quot;)">
            <text:p/>
          </table:table-cell>
          <table:table-cell table:formula="of:=IF(AND([.B90]&lt;=[.E90];[.I90]=1);1;&quot;&quot;)">
            <text:p/>
          </table:table-cell>
          <table:table-cell table:formula="of:=IF(AND([.B90]&gt;[.D90];[.C90]=0);1;&quot;&quot;)" office:value-type="float" office:value="1">
            <text:p>1</text:p>
          </table:table-cell>
          <table:table-cell table:formula="of:=IF(AND([.B90]&lt;=[.D90];[.C90]=1);1;&quot;&quot;)">
            <text:p/>
          </table:table-cell>
          <table:table-cell table:formula="of:=IF(OR(AND([.G90]=1;[.I90]=1);AND([.F90]=1;[.H90]=1));1;&quot;&quot;)">
            <text:p/>
          </table:table-cell>
          <table:table-cell/>
          <table:table-cell table:formula="of:=([.D90]/[.E90]*100)-100" office:value-type="float" office:value="-2.25281602002502">
            <text:p>-2.25281602</text:p>
          </table:table-cell>
          <table:table-cell table:formula="of:=IF(OR(AND([.B90]&gt;[.E90];[.C90]=0);AND([.B90]&lt;=[.E90];[.C90]=1));1;&quot;&quot;)">
            <text:p/>
          </table:table-cell>
        </table:table-row>
        <table:table-row table:style-name="ro2">
          <table:table-cell office:value-type="float" office:value="3664">
            <text:p>3664</text:p>
          </table:table-cell>
          <table:table-cell office:value-type="float" office:value="475">
            <text:p>475</text:p>
          </table:table-cell>
          <table:table-cell office:value-type="float" office:value="0">
            <text:p>0</text:p>
          </table:table-cell>
          <table:table-cell office:value-type="float" office:value="468">
            <text:p>468</text:p>
          </table:table-cell>
          <table:table-cell office:value-type="float" office:value="479">
            <text:p>479</text:p>
          </table:table-cell>
          <table:table-cell table:formula="of:=IF(AND([.B91]&gt;[.E91];[.H91]=1);1;&quot;&quot;)">
            <text:p/>
          </table:table-cell>
          <table:table-cell table:formula="of:=IF(AND([.B91]&lt;=[.E91];[.I91]=1);1;&quot;&quot;)">
            <text:p/>
          </table:table-cell>
          <table:table-cell table:formula="of:=IF(AND([.B91]&gt;[.D91];[.C91]=0);1;&quot;&quot;)" office:value-type="float" office:value="1">
            <text:p>1</text:p>
          </table:table-cell>
          <table:table-cell table:formula="of:=IF(AND([.B91]&lt;=[.D91];[.C91]=1);1;&quot;&quot;)">
            <text:p/>
          </table:table-cell>
          <table:table-cell table:formula="of:=IF(OR(AND([.G91]=1;[.I91]=1);AND([.F91]=1;[.H91]=1));1;&quot;&quot;)">
            <text:p/>
          </table:table-cell>
          <table:table-cell/>
          <table:table-cell table:formula="of:=([.D91]/[.E91]*100)-100" office:value-type="float" office:value="-2.2964509394572">
            <text:p>-2.2964509395</text:p>
          </table:table-cell>
          <table:table-cell table:formula="of:=IF(OR(AND([.B91]&gt;[.E91];[.C91]=0);AND([.B91]&lt;=[.E91];[.C91]=1));1;&quot;&quot;)">
            <text:p/>
          </table:table-cell>
        </table:table-row>
        <table:table-row table:style-name="ro2">
          <table:table-cell office:value-type="float" office:value="3668">
            <text:p>3668</text:p>
          </table:table-cell>
          <table:table-cell office:value-type="float" office:value="1916">
            <text:p>1916</text:p>
          </table:table-cell>
          <table:table-cell office:value-type="float" office:value="0">
            <text:p>0</text:p>
          </table:table-cell>
          <table:table-cell office:value-type="float" office:value="1937">
            <text:p>1937</text:p>
          </table:table-cell>
          <table:table-cell office:value-type="float" office:value="2011">
            <text:p>2011</text:p>
          </table:table-cell>
          <table:table-cell table:formula="of:=IF(AND([.B92]&gt;[.E92];[.H92]=1);1;&quot;&quot;)">
            <text:p/>
          </table:table-cell>
          <table:table-cell table:formula="of:=IF(AND([.B92]&lt;=[.E92];[.I92]=1);1;&quot;&quot;)">
            <text:p/>
          </table:table-cell>
          <table:table-cell table:formula="of:=IF(AND([.B92]&gt;[.D92];[.C92]=0);1;&quot;&quot;)">
            <text:p/>
          </table:table-cell>
          <table:table-cell table:formula="of:=IF(AND([.B92]&lt;=[.D92];[.C92]=1);1;&quot;&quot;)">
            <text:p/>
          </table:table-cell>
          <table:table-cell table:formula="of:=IF(OR(AND([.G92]=1;[.I92]=1);AND([.F92]=1;[.H92]=1));1;&quot;&quot;)">
            <text:p/>
          </table:table-cell>
          <table:table-cell/>
          <table:table-cell table:formula="of:=([.D92]/[.E92]*100)-100" office:value-type="float" office:value="-3.67976131277972">
            <text:p>-3.6797613128</text:p>
          </table:table-cell>
          <table:table-cell table:formula="of:=IF(OR(AND([.B92]&gt;[.E92];[.C92]=0);AND([.B92]&lt;=[.E92];[.C92]=1));1;&quot;&quot;)">
            <text:p/>
          </table:table-cell>
        </table:table-row>
        <table:table-row table:style-name="ro2">
          <table:table-cell office:value-type="float" office:value="3738">
            <text:p>3738</text:p>
          </table:table-cell>
          <table:table-cell office:value-type="float" office:value="1859">
            <text:p>1859</text:p>
          </table:table-cell>
          <table:table-cell office:value-type="float" office:value="0">
            <text:p>0</text:p>
          </table:table-cell>
          <table:table-cell office:value-type="float" office:value="1824">
            <text:p>1824</text:p>
          </table:table-cell>
          <table:table-cell office:value-type="float" office:value="1828">
            <text:p>1828</text:p>
          </table:table-cell>
          <table:table-cell table:formula="of:=IF(AND([.B93]&gt;[.E93];[.H93]=1);1;&quot;&quot;)" office:value-type="float" office:value="1">
            <text:p>1</text:p>
          </table:table-cell>
          <table:table-cell table:formula="of:=IF(AND([.B93]&lt;=[.E93];[.I93]=1);1;&quot;&quot;)">
            <text:p/>
          </table:table-cell>
          <table:table-cell table:formula="of:=IF(AND([.B93]&gt;[.D93];[.C93]=0);1;&quot;&quot;)" office:value-type="float" office:value="1">
            <text:p>1</text:p>
          </table:table-cell>
          <table:table-cell table:formula="of:=IF(AND([.B93]&lt;=[.D93];[.C93]=1);1;&quot;&quot;)">
            <text:p/>
          </table:table-cell>
          <table:table-cell table:formula="of:=IF(OR(AND([.G93]=1;[.I93]=1);AND([.F93]=1;[.H93]=1));1;&quot;&quot;)" office:value-type="float" office:value="1">
            <text:p>1</text:p>
          </table:table-cell>
          <table:table-cell/>
          <table:table-cell table:formula="of:=([.D93]/[.E93]*100)-100" office:value-type="float" office:value="-0.218818380743983">
            <text:p>-0.2188183807</text:p>
          </table:table-cell>
          <table:table-cell table:formula="of:=IF(OR(AND([.B93]&gt;[.E93];[.C93]=0);AND([.B93]&lt;=[.E93];[.C93]=1));1;&quot;&quot;)" office:value-type="float" office:value="1">
            <text:p>1</text:p>
          </table:table-cell>
        </table:table-row>
        <table:table-row table:style-name="ro2">
          <table:table-cell office:value-type="float" office:value="3742">
            <text:p>3742</text:p>
          </table:table-cell>
          <table:table-cell office:value-type="float" office:value="1080">
            <text:p>1080</text:p>
          </table:table-cell>
          <table:table-cell office:value-type="float" office:value="0">
            <text:p>0</text:p>
          </table:table-cell>
          <table:table-cell office:value-type="float" office:value="1063">
            <text:p>1063</text:p>
          </table:table-cell>
          <table:table-cell office:value-type="float" office:value="1066">
            <text:p>1066</text:p>
          </table:table-cell>
          <table:table-cell table:formula="of:=IF(AND([.B94]&gt;[.E94];[.H94]=1);1;&quot;&quot;)" office:value-type="float" office:value="1">
            <text:p>1</text:p>
          </table:table-cell>
          <table:table-cell table:formula="of:=IF(AND([.B94]&lt;=[.E94];[.I94]=1);1;&quot;&quot;)">
            <text:p/>
          </table:table-cell>
          <table:table-cell table:formula="of:=IF(AND([.B94]&gt;[.D94];[.C94]=0);1;&quot;&quot;)" office:value-type="float" office:value="1">
            <text:p>1</text:p>
          </table:table-cell>
          <table:table-cell table:formula="of:=IF(AND([.B94]&lt;=[.D94];[.C94]=1);1;&quot;&quot;)">
            <text:p/>
          </table:table-cell>
          <table:table-cell table:formula="of:=IF(OR(AND([.G94]=1;[.I94]=1);AND([.F94]=1;[.H94]=1));1;&quot;&quot;)" office:value-type="float" office:value="1">
            <text:p>1</text:p>
          </table:table-cell>
          <table:table-cell/>
          <table:table-cell table:formula="of:=([.D94]/[.E94]*100)-100" office:value-type="float" office:value="-0.281425891181982">
            <text:p>-0.2814258912</text:p>
          </table:table-cell>
          <table:table-cell table:formula="of:=IF(OR(AND([.B94]&gt;[.E94];[.C94]=0);AND([.B94]&lt;=[.E94];[.C94]=1));1;&quot;&quot;)" office:value-type="float" office:value="1">
            <text:p>1</text:p>
          </table:table-cell>
        </table:table-row>
        <table:table-row table:style-name="ro2">
          <table:table-cell office:value-type="float" office:value="3765">
            <text:p>3765</text:p>
          </table:table-cell>
          <table:table-cell office:value-type="float" office:value="354">
            <text:p>354</text:p>
          </table:table-cell>
          <table:table-cell office:value-type="float" office:value="0">
            <text:p>0</text:p>
          </table:table-cell>
          <table:table-cell office:value-type="float" office:value="353">
            <text:p>353</text:p>
          </table:table-cell>
          <table:table-cell office:value-type="float" office:value="356">
            <text:p>356</text:p>
          </table:table-cell>
          <table:table-cell table:formula="of:=IF(AND([.B95]&gt;[.E95];[.H95]=1);1;&quot;&quot;)">
            <text:p/>
          </table:table-cell>
          <table:table-cell table:formula="of:=IF(AND([.B95]&lt;=[.E95];[.I95]=1);1;&quot;&quot;)">
            <text:p/>
          </table:table-cell>
          <table:table-cell table:formula="of:=IF(AND([.B95]&gt;[.D95];[.C95]=0);1;&quot;&quot;)" office:value-type="float" office:value="1">
            <text:p>1</text:p>
          </table:table-cell>
          <table:table-cell table:formula="of:=IF(AND([.B95]&lt;=[.D95];[.C95]=1);1;&quot;&quot;)">
            <text:p/>
          </table:table-cell>
          <table:table-cell table:formula="of:=IF(OR(AND([.G95]=1;[.I95]=1);AND([.F95]=1;[.H95]=1));1;&quot;&quot;)">
            <text:p/>
          </table:table-cell>
          <table:table-cell/>
          <table:table-cell table:formula="of:=([.D95]/[.E95]*100)-100" office:value-type="float" office:value="-0.842696629213478">
            <text:p>-0.8426966292</text:p>
          </table:table-cell>
          <table:table-cell table:formula="of:=IF(OR(AND([.B95]&gt;[.E95];[.C95]=0);AND([.B95]&lt;=[.E95];[.C95]=1));1;&quot;&quot;)">
            <text:p/>
          </table:table-cell>
        </table:table-row>
        <table:table-row table:style-name="ro2">
          <table:table-cell office:value-type="float" office:value="3774">
            <text:p>3774</text:p>
          </table:table-cell>
          <table:table-cell office:value-type="float" office:value="2138">
            <text:p>2138</text:p>
          </table:table-cell>
          <table:table-cell office:value-type="float" office:value="0">
            <text:p>0</text:p>
          </table:table-cell>
          <table:table-cell office:value-type="float" office:value="2111">
            <text:p>2111</text:p>
          </table:table-cell>
          <table:table-cell office:value-type="float" office:value="2115">
            <text:p>2115</text:p>
          </table:table-cell>
          <table:table-cell table:formula="of:=IF(AND([.B96]&gt;[.E96];[.H96]=1);1;&quot;&quot;)" office:value-type="float" office:value="1">
            <text:p>1</text:p>
          </table:table-cell>
          <table:table-cell table:formula="of:=IF(AND([.B96]&lt;=[.E96];[.I96]=1);1;&quot;&quot;)">
            <text:p/>
          </table:table-cell>
          <table:table-cell table:formula="of:=IF(AND([.B96]&gt;[.D96];[.C96]=0);1;&quot;&quot;)" office:value-type="float" office:value="1">
            <text:p>1</text:p>
          </table:table-cell>
          <table:table-cell table:formula="of:=IF(AND([.B96]&lt;=[.D96];[.C96]=1);1;&quot;&quot;)">
            <text:p/>
          </table:table-cell>
          <table:table-cell table:formula="of:=IF(OR(AND([.G96]=1;[.I96]=1);AND([.F96]=1;[.H96]=1));1;&quot;&quot;)" office:value-type="float" office:value="1">
            <text:p>1</text:p>
          </table:table-cell>
          <table:table-cell/>
          <table:table-cell table:formula="of:=([.D96]/[.E96]*100)-100" office:value-type="float" office:value="-0.189125295508276">
            <text:p>-0.1891252955</text:p>
          </table:table-cell>
          <table:table-cell table:formula="of:=IF(OR(AND([.B96]&gt;[.E96];[.C96]=0);AND([.B96]&lt;=[.E96];[.C96]=1));1;&quot;&quot;)" office:value-type="float" office:value="1">
            <text:p>1</text:p>
          </table:table-cell>
        </table:table-row>
        <table:table-row table:style-name="ro2">
          <table:table-cell office:value-type="float" office:value="3788">
            <text:p>3788</text:p>
          </table:table-cell>
          <table:table-cell office:value-type="float" office:value="724">
            <text:p>724</text:p>
          </table:table-cell>
          <table:table-cell office:value-type="float" office:value="0">
            <text:p>0</text:p>
          </table:table-cell>
          <table:table-cell office:value-type="float" office:value="727">
            <text:p>727</text:p>
          </table:table-cell>
          <table:table-cell office:value-type="float" office:value="744">
            <text:p>744</text:p>
          </table:table-cell>
          <table:table-cell table:formula="of:=IF(AND([.B97]&gt;[.E97];[.H97]=1);1;&quot;&quot;)">
            <text:p/>
          </table:table-cell>
          <table:table-cell table:formula="of:=IF(AND([.B97]&lt;=[.E97];[.I97]=1);1;&quot;&quot;)">
            <text:p/>
          </table:table-cell>
          <table:table-cell table:formula="of:=IF(AND([.B97]&gt;[.D97];[.C97]=0);1;&quot;&quot;)">
            <text:p/>
          </table:table-cell>
          <table:table-cell table:formula="of:=IF(AND([.B97]&lt;=[.D97];[.C97]=1);1;&quot;&quot;)">
            <text:p/>
          </table:table-cell>
          <table:table-cell table:formula="of:=IF(OR(AND([.G97]=1;[.I97]=1);AND([.F97]=1;[.H97]=1));1;&quot;&quot;)">
            <text:p/>
          </table:table-cell>
          <table:table-cell/>
          <table:table-cell table:formula="of:=([.D97]/[.E97]*100)-100" office:value-type="float" office:value="-2.28494623655914">
            <text:p>-2.2849462366</text:p>
          </table:table-cell>
          <table:table-cell table:formula="of:=IF(OR(AND([.B97]&gt;[.E97];[.C97]=0);AND([.B97]&lt;=[.E97];[.C97]=1));1;&quot;&quot;)">
            <text:p/>
          </table:table-cell>
        </table:table-row>
        <table:table-row table:style-name="ro2">
          <table:table-cell office:value-type="float" office:value="3793">
            <text:p>3793</text:p>
          </table:table-cell>
          <table:table-cell office:value-type="float" office:value="660">
            <text:p>660</text:p>
          </table:table-cell>
          <table:table-cell office:value-type="float" office:value="0">
            <text:p>0</text:p>
          </table:table-cell>
          <table:table-cell office:value-type="float" office:value="653">
            <text:p>653</text:p>
          </table:table-cell>
          <table:table-cell office:value-type="float" office:value="665">
            <text:p>665</text:p>
          </table:table-cell>
          <table:table-cell table:formula="of:=IF(AND([.B98]&gt;[.E98];[.H98]=1);1;&quot;&quot;)">
            <text:p/>
          </table:table-cell>
          <table:table-cell table:formula="of:=IF(AND([.B98]&lt;=[.E98];[.I98]=1);1;&quot;&quot;)">
            <text:p/>
          </table:table-cell>
          <table:table-cell table:formula="of:=IF(AND([.B98]&gt;[.D98];[.C98]=0);1;&quot;&quot;)" office:value-type="float" office:value="1">
            <text:p>1</text:p>
          </table:table-cell>
          <table:table-cell table:formula="of:=IF(AND([.B98]&lt;=[.D98];[.C98]=1);1;&quot;&quot;)">
            <text:p/>
          </table:table-cell>
          <table:table-cell table:formula="of:=IF(OR(AND([.G98]=1;[.I98]=1);AND([.F98]=1;[.H98]=1));1;&quot;&quot;)">
            <text:p/>
          </table:table-cell>
          <table:table-cell/>
          <table:table-cell table:formula="of:=([.D98]/[.E98]*100)-100" office:value-type="float" office:value="-1.80451127819549">
            <text:p>-1.8045112782</text:p>
          </table:table-cell>
          <table:table-cell table:formula="of:=IF(OR(AND([.B98]&gt;[.E98];[.C98]=0);AND([.B98]&lt;=[.E98];[.C98]=1));1;&quot;&quot;)">
            <text:p/>
          </table:table-cell>
        </table:table-row>
        <table:table-row table:style-name="ro2">
          <table:table-cell office:value-type="float" office:value="3799">
            <text:p>3799</text:p>
          </table:table-cell>
          <table:table-cell office:value-type="float" office:value="567">
            <text:p>567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float" office:value="579">
            <text:p>579</text:p>
          </table:table-cell>
          <table:table-cell table:formula="of:=IF(AND([.B99]&gt;[.E99];[.H99]=1);1;&quot;&quot;)">
            <text:p/>
          </table:table-cell>
          <table:table-cell table:formula="of:=IF(AND([.B99]&lt;=[.E99];[.I99]=1);1;&quot;&quot;)">
            <text:p/>
          </table:table-cell>
          <table:table-cell table:formula="of:=IF(AND([.B99]&gt;[.D99];[.C99]=0);1;&quot;&quot;)" office:value-type="float" office:value="1">
            <text:p>1</text:p>
          </table:table-cell>
          <table:table-cell table:formula="of:=IF(AND([.B99]&lt;=[.D99];[.C99]=1);1;&quot;&quot;)">
            <text:p/>
          </table:table-cell>
          <table:table-cell table:formula="of:=IF(OR(AND([.G99]=1;[.I99]=1);AND([.F99]=1;[.H99]=1));1;&quot;&quot;)">
            <text:p/>
          </table:table-cell>
          <table:table-cell/>
          <table:table-cell table:formula="of:=([.D99]/[.E99]*100)-100" office:value-type="float" office:value="-4.14507772020725">
            <text:p>-4.1450777202</text:p>
          </table:table-cell>
          <table:table-cell table:formula="of:=IF(OR(AND([.B99]&gt;[.E99];[.C99]=0);AND([.B99]&lt;=[.E99];[.C99]=1));1;&quot;&quot;)">
            <text:p/>
          </table:table-cell>
        </table:table-row>
        <table:table-row table:style-name="ro2">
          <table:table-cell office:value-type="float" office:value="3817">
            <text:p>3817</text:p>
          </table:table-cell>
          <table:table-cell office:value-type="float" office:value="1898">
            <text:p>1898</text:p>
          </table:table-cell>
          <table:table-cell office:value-type="float" office:value="0">
            <text:p>0</text:p>
          </table:table-cell>
          <table:table-cell office:value-type="float" office:value="1910">
            <text:p>1910</text:p>
          </table:table-cell>
          <table:table-cell office:value-type="float" office:value="1928">
            <text:p>1928</text:p>
          </table:table-cell>
          <table:table-cell table:formula="of:=IF(AND([.B100]&gt;[.E100];[.H100]=1);1;&quot;&quot;)">
            <text:p/>
          </table:table-cell>
          <table:table-cell table:formula="of:=IF(AND([.B100]&lt;=[.E100];[.I100]=1);1;&quot;&quot;)">
            <text:p/>
          </table:table-cell>
          <table:table-cell table:formula="of:=IF(AND([.B100]&gt;[.D100];[.C100]=0);1;&quot;&quot;)">
            <text:p/>
          </table:table-cell>
          <table:table-cell table:formula="of:=IF(AND([.B100]&lt;=[.D100];[.C100]=1);1;&quot;&quot;)">
            <text:p/>
          </table:table-cell>
          <table:table-cell table:formula="of:=IF(OR(AND([.G100]=1;[.I100]=1);AND([.F100]=1;[.H100]=1));1;&quot;&quot;)">
            <text:p/>
          </table:table-cell>
          <table:table-cell/>
          <table:table-cell table:formula="of:=([.D100]/[.E100]*100)-100" office:value-type="float" office:value="-0.933609958506224">
            <text:p>-0.9336099585</text:p>
          </table:table-cell>
          <table:table-cell table:formula="of:=IF(OR(AND([.B100]&gt;[.E100];[.C100]=0);AND([.B100]&lt;=[.E100];[.C100]=1));1;&quot;&quot;)">
            <text:p/>
          </table:table-cell>
        </table:table-row>
        <table:table-row table:style-name="ro2">
          <table:table-cell office:value-type="float" office:value="3861">
            <text:p>3861</text:p>
          </table:table-cell>
          <table:table-cell office:value-type="float" office:value="512">
            <text:p>512</text:p>
          </table:table-cell>
          <table:table-cell office:value-type="float" office:value="0">
            <text:p>0</text:p>
          </table:table-cell>
          <table:table-cell office:value-type="float" office:value="512">
            <text:p>512</text:p>
          </table:table-cell>
          <table:table-cell office:value-type="float" office:value="519">
            <text:p>519</text:p>
          </table:table-cell>
          <table:table-cell table:formula="of:=IF(AND([.B101]&gt;[.E101];[.H101]=1);1;&quot;&quot;)">
            <text:p/>
          </table:table-cell>
          <table:table-cell table:formula="of:=IF(AND([.B101]&lt;=[.E101];[.I101]=1);1;&quot;&quot;)">
            <text:p/>
          </table:table-cell>
          <table:table-cell table:formula="of:=IF(AND([.B101]&gt;[.D101];[.C101]=0);1;&quot;&quot;)">
            <text:p/>
          </table:table-cell>
          <table:table-cell table:formula="of:=IF(AND([.B101]&lt;=[.D101];[.C101]=1);1;&quot;&quot;)">
            <text:p/>
          </table:table-cell>
          <table:table-cell table:formula="of:=IF(OR(AND([.G101]=1;[.I101]=1);AND([.F101]=1;[.H101]=1));1;&quot;&quot;)">
            <text:p/>
          </table:table-cell>
          <table:table-cell/>
          <table:table-cell table:formula="of:=([.D101]/[.E101]*100)-100" office:value-type="float" office:value="-1.34874759152216">
            <text:p>-1.3487475915</text:p>
          </table:table-cell>
          <table:table-cell table:formula="of:=IF(OR(AND([.B101]&gt;[.E101];[.C101]=0);AND([.B101]&lt;=[.E101];[.C101]=1));1;&quot;&quot;)">
            <text:p/>
          </table:table-cell>
        </table:table-row>
        <table:table-row table:style-name="ro2">
          <table:table-cell office:value-type="float" office:value="3903">
            <text:p>3903</text:p>
          </table:table-cell>
          <table:table-cell office:value-type="float" office:value="1285">
            <text:p>1285</text:p>
          </table:table-cell>
          <table:table-cell office:value-type="float" office:value="0">
            <text:p>0</text:p>
          </table:table-cell>
          <table:table-cell office:value-type="float" office:value="1247">
            <text:p>1247</text:p>
          </table:table-cell>
          <table:table-cell office:value-type="float" office:value="1287">
            <text:p>1287</text:p>
          </table:table-cell>
          <table:table-cell table:formula="of:=IF(AND([.B102]&gt;[.E102];[.H102]=1);1;&quot;&quot;)">
            <text:p/>
          </table:table-cell>
          <table:table-cell table:formula="of:=IF(AND([.B102]&lt;=[.E102];[.I102]=1);1;&quot;&quot;)">
            <text:p/>
          </table:table-cell>
          <table:table-cell table:formula="of:=IF(AND([.B102]&gt;[.D102];[.C102]=0);1;&quot;&quot;)" office:value-type="float" office:value="1">
            <text:p>1</text:p>
          </table:table-cell>
          <table:table-cell table:formula="of:=IF(AND([.B102]&lt;=[.D102];[.C102]=1);1;&quot;&quot;)">
            <text:p/>
          </table:table-cell>
          <table:table-cell table:formula="of:=IF(OR(AND([.G102]=1;[.I102]=1);AND([.F102]=1;[.H102]=1));1;&quot;&quot;)">
            <text:p/>
          </table:table-cell>
          <table:table-cell/>
          <table:table-cell table:formula="of:=([.D102]/[.E102]*100)-100" office:value-type="float" office:value="-3.1080031080031">
            <text:p>-3.108003108</text:p>
          </table:table-cell>
          <table:table-cell table:formula="of:=IF(OR(AND([.B102]&gt;[.E102];[.C102]=0);AND([.B102]&lt;=[.E102];[.C102]=1));1;&quot;&quot;)">
            <text:p/>
          </table:table-cell>
        </table:table-row>
        <table:table-row table:style-name="ro2">
          <table:table-cell office:value-type="float" office:value="3905">
            <text:p>3905</text:p>
          </table:table-cell>
          <table:table-cell office:value-type="float" office:value="561">
            <text:p>561</text:p>
          </table:table-cell>
          <table:table-cell office:value-type="float" office:value="0">
            <text:p>0</text:p>
          </table:table-cell>
          <table:table-cell office:value-type="float" office:value="551">
            <text:p>551</text:p>
          </table:table-cell>
          <table:table-cell office:value-type="float" office:value="558">
            <text:p>558</text:p>
          </table:table-cell>
          <table:table-cell table:formula="of:=IF(AND([.B103]&gt;[.E103];[.H103]=1);1;&quot;&quot;)" office:value-type="float" office:value="1">
            <text:p>1</text:p>
          </table:table-cell>
          <table:table-cell table:formula="of:=IF(AND([.B103]&lt;=[.E103];[.I103]=1);1;&quot;&quot;)">
            <text:p/>
          </table:table-cell>
          <table:table-cell table:formula="of:=IF(AND([.B103]&gt;[.D103];[.C103]=0);1;&quot;&quot;)" office:value-type="float" office:value="1">
            <text:p>1</text:p>
          </table:table-cell>
          <table:table-cell table:formula="of:=IF(AND([.B103]&lt;=[.D103];[.C103]=1);1;&quot;&quot;)">
            <text:p/>
          </table:table-cell>
          <table:table-cell table:formula="of:=IF(OR(AND([.G103]=1;[.I103]=1);AND([.F103]=1;[.H103]=1));1;&quot;&quot;)" office:value-type="float" office:value="1">
            <text:p>1</text:p>
          </table:table-cell>
          <table:table-cell/>
          <table:table-cell table:formula="of:=([.D103]/[.E103]*100)-100" office:value-type="float" office:value="-1.25448028673834">
            <text:p>-1.2544802867</text:p>
          </table:table-cell>
          <table:table-cell table:formula="of:=IF(OR(AND([.B103]&gt;[.E103];[.C103]=0);AND([.B103]&lt;=[.E103];[.C103]=1));1;&quot;&quot;)" office:value-type="float" office:value="1">
            <text:p>1</text:p>
          </table:table-cell>
        </table:table-row>
        <table:table-row table:style-name="ro2">
          <table:table-cell office:value-type="float" office:value="3907">
            <text:p>3907</text:p>
          </table:table-cell>
          <table:table-cell office:value-type="float" office:value="3420">
            <text:p>3420</text:p>
          </table:table-cell>
          <table:table-cell office:value-type="float" office:value="0">
            <text:p>0</text:p>
          </table:table-cell>
          <table:table-cell office:value-type="float" office:value="3437">
            <text:p>3437</text:p>
          </table:table-cell>
          <table:table-cell office:value-type="float" office:value="3355">
            <text:p>3355</text:p>
          </table:table-cell>
          <table:table-cell table:formula="of:=IF(AND([.B104]&gt;[.E104];[.H104]=1);1;&quot;&quot;)">
            <text:p/>
          </table:table-cell>
          <table:table-cell table:formula="of:=IF(AND([.B104]&lt;=[.E104];[.I104]=1);1;&quot;&quot;)">
            <text:p/>
          </table:table-cell>
          <table:table-cell table:formula="of:=IF(AND([.B104]&gt;[.D104];[.C104]=0);1;&quot;&quot;)">
            <text:p/>
          </table:table-cell>
          <table:table-cell table:formula="of:=IF(AND([.B104]&lt;=[.D104];[.C104]=1);1;&quot;&quot;)">
            <text:p/>
          </table:table-cell>
          <table:table-cell table:formula="of:=IF(OR(AND([.G104]=1;[.I104]=1);AND([.F104]=1;[.H104]=1));1;&quot;&quot;)">
            <text:p/>
          </table:table-cell>
          <table:table-cell/>
          <table:table-cell table:formula="of:=([.D104]/[.E104]*100)-100" office:value-type="float" office:value="2.4441132637854">
            <text:p>2.4441132638</text:p>
          </table:table-cell>
          <table:table-cell table:formula="of:=IF(OR(AND([.B104]&gt;[.E104];[.C104]=0);AND([.B104]&lt;=[.E104];[.C104]=1));1;&quot;&quot;)" office:value-type="float" office:value="1">
            <text:p>1</text:p>
          </table:table-cell>
        </table:table-row>
        <table:table-row table:style-name="ro2">
          <table:table-cell office:value-type="float" office:value="3911">
            <text:p>3911</text:p>
          </table:table-cell>
          <table:table-cell office:value-type="float" office:value="1101">
            <text:p>1101</text:p>
          </table:table-cell>
          <table:table-cell office:value-type="float" office:value="0">
            <text:p>0</text:p>
          </table:table-cell>
          <table:table-cell office:value-type="float" office:value="1117">
            <text:p>1117</text:p>
          </table:table-cell>
          <table:table-cell office:value-type="float" office:value="1097">
            <text:p>1097</text:p>
          </table:table-cell>
          <table:table-cell table:formula="of:=IF(AND([.B105]&gt;[.E105];[.H105]=1);1;&quot;&quot;)">
            <text:p/>
          </table:table-cell>
          <table:table-cell table:formula="of:=IF(AND([.B105]&lt;=[.E105];[.I105]=1);1;&quot;&quot;)">
            <text:p/>
          </table:table-cell>
          <table:table-cell table:formula="of:=IF(AND([.B105]&gt;[.D105];[.C105]=0);1;&quot;&quot;)">
            <text:p/>
          </table:table-cell>
          <table:table-cell table:formula="of:=IF(AND([.B105]&lt;=[.D105];[.C105]=1);1;&quot;&quot;)">
            <text:p/>
          </table:table-cell>
          <table:table-cell table:formula="of:=IF(OR(AND([.G105]=1;[.I105]=1);AND([.F105]=1;[.H105]=1));1;&quot;&quot;)">
            <text:p/>
          </table:table-cell>
          <table:table-cell/>
          <table:table-cell table:formula="of:=([.D105]/[.E105]*100)-100" office:value-type="float" office:value="1.82315405651778">
            <text:p>1.8231540565</text:p>
          </table:table-cell>
          <table:table-cell table:formula="of:=IF(OR(AND([.B105]&gt;[.E105];[.C105]=0);AND([.B105]&lt;=[.E105];[.C105]=1));1;&quot;&quot;)" office:value-type="float" office:value="1">
            <text:p>1</text:p>
          </table:table-cell>
        </table:table-row>
        <table:table-row table:style-name="ro2">
          <table:table-cell office:value-type="float" office:value="4004">
            <text:p>4004</text:p>
          </table:table-cell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134">
            <text:p>134</text:p>
          </table:table-cell>
          <table:table-cell table:formula="of:=IF(AND([.B106]&gt;[.E106];[.H106]=1);1;&quot;&quot;)">
            <text:p/>
          </table:table-cell>
          <table:table-cell table:formula="of:=IF(AND([.B106]&lt;=[.E106];[.I106]=1);1;&quot;&quot;)">
            <text:p/>
          </table:table-cell>
          <table:table-cell table:formula="of:=IF(AND([.B106]&gt;[.D106];[.C106]=0);1;&quot;&quot;)" office:value-type="float" office:value="1">
            <text:p>1</text:p>
          </table:table-cell>
          <table:table-cell table:formula="of:=IF(AND([.B106]&lt;=[.D106];[.C106]=1);1;&quot;&quot;)">
            <text:p/>
          </table:table-cell>
          <table:table-cell table:formula="of:=IF(OR(AND([.G106]=1;[.I106]=1);AND([.F106]=1;[.H106]=1));1;&quot;&quot;)">
            <text:p/>
          </table:table-cell>
          <table:table-cell/>
          <table:table-cell table:formula="of:=([.D106]/[.E106]*100)-100" office:value-type="float" office:value="-3.73134328358209">
            <text:p>-3.7313432836</text:p>
          </table:table-cell>
          <table:table-cell table:formula="of:=IF(OR(AND([.B106]&gt;[.E106];[.C106]=0);AND([.B106]&lt;=[.E106];[.C106]=1));1;&quot;&quot;)">
            <text:p/>
          </table:table-cell>
        </table:table-row>
        <table:table-row table:style-name="ro2">
          <table:table-cell office:value-type="float" office:value="4021">
            <text:p>4021</text:p>
          </table:table-cell>
          <table:table-cell office:value-type="float" office:value="2619">
            <text:p>2619</text:p>
          </table:table-cell>
          <table:table-cell office:value-type="float" office:value="0">
            <text:p>0</text:p>
          </table:table-cell>
          <table:table-cell office:value-type="float" office:value="2577">
            <text:p>2577</text:p>
          </table:table-cell>
          <table:table-cell office:value-type="float" office:value="2659">
            <text:p>2659</text:p>
          </table:table-cell>
          <table:table-cell table:formula="of:=IF(AND([.B107]&gt;[.E107];[.H107]=1);1;&quot;&quot;)">
            <text:p/>
          </table:table-cell>
          <table:table-cell table:formula="of:=IF(AND([.B107]&lt;=[.E107];[.I107]=1);1;&quot;&quot;)">
            <text:p/>
          </table:table-cell>
          <table:table-cell table:formula="of:=IF(AND([.B107]&gt;[.D107];[.C107]=0);1;&quot;&quot;)" office:value-type="float" office:value="1">
            <text:p>1</text:p>
          </table:table-cell>
          <table:table-cell table:formula="of:=IF(AND([.B107]&lt;=[.D107];[.C107]=1);1;&quot;&quot;)">
            <text:p/>
          </table:table-cell>
          <table:table-cell table:formula="of:=IF(OR(AND([.G107]=1;[.I107]=1);AND([.F107]=1;[.H107]=1));1;&quot;&quot;)">
            <text:p/>
          </table:table-cell>
          <table:table-cell/>
          <table:table-cell table:formula="of:=([.D107]/[.E107]*100)-100" office:value-type="float" office:value="-3.08386611508085">
            <text:p>-3.0838661151</text:p>
          </table:table-cell>
          <table:table-cell table:formula="of:=IF(OR(AND([.B107]&gt;[.E107];[.C107]=0);AND([.B107]&lt;=[.E107];[.C107]=1));1;&quot;&quot;)">
            <text:p/>
          </table:table-cell>
        </table:table-row>
        <table:table-row table:style-name="ro2">
          <table:table-cell office:value-type="float" office:value="4042">
            <text:p>4042</text:p>
          </table:table-cell>
          <table:table-cell office:value-type="float" office:value="573">
            <text:p>573</text:p>
          </table:table-cell>
          <table:table-cell office:value-type="float" office:value="0">
            <text:p>0</text:p>
          </table:table-cell>
          <table:table-cell office:value-type="float" office:value="566">
            <text:p>566</text:p>
          </table:table-cell>
          <table:table-cell office:value-type="float" office:value="596">
            <text:p>596</text:p>
          </table:table-cell>
          <table:table-cell table:formula="of:=IF(AND([.B108]&gt;[.E108];[.H108]=1);1;&quot;&quot;)">
            <text:p/>
          </table:table-cell>
          <table:table-cell table:formula="of:=IF(AND([.B108]&lt;=[.E108];[.I108]=1);1;&quot;&quot;)">
            <text:p/>
          </table:table-cell>
          <table:table-cell table:formula="of:=IF(AND([.B108]&gt;[.D108];[.C108]=0);1;&quot;&quot;)" office:value-type="float" office:value="1">
            <text:p>1</text:p>
          </table:table-cell>
          <table:table-cell table:formula="of:=IF(AND([.B108]&lt;=[.D108];[.C108]=1);1;&quot;&quot;)">
            <text:p/>
          </table:table-cell>
          <table:table-cell table:formula="of:=IF(OR(AND([.G108]=1;[.I108]=1);AND([.F108]=1;[.H108]=1));1;&quot;&quot;)">
            <text:p/>
          </table:table-cell>
          <table:table-cell/>
          <table:table-cell table:formula="of:=([.D108]/[.E108]*100)-100" office:value-type="float" office:value="-5.03355704697987">
            <text:p>-5.033557047</text:p>
          </table:table-cell>
          <table:table-cell table:formula="of:=IF(OR(AND([.B108]&gt;[.E108];[.C108]=0);AND([.B108]&lt;=[.E108];[.C108]=1));1;&quot;&quot;)">
            <text:p/>
          </table:table-cell>
        </table:table-row>
        <table:table-row table:style-name="ro2">
          <table:table-cell office:value-type="float" office:value="4061">
            <text:p>4061</text:p>
          </table:table-cell>
          <table:table-cell office:value-type="float" office:value="470">
            <text:p>470</text:p>
          </table:table-cell>
          <table:table-cell office:value-type="float" office:value="0">
            <text:p>0</text:p>
          </table:table-cell>
          <table:table-cell office:value-type="float" office:value="460">
            <text:p>460</text:p>
          </table:table-cell>
          <table:table-cell office:value-type="float" office:value="487">
            <text:p>487</text:p>
          </table:table-cell>
          <table:table-cell table:formula="of:=IF(AND([.B109]&gt;[.E109];[.H109]=1);1;&quot;&quot;)">
            <text:p/>
          </table:table-cell>
          <table:table-cell table:formula="of:=IF(AND([.B109]&lt;=[.E109];[.I109]=1);1;&quot;&quot;)">
            <text:p/>
          </table:table-cell>
          <table:table-cell table:formula="of:=IF(AND([.B109]&gt;[.D109];[.C109]=0);1;&quot;&quot;)" office:value-type="float" office:value="1">
            <text:p>1</text:p>
          </table:table-cell>
          <table:table-cell table:formula="of:=IF(AND([.B109]&lt;=[.D109];[.C109]=1);1;&quot;&quot;)">
            <text:p/>
          </table:table-cell>
          <table:table-cell table:formula="of:=IF(OR(AND([.G109]=1;[.I109]=1);AND([.F109]=1;[.H109]=1));1;&quot;&quot;)">
            <text:p/>
          </table:table-cell>
          <table:table-cell/>
          <table:table-cell table:formula="of:=([.D109]/[.E109]*100)-100" office:value-type="float" office:value="-5.54414784394251">
            <text:p>-5.5441478439</text:p>
          </table:table-cell>
          <table:table-cell table:formula="of:=IF(OR(AND([.B109]&gt;[.E109];[.C109]=0);AND([.B109]&lt;=[.E109];[.C109]=1));1;&quot;&quot;)">
            <text:p/>
          </table:table-cell>
        </table:table-row>
        <table:table-row table:style-name="ro2">
          <table:table-cell office:value-type="float" office:value="4063">
            <text:p>4063</text:p>
          </table:table-cell>
          <table:table-cell office:value-type="float" office:value="6115">
            <text:p>6115</text:p>
          </table:table-cell>
          <table:table-cell office:value-type="float" office:value="0">
            <text:p>0</text:p>
          </table:table-cell>
          <table:table-cell office:value-type="float" office:value="5960">
            <text:p>5960</text:p>
          </table:table-cell>
          <table:table-cell office:value-type="float" office:value="6352">
            <text:p>6352</text:p>
          </table:table-cell>
          <table:table-cell table:formula="of:=IF(AND([.B110]&gt;[.E110];[.H110]=1);1;&quot;&quot;)">
            <text:p/>
          </table:table-cell>
          <table:table-cell table:formula="of:=IF(AND([.B110]&lt;=[.E110];[.I110]=1);1;&quot;&quot;)">
            <text:p/>
          </table:table-cell>
          <table:table-cell table:formula="of:=IF(AND([.B110]&gt;[.D110];[.C110]=0);1;&quot;&quot;)" office:value-type="float" office:value="1">
            <text:p>1</text:p>
          </table:table-cell>
          <table:table-cell table:formula="of:=IF(AND([.B110]&lt;=[.D110];[.C110]=1);1;&quot;&quot;)">
            <text:p/>
          </table:table-cell>
          <table:table-cell table:formula="of:=IF(OR(AND([.G110]=1;[.I110]=1);AND([.F110]=1;[.H110]=1));1;&quot;&quot;)">
            <text:p/>
          </table:table-cell>
          <table:table-cell/>
          <table:table-cell table:formula="of:=([.D110]/[.E110]*100)-100" office:value-type="float" office:value="-6.17128463476071">
            <text:p>-6.1712846348</text:p>
          </table:table-cell>
          <table:table-cell table:formula="of:=IF(OR(AND([.B110]&gt;[.E110];[.C110]=0);AND([.B110]&lt;=[.E110];[.C110]=1));1;&quot;&quot;)">
            <text:p/>
          </table:table-cell>
        </table:table-row>
        <table:table-row table:style-name="ro2">
          <table:table-cell office:value-type="float" office:value="4088">
            <text:p>4088</text:p>
          </table:table-cell>
          <table:table-cell office:value-type="float" office:value="1791">
            <text:p>1791</text:p>
          </table:table-cell>
          <table:table-cell office:value-type="float" office:value="0">
            <text:p>0</text:p>
          </table:table-cell>
          <table:table-cell office:value-type="float" office:value="1729">
            <text:p>1729</text:p>
          </table:table-cell>
          <table:table-cell office:value-type="float" office:value="1826">
            <text:p>1826</text:p>
          </table:table-cell>
          <table:table-cell table:formula="of:=IF(AND([.B111]&gt;[.E111];[.H111]=1);1;&quot;&quot;)">
            <text:p/>
          </table:table-cell>
          <table:table-cell table:formula="of:=IF(AND([.B111]&lt;=[.E111];[.I111]=1);1;&quot;&quot;)">
            <text:p/>
          </table:table-cell>
          <table:table-cell table:formula="of:=IF(AND([.B111]&gt;[.D111];[.C111]=0);1;&quot;&quot;)" office:value-type="float" office:value="1">
            <text:p>1</text:p>
          </table:table-cell>
          <table:table-cell table:formula="of:=IF(AND([.B111]&lt;=[.D111];[.C111]=1);1;&quot;&quot;)">
            <text:p/>
          </table:table-cell>
          <table:table-cell table:formula="of:=IF(OR(AND([.G111]=1;[.I111]=1);AND([.F111]=1;[.H111]=1));1;&quot;&quot;)">
            <text:p/>
          </table:table-cell>
          <table:table-cell/>
          <table:table-cell table:formula="of:=([.D111]/[.E111]*100)-100" office:value-type="float" office:value="-5.31215772179627">
            <text:p>-5.3121577218</text:p>
          </table:table-cell>
          <table:table-cell table:formula="of:=IF(OR(AND([.B111]&gt;[.E111];[.C111]=0);AND([.B111]&lt;=[.E111];[.C111]=1));1;&quot;&quot;)">
            <text:p/>
          </table:table-cell>
        </table:table-row>
        <table:table-row table:style-name="ro2">
          <table:table-cell office:value-type="float" office:value="4091">
            <text:p>4091</text:p>
          </table:table-cell>
          <table:table-cell office:value-type="float" office:value="1132">
            <text:p>1132</text:p>
          </table:table-cell>
          <table:table-cell office:value-type="float" office:value="0">
            <text:p>0</text:p>
          </table:table-cell>
          <table:table-cell office:value-type="float" office:value="1115">
            <text:p>1115</text:p>
          </table:table-cell>
          <table:table-cell office:value-type="float" office:value="1175">
            <text:p>1175</text:p>
          </table:table-cell>
          <table:table-cell table:formula="of:=IF(AND([.B112]&gt;[.E112];[.H112]=1);1;&quot;&quot;)">
            <text:p/>
          </table:table-cell>
          <table:table-cell table:formula="of:=IF(AND([.B112]&lt;=[.E112];[.I112]=1);1;&quot;&quot;)">
            <text:p/>
          </table:table-cell>
          <table:table-cell table:formula="of:=IF(AND([.B112]&gt;[.D112];[.C112]=0);1;&quot;&quot;)" office:value-type="float" office:value="1">
            <text:p>1</text:p>
          </table:table-cell>
          <table:table-cell table:formula="of:=IF(AND([.B112]&lt;=[.D112];[.C112]=1);1;&quot;&quot;)">
            <text:p/>
          </table:table-cell>
          <table:table-cell table:formula="of:=IF(OR(AND([.G112]=1;[.I112]=1);AND([.F112]=1;[.H112]=1));1;&quot;&quot;)">
            <text:p/>
          </table:table-cell>
          <table:table-cell/>
          <table:table-cell table:formula="of:=([.D112]/[.E112]*100)-100" office:value-type="float" office:value="-5.1063829787234">
            <text:p>-5.1063829787</text:p>
          </table:table-cell>
          <table:table-cell table:formula="of:=IF(OR(AND([.B112]&gt;[.E112];[.C112]=0);AND([.B112]&lt;=[.E112];[.C112]=1));1;&quot;&quot;)">
            <text:p/>
          </table:table-cell>
        </table:table-row>
        <table:table-row table:style-name="ro2">
          <table:table-cell office:value-type="float" office:value="4114">
            <text:p>4114</text:p>
          </table:table-cell>
          <table:table-cell office:value-type="float" office:value="1637">
            <text:p>1637</text:p>
          </table:table-cell>
          <table:table-cell office:value-type="float" office:value="0">
            <text:p>0</text:p>
          </table:table-cell>
          <table:table-cell office:value-type="float" office:value="1623">
            <text:p>1623</text:p>
          </table:table-cell>
          <table:table-cell office:value-type="float" office:value="1637">
            <text:p>1637</text:p>
          </table:table-cell>
          <table:table-cell table:formula="of:=IF(AND([.B113]&gt;[.E113];[.H113]=1);1;&quot;&quot;)">
            <text:p/>
          </table:table-cell>
          <table:table-cell table:formula="of:=IF(AND([.B113]&lt;=[.E113];[.I113]=1);1;&quot;&quot;)">
            <text:p/>
          </table:table-cell>
          <table:table-cell table:formula="of:=IF(AND([.B113]&gt;[.D113];[.C113]=0);1;&quot;&quot;)" office:value-type="float" office:value="1">
            <text:p>1</text:p>
          </table:table-cell>
          <table:table-cell table:formula="of:=IF(AND([.B113]&lt;=[.D113];[.C113]=1);1;&quot;&quot;)">
            <text:p/>
          </table:table-cell>
          <table:table-cell table:formula="of:=IF(OR(AND([.G113]=1;[.I113]=1);AND([.F113]=1;[.H113]=1));1;&quot;&quot;)">
            <text:p/>
          </table:table-cell>
          <table:table-cell/>
          <table:table-cell table:formula="of:=([.D113]/[.E113]*100)-100" office:value-type="float" office:value="-0.855222968845453">
            <text:p>-0.8552229688</text:p>
          </table:table-cell>
          <table:table-cell table:formula="of:=IF(OR(AND([.B113]&gt;[.E113];[.C113]=0);AND([.B113]&lt;=[.E113];[.C113]=1));1;&quot;&quot;)">
            <text:p/>
          </table:table-cell>
        </table:table-row>
        <table:table-row table:style-name="ro2">
          <table:table-cell office:value-type="float" office:value="4116">
            <text:p>4116</text:p>
          </table:table-cell>
          <table:table-cell office:value-type="float" office:value="509">
            <text:p>509</text:p>
          </table:table-cell>
          <table:table-cell office:value-type="float" office:value="0">
            <text:p>0</text:p>
          </table:table-cell>
          <table:table-cell office:value-type="float" office:value="503">
            <text:p>503</text:p>
          </table:table-cell>
          <table:table-cell office:value-type="float" office:value="525">
            <text:p>525</text:p>
          </table:table-cell>
          <table:table-cell table:formula="of:=IF(AND([.B114]&gt;[.E114];[.H114]=1);1;&quot;&quot;)">
            <text:p/>
          </table:table-cell>
          <table:table-cell table:formula="of:=IF(AND([.B114]&lt;=[.E114];[.I114]=1);1;&quot;&quot;)">
            <text:p/>
          </table:table-cell>
          <table:table-cell table:formula="of:=IF(AND([.B114]&gt;[.D114];[.C114]=0);1;&quot;&quot;)" office:value-type="float" office:value="1">
            <text:p>1</text:p>
          </table:table-cell>
          <table:table-cell table:formula="of:=IF(AND([.B114]&lt;=[.D114];[.C114]=1);1;&quot;&quot;)">
            <text:p/>
          </table:table-cell>
          <table:table-cell table:formula="of:=IF(OR(AND([.G114]=1;[.I114]=1);AND([.F114]=1;[.H114]=1));1;&quot;&quot;)">
            <text:p/>
          </table:table-cell>
          <table:table-cell/>
          <table:table-cell table:formula="of:=([.D114]/[.E114]*100)-100" office:value-type="float" office:value="-4.19047619047619">
            <text:p>-4.1904761905</text:p>
          </table:table-cell>
          <table:table-cell table:formula="of:=IF(OR(AND([.B114]&gt;[.E114];[.C114]=0);AND([.B114]&lt;=[.E114];[.C114]=1));1;&quot;&quot;)">
            <text:p/>
          </table:table-cell>
        </table:table-row>
        <table:table-row table:style-name="ro2">
          <table:table-cell office:value-type="float" office:value="4151">
            <text:p>4151</text:p>
          </table:table-cell>
          <table:table-cell office:value-type="float" office:value="1778">
            <text:p>1778</text:p>
          </table:table-cell>
          <table:table-cell office:value-type="float" office:value="0">
            <text:p>0</text:p>
          </table:table-cell>
          <table:table-cell office:value-type="float" office:value="1713">
            <text:p>1713</text:p>
          </table:table-cell>
          <table:table-cell office:value-type="float" office:value="1760">
            <text:p>1760</text:p>
          </table:table-cell>
          <table:table-cell table:formula="of:=IF(AND([.B115]&gt;[.E115];[.H115]=1);1;&quot;&quot;)" office:value-type="float" office:value="1">
            <text:p>1</text:p>
          </table:table-cell>
          <table:table-cell table:formula="of:=IF(AND([.B115]&lt;=[.E115];[.I115]=1);1;&quot;&quot;)">
            <text:p/>
          </table:table-cell>
          <table:table-cell table:formula="of:=IF(AND([.B115]&gt;[.D115];[.C115]=0);1;&quot;&quot;)" office:value-type="float" office:value="1">
            <text:p>1</text:p>
          </table:table-cell>
          <table:table-cell table:formula="of:=IF(AND([.B115]&lt;=[.D115];[.C115]=1);1;&quot;&quot;)">
            <text:p/>
          </table:table-cell>
          <table:table-cell table:formula="of:=IF(OR(AND([.G115]=1;[.I115]=1);AND([.F115]=1;[.H115]=1));1;&quot;&quot;)" office:value-type="float" office:value="1">
            <text:p>1</text:p>
          </table:table-cell>
          <table:table-cell/>
          <table:table-cell table:formula="of:=([.D115]/[.E115]*100)-100" office:value-type="float" office:value="-2.67045454545455">
            <text:p>-2.6704545455</text:p>
          </table:table-cell>
          <table:table-cell table:formula="of:=IF(OR(AND([.B115]&gt;[.E115];[.C115]=0);AND([.B115]&lt;=[.E115];[.C115]=1));1;&quot;&quot;)" office:value-type="float" office:value="1">
            <text:p>1</text:p>
          </table:table-cell>
        </table:table-row>
        <table:table-row table:style-name="ro2">
          <table:table-cell office:value-type="float" office:value="4185">
            <text:p>4185</text:p>
          </table:table-cell>
          <table:table-cell office:value-type="float" office:value="1718">
            <text:p>1718</text:p>
          </table:table-cell>
          <table:table-cell office:value-type="float" office:value="0">
            <text:p>0</text:p>
          </table:table-cell>
          <table:table-cell office:value-type="float" office:value="1672">
            <text:p>1672</text:p>
          </table:table-cell>
          <table:table-cell office:value-type="float" office:value="1735">
            <text:p>1735</text:p>
          </table:table-cell>
          <table:table-cell table:formula="of:=IF(AND([.B116]&gt;[.E116];[.H116]=1);1;&quot;&quot;)">
            <text:p/>
          </table:table-cell>
          <table:table-cell table:formula="of:=IF(AND([.B116]&lt;=[.E116];[.I116]=1);1;&quot;&quot;)">
            <text:p/>
          </table:table-cell>
          <table:table-cell table:formula="of:=IF(AND([.B116]&gt;[.D116];[.C116]=0);1;&quot;&quot;)" office:value-type="float" office:value="1">
            <text:p>1</text:p>
          </table:table-cell>
          <table:table-cell table:formula="of:=IF(AND([.B116]&lt;=[.D116];[.C116]=1);1;&quot;&quot;)">
            <text:p/>
          </table:table-cell>
          <table:table-cell table:formula="of:=IF(OR(AND([.G116]=1;[.I116]=1);AND([.F116]=1;[.H116]=1));1;&quot;&quot;)">
            <text:p/>
          </table:table-cell>
          <table:table-cell/>
          <table:table-cell table:formula="of:=([.D116]/[.E116]*100)-100" office:value-type="float" office:value="-3.63112391930835">
            <text:p>-3.6311239193</text:p>
          </table:table-cell>
          <table:table-cell table:formula="of:=IF(OR(AND([.B116]&gt;[.E116];[.C116]=0);AND([.B116]&lt;=[.E116];[.C116]=1));1;&quot;&quot;)">
            <text:p/>
          </table:table-cell>
        </table:table-row>
        <table:table-row table:style-name="ro2">
          <table:table-cell office:value-type="float" office:value="4188">
            <text:p>4188</text:p>
          </table:table-cell>
          <table:table-cell office:value-type="float" office:value="621">
            <text:p>621</text:p>
          </table:table-cell>
          <table:table-cell office:value-type="float" office:value="0">
            <text:p>0</text:p>
          </table:table-cell>
          <table:table-cell office:value-type="float" office:value="612">
            <text:p>612</text:p>
          </table:table-cell>
          <table:table-cell office:value-type="float" office:value="635">
            <text:p>635</text:p>
          </table:table-cell>
          <table:table-cell table:formula="of:=IF(AND([.B117]&gt;[.E117];[.H117]=1);1;&quot;&quot;)">
            <text:p/>
          </table:table-cell>
          <table:table-cell table:formula="of:=IF(AND([.B117]&lt;=[.E117];[.I117]=1);1;&quot;&quot;)">
            <text:p/>
          </table:table-cell>
          <table:table-cell table:formula="of:=IF(AND([.B117]&gt;[.D117];[.C117]=0);1;&quot;&quot;)" office:value-type="float" office:value="1">
            <text:p>1</text:p>
          </table:table-cell>
          <table:table-cell table:formula="of:=IF(AND([.B117]&lt;=[.D117];[.C117]=1);1;&quot;&quot;)">
            <text:p/>
          </table:table-cell>
          <table:table-cell table:formula="of:=IF(OR(AND([.G117]=1;[.I117]=1);AND([.F117]=1;[.H117]=1));1;&quot;&quot;)">
            <text:p/>
          </table:table-cell>
          <table:table-cell/>
          <table:table-cell table:formula="of:=([.D117]/[.E117]*100)-100" office:value-type="float" office:value="-3.62204724409449">
            <text:p>-3.6220472441</text:p>
          </table:table-cell>
          <table:table-cell table:formula="of:=IF(OR(AND([.B117]&gt;[.E117];[.C117]=0);AND([.B117]&lt;=[.E117];[.C117]=1));1;&quot;&quot;)">
            <text:p/>
          </table:table-cell>
        </table:table-row>
        <table:table-row table:style-name="ro2">
          <table:table-cell office:value-type="float" office:value="4201">
            <text:p>4201</text:p>
          </table:table-cell>
          <table:table-cell office:value-type="float" office:value="746">
            <text:p>746</text:p>
          </table:table-cell>
          <table:table-cell office:value-type="float" office:value="0">
            <text:p>0</text:p>
          </table:table-cell>
          <table:table-cell office:value-type="float" office:value="740">
            <text:p>740</text:p>
          </table:table-cell>
          <table:table-cell office:value-type="float" office:value="761">
            <text:p>761</text:p>
          </table:table-cell>
          <table:table-cell table:formula="of:=IF(AND([.B118]&gt;[.E118];[.H118]=1);1;&quot;&quot;)">
            <text:p/>
          </table:table-cell>
          <table:table-cell table:formula="of:=IF(AND([.B118]&lt;=[.E118];[.I118]=1);1;&quot;&quot;)">
            <text:p/>
          </table:table-cell>
          <table:table-cell table:formula="of:=IF(AND([.B118]&gt;[.D118];[.C118]=0);1;&quot;&quot;)" office:value-type="float" office:value="1">
            <text:p>1</text:p>
          </table:table-cell>
          <table:table-cell table:formula="of:=IF(AND([.B118]&lt;=[.D118];[.C118]=1);1;&quot;&quot;)">
            <text:p/>
          </table:table-cell>
          <table:table-cell table:formula="of:=IF(OR(AND([.G118]=1;[.I118]=1);AND([.F118]=1;[.H118]=1));1;&quot;&quot;)">
            <text:p/>
          </table:table-cell>
          <table:table-cell/>
          <table:table-cell table:formula="of:=([.D118]/[.E118]*100)-100" office:value-type="float" office:value="-2.75952693823915">
            <text:p>-2.7595269382</text:p>
          </table:table-cell>
          <table:table-cell table:formula="of:=IF(OR(AND([.B118]&gt;[.E118];[.C118]=0);AND([.B118]&lt;=[.E118];[.C118]=1));1;&quot;&quot;)">
            <text:p/>
          </table:table-cell>
        </table:table-row>
        <table:table-row table:style-name="ro2">
          <table:table-cell office:value-type="float" office:value="4202">
            <text:p>4202</text:p>
          </table:table-cell>
          <table:table-cell office:value-type="float" office:value="1462">
            <text:p>1462</text:p>
          </table:table-cell>
          <table:table-cell office:value-type="float" office:value="0">
            <text:p>0</text:p>
          </table:table-cell>
          <table:table-cell office:value-type="float" office:value="1440">
            <text:p>1440</text:p>
          </table:table-cell>
          <table:table-cell office:value-type="float" office:value="1501">
            <text:p>1501</text:p>
          </table:table-cell>
          <table:table-cell table:formula="of:=IF(AND([.B119]&gt;[.E119];[.H119]=1);1;&quot;&quot;)">
            <text:p/>
          </table:table-cell>
          <table:table-cell table:formula="of:=IF(AND([.B119]&lt;=[.E119];[.I119]=1);1;&quot;&quot;)">
            <text:p/>
          </table:table-cell>
          <table:table-cell table:formula="of:=IF(AND([.B119]&gt;[.D119];[.C119]=0);1;&quot;&quot;)" office:value-type="float" office:value="1">
            <text:p>1</text:p>
          </table:table-cell>
          <table:table-cell table:formula="of:=IF(AND([.B119]&lt;=[.D119];[.C119]=1);1;&quot;&quot;)">
            <text:p/>
          </table:table-cell>
          <table:table-cell table:formula="of:=IF(OR(AND([.G119]=1;[.I119]=1);AND([.F119]=1;[.H119]=1));1;&quot;&quot;)">
            <text:p/>
          </table:table-cell>
          <table:table-cell/>
          <table:table-cell table:formula="of:=([.D119]/[.E119]*100)-100" office:value-type="float" office:value="-4.06395736175882">
            <text:p>-4.0639573618</text:p>
          </table:table-cell>
          <table:table-cell table:formula="of:=IF(OR(AND([.B119]&gt;[.E119];[.C119]=0);AND([.B119]&lt;=[.E119];[.C119]=1));1;&quot;&quot;)">
            <text:p/>
          </table:table-cell>
        </table:table-row>
        <table:table-row table:style-name="ro2">
          <table:table-cell office:value-type="float" office:value="4204">
            <text:p>4204</text:p>
          </table:table-cell>
          <table:table-cell office:value-type="float" office:value="1253">
            <text:p>1253</text:p>
          </table:table-cell>
          <table:table-cell office:value-type="float" office:value="0">
            <text:p>0</text:p>
          </table:table-cell>
          <table:table-cell office:value-type="float" office:value="1231">
            <text:p>1231</text:p>
          </table:table-cell>
          <table:table-cell office:value-type="float" office:value="1270">
            <text:p>1270</text:p>
          </table:table-cell>
          <table:table-cell table:formula="of:=IF(AND([.B120]&gt;[.E120];[.H120]=1);1;&quot;&quot;)">
            <text:p/>
          </table:table-cell>
          <table:table-cell table:formula="of:=IF(AND([.B120]&lt;=[.E120];[.I120]=1);1;&quot;&quot;)">
            <text:p/>
          </table:table-cell>
          <table:table-cell table:formula="of:=IF(AND([.B120]&gt;[.D120];[.C120]=0);1;&quot;&quot;)" office:value-type="float" office:value="1">
            <text:p>1</text:p>
          </table:table-cell>
          <table:table-cell table:formula="of:=IF(AND([.B120]&lt;=[.D120];[.C120]=1);1;&quot;&quot;)">
            <text:p/>
          </table:table-cell>
          <table:table-cell table:formula="of:=IF(OR(AND([.G120]=1;[.I120]=1);AND([.F120]=1;[.H120]=1));1;&quot;&quot;)">
            <text:p/>
          </table:table-cell>
          <table:table-cell/>
          <table:table-cell table:formula="of:=([.D120]/[.E120]*100)-100" office:value-type="float" office:value="-3.07086614173228">
            <text:p>-3.0708661417</text:p>
          </table:table-cell>
          <table:table-cell table:formula="of:=IF(OR(AND([.B120]&gt;[.E120];[.C120]=0);AND([.B120]&lt;=[.E120];[.C120]=1));1;&quot;&quot;)">
            <text:p/>
          </table:table-cell>
        </table:table-row>
        <table:table-row table:style-name="ro2">
          <table:table-cell office:value-type="float" office:value="4205">
            <text:p>4205</text:p>
          </table:table-cell>
          <table:table-cell office:value-type="float" office:value="941">
            <text:p>941</text:p>
          </table:table-cell>
          <table:table-cell office:value-type="float" office:value="0">
            <text:p>0</text:p>
          </table:table-cell>
          <table:table-cell office:value-type="float" office:value="925">
            <text:p>925</text:p>
          </table:table-cell>
          <table:table-cell office:value-type="float" office:value="950">
            <text:p>950</text:p>
          </table:table-cell>
          <table:table-cell table:formula="of:=IF(AND([.B121]&gt;[.E121];[.H121]=1);1;&quot;&quot;)">
            <text:p/>
          </table:table-cell>
          <table:table-cell table:formula="of:=IF(AND([.B121]&lt;=[.E121];[.I121]=1);1;&quot;&quot;)">
            <text:p/>
          </table:table-cell>
          <table:table-cell table:formula="of:=IF(AND([.B121]&gt;[.D121];[.C121]=0);1;&quot;&quot;)" office:value-type="float" office:value="1">
            <text:p>1</text:p>
          </table:table-cell>
          <table:table-cell table:formula="of:=IF(AND([.B121]&lt;=[.D121];[.C121]=1);1;&quot;&quot;)">
            <text:p/>
          </table:table-cell>
          <table:table-cell table:formula="of:=IF(OR(AND([.G121]=1;[.I121]=1);AND([.F121]=1;[.H121]=1));1;&quot;&quot;)">
            <text:p/>
          </table:table-cell>
          <table:table-cell/>
          <table:table-cell table:formula="of:=([.D121]/[.E121]*100)-100" office:value-type="float" office:value="-2.63157894736842">
            <text:p>-2.6315789474</text:p>
          </table:table-cell>
          <table:table-cell table:formula="of:=IF(OR(AND([.B121]&gt;[.E121];[.C121]=0);AND([.B121]&lt;=[.E121];[.C121]=1));1;&quot;&quot;)">
            <text:p/>
          </table:table-cell>
        </table:table-row>
        <table:table-row table:style-name="ro2">
          <table:table-cell office:value-type="float" office:value="4206">
            <text:p>4206</text:p>
          </table:table-cell>
          <table:table-cell office:value-type="float" office:value="2387">
            <text:p>2387</text:p>
          </table:table-cell>
          <table:table-cell office:value-type="float" office:value="0">
            <text:p>0</text:p>
          </table:table-cell>
          <table:table-cell office:value-type="float" office:value="2348">
            <text:p>2348</text:p>
          </table:table-cell>
          <table:table-cell office:value-type="float" office:value="2404">
            <text:p>2404</text:p>
          </table:table-cell>
          <table:table-cell table:formula="of:=IF(AND([.B122]&gt;[.E122];[.H122]=1);1;&quot;&quot;)">
            <text:p/>
          </table:table-cell>
          <table:table-cell table:formula="of:=IF(AND([.B122]&lt;=[.E122];[.I122]=1);1;&quot;&quot;)">
            <text:p/>
          </table:table-cell>
          <table:table-cell table:formula="of:=IF(AND([.B122]&gt;[.D122];[.C122]=0);1;&quot;&quot;)" office:value-type="float" office:value="1">
            <text:p>1</text:p>
          </table:table-cell>
          <table:table-cell table:formula="of:=IF(AND([.B122]&lt;=[.D122];[.C122]=1);1;&quot;&quot;)">
            <text:p/>
          </table:table-cell>
          <table:table-cell table:formula="of:=IF(OR(AND([.G122]=1;[.I122]=1);AND([.F122]=1;[.H122]=1));1;&quot;&quot;)">
            <text:p/>
          </table:table-cell>
          <table:table-cell/>
          <table:table-cell table:formula="of:=([.D122]/[.E122]*100)-100" office:value-type="float" office:value="-2.32945091514142">
            <text:p>-2.3294509151</text:p>
          </table:table-cell>
          <table:table-cell table:formula="of:=IF(OR(AND([.B122]&gt;[.E122];[.C122]=0);AND([.B122]&lt;=[.E122];[.C122]=1));1;&quot;&quot;)">
            <text:p/>
          </table:table-cell>
        </table:table-row>
        <table:table-row table:style-name="ro2">
          <table:table-cell office:value-type="float" office:value="4208">
            <text:p>4208</text:p>
          </table:table-cell>
          <table:table-cell office:value-type="float" office:value="208">
            <text:p>208</text:p>
          </table:table-cell>
          <table:table-cell office:value-type="float" office:value="0">
            <text:p>0</text:p>
          </table:table-cell>
          <table:table-cell office:value-type="float" office:value="206">
            <text:p>206</text:p>
          </table:table-cell>
          <table:table-cell office:value-type="float" office:value="210">
            <text:p>210</text:p>
          </table:table-cell>
          <table:table-cell table:formula="of:=IF(AND([.B123]&gt;[.E123];[.H123]=1);1;&quot;&quot;)">
            <text:p/>
          </table:table-cell>
          <table:table-cell table:formula="of:=IF(AND([.B123]&lt;=[.E123];[.I123]=1);1;&quot;&quot;)">
            <text:p/>
          </table:table-cell>
          <table:table-cell table:formula="of:=IF(AND([.B123]&gt;[.D123];[.C123]=0);1;&quot;&quot;)" office:value-type="float" office:value="1">
            <text:p>1</text:p>
          </table:table-cell>
          <table:table-cell table:formula="of:=IF(AND([.B123]&lt;=[.D123];[.C123]=1);1;&quot;&quot;)">
            <text:p/>
          </table:table-cell>
          <table:table-cell table:formula="of:=IF(OR(AND([.G123]=1;[.I123]=1);AND([.F123]=1;[.H123]=1));1;&quot;&quot;)">
            <text:p/>
          </table:table-cell>
          <table:table-cell/>
          <table:table-cell table:formula="of:=([.D123]/[.E123]*100)-100" office:value-type="float" office:value="-1.90476190476191">
            <text:p>-1.9047619048</text:p>
          </table:table-cell>
          <table:table-cell table:formula="of:=IF(OR(AND([.B123]&gt;[.E123];[.C123]=0);AND([.B123]&lt;=[.E123];[.C123]=1));1;&quot;&quot;)">
            <text:p/>
          </table:table-cell>
        </table:table-row>
        <table:table-row table:style-name="ro2">
          <table:table-cell office:value-type="float" office:value="4217">
            <text:p>4217</text:p>
          </table:table-cell>
          <table:table-cell office:value-type="float" office:value="1641">
            <text:p>1641</text:p>
          </table:table-cell>
          <table:table-cell office:value-type="float" office:value="0">
            <text:p>0</text:p>
          </table:table-cell>
          <table:table-cell office:value-type="float" office:value="1620">
            <text:p>1620</text:p>
          </table:table-cell>
          <table:table-cell office:value-type="float" office:value="1682">
            <text:p>1682</text:p>
          </table:table-cell>
          <table:table-cell table:formula="of:=IF(AND([.B124]&gt;[.E124];[.H124]=1);1;&quot;&quot;)">
            <text:p/>
          </table:table-cell>
          <table:table-cell table:formula="of:=IF(AND([.B124]&lt;=[.E124];[.I124]=1);1;&quot;&quot;)">
            <text:p/>
          </table:table-cell>
          <table:table-cell table:formula="of:=IF(AND([.B124]&gt;[.D124];[.C124]=0);1;&quot;&quot;)" office:value-type="float" office:value="1">
            <text:p>1</text:p>
          </table:table-cell>
          <table:table-cell table:formula="of:=IF(AND([.B124]&lt;=[.D124];[.C124]=1);1;&quot;&quot;)">
            <text:p/>
          </table:table-cell>
          <table:table-cell table:formula="of:=IF(OR(AND([.G124]=1;[.I124]=1);AND([.F124]=1;[.H124]=1));1;&quot;&quot;)">
            <text:p/>
          </table:table-cell>
          <table:table-cell/>
          <table:table-cell table:formula="of:=([.D124]/[.E124]*100)-100" office:value-type="float" office:value="-3.68608799048752">
            <text:p>-3.6860879905</text:p>
          </table:table-cell>
          <table:table-cell table:formula="of:=IF(OR(AND([.B124]&gt;[.E124];[.C124]=0);AND([.B124]&lt;=[.E124];[.C124]=1));1;&quot;&quot;)">
            <text:p/>
          </table:table-cell>
        </table:table-row>
        <table:table-row table:style-name="ro2">
          <table:table-cell office:value-type="float" office:value="4231">
            <text:p>4231</text:p>
          </table:table-cell>
          <table:table-cell office:value-type="float" office:value="650">
            <text:p>650</text:p>
          </table:table-cell>
          <table:table-cell office:value-type="float" office:value="0">
            <text:p>0</text:p>
          </table:table-cell>
          <table:table-cell office:value-type="float" office:value="639">
            <text:p>639</text:p>
          </table:table-cell>
          <table:table-cell office:value-type="float" office:value="652">
            <text:p>652</text:p>
          </table:table-cell>
          <table:table-cell table:formula="of:=IF(AND([.B125]&gt;[.E125];[.H125]=1);1;&quot;&quot;)">
            <text:p/>
          </table:table-cell>
          <table:table-cell table:formula="of:=IF(AND([.B125]&lt;=[.E125];[.I125]=1);1;&quot;&quot;)">
            <text:p/>
          </table:table-cell>
          <table:table-cell table:formula="of:=IF(AND([.B125]&gt;[.D125];[.C125]=0);1;&quot;&quot;)" office:value-type="float" office:value="1">
            <text:p>1</text:p>
          </table:table-cell>
          <table:table-cell table:formula="of:=IF(AND([.B125]&lt;=[.D125];[.C125]=1);1;&quot;&quot;)">
            <text:p/>
          </table:table-cell>
          <table:table-cell table:formula="of:=IF(OR(AND([.G125]=1;[.I125]=1);AND([.F125]=1;[.H125]=1));1;&quot;&quot;)">
            <text:p/>
          </table:table-cell>
          <table:table-cell/>
          <table:table-cell table:formula="of:=([.D125]/[.E125]*100)-100" office:value-type="float" office:value="-1.99386503067484">
            <text:p>-1.9938650307</text:p>
          </table:table-cell>
          <table:table-cell table:formula="of:=IF(OR(AND([.B125]&gt;[.E125];[.C125]=0);AND([.B125]&lt;=[.E125];[.C125]=1));1;&quot;&quot;)">
            <text:p/>
          </table:table-cell>
        </table:table-row>
        <table:table-row table:style-name="ro2">
          <table:table-cell office:value-type="float" office:value="4272">
            <text:p>4272</text:p>
          </table:table-cell>
          <table:table-cell office:value-type="float" office:value="1242">
            <text:p>1242</text:p>
          </table:table-cell>
          <table:table-cell office:value-type="float" office:value="0">
            <text:p>0</text:p>
          </table:table-cell>
          <table:table-cell office:value-type="float" office:value="1223">
            <text:p>1223</text:p>
          </table:table-cell>
          <table:table-cell office:value-type="float" office:value="1244">
            <text:p>1244</text:p>
          </table:table-cell>
          <table:table-cell table:formula="of:=IF(AND([.B126]&gt;[.E126];[.H126]=1);1;&quot;&quot;)">
            <text:p/>
          </table:table-cell>
          <table:table-cell table:formula="of:=IF(AND([.B126]&lt;=[.E126];[.I126]=1);1;&quot;&quot;)">
            <text:p/>
          </table:table-cell>
          <table:table-cell table:formula="of:=IF(AND([.B126]&gt;[.D126];[.C126]=0);1;&quot;&quot;)" office:value-type="float" office:value="1">
            <text:p>1</text:p>
          </table:table-cell>
          <table:table-cell table:formula="of:=IF(AND([.B126]&lt;=[.D126];[.C126]=1);1;&quot;&quot;)">
            <text:p/>
          </table:table-cell>
          <table:table-cell table:formula="of:=IF(OR(AND([.G126]=1;[.I126]=1);AND([.F126]=1;[.H126]=1));1;&quot;&quot;)">
            <text:p/>
          </table:table-cell>
          <table:table-cell/>
          <table:table-cell table:formula="of:=([.D126]/[.E126]*100)-100" office:value-type="float" office:value="-1.68810289389067">
            <text:p>-1.6881028939</text:p>
          </table:table-cell>
          <table:table-cell table:formula="of:=IF(OR(AND([.B126]&gt;[.E126];[.C126]=0);AND([.B126]&lt;=[.E126];[.C126]=1));1;&quot;&quot;)">
            <text:p/>
          </table:table-cell>
        </table:table-row>
        <table:table-row table:style-name="ro2">
          <table:table-cell office:value-type="float" office:value="4283">
            <text:p>4283</text:p>
          </table:table-cell>
          <table:table-cell office:value-type="float" office:value="3775">
            <text:p>3775</text:p>
          </table:table-cell>
          <table:table-cell office:value-type="float" office:value="0">
            <text:p>0</text:p>
          </table:table-cell>
          <table:table-cell office:value-type="float" office:value="3942">
            <text:p>3942</text:p>
          </table:table-cell>
          <table:table-cell office:value-type="float" office:value="3775">
            <text:p>3775</text:p>
          </table:table-cell>
          <table:table-cell table:formula="of:=IF(AND([.B127]&gt;[.E127];[.H127]=1);1;&quot;&quot;)">
            <text:p/>
          </table:table-cell>
          <table:table-cell table:formula="of:=IF(AND([.B127]&lt;=[.E127];[.I127]=1);1;&quot;&quot;)">
            <text:p/>
          </table:table-cell>
          <table:table-cell table:formula="of:=IF(AND([.B127]&gt;[.D127];[.C127]=0);1;&quot;&quot;)">
            <text:p/>
          </table:table-cell>
          <table:table-cell table:formula="of:=IF(AND([.B127]&lt;=[.D127];[.C127]=1);1;&quot;&quot;)">
            <text:p/>
          </table:table-cell>
          <table:table-cell table:formula="of:=IF(OR(AND([.G127]=1;[.I127]=1);AND([.F127]=1;[.H127]=1));1;&quot;&quot;)">
            <text:p/>
          </table:table-cell>
          <table:table-cell/>
          <table:table-cell table:formula="of:=([.D127]/[.E127]*100)-100" office:value-type="float" office:value="4.42384105960265">
            <text:p>4.4238410596</text:p>
          </table:table-cell>
          <table:table-cell table:formula="of:=IF(OR(AND([.B127]&gt;[.E127];[.C127]=0);AND([.B127]&lt;=[.E127];[.C127]=1));1;&quot;&quot;)">
            <text:p/>
          </table:table-cell>
        </table:table-row>
        <table:table-row table:style-name="ro2">
          <table:table-cell office:value-type="float" office:value="4298">
            <text:p>4298</text:p>
          </table:table-cell>
          <table:table-cell office:value-type="float" office:value="1497">
            <text:p>1497</text:p>
          </table:table-cell>
          <table:table-cell office:value-type="float" office:value="1">
            <text:p>1</text:p>
          </table:table-cell>
          <table:table-cell office:value-type="float" office:value="1478">
            <text:p>1478</text:p>
          </table:table-cell>
          <table:table-cell office:value-type="float" office:value="1534">
            <text:p>1534</text:p>
          </table:table-cell>
          <table:table-cell table:formula="of:=IF(AND([.B128]&gt;[.E128];[.H128]=1);1;&quot;&quot;)">
            <text:p/>
          </table:table-cell>
          <table:table-cell table:formula="of:=IF(AND([.B128]&lt;=[.E128];[.I128]=1);1;&quot;&quot;)">
            <text:p/>
          </table:table-cell>
          <table:table-cell table:formula="of:=IF(AND([.B128]&gt;[.D128];[.C128]=0);1;&quot;&quot;)">
            <text:p/>
          </table:table-cell>
          <table:table-cell table:formula="of:=IF(AND([.B128]&lt;=[.D128];[.C128]=1);1;&quot;&quot;)">
            <text:p/>
          </table:table-cell>
          <table:table-cell table:formula="of:=IF(OR(AND([.G128]=1;[.I128]=1);AND([.F128]=1;[.H128]=1));1;&quot;&quot;)">
            <text:p/>
          </table:table-cell>
          <table:table-cell/>
          <table:table-cell table:formula="of:=([.D128]/[.E128]*100)-100" office:value-type="float" office:value="-3.65058670143415">
            <text:p>-3.6505867014</text:p>
          </table:table-cell>
          <table:table-cell table:formula="of:=IF(OR(AND([.B128]&gt;[.E128];[.C128]=0);AND([.B128]&lt;=[.E128];[.C128]=1));1;&quot;&quot;)" office:value-type="float" office:value="1">
            <text:p>1</text:p>
          </table:table-cell>
        </table:table-row>
        <table:table-row table:style-name="ro2">
          <table:table-cell office:value-type="float" office:value="4307">
            <text:p>4307</text:p>
          </table:table-cell>
          <table:table-cell office:value-type="float" office:value="5070">
            <text:p>5070</text:p>
          </table:table-cell>
          <table:table-cell office:value-type="float" office:value="1">
            <text:p>1</text:p>
          </table:table-cell>
          <table:table-cell office:value-type="float" office:value="4972">
            <text:p>4972</text:p>
          </table:table-cell>
          <table:table-cell office:value-type="float" office:value="5070">
            <text:p>5070</text:p>
          </table:table-cell>
          <table:table-cell table:formula="of:=IF(AND([.B129]&gt;[.E129];[.H129]=1);1;&quot;&quot;)">
            <text:p/>
          </table:table-cell>
          <table:table-cell table:formula="of:=IF(AND([.B129]&lt;=[.E129];[.I129]=1);1;&quot;&quot;)">
            <text:p/>
          </table:table-cell>
          <table:table-cell table:formula="of:=IF(AND([.B129]&gt;[.D129];[.C129]=0);1;&quot;&quot;)">
            <text:p/>
          </table:table-cell>
          <table:table-cell table:formula="of:=IF(AND([.B129]&lt;=[.D129];[.C129]=1);1;&quot;&quot;)">
            <text:p/>
          </table:table-cell>
          <table:table-cell table:formula="of:=IF(OR(AND([.G129]=1;[.I129]=1);AND([.F129]=1;[.H129]=1));1;&quot;&quot;)">
            <text:p/>
          </table:table-cell>
          <table:table-cell/>
          <table:table-cell table:formula="of:=([.D129]/[.E129]*100)-100" office:value-type="float" office:value="-1.93293885601578">
            <text:p>-1.932938856</text:p>
          </table:table-cell>
          <table:table-cell table:formula="of:=IF(OR(AND([.B129]&gt;[.E129];[.C129]=0);AND([.B129]&lt;=[.E129];[.C129]=1));1;&quot;&quot;)" office:value-type="float" office:value="1">
            <text:p>1</text:p>
          </table:table-cell>
        </table:table-row>
        <table:table-row table:style-name="ro2">
          <table:table-cell office:value-type="float" office:value="4324">
            <text:p>4324</text:p>
          </table:table-cell>
          <table:table-cell office:value-type="float" office:value="6120">
            <text:p>6120</text:p>
          </table:table-cell>
          <table:table-cell office:value-type="float" office:value="0">
            <text:p>0</text:p>
          </table:table-cell>
          <table:table-cell office:value-type="float" office:value="6020">
            <text:p>6020</text:p>
          </table:table-cell>
          <table:table-cell office:value-type="float" office:value="6250">
            <text:p>6250</text:p>
          </table:table-cell>
          <table:table-cell table:formula="of:=IF(AND([.B130]&gt;[.E130];[.H130]=1);1;&quot;&quot;)">
            <text:p/>
          </table:table-cell>
          <table:table-cell table:formula="of:=IF(AND([.B130]&lt;=[.E130];[.I130]=1);1;&quot;&quot;)">
            <text:p/>
          </table:table-cell>
          <table:table-cell table:formula="of:=IF(AND([.B130]&gt;[.D130];[.C130]=0);1;&quot;&quot;)" office:value-type="float" office:value="1">
            <text:p>1</text:p>
          </table:table-cell>
          <table:table-cell table:formula="of:=IF(AND([.B130]&lt;=[.D130];[.C130]=1);1;&quot;&quot;)">
            <text:p/>
          </table:table-cell>
          <table:table-cell table:formula="of:=IF(OR(AND([.G130]=1;[.I130]=1);AND([.F130]=1;[.H130]=1));1;&quot;&quot;)">
            <text:p/>
          </table:table-cell>
          <table:table-cell/>
          <table:table-cell table:formula="of:=([.D130]/[.E130]*100)-100" office:value-type="float" office:value="-3.68000000000001">
            <text:p>-3.68</text:p>
          </table:table-cell>
          <table:table-cell table:formula="of:=IF(OR(AND([.B130]&gt;[.E130];[.C130]=0);AND([.B130]&lt;=[.E130];[.C130]=1));1;&quot;&quot;)">
            <text:p/>
          </table:table-cell>
        </table:table-row>
        <table:table-row table:style-name="ro2">
          <table:table-cell office:value-type="float" office:value="4348">
            <text:p>4348</text:p>
          </table:table-cell>
          <table:table-cell office:value-type="float" office:value="1054">
            <text:p>1054</text:p>
          </table:table-cell>
          <table:table-cell office:value-type="float" office:value="0">
            <text:p>0</text:p>
          </table:table-cell>
          <table:table-cell office:value-type="float" office:value="1031">
            <text:p>1031</text:p>
          </table:table-cell>
          <table:table-cell office:value-type="float" office:value="1054">
            <text:p>1054</text:p>
          </table:table-cell>
          <table:table-cell table:formula="of:=IF(AND([.B131]&gt;[.E131];[.H131]=1);1;&quot;&quot;)">
            <text:p/>
          </table:table-cell>
          <table:table-cell table:formula="of:=IF(AND([.B131]&lt;=[.E131];[.I131]=1);1;&quot;&quot;)">
            <text:p/>
          </table:table-cell>
          <table:table-cell table:formula="of:=IF(AND([.B131]&gt;[.D131];[.C131]=0);1;&quot;&quot;)" office:value-type="float" office:value="1">
            <text:p>1</text:p>
          </table:table-cell>
          <table:table-cell table:formula="of:=IF(AND([.B131]&lt;=[.D131];[.C131]=1);1;&quot;&quot;)">
            <text:p/>
          </table:table-cell>
          <table:table-cell table:formula="of:=IF(OR(AND([.G131]=1;[.I131]=1);AND([.F131]=1;[.H131]=1));1;&quot;&quot;)">
            <text:p/>
          </table:table-cell>
          <table:table-cell/>
          <table:table-cell table:formula="of:=([.D131]/[.E131]*100)-100" office:value-type="float" office:value="-2.18216318785579">
            <text:p>-2.1821631879</text:p>
          </table:table-cell>
          <table:table-cell table:formula="of:=IF(OR(AND([.B131]&gt;[.E131];[.C131]=0);AND([.B131]&lt;=[.E131];[.C131]=1));1;&quot;&quot;)">
            <text:p/>
          </table:table-cell>
        </table:table-row>
        <table:table-row table:style-name="ro2">
          <table:table-cell office:value-type="float" office:value="4452">
            <text:p>4452</text:p>
          </table:table-cell>
          <table:table-cell office:value-type="float" office:value="5403">
            <text:p>5403</text:p>
          </table:table-cell>
          <table:table-cell office:value-type="float" office:value="0">
            <text:p>0</text:p>
          </table:table-cell>
          <table:table-cell office:value-type="float" office:value="5276">
            <text:p>5276</text:p>
          </table:table-cell>
          <table:table-cell office:value-type="float" office:value="5408">
            <text:p>5408</text:p>
          </table:table-cell>
          <table:table-cell table:formula="of:=IF(AND([.B132]&gt;[.E132];[.H132]=1);1;&quot;&quot;)">
            <text:p/>
          </table:table-cell>
          <table:table-cell table:formula="of:=IF(AND([.B132]&lt;=[.E132];[.I132]=1);1;&quot;&quot;)">
            <text:p/>
          </table:table-cell>
          <table:table-cell table:formula="of:=IF(AND([.B132]&gt;[.D132];[.C132]=0);1;&quot;&quot;)" office:value-type="float" office:value="1">
            <text:p>1</text:p>
          </table:table-cell>
          <table:table-cell table:formula="of:=IF(AND([.B132]&lt;=[.D132];[.C132]=1);1;&quot;&quot;)">
            <text:p/>
          </table:table-cell>
          <table:table-cell table:formula="of:=IF(OR(AND([.G132]=1;[.I132]=1);AND([.F132]=1;[.H132]=1));1;&quot;&quot;)">
            <text:p/>
          </table:table-cell>
          <table:table-cell/>
          <table:table-cell table:formula="of:=([.D132]/[.E132]*100)-100" office:value-type="float" office:value="-2.44082840236686">
            <text:p>-2.4408284024</text:p>
          </table:table-cell>
          <table:table-cell table:formula="of:=IF(OR(AND([.B132]&gt;[.E132];[.C132]=0);AND([.B132]&lt;=[.E132];[.C132]=1));1;&quot;&quot;)">
            <text:p/>
          </table:table-cell>
        </table:table-row>
        <table:table-row table:style-name="ro2">
          <table:table-cell office:value-type="float" office:value="4502">
            <text:p>4502</text:p>
          </table:table-cell>
          <table:table-cell office:value-type="float" office:value="5237">
            <text:p>5237</text:p>
          </table:table-cell>
          <table:table-cell office:value-type="float" office:value="0">
            <text:p>0</text:p>
          </table:table-cell>
          <table:table-cell office:value-type="float" office:value="5175">
            <text:p>5175</text:p>
          </table:table-cell>
          <table:table-cell office:value-type="float" office:value="5295">
            <text:p>5295</text:p>
          </table:table-cell>
          <table:table-cell table:formula="of:=IF(AND([.B133]&gt;[.E133];[.H133]=1);1;&quot;&quot;)">
            <text:p/>
          </table:table-cell>
          <table:table-cell table:formula="of:=IF(AND([.B133]&lt;=[.E133];[.I133]=1);1;&quot;&quot;)">
            <text:p/>
          </table:table-cell>
          <table:table-cell table:formula="of:=IF(AND([.B133]&gt;[.D133];[.C133]=0);1;&quot;&quot;)" office:value-type="float" office:value="1">
            <text:p>1</text:p>
          </table:table-cell>
          <table:table-cell table:formula="of:=IF(AND([.B133]&lt;=[.D133];[.C133]=1);1;&quot;&quot;)">
            <text:p/>
          </table:table-cell>
          <table:table-cell table:formula="of:=IF(OR(AND([.G133]=1;[.I133]=1);AND([.F133]=1;[.H133]=1));1;&quot;&quot;)">
            <text:p/>
          </table:table-cell>
          <table:table-cell/>
          <table:table-cell table:formula="of:=([.D133]/[.E133]*100)-100" office:value-type="float" office:value="-2.26628895184136">
            <text:p>-2.2662889518</text:p>
          </table:table-cell>
          <table:table-cell table:formula="of:=IF(OR(AND([.B133]&gt;[.E133];[.C133]=0);AND([.B133]&lt;=[.E133];[.C133]=1));1;&quot;&quot;)">
            <text:p/>
          </table:table-cell>
        </table:table-row>
        <table:table-row table:style-name="ro2">
          <table:table-cell office:value-type="float" office:value="4503">
            <text:p>4503</text:p>
          </table:table-cell>
          <table:table-cell office:value-type="float" office:value="1545">
            <text:p>1545</text:p>
          </table:table-cell>
          <table:table-cell office:value-type="float" office:value="0">
            <text:p>0</text:p>
          </table:table-cell>
          <table:table-cell office:value-type="float" office:value="1531">
            <text:p>1531</text:p>
          </table:table-cell>
          <table:table-cell office:value-type="float" office:value="1575">
            <text:p>1575</text:p>
          </table:table-cell>
          <table:table-cell table:formula="of:=IF(AND([.B134]&gt;[.E134];[.H134]=1);1;&quot;&quot;)">
            <text:p/>
          </table:table-cell>
          <table:table-cell table:formula="of:=IF(AND([.B134]&lt;=[.E134];[.I134]=1);1;&quot;&quot;)">
            <text:p/>
          </table:table-cell>
          <table:table-cell table:formula="of:=IF(AND([.B134]&gt;[.D134];[.C134]=0);1;&quot;&quot;)" office:value-type="float" office:value="1">
            <text:p>1</text:p>
          </table:table-cell>
          <table:table-cell table:formula="of:=IF(AND([.B134]&lt;=[.D134];[.C134]=1);1;&quot;&quot;)">
            <text:p/>
          </table:table-cell>
          <table:table-cell table:formula="of:=IF(OR(AND([.G134]=1;[.I134]=1);AND([.F134]=1;[.H134]=1));1;&quot;&quot;)">
            <text:p/>
          </table:table-cell>
          <table:table-cell/>
          <table:table-cell table:formula="of:=([.D134]/[.E134]*100)-100" office:value-type="float" office:value="-2.7936507936508">
            <text:p>-2.7936507937</text:p>
          </table:table-cell>
          <table:table-cell table:formula="of:=IF(OR(AND([.B134]&gt;[.E134];[.C134]=0);AND([.B134]&lt;=[.E134];[.C134]=1));1;&quot;&quot;)">
            <text:p/>
          </table:table-cell>
        </table:table-row>
        <table:table-row table:style-name="ro2">
          <table:table-cell office:value-type="float" office:value="4506">
            <text:p>4506</text:p>
          </table:table-cell>
          <table:table-cell office:value-type="float" office:value="1194">
            <text:p>1194</text:p>
          </table:table-cell>
          <table:table-cell office:value-type="float" office:value="0">
            <text:p>0</text:p>
          </table:table-cell>
          <table:table-cell office:value-type="float" office:value="1182">
            <text:p>1182</text:p>
          </table:table-cell>
          <table:table-cell office:value-type="float" office:value="1190">
            <text:p>1190</text:p>
          </table:table-cell>
          <table:table-cell table:formula="of:=IF(AND([.B135]&gt;[.E135];[.H135]=1);1;&quot;&quot;)" office:value-type="float" office:value="1">
            <text:p>1</text:p>
          </table:table-cell>
          <table:table-cell table:formula="of:=IF(AND([.B135]&lt;=[.E135];[.I135]=1);1;&quot;&quot;)">
            <text:p/>
          </table:table-cell>
          <table:table-cell table:formula="of:=IF(AND([.B135]&gt;[.D135];[.C135]=0);1;&quot;&quot;)" office:value-type="float" office:value="1">
            <text:p>1</text:p>
          </table:table-cell>
          <table:table-cell table:formula="of:=IF(AND([.B135]&lt;=[.D135];[.C135]=1);1;&quot;&quot;)">
            <text:p/>
          </table:table-cell>
          <table:table-cell table:formula="of:=IF(OR(AND([.G135]=1;[.I135]=1);AND([.F135]=1;[.H135]=1));1;&quot;&quot;)" office:value-type="float" office:value="1">
            <text:p>1</text:p>
          </table:table-cell>
          <table:table-cell/>
          <table:table-cell table:formula="of:=([.D135]/[.E135]*100)-100" office:value-type="float" office:value="-0.672268907563023">
            <text:p>-0.6722689076</text:p>
          </table:table-cell>
          <table:table-cell table:formula="of:=IF(OR(AND([.B135]&gt;[.E135];[.C135]=0);AND([.B135]&lt;=[.E135];[.C135]=1));1;&quot;&quot;)" office:value-type="float" office:value="1">
            <text:p>1</text:p>
          </table:table-cell>
        </table:table-row>
        <table:table-row table:style-name="ro2">
          <table:table-cell office:value-type="float" office:value="4507">
            <text:p>4507</text:p>
          </table:table-cell>
          <table:table-cell office:value-type="float" office:value="4275">
            <text:p>4275</text:p>
          </table:table-cell>
          <table:table-cell office:value-type="float" office:value="0">
            <text:p>0</text:p>
          </table:table-cell>
          <table:table-cell office:value-type="float" office:value="4250">
            <text:p>4250</text:p>
          </table:table-cell>
          <table:table-cell office:value-type="float" office:value="4380">
            <text:p>4380</text:p>
          </table:table-cell>
          <table:table-cell table:formula="of:=IF(AND([.B136]&gt;[.E136];[.H136]=1);1;&quot;&quot;)">
            <text:p/>
          </table:table-cell>
          <table:table-cell table:formula="of:=IF(AND([.B136]&lt;=[.E136];[.I136]=1);1;&quot;&quot;)">
            <text:p/>
          </table:table-cell>
          <table:table-cell table:formula="of:=IF(AND([.B136]&gt;[.D136];[.C136]=0);1;&quot;&quot;)" office:value-type="float" office:value="1">
            <text:p>1</text:p>
          </table:table-cell>
          <table:table-cell table:formula="of:=IF(AND([.B136]&lt;=[.D136];[.C136]=1);1;&quot;&quot;)">
            <text:p/>
          </table:table-cell>
          <table:table-cell table:formula="of:=IF(OR(AND([.G136]=1;[.I136]=1);AND([.F136]=1;[.H136]=1));1;&quot;&quot;)">
            <text:p/>
          </table:table-cell>
          <table:table-cell/>
          <table:table-cell table:formula="of:=([.D136]/[.E136]*100)-100" office:value-type="float" office:value="-2.96803652968036">
            <text:p>-2.9680365297</text:p>
          </table:table-cell>
          <table:table-cell table:formula="of:=IF(OR(AND([.B136]&gt;[.E136];[.C136]=0);AND([.B136]&lt;=[.E136];[.C136]=1));1;&quot;&quot;)">
            <text:p/>
          </table:table-cell>
        </table:table-row>
        <table:table-row table:style-name="ro2">
          <table:table-cell office:value-type="float" office:value="4508">
            <text:p>4508</text:p>
          </table:table-cell>
          <table:table-cell office:value-type="float" office:value="2105">
            <text:p>2105</text:p>
          </table:table-cell>
          <table:table-cell office:value-type="float" office:value="0">
            <text:p>0</text:p>
          </table:table-cell>
          <table:table-cell office:value-type="float" office:value="2055">
            <text:p>2055</text:p>
          </table:table-cell>
          <table:table-cell office:value-type="float" office:value="2127">
            <text:p>2127</text:p>
          </table:table-cell>
          <table:table-cell table:formula="of:=IF(AND([.B137]&gt;[.E137];[.H137]=1);1;&quot;&quot;)">
            <text:p/>
          </table:table-cell>
          <table:table-cell table:formula="of:=IF(AND([.B137]&lt;=[.E137];[.I137]=1);1;&quot;&quot;)">
            <text:p/>
          </table:table-cell>
          <table:table-cell table:formula="of:=IF(AND([.B137]&gt;[.D137];[.C137]=0);1;&quot;&quot;)" office:value-type="float" office:value="1">
            <text:p>1</text:p>
          </table:table-cell>
          <table:table-cell table:formula="of:=IF(AND([.B137]&lt;=[.D137];[.C137]=1);1;&quot;&quot;)">
            <text:p/>
          </table:table-cell>
          <table:table-cell table:formula="of:=IF(OR(AND([.G137]=1;[.I137]=1);AND([.F137]=1;[.H137]=1));1;&quot;&quot;)">
            <text:p/>
          </table:table-cell>
          <table:table-cell/>
          <table:table-cell table:formula="of:=([.D137]/[.E137]*100)-100" office:value-type="float" office:value="-3.38504936530325">
            <text:p>-3.3850493653</text:p>
          </table:table-cell>
          <table:table-cell table:formula="of:=IF(OR(AND([.B137]&gt;[.E137];[.C137]=0);AND([.B137]&lt;=[.E137];[.C137]=1));1;&quot;&quot;)">
            <text:p/>
          </table:table-cell>
        </table:table-row>
        <table:table-row table:style-name="ro2">
          <table:table-cell office:value-type="float" office:value="4519">
            <text:p>4519</text:p>
          </table:table-cell>
          <table:table-cell office:value-type="float" office:value="3665">
            <text:p>3665</text:p>
          </table:table-cell>
          <table:table-cell office:value-type="float" office:value="0">
            <text:p>0</text:p>
          </table:table-cell>
          <table:table-cell office:value-type="float" office:value="3630">
            <text:p>3630</text:p>
          </table:table-cell>
          <table:table-cell office:value-type="float" office:value="3710">
            <text:p>3710</text:p>
          </table:table-cell>
          <table:table-cell table:formula="of:=IF(AND([.B138]&gt;[.E138];[.H138]=1);1;&quot;&quot;)">
            <text:p/>
          </table:table-cell>
          <table:table-cell table:formula="of:=IF(AND([.B138]&lt;=[.E138];[.I138]=1);1;&quot;&quot;)">
            <text:p/>
          </table:table-cell>
          <table:table-cell table:formula="of:=IF(AND([.B138]&gt;[.D138];[.C138]=0);1;&quot;&quot;)" office:value-type="float" office:value="1">
            <text:p>1</text:p>
          </table:table-cell>
          <table:table-cell table:formula="of:=IF(AND([.B138]&lt;=[.D138];[.C138]=1);1;&quot;&quot;)">
            <text:p/>
          </table:table-cell>
          <table:table-cell table:formula="of:=IF(OR(AND([.G138]=1;[.I138]=1);AND([.F138]=1;[.H138]=1));1;&quot;&quot;)">
            <text:p/>
          </table:table-cell>
          <table:table-cell/>
          <table:table-cell table:formula="of:=([.D138]/[.E138]*100)-100" office:value-type="float" office:value="-2.15633423180593">
            <text:p>-2.1563342318</text:p>
          </table:table-cell>
          <table:table-cell table:formula="of:=IF(OR(AND([.B138]&gt;[.E138];[.C138]=0);AND([.B138]&lt;=[.E138];[.C138]=1));1;&quot;&quot;)">
            <text:p/>
          </table:table-cell>
        </table:table-row>
        <table:table-row table:style-name="ro2">
          <table:table-cell office:value-type="float" office:value="4521">
            <text:p>4521</text:p>
          </table:table-cell>
          <table:table-cell office:value-type="float" office:value="5920">
            <text:p>5920</text:p>
          </table:table-cell>
          <table:table-cell office:value-type="float" office:value="0">
            <text:p>0</text:p>
          </table:table-cell>
          <table:table-cell office:value-type="float" office:value="5846">
            <text:p>5846</text:p>
          </table:table-cell>
          <table:table-cell office:value-type="float" office:value="5920">
            <text:p>5920</text:p>
          </table:table-cell>
          <table:table-cell table:formula="of:=IF(AND([.B139]&gt;[.E139];[.H139]=1);1;&quot;&quot;)">
            <text:p/>
          </table:table-cell>
          <table:table-cell table:formula="of:=IF(AND([.B139]&lt;=[.E139];[.I139]=1);1;&quot;&quot;)">
            <text:p/>
          </table:table-cell>
          <table:table-cell table:formula="of:=IF(AND([.B139]&gt;[.D139];[.C139]=0);1;&quot;&quot;)" office:value-type="float" office:value="1">
            <text:p>1</text:p>
          </table:table-cell>
          <table:table-cell table:formula="of:=IF(AND([.B139]&lt;=[.D139];[.C139]=1);1;&quot;&quot;)">
            <text:p/>
          </table:table-cell>
          <table:table-cell table:formula="of:=IF(OR(AND([.G139]=1;[.I139]=1);AND([.F139]=1;[.H139]=1));1;&quot;&quot;)">
            <text:p/>
          </table:table-cell>
          <table:table-cell/>
          <table:table-cell table:formula="of:=([.D139]/[.E139]*100)-100" office:value-type="float" office:value="-1.25">
            <text:p>-1.25</text:p>
          </table:table-cell>
          <table:table-cell table:formula="of:=IF(OR(AND([.B139]&gt;[.E139];[.C139]=0);AND([.B139]&lt;=[.E139];[.C139]=1));1;&quot;&quot;)">
            <text:p/>
          </table:table-cell>
        </table:table-row>
        <table:table-row table:style-name="ro2">
          <table:table-cell office:value-type="float" office:value="4523">
            <text:p>4523</text:p>
          </table:table-cell>
          <table:table-cell office:value-type="float" office:value="7030">
            <text:p>7030</text:p>
          </table:table-cell>
          <table:table-cell office:value-type="float" office:value="0">
            <text:p>0</text:p>
          </table:table-cell>
          <table:table-cell office:value-type="float" office:value="6895">
            <text:p>6895</text:p>
          </table:table-cell>
          <table:table-cell office:value-type="float" office:value="7052">
            <text:p>7052</text:p>
          </table:table-cell>
          <table:table-cell table:formula="of:=IF(AND([.B140]&gt;[.E140];[.H140]=1);1;&quot;&quot;)">
            <text:p/>
          </table:table-cell>
          <table:table-cell table:formula="of:=IF(AND([.B140]&lt;=[.E140];[.I140]=1);1;&quot;&quot;)">
            <text:p/>
          </table:table-cell>
          <table:table-cell table:formula="of:=IF(AND([.B140]&gt;[.D140];[.C140]=0);1;&quot;&quot;)" office:value-type="float" office:value="1">
            <text:p>1</text:p>
          </table:table-cell>
          <table:table-cell table:formula="of:=IF(AND([.B140]&lt;=[.D140];[.C140]=1);1;&quot;&quot;)">
            <text:p/>
          </table:table-cell>
          <table:table-cell table:formula="of:=IF(OR(AND([.G140]=1;[.I140]=1);AND([.F140]=1;[.H140]=1));1;&quot;&quot;)">
            <text:p/>
          </table:table-cell>
          <table:table-cell/>
          <table:table-cell table:formula="of:=([.D140]/[.E140]*100)-100" office:value-type="float" office:value="-2.22631877481565">
            <text:p>-2.2263187748</text:p>
          </table:table-cell>
          <table:table-cell table:formula="of:=IF(OR(AND([.B140]&gt;[.E140];[.C140]=0);AND([.B140]&lt;=[.E140];[.C140]=1));1;&quot;&quot;)">
            <text:p/>
          </table:table-cell>
        </table:table-row>
        <table:table-row table:style-name="ro2">
          <table:table-cell office:value-type="float" office:value="4527">
            <text:p>4527</text:p>
          </table:table-cell>
          <table:table-cell office:value-type="float" office:value="1833">
            <text:p>1833</text:p>
          </table:table-cell>
          <table:table-cell office:value-type="float" office:value="0">
            <text:p>0</text:p>
          </table:table-cell>
          <table:table-cell office:value-type="float" office:value="1822">
            <text:p>1822</text:p>
          </table:table-cell>
          <table:table-cell office:value-type="float" office:value="1864">
            <text:p>1864</text:p>
          </table:table-cell>
          <table:table-cell table:formula="of:=IF(AND([.B141]&gt;[.E141];[.H141]=1);1;&quot;&quot;)">
            <text:p/>
          </table:table-cell>
          <table:table-cell table:formula="of:=IF(AND([.B141]&lt;=[.E141];[.I141]=1);1;&quot;&quot;)">
            <text:p/>
          </table:table-cell>
          <table:table-cell table:formula="of:=IF(AND([.B141]&gt;[.D141];[.C141]=0);1;&quot;&quot;)" office:value-type="float" office:value="1">
            <text:p>1</text:p>
          </table:table-cell>
          <table:table-cell table:formula="of:=IF(AND([.B141]&lt;=[.D141];[.C141]=1);1;&quot;&quot;)">
            <text:p/>
          </table:table-cell>
          <table:table-cell table:formula="of:=IF(OR(AND([.G141]=1;[.I141]=1);AND([.F141]=1;[.H141]=1));1;&quot;&quot;)">
            <text:p/>
          </table:table-cell>
          <table:table-cell/>
          <table:table-cell table:formula="of:=([.D141]/[.E141]*100)-100" office:value-type="float" office:value="-2.25321888412017">
            <text:p>-2.2532188841</text:p>
          </table:table-cell>
          <table:table-cell table:formula="of:=IF(OR(AND([.B141]&gt;[.E141];[.C141]=0);AND([.B141]&lt;=[.E141];[.C141]=1));1;&quot;&quot;)">
            <text:p/>
          </table:table-cell>
        </table:table-row>
        <table:table-row table:style-name="ro2">
          <table:table-cell office:value-type="float" office:value="4528">
            <text:p>4528</text:p>
          </table:table-cell>
          <table:table-cell office:value-type="float" office:value="14130">
            <text:p>14130</text:p>
          </table:table-cell>
          <table:table-cell office:value-type="float" office:value="0">
            <text:p>0</text:p>
          </table:table-cell>
          <table:table-cell office:value-type="float" office:value="13784">
            <text:p>13784</text:p>
          </table:table-cell>
          <table:table-cell office:value-type="float" office:value="14460">
            <text:p>14460</text:p>
          </table:table-cell>
          <table:table-cell table:formula="of:=IF(AND([.B142]&gt;[.E142];[.H142]=1);1;&quot;&quot;)">
            <text:p/>
          </table:table-cell>
          <table:table-cell table:formula="of:=IF(AND([.B142]&lt;=[.E142];[.I142]=1);1;&quot;&quot;)">
            <text:p/>
          </table:table-cell>
          <table:table-cell table:formula="of:=IF(AND([.B142]&gt;[.D142];[.C142]=0);1;&quot;&quot;)" office:value-type="float" office:value="1">
            <text:p>1</text:p>
          </table:table-cell>
          <table:table-cell table:formula="of:=IF(AND([.B142]&lt;=[.D142];[.C142]=1);1;&quot;&quot;)">
            <text:p/>
          </table:table-cell>
          <table:table-cell table:formula="of:=IF(OR(AND([.G142]=1;[.I142]=1);AND([.F142]=1;[.H142]=1));1;&quot;&quot;)">
            <text:p/>
          </table:table-cell>
          <table:table-cell/>
          <table:table-cell table:formula="of:=([.D142]/[.E142]*100)-100" office:value-type="float" office:value="-4.67496542185339">
            <text:p>-4.6749654219</text:p>
          </table:table-cell>
          <table:table-cell table:formula="of:=IF(OR(AND([.B142]&gt;[.E142];[.C142]=0);AND([.B142]&lt;=[.E142];[.C142]=1));1;&quot;&quot;)">
            <text:p/>
          </table:table-cell>
        </table:table-row>
        <table:table-row table:style-name="ro2">
          <table:table-cell office:value-type="float" office:value="4530">
            <text:p>4530</text:p>
          </table:table-cell>
          <table:table-cell office:value-type="float" office:value="3990">
            <text:p>3990</text:p>
          </table:table-cell>
          <table:table-cell office:value-type="float" office:value="0">
            <text:p>0</text:p>
          </table:table-cell>
          <table:table-cell office:value-type="float" office:value="3907">
            <text:p>3907</text:p>
          </table:table-cell>
          <table:table-cell office:value-type="float" office:value="4040">
            <text:p>4040</text:p>
          </table:table-cell>
          <table:table-cell table:formula="of:=IF(AND([.B143]&gt;[.E143];[.H143]=1);1;&quot;&quot;)">
            <text:p/>
          </table:table-cell>
          <table:table-cell table:formula="of:=IF(AND([.B143]&lt;=[.E143];[.I143]=1);1;&quot;&quot;)">
            <text:p/>
          </table:table-cell>
          <table:table-cell table:formula="of:=IF(AND([.B143]&gt;[.D143];[.C143]=0);1;&quot;&quot;)" office:value-type="float" office:value="1">
            <text:p>1</text:p>
          </table:table-cell>
          <table:table-cell table:formula="of:=IF(AND([.B143]&lt;=[.D143];[.C143]=1);1;&quot;&quot;)">
            <text:p/>
          </table:table-cell>
          <table:table-cell table:formula="of:=IF(OR(AND([.G143]=1;[.I143]=1);AND([.F143]=1;[.H143]=1));1;&quot;&quot;)">
            <text:p/>
          </table:table-cell>
          <table:table-cell/>
          <table:table-cell table:formula="of:=([.D143]/[.E143]*100)-100" office:value-type="float" office:value="-3.29207920792079">
            <text:p>-3.2920792079</text:p>
          </table:table-cell>
          <table:table-cell table:formula="of:=IF(OR(AND([.B143]&gt;[.E143];[.C143]=0);AND([.B143]&lt;=[.E143];[.C143]=1));1;&quot;&quot;)">
            <text:p/>
          </table:table-cell>
        </table:table-row>
        <table:table-row table:style-name="ro2">
          <table:table-cell office:value-type="float" office:value="4534">
            <text:p>4534</text:p>
          </table:table-cell>
          <table:table-cell office:value-type="float" office:value="6910">
            <text:p>6910</text:p>
          </table:table-cell>
          <table:table-cell office:value-type="float" office:value="0">
            <text:p>0</text:p>
          </table:table-cell>
          <table:table-cell office:value-type="float" office:value="6839">
            <text:p>6839</text:p>
          </table:table-cell>
          <table:table-cell office:value-type="float" office:value="7020">
            <text:p>7020</text:p>
          </table:table-cell>
          <table:table-cell table:formula="of:=IF(AND([.B144]&gt;[.E144];[.H144]=1);1;&quot;&quot;)">
            <text:p/>
          </table:table-cell>
          <table:table-cell table:formula="of:=IF(AND([.B144]&lt;=[.E144];[.I144]=1);1;&quot;&quot;)">
            <text:p/>
          </table:table-cell>
          <table:table-cell table:formula="of:=IF(AND([.B144]&gt;[.D144];[.C144]=0);1;&quot;&quot;)" office:value-type="float" office:value="1">
            <text:p>1</text:p>
          </table:table-cell>
          <table:table-cell table:formula="of:=IF(AND([.B144]&lt;=[.D144];[.C144]=1);1;&quot;&quot;)">
            <text:p/>
          </table:table-cell>
          <table:table-cell table:formula="of:=IF(OR(AND([.G144]=1;[.I144]=1);AND([.F144]=1;[.H144]=1));1;&quot;&quot;)">
            <text:p/>
          </table:table-cell>
          <table:table-cell/>
          <table:table-cell table:formula="of:=([.D144]/[.E144]*100)-100" office:value-type="float" office:value="-2.57834757834757">
            <text:p>-2.5783475783</text:p>
          </table:table-cell>
          <table:table-cell table:formula="of:=IF(OR(AND([.B144]&gt;[.E144];[.C144]=0);AND([.B144]&lt;=[.E144];[.C144]=1));1;&quot;&quot;)">
            <text:p/>
          </table:table-cell>
        </table:table-row>
        <table:table-row table:style-name="ro2">
          <table:table-cell office:value-type="float" office:value="4540">
            <text:p>4540</text:p>
          </table:table-cell>
          <table:table-cell office:value-type="float" office:value="2595">
            <text:p>2595</text:p>
          </table:table-cell>
          <table:table-cell office:value-type="float" office:value="0">
            <text:p>0</text:p>
          </table:table-cell>
          <table:table-cell office:value-type="float" office:value="2547">
            <text:p>2547</text:p>
          </table:table-cell>
          <table:table-cell office:value-type="float" office:value="2598">
            <text:p>2598</text:p>
          </table:table-cell>
          <table:table-cell table:formula="of:=IF(AND([.B145]&gt;[.E145];[.H145]=1);1;&quot;&quot;)">
            <text:p/>
          </table:table-cell>
          <table:table-cell table:formula="of:=IF(AND([.B145]&lt;=[.E145];[.I145]=1);1;&quot;&quot;)">
            <text:p/>
          </table:table-cell>
          <table:table-cell table:formula="of:=IF(AND([.B145]&gt;[.D145];[.C145]=0);1;&quot;&quot;)" office:value-type="float" office:value="1">
            <text:p>1</text:p>
          </table:table-cell>
          <table:table-cell table:formula="of:=IF(AND([.B145]&lt;=[.D145];[.C145]=1);1;&quot;&quot;)">
            <text:p/>
          </table:table-cell>
          <table:table-cell table:formula="of:=IF(OR(AND([.G145]=1;[.I145]=1);AND([.F145]=1;[.H145]=1));1;&quot;&quot;)">
            <text:p/>
          </table:table-cell>
          <table:table-cell/>
          <table:table-cell table:formula="of:=([.D145]/[.E145]*100)-100" office:value-type="float" office:value="-1.96304849884527">
            <text:p>-1.9630484988</text:p>
          </table:table-cell>
          <table:table-cell table:formula="of:=IF(OR(AND([.B145]&gt;[.E145];[.C145]=0);AND([.B145]&lt;=[.E145];[.C145]=1));1;&quot;&quot;)">
            <text:p/>
          </table:table-cell>
        </table:table-row>
        <table:table-row table:style-name="ro2">
          <table:table-cell office:value-type="float" office:value="4543">
            <text:p>4543</text:p>
          </table:table-cell>
          <table:table-cell office:value-type="float" office:value="3370">
            <text:p>3370</text:p>
          </table:table-cell>
          <table:table-cell office:value-type="float" office:value="0">
            <text:p>0</text:p>
          </table:table-cell>
          <table:table-cell office:value-type="float" office:value="3305">
            <text:p>3305</text:p>
          </table:table-cell>
          <table:table-cell office:value-type="float" office:value="3400">
            <text:p>3400</text:p>
          </table:table-cell>
          <table:table-cell table:formula="of:=IF(AND([.B146]&gt;[.E146];[.H146]=1);1;&quot;&quot;)">
            <text:p/>
          </table:table-cell>
          <table:table-cell table:formula="of:=IF(AND([.B146]&lt;=[.E146];[.I146]=1);1;&quot;&quot;)">
            <text:p/>
          </table:table-cell>
          <table:table-cell table:formula="of:=IF(AND([.B146]&gt;[.D146];[.C146]=0);1;&quot;&quot;)" office:value-type="float" office:value="1">
            <text:p>1</text:p>
          </table:table-cell>
          <table:table-cell table:formula="of:=IF(AND([.B146]&lt;=[.D146];[.C146]=1);1;&quot;&quot;)">
            <text:p/>
          </table:table-cell>
          <table:table-cell table:formula="of:=IF(OR(AND([.G146]=1;[.I146]=1);AND([.F146]=1;[.H146]=1));1;&quot;&quot;)">
            <text:p/>
          </table:table-cell>
          <table:table-cell/>
          <table:table-cell table:formula="of:=([.D146]/[.E146]*100)-100" office:value-type="float" office:value="-2.79411764705883">
            <text:p>-2.7941176471</text:p>
          </table:table-cell>
          <table:table-cell table:formula="of:=IF(OR(AND([.B146]&gt;[.E146];[.C146]=0);AND([.B146]&lt;=[.E146];[.C146]=1));1;&quot;&quot;)">
            <text:p/>
          </table:table-cell>
        </table:table-row>
        <table:table-row table:style-name="ro2">
          <table:table-cell office:value-type="float" office:value="4544">
            <text:p>4544</text:p>
          </table:table-cell>
          <table:table-cell office:value-type="float" office:value="5060">
            <text:p>5060</text:p>
          </table:table-cell>
          <table:table-cell office:value-type="float" office:value="0">
            <text:p>0</text:p>
          </table:table-cell>
          <table:table-cell office:value-type="float" office:value="5015">
            <text:p>5015</text:p>
          </table:table-cell>
          <table:table-cell office:value-type="float" office:value="5140">
            <text:p>5140</text:p>
          </table:table-cell>
          <table:table-cell table:formula="of:=IF(AND([.B147]&gt;[.E147];[.H147]=1);1;&quot;&quot;)">
            <text:p/>
          </table:table-cell>
          <table:table-cell table:formula="of:=IF(AND([.B147]&lt;=[.E147];[.I147]=1);1;&quot;&quot;)">
            <text:p/>
          </table:table-cell>
          <table:table-cell table:formula="of:=IF(AND([.B147]&gt;[.D147];[.C147]=0);1;&quot;&quot;)" office:value-type="float" office:value="1">
            <text:p>1</text:p>
          </table:table-cell>
          <table:table-cell table:formula="of:=IF(AND([.B147]&lt;=[.D147];[.C147]=1);1;&quot;&quot;)">
            <text:p/>
          </table:table-cell>
          <table:table-cell table:formula="of:=IF(OR(AND([.G147]=1;[.I147]=1);AND([.F147]=1;[.H147]=1));1;&quot;&quot;)">
            <text:p/>
          </table:table-cell>
          <table:table-cell/>
          <table:table-cell table:formula="of:=([.D147]/[.E147]*100)-100" office:value-type="float" office:value="-2.431906614786">
            <text:p>-2.4319066148</text:p>
          </table:table-cell>
          <table:table-cell table:formula="of:=IF(OR(AND([.B147]&gt;[.E147];[.C147]=0);AND([.B147]&lt;=[.E147];[.C147]=1));1;&quot;&quot;)">
            <text:p/>
          </table:table-cell>
        </table:table-row>
        <table:table-row table:style-name="ro2">
          <table:table-cell office:value-type="float" office:value="4555">
            <text:p>4555</text:p>
          </table:table-cell>
          <table:table-cell office:value-type="float" office:value="6940">
            <text:p>6940</text:p>
          </table:table-cell>
          <table:table-cell office:value-type="float" office:value="0">
            <text:p>0</text:p>
          </table:table-cell>
          <table:table-cell office:value-type="float" office:value="6879">
            <text:p>6879</text:p>
          </table:table-cell>
          <table:table-cell office:value-type="float" office:value="7070">
            <text:p>7070</text:p>
          </table:table-cell>
          <table:table-cell table:formula="of:=IF(AND([.B148]&gt;[.E148];[.H148]=1);1;&quot;&quot;)">
            <text:p/>
          </table:table-cell>
          <table:table-cell table:formula="of:=IF(AND([.B148]&lt;=[.E148];[.I148]=1);1;&quot;&quot;)">
            <text:p/>
          </table:table-cell>
          <table:table-cell table:formula="of:=IF(AND([.B148]&gt;[.D148];[.C148]=0);1;&quot;&quot;)" office:value-type="float" office:value="1">
            <text:p>1</text:p>
          </table:table-cell>
          <table:table-cell table:formula="of:=IF(AND([.B148]&lt;=[.D148];[.C148]=1);1;&quot;&quot;)">
            <text:p/>
          </table:table-cell>
          <table:table-cell table:formula="of:=IF(OR(AND([.G148]=1;[.I148]=1);AND([.F148]=1;[.H148]=1));1;&quot;&quot;)">
            <text:p/>
          </table:table-cell>
          <table:table-cell/>
          <table:table-cell table:formula="of:=([.D148]/[.E148]*100)-100" office:value-type="float" office:value="-2.70155586987269">
            <text:p>-2.7015558699</text:p>
          </table:table-cell>
          <table:table-cell table:formula="of:=IF(OR(AND([.B148]&gt;[.E148];[.C148]=0);AND([.B148]&lt;=[.E148];[.C148]=1));1;&quot;&quot;)">
            <text:p/>
          </table:table-cell>
        </table:table-row>
        <table:table-row table:style-name="ro2">
          <table:table-cell office:value-type="float" office:value="4568">
            <text:p>4568</text:p>
          </table:table-cell>
          <table:table-cell office:value-type="float" office:value="2070">
            <text:p>2070</text:p>
          </table:table-cell>
          <table:table-cell office:value-type="float" office:value="0">
            <text:p>0</text:p>
          </table:table-cell>
          <table:table-cell office:value-type="float" office:value="2024">
            <text:p>2024</text:p>
          </table:table-cell>
          <table:table-cell office:value-type="float" office:value="2063">
            <text:p>2063</text:p>
          </table:table-cell>
          <table:table-cell table:formula="of:=IF(AND([.B149]&gt;[.E149];[.H149]=1);1;&quot;&quot;)" office:value-type="float" office:value="1">
            <text:p>1</text:p>
          </table:table-cell>
          <table:table-cell table:formula="of:=IF(AND([.B149]&lt;=[.E149];[.I149]=1);1;&quot;&quot;)">
            <text:p/>
          </table:table-cell>
          <table:table-cell table:formula="of:=IF(AND([.B149]&gt;[.D149];[.C149]=0);1;&quot;&quot;)" office:value-type="float" office:value="1">
            <text:p>1</text:p>
          </table:table-cell>
          <table:table-cell table:formula="of:=IF(AND([.B149]&lt;=[.D149];[.C149]=1);1;&quot;&quot;)">
            <text:p/>
          </table:table-cell>
          <table:table-cell table:formula="of:=IF(OR(AND([.G149]=1;[.I149]=1);AND([.F149]=1;[.H149]=1));1;&quot;&quot;)" office:value-type="float" office:value="1">
            <text:p>1</text:p>
          </table:table-cell>
          <table:table-cell/>
          <table:table-cell table:formula="of:=([.D149]/[.E149]*100)-100" office:value-type="float" office:value="-1.8904507998061">
            <text:p>-1.8904507998</text:p>
          </table:table-cell>
          <table:table-cell table:formula="of:=IF(OR(AND([.B149]&gt;[.E149];[.C149]=0);AND([.B149]&lt;=[.E149];[.C149]=1));1;&quot;&quot;)" office:value-type="float" office:value="1">
            <text:p>1</text:p>
          </table:table-cell>
        </table:table-row>
        <table:table-row table:style-name="ro2">
          <table:table-cell office:value-type="float" office:value="4569">
            <text:p>4569</text:p>
          </table:table-cell>
          <table:table-cell office:value-type="float" office:value="1826">
            <text:p>1826</text:p>
          </table:table-cell>
          <table:table-cell office:value-type="float" office:value="0">
            <text:p>0</text:p>
          </table:table-cell>
          <table:table-cell office:value-type="float" office:value="1807">
            <text:p>1807</text:p>
          </table:table-cell>
          <table:table-cell office:value-type="float" office:value="1851">
            <text:p>1851</text:p>
          </table:table-cell>
          <table:table-cell table:formula="of:=IF(AND([.B150]&gt;[.E150];[.H150]=1);1;&quot;&quot;)">
            <text:p/>
          </table:table-cell>
          <table:table-cell table:formula="of:=IF(AND([.B150]&lt;=[.E150];[.I150]=1);1;&quot;&quot;)">
            <text:p/>
          </table:table-cell>
          <table:table-cell table:formula="of:=IF(AND([.B150]&gt;[.D150];[.C150]=0);1;&quot;&quot;)" office:value-type="float" office:value="1">
            <text:p>1</text:p>
          </table:table-cell>
          <table:table-cell table:formula="of:=IF(AND([.B150]&lt;=[.D150];[.C150]=1);1;&quot;&quot;)">
            <text:p/>
          </table:table-cell>
          <table:table-cell table:formula="of:=IF(OR(AND([.G150]=1;[.I150]=1);AND([.F150]=1;[.H150]=1));1;&quot;&quot;)">
            <text:p/>
          </table:table-cell>
          <table:table-cell/>
          <table:table-cell table:formula="of:=([.D150]/[.E150]*100)-100" office:value-type="float" office:value="-2.37709346299297">
            <text:p>-2.377093463</text:p>
          </table:table-cell>
          <table:table-cell table:formula="of:=IF(OR(AND([.B150]&gt;[.E150];[.C150]=0);AND([.B150]&lt;=[.E150];[.C150]=1));1;&quot;&quot;)">
            <text:p/>
          </table:table-cell>
        </table:table-row>
        <table:table-row table:style-name="ro2">
          <table:table-cell office:value-type="float" office:value="4572">
            <text:p>4572</text:p>
          </table:table-cell>
          <table:table-cell office:value-type="float" office:value="2215">
            <text:p>2215</text:p>
          </table:table-cell>
          <table:table-cell office:value-type="float" office:value="0">
            <text:p>0</text:p>
          </table:table-cell>
          <table:table-cell office:value-type="float" office:value="2175">
            <text:p>2175</text:p>
          </table:table-cell>
          <table:table-cell office:value-type="float" office:value="2286">
            <text:p>2286</text:p>
          </table:table-cell>
          <table:table-cell table:formula="of:=IF(AND([.B151]&gt;[.E151];[.H151]=1);1;&quot;&quot;)">
            <text:p/>
          </table:table-cell>
          <table:table-cell table:formula="of:=IF(AND([.B151]&lt;=[.E151];[.I151]=1);1;&quot;&quot;)">
            <text:p/>
          </table:table-cell>
          <table:table-cell table:formula="of:=IF(AND([.B151]&gt;[.D151];[.C151]=0);1;&quot;&quot;)" office:value-type="float" office:value="1">
            <text:p>1</text:p>
          </table:table-cell>
          <table:table-cell table:formula="of:=IF(AND([.B151]&lt;=[.D151];[.C151]=1);1;&quot;&quot;)">
            <text:p/>
          </table:table-cell>
          <table:table-cell table:formula="of:=IF(OR(AND([.G151]=1;[.I151]=1);AND([.F151]=1;[.H151]=1));1;&quot;&quot;)">
            <text:p/>
          </table:table-cell>
          <table:table-cell/>
          <table:table-cell table:formula="of:=([.D151]/[.E151]*100)-100" office:value-type="float" office:value="-4.85564304461941">
            <text:p>-4.8556430446</text:p>
          </table:table-cell>
          <table:table-cell table:formula="of:=IF(OR(AND([.B151]&gt;[.E151];[.C151]=0);AND([.B151]&lt;=[.E151];[.C151]=1));1;&quot;&quot;)">
            <text:p/>
          </table:table-cell>
        </table:table-row>
        <table:table-row table:style-name="ro2">
          <table:table-cell office:value-type="float" office:value="4578">
            <text:p>4578</text:p>
          </table:table-cell>
          <table:table-cell office:value-type="float" office:value="3808">
            <text:p>3808</text:p>
          </table:table-cell>
          <table:table-cell office:value-type="float" office:value="0">
            <text:p>0</text:p>
          </table:table-cell>
          <table:table-cell office:value-type="float" office:value="3777">
            <text:p>3777</text:p>
          </table:table-cell>
          <table:table-cell office:value-type="float" office:value="3827">
            <text:p>3827</text:p>
          </table:table-cell>
          <table:table-cell table:formula="of:=IF(AND([.B152]&gt;[.E152];[.H152]=1);1;&quot;&quot;)">
            <text:p/>
          </table:table-cell>
          <table:table-cell table:formula="of:=IF(AND([.B152]&lt;=[.E152];[.I152]=1);1;&quot;&quot;)">
            <text:p/>
          </table:table-cell>
          <table:table-cell table:formula="of:=IF(AND([.B152]&gt;[.D152];[.C152]=0);1;&quot;&quot;)" office:value-type="float" office:value="1">
            <text:p>1</text:p>
          </table:table-cell>
          <table:table-cell table:formula="of:=IF(AND([.B152]&lt;=[.D152];[.C152]=1);1;&quot;&quot;)">
            <text:p/>
          </table:table-cell>
          <table:table-cell table:formula="of:=IF(OR(AND([.G152]=1;[.I152]=1);AND([.F152]=1;[.H152]=1));1;&quot;&quot;)">
            <text:p/>
          </table:table-cell>
          <table:table-cell/>
          <table:table-cell table:formula="of:=([.D152]/[.E152]*100)-100" office:value-type="float" office:value="-1.30650640188136">
            <text:p>-1.3065064019</text:p>
          </table:table-cell>
          <table:table-cell table:formula="of:=IF(OR(AND([.B152]&gt;[.E152];[.C152]=0);AND([.B152]&lt;=[.E152];[.C152]=1));1;&quot;&quot;)">
            <text:p/>
          </table:table-cell>
        </table:table-row>
        <table:table-row table:style-name="ro2">
          <table:table-cell office:value-type="float" office:value="4581">
            <text:p>4581</text:p>
          </table:table-cell>
          <table:table-cell office:value-type="float" office:value="6860">
            <text:p>6860</text:p>
          </table:table-cell>
          <table:table-cell office:value-type="float" office:value="0">
            <text:p>0</text:p>
          </table:table-cell>
          <table:table-cell office:value-type="float" office:value="6769">
            <text:p>6769</text:p>
          </table:table-cell>
          <table:table-cell office:value-type="float" office:value="6970">
            <text:p>6970</text:p>
          </table:table-cell>
          <table:table-cell table:formula="of:=IF(AND([.B153]&gt;[.E153];[.H153]=1);1;&quot;&quot;)">
            <text:p/>
          </table:table-cell>
          <table:table-cell table:formula="of:=IF(AND([.B153]&lt;=[.E153];[.I153]=1);1;&quot;&quot;)">
            <text:p/>
          </table:table-cell>
          <table:table-cell table:formula="of:=IF(AND([.B153]&gt;[.D153];[.C153]=0);1;&quot;&quot;)" office:value-type="float" office:value="1">
            <text:p>1</text:p>
          </table:table-cell>
          <table:table-cell table:formula="of:=IF(AND([.B153]&lt;=[.D153];[.C153]=1);1;&quot;&quot;)">
            <text:p/>
          </table:table-cell>
          <table:table-cell table:formula="of:=IF(OR(AND([.G153]=1;[.I153]=1);AND([.F153]=1;[.H153]=1));1;&quot;&quot;)">
            <text:p/>
          </table:table-cell>
          <table:table-cell/>
          <table:table-cell table:formula="of:=([.D153]/[.E153]*100)-100" office:value-type="float" office:value="-2.88378766140602">
            <text:p>-2.8837876614</text:p>
          </table:table-cell>
          <table:table-cell table:formula="of:=IF(OR(AND([.B153]&gt;[.E153];[.C153]=0);AND([.B153]&lt;=[.E153];[.C153]=1));1;&quot;&quot;)">
            <text:p/>
          </table:table-cell>
        </table:table-row>
        <table:table-row table:style-name="ro2">
          <table:table-cell office:value-type="float" office:value="4587">
            <text:p>4587</text:p>
          </table:table-cell>
          <table:table-cell office:value-type="float" office:value="14730">
            <text:p>14730</text:p>
          </table:table-cell>
          <table:table-cell office:value-type="float" office:value="1">
            <text:p>1</text:p>
          </table:table-cell>
          <table:table-cell office:value-type="float" office:value="14389">
            <text:p>14389</text:p>
          </table:table-cell>
          <table:table-cell office:value-type="float" office:value="14730">
            <text:p>14730</text:p>
          </table:table-cell>
          <table:table-cell table:formula="of:=IF(AND([.B154]&gt;[.E154];[.H154]=1);1;&quot;&quot;)">
            <text:p/>
          </table:table-cell>
          <table:table-cell table:formula="of:=IF(AND([.B154]&lt;=[.E154];[.I154]=1);1;&quot;&quot;)">
            <text:p/>
          </table:table-cell>
          <table:table-cell table:formula="of:=IF(AND([.B154]&gt;[.D154];[.C154]=0);1;&quot;&quot;)">
            <text:p/>
          </table:table-cell>
          <table:table-cell table:formula="of:=IF(AND([.B154]&lt;=[.D154];[.C154]=1);1;&quot;&quot;)">
            <text:p/>
          </table:table-cell>
          <table:table-cell table:formula="of:=IF(OR(AND([.G154]=1;[.I154]=1);AND([.F154]=1;[.H154]=1));1;&quot;&quot;)">
            <text:p/>
          </table:table-cell>
          <table:table-cell/>
          <table:table-cell table:formula="of:=([.D154]/[.E154]*100)-100" office:value-type="float" office:value="-2.31500339443313">
            <text:p>-2.3150033944</text:p>
          </table:table-cell>
          <table:table-cell table:formula="of:=IF(OR(AND([.B154]&gt;[.E154];[.C154]=0);AND([.B154]&lt;=[.E154];[.C154]=1));1;&quot;&quot;)" office:value-type="float" office:value="1">
            <text:p>1</text:p>
          </table:table-cell>
        </table:table-row>
        <table:table-row table:style-name="ro2">
          <table:table-cell office:value-type="float" office:value="4612">
            <text:p>4612</text:p>
          </table:table-cell>
          <table:table-cell office:value-type="float" office:value="2081">
            <text:p>2081</text:p>
          </table:table-cell>
          <table:table-cell office:value-type="float" office:value="0">
            <text:p>0</text:p>
          </table:table-cell>
          <table:table-cell office:value-type="float" office:value="2059">
            <text:p>2059</text:p>
          </table:table-cell>
          <table:table-cell office:value-type="float" office:value="2212">
            <text:p>2212</text:p>
          </table:table-cell>
          <table:table-cell table:formula="of:=IF(AND([.B155]&gt;[.E155];[.H155]=1);1;&quot;&quot;)">
            <text:p/>
          </table:table-cell>
          <table:table-cell table:formula="of:=IF(AND([.B155]&lt;=[.E155];[.I155]=1);1;&quot;&quot;)">
            <text:p/>
          </table:table-cell>
          <table:table-cell table:formula="of:=IF(AND([.B155]&gt;[.D155];[.C155]=0);1;&quot;&quot;)" office:value-type="float" office:value="1">
            <text:p>1</text:p>
          </table:table-cell>
          <table:table-cell table:formula="of:=IF(AND([.B155]&lt;=[.D155];[.C155]=1);1;&quot;&quot;)">
            <text:p/>
          </table:table-cell>
          <table:table-cell table:formula="of:=IF(OR(AND([.G155]=1;[.I155]=1);AND([.F155]=1;[.H155]=1));1;&quot;&quot;)">
            <text:p/>
          </table:table-cell>
          <table:table-cell/>
          <table:table-cell table:formula="of:=([.D155]/[.E155]*100)-100" office:value-type="float" office:value="-6.91681735985533">
            <text:p>-6.9168173599</text:p>
          </table:table-cell>
          <table:table-cell table:formula="of:=IF(OR(AND([.B155]&gt;[.E155];[.C155]=0);AND([.B155]&lt;=[.E155];[.C155]=1));1;&quot;&quot;)">
            <text:p/>
          </table:table-cell>
        </table:table-row>
        <table:table-row table:style-name="ro2">
          <table:table-cell office:value-type="float" office:value="4613">
            <text:p>4613</text:p>
          </table:table-cell>
          <table:table-cell office:value-type="float" office:value="1622">
            <text:p>1622</text:p>
          </table:table-cell>
          <table:table-cell office:value-type="float" office:value="0">
            <text:p>0</text:p>
          </table:table-cell>
          <table:table-cell office:value-type="float" office:value="1590">
            <text:p>1590</text:p>
          </table:table-cell>
          <table:table-cell office:value-type="float" office:value="1665">
            <text:p>1665</text:p>
          </table:table-cell>
          <table:table-cell table:formula="of:=IF(AND([.B156]&gt;[.E156];[.H156]=1);1;&quot;&quot;)">
            <text:p/>
          </table:table-cell>
          <table:table-cell table:formula="of:=IF(AND([.B156]&lt;=[.E156];[.I156]=1);1;&quot;&quot;)">
            <text:p/>
          </table:table-cell>
          <table:table-cell table:formula="of:=IF(AND([.B156]&gt;[.D156];[.C156]=0);1;&quot;&quot;)" office:value-type="float" office:value="1">
            <text:p>1</text:p>
          </table:table-cell>
          <table:table-cell table:formula="of:=IF(AND([.B156]&lt;=[.D156];[.C156]=1);1;&quot;&quot;)">
            <text:p/>
          </table:table-cell>
          <table:table-cell table:formula="of:=IF(OR(AND([.G156]=1;[.I156]=1);AND([.F156]=1;[.H156]=1));1;&quot;&quot;)">
            <text:p/>
          </table:table-cell>
          <table:table-cell/>
          <table:table-cell table:formula="of:=([.D156]/[.E156]*100)-100" office:value-type="float" office:value="-4.5045045045045">
            <text:p>-4.5045045045</text:p>
          </table:table-cell>
          <table:table-cell table:formula="of:=IF(OR(AND([.B156]&gt;[.E156];[.C156]=0);AND([.B156]&lt;=[.E156];[.C156]=1));1;&quot;&quot;)">
            <text:p/>
          </table:table-cell>
        </table:table-row>
        <table:table-row table:style-name="ro2">
          <table:table-cell office:value-type="float" office:value="4631">
            <text:p>4631</text:p>
          </table:table-cell>
          <table:table-cell office:value-type="float" office:value="267">
            <text:p>267</text:p>
          </table:table-cell>
          <table:table-cell office:value-type="float" office:value="0">
            <text:p>0</text:p>
          </table:table-cell>
          <table:table-cell office:value-type="float" office:value="262">
            <text:p>262</text:p>
          </table:table-cell>
          <table:table-cell office:value-type="float" office:value="277">
            <text:p>277</text:p>
          </table:table-cell>
          <table:table-cell table:formula="of:=IF(AND([.B157]&gt;[.E157];[.H157]=1);1;&quot;&quot;)">
            <text:p/>
          </table:table-cell>
          <table:table-cell table:formula="of:=IF(AND([.B157]&lt;=[.E157];[.I157]=1);1;&quot;&quot;)">
            <text:p/>
          </table:table-cell>
          <table:table-cell table:formula="of:=IF(AND([.B157]&gt;[.D157];[.C157]=0);1;&quot;&quot;)" office:value-type="float" office:value="1">
            <text:p>1</text:p>
          </table:table-cell>
          <table:table-cell table:formula="of:=IF(AND([.B157]&lt;=[.D157];[.C157]=1);1;&quot;&quot;)">
            <text:p/>
          </table:table-cell>
          <table:table-cell table:formula="of:=IF(OR(AND([.G157]=1;[.I157]=1);AND([.F157]=1;[.H157]=1));1;&quot;&quot;)">
            <text:p/>
          </table:table-cell>
          <table:table-cell/>
          <table:table-cell table:formula="of:=([.D157]/[.E157]*100)-100" office:value-type="float" office:value="-5.41516245487365">
            <text:p>-5.4151624549</text:p>
          </table:table-cell>
          <table:table-cell table:formula="of:=IF(OR(AND([.B157]&gt;[.E157];[.C157]=0);AND([.B157]&lt;=[.E157];[.C157]=1));1;&quot;&quot;)">
            <text:p/>
          </table:table-cell>
        </table:table-row>
        <table:table-row table:style-name="ro2">
          <table:table-cell office:value-type="float" office:value="4634">
            <text:p>4634</text:p>
          </table:table-cell>
          <table:table-cell office:value-type="float" office:value="437">
            <text:p>437</text:p>
          </table:table-cell>
          <table:table-cell office:value-type="float" office:value="0">
            <text:p>0</text:p>
          </table:table-cell>
          <table:table-cell office:value-type="float" office:value="432">
            <text:p>432</text:p>
          </table:table-cell>
          <table:table-cell office:value-type="float" office:value="450">
            <text:p>450</text:p>
          </table:table-cell>
          <table:table-cell table:formula="of:=IF(AND([.B158]&gt;[.E158];[.H158]=1);1;&quot;&quot;)">
            <text:p/>
          </table:table-cell>
          <table:table-cell table:formula="of:=IF(AND([.B158]&lt;=[.E158];[.I158]=1);1;&quot;&quot;)">
            <text:p/>
          </table:table-cell>
          <table:table-cell table:formula="of:=IF(AND([.B158]&gt;[.D158];[.C158]=0);1;&quot;&quot;)" office:value-type="float" office:value="1">
            <text:p>1</text:p>
          </table:table-cell>
          <table:table-cell table:formula="of:=IF(AND([.B158]&lt;=[.D158];[.C158]=1);1;&quot;&quot;)">
            <text:p/>
          </table:table-cell>
          <table:table-cell table:formula="of:=IF(OR(AND([.G158]=1;[.I158]=1);AND([.F158]=1;[.H158]=1));1;&quot;&quot;)">
            <text:p/>
          </table:table-cell>
          <table:table-cell/>
          <table:table-cell table:formula="of:=([.D158]/[.E158]*100)-100" office:value-type="float" office:value="-4">
            <text:p>-4</text:p>
          </table:table-cell>
          <table:table-cell table:formula="of:=IF(OR(AND([.B158]&gt;[.E158];[.C158]=0);AND([.B158]&lt;=[.E158];[.C158]=1));1;&quot;&quot;)">
            <text:p/>
          </table:table-cell>
        </table:table-row>
        <table:table-row table:style-name="ro2">
          <table:table-cell office:value-type="float" office:value="4641">
            <text:p>4641</text:p>
          </table:table-cell>
          <table:table-cell office:value-type="float" office:value="2160">
            <text:p>2160</text:p>
          </table:table-cell>
          <table:table-cell office:value-type="float" office:value="0">
            <text:p>0</text:p>
          </table:table-cell>
          <table:table-cell office:value-type="float" office:value="2138">
            <text:p>2138</text:p>
          </table:table-cell>
          <table:table-cell office:value-type="float" office:value="2197">
            <text:p>2197</text:p>
          </table:table-cell>
          <table:table-cell table:formula="of:=IF(AND([.B159]&gt;[.E159];[.H159]=1);1;&quot;&quot;)">
            <text:p/>
          </table:table-cell>
          <table:table-cell table:formula="of:=IF(AND([.B159]&lt;=[.E159];[.I159]=1);1;&quot;&quot;)">
            <text:p/>
          </table:table-cell>
          <table:table-cell table:formula="of:=IF(AND([.B159]&gt;[.D159];[.C159]=0);1;&quot;&quot;)" office:value-type="float" office:value="1">
            <text:p>1</text:p>
          </table:table-cell>
          <table:table-cell table:formula="of:=IF(AND([.B159]&lt;=[.D159];[.C159]=1);1;&quot;&quot;)">
            <text:p/>
          </table:table-cell>
          <table:table-cell table:formula="of:=IF(OR(AND([.G159]=1;[.I159]=1);AND([.F159]=1;[.H159]=1));1;&quot;&quot;)">
            <text:p/>
          </table:table-cell>
          <table:table-cell/>
          <table:table-cell table:formula="of:=([.D159]/[.E159]*100)-100" office:value-type="float" office:value="-2.6854802002731">
            <text:p>-2.6854802003</text:p>
          </table:table-cell>
          <table:table-cell table:formula="of:=IF(OR(AND([.B159]&gt;[.E159];[.C159]=0);AND([.B159]&lt;=[.E159];[.C159]=1));1;&quot;&quot;)">
            <text:p/>
          </table:table-cell>
        </table:table-row>
        <table:table-row table:style-name="ro2">
          <table:table-cell office:value-type="float" office:value="4666">
            <text:p>4666</text:p>
          </table:table-cell>
          <table:table-cell office:value-type="float" office:value="2246">
            <text:p>2246</text:p>
          </table:table-cell>
          <table:table-cell office:value-type="float" office:value="0">
            <text:p>0</text:p>
          </table:table-cell>
          <table:table-cell office:value-type="float" office:value="2239">
            <text:p>2239</text:p>
          </table:table-cell>
          <table:table-cell office:value-type="float" office:value="2301">
            <text:p>2301</text:p>
          </table:table-cell>
          <table:table-cell table:formula="of:=IF(AND([.B160]&gt;[.E160];[.H160]=1);1;&quot;&quot;)">
            <text:p/>
          </table:table-cell>
          <table:table-cell table:formula="of:=IF(AND([.B160]&lt;=[.E160];[.I160]=1);1;&quot;&quot;)">
            <text:p/>
          </table:table-cell>
          <table:table-cell table:formula="of:=IF(AND([.B160]&gt;[.D160];[.C160]=0);1;&quot;&quot;)" office:value-type="float" office:value="1">
            <text:p>1</text:p>
          </table:table-cell>
          <table:table-cell table:formula="of:=IF(AND([.B160]&lt;=[.D160];[.C160]=1);1;&quot;&quot;)">
            <text:p/>
          </table:table-cell>
          <table:table-cell table:formula="of:=IF(OR(AND([.G160]=1;[.I160]=1);AND([.F160]=1;[.H160]=1));1;&quot;&quot;)">
            <text:p/>
          </table:table-cell>
          <table:table-cell/>
          <table:table-cell table:formula="of:=([.D160]/[.E160]*100)-100" office:value-type="float" office:value="-2.69448066058236">
            <text:p>-2.6944806606</text:p>
          </table:table-cell>
          <table:table-cell table:formula="of:=IF(OR(AND([.B160]&gt;[.E160];[.C160]=0);AND([.B160]&lt;=[.E160];[.C160]=1));1;&quot;&quot;)">
            <text:p/>
          </table:table-cell>
        </table:table-row>
        <table:table-row table:style-name="ro2">
          <table:table-cell office:value-type="float" office:value="4676">
            <text:p>4676</text:p>
          </table:table-cell>
          <table:table-cell office:value-type="float" office:value="1394">
            <text:p>1394</text:p>
          </table:table-cell>
          <table:table-cell office:value-type="float" office:value="0">
            <text:p>0</text:p>
          </table:table-cell>
          <table:table-cell office:value-type="float" office:value="1388">
            <text:p>1388</text:p>
          </table:table-cell>
          <table:table-cell office:value-type="float" office:value="1418">
            <text:p>1418</text:p>
          </table:table-cell>
          <table:table-cell table:formula="of:=IF(AND([.B161]&gt;[.E161];[.H161]=1);1;&quot;&quot;)">
            <text:p/>
          </table:table-cell>
          <table:table-cell table:formula="of:=IF(AND([.B161]&lt;=[.E161];[.I161]=1);1;&quot;&quot;)">
            <text:p/>
          </table:table-cell>
          <table:table-cell table:formula="of:=IF(AND([.B161]&gt;[.D161];[.C161]=0);1;&quot;&quot;)" office:value-type="float" office:value="1">
            <text:p>1</text:p>
          </table:table-cell>
          <table:table-cell table:formula="of:=IF(AND([.B161]&lt;=[.D161];[.C161]=1);1;&quot;&quot;)">
            <text:p/>
          </table:table-cell>
          <table:table-cell table:formula="of:=IF(OR(AND([.G161]=1;[.I161]=1);AND([.F161]=1;[.H161]=1));1;&quot;&quot;)">
            <text:p/>
          </table:table-cell>
          <table:table-cell/>
          <table:table-cell table:formula="of:=([.D161]/[.E161]*100)-100" office:value-type="float" office:value="-2.11565585331452">
            <text:p>-2.1156558533</text:p>
          </table:table-cell>
          <table:table-cell table:formula="of:=IF(OR(AND([.B161]&gt;[.E161];[.C161]=0);AND([.B161]&lt;=[.E161];[.C161]=1));1;&quot;&quot;)">
            <text:p/>
          </table:table-cell>
        </table:table-row>
        <table:table-row table:style-name="ro2">
          <table:table-cell office:value-type="float" office:value="4681">
            <text:p>4681</text:p>
          </table:table-cell>
          <table:table-cell office:value-type="float" office:value="2969">
            <text:p>2969</text:p>
          </table:table-cell>
          <table:table-cell office:value-type="float" office:value="0">
            <text:p>0</text:p>
          </table:table-cell>
          <table:table-cell office:value-type="float" office:value="2939">
            <text:p>2939</text:p>
          </table:table-cell>
          <table:table-cell office:value-type="float" office:value="3125">
            <text:p>3125</text:p>
          </table:table-cell>
          <table:table-cell table:formula="of:=IF(AND([.B162]&gt;[.E162];[.H162]=1);1;&quot;&quot;)">
            <text:p/>
          </table:table-cell>
          <table:table-cell table:formula="of:=IF(AND([.B162]&lt;=[.E162];[.I162]=1);1;&quot;&quot;)">
            <text:p/>
          </table:table-cell>
          <table:table-cell table:formula="of:=IF(AND([.B162]&gt;[.D162];[.C162]=0);1;&quot;&quot;)" office:value-type="float" office:value="1">
            <text:p>1</text:p>
          </table:table-cell>
          <table:table-cell table:formula="of:=IF(AND([.B162]&lt;=[.D162];[.C162]=1);1;&quot;&quot;)">
            <text:p/>
          </table:table-cell>
          <table:table-cell table:formula="of:=IF(OR(AND([.G162]=1;[.I162]=1);AND([.F162]=1;[.H162]=1));1;&quot;&quot;)">
            <text:p/>
          </table:table-cell>
          <table:table-cell/>
          <table:table-cell table:formula="of:=([.D162]/[.E162]*100)-100" office:value-type="float" office:value="-5.952">
            <text:p>-5.952</text:p>
          </table:table-cell>
          <table:table-cell table:formula="of:=IF(OR(AND([.B162]&gt;[.E162];[.C162]=0);AND([.B162]&lt;=[.E162];[.C162]=1));1;&quot;&quot;)">
            <text:p/>
          </table:table-cell>
        </table:table-row>
        <table:table-row table:style-name="ro2">
          <table:table-cell office:value-type="float" office:value="4684">
            <text:p>4684</text:p>
          </table:table-cell>
          <table:table-cell office:value-type="float" office:value="5450">
            <text:p>5450</text:p>
          </table:table-cell>
          <table:table-cell office:value-type="float" office:value="0">
            <text:p>0</text:p>
          </table:table-cell>
          <table:table-cell office:value-type="float" office:value="5365">
            <text:p>5365</text:p>
          </table:table-cell>
          <table:table-cell office:value-type="float" office:value="5360">
            <text:p>5360</text:p>
          </table:table-cell>
          <table:table-cell table:formula="of:=IF(AND([.B163]&gt;[.E163];[.H163]=1);1;&quot;&quot;)" office:value-type="float" office:value="1">
            <text:p>1</text:p>
          </table:table-cell>
          <table:table-cell table:formula="of:=IF(AND([.B163]&lt;=[.E163];[.I163]=1);1;&quot;&quot;)">
            <text:p/>
          </table:table-cell>
          <table:table-cell table:formula="of:=IF(AND([.B163]&gt;[.D163];[.C163]=0);1;&quot;&quot;)" office:value-type="float" office:value="1">
            <text:p>1</text:p>
          </table:table-cell>
          <table:table-cell table:formula="of:=IF(AND([.B163]&lt;=[.D163];[.C163]=1);1;&quot;&quot;)">
            <text:p/>
          </table:table-cell>
          <table:table-cell table:formula="of:=IF(OR(AND([.G163]=1;[.I163]=1);AND([.F163]=1;[.H163]=1));1;&quot;&quot;)" office:value-type="float" office:value="1">
            <text:p>1</text:p>
          </table:table-cell>
          <table:table-cell/>
          <table:table-cell table:formula="of:=([.D163]/[.E163]*100)-100" office:value-type="float" office:value="0.0932835820895548">
            <text:p>0.0932835821</text:p>
          </table:table-cell>
          <table:table-cell table:formula="of:=IF(OR(AND([.B163]&gt;[.E163];[.C163]=0);AND([.B163]&lt;=[.E163];[.C163]=1));1;&quot;&quot;)" office:value-type="float" office:value="1">
            <text:p>1</text:p>
          </table:table-cell>
        </table:table-row>
        <table:table-row table:style-name="ro2">
          <table:table-cell office:value-type="float" office:value="4689">
            <text:p>4689</text:p>
          </table:table-cell>
          <table:table-cell office:value-type="float" office:value="454">
            <text:p>454</text:p>
          </table:table-cell>
          <table:table-cell office:value-type="float" office:value="0">
            <text:p>0</text:p>
          </table:table-cell>
          <table:table-cell office:value-type="float" office:value="452">
            <text:p>452</text:p>
          </table:table-cell>
          <table:table-cell office:value-type="float" office:value="453">
            <text:p>453</text:p>
          </table:table-cell>
          <table:table-cell table:formula="of:=IF(AND([.B164]&gt;[.E164];[.H164]=1);1;&quot;&quot;)" office:value-type="float" office:value="1">
            <text:p>1</text:p>
          </table:table-cell>
          <table:table-cell table:formula="of:=IF(AND([.B164]&lt;=[.E164];[.I164]=1);1;&quot;&quot;)">
            <text:p/>
          </table:table-cell>
          <table:table-cell table:formula="of:=IF(AND([.B164]&gt;[.D164];[.C164]=0);1;&quot;&quot;)" office:value-type="float" office:value="1">
            <text:p>1</text:p>
          </table:table-cell>
          <table:table-cell table:formula="of:=IF(AND([.B164]&lt;=[.D164];[.C164]=1);1;&quot;&quot;)">
            <text:p/>
          </table:table-cell>
          <table:table-cell table:formula="of:=IF(OR(AND([.G164]=1;[.I164]=1);AND([.F164]=1;[.H164]=1));1;&quot;&quot;)" office:value-type="float" office:value="1">
            <text:p>1</text:p>
          </table:table-cell>
          <table:table-cell/>
          <table:table-cell table:formula="of:=([.D164]/[.E164]*100)-100" office:value-type="float" office:value="-0.220750551876378">
            <text:p>-0.2207505519</text:p>
          </table:table-cell>
          <table:table-cell table:formula="of:=IF(OR(AND([.B164]&gt;[.E164];[.C164]=0);AND([.B164]&lt;=[.E164];[.C164]=1));1;&quot;&quot;)" office:value-type="float" office:value="1">
            <text:p>1</text:p>
          </table:table-cell>
        </table:table-row>
        <table:table-row table:style-name="ro2">
          <table:table-cell office:value-type="float" office:value="4704">
            <text:p>4704</text:p>
          </table:table-cell>
          <table:table-cell office:value-type="float" office:value="4215">
            <text:p>4215</text:p>
          </table:table-cell>
          <table:table-cell office:value-type="float" office:value="0">
            <text:p>0</text:p>
          </table:table-cell>
          <table:table-cell office:value-type="float" office:value="4167">
            <text:p>4167</text:p>
          </table:table-cell>
          <table:table-cell office:value-type="float" office:value="4150">
            <text:p>4150</text:p>
          </table:table-cell>
          <table:table-cell table:formula="of:=IF(AND([.B165]&gt;[.E165];[.H165]=1);1;&quot;&quot;)" office:value-type="float" office:value="1">
            <text:p>1</text:p>
          </table:table-cell>
          <table:table-cell table:formula="of:=IF(AND([.B165]&lt;=[.E165];[.I165]=1);1;&quot;&quot;)">
            <text:p/>
          </table:table-cell>
          <table:table-cell table:formula="of:=IF(AND([.B165]&gt;[.D165];[.C165]=0);1;&quot;&quot;)" office:value-type="float" office:value="1">
            <text:p>1</text:p>
          </table:table-cell>
          <table:table-cell table:formula="of:=IF(AND([.B165]&lt;=[.D165];[.C165]=1);1;&quot;&quot;)">
            <text:p/>
          </table:table-cell>
          <table:table-cell table:formula="of:=IF(OR(AND([.G165]=1;[.I165]=1);AND([.F165]=1;[.H165]=1));1;&quot;&quot;)" office:value-type="float" office:value="1">
            <text:p>1</text:p>
          </table:table-cell>
          <table:table-cell/>
          <table:table-cell table:formula="of:=([.D165]/[.E165]*100)-100" office:value-type="float" office:value="0.409638554216869">
            <text:p>0.4096385542</text:p>
          </table:table-cell>
          <table:table-cell table:formula="of:=IF(OR(AND([.B165]&gt;[.E165];[.C165]=0);AND([.B165]&lt;=[.E165];[.C165]=1));1;&quot;&quot;)" office:value-type="float" office:value="1">
            <text:p>1</text:p>
          </table:table-cell>
        </table:table-row>
        <table:table-row table:style-name="ro2">
          <table:table-cell office:value-type="float" office:value="4708">
            <text:p>4708</text:p>
          </table:table-cell>
          <table:table-cell office:value-type="float" office:value="1235">
            <text:p>1235</text:p>
          </table:table-cell>
          <table:table-cell office:value-type="float" office:value="0">
            <text:p>0</text:p>
          </table:table-cell>
          <table:table-cell office:value-type="float" office:value="1238">
            <text:p>1238</text:p>
          </table:table-cell>
          <table:table-cell office:value-type="float" office:value="1198">
            <text:p>1198</text:p>
          </table:table-cell>
          <table:table-cell table:formula="of:=IF(AND([.B166]&gt;[.E166];[.H166]=1);1;&quot;&quot;)">
            <text:p/>
          </table:table-cell>
          <table:table-cell table:formula="of:=IF(AND([.B166]&lt;=[.E166];[.I166]=1);1;&quot;&quot;)">
            <text:p/>
          </table:table-cell>
          <table:table-cell table:formula="of:=IF(AND([.B166]&gt;[.D166];[.C166]=0);1;&quot;&quot;)">
            <text:p/>
          </table:table-cell>
          <table:table-cell table:formula="of:=IF(AND([.B166]&lt;=[.D166];[.C166]=1);1;&quot;&quot;)">
            <text:p/>
          </table:table-cell>
          <table:table-cell table:formula="of:=IF(OR(AND([.G166]=1;[.I166]=1);AND([.F166]=1;[.H166]=1));1;&quot;&quot;)">
            <text:p/>
          </table:table-cell>
          <table:table-cell/>
          <table:table-cell table:formula="of:=([.D166]/[.E166]*100)-100" office:value-type="float" office:value="3.33889816360602">
            <text:p>3.3388981636</text:p>
          </table:table-cell>
          <table:table-cell table:formula="of:=IF(OR(AND([.B166]&gt;[.E166];[.C166]=0);AND([.B166]&lt;=[.E166];[.C166]=1));1;&quot;&quot;)" office:value-type="float" office:value="1">
            <text:p>1</text:p>
          </table:table-cell>
        </table:table-row>
        <table:table-row table:style-name="ro2">
          <table:table-cell office:value-type="float" office:value="4716">
            <text:p>4716</text:p>
          </table:table-cell>
          <table:table-cell office:value-type="float" office:value="5040">
            <text:p>5040</text:p>
          </table:table-cell>
          <table:table-cell office:value-type="float" office:value="0">
            <text:p>0</text:p>
          </table:table-cell>
          <table:table-cell office:value-type="float" office:value="4982">
            <text:p>4982</text:p>
          </table:table-cell>
          <table:table-cell office:value-type="float" office:value="5070">
            <text:p>5070</text:p>
          </table:table-cell>
          <table:table-cell table:formula="of:=IF(AND([.B167]&gt;[.E167];[.H167]=1);1;&quot;&quot;)">
            <text:p/>
          </table:table-cell>
          <table:table-cell table:formula="of:=IF(AND([.B167]&lt;=[.E167];[.I167]=1);1;&quot;&quot;)">
            <text:p/>
          </table:table-cell>
          <table:table-cell table:formula="of:=IF(AND([.B167]&gt;[.D167];[.C167]=0);1;&quot;&quot;)" office:value-type="float" office:value="1">
            <text:p>1</text:p>
          </table:table-cell>
          <table:table-cell table:formula="of:=IF(AND([.B167]&lt;=[.D167];[.C167]=1);1;&quot;&quot;)">
            <text:p/>
          </table:table-cell>
          <table:table-cell table:formula="of:=IF(OR(AND([.G167]=1;[.I167]=1);AND([.F167]=1;[.H167]=1));1;&quot;&quot;)">
            <text:p/>
          </table:table-cell>
          <table:table-cell/>
          <table:table-cell table:formula="of:=([.D167]/[.E167]*100)-100" office:value-type="float" office:value="-1.73570019723866">
            <text:p>-1.7357001972</text:p>
          </table:table-cell>
          <table:table-cell table:formula="of:=IF(OR(AND([.B167]&gt;[.E167];[.C167]=0);AND([.B167]&lt;=[.E167];[.C167]=1));1;&quot;&quot;)">
            <text:p/>
          </table:table-cell>
        </table:table-row>
        <table:table-row table:style-name="ro2">
          <table:table-cell office:value-type="float" office:value="4719">
            <text:p>4719</text:p>
          </table:table-cell>
          <table:table-cell office:value-type="float" office:value="1839">
            <text:p>1839</text:p>
          </table:table-cell>
          <table:table-cell office:value-type="float" office:value="0">
            <text:p>0</text:p>
          </table:table-cell>
          <table:table-cell office:value-type="float" office:value="1844">
            <text:p>1844</text:p>
          </table:table-cell>
          <table:table-cell office:value-type="float" office:value="1858">
            <text:p>1858</text:p>
          </table:table-cell>
          <table:table-cell table:formula="of:=IF(AND([.B168]&gt;[.E168];[.H168]=1);1;&quot;&quot;)">
            <text:p/>
          </table:table-cell>
          <table:table-cell table:formula="of:=IF(AND([.B168]&lt;=[.E168];[.I168]=1);1;&quot;&quot;)">
            <text:p/>
          </table:table-cell>
          <table:table-cell table:formula="of:=IF(AND([.B168]&gt;[.D168];[.C168]=0);1;&quot;&quot;)">
            <text:p/>
          </table:table-cell>
          <table:table-cell table:formula="of:=IF(AND([.B168]&lt;=[.D168];[.C168]=1);1;&quot;&quot;)">
            <text:p/>
          </table:table-cell>
          <table:table-cell table:formula="of:=IF(OR(AND([.G168]=1;[.I168]=1);AND([.F168]=1;[.H168]=1));1;&quot;&quot;)">
            <text:p/>
          </table:table-cell>
          <table:table-cell/>
          <table:table-cell table:formula="of:=([.D168]/[.E168]*100)-100" office:value-type="float" office:value="-0.753498385360601">
            <text:p>-0.7534983854</text:p>
          </table:table-cell>
          <table:table-cell table:formula="of:=IF(OR(AND([.B168]&gt;[.E168];[.C168]=0);AND([.B168]&lt;=[.E168];[.C168]=1));1;&quot;&quot;)">
            <text:p/>
          </table:table-cell>
        </table:table-row>
        <table:table-row table:style-name="ro2">
          <table:table-cell office:value-type="float" office:value="4722">
            <text:p>4722</text:p>
          </table:table-cell>
          <table:table-cell office:value-type="float" office:value="675">
            <text:p>675</text:p>
          </table:table-cell>
          <table:table-cell office:value-type="float" office:value="0">
            <text:p>0</text:p>
          </table:table-cell>
          <table:table-cell office:value-type="float" office:value="666">
            <text:p>666</text:p>
          </table:table-cell>
          <table:table-cell office:value-type="float" office:value="675">
            <text:p>675</text:p>
          </table:table-cell>
          <table:table-cell table:formula="of:=IF(AND([.B169]&gt;[.E169];[.H169]=1);1;&quot;&quot;)">
            <text:p/>
          </table:table-cell>
          <table:table-cell table:formula="of:=IF(AND([.B169]&lt;=[.E169];[.I169]=1);1;&quot;&quot;)">
            <text:p/>
          </table:table-cell>
          <table:table-cell table:formula="of:=IF(AND([.B169]&gt;[.D169];[.C169]=0);1;&quot;&quot;)" office:value-type="float" office:value="1">
            <text:p>1</text:p>
          </table:table-cell>
          <table:table-cell table:formula="of:=IF(AND([.B169]&lt;=[.D169];[.C169]=1);1;&quot;&quot;)">
            <text:p/>
          </table:table-cell>
          <table:table-cell table:formula="of:=IF(OR(AND([.G169]=1;[.I169]=1);AND([.F169]=1;[.H169]=1));1;&quot;&quot;)">
            <text:p/>
          </table:table-cell>
          <table:table-cell/>
          <table:table-cell table:formula="of:=([.D169]/[.E169]*100)-100" office:value-type="float" office:value="-1.33333333333333">
            <text:p>-1.3333333333</text:p>
          </table:table-cell>
          <table:table-cell table:formula="of:=IF(OR(AND([.B169]&gt;[.E169];[.C169]=0);AND([.B169]&lt;=[.E169];[.C169]=1));1;&quot;&quot;)">
            <text:p/>
          </table:table-cell>
        </table:table-row>
        <table:table-row table:style-name="ro2">
          <table:table-cell office:value-type="float" office:value="4726">
            <text:p>4726</text:p>
          </table:table-cell>
          <table:table-cell office:value-type="float" office:value="1143">
            <text:p>1143</text:p>
          </table:table-cell>
          <table:table-cell office:value-type="float" office:value="0">
            <text:p>0</text:p>
          </table:table-cell>
          <table:table-cell office:value-type="float" office:value="1140">
            <text:p>1140</text:p>
          </table:table-cell>
          <table:table-cell office:value-type="float" office:value="1169">
            <text:p>1169</text:p>
          </table:table-cell>
          <table:table-cell table:formula="of:=IF(AND([.B170]&gt;[.E170];[.H170]=1);1;&quot;&quot;)">
            <text:p/>
          </table:table-cell>
          <table:table-cell table:formula="of:=IF(AND([.B170]&lt;=[.E170];[.I170]=1);1;&quot;&quot;)">
            <text:p/>
          </table:table-cell>
          <table:table-cell table:formula="of:=IF(AND([.B170]&gt;[.D170];[.C170]=0);1;&quot;&quot;)" office:value-type="float" office:value="1">
            <text:p>1</text:p>
          </table:table-cell>
          <table:table-cell table:formula="of:=IF(AND([.B170]&lt;=[.D170];[.C170]=1);1;&quot;&quot;)">
            <text:p/>
          </table:table-cell>
          <table:table-cell table:formula="of:=IF(OR(AND([.G170]=1;[.I170]=1);AND([.F170]=1;[.H170]=1));1;&quot;&quot;)">
            <text:p/>
          </table:table-cell>
          <table:table-cell/>
          <table:table-cell table:formula="of:=([.D170]/[.E170]*100)-100" office:value-type="float" office:value="-2.48075278015398">
            <text:p>-2.4807527802</text:p>
          </table:table-cell>
          <table:table-cell table:formula="of:=IF(OR(AND([.B170]&gt;[.E170];[.C170]=0);AND([.B170]&lt;=[.E170];[.C170]=1));1;&quot;&quot;)">
            <text:p/>
          </table:table-cell>
        </table:table-row>
        <table:table-row table:style-name="ro2">
          <table:table-cell office:value-type="float" office:value="4732">
            <text:p>4732</text:p>
          </table:table-cell>
          <table:table-cell office:value-type="float" office:value="1984">
            <text:p>1984</text:p>
          </table:table-cell>
          <table:table-cell office:value-type="float" office:value="0">
            <text:p>0</text:p>
          </table:table-cell>
          <table:table-cell office:value-type="float" office:value="1971">
            <text:p>1971</text:p>
          </table:table-cell>
          <table:table-cell office:value-type="float" office:value="2047">
            <text:p>2047</text:p>
          </table:table-cell>
          <table:table-cell table:formula="of:=IF(AND([.B171]&gt;[.E171];[.H171]=1);1;&quot;&quot;)">
            <text:p/>
          </table:table-cell>
          <table:table-cell table:formula="of:=IF(AND([.B171]&lt;=[.E171];[.I171]=1);1;&quot;&quot;)">
            <text:p/>
          </table:table-cell>
          <table:table-cell table:formula="of:=IF(AND([.B171]&gt;[.D171];[.C171]=0);1;&quot;&quot;)" office:value-type="float" office:value="1">
            <text:p>1</text:p>
          </table:table-cell>
          <table:table-cell table:formula="of:=IF(AND([.B171]&lt;=[.D171];[.C171]=1);1;&quot;&quot;)">
            <text:p/>
          </table:table-cell>
          <table:table-cell table:formula="of:=IF(OR(AND([.G171]=1;[.I171]=1);AND([.F171]=1;[.H171]=1));1;&quot;&quot;)">
            <text:p/>
          </table:table-cell>
          <table:table-cell/>
          <table:table-cell table:formula="of:=([.D171]/[.E171]*100)-100" office:value-type="float" office:value="-3.71275036638984">
            <text:p>-3.7127503664</text:p>
          </table:table-cell>
          <table:table-cell table:formula="of:=IF(OR(AND([.B171]&gt;[.E171];[.C171]=0);AND([.B171]&lt;=[.E171];[.C171]=1));1;&quot;&quot;)">
            <text:p/>
          </table:table-cell>
        </table:table-row>
        <table:table-row table:style-name="ro2">
          <table:table-cell office:value-type="float" office:value="4751">
            <text:p>4751</text:p>
          </table:table-cell>
          <table:table-cell office:value-type="float" office:value="4660">
            <text:p>4660</text:p>
          </table:table-cell>
          <table:table-cell office:value-type="float" office:value="0">
            <text:p>0</text:p>
          </table:table-cell>
          <table:table-cell office:value-type="float" office:value="4603">
            <text:p>4603</text:p>
          </table:table-cell>
          <table:table-cell office:value-type="float" office:value="4715">
            <text:p>4715</text:p>
          </table:table-cell>
          <table:table-cell table:formula="of:=IF(AND([.B172]&gt;[.E172];[.H172]=1);1;&quot;&quot;)">
            <text:p/>
          </table:table-cell>
          <table:table-cell table:formula="of:=IF(AND([.B172]&lt;=[.E172];[.I172]=1);1;&quot;&quot;)">
            <text:p/>
          </table:table-cell>
          <table:table-cell table:formula="of:=IF(AND([.B172]&gt;[.D172];[.C172]=0);1;&quot;&quot;)" office:value-type="float" office:value="1">
            <text:p>1</text:p>
          </table:table-cell>
          <table:table-cell table:formula="of:=IF(AND([.B172]&lt;=[.D172];[.C172]=1);1;&quot;&quot;)">
            <text:p/>
          </table:table-cell>
          <table:table-cell table:formula="of:=IF(OR(AND([.G172]=1;[.I172]=1);AND([.F172]=1;[.H172]=1));1;&quot;&quot;)">
            <text:p/>
          </table:table-cell>
          <table:table-cell/>
          <table:table-cell table:formula="of:=([.D172]/[.E172]*100)-100" office:value-type="float" office:value="-2.37539766702015">
            <text:p>-2.375397667</text:p>
          </table:table-cell>
          <table:table-cell table:formula="of:=IF(OR(AND([.B172]&gt;[.E172];[.C172]=0);AND([.B172]&lt;=[.E172];[.C172]=1));1;&quot;&quot;)">
            <text:p/>
          </table:table-cell>
        </table:table-row>
        <table:table-row table:style-name="ro2">
          <table:table-cell office:value-type="float" office:value="4755">
            <text:p>4755</text:p>
          </table:table-cell>
          <table:table-cell office:value-type="float" office:value="1524">
            <text:p>1524</text:p>
          </table:table-cell>
          <table:table-cell office:value-type="float" office:value="0">
            <text:p>0</text:p>
          </table:table-cell>
          <table:table-cell office:value-type="float" office:value="1497">
            <text:p>1497</text:p>
          </table:table-cell>
          <table:table-cell office:value-type="float" office:value="1558">
            <text:p>1558</text:p>
          </table:table-cell>
          <table:table-cell table:formula="of:=IF(AND([.B173]&gt;[.E173];[.H173]=1);1;&quot;&quot;)">
            <text:p/>
          </table:table-cell>
          <table:table-cell table:formula="of:=IF(AND([.B173]&lt;=[.E173];[.I173]=1);1;&quot;&quot;)">
            <text:p/>
          </table:table-cell>
          <table:table-cell table:formula="of:=IF(AND([.B173]&gt;[.D173];[.C173]=0);1;&quot;&quot;)" office:value-type="float" office:value="1">
            <text:p>1</text:p>
          </table:table-cell>
          <table:table-cell table:formula="of:=IF(AND([.B173]&lt;=[.D173];[.C173]=1);1;&quot;&quot;)">
            <text:p/>
          </table:table-cell>
          <table:table-cell table:formula="of:=IF(OR(AND([.G173]=1;[.I173]=1);AND([.F173]=1;[.H173]=1));1;&quot;&quot;)">
            <text:p/>
          </table:table-cell>
          <table:table-cell/>
          <table:table-cell table:formula="of:=([.D173]/[.E173]*100)-100" office:value-type="float" office:value="-3.91527599486521">
            <text:p>-3.9152759949</text:p>
          </table:table-cell>
          <table:table-cell table:formula="of:=IF(OR(AND([.B173]&gt;[.E173];[.C173]=0);AND([.B173]&lt;=[.E173];[.C173]=1));1;&quot;&quot;)">
            <text:p/>
          </table:table-cell>
        </table:table-row>
        <table:table-row table:style-name="ro2">
          <table:table-cell office:value-type="float" office:value="4761">
            <text:p>4761</text:p>
          </table:table-cell>
          <table:table-cell office:value-type="float" office:value="679">
            <text:p>679</text:p>
          </table:table-cell>
          <table:table-cell office:value-type="float" office:value="0">
            <text:p>0</text:p>
          </table:table-cell>
          <table:table-cell office:value-type="float" office:value="675">
            <text:p>675</text:p>
          </table:table-cell>
          <table:table-cell office:value-type="float" office:value="679">
            <text:p>679</text:p>
          </table:table-cell>
          <table:table-cell table:formula="of:=IF(AND([.B174]&gt;[.E174];[.H174]=1);1;&quot;&quot;)">
            <text:p/>
          </table:table-cell>
          <table:table-cell table:formula="of:=IF(AND([.B174]&lt;=[.E174];[.I174]=1);1;&quot;&quot;)">
            <text:p/>
          </table:table-cell>
          <table:table-cell table:formula="of:=IF(AND([.B174]&gt;[.D174];[.C174]=0);1;&quot;&quot;)" office:value-type="float" office:value="1">
            <text:p>1</text:p>
          </table:table-cell>
          <table:table-cell table:formula="of:=IF(AND([.B174]&lt;=[.D174];[.C174]=1);1;&quot;&quot;)">
            <text:p/>
          </table:table-cell>
          <table:table-cell table:formula="of:=IF(OR(AND([.G174]=1;[.I174]=1);AND([.F174]=1;[.H174]=1));1;&quot;&quot;)">
            <text:p/>
          </table:table-cell>
          <table:table-cell/>
          <table:table-cell table:formula="of:=([.D174]/[.E174]*100)-100" office:value-type="float" office:value="-0.589101620029453">
            <text:p>-0.58910162</text:p>
          </table:table-cell>
          <table:table-cell table:formula="of:=IF(OR(AND([.B174]&gt;[.E174];[.C174]=0);AND([.B174]&lt;=[.E174];[.C174]=1));1;&quot;&quot;)">
            <text:p/>
          </table:table-cell>
        </table:table-row>
        <table:table-row table:style-name="ro2">
          <table:table-cell office:value-type="float" office:value="4768">
            <text:p>4768</text:p>
          </table:table-cell>
          <table:table-cell office:value-type="float" office:value="5820">
            <text:p>5820</text:p>
          </table:table-cell>
          <table:table-cell office:value-type="float" office:value="0">
            <text:p>0</text:p>
          </table:table-cell>
          <table:table-cell office:value-type="float" office:value="5685">
            <text:p>5685</text:p>
          </table:table-cell>
          <table:table-cell office:value-type="float" office:value="5800">
            <text:p>5800</text:p>
          </table:table-cell>
          <table:table-cell table:formula="of:=IF(AND([.B175]&gt;[.E175];[.H175]=1);1;&quot;&quot;)" office:value-type="float" office:value="1">
            <text:p>1</text:p>
          </table:table-cell>
          <table:table-cell table:formula="of:=IF(AND([.B175]&lt;=[.E175];[.I175]=1);1;&quot;&quot;)">
            <text:p/>
          </table:table-cell>
          <table:table-cell table:formula="of:=IF(AND([.B175]&gt;[.D175];[.C175]=0);1;&quot;&quot;)" office:value-type="float" office:value="1">
            <text:p>1</text:p>
          </table:table-cell>
          <table:table-cell table:formula="of:=IF(AND([.B175]&lt;=[.D175];[.C175]=1);1;&quot;&quot;)">
            <text:p/>
          </table:table-cell>
          <table:table-cell table:formula="of:=IF(OR(AND([.G175]=1;[.I175]=1);AND([.F175]=1;[.H175]=1));1;&quot;&quot;)" office:value-type="float" office:value="1">
            <text:p>1</text:p>
          </table:table-cell>
          <table:table-cell/>
          <table:table-cell table:formula="of:=([.D175]/[.E175]*100)-100" office:value-type="float" office:value="-1.98275862068965">
            <text:p>-1.9827586207</text:p>
          </table:table-cell>
          <table:table-cell table:formula="of:=IF(OR(AND([.B175]&gt;[.E175];[.C175]=0);AND([.B175]&lt;=[.E175];[.C175]=1));1;&quot;&quot;)" office:value-type="float" office:value="1">
            <text:p>1</text:p>
          </table:table-cell>
        </table:table-row>
        <table:table-row table:style-name="ro2">
          <table:table-cell office:value-type="float" office:value="4777">
            <text:p>4777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office:value-type="float" office:value="702">
            <text:p>702</text:p>
          </table:table-cell>
          <table:table-cell office:value-type="float" office:value="696">
            <text:p>696</text:p>
          </table:table-cell>
          <table:table-cell table:formula="of:=IF(AND([.B176]&gt;[.E176];[.H176]=1);1;&quot;&quot;)" office:value-type="float" office:value="1">
            <text:p>1</text:p>
          </table:table-cell>
          <table:table-cell table:formula="of:=IF(AND([.B176]&lt;=[.E176];[.I176]=1);1;&quot;&quot;)">
            <text:p/>
          </table:table-cell>
          <table:table-cell table:formula="of:=IF(AND([.B176]&gt;[.D176];[.C176]=0);1;&quot;&quot;)" office:value-type="float" office:value="1">
            <text:p>1</text:p>
          </table:table-cell>
          <table:table-cell table:formula="of:=IF(AND([.B176]&lt;=[.D176];[.C176]=1);1;&quot;&quot;)">
            <text:p/>
          </table:table-cell>
          <table:table-cell table:formula="of:=IF(OR(AND([.G176]=1;[.I176]=1);AND([.F176]=1;[.H176]=1));1;&quot;&quot;)" office:value-type="float" office:value="1">
            <text:p>1</text:p>
          </table:table-cell>
          <table:table-cell/>
          <table:table-cell table:formula="of:=([.D176]/[.E176]*100)-100" office:value-type="float" office:value="0.862068965517238">
            <text:p>0.8620689655</text:p>
          </table:table-cell>
          <table:table-cell table:formula="of:=IF(OR(AND([.B176]&gt;[.E176];[.C176]=0);AND([.B176]&lt;=[.E176];[.C176]=1));1;&quot;&quot;)" office:value-type="float" office:value="1">
            <text:p>1</text:p>
          </table:table-cell>
        </table:table-row>
        <table:table-row table:style-name="ro2">
          <table:table-cell office:value-type="float" office:value="4793">
            <text:p>4793</text:p>
          </table:table-cell>
          <table:table-cell office:value-type="float" office:value="858">
            <text:p>858</text:p>
          </table:table-cell>
          <table:table-cell office:value-type="float" office:value="0">
            <text:p>0</text:p>
          </table:table-cell>
          <table:table-cell office:value-type="float" office:value="864">
            <text:p>864</text:p>
          </table:table-cell>
          <table:table-cell office:value-type="float" office:value="861">
            <text:p>861</text:p>
          </table:table-cell>
          <table:table-cell table:formula="of:=IF(AND([.B177]&gt;[.E177];[.H177]=1);1;&quot;&quot;)">
            <text:p/>
          </table:table-cell>
          <table:table-cell table:formula="of:=IF(AND([.B177]&lt;=[.E177];[.I177]=1);1;&quot;&quot;)">
            <text:p/>
          </table:table-cell>
          <table:table-cell table:formula="of:=IF(AND([.B177]&gt;[.D177];[.C177]=0);1;&quot;&quot;)">
            <text:p/>
          </table:table-cell>
          <table:table-cell table:formula="of:=IF(AND([.B177]&lt;=[.D177];[.C177]=1);1;&quot;&quot;)">
            <text:p/>
          </table:table-cell>
          <table:table-cell table:formula="of:=IF(OR(AND([.G177]=1;[.I177]=1);AND([.F177]=1;[.H177]=1));1;&quot;&quot;)">
            <text:p/>
          </table:table-cell>
          <table:table-cell/>
          <table:table-cell table:formula="of:=([.D177]/[.E177]*100)-100" office:value-type="float" office:value="0.348432055749129">
            <text:p>0.3484320557</text:p>
          </table:table-cell>
          <table:table-cell table:formula="of:=IF(OR(AND([.B177]&gt;[.E177];[.C177]=0);AND([.B177]&lt;=[.E177];[.C177]=1));1;&quot;&quot;)">
            <text:p/>
          </table:table-cell>
        </table:table-row>
        <table:table-row table:style-name="ro2">
          <table:table-cell office:value-type="float" office:value="4812">
            <text:p>4812</text:p>
          </table:table-cell>
          <table:table-cell office:value-type="float" office:value="1647">
            <text:p>1647</text:p>
          </table:table-cell>
          <table:table-cell office:value-type="float" office:value="0">
            <text:p>0</text:p>
          </table:table-cell>
          <table:table-cell office:value-type="float" office:value="1600">
            <text:p>1600</text:p>
          </table:table-cell>
          <table:table-cell office:value-type="float" office:value="1598">
            <text:p>1598</text:p>
          </table:table-cell>
          <table:table-cell table:formula="of:=IF(AND([.B178]&gt;[.E178];[.H178]=1);1;&quot;&quot;)" office:value-type="float" office:value="1">
            <text:p>1</text:p>
          </table:table-cell>
          <table:table-cell table:formula="of:=IF(AND([.B178]&lt;=[.E178];[.I178]=1);1;&quot;&quot;)">
            <text:p/>
          </table:table-cell>
          <table:table-cell table:formula="of:=IF(AND([.B178]&gt;[.D178];[.C178]=0);1;&quot;&quot;)" office:value-type="float" office:value="1">
            <text:p>1</text:p>
          </table:table-cell>
          <table:table-cell table:formula="of:=IF(AND([.B178]&lt;=[.D178];[.C178]=1);1;&quot;&quot;)">
            <text:p/>
          </table:table-cell>
          <table:table-cell table:formula="of:=IF(OR(AND([.G178]=1;[.I178]=1);AND([.F178]=1;[.H178]=1));1;&quot;&quot;)" office:value-type="float" office:value="1">
            <text:p>1</text:p>
          </table:table-cell>
          <table:table-cell/>
          <table:table-cell table:formula="of:=([.D178]/[.E178]*100)-100" office:value-type="float" office:value="0.125156445556954">
            <text:p>0.1251564456</text:p>
          </table:table-cell>
          <table:table-cell table:formula="of:=IF(OR(AND([.B178]&gt;[.E178];[.C178]=0);AND([.B178]&lt;=[.E178];[.C178]=1));1;&quot;&quot;)" office:value-type="float" office:value="1">
            <text:p>1</text:p>
          </table:table-cell>
        </table:table-row>
        <table:table-row table:style-name="ro2">
          <table:table-cell office:value-type="float" office:value="4832">
            <text:p>4832</text:p>
          </table:table-cell>
          <table:table-cell office:value-type="float" office:value="1156">
            <text:p>1156</text:p>
          </table:table-cell>
          <table:table-cell office:value-type="float" office:value="1">
            <text:p>1</text:p>
          </table:table-cell>
          <table:table-cell office:value-type="float" office:value="1142">
            <text:p>1142</text:p>
          </table:table-cell>
          <table:table-cell office:value-type="float" office:value="1156">
            <text:p>1156</text:p>
          </table:table-cell>
          <table:table-cell table:formula="of:=IF(AND([.B179]&gt;[.E179];[.H179]=1);1;&quot;&quot;)">
            <text:p/>
          </table:table-cell>
          <table:table-cell table:formula="of:=IF(AND([.B179]&lt;=[.E179];[.I179]=1);1;&quot;&quot;)">
            <text:p/>
          </table:table-cell>
          <table:table-cell table:formula="of:=IF(AND([.B179]&gt;[.D179];[.C179]=0);1;&quot;&quot;)">
            <text:p/>
          </table:table-cell>
          <table:table-cell table:formula="of:=IF(AND([.B179]&lt;=[.D179];[.C179]=1);1;&quot;&quot;)">
            <text:p/>
          </table:table-cell>
          <table:table-cell table:formula="of:=IF(OR(AND([.G179]=1;[.I179]=1);AND([.F179]=1;[.H179]=1));1;&quot;&quot;)">
            <text:p/>
          </table:table-cell>
          <table:table-cell/>
          <table:table-cell table:formula="of:=([.D179]/[.E179]*100)-100" office:value-type="float" office:value="-1.21107266435986">
            <text:p>-1.2110726644</text:p>
          </table:table-cell>
          <table:table-cell table:formula="of:=IF(OR(AND([.B179]&gt;[.E179];[.C179]=0);AND([.B179]&lt;=[.E179];[.C179]=1));1;&quot;&quot;)" office:value-type="float" office:value="1">
            <text:p>1</text:p>
          </table:table-cell>
        </table:table-row>
        <table:table-row table:style-name="ro2">
          <table:table-cell office:value-type="float" office:value="4837">
            <text:p>4837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496">
            <text:p>496</text:p>
          </table:table-cell>
          <table:table-cell office:value-type="float" office:value="497">
            <text:p>497</text:p>
          </table:table-cell>
          <table:table-cell table:formula="of:=IF(AND([.B180]&gt;[.E180];[.H180]=1);1;&quot;&quot;)" office:value-type="float" office:value="1">
            <text:p>1</text:p>
          </table:table-cell>
          <table:table-cell table:formula="of:=IF(AND([.B180]&lt;=[.E180];[.I180]=1);1;&quot;&quot;)">
            <text:p/>
          </table:table-cell>
          <table:table-cell table:formula="of:=IF(AND([.B180]&gt;[.D180];[.C180]=0);1;&quot;&quot;)" office:value-type="float" office:value="1">
            <text:p>1</text:p>
          </table:table-cell>
          <table:table-cell table:formula="of:=IF(AND([.B180]&lt;=[.D180];[.C180]=1);1;&quot;&quot;)">
            <text:p/>
          </table:table-cell>
          <table:table-cell table:formula="of:=IF(OR(AND([.G180]=1;[.I180]=1);AND([.F180]=1;[.H180]=1));1;&quot;&quot;)" office:value-type="float" office:value="1">
            <text:p>1</text:p>
          </table:table-cell>
          <table:table-cell/>
          <table:table-cell table:formula="of:=([.D180]/[.E180]*100)-100" office:value-type="float" office:value="-0.201207243460772">
            <text:p>-0.2012072435</text:p>
          </table:table-cell>
          <table:table-cell table:formula="of:=IF(OR(AND([.B180]&gt;[.E180];[.C180]=0);AND([.B180]&lt;=[.E180];[.C180]=1));1;&quot;&quot;)" office:value-type="float" office:value="1">
            <text:p>1</text:p>
          </table:table-cell>
        </table:table-row>
        <table:table-row table:style-name="ro2">
          <table:table-cell office:value-type="float" office:value="4842">
            <text:p>4842</text:p>
          </table:table-cell>
          <table:table-cell office:value-type="float" office:value="299">
            <text:p>299</text:p>
          </table:table-cell>
          <table:table-cell office:value-type="float" office:value="0">
            <text:p>0</text:p>
          </table:table-cell>
          <table:table-cell office:value-type="float" office:value="297">
            <text:p>297</text:p>
          </table:table-cell>
          <table:table-cell office:value-type="float" office:value="299">
            <text:p>299</text:p>
          </table:table-cell>
          <table:table-cell table:formula="of:=IF(AND([.B181]&gt;[.E181];[.H181]=1);1;&quot;&quot;)">
            <text:p/>
          </table:table-cell>
          <table:table-cell table:formula="of:=IF(AND([.B181]&lt;=[.E181];[.I181]=1);1;&quot;&quot;)">
            <text:p/>
          </table:table-cell>
          <table:table-cell table:formula="of:=IF(AND([.B181]&gt;[.D181];[.C181]=0);1;&quot;&quot;)" office:value-type="float" office:value="1">
            <text:p>1</text:p>
          </table:table-cell>
          <table:table-cell table:formula="of:=IF(AND([.B181]&lt;=[.D181];[.C181]=1);1;&quot;&quot;)">
            <text:p/>
          </table:table-cell>
          <table:table-cell table:formula="of:=IF(OR(AND([.G181]=1;[.I181]=1);AND([.F181]=1;[.H181]=1));1;&quot;&quot;)">
            <text:p/>
          </table:table-cell>
          <table:table-cell/>
          <table:table-cell table:formula="of:=([.D181]/[.E181]*100)-100" office:value-type="float" office:value="-0.668896321070235">
            <text:p>-0.6688963211</text:p>
          </table:table-cell>
          <table:table-cell table:formula="of:=IF(OR(AND([.B181]&gt;[.E181];[.C181]=0);AND([.B181]&lt;=[.E181];[.C181]=1));1;&quot;&quot;)">
            <text:p/>
          </table:table-cell>
        </table:table-row>
        <table:table-row table:style-name="ro2">
          <table:table-cell office:value-type="float" office:value="4901">
            <text:p>4901</text:p>
          </table:table-cell>
          <table:table-cell office:value-type="float" office:value="4456">
            <text:p>4456</text:p>
          </table:table-cell>
          <table:table-cell office:value-type="float" office:value="0">
            <text:p>0</text:p>
          </table:table-cell>
          <table:table-cell office:value-type="float" office:value="4382">
            <text:p>4382</text:p>
          </table:table-cell>
          <table:table-cell office:value-type="float" office:value="4471">
            <text:p>4471</text:p>
          </table:table-cell>
          <table:table-cell table:formula="of:=IF(AND([.B182]&gt;[.E182];[.H182]=1);1;&quot;&quot;)">
            <text:p/>
          </table:table-cell>
          <table:table-cell table:formula="of:=IF(AND([.B182]&lt;=[.E182];[.I182]=1);1;&quot;&quot;)">
            <text:p/>
          </table:table-cell>
          <table:table-cell table:formula="of:=IF(AND([.B182]&gt;[.D182];[.C182]=0);1;&quot;&quot;)" office:value-type="float" office:value="1">
            <text:p>1</text:p>
          </table:table-cell>
          <table:table-cell table:formula="of:=IF(AND([.B182]&lt;=[.D182];[.C182]=1);1;&quot;&quot;)">
            <text:p/>
          </table:table-cell>
          <table:table-cell table:formula="of:=IF(OR(AND([.G182]=1;[.I182]=1);AND([.F182]=1;[.H182]=1));1;&quot;&quot;)">
            <text:p/>
          </table:table-cell>
          <table:table-cell/>
          <table:table-cell table:formula="of:=([.D182]/[.E182]*100)-100" office:value-type="float" office:value="-1.99060612838291">
            <text:p>-1.9906061284</text:p>
          </table:table-cell>
          <table:table-cell table:formula="of:=IF(OR(AND([.B182]&gt;[.E182];[.C182]=0);AND([.B182]&lt;=[.E182];[.C182]=1));1;&quot;&quot;)">
            <text:p/>
          </table:table-cell>
        </table:table-row>
        <table:table-row table:style-name="ro2">
          <table:table-cell office:value-type="float" office:value="4902">
            <text:p>4902</text:p>
          </table:table-cell>
          <table:table-cell office:value-type="float" office:value="1254">
            <text:p>1254</text:p>
          </table:table-cell>
          <table:table-cell office:value-type="float" office:value="0">
            <text:p>0</text:p>
          </table:table-cell>
          <table:table-cell office:value-type="float" office:value="1239">
            <text:p>1239</text:p>
          </table:table-cell>
          <table:table-cell office:value-type="float" office:value="1249">
            <text:p>1249</text:p>
          </table:table-cell>
          <table:table-cell table:formula="of:=IF(AND([.B183]&gt;[.E183];[.H183]=1);1;&quot;&quot;)" office:value-type="float" office:value="1">
            <text:p>1</text:p>
          </table:table-cell>
          <table:table-cell table:formula="of:=IF(AND([.B183]&lt;=[.E183];[.I183]=1);1;&quot;&quot;)">
            <text:p/>
          </table:table-cell>
          <table:table-cell table:formula="of:=IF(AND([.B183]&gt;[.D183];[.C183]=0);1;&quot;&quot;)" office:value-type="float" office:value="1">
            <text:p>1</text:p>
          </table:table-cell>
          <table:table-cell table:formula="of:=IF(AND([.B183]&lt;=[.D183];[.C183]=1);1;&quot;&quot;)">
            <text:p/>
          </table:table-cell>
          <table:table-cell table:formula="of:=IF(OR(AND([.G183]=1;[.I183]=1);AND([.F183]=1;[.H183]=1));1;&quot;&quot;)" office:value-type="float" office:value="1">
            <text:p>1</text:p>
          </table:table-cell>
          <table:table-cell/>
          <table:table-cell table:formula="of:=([.D183]/[.E183]*100)-100" office:value-type="float" office:value="-0.800640512409927">
            <text:p>-0.8006405124</text:p>
          </table:table-cell>
          <table:table-cell table:formula="of:=IF(OR(AND([.B183]&gt;[.E183];[.C183]=0);AND([.B183]&lt;=[.E183];[.C183]=1));1;&quot;&quot;)" office:value-type="float" office:value="1">
            <text:p>1</text:p>
          </table:table-cell>
        </table:table-row>
        <table:table-row table:style-name="ro2">
          <table:table-cell office:value-type="float" office:value="4911">
            <text:p>4911</text:p>
          </table:table-cell>
          <table:table-cell office:value-type="float" office:value="2600">
            <text:p>2600</text:p>
          </table:table-cell>
          <table:table-cell office:value-type="float" office:value="0">
            <text:p>0</text:p>
          </table:table-cell>
          <table:table-cell office:value-type="float" office:value="2584">
            <text:p>2584</text:p>
          </table:table-cell>
          <table:table-cell office:value-type="float" office:value="2639">
            <text:p>2639</text:p>
          </table:table-cell>
          <table:table-cell table:formula="of:=IF(AND([.B184]&gt;[.E184];[.H184]=1);1;&quot;&quot;)">
            <text:p/>
          </table:table-cell>
          <table:table-cell table:formula="of:=IF(AND([.B184]&lt;=[.E184];[.I184]=1);1;&quot;&quot;)">
            <text:p/>
          </table:table-cell>
          <table:table-cell table:formula="of:=IF(AND([.B184]&gt;[.D184];[.C184]=0);1;&quot;&quot;)" office:value-type="float" office:value="1">
            <text:p>1</text:p>
          </table:table-cell>
          <table:table-cell table:formula="of:=IF(AND([.B184]&lt;=[.D184];[.C184]=1);1;&quot;&quot;)">
            <text:p/>
          </table:table-cell>
          <table:table-cell table:formula="of:=IF(OR(AND([.G184]=1;[.I184]=1);AND([.F184]=1;[.H184]=1));1;&quot;&quot;)">
            <text:p/>
          </table:table-cell>
          <table:table-cell/>
          <table:table-cell table:formula="of:=([.D184]/[.E184]*100)-100" office:value-type="float" office:value="-2.08412277377793">
            <text:p>-2.0841227738</text:p>
          </table:table-cell>
          <table:table-cell table:formula="of:=IF(OR(AND([.B184]&gt;[.E184];[.C184]=0);AND([.B184]&lt;=[.E184];[.C184]=1));1;&quot;&quot;)">
            <text:p/>
          </table:table-cell>
        </table:table-row>
        <table:table-row table:style-name="ro2">
          <table:table-cell office:value-type="float" office:value="4912">
            <text:p>4912</text:p>
          </table:table-cell>
          <table:table-cell office:value-type="float" office:value="1049">
            <text:p>1049</text:p>
          </table:table-cell>
          <table:table-cell office:value-type="float" office:value="0">
            <text:p>0</text:p>
          </table:table-cell>
          <table:table-cell office:value-type="float" office:value="1031">
            <text:p>1031</text:p>
          </table:table-cell>
          <table:table-cell office:value-type="float" office:value="1077">
            <text:p>1077</text:p>
          </table:table-cell>
          <table:table-cell table:formula="of:=IF(AND([.B185]&gt;[.E185];[.H185]=1);1;&quot;&quot;)">
            <text:p/>
          </table:table-cell>
          <table:table-cell table:formula="of:=IF(AND([.B185]&lt;=[.E185];[.I185]=1);1;&quot;&quot;)">
            <text:p/>
          </table:table-cell>
          <table:table-cell table:formula="of:=IF(AND([.B185]&gt;[.D185];[.C185]=0);1;&quot;&quot;)" office:value-type="float" office:value="1">
            <text:p>1</text:p>
          </table:table-cell>
          <table:table-cell table:formula="of:=IF(AND([.B185]&lt;=[.D185];[.C185]=1);1;&quot;&quot;)">
            <text:p/>
          </table:table-cell>
          <table:table-cell table:formula="of:=IF(OR(AND([.G185]=1;[.I185]=1);AND([.F185]=1;[.H185]=1));1;&quot;&quot;)">
            <text:p/>
          </table:table-cell>
          <table:table-cell/>
          <table:table-cell table:formula="of:=([.D185]/[.E185]*100)-100" office:value-type="float" office:value="-4.2711234911792">
            <text:p>-4.2711234912</text:p>
          </table:table-cell>
          <table:table-cell table:formula="of:=IF(OR(AND([.B185]&gt;[.E185];[.C185]=0);AND([.B185]&lt;=[.E185];[.C185]=1));1;&quot;&quot;)">
            <text:p/>
          </table:table-cell>
        </table:table-row>
        <table:table-row table:style-name="ro2">
          <table:table-cell office:value-type="float" office:value="4922">
            <text:p>4922</text:p>
          </table:table-cell>
          <table:table-cell office:value-type="float" office:value="10850">
            <text:p>10850</text:p>
          </table:table-cell>
          <table:table-cell office:value-type="float" office:value="0">
            <text:p>0</text:p>
          </table:table-cell>
          <table:table-cell office:value-type="float" office:value="10608">
            <text:p>10608</text:p>
          </table:table-cell>
          <table:table-cell office:value-type="float" office:value="11200">
            <text:p>11200</text:p>
          </table:table-cell>
          <table:table-cell table:formula="of:=IF(AND([.B186]&gt;[.E186];[.H186]=1);1;&quot;&quot;)">
            <text:p/>
          </table:table-cell>
          <table:table-cell table:formula="of:=IF(AND([.B186]&lt;=[.E186];[.I186]=1);1;&quot;&quot;)">
            <text:p/>
          </table:table-cell>
          <table:table-cell table:formula="of:=IF(AND([.B186]&gt;[.D186];[.C186]=0);1;&quot;&quot;)" office:value-type="float" office:value="1">
            <text:p>1</text:p>
          </table:table-cell>
          <table:table-cell table:formula="of:=IF(AND([.B186]&lt;=[.D186];[.C186]=1);1;&quot;&quot;)">
            <text:p/>
          </table:table-cell>
          <table:table-cell table:formula="of:=IF(OR(AND([.G186]=1;[.I186]=1);AND([.F186]=1;[.H186]=1));1;&quot;&quot;)">
            <text:p/>
          </table:table-cell>
          <table:table-cell/>
          <table:table-cell table:formula="of:=([.D186]/[.E186]*100)-100" office:value-type="float" office:value="-5.28571428571428">
            <text:p>-5.2857142857</text:p>
          </table:table-cell>
          <table:table-cell table:formula="of:=IF(OR(AND([.B186]&gt;[.E186];[.C186]=0);AND([.B186]&lt;=[.E186];[.C186]=1));1;&quot;&quot;)">
            <text:p/>
          </table:table-cell>
        </table:table-row>
        <table:table-row table:style-name="ro2">
          <table:table-cell office:value-type="float" office:value="4927">
            <text:p>4927</text:p>
          </table:table-cell>
          <table:table-cell office:value-type="float" office:value="7400">
            <text:p>7400</text:p>
          </table:table-cell>
          <table:table-cell office:value-type="float" office:value="0">
            <text:p>0</text:p>
          </table:table-cell>
          <table:table-cell office:value-type="float" office:value="7279">
            <text:p>7279</text:p>
          </table:table-cell>
          <table:table-cell office:value-type="float" office:value="7620">
            <text:p>7620</text:p>
          </table:table-cell>
          <table:table-cell table:formula="of:=IF(AND([.B187]&gt;[.E187];[.H187]=1);1;&quot;&quot;)">
            <text:p/>
          </table:table-cell>
          <table:table-cell table:formula="of:=IF(AND([.B187]&lt;=[.E187];[.I187]=1);1;&quot;&quot;)">
            <text:p/>
          </table:table-cell>
          <table:table-cell table:formula="of:=IF(AND([.B187]&gt;[.D187];[.C187]=0);1;&quot;&quot;)" office:value-type="float" office:value="1">
            <text:p>1</text:p>
          </table:table-cell>
          <table:table-cell table:formula="of:=IF(AND([.B187]&lt;=[.D187];[.C187]=1);1;&quot;&quot;)">
            <text:p/>
          </table:table-cell>
          <table:table-cell table:formula="of:=IF(OR(AND([.G187]=1;[.I187]=1);AND([.F187]=1;[.H187]=1));1;&quot;&quot;)">
            <text:p/>
          </table:table-cell>
          <table:table-cell/>
          <table:table-cell table:formula="of:=([.D187]/[.E187]*100)-100" office:value-type="float" office:value="-4.47506561679791">
            <text:p>-4.4750656168</text:p>
          </table:table-cell>
          <table:table-cell table:formula="of:=IF(OR(AND([.B187]&gt;[.E187];[.C187]=0);AND([.B187]&lt;=[.E187];[.C187]=1));1;&quot;&quot;)">
            <text:p/>
          </table:table-cell>
        </table:table-row>
        <table:table-row table:style-name="ro2">
          <table:table-cell office:value-type="float" office:value="4967">
            <text:p>4967</text:p>
          </table:table-cell>
          <table:table-cell office:value-type="float" office:value="8990">
            <text:p>8990</text:p>
          </table:table-cell>
          <table:table-cell office:value-type="float" office:value="0">
            <text:p>0</text:p>
          </table:table-cell>
          <table:table-cell office:value-type="float" office:value="8830">
            <text:p>8830</text:p>
          </table:table-cell>
          <table:table-cell office:value-type="float" office:value="9060">
            <text:p>9060</text:p>
          </table:table-cell>
          <table:table-cell table:formula="of:=IF(AND([.B188]&gt;[.E188];[.H188]=1);1;&quot;&quot;)">
            <text:p/>
          </table:table-cell>
          <table:table-cell table:formula="of:=IF(AND([.B188]&lt;=[.E188];[.I188]=1);1;&quot;&quot;)">
            <text:p/>
          </table:table-cell>
          <table:table-cell table:formula="of:=IF(AND([.B188]&gt;[.D188];[.C188]=0);1;&quot;&quot;)" office:value-type="float" office:value="1">
            <text:p>1</text:p>
          </table:table-cell>
          <table:table-cell table:formula="of:=IF(AND([.B188]&lt;=[.D188];[.C188]=1);1;&quot;&quot;)">
            <text:p/>
          </table:table-cell>
          <table:table-cell table:formula="of:=IF(OR(AND([.G188]=1;[.I188]=1);AND([.F188]=1;[.H188]=1));1;&quot;&quot;)">
            <text:p/>
          </table:table-cell>
          <table:table-cell/>
          <table:table-cell table:formula="of:=([.D188]/[.E188]*100)-100" office:value-type="float" office:value="-2.53863134657837">
            <text:p>-2.5386313466</text:p>
          </table:table-cell>
          <table:table-cell table:formula="of:=IF(OR(AND([.B188]&gt;[.E188];[.C188]=0);AND([.B188]&lt;=[.E188];[.C188]=1));1;&quot;&quot;)">
            <text:p/>
          </table:table-cell>
        </table:table-row>
        <table:table-row table:style-name="ro2">
          <table:table-cell office:value-type="float" office:value="4968">
            <text:p>4968</text:p>
          </table:table-cell>
          <table:table-cell office:value-type="float" office:value="1096">
            <text:p>1096</text:p>
          </table:table-cell>
          <table:table-cell office:value-type="float" office:value="0">
            <text:p>0</text:p>
          </table:table-cell>
          <table:table-cell office:value-type="float" office:value="1086">
            <text:p>1086</text:p>
          </table:table-cell>
          <table:table-cell office:value-type="float" office:value="1124">
            <text:p>1124</text:p>
          </table:table-cell>
          <table:table-cell table:formula="of:=IF(AND([.B189]&gt;[.E189];[.H189]=1);1;&quot;&quot;)">
            <text:p/>
          </table:table-cell>
          <table:table-cell table:formula="of:=IF(AND([.B189]&lt;=[.E189];[.I189]=1);1;&quot;&quot;)">
            <text:p/>
          </table:table-cell>
          <table:table-cell table:formula="of:=IF(AND([.B189]&gt;[.D189];[.C189]=0);1;&quot;&quot;)" office:value-type="float" office:value="1">
            <text:p>1</text:p>
          </table:table-cell>
          <table:table-cell table:formula="of:=IF(AND([.B189]&lt;=[.D189];[.C189]=1);1;&quot;&quot;)">
            <text:p/>
          </table:table-cell>
          <table:table-cell table:formula="of:=IF(OR(AND([.G189]=1;[.I189]=1);AND([.F189]=1;[.H189]=1));1;&quot;&quot;)">
            <text:p/>
          </table:table-cell>
          <table:table-cell/>
          <table:table-cell table:formula="of:=([.D189]/[.E189]*100)-100" office:value-type="float" office:value="-3.38078291814946">
            <text:p>-3.3807829181</text:p>
          </table:table-cell>
          <table:table-cell table:formula="of:=IF(OR(AND([.B189]&gt;[.E189];[.C189]=0);AND([.B189]&lt;=[.E189];[.C189]=1));1;&quot;&quot;)">
            <text:p/>
          </table:table-cell>
        </table:table-row>
        <table:table-row table:style-name="ro2">
          <table:table-cell office:value-type="float" office:value="5002">
            <text:p>5002</text:p>
          </table:table-cell>
          <table:table-cell office:value-type="float" office:value="941">
            <text:p>941</text:p>
          </table:table-cell>
          <table:table-cell office:value-type="float" office:value="0">
            <text:p>0</text:p>
          </table:table-cell>
          <table:table-cell office:value-type="float" office:value="934">
            <text:p>934</text:p>
          </table:table-cell>
          <table:table-cell office:value-type="float" office:value="951">
            <text:p>951</text:p>
          </table:table-cell>
          <table:table-cell table:formula="of:=IF(AND([.B190]&gt;[.E190];[.H190]=1);1;&quot;&quot;)">
            <text:p/>
          </table:table-cell>
          <table:table-cell table:formula="of:=IF(AND([.B190]&lt;=[.E190];[.I190]=1);1;&quot;&quot;)">
            <text:p/>
          </table:table-cell>
          <table:table-cell table:formula="of:=IF(AND([.B190]&gt;[.D190];[.C190]=0);1;&quot;&quot;)" office:value-type="float" office:value="1">
            <text:p>1</text:p>
          </table:table-cell>
          <table:table-cell table:formula="of:=IF(AND([.B190]&lt;=[.D190];[.C190]=1);1;&quot;&quot;)">
            <text:p/>
          </table:table-cell>
          <table:table-cell table:formula="of:=IF(OR(AND([.G190]=1;[.I190]=1);AND([.F190]=1;[.H190]=1));1;&quot;&quot;)">
            <text:p/>
          </table:table-cell>
          <table:table-cell/>
          <table:table-cell table:formula="of:=([.D190]/[.E190]*100)-100" office:value-type="float" office:value="-1.7875920084122">
            <text:p>-1.7875920084</text:p>
          </table:table-cell>
          <table:table-cell table:formula="of:=IF(OR(AND([.B190]&gt;[.E190];[.C190]=0);AND([.B190]&lt;=[.E190];[.C190]=1));1;&quot;&quot;)">
            <text:p/>
          </table:table-cell>
        </table:table-row>
        <table:table-row table:style-name="ro2">
          <table:table-cell office:value-type="float" office:value="5012">
            <text:p>5012</text:p>
          </table:table-cell>
          <table:table-cell office:value-type="float" office:value="1157">
            <text:p>1157</text:p>
          </table:table-cell>
          <table:table-cell office:value-type="float" office:value="0">
            <text:p>0</text:p>
          </table:table-cell>
          <table:table-cell office:value-type="float" office:value="1138">
            <text:p>1138</text:p>
          </table:table-cell>
          <table:table-cell office:value-type="float" office:value="1206">
            <text:p>1206</text:p>
          </table:table-cell>
          <table:table-cell table:formula="of:=IF(AND([.B191]&gt;[.E191];[.H191]=1);1;&quot;&quot;)">
            <text:p/>
          </table:table-cell>
          <table:table-cell table:formula="of:=IF(AND([.B191]&lt;=[.E191];[.I191]=1);1;&quot;&quot;)">
            <text:p/>
          </table:table-cell>
          <table:table-cell table:formula="of:=IF(AND([.B191]&gt;[.D191];[.C191]=0);1;&quot;&quot;)" office:value-type="float" office:value="1">
            <text:p>1</text:p>
          </table:table-cell>
          <table:table-cell table:formula="of:=IF(AND([.B191]&lt;=[.D191];[.C191]=1);1;&quot;&quot;)">
            <text:p/>
          </table:table-cell>
          <table:table-cell table:formula="of:=IF(OR(AND([.G191]=1;[.I191]=1);AND([.F191]=1;[.H191]=1));1;&quot;&quot;)">
            <text:p/>
          </table:table-cell>
          <table:table-cell/>
          <table:table-cell table:formula="of:=([.D191]/[.E191]*100)-100" office:value-type="float" office:value="-5.6384742951907">
            <text:p>-5.6384742952</text:p>
          </table:table-cell>
          <table:table-cell table:formula="of:=IF(OR(AND([.B191]&gt;[.E191];[.C191]=0);AND([.B191]&lt;=[.E191];[.C191]=1));1;&quot;&quot;)">
            <text:p/>
          </table:table-cell>
        </table:table-row>
        <table:table-row table:style-name="ro2">
          <table:table-cell office:value-type="float" office:value="5019">
            <text:p>5019</text:p>
          </table:table-cell>
          <table:table-cell office:value-type="float" office:value="1826">
            <text:p>1826</text:p>
          </table:table-cell>
          <table:table-cell office:value-type="float" office:value="0">
            <text:p>0</text:p>
          </table:table-cell>
          <table:table-cell office:value-type="float" office:value="1808">
            <text:p>1808</text:p>
          </table:table-cell>
          <table:table-cell office:value-type="float" office:value="1850">
            <text:p>1850</text:p>
          </table:table-cell>
          <table:table-cell table:formula="of:=IF(AND([.B192]&gt;[.E192];[.H192]=1);1;&quot;&quot;)">
            <text:p/>
          </table:table-cell>
          <table:table-cell table:formula="of:=IF(AND([.B192]&lt;=[.E192];[.I192]=1);1;&quot;&quot;)">
            <text:p/>
          </table:table-cell>
          <table:table-cell table:formula="of:=IF(AND([.B192]&gt;[.D192];[.C192]=0);1;&quot;&quot;)" office:value-type="float" office:value="1">
            <text:p>1</text:p>
          </table:table-cell>
          <table:table-cell table:formula="of:=IF(AND([.B192]&lt;=[.D192];[.C192]=1);1;&quot;&quot;)">
            <text:p/>
          </table:table-cell>
          <table:table-cell table:formula="of:=IF(OR(AND([.G192]=1;[.I192]=1);AND([.F192]=1;[.H192]=1));1;&quot;&quot;)">
            <text:p/>
          </table:table-cell>
          <table:table-cell/>
          <table:table-cell table:formula="of:=([.D192]/[.E192]*100)-100" office:value-type="float" office:value="-2.27027027027027">
            <text:p>-2.2702702703</text:p>
          </table:table-cell>
          <table:table-cell table:formula="of:=IF(OR(AND([.B192]&gt;[.E192];[.C192]=0);AND([.B192]&lt;=[.E192];[.C192]=1));1;&quot;&quot;)">
            <text:p/>
          </table:table-cell>
        </table:table-row>
        <table:table-row table:style-name="ro2">
          <table:table-cell office:value-type="float" office:value="5020">
            <text:p>5020</text:p>
          </table:table-cell>
          <table:table-cell office:value-type="float" office:value="430">
            <text:p>430</text:p>
          </table:table-cell>
          <table:table-cell office:value-type="float" office:value="0">
            <text:p>0</text:p>
          </table:table-cell>
          <table:table-cell office:value-type="float" office:value="428">
            <text:p>428</text:p>
          </table:table-cell>
          <table:table-cell office:value-type="float" office:value="438">
            <text:p>438</text:p>
          </table:table-cell>
          <table:table-cell table:formula="of:=IF(AND([.B193]&gt;[.E193];[.H193]=1);1;&quot;&quot;)">
            <text:p/>
          </table:table-cell>
          <table:table-cell table:formula="of:=IF(AND([.B193]&lt;=[.E193];[.I193]=1);1;&quot;&quot;)">
            <text:p/>
          </table:table-cell>
          <table:table-cell table:formula="of:=IF(AND([.B193]&gt;[.D193];[.C193]=0);1;&quot;&quot;)" office:value-type="float" office:value="1">
            <text:p>1</text:p>
          </table:table-cell>
          <table:table-cell table:formula="of:=IF(AND([.B193]&lt;=[.D193];[.C193]=1);1;&quot;&quot;)">
            <text:p/>
          </table:table-cell>
          <table:table-cell table:formula="of:=IF(OR(AND([.G193]=1;[.I193]=1);AND([.F193]=1;[.H193]=1));1;&quot;&quot;)">
            <text:p/>
          </table:table-cell>
          <table:table-cell/>
          <table:table-cell table:formula="of:=([.D193]/[.E193]*100)-100" office:value-type="float" office:value="-2.28310502283105">
            <text:p>-2.2831050228</text:p>
          </table:table-cell>
          <table:table-cell table:formula="of:=IF(OR(AND([.B193]&gt;[.E193];[.C193]=0);AND([.B193]&lt;=[.E193];[.C193]=1));1;&quot;&quot;)">
            <text:p/>
          </table:table-cell>
        </table:table-row>
        <table:table-row table:style-name="ro2">
          <table:table-cell office:value-type="float" office:value="5101">
            <text:p>5101</text:p>
          </table:table-cell>
          <table:table-cell office:value-type="float" office:value="1319">
            <text:p>1319</text:p>
          </table:table-cell>
          <table:table-cell office:value-type="float" office:value="1">
            <text:p>1</text:p>
          </table:table-cell>
          <table:table-cell office:value-type="float" office:value="1336">
            <text:p>1336</text:p>
          </table:table-cell>
          <table:table-cell office:value-type="float" office:value="1319">
            <text:p>1319</text:p>
          </table:table-cell>
          <table:table-cell table:formula="of:=IF(AND([.B194]&gt;[.E194];[.H194]=1);1;&quot;&quot;)">
            <text:p/>
          </table:table-cell>
          <table:table-cell table:formula="of:=IF(AND([.B194]&lt;=[.E194];[.I194]=1);1;&quot;&quot;)" office:value-type="float" office:value="1">
            <text:p>1</text:p>
          </table:table-cell>
          <table:table-cell table:formula="of:=IF(AND([.B194]&gt;[.D194];[.C194]=0);1;&quot;&quot;)">
            <text:p/>
          </table:table-cell>
          <table:table-cell table:formula="of:=IF(AND([.B194]&lt;=[.D194];[.C194]=1);1;&quot;&quot;)" office:value-type="float" office:value="1">
            <text:p>1</text:p>
          </table:table-cell>
          <table:table-cell table:formula="of:=IF(OR(AND([.G194]=1;[.I194]=1);AND([.F194]=1;[.H194]=1));1;&quot;&quot;)" office:value-type="float" office:value="1">
            <text:p>1</text:p>
          </table:table-cell>
          <table:table-cell/>
          <table:table-cell table:formula="of:=([.D194]/[.E194]*100)-100" office:value-type="float" office:value="1.28885519332829">
            <text:p>1.2888551933</text:p>
          </table:table-cell>
          <table:table-cell table:formula="of:=IF(OR(AND([.B194]&gt;[.E194];[.C194]=0);AND([.B194]&lt;=[.E194];[.C194]=1));1;&quot;&quot;)" office:value-type="float" office:value="1">
            <text:p>1</text:p>
          </table:table-cell>
        </table:table-row>
        <table:table-row table:style-name="ro2">
          <table:table-cell office:value-type="float" office:value="5105">
            <text:p>5105</text:p>
          </table:table-cell>
          <table:table-cell office:value-type="float" office:value="2578">
            <text:p>2578</text:p>
          </table:table-cell>
          <table:table-cell office:value-type="float" office:value="0">
            <text:p>0</text:p>
          </table:table-cell>
          <table:table-cell office:value-type="float" office:value="2543">
            <text:p>2543</text:p>
          </table:table-cell>
          <table:table-cell office:value-type="float" office:value="2732">
            <text:p>2732</text:p>
          </table:table-cell>
          <table:table-cell table:formula="of:=IF(AND([.B195]&gt;[.E195];[.H195]=1);1;&quot;&quot;)">
            <text:p/>
          </table:table-cell>
          <table:table-cell table:formula="of:=IF(AND([.B195]&lt;=[.E195];[.I195]=1);1;&quot;&quot;)">
            <text:p/>
          </table:table-cell>
          <table:table-cell table:formula="of:=IF(AND([.B195]&gt;[.D195];[.C195]=0);1;&quot;&quot;)" office:value-type="float" office:value="1">
            <text:p>1</text:p>
          </table:table-cell>
          <table:table-cell table:formula="of:=IF(AND([.B195]&lt;=[.D195];[.C195]=1);1;&quot;&quot;)">
            <text:p/>
          </table:table-cell>
          <table:table-cell table:formula="of:=IF(OR(AND([.G195]=1;[.I195]=1);AND([.F195]=1;[.H195]=1));1;&quot;&quot;)">
            <text:p/>
          </table:table-cell>
          <table:table-cell/>
          <table:table-cell table:formula="of:=([.D195]/[.E195]*100)-100" office:value-type="float" office:value="-6.91800878477305">
            <text:p>-6.9180087848</text:p>
          </table:table-cell>
          <table:table-cell table:formula="of:=IF(OR(AND([.B195]&gt;[.E195];[.C195]=0);AND([.B195]&lt;=[.E195];[.C195]=1));1;&quot;&quot;)">
            <text:p/>
          </table:table-cell>
        </table:table-row>
        <table:table-row table:style-name="ro2">
          <table:table-cell office:value-type="float" office:value="5108">
            <text:p>5108</text:p>
          </table:table-cell>
          <table:table-cell office:value-type="float" office:value="4126">
            <text:p>4126</text:p>
          </table:table-cell>
          <table:table-cell office:value-type="float" office:value="0">
            <text:p>0</text:p>
          </table:table-cell>
          <table:table-cell office:value-type="float" office:value="4067">
            <text:p>4067</text:p>
          </table:table-cell>
          <table:table-cell office:value-type="float" office:value="4173">
            <text:p>4173</text:p>
          </table:table-cell>
          <table:table-cell table:formula="of:=IF(AND([.B196]&gt;[.E196];[.H196]=1);1;&quot;&quot;)">
            <text:p/>
          </table:table-cell>
          <table:table-cell table:formula="of:=IF(AND([.B196]&lt;=[.E196];[.I196]=1);1;&quot;&quot;)">
            <text:p/>
          </table:table-cell>
          <table:table-cell table:formula="of:=IF(AND([.B196]&gt;[.D196];[.C196]=0);1;&quot;&quot;)" office:value-type="float" office:value="1">
            <text:p>1</text:p>
          </table:table-cell>
          <table:table-cell table:formula="of:=IF(AND([.B196]&lt;=[.D196];[.C196]=1);1;&quot;&quot;)">
            <text:p/>
          </table:table-cell>
          <table:table-cell table:formula="of:=IF(OR(AND([.G196]=1;[.I196]=1);AND([.F196]=1;[.H196]=1));1;&quot;&quot;)">
            <text:p/>
          </table:table-cell>
          <table:table-cell/>
          <table:table-cell table:formula="of:=([.D196]/[.E196]*100)-100" office:value-type="float" office:value="-2.54013898873711">
            <text:p>-2.5401389887</text:p>
          </table:table-cell>
          <table:table-cell table:formula="of:=IF(OR(AND([.B196]&gt;[.E196];[.C196]=0);AND([.B196]&lt;=[.E196];[.C196]=1));1;&quot;&quot;)">
            <text:p/>
          </table:table-cell>
        </table:table-row>
        <table:table-row table:style-name="ro2">
          <table:table-cell office:value-type="float" office:value="5110">
            <text:p>5110</text:p>
          </table:table-cell>
          <table:table-cell office:value-type="float" office:value="1656">
            <text:p>1656</text:p>
          </table:table-cell>
          <table:table-cell office:value-type="float" office:value="0">
            <text:p>0</text:p>
          </table:table-cell>
          <table:table-cell office:value-type="float" office:value="1638">
            <text:p>1638</text:p>
          </table:table-cell>
          <table:table-cell office:value-type="float" office:value="1642">
            <text:p>1642</text:p>
          </table:table-cell>
          <table:table-cell table:formula="of:=IF(AND([.B197]&gt;[.E197];[.H197]=1);1;&quot;&quot;)" office:value-type="float" office:value="1">
            <text:p>1</text:p>
          </table:table-cell>
          <table:table-cell table:formula="of:=IF(AND([.B197]&lt;=[.E197];[.I197]=1);1;&quot;&quot;)">
            <text:p/>
          </table:table-cell>
          <table:table-cell table:formula="of:=IF(AND([.B197]&gt;[.D197];[.C197]=0);1;&quot;&quot;)" office:value-type="float" office:value="1">
            <text:p>1</text:p>
          </table:table-cell>
          <table:table-cell table:formula="of:=IF(AND([.B197]&lt;=[.D197];[.C197]=1);1;&quot;&quot;)">
            <text:p/>
          </table:table-cell>
          <table:table-cell table:formula="of:=IF(OR(AND([.G197]=1;[.I197]=1);AND([.F197]=1;[.H197]=1));1;&quot;&quot;)" office:value-type="float" office:value="1">
            <text:p>1</text:p>
          </table:table-cell>
          <table:table-cell/>
          <table:table-cell table:formula="of:=([.D197]/[.E197]*100)-100" office:value-type="float" office:value="-0.243605359317897">
            <text:p>-0.2436053593</text:p>
          </table:table-cell>
          <table:table-cell table:formula="of:=IF(OR(AND([.B197]&gt;[.E197];[.C197]=0);AND([.B197]&lt;=[.E197];[.C197]=1));1;&quot;&quot;)" office:value-type="float" office:value="1">
            <text:p>1</text:p>
          </table:table-cell>
        </table:table-row>
        <table:table-row table:style-name="ro2">
          <table:table-cell office:value-type="float" office:value="5186">
            <text:p>5186</text:p>
          </table:table-cell>
          <table:table-cell office:value-type="float" office:value="2866">
            <text:p>2866</text:p>
          </table:table-cell>
          <table:table-cell office:value-type="float" office:value="0">
            <text:p>0</text:p>
          </table:table-cell>
          <table:table-cell office:value-type="float" office:value="2824">
            <text:p>2824</text:p>
          </table:table-cell>
          <table:table-cell office:value-type="float" office:value="2871">
            <text:p>2871</text:p>
          </table:table-cell>
          <table:table-cell table:formula="of:=IF(AND([.B198]&gt;[.E198];[.H198]=1);1;&quot;&quot;)">
            <text:p/>
          </table:table-cell>
          <table:table-cell table:formula="of:=IF(AND([.B198]&lt;=[.E198];[.I198]=1);1;&quot;&quot;)">
            <text:p/>
          </table:table-cell>
          <table:table-cell table:formula="of:=IF(AND([.B198]&gt;[.D198];[.C198]=0);1;&quot;&quot;)" office:value-type="float" office:value="1">
            <text:p>1</text:p>
          </table:table-cell>
          <table:table-cell table:formula="of:=IF(AND([.B198]&lt;=[.D198];[.C198]=1);1;&quot;&quot;)">
            <text:p/>
          </table:table-cell>
          <table:table-cell table:formula="of:=IF(OR(AND([.G198]=1;[.I198]=1);AND([.F198]=1;[.H198]=1));1;&quot;&quot;)">
            <text:p/>
          </table:table-cell>
          <table:table-cell/>
          <table:table-cell table:formula="of:=([.D198]/[.E198]*100)-100" office:value-type="float" office:value="-1.63706025774991">
            <text:p>-1.6370602577</text:p>
          </table:table-cell>
          <table:table-cell table:formula="of:=IF(OR(AND([.B198]&gt;[.E198];[.C198]=0);AND([.B198]&lt;=[.E198];[.C198]=1));1;&quot;&quot;)">
            <text:p/>
          </table:table-cell>
        </table:table-row>
        <table:table-row table:style-name="ro2">
          <table:table-cell office:value-type="float" office:value="5196">
            <text:p>5196</text:p>
          </table:table-cell>
          <table:table-cell office:value-type="float" office:value="592">
            <text:p>592</text:p>
          </table:table-cell>
          <table:table-cell office:value-type="float" office:value="0">
            <text:p>0</text:p>
          </table:table-cell>
          <table:table-cell office:value-type="float" office:value="573">
            <text:p>573</text:p>
          </table:table-cell>
          <table:table-cell office:value-type="float" office:value="642">
            <text:p>642</text:p>
          </table:table-cell>
          <table:table-cell table:formula="of:=IF(AND([.B199]&gt;[.E199];[.H199]=1);1;&quot;&quot;)">
            <text:p/>
          </table:table-cell>
          <table:table-cell table:formula="of:=IF(AND([.B199]&lt;=[.E199];[.I199]=1);1;&quot;&quot;)">
            <text:p/>
          </table:table-cell>
          <table:table-cell table:formula="of:=IF(AND([.B199]&gt;[.D199];[.C199]=0);1;&quot;&quot;)" office:value-type="float" office:value="1">
            <text:p>1</text:p>
          </table:table-cell>
          <table:table-cell table:formula="of:=IF(AND([.B199]&lt;=[.D199];[.C199]=1);1;&quot;&quot;)">
            <text:p/>
          </table:table-cell>
          <table:table-cell table:formula="of:=IF(OR(AND([.G199]=1;[.I199]=1);AND([.F199]=1;[.H199]=1));1;&quot;&quot;)">
            <text:p/>
          </table:table-cell>
          <table:table-cell/>
          <table:table-cell table:formula="of:=([.D199]/[.E199]*100)-100" office:value-type="float" office:value="-10.7476635514019">
            <text:p>-10.7476635514</text:p>
          </table:table-cell>
          <table:table-cell table:formula="of:=IF(OR(AND([.B199]&gt;[.E199];[.C199]=0);AND([.B199]&lt;=[.E199];[.C199]=1));1;&quot;&quot;)">
            <text:p/>
          </table:table-cell>
        </table:table-row>
        <table:table-row table:style-name="ro2">
          <table:table-cell office:value-type="float" office:value="5201">
            <text:p>5201</text:p>
          </table:table-cell>
          <table:table-cell office:value-type="float" office:value="697">
            <text:p>697</text:p>
          </table:table-cell>
          <table:table-cell office:value-type="float" office:value="0">
            <text:p>0</text:p>
          </table:table-cell>
          <table:table-cell office:value-type="float" office:value="692">
            <text:p>692</text:p>
          </table:table-cell>
          <table:table-cell office:value-type="float" office:value="715">
            <text:p>715</text:p>
          </table:table-cell>
          <table:table-cell table:formula="of:=IF(AND([.B200]&gt;[.E200];[.H200]=1);1;&quot;&quot;)">
            <text:p/>
          </table:table-cell>
          <table:table-cell table:formula="of:=IF(AND([.B200]&lt;=[.E200];[.I200]=1);1;&quot;&quot;)">
            <text:p/>
          </table:table-cell>
          <table:table-cell table:formula="of:=IF(AND([.B200]&gt;[.D200];[.C200]=0);1;&quot;&quot;)" office:value-type="float" office:value="1">
            <text:p>1</text:p>
          </table:table-cell>
          <table:table-cell table:formula="of:=IF(AND([.B200]&lt;=[.D200];[.C200]=1);1;&quot;&quot;)">
            <text:p/>
          </table:table-cell>
          <table:table-cell table:formula="of:=IF(OR(AND([.G200]=1;[.I200]=1);AND([.F200]=1;[.H200]=1));1;&quot;&quot;)">
            <text:p/>
          </table:table-cell>
          <table:table-cell/>
          <table:table-cell table:formula="of:=([.D200]/[.E200]*100)-100" office:value-type="float" office:value="-3.21678321678321">
            <text:p>-3.2167832168</text:p>
          </table:table-cell>
          <table:table-cell table:formula="of:=IF(OR(AND([.B200]&gt;[.E200];[.C200]=0);AND([.B200]&lt;=[.E200];[.C200]=1));1;&quot;&quot;)">
            <text:p/>
          </table:table-cell>
        </table:table-row>
        <table:table-row table:style-name="ro2">
          <table:table-cell office:value-type="float" office:value="5214">
            <text:p>5214</text:p>
          </table:table-cell>
          <table:table-cell office:value-type="float" office:value="576">
            <text:p>576</text:p>
          </table:table-cell>
          <table:table-cell office:value-type="float" office:value="0">
            <text:p>0</text:p>
          </table:table-cell>
          <table:table-cell office:value-type="float" office:value="571">
            <text:p>571</text:p>
          </table:table-cell>
          <table:table-cell office:value-type="float" office:value="576">
            <text:p>576</text:p>
          </table:table-cell>
          <table:table-cell table:formula="of:=IF(AND([.B201]&gt;[.E201];[.H201]=1);1;&quot;&quot;)">
            <text:p/>
          </table:table-cell>
          <table:table-cell table:formula="of:=IF(AND([.B201]&lt;=[.E201];[.I201]=1);1;&quot;&quot;)">
            <text:p/>
          </table:table-cell>
          <table:table-cell table:formula="of:=IF(AND([.B201]&gt;[.D201];[.C201]=0);1;&quot;&quot;)" office:value-type="float" office:value="1">
            <text:p>1</text:p>
          </table:table-cell>
          <table:table-cell table:formula="of:=IF(AND([.B201]&lt;=[.D201];[.C201]=1);1;&quot;&quot;)">
            <text:p/>
          </table:table-cell>
          <table:table-cell table:formula="of:=IF(OR(AND([.G201]=1;[.I201]=1);AND([.F201]=1;[.H201]=1));1;&quot;&quot;)">
            <text:p/>
          </table:table-cell>
          <table:table-cell/>
          <table:table-cell table:formula="of:=([.D201]/[.E201]*100)-100" office:value-type="float" office:value="-0.868055555555557">
            <text:p>-0.8680555556</text:p>
          </table:table-cell>
          <table:table-cell table:formula="of:=IF(OR(AND([.B201]&gt;[.E201];[.C201]=0);AND([.B201]&lt;=[.E201];[.C201]=1));1;&quot;&quot;)">
            <text:p/>
          </table:table-cell>
        </table:table-row>
        <table:table-row table:style-name="ro2">
          <table:table-cell office:value-type="float" office:value="5233">
            <text:p>5233</text:p>
          </table:table-cell>
          <table:table-cell office:value-type="float" office:value="358">
            <text:p>358</text:p>
          </table:table-cell>
          <table:table-cell office:value-type="float" office:value="0">
            <text:p>0</text:p>
          </table:table-cell>
          <table:table-cell table:number-columns-repeated="2" office:value-type="float" office:value="357">
            <text:p>357</text:p>
          </table:table-cell>
          <table:table-cell table:formula="of:=IF(AND([.B202]&gt;[.E202];[.H202]=1);1;&quot;&quot;)" office:value-type="float" office:value="1">
            <text:p>1</text:p>
          </table:table-cell>
          <table:table-cell table:formula="of:=IF(AND([.B202]&lt;=[.E202];[.I202]=1);1;&quot;&quot;)">
            <text:p/>
          </table:table-cell>
          <table:table-cell table:formula="of:=IF(AND([.B202]&gt;[.D202];[.C202]=0);1;&quot;&quot;)" office:value-type="float" office:value="1">
            <text:p>1</text:p>
          </table:table-cell>
          <table:table-cell table:formula="of:=IF(AND([.B202]&lt;=[.D202];[.C202]=1);1;&quot;&quot;)">
            <text:p/>
          </table:table-cell>
          <table:table-cell table:formula="of:=IF(OR(AND([.G202]=1;[.I202]=1);AND([.F202]=1;[.H202]=1));1;&quot;&quot;)" office:value-type="float" office:value="1">
            <text:p>1</text:p>
          </table:table-cell>
          <table:table-cell/>
          <table:table-cell table:formula="of:=([.D202]/[.E202]*100)-100" office:value-type="float" office:value="0">
            <text:p>0</text:p>
          </table:table-cell>
          <table:table-cell table:formula="of:=IF(OR(AND([.B202]&gt;[.E202];[.C202]=0);AND([.B202]&lt;=[.E202];[.C202]=1));1;&quot;&quot;)" office:value-type="float" office:value="1">
            <text:p>1</text:p>
          </table:table-cell>
        </table:table-row>
        <table:table-row table:style-name="ro2">
          <table:table-cell office:value-type="float" office:value="5332">
            <text:p>5332</text:p>
          </table:table-cell>
          <table:table-cell office:value-type="float" office:value="1744">
            <text:p>1744</text:p>
          </table:table-cell>
          <table:table-cell office:value-type="float" office:value="0">
            <text:p>0</text:p>
          </table:table-cell>
          <table:table-cell office:value-type="float" office:value="1713">
            <text:p>1713</text:p>
          </table:table-cell>
          <table:table-cell office:value-type="float" office:value="1744">
            <text:p>1744</text:p>
          </table:table-cell>
          <table:table-cell table:formula="of:=IF(AND([.B203]&gt;[.E203];[.H203]=1);1;&quot;&quot;)">
            <text:p/>
          </table:table-cell>
          <table:table-cell table:formula="of:=IF(AND([.B203]&lt;=[.E203];[.I203]=1);1;&quot;&quot;)">
            <text:p/>
          </table:table-cell>
          <table:table-cell table:formula="of:=IF(AND([.B203]&gt;[.D203];[.C203]=0);1;&quot;&quot;)" office:value-type="float" office:value="1">
            <text:p>1</text:p>
          </table:table-cell>
          <table:table-cell table:formula="of:=IF(AND([.B203]&lt;=[.D203];[.C203]=1);1;&quot;&quot;)">
            <text:p/>
          </table:table-cell>
          <table:table-cell table:formula="of:=IF(OR(AND([.G203]=1;[.I203]=1);AND([.F203]=1;[.H203]=1));1;&quot;&quot;)">
            <text:p/>
          </table:table-cell>
          <table:table-cell/>
          <table:table-cell table:formula="of:=([.D203]/[.E203]*100)-100" office:value-type="float" office:value="-1.77752293577981">
            <text:p>-1.7775229358</text:p>
          </table:table-cell>
          <table:table-cell table:formula="of:=IF(OR(AND([.B203]&gt;[.E203];[.C203]=0);AND([.B203]&lt;=[.E203];[.C203]=1));1;&quot;&quot;)">
            <text:p/>
          </table:table-cell>
        </table:table-row>
        <table:table-row table:style-name="ro2">
          <table:table-cell office:value-type="float" office:value="5334">
            <text:p>5334</text:p>
          </table:table-cell>
          <table:table-cell office:value-type="float" office:value="2729">
            <text:p>2729</text:p>
          </table:table-cell>
          <table:table-cell office:value-type="float" office:value="0">
            <text:p>0</text:p>
          </table:table-cell>
          <table:table-cell office:value-type="float" office:value="2701">
            <text:p>2701</text:p>
          </table:table-cell>
          <table:table-cell office:value-type="float" office:value="2836">
            <text:p>2836</text:p>
          </table:table-cell>
          <table:table-cell table:formula="of:=IF(AND([.B204]&gt;[.E204];[.H204]=1);1;&quot;&quot;)">
            <text:p/>
          </table:table-cell>
          <table:table-cell table:formula="of:=IF(AND([.B204]&lt;=[.E204];[.I204]=1);1;&quot;&quot;)">
            <text:p/>
          </table:table-cell>
          <table:table-cell table:formula="of:=IF(AND([.B204]&gt;[.D204];[.C204]=0);1;&quot;&quot;)" office:value-type="float" office:value="1">
            <text:p>1</text:p>
          </table:table-cell>
          <table:table-cell table:formula="of:=IF(AND([.B204]&lt;=[.D204];[.C204]=1);1;&quot;&quot;)">
            <text:p/>
          </table:table-cell>
          <table:table-cell table:formula="of:=IF(OR(AND([.G204]=1;[.I204]=1);AND([.F204]=1;[.H204]=1));1;&quot;&quot;)">
            <text:p/>
          </table:table-cell>
          <table:table-cell/>
          <table:table-cell table:formula="of:=([.D204]/[.E204]*100)-100" office:value-type="float" office:value="-4.76022566995769">
            <text:p>-4.76022567</text:p>
          </table:table-cell>
          <table:table-cell table:formula="of:=IF(OR(AND([.B204]&gt;[.E204];[.C204]=0);AND([.B204]&lt;=[.E204];[.C204]=1));1;&quot;&quot;)">
            <text:p/>
          </table:table-cell>
        </table:table-row>
        <table:table-row table:style-name="ro2">
          <table:table-cell office:value-type="float" office:value="5393">
            <text:p>5393</text:p>
          </table:table-cell>
          <table:table-cell office:value-type="float" office:value="716">
            <text:p>716</text:p>
          </table:table-cell>
          <table:table-cell office:value-type="float" office:value="0">
            <text:p>0</text:p>
          </table:table-cell>
          <table:table-cell office:value-type="float" office:value="712">
            <text:p>712</text:p>
          </table:table-cell>
          <table:table-cell office:value-type="float" office:value="726">
            <text:p>726</text:p>
          </table:table-cell>
          <table:table-cell table:formula="of:=IF(AND([.B205]&gt;[.E205];[.H205]=1);1;&quot;&quot;)">
            <text:p/>
          </table:table-cell>
          <table:table-cell table:formula="of:=IF(AND([.B205]&lt;=[.E205];[.I205]=1);1;&quot;&quot;)">
            <text:p/>
          </table:table-cell>
          <table:table-cell table:formula="of:=IF(AND([.B205]&gt;[.D205];[.C205]=0);1;&quot;&quot;)" office:value-type="float" office:value="1">
            <text:p>1</text:p>
          </table:table-cell>
          <table:table-cell table:formula="of:=IF(AND([.B205]&lt;=[.D205];[.C205]=1);1;&quot;&quot;)">
            <text:p/>
          </table:table-cell>
          <table:table-cell table:formula="of:=IF(OR(AND([.G205]=1;[.I205]=1);AND([.F205]=1;[.H205]=1));1;&quot;&quot;)">
            <text:p/>
          </table:table-cell>
          <table:table-cell/>
          <table:table-cell table:formula="of:=([.D205]/[.E205]*100)-100" office:value-type="float" office:value="-1.92837465564737">
            <text:p>-1.9283746556</text:p>
          </table:table-cell>
          <table:table-cell table:formula="of:=IF(OR(AND([.B205]&gt;[.E205];[.C205]=0);AND([.B205]&lt;=[.E205];[.C205]=1));1;&quot;&quot;)">
            <text:p/>
          </table:table-cell>
        </table:table-row>
        <table:table-row table:style-name="ro2">
          <table:table-cell office:value-type="float" office:value="5401">
            <text:p>5401</text:p>
          </table:table-cell>
          <table:table-cell office:value-type="float" office:value="233">
            <text:p>233</text:p>
          </table:table-cell>
          <table:table-cell office:value-type="float" office:value="0">
            <text:p>0</text:p>
          </table:table-cell>
          <table:table-cell office:value-type="float" office:value="231">
            <text:p>231</text:p>
          </table:table-cell>
          <table:table-cell office:value-type="float" office:value="233">
            <text:p>233</text:p>
          </table:table-cell>
          <table:table-cell table:formula="of:=IF(AND([.B206]&gt;[.E206];[.H206]=1);1;&quot;&quot;)">
            <text:p/>
          </table:table-cell>
          <table:table-cell table:formula="of:=IF(AND([.B206]&lt;=[.E206];[.I206]=1);1;&quot;&quot;)">
            <text:p/>
          </table:table-cell>
          <table:table-cell table:formula="of:=IF(AND([.B206]&gt;[.D206];[.C206]=0);1;&quot;&quot;)" office:value-type="float" office:value="1">
            <text:p>1</text:p>
          </table:table-cell>
          <table:table-cell table:formula="of:=IF(AND([.B206]&lt;=[.D206];[.C206]=1);1;&quot;&quot;)">
            <text:p/>
          </table:table-cell>
          <table:table-cell table:formula="of:=IF(OR(AND([.G206]=1;[.I206]=1);AND([.F206]=1;[.H206]=1));1;&quot;&quot;)">
            <text:p/>
          </table:table-cell>
          <table:table-cell/>
          <table:table-cell table:formula="of:=([.D206]/[.E206]*100)-100" office:value-type="float" office:value="-0.858369098712444">
            <text:p>-0.8583690987</text:p>
          </table:table-cell>
          <table:table-cell table:formula="of:=IF(OR(AND([.B206]&gt;[.E206];[.C206]=0);AND([.B206]&lt;=[.E206];[.C206]=1));1;&quot;&quot;)">
            <text:p/>
          </table:table-cell>
        </table:table-row>
        <table:table-row table:style-name="ro2">
          <table:table-cell office:value-type="float" office:value="5411">
            <text:p>5411</text:p>
          </table:table-cell>
          <table:table-cell office:value-type="float" office:value="1562">
            <text:p>1562</text:p>
          </table:table-cell>
          <table:table-cell office:value-type="float" office:value="0">
            <text:p>0</text:p>
          </table:table-cell>
          <table:table-cell office:value-type="float" office:value="1550">
            <text:p>1550</text:p>
          </table:table-cell>
          <table:table-cell office:value-type="float" office:value="1625">
            <text:p>1625</text:p>
          </table:table-cell>
          <table:table-cell table:formula="of:=IF(AND([.B207]&gt;[.E207];[.H207]=1);1;&quot;&quot;)">
            <text:p/>
          </table:table-cell>
          <table:table-cell table:formula="of:=IF(AND([.B207]&lt;=[.E207];[.I207]=1);1;&quot;&quot;)">
            <text:p/>
          </table:table-cell>
          <table:table-cell table:formula="of:=IF(AND([.B207]&gt;[.D207];[.C207]=0);1;&quot;&quot;)" office:value-type="float" office:value="1">
            <text:p>1</text:p>
          </table:table-cell>
          <table:table-cell table:formula="of:=IF(AND([.B207]&lt;=[.D207];[.C207]=1);1;&quot;&quot;)">
            <text:p/>
          </table:table-cell>
          <table:table-cell table:formula="of:=IF(OR(AND([.G207]=1;[.I207]=1);AND([.F207]=1;[.H207]=1));1;&quot;&quot;)">
            <text:p/>
          </table:table-cell>
          <table:table-cell/>
          <table:table-cell table:formula="of:=([.D207]/[.E207]*100)-100" office:value-type="float" office:value="-4.61538461538461">
            <text:p>-4.6153846154</text:p>
          </table:table-cell>
          <table:table-cell table:formula="of:=IF(OR(AND([.B207]&gt;[.E207];[.C207]=0);AND([.B207]&lt;=[.E207];[.C207]=1));1;&quot;&quot;)">
            <text:p/>
          </table:table-cell>
        </table:table-row>
        <table:table-row table:style-name="ro2">
          <table:table-cell office:value-type="float" office:value="5471">
            <text:p>5471</text:p>
          </table:table-cell>
          <table:table-cell office:value-type="float" office:value="378">
            <text:p>378</text:p>
          </table:table-cell>
          <table:table-cell office:value-type="float" office:value="0">
            <text:p>0</text:p>
          </table:table-cell>
          <table:table-cell office:value-type="float" office:value="372">
            <text:p>372</text:p>
          </table:table-cell>
          <table:table-cell office:value-type="float" office:value="374">
            <text:p>374</text:p>
          </table:table-cell>
          <table:table-cell table:formula="of:=IF(AND([.B208]&gt;[.E208];[.H208]=1);1;&quot;&quot;)" office:value-type="float" office:value="1">
            <text:p>1</text:p>
          </table:table-cell>
          <table:table-cell table:formula="of:=IF(AND([.B208]&lt;=[.E208];[.I208]=1);1;&quot;&quot;)">
            <text:p/>
          </table:table-cell>
          <table:table-cell table:formula="of:=IF(AND([.B208]&gt;[.D208];[.C208]=0);1;&quot;&quot;)" office:value-type="float" office:value="1">
            <text:p>1</text:p>
          </table:table-cell>
          <table:table-cell table:formula="of:=IF(AND([.B208]&lt;=[.D208];[.C208]=1);1;&quot;&quot;)">
            <text:p/>
          </table:table-cell>
          <table:table-cell table:formula="of:=IF(OR(AND([.G208]=1;[.I208]=1);AND([.F208]=1;[.H208]=1));1;&quot;&quot;)" office:value-type="float" office:value="1">
            <text:p>1</text:p>
          </table:table-cell>
          <table:table-cell/>
          <table:table-cell table:formula="of:=([.D208]/[.E208]*100)-100" office:value-type="float" office:value="-0.534759358288767">
            <text:p>-0.5347593583</text:p>
          </table:table-cell>
          <table:table-cell table:formula="of:=IF(OR(AND([.B208]&gt;[.E208];[.C208]=0);AND([.B208]&lt;=[.E208];[.C208]=1));1;&quot;&quot;)" office:value-type="float" office:value="1">
            <text:p>1</text:p>
          </table:table-cell>
        </table:table-row>
        <table:table-row table:style-name="ro2">
          <table:table-cell office:value-type="float" office:value="5486">
            <text:p>5486</text:p>
          </table:table-cell>
          <table:table-cell office:value-type="float" office:value="1383">
            <text:p>1383</text:p>
          </table:table-cell>
          <table:table-cell office:value-type="float" office:value="0">
            <text:p>0</text:p>
          </table:table-cell>
          <table:table-cell office:value-type="float" office:value="1363">
            <text:p>1363</text:p>
          </table:table-cell>
          <table:table-cell office:value-type="float" office:value="1434">
            <text:p>1434</text:p>
          </table:table-cell>
          <table:table-cell table:formula="of:=IF(AND([.B209]&gt;[.E209];[.H209]=1);1;&quot;&quot;)">
            <text:p/>
          </table:table-cell>
          <table:table-cell table:formula="of:=IF(AND([.B209]&lt;=[.E209];[.I209]=1);1;&quot;&quot;)">
            <text:p/>
          </table:table-cell>
          <table:table-cell table:formula="of:=IF(AND([.B209]&gt;[.D209];[.C209]=0);1;&quot;&quot;)" office:value-type="float" office:value="1">
            <text:p>1</text:p>
          </table:table-cell>
          <table:table-cell table:formula="of:=IF(AND([.B209]&lt;=[.D209];[.C209]=1);1;&quot;&quot;)">
            <text:p/>
          </table:table-cell>
          <table:table-cell table:formula="of:=IF(OR(AND([.G209]=1;[.I209]=1);AND([.F209]=1;[.H209]=1));1;&quot;&quot;)">
            <text:p/>
          </table:table-cell>
          <table:table-cell/>
          <table:table-cell table:formula="of:=([.D209]/[.E209]*100)-100" office:value-type="float" office:value="-4.95118549511855">
            <text:p>-4.9511854951</text:p>
          </table:table-cell>
          <table:table-cell table:formula="of:=IF(OR(AND([.B209]&gt;[.E209];[.C209]=0);AND([.B209]&lt;=[.E209];[.C209]=1));1;&quot;&quot;)">
            <text:p/>
          </table:table-cell>
        </table:table-row>
        <table:table-row table:style-name="ro2">
          <table:table-cell office:value-type="float" office:value="5631">
            <text:p>5631</text:p>
          </table:table-cell>
          <table:table-cell office:value-type="float" office:value="378">
            <text:p>378</text:p>
          </table:table-cell>
          <table:table-cell office:value-type="float" office:value="0">
            <text:p>0</text:p>
          </table:table-cell>
          <table:table-cell office:value-type="float" office:value="375">
            <text:p>375</text:p>
          </table:table-cell>
          <table:table-cell office:value-type="float" office:value="386">
            <text:p>386</text:p>
          </table:table-cell>
          <table:table-cell table:formula="of:=IF(AND([.B210]&gt;[.E210];[.H210]=1);1;&quot;&quot;)">
            <text:p/>
          </table:table-cell>
          <table:table-cell table:formula="of:=IF(AND([.B210]&lt;=[.E210];[.I210]=1);1;&quot;&quot;)">
            <text:p/>
          </table:table-cell>
          <table:table-cell table:formula="of:=IF(AND([.B210]&gt;[.D210];[.C210]=0);1;&quot;&quot;)" office:value-type="float" office:value="1">
            <text:p>1</text:p>
          </table:table-cell>
          <table:table-cell table:formula="of:=IF(AND([.B210]&lt;=[.D210];[.C210]=1);1;&quot;&quot;)">
            <text:p/>
          </table:table-cell>
          <table:table-cell table:formula="of:=IF(OR(AND([.G210]=1;[.I210]=1);AND([.F210]=1;[.H210]=1));1;&quot;&quot;)">
            <text:p/>
          </table:table-cell>
          <table:table-cell/>
          <table:table-cell table:formula="of:=([.D210]/[.E210]*100)-100" office:value-type="float" office:value="-2.84974093264249">
            <text:p>-2.8497409326</text:p>
          </table:table-cell>
          <table:table-cell table:formula="of:=IF(OR(AND([.B210]&gt;[.E210];[.C210]=0);AND([.B210]&lt;=[.E210];[.C210]=1));1;&quot;&quot;)">
            <text:p/>
          </table:table-cell>
        </table:table-row>
        <table:table-row table:style-name="ro2">
          <table:table-cell office:value-type="float" office:value="5706">
            <text:p>5706</text:p>
          </table:table-cell>
          <table:table-cell office:value-type="float" office:value="214">
            <text:p>214</text:p>
          </table:table-cell>
          <table:table-cell office:value-type="float" office:value="0">
            <text:p>0</text:p>
          </table:table-cell>
          <table:table-cell office:value-type="float" office:value="213">
            <text:p>213</text:p>
          </table:table-cell>
          <table:table-cell office:value-type="float" office:value="221">
            <text:p>221</text:p>
          </table:table-cell>
          <table:table-cell table:formula="of:=IF(AND([.B211]&gt;[.E211];[.H211]=1);1;&quot;&quot;)">
            <text:p/>
          </table:table-cell>
          <table:table-cell table:formula="of:=IF(AND([.B211]&lt;=[.E211];[.I211]=1);1;&quot;&quot;)">
            <text:p/>
          </table:table-cell>
          <table:table-cell table:formula="of:=IF(AND([.B211]&gt;[.D211];[.C211]=0);1;&quot;&quot;)" office:value-type="float" office:value="1">
            <text:p>1</text:p>
          </table:table-cell>
          <table:table-cell table:formula="of:=IF(AND([.B211]&lt;=[.D211];[.C211]=1);1;&quot;&quot;)">
            <text:p/>
          </table:table-cell>
          <table:table-cell table:formula="of:=IF(OR(AND([.G211]=1;[.I211]=1);AND([.F211]=1;[.H211]=1));1;&quot;&quot;)">
            <text:p/>
          </table:table-cell>
          <table:table-cell/>
          <table:table-cell table:formula="of:=([.D211]/[.E211]*100)-100" office:value-type="float" office:value="-3.61990950226244">
            <text:p>-3.6199095023</text:p>
          </table:table-cell>
          <table:table-cell table:formula="of:=IF(OR(AND([.B211]&gt;[.E211];[.C211]=0);AND([.B211]&lt;=[.E211];[.C211]=1));1;&quot;&quot;)">
            <text:p/>
          </table:table-cell>
        </table:table-row>
        <table:table-row table:style-name="ro2">
          <table:table-cell office:value-type="float" office:value="5711">
            <text:p>5711</text:p>
          </table:table-cell>
          <table:table-cell office:value-type="float" office:value="362">
            <text:p>362</text:p>
          </table:table-cell>
          <table:table-cell office:value-type="float" office:value="0">
            <text:p>0</text:p>
          </table:table-cell>
          <table:table-cell office:value-type="float" office:value="357">
            <text:p>357</text:p>
          </table:table-cell>
          <table:table-cell office:value-type="float" office:value="370">
            <text:p>370</text:p>
          </table:table-cell>
          <table:table-cell table:formula="of:=IF(AND([.B212]&gt;[.E212];[.H212]=1);1;&quot;&quot;)">
            <text:p/>
          </table:table-cell>
          <table:table-cell table:formula="of:=IF(AND([.B212]&lt;=[.E212];[.I212]=1);1;&quot;&quot;)">
            <text:p/>
          </table:table-cell>
          <table:table-cell table:formula="of:=IF(AND([.B212]&gt;[.D212];[.C212]=0);1;&quot;&quot;)" office:value-type="float" office:value="1">
            <text:p>1</text:p>
          </table:table-cell>
          <table:table-cell table:formula="of:=IF(AND([.B212]&lt;=[.D212];[.C212]=1);1;&quot;&quot;)">
            <text:p/>
          </table:table-cell>
          <table:table-cell table:formula="of:=IF(OR(AND([.G212]=1;[.I212]=1);AND([.F212]=1;[.H212]=1));1;&quot;&quot;)">
            <text:p/>
          </table:table-cell>
          <table:table-cell/>
          <table:table-cell table:formula="of:=([.D212]/[.E212]*100)-100" office:value-type="float" office:value="-3.51351351351352">
            <text:p>-3.5135135135</text:p>
          </table:table-cell>
          <table:table-cell table:formula="of:=IF(OR(AND([.B212]&gt;[.E212];[.C212]=0);AND([.B212]&lt;=[.E212];[.C212]=1));1;&quot;&quot;)">
            <text:p/>
          </table:table-cell>
        </table:table-row>
        <table:table-row table:style-name="ro2">
          <table:table-cell office:value-type="float" office:value="5713">
            <text:p>5713</text:p>
          </table:table-cell>
          <table:table-cell office:value-type="float" office:value="1352">
            <text:p>1352</text:p>
          </table:table-cell>
          <table:table-cell office:value-type="float" office:value="0">
            <text:p>0</text:p>
          </table:table-cell>
          <table:table-cell office:value-type="float" office:value="1335">
            <text:p>1335</text:p>
          </table:table-cell>
          <table:table-cell office:value-type="float" office:value="1371">
            <text:p>1371</text:p>
          </table:table-cell>
          <table:table-cell table:formula="of:=IF(AND([.B213]&gt;[.E213];[.H213]=1);1;&quot;&quot;)">
            <text:p/>
          </table:table-cell>
          <table:table-cell table:formula="of:=IF(AND([.B213]&lt;=[.E213];[.I213]=1);1;&quot;&quot;)">
            <text:p/>
          </table:table-cell>
          <table:table-cell table:formula="of:=IF(AND([.B213]&gt;[.D213];[.C213]=0);1;&quot;&quot;)" office:value-type="float" office:value="1">
            <text:p>1</text:p>
          </table:table-cell>
          <table:table-cell table:formula="of:=IF(AND([.B213]&lt;=[.D213];[.C213]=1);1;&quot;&quot;)">
            <text:p/>
          </table:table-cell>
          <table:table-cell table:formula="of:=IF(OR(AND([.G213]=1;[.I213]=1);AND([.F213]=1;[.H213]=1));1;&quot;&quot;)">
            <text:p/>
          </table:table-cell>
          <table:table-cell/>
          <table:table-cell table:formula="of:=([.D213]/[.E213]*100)-100" office:value-type="float" office:value="-2.62582056892779">
            <text:p>-2.6258205689</text:p>
          </table:table-cell>
          <table:table-cell table:formula="of:=IF(OR(AND([.B213]&gt;[.E213];[.C213]=0);AND([.B213]&lt;=[.E213];[.C213]=1));1;&quot;&quot;)">
            <text:p/>
          </table:table-cell>
        </table:table-row>
        <table:table-row table:style-name="ro2">
          <table:table-cell office:value-type="float" office:value="5714">
            <text:p>5714</text:p>
          </table:table-cell>
          <table:table-cell office:value-type="float" office:value="903">
            <text:p>903</text:p>
          </table:table-cell>
          <table:table-cell office:value-type="float" office:value="0">
            <text:p>0</text:p>
          </table:table-cell>
          <table:table-cell office:value-type="float" office:value="899">
            <text:p>899</text:p>
          </table:table-cell>
          <table:table-cell office:value-type="float" office:value="919">
            <text:p>919</text:p>
          </table:table-cell>
          <table:table-cell table:formula="of:=IF(AND([.B214]&gt;[.E214];[.H214]=1);1;&quot;&quot;)">
            <text:p/>
          </table:table-cell>
          <table:table-cell table:formula="of:=IF(AND([.B214]&lt;=[.E214];[.I214]=1);1;&quot;&quot;)">
            <text:p/>
          </table:table-cell>
          <table:table-cell table:formula="of:=IF(AND([.B214]&gt;[.D214];[.C214]=0);1;&quot;&quot;)" office:value-type="float" office:value="1">
            <text:p>1</text:p>
          </table:table-cell>
          <table:table-cell table:formula="of:=IF(AND([.B214]&lt;=[.D214];[.C214]=1);1;&quot;&quot;)">
            <text:p/>
          </table:table-cell>
          <table:table-cell table:formula="of:=IF(OR(AND([.G214]=1;[.I214]=1);AND([.F214]=1;[.H214]=1));1;&quot;&quot;)">
            <text:p/>
          </table:table-cell>
          <table:table-cell/>
          <table:table-cell table:formula="of:=([.D214]/[.E214]*100)-100" office:value-type="float" office:value="-2.17627856365615">
            <text:p>-2.1762785637</text:p>
          </table:table-cell>
          <table:table-cell table:formula="of:=IF(OR(AND([.B214]&gt;[.E214];[.C214]=0);AND([.B214]&lt;=[.E214];[.C214]=1));1;&quot;&quot;)">
            <text:p/>
          </table:table-cell>
        </table:table-row>
        <table:table-row table:style-name="ro2">
          <table:table-cell office:value-type="float" office:value="5802">
            <text:p>5802</text:p>
          </table:table-cell>
          <table:table-cell office:value-type="float" office:value="1523">
            <text:p>1523</text:p>
          </table:table-cell>
          <table:table-cell office:value-type="float" office:value="0">
            <text:p>0</text:p>
          </table:table-cell>
          <table:table-cell office:value-type="float" office:value="1501">
            <text:p>1501</text:p>
          </table:table-cell>
          <table:table-cell office:value-type="float" office:value="1557">
            <text:p>1557</text:p>
          </table:table-cell>
          <table:table-cell table:formula="of:=IF(AND([.B215]&gt;[.E215];[.H215]=1);1;&quot;&quot;)">
            <text:p/>
          </table:table-cell>
          <table:table-cell table:formula="of:=IF(AND([.B215]&lt;=[.E215];[.I215]=1);1;&quot;&quot;)">
            <text:p/>
          </table:table-cell>
          <table:table-cell table:formula="of:=IF(AND([.B215]&gt;[.D215];[.C215]=0);1;&quot;&quot;)" office:value-type="float" office:value="1">
            <text:p>1</text:p>
          </table:table-cell>
          <table:table-cell table:formula="of:=IF(AND([.B215]&lt;=[.D215];[.C215]=1);1;&quot;&quot;)">
            <text:p/>
          </table:table-cell>
          <table:table-cell table:formula="of:=IF(OR(AND([.G215]=1;[.I215]=1);AND([.F215]=1;[.H215]=1));1;&quot;&quot;)">
            <text:p/>
          </table:table-cell>
          <table:table-cell/>
          <table:table-cell table:formula="of:=([.D215]/[.E215]*100)-100" office:value-type="float" office:value="-3.59666024405909">
            <text:p>-3.5966602441</text:p>
          </table:table-cell>
          <table:table-cell table:formula="of:=IF(OR(AND([.B215]&gt;[.E215];[.C215]=0);AND([.B215]&lt;=[.E215];[.C215]=1));1;&quot;&quot;)">
            <text:p/>
          </table:table-cell>
        </table:table-row>
        <table:table-row table:style-name="ro2">
          <table:table-cell office:value-type="float" office:value="5857">
            <text:p>5857</text:p>
          </table:table-cell>
          <table:table-cell office:value-type="float" office:value="1793">
            <text:p>1793</text:p>
          </table:table-cell>
          <table:table-cell office:value-type="float" office:value="0">
            <text:p>0</text:p>
          </table:table-cell>
          <table:table-cell office:value-type="float" office:value="1761">
            <text:p>1761</text:p>
          </table:table-cell>
          <table:table-cell office:value-type="float" office:value="1815">
            <text:p>1815</text:p>
          </table:table-cell>
          <table:table-cell table:formula="of:=IF(AND([.B216]&gt;[.E216];[.H216]=1);1;&quot;&quot;)">
            <text:p/>
          </table:table-cell>
          <table:table-cell table:formula="of:=IF(AND([.B216]&lt;=[.E216];[.I216]=1);1;&quot;&quot;)">
            <text:p/>
          </table:table-cell>
          <table:table-cell table:formula="of:=IF(AND([.B216]&gt;[.D216];[.C216]=0);1;&quot;&quot;)" office:value-type="float" office:value="1">
            <text:p>1</text:p>
          </table:table-cell>
          <table:table-cell table:formula="of:=IF(AND([.B216]&lt;=[.D216];[.C216]=1);1;&quot;&quot;)">
            <text:p/>
          </table:table-cell>
          <table:table-cell table:formula="of:=IF(OR(AND([.G216]=1;[.I216]=1);AND([.F216]=1;[.H216]=1));1;&quot;&quot;)">
            <text:p/>
          </table:table-cell>
          <table:table-cell/>
          <table:table-cell table:formula="of:=([.D216]/[.E216]*100)-100" office:value-type="float" office:value="-2.97520661157024">
            <text:p>-2.9752066116</text:p>
          </table:table-cell>
          <table:table-cell table:formula="of:=IF(OR(AND([.B216]&gt;[.E216];[.C216]=0);AND([.B216]&lt;=[.E216];[.C216]=1));1;&quot;&quot;)">
            <text:p/>
          </table:table-cell>
        </table:table-row>
        <table:table-row table:style-name="ro2">
          <table:table-cell office:value-type="float" office:value="5929">
            <text:p>5929</text:p>
          </table:table-cell>
          <table:table-cell office:value-type="float" office:value="820">
            <text:p>820</text:p>
          </table:table-cell>
          <table:table-cell office:value-type="float" office:value="0">
            <text:p>0</text:p>
          </table:table-cell>
          <table:table-cell office:value-type="float" office:value="813">
            <text:p>813</text:p>
          </table:table-cell>
          <table:table-cell office:value-type="float" office:value="850">
            <text:p>850</text:p>
          </table:table-cell>
          <table:table-cell table:formula="of:=IF(AND([.B217]&gt;[.E217];[.H217]=1);1;&quot;&quot;)">
            <text:p/>
          </table:table-cell>
          <table:table-cell table:formula="of:=IF(AND([.B217]&lt;=[.E217];[.I217]=1);1;&quot;&quot;)">
            <text:p/>
          </table:table-cell>
          <table:table-cell table:formula="of:=IF(AND([.B217]&gt;[.D217];[.C217]=0);1;&quot;&quot;)" office:value-type="float" office:value="1">
            <text:p>1</text:p>
          </table:table-cell>
          <table:table-cell table:formula="of:=IF(AND([.B217]&lt;=[.D217];[.C217]=1);1;&quot;&quot;)">
            <text:p/>
          </table:table-cell>
          <table:table-cell table:formula="of:=IF(OR(AND([.G217]=1;[.I217]=1);AND([.F217]=1;[.H217]=1));1;&quot;&quot;)">
            <text:p/>
          </table:table-cell>
          <table:table-cell/>
          <table:table-cell table:formula="of:=([.D217]/[.E217]*100)-100" office:value-type="float" office:value="-4.35294117647059">
            <text:p>-4.3529411765</text:p>
          </table:table-cell>
          <table:table-cell table:formula="of:=IF(OR(AND([.B217]&gt;[.E217];[.C217]=0);AND([.B217]&lt;=[.E217];[.C217]=1));1;&quot;&quot;)">
            <text:p/>
          </table:table-cell>
        </table:table-row>
        <table:table-row table:style-name="ro2">
          <table:table-cell office:value-type="float" office:value="5938">
            <text:p>5938</text:p>
          </table:table-cell>
          <table:table-cell office:value-type="float" office:value="2420">
            <text:p>2420</text:p>
          </table:table-cell>
          <table:table-cell office:value-type="float" office:value="0">
            <text:p>0</text:p>
          </table:table-cell>
          <table:table-cell office:value-type="float" office:value="2402">
            <text:p>2402</text:p>
          </table:table-cell>
          <table:table-cell office:value-type="float" office:value="2479">
            <text:p>2479</text:p>
          </table:table-cell>
          <table:table-cell table:formula="of:=IF(AND([.B218]&gt;[.E218];[.H218]=1);1;&quot;&quot;)">
            <text:p/>
          </table:table-cell>
          <table:table-cell table:formula="of:=IF(AND([.B218]&lt;=[.E218];[.I218]=1);1;&quot;&quot;)">
            <text:p/>
          </table:table-cell>
          <table:table-cell table:formula="of:=IF(AND([.B218]&gt;[.D218];[.C218]=0);1;&quot;&quot;)" office:value-type="float" office:value="1">
            <text:p>1</text:p>
          </table:table-cell>
          <table:table-cell table:formula="of:=IF(AND([.B218]&lt;=[.D218];[.C218]=1);1;&quot;&quot;)">
            <text:p/>
          </table:table-cell>
          <table:table-cell table:formula="of:=IF(OR(AND([.G218]=1;[.I218]=1);AND([.F218]=1;[.H218]=1));1;&quot;&quot;)">
            <text:p/>
          </table:table-cell>
          <table:table-cell/>
          <table:table-cell table:formula="of:=([.D218]/[.E218]*100)-100" office:value-type="float" office:value="-3.10609116579266">
            <text:p>-3.1060911658</text:p>
          </table:table-cell>
          <table:table-cell table:formula="of:=IF(OR(AND([.B218]&gt;[.E218];[.C218]=0);AND([.B218]&lt;=[.E218];[.C218]=1));1;&quot;&quot;)">
            <text:p/>
          </table:table-cell>
        </table:table-row>
        <table:table-row table:style-name="ro2">
          <table:table-cell office:value-type="float" office:value="5947">
            <text:p>5947</text:p>
          </table:table-cell>
          <table:table-cell office:value-type="float" office:value="9100">
            <text:p>9100</text:p>
          </table:table-cell>
          <table:table-cell office:value-type="float" office:value="0">
            <text:p>0</text:p>
          </table:table-cell>
          <table:table-cell office:value-type="float" office:value="8995">
            <text:p>8995</text:p>
          </table:table-cell>
          <table:table-cell office:value-type="float" office:value="9420">
            <text:p>9420</text:p>
          </table:table-cell>
          <table:table-cell table:formula="of:=IF(AND([.B219]&gt;[.E219];[.H219]=1);1;&quot;&quot;)">
            <text:p/>
          </table:table-cell>
          <table:table-cell table:formula="of:=IF(AND([.B219]&lt;=[.E219];[.I219]=1);1;&quot;&quot;)">
            <text:p/>
          </table:table-cell>
          <table:table-cell table:formula="of:=IF(AND([.B219]&gt;[.D219];[.C219]=0);1;&quot;&quot;)" office:value-type="float" office:value="1">
            <text:p>1</text:p>
          </table:table-cell>
          <table:table-cell table:formula="of:=IF(AND([.B219]&lt;=[.D219];[.C219]=1);1;&quot;&quot;)">
            <text:p/>
          </table:table-cell>
          <table:table-cell table:formula="of:=IF(OR(AND([.G219]=1;[.I219]=1);AND([.F219]=1;[.H219]=1));1;&quot;&quot;)">
            <text:p/>
          </table:table-cell>
          <table:table-cell/>
          <table:table-cell table:formula="of:=([.D219]/[.E219]*100)-100" office:value-type="float" office:value="-4.51167728237792">
            <text:p>-4.5116772824</text:p>
          </table:table-cell>
          <table:table-cell table:formula="of:=IF(OR(AND([.B219]&gt;[.E219];[.C219]=0);AND([.B219]&lt;=[.E219];[.C219]=1));1;&quot;&quot;)">
            <text:p/>
          </table:table-cell>
        </table:table-row>
        <table:table-row table:style-name="ro2">
          <table:table-cell office:value-type="float" office:value="5949">
            <text:p>5949</text:p>
          </table:table-cell>
          <table:table-cell office:value-type="float" office:value="2270">
            <text:p>2270</text:p>
          </table:table-cell>
          <table:table-cell office:value-type="float" office:value="0">
            <text:p>0</text:p>
          </table:table-cell>
          <table:table-cell office:value-type="float" office:value="2184">
            <text:p>2184</text:p>
          </table:table-cell>
          <table:table-cell office:value-type="float" office:value="2413">
            <text:p>2413</text:p>
          </table:table-cell>
          <table:table-cell table:formula="of:=IF(AND([.B220]&gt;[.E220];[.H220]=1);1;&quot;&quot;)">
            <text:p/>
          </table:table-cell>
          <table:table-cell table:formula="of:=IF(AND([.B220]&lt;=[.E220];[.I220]=1);1;&quot;&quot;)">
            <text:p/>
          </table:table-cell>
          <table:table-cell table:formula="of:=IF(AND([.B220]&gt;[.D220];[.C220]=0);1;&quot;&quot;)" office:value-type="float" office:value="1">
            <text:p>1</text:p>
          </table:table-cell>
          <table:table-cell table:formula="of:=IF(AND([.B220]&lt;=[.D220];[.C220]=1);1;&quot;&quot;)">
            <text:p/>
          </table:table-cell>
          <table:table-cell table:formula="of:=IF(OR(AND([.G220]=1;[.I220]=1);AND([.F220]=1;[.H220]=1));1;&quot;&quot;)">
            <text:p/>
          </table:table-cell>
          <table:table-cell/>
          <table:table-cell table:formula="of:=([.D220]/[.E220]*100)-100" office:value-type="float" office:value="-9.49026108578534">
            <text:p>-9.4902610858</text:p>
          </table:table-cell>
          <table:table-cell table:formula="of:=IF(OR(AND([.B220]&gt;[.E220];[.C220]=0);AND([.B220]&lt;=[.E220];[.C220]=1));1;&quot;&quot;)">
            <text:p/>
          </table:table-cell>
        </table:table-row>
        <table:table-row table:style-name="ro2">
          <table:table-cell office:value-type="float" office:value="5970">
            <text:p>5970</text:p>
          </table:table-cell>
          <table:table-cell office:value-type="float" office:value="1361">
            <text:p>1361</text:p>
          </table:table-cell>
          <table:table-cell office:value-type="float" office:value="0">
            <text:p>0</text:p>
          </table:table-cell>
          <table:table-cell office:value-type="float" office:value="1333">
            <text:p>1333</text:p>
          </table:table-cell>
          <table:table-cell office:value-type="float" office:value="1382">
            <text:p>1382</text:p>
          </table:table-cell>
          <table:table-cell table:formula="of:=IF(AND([.B221]&gt;[.E221];[.H221]=1);1;&quot;&quot;)">
            <text:p/>
          </table:table-cell>
          <table:table-cell table:formula="of:=IF(AND([.B221]&lt;=[.E221];[.I221]=1);1;&quot;&quot;)">
            <text:p/>
          </table:table-cell>
          <table:table-cell table:formula="of:=IF(AND([.B221]&gt;[.D221];[.C221]=0);1;&quot;&quot;)" office:value-type="float" office:value="1">
            <text:p>1</text:p>
          </table:table-cell>
          <table:table-cell table:formula="of:=IF(AND([.B221]&lt;=[.D221];[.C221]=1);1;&quot;&quot;)">
            <text:p/>
          </table:table-cell>
          <table:table-cell table:formula="of:=IF(OR(AND([.G221]=1;[.I221]=1);AND([.F221]=1;[.H221]=1));1;&quot;&quot;)">
            <text:p/>
          </table:table-cell>
          <table:table-cell/>
          <table:table-cell table:formula="of:=([.D221]/[.E221]*100)-100" office:value-type="float" office:value="-3.54558610709117">
            <text:p>-3.5455861071</text:p>
          </table:table-cell>
          <table:table-cell table:formula="of:=IF(OR(AND([.B221]&gt;[.E221];[.C221]=0);AND([.B221]&lt;=[.E221];[.C221]=1));1;&quot;&quot;)">
            <text:p/>
          </table:table-cell>
        </table:table-row>
        <table:table-row table:style-name="ro2">
          <table:table-cell office:value-type="float" office:value="5986">
            <text:p>5986</text:p>
          </table:table-cell>
          <table:table-cell office:value-type="float" office:value="279">
            <text:p>279</text:p>
          </table:table-cell>
          <table:table-cell office:value-type="float" office:value="0">
            <text:p>0</text:p>
          </table:table-cell>
          <table:table-cell office:value-type="float" office:value="276">
            <text:p>276</text:p>
          </table:table-cell>
          <table:table-cell office:value-type="float" office:value="284">
            <text:p>284</text:p>
          </table:table-cell>
          <table:table-cell table:formula="of:=IF(AND([.B222]&gt;[.E222];[.H222]=1);1;&quot;&quot;)">
            <text:p/>
          </table:table-cell>
          <table:table-cell table:formula="of:=IF(AND([.B222]&lt;=[.E222];[.I222]=1);1;&quot;&quot;)">
            <text:p/>
          </table:table-cell>
          <table:table-cell table:formula="of:=IF(AND([.B222]&gt;[.D222];[.C222]=0);1;&quot;&quot;)" office:value-type="float" office:value="1">
            <text:p>1</text:p>
          </table:table-cell>
          <table:table-cell table:formula="of:=IF(AND([.B222]&lt;=[.D222];[.C222]=1);1;&quot;&quot;)">
            <text:p/>
          </table:table-cell>
          <table:table-cell table:formula="of:=IF(OR(AND([.G222]=1;[.I222]=1);AND([.F222]=1;[.H222]=1));1;&quot;&quot;)">
            <text:p/>
          </table:table-cell>
          <table:table-cell/>
          <table:table-cell table:formula="of:=([.D222]/[.E222]*100)-100" office:value-type="float" office:value="-2.8169014084507">
            <text:p>-2.8169014085</text:p>
          </table:table-cell>
          <table:table-cell table:formula="of:=IF(OR(AND([.B222]&gt;[.E222];[.C222]=0);AND([.B222]&lt;=[.E222];[.C222]=1));1;&quot;&quot;)">
            <text:p/>
          </table:table-cell>
        </table:table-row>
        <table:table-row table:style-name="ro2">
          <table:table-cell office:value-type="float" office:value="5991">
            <text:p>5991</text:p>
          </table:table-cell>
          <table:table-cell office:value-type="float" office:value="1155">
            <text:p>1155</text:p>
          </table:table-cell>
          <table:table-cell office:value-type="float" office:value="0">
            <text:p>0</text:p>
          </table:table-cell>
          <table:table-cell office:value-type="float" office:value="1129">
            <text:p>1129</text:p>
          </table:table-cell>
          <table:table-cell office:value-type="float" office:value="1183">
            <text:p>1183</text:p>
          </table:table-cell>
          <table:table-cell table:formula="of:=IF(AND([.B223]&gt;[.E223];[.H223]=1);1;&quot;&quot;)">
            <text:p/>
          </table:table-cell>
          <table:table-cell table:formula="of:=IF(AND([.B223]&lt;=[.E223];[.I223]=1);1;&quot;&quot;)">
            <text:p/>
          </table:table-cell>
          <table:table-cell table:formula="of:=IF(AND([.B223]&gt;[.D223];[.C223]=0);1;&quot;&quot;)" office:value-type="float" office:value="1">
            <text:p>1</text:p>
          </table:table-cell>
          <table:table-cell table:formula="of:=IF(AND([.B223]&lt;=[.D223];[.C223]=1);1;&quot;&quot;)">
            <text:p/>
          </table:table-cell>
          <table:table-cell table:formula="of:=IF(OR(AND([.G223]=1;[.I223]=1);AND([.F223]=1;[.H223]=1));1;&quot;&quot;)">
            <text:p/>
          </table:table-cell>
          <table:table-cell/>
          <table:table-cell table:formula="of:=([.D223]/[.E223]*100)-100" office:value-type="float" office:value="-4.56466610312765">
            <text:p>-4.5646661031</text:p>
          </table:table-cell>
          <table:table-cell table:formula="of:=IF(OR(AND([.B223]&gt;[.E223];[.C223]=0);AND([.B223]&lt;=[.E223];[.C223]=1));1;&quot;&quot;)">
            <text:p/>
          </table:table-cell>
        </table:table-row>
        <table:table-row table:style-name="ro2">
          <table:table-cell office:value-type="float" office:value="6037">
            <text:p>6037</text:p>
          </table:table-cell>
          <table:table-cell office:value-type="float" office:value="2051">
            <text:p>2051</text:p>
          </table:table-cell>
          <table:table-cell office:value-type="float" office:value="0">
            <text:p>0</text:p>
          </table:table-cell>
          <table:table-cell office:value-type="float" office:value="2050">
            <text:p>2050</text:p>
          </table:table-cell>
          <table:table-cell office:value-type="float" office:value="2090">
            <text:p>2090</text:p>
          </table:table-cell>
          <table:table-cell table:formula="of:=IF(AND([.B224]&gt;[.E224];[.H224]=1);1;&quot;&quot;)">
            <text:p/>
          </table:table-cell>
          <table:table-cell table:formula="of:=IF(AND([.B224]&lt;=[.E224];[.I224]=1);1;&quot;&quot;)">
            <text:p/>
          </table:table-cell>
          <table:table-cell table:formula="of:=IF(AND([.B224]&gt;[.D224];[.C224]=0);1;&quot;&quot;)" office:value-type="float" office:value="1">
            <text:p>1</text:p>
          </table:table-cell>
          <table:table-cell table:formula="of:=IF(AND([.B224]&lt;=[.D224];[.C224]=1);1;&quot;&quot;)">
            <text:p/>
          </table:table-cell>
          <table:table-cell table:formula="of:=IF(OR(AND([.G224]=1;[.I224]=1);AND([.F224]=1;[.H224]=1));1;&quot;&quot;)">
            <text:p/>
          </table:table-cell>
          <table:table-cell/>
          <table:table-cell table:formula="of:=([.D224]/[.E224]*100)-100" office:value-type="float" office:value="-1.91387559808612">
            <text:p>-1.9138755981</text:p>
          </table:table-cell>
          <table:table-cell table:formula="of:=IF(OR(AND([.B224]&gt;[.E224];[.C224]=0);AND([.B224]&lt;=[.E224];[.C224]=1));1;&quot;&quot;)">
            <text:p/>
          </table:table-cell>
        </table:table-row>
        <table:table-row table:style-name="ro2">
          <table:table-cell office:value-type="float" office:value="6093">
            <text:p>6093</text:p>
          </table:table-cell>
          <table:table-cell office:value-type="float" office:value="9100">
            <text:p>9100</text:p>
          </table:table-cell>
          <table:table-cell office:value-type="float" office:value="0">
            <text:p>0</text:p>
          </table:table-cell>
          <table:table-cell office:value-type="float" office:value="8835">
            <text:p>8835</text:p>
          </table:table-cell>
          <table:table-cell office:value-type="float" office:value="9100">
            <text:p>9100</text:p>
          </table:table-cell>
          <table:table-cell table:formula="of:=IF(AND([.B225]&gt;[.E225];[.H225]=1);1;&quot;&quot;)">
            <text:p/>
          </table:table-cell>
          <table:table-cell table:formula="of:=IF(AND([.B225]&lt;=[.E225];[.I225]=1);1;&quot;&quot;)">
            <text:p/>
          </table:table-cell>
          <table:table-cell table:formula="of:=IF(AND([.B225]&gt;[.D225];[.C225]=0);1;&quot;&quot;)" office:value-type="float" office:value="1">
            <text:p>1</text:p>
          </table:table-cell>
          <table:table-cell table:formula="of:=IF(AND([.B225]&lt;=[.D225];[.C225]=1);1;&quot;&quot;)">
            <text:p/>
          </table:table-cell>
          <table:table-cell table:formula="of:=IF(OR(AND([.G225]=1;[.I225]=1);AND([.F225]=1;[.H225]=1));1;&quot;&quot;)">
            <text:p/>
          </table:table-cell>
          <table:table-cell/>
          <table:table-cell table:formula="of:=([.D225]/[.E225]*100)-100" office:value-type="float" office:value="-2.91208791208791">
            <text:p>-2.9120879121</text:p>
          </table:table-cell>
          <table:table-cell table:formula="of:=IF(OR(AND([.B225]&gt;[.E225];[.C225]=0);AND([.B225]&lt;=[.E225];[.C225]=1));1;&quot;&quot;)">
            <text:p/>
          </table:table-cell>
        </table:table-row>
        <table:table-row table:style-name="ro2">
          <table:table-cell office:value-type="float" office:value="6094">
            <text:p>6094</text:p>
          </table:table-cell>
          <table:table-cell office:value-type="float" office:value="1030">
            <text:p>1030</text:p>
          </table:table-cell>
          <table:table-cell office:value-type="float" office:value="0">
            <text:p>0</text:p>
          </table:table-cell>
          <table:table-cell office:value-type="float" office:value="1032">
            <text:p>1032</text:p>
          </table:table-cell>
          <table:table-cell office:value-type="float" office:value="1021">
            <text:p>1021</text:p>
          </table:table-cell>
          <table:table-cell table:formula="of:=IF(AND([.B226]&gt;[.E226];[.H226]=1);1;&quot;&quot;)">
            <text:p/>
          </table:table-cell>
          <table:table-cell table:formula="of:=IF(AND([.B226]&lt;=[.E226];[.I226]=1);1;&quot;&quot;)">
            <text:p/>
          </table:table-cell>
          <table:table-cell table:formula="of:=IF(AND([.B226]&gt;[.D226];[.C226]=0);1;&quot;&quot;)">
            <text:p/>
          </table:table-cell>
          <table:table-cell table:formula="of:=IF(AND([.B226]&lt;=[.D226];[.C226]=1);1;&quot;&quot;)">
            <text:p/>
          </table:table-cell>
          <table:table-cell table:formula="of:=IF(OR(AND([.G226]=1;[.I226]=1);AND([.F226]=1;[.H226]=1));1;&quot;&quot;)">
            <text:p/>
          </table:table-cell>
          <table:table-cell/>
          <table:table-cell table:formula="of:=([.D226]/[.E226]*100)-100" office:value-type="float" office:value="1.07737512242898">
            <text:p>1.0773751224</text:p>
          </table:table-cell>
          <table:table-cell table:formula="of:=IF(OR(AND([.B226]&gt;[.E226];[.C226]=0);AND([.B226]&lt;=[.E226];[.C226]=1));1;&quot;&quot;)" office:value-type="float" office:value="1">
            <text:p>1</text:p>
          </table:table-cell>
        </table:table-row>
        <table:table-row table:style-name="ro2">
          <table:table-cell office:value-type="float" office:value="6136">
            <text:p>6136</text:p>
          </table:table-cell>
          <table:table-cell office:value-type="float" office:value="2255">
            <text:p>2255</text:p>
          </table:table-cell>
          <table:table-cell office:value-type="float" office:value="0">
            <text:p>0</text:p>
          </table:table-cell>
          <table:table-cell office:value-type="float" office:value="2223">
            <text:p>2223</text:p>
          </table:table-cell>
          <table:table-cell office:value-type="float" office:value="2272">
            <text:p>2272</text:p>
          </table:table-cell>
          <table:table-cell table:formula="of:=IF(AND([.B227]&gt;[.E227];[.H227]=1);1;&quot;&quot;)">
            <text:p/>
          </table:table-cell>
          <table:table-cell table:formula="of:=IF(AND([.B227]&lt;=[.E227];[.I227]=1);1;&quot;&quot;)">
            <text:p/>
          </table:table-cell>
          <table:table-cell table:formula="of:=IF(AND([.B227]&gt;[.D227];[.C227]=0);1;&quot;&quot;)" office:value-type="float" office:value="1">
            <text:p>1</text:p>
          </table:table-cell>
          <table:table-cell table:formula="of:=IF(AND([.B227]&lt;=[.D227];[.C227]=1);1;&quot;&quot;)">
            <text:p/>
          </table:table-cell>
          <table:table-cell table:formula="of:=IF(OR(AND([.G227]=1;[.I227]=1);AND([.F227]=1;[.H227]=1));1;&quot;&quot;)">
            <text:p/>
          </table:table-cell>
          <table:table-cell/>
          <table:table-cell table:formula="of:=([.D227]/[.E227]*100)-100" office:value-type="float" office:value="-2.15669014084507">
            <text:p>-2.1566901408</text:p>
          </table:table-cell>
          <table:table-cell table:formula="of:=IF(OR(AND([.B227]&gt;[.E227];[.C227]=0);AND([.B227]&lt;=[.E227];[.C227]=1));1;&quot;&quot;)">
            <text:p/>
          </table:table-cell>
        </table:table-row>
        <table:table-row table:style-name="ro2">
          <table:table-cell office:value-type="float" office:value="6146">
            <text:p>6146</text:p>
          </table:table-cell>
          <table:table-cell office:value-type="float" office:value="8360">
            <text:p>8360</text:p>
          </table:table-cell>
          <table:table-cell office:value-type="float" office:value="0">
            <text:p>0</text:p>
          </table:table-cell>
          <table:table-cell office:value-type="float" office:value="8345">
            <text:p>8345</text:p>
          </table:table-cell>
          <table:table-cell office:value-type="float" office:value="8590">
            <text:p>8590</text:p>
          </table:table-cell>
          <table:table-cell table:formula="of:=IF(AND([.B228]&gt;[.E228];[.H228]=1);1;&quot;&quot;)">
            <text:p/>
          </table:table-cell>
          <table:table-cell table:formula="of:=IF(AND([.B228]&lt;=[.E228];[.I228]=1);1;&quot;&quot;)">
            <text:p/>
          </table:table-cell>
          <table:table-cell table:formula="of:=IF(AND([.B228]&gt;[.D228];[.C228]=0);1;&quot;&quot;)" office:value-type="float" office:value="1">
            <text:p>1</text:p>
          </table:table-cell>
          <table:table-cell table:formula="of:=IF(AND([.B228]&lt;=[.D228];[.C228]=1);1;&quot;&quot;)">
            <text:p/>
          </table:table-cell>
          <table:table-cell table:formula="of:=IF(OR(AND([.G228]=1;[.I228]=1);AND([.F228]=1;[.H228]=1));1;&quot;&quot;)">
            <text:p/>
          </table:table-cell>
          <table:table-cell/>
          <table:table-cell table:formula="of:=([.D228]/[.E228]*100)-100" office:value-type="float" office:value="-2.85215366705471">
            <text:p>-2.8521536671</text:p>
          </table:table-cell>
          <table:table-cell table:formula="of:=IF(OR(AND([.B228]&gt;[.E228];[.C228]=0);AND([.B228]&lt;=[.E228];[.C228]=1));1;&quot;&quot;)">
            <text:p/>
          </table:table-cell>
        </table:table-row>
        <table:table-row table:style-name="ro2">
          <table:table-cell office:value-type="float" office:value="6201">
            <text:p>6201</text:p>
          </table:table-cell>
          <table:table-cell office:value-type="float" office:value="5660">
            <text:p>5660</text:p>
          </table:table-cell>
          <table:table-cell office:value-type="float" office:value="0">
            <text:p>0</text:p>
          </table:table-cell>
          <table:table-cell office:value-type="float" office:value="5570">
            <text:p>5570</text:p>
          </table:table-cell>
          <table:table-cell office:value-type="float" office:value="5920">
            <text:p>5920</text:p>
          </table:table-cell>
          <table:table-cell table:formula="of:=IF(AND([.B229]&gt;[.E229];[.H229]=1);1;&quot;&quot;)">
            <text:p/>
          </table:table-cell>
          <table:table-cell table:formula="of:=IF(AND([.B229]&lt;=[.E229];[.I229]=1);1;&quot;&quot;)">
            <text:p/>
          </table:table-cell>
          <table:table-cell table:formula="of:=IF(AND([.B229]&gt;[.D229];[.C229]=0);1;&quot;&quot;)" office:value-type="float" office:value="1">
            <text:p>1</text:p>
          </table:table-cell>
          <table:table-cell table:formula="of:=IF(AND([.B229]&lt;=[.D229];[.C229]=1);1;&quot;&quot;)">
            <text:p/>
          </table:table-cell>
          <table:table-cell table:formula="of:=IF(OR(AND([.G229]=1;[.I229]=1);AND([.F229]=1;[.H229]=1));1;&quot;&quot;)">
            <text:p/>
          </table:table-cell>
          <table:table-cell/>
          <table:table-cell table:formula="of:=([.D229]/[.E229]*100)-100" office:value-type="float" office:value="-5.91216216216216">
            <text:p>-5.9121621622</text:p>
          </table:table-cell>
          <table:table-cell table:formula="of:=IF(OR(AND([.B229]&gt;[.E229];[.C229]=0);AND([.B229]&lt;=[.E229];[.C229]=1));1;&quot;&quot;)">
            <text:p/>
          </table:table-cell>
        </table:table-row>
        <table:table-row table:style-name="ro2">
          <table:table-cell office:value-type="float" office:value="6256">
            <text:p>6256</text:p>
          </table:table-cell>
          <table:table-cell office:value-type="float" office:value="4385">
            <text:p>4385</text:p>
          </table:table-cell>
          <table:table-cell office:value-type="float" office:value="0">
            <text:p>0</text:p>
          </table:table-cell>
          <table:table-cell office:value-type="float" office:value="4355">
            <text:p>4355</text:p>
          </table:table-cell>
          <table:table-cell office:value-type="float" office:value="4525">
            <text:p>4525</text:p>
          </table:table-cell>
          <table:table-cell table:formula="of:=IF(AND([.B230]&gt;[.E230];[.H230]=1);1;&quot;&quot;)">
            <text:p/>
          </table:table-cell>
          <table:table-cell table:formula="of:=IF(AND([.B230]&lt;=[.E230];[.I230]=1);1;&quot;&quot;)">
            <text:p/>
          </table:table-cell>
          <table:table-cell table:formula="of:=IF(AND([.B230]&gt;[.D230];[.C230]=0);1;&quot;&quot;)" office:value-type="float" office:value="1">
            <text:p>1</text:p>
          </table:table-cell>
          <table:table-cell table:formula="of:=IF(AND([.B230]&lt;=[.D230];[.C230]=1);1;&quot;&quot;)">
            <text:p/>
          </table:table-cell>
          <table:table-cell table:formula="of:=IF(OR(AND([.G230]=1;[.I230]=1);AND([.F230]=1;[.H230]=1));1;&quot;&quot;)">
            <text:p/>
          </table:table-cell>
          <table:table-cell/>
          <table:table-cell table:formula="of:=([.D230]/[.E230]*100)-100" office:value-type="float" office:value="-3.75690607734806">
            <text:p>-3.7569060773</text:p>
          </table:table-cell>
          <table:table-cell table:formula="of:=IF(OR(AND([.B230]&gt;[.E230];[.C230]=0);AND([.B230]&lt;=[.E230];[.C230]=1));1;&quot;&quot;)">
            <text:p/>
          </table:table-cell>
        </table:table-row>
        <table:table-row table:style-name="ro2">
          <table:table-cell office:value-type="float" office:value="6268">
            <text:p>6268</text:p>
          </table:table-cell>
          <table:table-cell office:value-type="float" office:value="2173">
            <text:p>2173</text:p>
          </table:table-cell>
          <table:table-cell office:value-type="float" office:value="0">
            <text:p>0</text:p>
          </table:table-cell>
          <table:table-cell office:value-type="float" office:value="2133">
            <text:p>2133</text:p>
          </table:table-cell>
          <table:table-cell office:value-type="float" office:value="2223">
            <text:p>2223</text:p>
          </table:table-cell>
          <table:table-cell table:formula="of:=IF(AND([.B231]&gt;[.E231];[.H231]=1);1;&quot;&quot;)">
            <text:p/>
          </table:table-cell>
          <table:table-cell table:formula="of:=IF(AND([.B231]&lt;=[.E231];[.I231]=1);1;&quot;&quot;)">
            <text:p/>
          </table:table-cell>
          <table:table-cell table:formula="of:=IF(AND([.B231]&gt;[.D231];[.C231]=0);1;&quot;&quot;)" office:value-type="float" office:value="1">
            <text:p>1</text:p>
          </table:table-cell>
          <table:table-cell table:formula="of:=IF(AND([.B231]&lt;=[.D231];[.C231]=1);1;&quot;&quot;)">
            <text:p/>
          </table:table-cell>
          <table:table-cell table:formula="of:=IF(OR(AND([.G231]=1;[.I231]=1);AND([.F231]=1;[.H231]=1));1;&quot;&quot;)">
            <text:p/>
          </table:table-cell>
          <table:table-cell/>
          <table:table-cell table:formula="of:=([.D231]/[.E231]*100)-100" office:value-type="float" office:value="-4.04858299595142">
            <text:p>-4.048582996</text:p>
          </table:table-cell>
          <table:table-cell table:formula="of:=IF(OR(AND([.B231]&gt;[.E231];[.C231]=0);AND([.B231]&lt;=[.E231];[.C231]=1));1;&quot;&quot;)">
            <text:p/>
          </table:table-cell>
        </table:table-row>
        <table:table-row table:style-name="ro2">
          <table:table-cell office:value-type="float" office:value="6273">
            <text:p>6273</text:p>
          </table:table-cell>
          <table:table-cell office:value-type="float" office:value="26055">
            <text:p>26055</text:p>
          </table:table-cell>
          <table:table-cell office:value-type="float" office:value="0">
            <text:p>0</text:p>
          </table:table-cell>
          <table:table-cell office:value-type="float" office:value="25554">
            <text:p>25554</text:p>
          </table:table-cell>
          <table:table-cell office:value-type="float" office:value="27300">
            <text:p>27300</text:p>
          </table:table-cell>
          <table:table-cell table:formula="of:=IF(AND([.B232]&gt;[.E232];[.H232]=1);1;&quot;&quot;)">
            <text:p/>
          </table:table-cell>
          <table:table-cell table:formula="of:=IF(AND([.B232]&lt;=[.E232];[.I232]=1);1;&quot;&quot;)">
            <text:p/>
          </table:table-cell>
          <table:table-cell table:formula="of:=IF(AND([.B232]&gt;[.D232];[.C232]=0);1;&quot;&quot;)" office:value-type="float" office:value="1">
            <text:p>1</text:p>
          </table:table-cell>
          <table:table-cell table:formula="of:=IF(AND([.B232]&lt;=[.D232];[.C232]=1);1;&quot;&quot;)">
            <text:p/>
          </table:table-cell>
          <table:table-cell table:formula="of:=IF(OR(AND([.G232]=1;[.I232]=1);AND([.F232]=1;[.H232]=1));1;&quot;&quot;)">
            <text:p/>
          </table:table-cell>
          <table:table-cell/>
          <table:table-cell table:formula="of:=([.D232]/[.E232]*100)-100" office:value-type="float" office:value="-6.39560439560439">
            <text:p>-6.3956043956</text:p>
          </table:table-cell>
          <table:table-cell table:formula="of:=IF(OR(AND([.B232]&gt;[.E232];[.C232]=0);AND([.B232]&lt;=[.E232];[.C232]=1));1;&quot;&quot;)">
            <text:p/>
          </table:table-cell>
        </table:table-row>
        <table:table-row table:style-name="ro2">
          <table:table-cell office:value-type="float" office:value="6289">
            <text:p>6289</text:p>
          </table:table-cell>
          <table:table-cell office:value-type="float" office:value="1608">
            <text:p>1608</text:p>
          </table:table-cell>
          <table:table-cell office:value-type="float" office:value="0">
            <text:p>0</text:p>
          </table:table-cell>
          <table:table-cell office:value-type="float" office:value="1582">
            <text:p>1582</text:p>
          </table:table-cell>
          <table:table-cell office:value-type="float" office:value="1590">
            <text:p>1590</text:p>
          </table:table-cell>
          <table:table-cell table:formula="of:=IF(AND([.B233]&gt;[.E233];[.H233]=1);1;&quot;&quot;)" office:value-type="float" office:value="1">
            <text:p>1</text:p>
          </table:table-cell>
          <table:table-cell table:formula="of:=IF(AND([.B233]&lt;=[.E233];[.I233]=1);1;&quot;&quot;)">
            <text:p/>
          </table:table-cell>
          <table:table-cell table:formula="of:=IF(AND([.B233]&gt;[.D233];[.C233]=0);1;&quot;&quot;)" office:value-type="float" office:value="1">
            <text:p>1</text:p>
          </table:table-cell>
          <table:table-cell table:formula="of:=IF(AND([.B233]&lt;=[.D233];[.C233]=1);1;&quot;&quot;)">
            <text:p/>
          </table:table-cell>
          <table:table-cell table:formula="of:=IF(OR(AND([.G233]=1;[.I233]=1);AND([.F233]=1;[.H233]=1));1;&quot;&quot;)" office:value-type="float" office:value="1">
            <text:p>1</text:p>
          </table:table-cell>
          <table:table-cell/>
          <table:table-cell table:formula="of:=([.D233]/[.E233]*100)-100" office:value-type="float" office:value="-0.503144654088047">
            <text:p>-0.5031446541</text:p>
          </table:table-cell>
          <table:table-cell table:formula="of:=IF(OR(AND([.B233]&gt;[.E233];[.C233]=0);AND([.B233]&lt;=[.E233];[.C233]=1));1;&quot;&quot;)" office:value-type="float" office:value="1">
            <text:p>1</text:p>
          </table:table-cell>
        </table:table-row>
        <table:table-row table:style-name="ro2">
          <table:table-cell office:value-type="float" office:value="6301">
            <text:p>6301</text:p>
          </table:table-cell>
          <table:table-cell office:value-type="float" office:value="1752">
            <text:p>1752</text:p>
          </table:table-cell>
          <table:table-cell office:value-type="float" office:value="0">
            <text:p>0</text:p>
          </table:table-cell>
          <table:table-cell office:value-type="float" office:value="1743">
            <text:p>1743</text:p>
          </table:table-cell>
          <table:table-cell office:value-type="float" office:value="1795">
            <text:p>1795</text:p>
          </table:table-cell>
          <table:table-cell table:formula="of:=IF(AND([.B234]&gt;[.E234];[.H234]=1);1;&quot;&quot;)">
            <text:p/>
          </table:table-cell>
          <table:table-cell table:formula="of:=IF(AND([.B234]&lt;=[.E234];[.I234]=1);1;&quot;&quot;)">
            <text:p/>
          </table:table-cell>
          <table:table-cell table:formula="of:=IF(AND([.B234]&gt;[.D234];[.C234]=0);1;&quot;&quot;)" office:value-type="float" office:value="1">
            <text:p>1</text:p>
          </table:table-cell>
          <table:table-cell table:formula="of:=IF(AND([.B234]&lt;=[.D234];[.C234]=1);1;&quot;&quot;)">
            <text:p/>
          </table:table-cell>
          <table:table-cell table:formula="of:=IF(OR(AND([.G234]=1;[.I234]=1);AND([.F234]=1;[.H234]=1));1;&quot;&quot;)">
            <text:p/>
          </table:table-cell>
          <table:table-cell/>
          <table:table-cell table:formula="of:=([.D234]/[.E234]*100)-100" office:value-type="float" office:value="-2.89693593314763">
            <text:p>-2.8969359331</text:p>
          </table:table-cell>
          <table:table-cell table:formula="of:=IF(OR(AND([.B234]&gt;[.E234];[.C234]=0);AND([.B234]&lt;=[.E234];[.C234]=1));1;&quot;&quot;)">
            <text:p/>
          </table:table-cell>
        </table:table-row>
        <table:table-row table:style-name="ro2">
          <table:table-cell office:value-type="float" office:value="6302">
            <text:p>6302</text:p>
          </table:table-cell>
          <table:table-cell office:value-type="float" office:value="471">
            <text:p>471</text:p>
          </table:table-cell>
          <table:table-cell office:value-type="float" office:value="0">
            <text:p>0</text:p>
          </table:table-cell>
          <table:table-cell office:value-type="float" office:value="472">
            <text:p>472</text:p>
          </table:table-cell>
          <table:table-cell office:value-type="float" office:value="486">
            <text:p>486</text:p>
          </table:table-cell>
          <table:table-cell table:formula="of:=IF(AND([.B235]&gt;[.E235];[.H235]=1);1;&quot;&quot;)">
            <text:p/>
          </table:table-cell>
          <table:table-cell table:formula="of:=IF(AND([.B235]&lt;=[.E235];[.I235]=1);1;&quot;&quot;)">
            <text:p/>
          </table:table-cell>
          <table:table-cell table:formula="of:=IF(AND([.B235]&gt;[.D235];[.C235]=0);1;&quot;&quot;)">
            <text:p/>
          </table:table-cell>
          <table:table-cell table:formula="of:=IF(AND([.B235]&lt;=[.D235];[.C235]=1);1;&quot;&quot;)">
            <text:p/>
          </table:table-cell>
          <table:table-cell table:formula="of:=IF(OR(AND([.G235]=1;[.I235]=1);AND([.F235]=1;[.H235]=1));1;&quot;&quot;)">
            <text:p/>
          </table:table-cell>
          <table:table-cell/>
          <table:table-cell table:formula="of:=([.D235]/[.E235]*100)-100" office:value-type="float" office:value="-2.88065843621399">
            <text:p>-2.8806584362</text:p>
          </table:table-cell>
          <table:table-cell table:formula="of:=IF(OR(AND([.B235]&gt;[.E235];[.C235]=0);AND([.B235]&lt;=[.E235];[.C235]=1));1;&quot;&quot;)">
            <text:p/>
          </table:table-cell>
        </table:table-row>
        <table:table-row table:style-name="ro2">
          <table:table-cell office:value-type="float" office:value="6305">
            <text:p>6305</text:p>
          </table:table-cell>
          <table:table-cell office:value-type="float" office:value="1597">
            <text:p>1597</text:p>
          </table:table-cell>
          <table:table-cell office:value-type="float" office:value="0">
            <text:p>0</text:p>
          </table:table-cell>
          <table:table-cell office:value-type="float" office:value="1580">
            <text:p>1580</text:p>
          </table:table-cell>
          <table:table-cell office:value-type="float" office:value="1631">
            <text:p>1631</text:p>
          </table:table-cell>
          <table:table-cell table:formula="of:=IF(AND([.B236]&gt;[.E236];[.H236]=1);1;&quot;&quot;)">
            <text:p/>
          </table:table-cell>
          <table:table-cell table:formula="of:=IF(AND([.B236]&lt;=[.E236];[.I236]=1);1;&quot;&quot;)">
            <text:p/>
          </table:table-cell>
          <table:table-cell table:formula="of:=IF(AND([.B236]&gt;[.D236];[.C236]=0);1;&quot;&quot;)" office:value-type="float" office:value="1">
            <text:p>1</text:p>
          </table:table-cell>
          <table:table-cell table:formula="of:=IF(AND([.B236]&lt;=[.D236];[.C236]=1);1;&quot;&quot;)">
            <text:p/>
          </table:table-cell>
          <table:table-cell table:formula="of:=IF(OR(AND([.G236]=1;[.I236]=1);AND([.F236]=1;[.H236]=1));1;&quot;&quot;)">
            <text:p/>
          </table:table-cell>
          <table:table-cell/>
          <table:table-cell table:formula="of:=([.D236]/[.E236]*100)-100" office:value-type="float" office:value="-3.12691600245249">
            <text:p>-3.1269160025</text:p>
          </table:table-cell>
          <table:table-cell table:formula="of:=IF(OR(AND([.B236]&gt;[.E236];[.C236]=0);AND([.B236]&lt;=[.E236];[.C236]=1));1;&quot;&quot;)">
            <text:p/>
          </table:table-cell>
        </table:table-row>
        <table:table-row table:style-name="ro2">
          <table:table-cell office:value-type="float" office:value="6326">
            <text:p>6326</text:p>
          </table:table-cell>
          <table:table-cell office:value-type="float" office:value="1635">
            <text:p>1635</text:p>
          </table:table-cell>
          <table:table-cell office:value-type="float" office:value="0">
            <text:p>0</text:p>
          </table:table-cell>
          <table:table-cell office:value-type="float" office:value="1608">
            <text:p>1608</text:p>
          </table:table-cell>
          <table:table-cell office:value-type="float" office:value="1661">
            <text:p>1661</text:p>
          </table:table-cell>
          <table:table-cell table:formula="of:=IF(AND([.B237]&gt;[.E237];[.H237]=1);1;&quot;&quot;)">
            <text:p/>
          </table:table-cell>
          <table:table-cell table:formula="of:=IF(AND([.B237]&lt;=[.E237];[.I237]=1);1;&quot;&quot;)">
            <text:p/>
          </table:table-cell>
          <table:table-cell table:formula="of:=IF(AND([.B237]&gt;[.D237];[.C237]=0);1;&quot;&quot;)" office:value-type="float" office:value="1">
            <text:p>1</text:p>
          </table:table-cell>
          <table:table-cell table:formula="of:=IF(AND([.B237]&lt;=[.D237];[.C237]=1);1;&quot;&quot;)">
            <text:p/>
          </table:table-cell>
          <table:table-cell table:formula="of:=IF(OR(AND([.G237]=1;[.I237]=1);AND([.F237]=1;[.H237]=1));1;&quot;&quot;)">
            <text:p/>
          </table:table-cell>
          <table:table-cell/>
          <table:table-cell table:formula="of:=([.D237]/[.E237]*100)-100" office:value-type="float" office:value="-3.19084888621313">
            <text:p>-3.1908488862</text:p>
          </table:table-cell>
          <table:table-cell table:formula="of:=IF(OR(AND([.B237]&gt;[.E237];[.C237]=0);AND([.B237]&lt;=[.E237];[.C237]=1));1;&quot;&quot;)">
            <text:p/>
          </table:table-cell>
        </table:table-row>
        <table:table-row table:style-name="ro2">
          <table:table-cell office:value-type="float" office:value="6361">
            <text:p>6361</text:p>
          </table:table-cell>
          <table:table-cell office:value-type="float" office:value="440">
            <text:p>440</text:p>
          </table:table-cell>
          <table:table-cell office:value-type="float" office:value="0">
            <text:p>0</text:p>
          </table:table-cell>
          <table:table-cell office:value-type="float" office:value="437">
            <text:p>437</text:p>
          </table:table-cell>
          <table:table-cell office:value-type="float" office:value="454">
            <text:p>454</text:p>
          </table:table-cell>
          <table:table-cell table:formula="of:=IF(AND([.B238]&gt;[.E238];[.H238]=1);1;&quot;&quot;)">
            <text:p/>
          </table:table-cell>
          <table:table-cell table:formula="of:=IF(AND([.B238]&lt;=[.E238];[.I238]=1);1;&quot;&quot;)">
            <text:p/>
          </table:table-cell>
          <table:table-cell table:formula="of:=IF(AND([.B238]&gt;[.D238];[.C238]=0);1;&quot;&quot;)" office:value-type="float" office:value="1">
            <text:p>1</text:p>
          </table:table-cell>
          <table:table-cell table:formula="of:=IF(AND([.B238]&lt;=[.D238];[.C238]=1);1;&quot;&quot;)">
            <text:p/>
          </table:table-cell>
          <table:table-cell table:formula="of:=IF(OR(AND([.G238]=1;[.I238]=1);AND([.F238]=1;[.H238]=1));1;&quot;&quot;)">
            <text:p/>
          </table:table-cell>
          <table:table-cell/>
          <table:table-cell table:formula="of:=([.D238]/[.E238]*100)-100" office:value-type="float" office:value="-3.74449339207048">
            <text:p>-3.7444933921</text:p>
          </table:table-cell>
          <table:table-cell table:formula="of:=IF(OR(AND([.B238]&gt;[.E238];[.C238]=0);AND([.B238]&lt;=[.E238];[.C238]=1));1;&quot;&quot;)">
            <text:p/>
          </table:table-cell>
        </table:table-row>
        <table:table-row table:style-name="ro2">
          <table:table-cell office:value-type="float" office:value="6366">
            <text:p>6366</text:p>
          </table:table-cell>
          <table:table-cell office:value-type="float" office:value="815">
            <text:p>815</text:p>
          </table:table-cell>
          <table:table-cell office:value-type="float" office:value="0">
            <text:p>0</text:p>
          </table:table-cell>
          <table:table-cell office:value-type="float" office:value="807">
            <text:p>807</text:p>
          </table:table-cell>
          <table:table-cell office:value-type="float" office:value="830">
            <text:p>830</text:p>
          </table:table-cell>
          <table:table-cell table:formula="of:=IF(AND([.B239]&gt;[.E239];[.H239]=1);1;&quot;&quot;)">
            <text:p/>
          </table:table-cell>
          <table:table-cell table:formula="of:=IF(AND([.B239]&lt;=[.E239];[.I239]=1);1;&quot;&quot;)">
            <text:p/>
          </table:table-cell>
          <table:table-cell table:formula="of:=IF(AND([.B239]&gt;[.D239];[.C239]=0);1;&quot;&quot;)" office:value-type="float" office:value="1">
            <text:p>1</text:p>
          </table:table-cell>
          <table:table-cell table:formula="of:=IF(AND([.B239]&lt;=[.D239];[.C239]=1);1;&quot;&quot;)">
            <text:p/>
          </table:table-cell>
          <table:table-cell table:formula="of:=IF(OR(AND([.G239]=1;[.I239]=1);AND([.F239]=1;[.H239]=1));1;&quot;&quot;)">
            <text:p/>
          </table:table-cell>
          <table:table-cell/>
          <table:table-cell table:formula="of:=([.D239]/[.E239]*100)-100" office:value-type="float" office:value="-2.77108433734939">
            <text:p>-2.7710843373</text:p>
          </table:table-cell>
          <table:table-cell table:formula="of:=IF(OR(AND([.B239]&gt;[.E239];[.C239]=0);AND([.B239]&lt;=[.E239];[.C239]=1));1;&quot;&quot;)">
            <text:p/>
          </table:table-cell>
        </table:table-row>
        <table:table-row table:style-name="ro2">
          <table:table-cell office:value-type="float" office:value="6367">
            <text:p>6367</text:p>
          </table:table-cell>
          <table:table-cell office:value-type="float" office:value="6676">
            <text:p>6676</text:p>
          </table:table-cell>
          <table:table-cell office:value-type="float" office:value="0">
            <text:p>0</text:p>
          </table:table-cell>
          <table:table-cell office:value-type="float" office:value="6623">
            <text:p>6623</text:p>
          </table:table-cell>
          <table:table-cell office:value-type="float" office:value="7002">
            <text:p>7002</text:p>
          </table:table-cell>
          <table:table-cell table:formula="of:=IF(AND([.B240]&gt;[.E240];[.H240]=1);1;&quot;&quot;)">
            <text:p/>
          </table:table-cell>
          <table:table-cell table:formula="of:=IF(AND([.B240]&lt;=[.E240];[.I240]=1);1;&quot;&quot;)">
            <text:p/>
          </table:table-cell>
          <table:table-cell table:formula="of:=IF(AND([.B240]&gt;[.D240];[.C240]=0);1;&quot;&quot;)" office:value-type="float" office:value="1">
            <text:p>1</text:p>
          </table:table-cell>
          <table:table-cell table:formula="of:=IF(AND([.B240]&lt;=[.D240];[.C240]=1);1;&quot;&quot;)">
            <text:p/>
          </table:table-cell>
          <table:table-cell table:formula="of:=IF(OR(AND([.G240]=1;[.I240]=1);AND([.F240]=1;[.H240]=1));1;&quot;&quot;)">
            <text:p/>
          </table:table-cell>
          <table:table-cell/>
          <table:table-cell table:formula="of:=([.D240]/[.E240]*100)-100" office:value-type="float" office:value="-5.41273921736646">
            <text:p>-5.4127392174</text:p>
          </table:table-cell>
          <table:table-cell table:formula="of:=IF(OR(AND([.B240]&gt;[.E240];[.C240]=0);AND([.B240]&lt;=[.E240];[.C240]=1));1;&quot;&quot;)">
            <text:p/>
          </table:table-cell>
        </table:table-row>
        <table:table-row table:style-name="ro2">
          <table:table-cell office:value-type="float" office:value="6370">
            <text:p>6370</text:p>
          </table:table-cell>
          <table:table-cell office:value-type="float" office:value="2533">
            <text:p>2533</text:p>
          </table:table-cell>
          <table:table-cell office:value-type="float" office:value="0">
            <text:p>0</text:p>
          </table:table-cell>
          <table:table-cell office:value-type="float" office:value="2490">
            <text:p>2490</text:p>
          </table:table-cell>
          <table:table-cell office:value-type="float" office:value="2564">
            <text:p>2564</text:p>
          </table:table-cell>
          <table:table-cell table:formula="of:=IF(AND([.B241]&gt;[.E241];[.H241]=1);1;&quot;&quot;)">
            <text:p/>
          </table:table-cell>
          <table:table-cell table:formula="of:=IF(AND([.B241]&lt;=[.E241];[.I241]=1);1;&quot;&quot;)">
            <text:p/>
          </table:table-cell>
          <table:table-cell table:formula="of:=IF(AND([.B241]&gt;[.D241];[.C241]=0);1;&quot;&quot;)" office:value-type="float" office:value="1">
            <text:p>1</text:p>
          </table:table-cell>
          <table:table-cell table:formula="of:=IF(AND([.B241]&lt;=[.D241];[.C241]=1);1;&quot;&quot;)">
            <text:p/>
          </table:table-cell>
          <table:table-cell table:formula="of:=IF(OR(AND([.G241]=1;[.I241]=1);AND([.F241]=1;[.H241]=1));1;&quot;&quot;)">
            <text:p/>
          </table:table-cell>
          <table:table-cell/>
          <table:table-cell table:formula="of:=([.D241]/[.E241]*100)-100" office:value-type="float" office:value="-2.88611544461779">
            <text:p>-2.8861154446</text:p>
          </table:table-cell>
          <table:table-cell table:formula="of:=IF(OR(AND([.B241]&gt;[.E241];[.C241]=0);AND([.B241]&lt;=[.E241];[.C241]=1));1;&quot;&quot;)">
            <text:p/>
          </table:table-cell>
        </table:table-row>
        <table:table-row table:style-name="ro2">
          <table:table-cell office:value-type="float" office:value="6371">
            <text:p>6371</text:p>
          </table:table-cell>
          <table:table-cell office:value-type="float" office:value="747">
            <text:p>747</text:p>
          </table:table-cell>
          <table:table-cell office:value-type="float" office:value="0">
            <text:p>0</text:p>
          </table:table-cell>
          <table:table-cell office:value-type="float" office:value="751">
            <text:p>751</text:p>
          </table:table-cell>
          <table:table-cell office:value-type="float" office:value="795">
            <text:p>795</text:p>
          </table:table-cell>
          <table:table-cell table:formula="of:=IF(AND([.B242]&gt;[.E242];[.H242]=1);1;&quot;&quot;)">
            <text:p/>
          </table:table-cell>
          <table:table-cell table:formula="of:=IF(AND([.B242]&lt;=[.E242];[.I242]=1);1;&quot;&quot;)">
            <text:p/>
          </table:table-cell>
          <table:table-cell table:formula="of:=IF(AND([.B242]&gt;[.D242];[.C242]=0);1;&quot;&quot;)">
            <text:p/>
          </table:table-cell>
          <table:table-cell table:formula="of:=IF(AND([.B242]&lt;=[.D242];[.C242]=1);1;&quot;&quot;)">
            <text:p/>
          </table:table-cell>
          <table:table-cell table:formula="of:=IF(OR(AND([.G242]=1;[.I242]=1);AND([.F242]=1;[.H242]=1));1;&quot;&quot;)">
            <text:p/>
          </table:table-cell>
          <table:table-cell/>
          <table:table-cell table:formula="of:=([.D242]/[.E242]*100)-100" office:value-type="float" office:value="-5.53459119496856">
            <text:p>-5.534591195</text:p>
          </table:table-cell>
          <table:table-cell table:formula="of:=IF(OR(AND([.B242]&gt;[.E242];[.C242]=0);AND([.B242]&lt;=[.E242];[.C242]=1));1;&quot;&quot;)">
            <text:p/>
          </table:table-cell>
        </table:table-row>
        <table:table-row table:style-name="ro2">
          <table:table-cell office:value-type="float" office:value="6395">
            <text:p>6395</text:p>
          </table:table-cell>
          <table:table-cell office:value-type="float" office:value="1321">
            <text:p>1321</text:p>
          </table:table-cell>
          <table:table-cell office:value-type="float" office:value="0">
            <text:p>0</text:p>
          </table:table-cell>
          <table:table-cell office:value-type="float" office:value="1320">
            <text:p>1320</text:p>
          </table:table-cell>
          <table:table-cell office:value-type="float" office:value="1369">
            <text:p>1369</text:p>
          </table:table-cell>
          <table:table-cell table:formula="of:=IF(AND([.B243]&gt;[.E243];[.H243]=1);1;&quot;&quot;)">
            <text:p/>
          </table:table-cell>
          <table:table-cell table:formula="of:=IF(AND([.B243]&lt;=[.E243];[.I243]=1);1;&quot;&quot;)">
            <text:p/>
          </table:table-cell>
          <table:table-cell table:formula="of:=IF(AND([.B243]&gt;[.D243];[.C243]=0);1;&quot;&quot;)" office:value-type="float" office:value="1">
            <text:p>1</text:p>
          </table:table-cell>
          <table:table-cell table:formula="of:=IF(AND([.B243]&lt;=[.D243];[.C243]=1);1;&quot;&quot;)">
            <text:p/>
          </table:table-cell>
          <table:table-cell table:formula="of:=IF(OR(AND([.G243]=1;[.I243]=1);AND([.F243]=1;[.H243]=1));1;&quot;&quot;)">
            <text:p/>
          </table:table-cell>
          <table:table-cell/>
          <table:table-cell table:formula="of:=([.D243]/[.E243]*100)-100" office:value-type="float" office:value="-3.57925493060628">
            <text:p>-3.5792549306</text:p>
          </table:table-cell>
          <table:table-cell table:formula="of:=IF(OR(AND([.B243]&gt;[.E243];[.C243]=0);AND([.B243]&lt;=[.E243];[.C243]=1));1;&quot;&quot;)">
            <text:p/>
          </table:table-cell>
        </table:table-row>
        <table:table-row table:style-name="ro2">
          <table:table-cell office:value-type="float" office:value="6412">
            <text:p>6412</text:p>
          </table:table-cell>
          <table:table-cell office:value-type="float" office:value="2049">
            <text:p>2049</text:p>
          </table:table-cell>
          <table:table-cell office:value-type="float" office:value="0">
            <text:p>0</text:p>
          </table:table-cell>
          <table:table-cell office:value-type="float" office:value="2042">
            <text:p>2042</text:p>
          </table:table-cell>
          <table:table-cell office:value-type="float" office:value="2044">
            <text:p>2044</text:p>
          </table:table-cell>
          <table:table-cell table:formula="of:=IF(AND([.B244]&gt;[.E244];[.H244]=1);1;&quot;&quot;)" office:value-type="float" office:value="1">
            <text:p>1</text:p>
          </table:table-cell>
          <table:table-cell table:formula="of:=IF(AND([.B244]&lt;=[.E244];[.I244]=1);1;&quot;&quot;)">
            <text:p/>
          </table:table-cell>
          <table:table-cell table:formula="of:=IF(AND([.B244]&gt;[.D244];[.C244]=0);1;&quot;&quot;)" office:value-type="float" office:value="1">
            <text:p>1</text:p>
          </table:table-cell>
          <table:table-cell table:formula="of:=IF(AND([.B244]&lt;=[.D244];[.C244]=1);1;&quot;&quot;)">
            <text:p/>
          </table:table-cell>
          <table:table-cell table:formula="of:=IF(OR(AND([.G244]=1;[.I244]=1);AND([.F244]=1;[.H244]=1));1;&quot;&quot;)" office:value-type="float" office:value="1">
            <text:p>1</text:p>
          </table:table-cell>
          <table:table-cell/>
          <table:table-cell table:formula="of:=([.D244]/[.E244]*100)-100" office:value-type="float" office:value="-0.0978473581213279">
            <text:p>-0.0978473581</text:p>
          </table:table-cell>
          <table:table-cell table:formula="of:=IF(OR(AND([.B244]&gt;[.E244];[.C244]=0);AND([.B244]&lt;=[.E244];[.C244]=1));1;&quot;&quot;)" office:value-type="float" office:value="1">
            <text:p>1</text:p>
          </table:table-cell>
        </table:table-row>
        <table:table-row table:style-name="ro2">
          <table:table-cell office:value-type="float" office:value="6417">
            <text:p>6417</text:p>
          </table:table-cell>
          <table:table-cell office:value-type="float" office:value="4250">
            <text:p>4250</text:p>
          </table:table-cell>
          <table:table-cell office:value-type="float" office:value="0">
            <text:p>0</text:p>
          </table:table-cell>
          <table:table-cell office:value-type="float" office:value="4202">
            <text:p>4202</text:p>
          </table:table-cell>
          <table:table-cell office:value-type="float" office:value="4320">
            <text:p>4320</text:p>
          </table:table-cell>
          <table:table-cell table:formula="of:=IF(AND([.B245]&gt;[.E245];[.H245]=1);1;&quot;&quot;)">
            <text:p/>
          </table:table-cell>
          <table:table-cell table:formula="of:=IF(AND([.B245]&lt;=[.E245];[.I245]=1);1;&quot;&quot;)">
            <text:p/>
          </table:table-cell>
          <table:table-cell table:formula="of:=IF(AND([.B245]&gt;[.D245];[.C245]=0);1;&quot;&quot;)" office:value-type="float" office:value="1">
            <text:p>1</text:p>
          </table:table-cell>
          <table:table-cell table:formula="of:=IF(AND([.B245]&lt;=[.D245];[.C245]=1);1;&quot;&quot;)">
            <text:p/>
          </table:table-cell>
          <table:table-cell table:formula="of:=IF(OR(AND([.G245]=1;[.I245]=1);AND([.F245]=1;[.H245]=1));1;&quot;&quot;)">
            <text:p/>
          </table:table-cell>
          <table:table-cell/>
          <table:table-cell table:formula="of:=([.D245]/[.E245]*100)-100" office:value-type="float" office:value="-2.73148148148148">
            <text:p>-2.7314814815</text:p>
          </table:table-cell>
          <table:table-cell table:formula="of:=IF(OR(AND([.B245]&gt;[.E245];[.C245]=0);AND([.B245]&lt;=[.E245];[.C245]=1));1;&quot;&quot;)">
            <text:p/>
          </table:table-cell>
        </table:table-row>
        <table:table-row table:style-name="ro2">
          <table:table-cell office:value-type="float" office:value="6425">
            <text:p>6425</text:p>
          </table:table-cell>
          <table:table-cell office:value-type="float" office:value="2106">
            <text:p>2106</text:p>
          </table:table-cell>
          <table:table-cell office:value-type="float" office:value="0">
            <text:p>0</text:p>
          </table:table-cell>
          <table:table-cell office:value-type="float" office:value="2077">
            <text:p>2077</text:p>
          </table:table-cell>
          <table:table-cell office:value-type="float" office:value="2071">
            <text:p>2071</text:p>
          </table:table-cell>
          <table:table-cell table:formula="of:=IF(AND([.B246]&gt;[.E246];[.H246]=1);1;&quot;&quot;)" office:value-type="float" office:value="1">
            <text:p>1</text:p>
          </table:table-cell>
          <table:table-cell table:formula="of:=IF(AND([.B246]&lt;=[.E246];[.I246]=1);1;&quot;&quot;)">
            <text:p/>
          </table:table-cell>
          <table:table-cell table:formula="of:=IF(AND([.B246]&gt;[.D246];[.C246]=0);1;&quot;&quot;)" office:value-type="float" office:value="1">
            <text:p>1</text:p>
          </table:table-cell>
          <table:table-cell table:formula="of:=IF(AND([.B246]&lt;=[.D246];[.C246]=1);1;&quot;&quot;)">
            <text:p/>
          </table:table-cell>
          <table:table-cell table:formula="of:=IF(OR(AND([.G246]=1;[.I246]=1);AND([.F246]=1;[.H246]=1));1;&quot;&quot;)" office:value-type="float" office:value="1">
            <text:p>1</text:p>
          </table:table-cell>
          <table:table-cell/>
          <table:table-cell table:formula="of:=([.D246]/[.E246]*100)-100" office:value-type="float" office:value="0.289715113471757">
            <text:p>0.2897151135</text:p>
          </table:table-cell>
          <table:table-cell table:formula="of:=IF(OR(AND([.B246]&gt;[.E246];[.C246]=0);AND([.B246]&lt;=[.E246];[.C246]=1));1;&quot;&quot;)" office:value-type="float" office:value="1">
            <text:p>1</text:p>
          </table:table-cell>
        </table:table-row>
        <table:table-row table:style-name="ro2">
          <table:table-cell office:value-type="float" office:value="6448">
            <text:p>6448</text:p>
          </table:table-cell>
          <table:table-cell office:value-type="float" office:value="1434">
            <text:p>1434</text:p>
          </table:table-cell>
          <table:table-cell office:value-type="float" office:value="0">
            <text:p>0</text:p>
          </table:table-cell>
          <table:table-cell office:value-type="float" office:value="1405">
            <text:p>1405</text:p>
          </table:table-cell>
          <table:table-cell office:value-type="float" office:value="1458">
            <text:p>1458</text:p>
          </table:table-cell>
          <table:table-cell table:formula="of:=IF(AND([.B247]&gt;[.E247];[.H247]=1);1;&quot;&quot;)">
            <text:p/>
          </table:table-cell>
          <table:table-cell table:formula="of:=IF(AND([.B247]&lt;=[.E247];[.I247]=1);1;&quot;&quot;)">
            <text:p/>
          </table:table-cell>
          <table:table-cell table:formula="of:=IF(AND([.B247]&gt;[.D247];[.C247]=0);1;&quot;&quot;)" office:value-type="float" office:value="1">
            <text:p>1</text:p>
          </table:table-cell>
          <table:table-cell table:formula="of:=IF(AND([.B247]&lt;=[.D247];[.C247]=1);1;&quot;&quot;)">
            <text:p/>
          </table:table-cell>
          <table:table-cell table:formula="of:=IF(OR(AND([.G247]=1;[.I247]=1);AND([.F247]=1;[.H247]=1));1;&quot;&quot;)">
            <text:p/>
          </table:table-cell>
          <table:table-cell/>
          <table:table-cell table:formula="of:=([.D247]/[.E247]*100)-100" office:value-type="float" office:value="-3.63511659807956">
            <text:p>-3.6351165981</text:p>
          </table:table-cell>
          <table:table-cell table:formula="of:=IF(OR(AND([.B247]&gt;[.E247];[.C247]=0);AND([.B247]&lt;=[.E247];[.C247]=1));1;&quot;&quot;)">
            <text:p/>
          </table:table-cell>
        </table:table-row>
        <table:table-row table:style-name="ro2">
          <table:table-cell office:value-type="float" office:value="6460">
            <text:p>6460</text:p>
          </table:table-cell>
          <table:table-cell office:value-type="float" office:value="1164">
            <text:p>1164</text:p>
          </table:table-cell>
          <table:table-cell office:value-type="float" office:value="0">
            <text:p>0</text:p>
          </table:table-cell>
          <table:table-cell office:value-type="float" office:value="1158">
            <text:p>1158</text:p>
          </table:table-cell>
          <table:table-cell office:value-type="float" office:value="1206">
            <text:p>1206</text:p>
          </table:table-cell>
          <table:table-cell table:formula="of:=IF(AND([.B248]&gt;[.E248];[.H248]=1);1;&quot;&quot;)">
            <text:p/>
          </table:table-cell>
          <table:table-cell table:formula="of:=IF(AND([.B248]&lt;=[.E248];[.I248]=1);1;&quot;&quot;)">
            <text:p/>
          </table:table-cell>
          <table:table-cell table:formula="of:=IF(AND([.B248]&gt;[.D248];[.C248]=0);1;&quot;&quot;)" office:value-type="float" office:value="1">
            <text:p>1</text:p>
          </table:table-cell>
          <table:table-cell table:formula="of:=IF(AND([.B248]&lt;=[.D248];[.C248]=1);1;&quot;&quot;)">
            <text:p/>
          </table:table-cell>
          <table:table-cell table:formula="of:=IF(OR(AND([.G248]=1;[.I248]=1);AND([.F248]=1;[.H248]=1));1;&quot;&quot;)">
            <text:p/>
          </table:table-cell>
          <table:table-cell/>
          <table:table-cell table:formula="of:=([.D248]/[.E248]*100)-100" office:value-type="float" office:value="-3.98009950248756">
            <text:p>-3.9800995025</text:p>
          </table:table-cell>
          <table:table-cell table:formula="of:=IF(OR(AND([.B248]&gt;[.E248];[.C248]=0);AND([.B248]&lt;=[.E248];[.C248]=1));1;&quot;&quot;)">
            <text:p/>
          </table:table-cell>
        </table:table-row>
        <table:table-row table:style-name="ro2">
          <table:table-cell office:value-type="float" office:value="6463">
            <text:p>6463</text:p>
          </table:table-cell>
          <table:table-cell office:value-type="float" office:value="2713">
            <text:p>2713</text:p>
          </table:table-cell>
          <table:table-cell office:value-type="float" office:value="0">
            <text:p>0</text:p>
          </table:table-cell>
          <table:table-cell office:value-type="float" office:value="2662">
            <text:p>2662</text:p>
          </table:table-cell>
          <table:table-cell office:value-type="float" office:value="2879">
            <text:p>2879</text:p>
          </table:table-cell>
          <table:table-cell table:formula="of:=IF(AND([.B249]&gt;[.E249];[.H249]=1);1;&quot;&quot;)">
            <text:p/>
          </table:table-cell>
          <table:table-cell table:formula="of:=IF(AND([.B249]&lt;=[.E249];[.I249]=1);1;&quot;&quot;)">
            <text:p/>
          </table:table-cell>
          <table:table-cell table:formula="of:=IF(AND([.B249]&gt;[.D249];[.C249]=0);1;&quot;&quot;)" office:value-type="float" office:value="1">
            <text:p>1</text:p>
          </table:table-cell>
          <table:table-cell table:formula="of:=IF(AND([.B249]&lt;=[.D249];[.C249]=1);1;&quot;&quot;)">
            <text:p/>
          </table:table-cell>
          <table:table-cell table:formula="of:=IF(OR(AND([.G249]=1;[.I249]=1);AND([.F249]=1;[.H249]=1));1;&quot;&quot;)">
            <text:p/>
          </table:table-cell>
          <table:table-cell/>
          <table:table-cell table:formula="of:=([.D249]/[.E249]*100)-100" office:value-type="float" office:value="-7.53733935394234">
            <text:p>-7.5373393539</text:p>
          </table:table-cell>
          <table:table-cell table:formula="of:=IF(OR(AND([.B249]&gt;[.E249];[.C249]=0);AND([.B249]&lt;=[.E249];[.C249]=1));1;&quot;&quot;)">
            <text:p/>
          </table:table-cell>
        </table:table-row>
        <table:table-row table:style-name="ro2">
          <table:table-cell office:value-type="float" office:value="6465">
            <text:p>6465</text:p>
          </table:table-cell>
          <table:table-cell office:value-type="float" office:value="8350">
            <text:p>8350</text:p>
          </table:table-cell>
          <table:table-cell office:value-type="float" office:value="0">
            <text:p>0</text:p>
          </table:table-cell>
          <table:table-cell office:value-type="float" office:value="8275">
            <text:p>8275</text:p>
          </table:table-cell>
          <table:table-cell office:value-type="float" office:value="8650">
            <text:p>8650</text:p>
          </table:table-cell>
          <table:table-cell table:formula="of:=IF(AND([.B250]&gt;[.E250];[.H250]=1);1;&quot;&quot;)">
            <text:p/>
          </table:table-cell>
          <table:table-cell table:formula="of:=IF(AND([.B250]&lt;=[.E250];[.I250]=1);1;&quot;&quot;)">
            <text:p/>
          </table:table-cell>
          <table:table-cell table:formula="of:=IF(AND([.B250]&gt;[.D250];[.C250]=0);1;&quot;&quot;)" office:value-type="float" office:value="1">
            <text:p>1</text:p>
          </table:table-cell>
          <table:table-cell table:formula="of:=IF(AND([.B250]&lt;=[.D250];[.C250]=1);1;&quot;&quot;)">
            <text:p/>
          </table:table-cell>
          <table:table-cell table:formula="of:=IF(OR(AND([.G250]=1;[.I250]=1);AND([.F250]=1;[.H250]=1));1;&quot;&quot;)">
            <text:p/>
          </table:table-cell>
          <table:table-cell/>
          <table:table-cell table:formula="of:=([.D250]/[.E250]*100)-100" office:value-type="float" office:value="-4.33526011560693">
            <text:p>-4.3352601156</text:p>
          </table:table-cell>
          <table:table-cell table:formula="of:=IF(OR(AND([.B250]&gt;[.E250];[.C250]=0);AND([.B250]&lt;=[.E250];[.C250]=1));1;&quot;&quot;)">
            <text:p/>
          </table:table-cell>
        </table:table-row>
        <table:table-row table:style-name="ro2">
          <table:table-cell office:value-type="float" office:value="6471">
            <text:p>6471</text:p>
          </table:table-cell>
          <table:table-cell office:value-type="float" office:value="1153">
            <text:p>1153</text:p>
          </table:table-cell>
          <table:table-cell office:value-type="float" office:value="0">
            <text:p>0</text:p>
          </table:table-cell>
          <table:table-cell office:value-type="float" office:value="1141">
            <text:p>1141</text:p>
          </table:table-cell>
          <table:table-cell office:value-type="float" office:value="1207">
            <text:p>1207</text:p>
          </table:table-cell>
          <table:table-cell table:formula="of:=IF(AND([.B251]&gt;[.E251];[.H251]=1);1;&quot;&quot;)">
            <text:p/>
          </table:table-cell>
          <table:table-cell table:formula="of:=IF(AND([.B251]&lt;=[.E251];[.I251]=1);1;&quot;&quot;)">
            <text:p/>
          </table:table-cell>
          <table:table-cell table:formula="of:=IF(AND([.B251]&gt;[.D251];[.C251]=0);1;&quot;&quot;)" office:value-type="float" office:value="1">
            <text:p>1</text:p>
          </table:table-cell>
          <table:table-cell table:formula="of:=IF(AND([.B251]&lt;=[.D251];[.C251]=1);1;&quot;&quot;)">
            <text:p/>
          </table:table-cell>
          <table:table-cell table:formula="of:=IF(OR(AND([.G251]=1;[.I251]=1);AND([.F251]=1;[.H251]=1));1;&quot;&quot;)">
            <text:p/>
          </table:table-cell>
          <table:table-cell/>
          <table:table-cell table:formula="of:=([.D251]/[.E251]*100)-100" office:value-type="float" office:value="-5.46810273405137">
            <text:p>-5.4681027341</text:p>
          </table:table-cell>
          <table:table-cell table:formula="of:=IF(OR(AND([.B251]&gt;[.E251];[.C251]=0);AND([.B251]&lt;=[.E251];[.C251]=1));1;&quot;&quot;)">
            <text:p/>
          </table:table-cell>
        </table:table-row>
        <table:table-row table:style-name="ro2">
          <table:table-cell office:value-type="float" office:value="6473">
            <text:p>6473</text:p>
          </table:table-cell>
          <table:table-cell office:value-type="float" office:value="1664">
            <text:p>1664</text:p>
          </table:table-cell>
          <table:table-cell office:value-type="float" office:value="0">
            <text:p>0</text:p>
          </table:table-cell>
          <table:table-cell office:value-type="float" office:value="1628">
            <text:p>1628</text:p>
          </table:table-cell>
          <table:table-cell office:value-type="float" office:value="1723">
            <text:p>1723</text:p>
          </table:table-cell>
          <table:table-cell table:formula="of:=IF(AND([.B252]&gt;[.E252];[.H252]=1);1;&quot;&quot;)">
            <text:p/>
          </table:table-cell>
          <table:table-cell table:formula="of:=IF(AND([.B252]&lt;=[.E252];[.I252]=1);1;&quot;&quot;)">
            <text:p/>
          </table:table-cell>
          <table:table-cell table:formula="of:=IF(AND([.B252]&gt;[.D252];[.C252]=0);1;&quot;&quot;)" office:value-type="float" office:value="1">
            <text:p>1</text:p>
          </table:table-cell>
          <table:table-cell table:formula="of:=IF(AND([.B252]&lt;=[.D252];[.C252]=1);1;&quot;&quot;)">
            <text:p/>
          </table:table-cell>
          <table:table-cell table:formula="of:=IF(OR(AND([.G252]=1;[.I252]=1);AND([.F252]=1;[.H252]=1));1;&quot;&quot;)">
            <text:p/>
          </table:table-cell>
          <table:table-cell/>
          <table:table-cell table:formula="of:=([.D252]/[.E252]*100)-100" office:value-type="float" office:value="-5.51363900174114">
            <text:p>-5.5136390017</text:p>
          </table:table-cell>
          <table:table-cell table:formula="of:=IF(OR(AND([.B252]&gt;[.E252];[.C252]=0);AND([.B252]&lt;=[.E252];[.C252]=1));1;&quot;&quot;)">
            <text:p/>
          </table:table-cell>
        </table:table-row>
        <table:table-row table:style-name="ro2">
          <table:table-cell office:value-type="float" office:value="6474">
            <text:p>6474</text:p>
          </table:table-cell>
          <table:table-cell office:value-type="float" office:value="494">
            <text:p>494</text:p>
          </table:table-cell>
          <table:table-cell office:value-type="float" office:value="0">
            <text:p>0</text:p>
          </table:table-cell>
          <table:table-cell office:value-type="float" office:value="489">
            <text:p>489</text:p>
          </table:table-cell>
          <table:table-cell office:value-type="float" office:value="510">
            <text:p>510</text:p>
          </table:table-cell>
          <table:table-cell table:formula="of:=IF(AND([.B253]&gt;[.E253];[.H253]=1);1;&quot;&quot;)">
            <text:p/>
          </table:table-cell>
          <table:table-cell table:formula="of:=IF(AND([.B253]&lt;=[.E253];[.I253]=1);1;&quot;&quot;)">
            <text:p/>
          </table:table-cell>
          <table:table-cell table:formula="of:=IF(AND([.B253]&gt;[.D253];[.C253]=0);1;&quot;&quot;)" office:value-type="float" office:value="1">
            <text:p>1</text:p>
          </table:table-cell>
          <table:table-cell table:formula="of:=IF(AND([.B253]&lt;=[.D253];[.C253]=1);1;&quot;&quot;)">
            <text:p/>
          </table:table-cell>
          <table:table-cell table:formula="of:=IF(OR(AND([.G253]=1;[.I253]=1);AND([.F253]=1;[.H253]=1));1;&quot;&quot;)">
            <text:p/>
          </table:table-cell>
          <table:table-cell/>
          <table:table-cell table:formula="of:=([.D253]/[.E253]*100)-100" office:value-type="float" office:value="-4.11764705882352">
            <text:p>-4.1176470588</text:p>
          </table:table-cell>
          <table:table-cell table:formula="of:=IF(OR(AND([.B253]&gt;[.E253];[.C253]=0);AND([.B253]&lt;=[.E253];[.C253]=1));1;&quot;&quot;)">
            <text:p/>
          </table:table-cell>
        </table:table-row>
        <table:table-row table:style-name="ro2">
          <table:table-cell office:value-type="float" office:value="6479">
            <text:p>6479</text:p>
          </table:table-cell>
          <table:table-cell office:value-type="float" office:value="1261">
            <text:p>1261</text:p>
          </table:table-cell>
          <table:table-cell office:value-type="float" office:value="0">
            <text:p>0</text:p>
          </table:table-cell>
          <table:table-cell office:value-type="float" office:value="1248">
            <text:p>1248</text:p>
          </table:table-cell>
          <table:table-cell office:value-type="float" office:value="1297">
            <text:p>1297</text:p>
          </table:table-cell>
          <table:table-cell table:formula="of:=IF(AND([.B254]&gt;[.E254];[.H254]=1);1;&quot;&quot;)">
            <text:p/>
          </table:table-cell>
          <table:table-cell table:formula="of:=IF(AND([.B254]&lt;=[.E254];[.I254]=1);1;&quot;&quot;)">
            <text:p/>
          </table:table-cell>
          <table:table-cell table:formula="of:=IF(AND([.B254]&gt;[.D254];[.C254]=0);1;&quot;&quot;)" office:value-type="float" office:value="1">
            <text:p>1</text:p>
          </table:table-cell>
          <table:table-cell table:formula="of:=IF(AND([.B254]&lt;=[.D254];[.C254]=1);1;&quot;&quot;)">
            <text:p/>
          </table:table-cell>
          <table:table-cell table:formula="of:=IF(OR(AND([.G254]=1;[.I254]=1);AND([.F254]=1;[.H254]=1));1;&quot;&quot;)">
            <text:p/>
          </table:table-cell>
          <table:table-cell/>
          <table:table-cell table:formula="of:=([.D254]/[.E254]*100)-100" office:value-type="float" office:value="-3.77794911333848">
            <text:p>-3.7779491133</text:p>
          </table:table-cell>
          <table:table-cell table:formula="of:=IF(OR(AND([.B254]&gt;[.E254];[.C254]=0);AND([.B254]&lt;=[.E254];[.C254]=1));1;&quot;&quot;)">
            <text:p/>
          </table:table-cell>
        </table:table-row>
        <table:table-row table:style-name="ro2">
          <table:table-cell office:value-type="float" office:value="6481">
            <text:p>6481</text:p>
          </table:table-cell>
          <table:table-cell office:value-type="float" office:value="1894">
            <text:p>1894</text:p>
          </table:table-cell>
          <table:table-cell office:value-type="float" office:value="0">
            <text:p>0</text:p>
          </table:table-cell>
          <table:table-cell office:value-type="float" office:value="1858">
            <text:p>1858</text:p>
          </table:table-cell>
          <table:table-cell office:value-type="float" office:value="1955">
            <text:p>1955</text:p>
          </table:table-cell>
          <table:table-cell table:formula="of:=IF(AND([.B255]&gt;[.E255];[.H255]=1);1;&quot;&quot;)">
            <text:p/>
          </table:table-cell>
          <table:table-cell table:formula="of:=IF(AND([.B255]&lt;=[.E255];[.I255]=1);1;&quot;&quot;)">
            <text:p/>
          </table:table-cell>
          <table:table-cell table:formula="of:=IF(AND([.B255]&gt;[.D255];[.C255]=0);1;&quot;&quot;)" office:value-type="float" office:value="1">
            <text:p>1</text:p>
          </table:table-cell>
          <table:table-cell table:formula="of:=IF(AND([.B255]&lt;=[.D255];[.C255]=1);1;&quot;&quot;)">
            <text:p/>
          </table:table-cell>
          <table:table-cell table:formula="of:=IF(OR(AND([.G255]=1;[.I255]=1);AND([.F255]=1;[.H255]=1));1;&quot;&quot;)">
            <text:p/>
          </table:table-cell>
          <table:table-cell/>
          <table:table-cell table:formula="of:=([.D255]/[.E255]*100)-100" office:value-type="float" office:value="-4.9616368286445">
            <text:p>-4.9616368286</text:p>
          </table:table-cell>
          <table:table-cell table:formula="of:=IF(OR(AND([.B255]&gt;[.E255];[.C255]=0);AND([.B255]&lt;=[.E255];[.C255]=1));1;&quot;&quot;)">
            <text:p/>
          </table:table-cell>
        </table:table-row>
        <table:table-row table:style-name="ro2">
          <table:table-cell office:value-type="float" office:value="6501">
            <text:p>6501</text:p>
          </table:table-cell>
          <table:table-cell office:value-type="float" office:value="600">
            <text:p>600</text:p>
          </table:table-cell>
          <table:table-cell office:value-type="float" office:value="0">
            <text:p>0</text:p>
          </table:table-cell>
          <table:table-cell office:value-type="float" office:value="596">
            <text:p>596</text:p>
          </table:table-cell>
          <table:table-cell office:value-type="float" office:value="628">
            <text:p>628</text:p>
          </table:table-cell>
          <table:table-cell table:formula="of:=IF(AND([.B256]&gt;[.E256];[.H256]=1);1;&quot;&quot;)">
            <text:p/>
          </table:table-cell>
          <table:table-cell table:formula="of:=IF(AND([.B256]&lt;=[.E256];[.I256]=1);1;&quot;&quot;)">
            <text:p/>
          </table:table-cell>
          <table:table-cell table:formula="of:=IF(AND([.B256]&gt;[.D256];[.C256]=0);1;&quot;&quot;)" office:value-type="float" office:value="1">
            <text:p>1</text:p>
          </table:table-cell>
          <table:table-cell table:formula="of:=IF(AND([.B256]&lt;=[.D256];[.C256]=1);1;&quot;&quot;)">
            <text:p/>
          </table:table-cell>
          <table:table-cell table:formula="of:=IF(OR(AND([.G256]=1;[.I256]=1);AND([.F256]=1;[.H256]=1));1;&quot;&quot;)">
            <text:p/>
          </table:table-cell>
          <table:table-cell/>
          <table:table-cell table:formula="of:=([.D256]/[.E256]*100)-100" office:value-type="float" office:value="-5.09554140127389">
            <text:p>-5.0955414013</text:p>
          </table:table-cell>
          <table:table-cell table:formula="of:=IF(OR(AND([.B256]&gt;[.E256];[.C256]=0);AND([.B256]&lt;=[.E256];[.C256]=1));1;&quot;&quot;)">
            <text:p/>
          </table:table-cell>
        </table:table-row>
        <table:table-row table:style-name="ro2">
          <table:table-cell office:value-type="float" office:value="6502">
            <text:p>6502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296">
            <text:p>296</text:p>
          </table:table-cell>
          <table:table-cell office:value-type="float" office:value="306">
            <text:p>306</text:p>
          </table:table-cell>
          <table:table-cell table:formula="of:=IF(AND([.B257]&gt;[.E257];[.H257]=1);1;&quot;&quot;)">
            <text:p/>
          </table:table-cell>
          <table:table-cell table:formula="of:=IF(AND([.B257]&lt;=[.E257];[.I257]=1);1;&quot;&quot;)">
            <text:p/>
          </table:table-cell>
          <table:table-cell table:formula="of:=IF(AND([.B257]&gt;[.D257];[.C257]=0);1;&quot;&quot;)" office:value-type="float" office:value="1">
            <text:p>1</text:p>
          </table:table-cell>
          <table:table-cell table:formula="of:=IF(AND([.B257]&lt;=[.D257];[.C257]=1);1;&quot;&quot;)">
            <text:p/>
          </table:table-cell>
          <table:table-cell table:formula="of:=IF(OR(AND([.G257]=1;[.I257]=1);AND([.F257]=1;[.H257]=1));1;&quot;&quot;)">
            <text:p/>
          </table:table-cell>
          <table:table-cell/>
          <table:table-cell table:formula="of:=([.D257]/[.E257]*100)-100" office:value-type="float" office:value="-3.26797385620915">
            <text:p>-3.2679738562</text:p>
          </table:table-cell>
          <table:table-cell table:formula="of:=IF(OR(AND([.B257]&gt;[.E257];[.C257]=0);AND([.B257]&lt;=[.E257];[.C257]=1));1;&quot;&quot;)">
            <text:p/>
          </table:table-cell>
        </table:table-row>
        <table:table-row table:style-name="ro2">
          <table:table-cell office:value-type="float" office:value="6503">
            <text:p>6503</text:p>
          </table:table-cell>
          <table:table-cell office:value-type="float" office:value="1090">
            <text:p>1090</text:p>
          </table:table-cell>
          <table:table-cell office:value-type="float" office:value="0">
            <text:p>0</text:p>
          </table:table-cell>
          <table:table-cell office:value-type="float" office:value="1076">
            <text:p>1076</text:p>
          </table:table-cell>
          <table:table-cell office:value-type="float" office:value="1152">
            <text:p>1152</text:p>
          </table:table-cell>
          <table:table-cell table:formula="of:=IF(AND([.B258]&gt;[.E258];[.H258]=1);1;&quot;&quot;)">
            <text:p/>
          </table:table-cell>
          <table:table-cell table:formula="of:=IF(AND([.B258]&lt;=[.E258];[.I258]=1);1;&quot;&quot;)">
            <text:p/>
          </table:table-cell>
          <table:table-cell table:formula="of:=IF(AND([.B258]&gt;[.D258];[.C258]=0);1;&quot;&quot;)" office:value-type="float" office:value="1">
            <text:p>1</text:p>
          </table:table-cell>
          <table:table-cell table:formula="of:=IF(AND([.B258]&lt;=[.D258];[.C258]=1);1;&quot;&quot;)">
            <text:p/>
          </table:table-cell>
          <table:table-cell table:formula="of:=IF(OR(AND([.G258]=1;[.I258]=1);AND([.F258]=1;[.H258]=1));1;&quot;&quot;)">
            <text:p/>
          </table:table-cell>
          <table:table-cell/>
          <table:table-cell table:formula="of:=([.D258]/[.E258]*100)-100" office:value-type="float" office:value="-6.59722222222221">
            <text:p>-6.5972222222</text:p>
          </table:table-cell>
          <table:table-cell table:formula="of:=IF(OR(AND([.B258]&gt;[.E258];[.C258]=0);AND([.B258]&lt;=[.E258];[.C258]=1));1;&quot;&quot;)">
            <text:p/>
          </table:table-cell>
        </table:table-row>
        <table:table-row table:style-name="ro2">
          <table:table-cell office:value-type="float" office:value="6504">
            <text:p>6504</text:p>
          </table:table-cell>
          <table:table-cell office:value-type="float" office:value="432">
            <text:p>432</text:p>
          </table:table-cell>
          <table:table-cell office:value-type="float" office:value="0">
            <text:p>0</text:p>
          </table:table-cell>
          <table:table-cell office:value-type="float" office:value="427">
            <text:p>427</text:p>
          </table:table-cell>
          <table:table-cell office:value-type="float" office:value="452">
            <text:p>452</text:p>
          </table:table-cell>
          <table:table-cell table:formula="of:=IF(AND([.B259]&gt;[.E259];[.H259]=1);1;&quot;&quot;)">
            <text:p/>
          </table:table-cell>
          <table:table-cell table:formula="of:=IF(AND([.B259]&lt;=[.E259];[.I259]=1);1;&quot;&quot;)">
            <text:p/>
          </table:table-cell>
          <table:table-cell table:formula="of:=IF(AND([.B259]&gt;[.D259];[.C259]=0);1;&quot;&quot;)" office:value-type="float" office:value="1">
            <text:p>1</text:p>
          </table:table-cell>
          <table:table-cell table:formula="of:=IF(AND([.B259]&lt;=[.D259];[.C259]=1);1;&quot;&quot;)">
            <text:p/>
          </table:table-cell>
          <table:table-cell table:formula="of:=IF(OR(AND([.G259]=1;[.I259]=1);AND([.F259]=1;[.H259]=1));1;&quot;&quot;)">
            <text:p/>
          </table:table-cell>
          <table:table-cell/>
          <table:table-cell table:formula="of:=([.D259]/[.E259]*100)-100" office:value-type="float" office:value="-5.53097345132744">
            <text:p>-5.5309734513</text:p>
          </table:table-cell>
          <table:table-cell table:formula="of:=IF(OR(AND([.B259]&gt;[.E259];[.C259]=0);AND([.B259]&lt;=[.E259];[.C259]=1));1;&quot;&quot;)">
            <text:p/>
          </table:table-cell>
        </table:table-row>
        <table:table-row table:style-name="ro2">
          <table:table-cell office:value-type="float" office:value="6506">
            <text:p>6506</text:p>
          </table:table-cell>
          <table:table-cell office:value-type="float" office:value="1212">
            <text:p>1212</text:p>
          </table:table-cell>
          <table:table-cell office:value-type="float" office:value="0">
            <text:p>0</text:p>
          </table:table-cell>
          <table:table-cell office:value-type="float" office:value="1195">
            <text:p>1195</text:p>
          </table:table-cell>
          <table:table-cell office:value-type="float" office:value="1238">
            <text:p>1238</text:p>
          </table:table-cell>
          <table:table-cell table:formula="of:=IF(AND([.B260]&gt;[.E260];[.H260]=1);1;&quot;&quot;)">
            <text:p/>
          </table:table-cell>
          <table:table-cell table:formula="of:=IF(AND([.B260]&lt;=[.E260];[.I260]=1);1;&quot;&quot;)">
            <text:p/>
          </table:table-cell>
          <table:table-cell table:formula="of:=IF(AND([.B260]&gt;[.D260];[.C260]=0);1;&quot;&quot;)" office:value-type="float" office:value="1">
            <text:p>1</text:p>
          </table:table-cell>
          <table:table-cell table:formula="of:=IF(AND([.B260]&lt;=[.D260];[.C260]=1);1;&quot;&quot;)">
            <text:p/>
          </table:table-cell>
          <table:table-cell table:formula="of:=IF(OR(AND([.G260]=1;[.I260]=1);AND([.F260]=1;[.H260]=1));1;&quot;&quot;)">
            <text:p/>
          </table:table-cell>
          <table:table-cell/>
          <table:table-cell table:formula="of:=([.D260]/[.E260]*100)-100" office:value-type="float" office:value="-3.47334410339258">
            <text:p>-3.4733441034</text:p>
          </table:table-cell>
          <table:table-cell table:formula="of:=IF(OR(AND([.B260]&gt;[.E260];[.C260]=0);AND([.B260]&lt;=[.E260];[.C260]=1));1;&quot;&quot;)">
            <text:p/>
          </table:table-cell>
        </table:table-row>
        <table:table-row table:style-name="ro2">
          <table:table-cell office:value-type="float" office:value="6586">
            <text:p>6586</text:p>
          </table:table-cell>
          <table:table-cell office:value-type="float" office:value="6330">
            <text:p>6330</text:p>
          </table:table-cell>
          <table:table-cell office:value-type="float" office:value="0">
            <text:p>0</text:p>
          </table:table-cell>
          <table:table-cell office:value-type="float" office:value="6191">
            <text:p>6191</text:p>
          </table:table-cell>
          <table:table-cell office:value-type="float" office:value="6490">
            <text:p>6490</text:p>
          </table:table-cell>
          <table:table-cell table:formula="of:=IF(AND([.B261]&gt;[.E261];[.H261]=1);1;&quot;&quot;)">
            <text:p/>
          </table:table-cell>
          <table:table-cell table:formula="of:=IF(AND([.B261]&lt;=[.E261];[.I261]=1);1;&quot;&quot;)">
            <text:p/>
          </table:table-cell>
          <table:table-cell table:formula="of:=IF(AND([.B261]&gt;[.D261];[.C261]=0);1;&quot;&quot;)" office:value-type="float" office:value="1">
            <text:p>1</text:p>
          </table:table-cell>
          <table:table-cell table:formula="of:=IF(AND([.B261]&lt;=[.D261];[.C261]=1);1;&quot;&quot;)">
            <text:p/>
          </table:table-cell>
          <table:table-cell table:formula="of:=IF(OR(AND([.G261]=1;[.I261]=1);AND([.F261]=1;[.H261]=1));1;&quot;&quot;)">
            <text:p/>
          </table:table-cell>
          <table:table-cell/>
          <table:table-cell table:formula="of:=([.D261]/[.E261]*100)-100" office:value-type="float" office:value="-4.60708782742681">
            <text:p>-4.6070878274</text:p>
          </table:table-cell>
          <table:table-cell table:formula="of:=IF(OR(AND([.B261]&gt;[.E261];[.C261]=0);AND([.B261]&lt;=[.E261];[.C261]=1));1;&quot;&quot;)">
            <text:p/>
          </table:table-cell>
        </table:table-row>
        <table:table-row table:style-name="ro2">
          <table:table-cell office:value-type="float" office:value="6594">
            <text:p>6594</text:p>
          </table:table-cell>
          <table:table-cell office:value-type="float" office:value="8186">
            <text:p>8186</text:p>
          </table:table-cell>
          <table:table-cell office:value-type="float" office:value="0">
            <text:p>0</text:p>
          </table:table-cell>
          <table:table-cell office:value-type="float" office:value="8029">
            <text:p>8029</text:p>
          </table:table-cell>
          <table:table-cell office:value-type="float" office:value="8452">
            <text:p>8452</text:p>
          </table:table-cell>
          <table:table-cell table:formula="of:=IF(AND([.B262]&gt;[.E262];[.H262]=1);1;&quot;&quot;)">
            <text:p/>
          </table:table-cell>
          <table:table-cell table:formula="of:=IF(AND([.B262]&lt;=[.E262];[.I262]=1);1;&quot;&quot;)">
            <text:p/>
          </table:table-cell>
          <table:table-cell table:formula="of:=IF(AND([.B262]&gt;[.D262];[.C262]=0);1;&quot;&quot;)" office:value-type="float" office:value="1">
            <text:p>1</text:p>
          </table:table-cell>
          <table:table-cell table:formula="of:=IF(AND([.B262]&lt;=[.D262];[.C262]=1);1;&quot;&quot;)">
            <text:p/>
          </table:table-cell>
          <table:table-cell table:formula="of:=IF(OR(AND([.G262]=1;[.I262]=1);AND([.F262]=1;[.H262]=1));1;&quot;&quot;)">
            <text:p/>
          </table:table-cell>
          <table:table-cell/>
          <table:table-cell table:formula="of:=([.D262]/[.E262]*100)-100" office:value-type="float" office:value="-5.00473260766682">
            <text:p>-5.0047326077</text:p>
          </table:table-cell>
          <table:table-cell table:formula="of:=IF(OR(AND([.B262]&gt;[.E262];[.C262]=0);AND([.B262]&lt;=[.E262];[.C262]=1));1;&quot;&quot;)">
            <text:p/>
          </table:table-cell>
        </table:table-row>
        <table:table-row table:style-name="ro2">
          <table:table-cell office:value-type="float" office:value="6645">
            <text:p>6645</text:p>
          </table:table-cell>
          <table:table-cell office:value-type="float" office:value="3585">
            <text:p>3585</text:p>
          </table:table-cell>
          <table:table-cell office:value-type="float" office:value="0">
            <text:p>0</text:p>
          </table:table-cell>
          <table:table-cell office:value-type="float" office:value="3547">
            <text:p>3547</text:p>
          </table:table-cell>
          <table:table-cell office:value-type="float" office:value="3760">
            <text:p>3760</text:p>
          </table:table-cell>
          <table:table-cell table:formula="of:=IF(AND([.B263]&gt;[.E263];[.H263]=1);1;&quot;&quot;)">
            <text:p/>
          </table:table-cell>
          <table:table-cell table:formula="of:=IF(AND([.B263]&lt;=[.E263];[.I263]=1);1;&quot;&quot;)">
            <text:p/>
          </table:table-cell>
          <table:table-cell table:formula="of:=IF(AND([.B263]&gt;[.D263];[.C263]=0);1;&quot;&quot;)" office:value-type="float" office:value="1">
            <text:p>1</text:p>
          </table:table-cell>
          <table:table-cell table:formula="of:=IF(AND([.B263]&lt;=[.D263];[.C263]=1);1;&quot;&quot;)">
            <text:p/>
          </table:table-cell>
          <table:table-cell table:formula="of:=IF(OR(AND([.G263]=1;[.I263]=1);AND([.F263]=1;[.H263]=1));1;&quot;&quot;)">
            <text:p/>
          </table:table-cell>
          <table:table-cell/>
          <table:table-cell table:formula="of:=([.D263]/[.E263]*100)-100" office:value-type="float" office:value="-5.66489361702128">
            <text:p>-5.664893617</text:p>
          </table:table-cell>
          <table:table-cell table:formula="of:=IF(OR(AND([.B263]&gt;[.E263];[.C263]=0);AND([.B263]&lt;=[.E263];[.C263]=1));1;&quot;&quot;)">
            <text:p/>
          </table:table-cell>
        </table:table-row>
        <table:table-row table:style-name="ro2">
          <table:table-cell office:value-type="float" office:value="6651">
            <text:p>6651</text:p>
          </table:table-cell>
          <table:table-cell office:value-type="float" office:value="2087">
            <text:p>2087</text:p>
          </table:table-cell>
          <table:table-cell office:value-type="float" office:value="0">
            <text:p>0</text:p>
          </table:table-cell>
          <table:table-cell office:value-type="float" office:value="2046">
            <text:p>2046</text:p>
          </table:table-cell>
          <table:table-cell office:value-type="float" office:value="2138">
            <text:p>2138</text:p>
          </table:table-cell>
          <table:table-cell table:formula="of:=IF(AND([.B264]&gt;[.E264];[.H264]=1);1;&quot;&quot;)">
            <text:p/>
          </table:table-cell>
          <table:table-cell table:formula="of:=IF(AND([.B264]&lt;=[.E264];[.I264]=1);1;&quot;&quot;)">
            <text:p/>
          </table:table-cell>
          <table:table-cell table:formula="of:=IF(AND([.B264]&gt;[.D264];[.C264]=0);1;&quot;&quot;)" office:value-type="float" office:value="1">
            <text:p>1</text:p>
          </table:table-cell>
          <table:table-cell table:formula="of:=IF(AND([.B264]&lt;=[.D264];[.C264]=1);1;&quot;&quot;)">
            <text:p/>
          </table:table-cell>
          <table:table-cell table:formula="of:=IF(OR(AND([.G264]=1;[.I264]=1);AND([.F264]=1;[.H264]=1));1;&quot;&quot;)">
            <text:p/>
          </table:table-cell>
          <table:table-cell/>
          <table:table-cell table:formula="of:=([.D264]/[.E264]*100)-100" office:value-type="float" office:value="-4.30308699719365">
            <text:p>-4.3030869972</text:p>
          </table:table-cell>
          <table:table-cell table:formula="of:=IF(OR(AND([.B264]&gt;[.E264];[.C264]=0);AND([.B264]&lt;=[.E264];[.C264]=1));1;&quot;&quot;)">
            <text:p/>
          </table:table-cell>
        </table:table-row>
        <table:table-row table:style-name="ro2">
          <table:table-cell office:value-type="float" office:value="6674">
            <text:p>6674</text:p>
          </table:table-cell>
          <table:table-cell office:value-type="float" office:value="450">
            <text:p>450</text:p>
          </table:table-cell>
          <table:table-cell office:value-type="float" office:value="0">
            <text:p>0</text:p>
          </table:table-cell>
          <table:table-cell office:value-type="float" office:value="437">
            <text:p>437</text:p>
          </table:table-cell>
          <table:table-cell office:value-type="float" office:value="480">
            <text:p>480</text:p>
          </table:table-cell>
          <table:table-cell table:formula="of:=IF(AND([.B265]&gt;[.E265];[.H265]=1);1;&quot;&quot;)">
            <text:p/>
          </table:table-cell>
          <table:table-cell table:formula="of:=IF(AND([.B265]&lt;=[.E265];[.I265]=1);1;&quot;&quot;)">
            <text:p/>
          </table:table-cell>
          <table:table-cell table:formula="of:=IF(AND([.B265]&gt;[.D265];[.C265]=0);1;&quot;&quot;)" office:value-type="float" office:value="1">
            <text:p>1</text:p>
          </table:table-cell>
          <table:table-cell table:formula="of:=IF(AND([.B265]&lt;=[.D265];[.C265]=1);1;&quot;&quot;)">
            <text:p/>
          </table:table-cell>
          <table:table-cell table:formula="of:=IF(OR(AND([.G265]=1;[.I265]=1);AND([.F265]=1;[.H265]=1));1;&quot;&quot;)">
            <text:p/>
          </table:table-cell>
          <table:table-cell/>
          <table:table-cell table:formula="of:=([.D265]/[.E265]*100)-100" office:value-type="float" office:value="-8.95833333333333">
            <text:p>-8.9583333333</text:p>
          </table:table-cell>
          <table:table-cell table:formula="of:=IF(OR(AND([.B265]&gt;[.E265];[.C265]=0);AND([.B265]&lt;=[.E265];[.C265]=1));1;&quot;&quot;)">
            <text:p/>
          </table:table-cell>
        </table:table-row>
        <table:table-row table:style-name="ro2">
          <table:table-cell office:value-type="float" office:value="6702">
            <text:p>6702</text:p>
          </table:table-cell>
          <table:table-cell office:value-type="float" office:value="518">
            <text:p>518</text:p>
          </table:table-cell>
          <table:table-cell office:value-type="float" office:value="0">
            <text:p>0</text:p>
          </table:table-cell>
          <table:table-cell office:value-type="float" office:value="517">
            <text:p>517</text:p>
          </table:table-cell>
          <table:table-cell office:value-type="float" office:value="519">
            <text:p>519</text:p>
          </table:table-cell>
          <table:table-cell table:formula="of:=IF(AND([.B266]&gt;[.E266];[.H266]=1);1;&quot;&quot;)">
            <text:p/>
          </table:table-cell>
          <table:table-cell table:formula="of:=IF(AND([.B266]&lt;=[.E266];[.I266]=1);1;&quot;&quot;)">
            <text:p/>
          </table:table-cell>
          <table:table-cell table:formula="of:=IF(AND([.B266]&gt;[.D266];[.C266]=0);1;&quot;&quot;)" office:value-type="float" office:value="1">
            <text:p>1</text:p>
          </table:table-cell>
          <table:table-cell table:formula="of:=IF(AND([.B266]&lt;=[.D266];[.C266]=1);1;&quot;&quot;)">
            <text:p/>
          </table:table-cell>
          <table:table-cell table:formula="of:=IF(OR(AND([.G266]=1;[.I266]=1);AND([.F266]=1;[.H266]=1));1;&quot;&quot;)">
            <text:p/>
          </table:table-cell>
          <table:table-cell/>
          <table:table-cell table:formula="of:=([.D266]/[.E266]*100)-100" office:value-type="float" office:value="-0.385356454720622">
            <text:p>-0.3853564547</text:p>
          </table:table-cell>
          <table:table-cell table:formula="of:=IF(OR(AND([.B266]&gt;[.E266];[.C266]=0);AND([.B266]&lt;=[.E266];[.C266]=1));1;&quot;&quot;)">
            <text:p/>
          </table:table-cell>
        </table:table-row>
        <table:table-row table:style-name="ro2">
          <table:table-cell office:value-type="float" office:value="6703">
            <text:p>6703</text:p>
          </table:table-cell>
          <table:table-cell office:value-type="float" office:value="186">
            <text:p>186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186">
            <text:p>186</text:p>
          </table:table-cell>
          <table:table-cell table:formula="of:=IF(AND([.B267]&gt;[.E267];[.H267]=1);1;&quot;&quot;)">
            <text:p/>
          </table:table-cell>
          <table:table-cell table:formula="of:=IF(AND([.B267]&lt;=[.E267];[.I267]=1);1;&quot;&quot;)">
            <text:p/>
          </table:table-cell>
          <table:table-cell table:formula="of:=IF(AND([.B267]&gt;[.D267];[.C267]=0);1;&quot;&quot;)" office:value-type="float" office:value="1">
            <text:p>1</text:p>
          </table:table-cell>
          <table:table-cell table:formula="of:=IF(AND([.B267]&lt;=[.D267];[.C267]=1);1;&quot;&quot;)">
            <text:p/>
          </table:table-cell>
          <table:table-cell table:formula="of:=IF(OR(AND([.G267]=1;[.I267]=1);AND([.F267]=1;[.H267]=1));1;&quot;&quot;)">
            <text:p/>
          </table:table-cell>
          <table:table-cell/>
          <table:table-cell table:formula="of:=([.D267]/[.E267]*100)-100" office:value-type="float" office:value="-1.0752688172043">
            <text:p>-1.0752688172</text:p>
          </table:table-cell>
          <table:table-cell table:formula="of:=IF(OR(AND([.B267]&gt;[.E267];[.C267]=0);AND([.B267]&lt;=[.E267];[.C267]=1));1;&quot;&quot;)">
            <text:p/>
          </table:table-cell>
        </table:table-row>
        <table:table-row table:style-name="ro2">
          <table:table-cell office:value-type="float" office:value="6727">
            <text:p>6727</text:p>
          </table:table-cell>
          <table:table-cell office:value-type="float" office:value="440">
            <text:p>440</text:p>
          </table:table-cell>
          <table:table-cell office:value-type="float" office:value="0">
            <text:p>0</text:p>
          </table:table-cell>
          <table:table-cell table:number-columns-repeated="2" office:value-type="float" office:value="432">
            <text:p>432</text:p>
          </table:table-cell>
          <table:table-cell table:formula="of:=IF(AND([.B268]&gt;[.E268];[.H268]=1);1;&quot;&quot;)" office:value-type="float" office:value="1">
            <text:p>1</text:p>
          </table:table-cell>
          <table:table-cell table:formula="of:=IF(AND([.B268]&lt;=[.E268];[.I268]=1);1;&quot;&quot;)">
            <text:p/>
          </table:table-cell>
          <table:table-cell table:formula="of:=IF(AND([.B268]&gt;[.D268];[.C268]=0);1;&quot;&quot;)" office:value-type="float" office:value="1">
            <text:p>1</text:p>
          </table:table-cell>
          <table:table-cell table:formula="of:=IF(AND([.B268]&lt;=[.D268];[.C268]=1);1;&quot;&quot;)">
            <text:p/>
          </table:table-cell>
          <table:table-cell table:formula="of:=IF(OR(AND([.G268]=1;[.I268]=1);AND([.F268]=1;[.H268]=1));1;&quot;&quot;)" office:value-type="float" office:value="1">
            <text:p>1</text:p>
          </table:table-cell>
          <table:table-cell/>
          <table:table-cell table:formula="of:=([.D268]/[.E268]*100)-100" office:value-type="float" office:value="0">
            <text:p>0</text:p>
          </table:table-cell>
          <table:table-cell table:formula="of:=IF(OR(AND([.B268]&gt;[.E268];[.C268]=0);AND([.B268]&lt;=[.E268];[.C268]=1));1;&quot;&quot;)" office:value-type="float" office:value="1">
            <text:p>1</text:p>
          </table:table-cell>
        </table:table-row>
        <table:table-row table:style-name="ro2">
          <table:table-cell office:value-type="float" office:value="6741">
            <text:p>6741</text:p>
          </table:table-cell>
          <table:table-cell office:value-type="float" office:value="1152">
            <text:p>1152</text:p>
          </table:table-cell>
          <table:table-cell office:value-type="float" office:value="0">
            <text:p>0</text:p>
          </table:table-cell>
          <table:table-cell office:value-type="float" office:value="1132">
            <text:p>1132</text:p>
          </table:table-cell>
          <table:table-cell office:value-type="float" office:value="1174">
            <text:p>1174</text:p>
          </table:table-cell>
          <table:table-cell table:formula="of:=IF(AND([.B269]&gt;[.E269];[.H269]=1);1;&quot;&quot;)">
            <text:p/>
          </table:table-cell>
          <table:table-cell table:formula="of:=IF(AND([.B269]&lt;=[.E269];[.I269]=1);1;&quot;&quot;)">
            <text:p/>
          </table:table-cell>
          <table:table-cell table:formula="of:=IF(AND([.B269]&gt;[.D269];[.C269]=0);1;&quot;&quot;)" office:value-type="float" office:value="1">
            <text:p>1</text:p>
          </table:table-cell>
          <table:table-cell table:formula="of:=IF(AND([.B269]&lt;=[.D269];[.C269]=1);1;&quot;&quot;)">
            <text:p/>
          </table:table-cell>
          <table:table-cell table:formula="of:=IF(OR(AND([.G269]=1;[.I269]=1);AND([.F269]=1;[.H269]=1));1;&quot;&quot;)">
            <text:p/>
          </table:table-cell>
          <table:table-cell/>
          <table:table-cell table:formula="of:=([.D269]/[.E269]*100)-100" office:value-type="float" office:value="-3.57751277683136">
            <text:p>-3.5775127768</text:p>
          </table:table-cell>
          <table:table-cell table:formula="of:=IF(OR(AND([.B269]&gt;[.E269];[.C269]=0);AND([.B269]&lt;=[.E269];[.C269]=1));1;&quot;&quot;)">
            <text:p/>
          </table:table-cell>
        </table:table-row>
        <table:table-row table:style-name="ro2">
          <table:table-cell office:value-type="float" office:value="6752">
            <text:p>6752</text:p>
          </table:table-cell>
          <table:table-cell office:value-type="float" office:value="1203">
            <text:p>1203</text:p>
          </table:table-cell>
          <table:table-cell office:value-type="float" office:value="0">
            <text:p>0</text:p>
          </table:table-cell>
          <table:table-cell office:value-type="float" office:value="1191">
            <text:p>1191</text:p>
          </table:table-cell>
          <table:table-cell office:value-type="float" office:value="1248">
            <text:p>1248</text:p>
          </table:table-cell>
          <table:table-cell table:formula="of:=IF(AND([.B270]&gt;[.E270];[.H270]=1);1;&quot;&quot;)">
            <text:p/>
          </table:table-cell>
          <table:table-cell table:formula="of:=IF(AND([.B270]&lt;=[.E270];[.I270]=1);1;&quot;&quot;)">
            <text:p/>
          </table:table-cell>
          <table:table-cell table:formula="of:=IF(AND([.B270]&gt;[.D270];[.C270]=0);1;&quot;&quot;)" office:value-type="float" office:value="1">
            <text:p>1</text:p>
          </table:table-cell>
          <table:table-cell table:formula="of:=IF(AND([.B270]&lt;=[.D270];[.C270]=1);1;&quot;&quot;)">
            <text:p/>
          </table:table-cell>
          <table:table-cell table:formula="of:=IF(OR(AND([.G270]=1;[.I270]=1);AND([.F270]=1;[.H270]=1));1;&quot;&quot;)">
            <text:p/>
          </table:table-cell>
          <table:table-cell/>
          <table:table-cell table:formula="of:=([.D270]/[.E270]*100)-100" office:value-type="float" office:value="-4.56730769230769">
            <text:p>-4.5673076923</text:p>
          </table:table-cell>
          <table:table-cell table:formula="of:=IF(OR(AND([.B270]&gt;[.E270];[.C270]=0);AND([.B270]&lt;=[.E270];[.C270]=1));1;&quot;&quot;)">
            <text:p/>
          </table:table-cell>
        </table:table-row>
        <table:table-row table:style-name="ro2">
          <table:table-cell office:value-type="float" office:value="6754">
            <text:p>6754</text:p>
          </table:table-cell>
          <table:table-cell office:value-type="float" office:value="725">
            <text:p>725</text:p>
          </table:table-cell>
          <table:table-cell office:value-type="float" office:value="0">
            <text:p>0</text:p>
          </table:table-cell>
          <table:table-cell office:value-type="float" office:value="720">
            <text:p>720</text:p>
          </table:table-cell>
          <table:table-cell office:value-type="float" office:value="735">
            <text:p>735</text:p>
          </table:table-cell>
          <table:table-cell table:formula="of:=IF(AND([.B271]&gt;[.E271];[.H271]=1);1;&quot;&quot;)">
            <text:p/>
          </table:table-cell>
          <table:table-cell table:formula="of:=IF(AND([.B271]&lt;=[.E271];[.I271]=1);1;&quot;&quot;)">
            <text:p/>
          </table:table-cell>
          <table:table-cell table:formula="of:=IF(AND([.B271]&gt;[.D271];[.C271]=0);1;&quot;&quot;)" office:value-type="float" office:value="1">
            <text:p>1</text:p>
          </table:table-cell>
          <table:table-cell table:formula="of:=IF(AND([.B271]&lt;=[.D271];[.C271]=1);1;&quot;&quot;)">
            <text:p/>
          </table:table-cell>
          <table:table-cell table:formula="of:=IF(OR(AND([.G271]=1;[.I271]=1);AND([.F271]=1;[.H271]=1));1;&quot;&quot;)">
            <text:p/>
          </table:table-cell>
          <table:table-cell/>
          <table:table-cell table:formula="of:=([.D271]/[.E271]*100)-100" office:value-type="float" office:value="-2.04081632653062">
            <text:p>-2.0408163265</text:p>
          </table:table-cell>
          <table:table-cell table:formula="of:=IF(OR(AND([.B271]&gt;[.E271];[.C271]=0);AND([.B271]&lt;=[.E271];[.C271]=1));1;&quot;&quot;)">
            <text:p/>
          </table:table-cell>
        </table:table-row>
        <table:table-row table:style-name="ro2">
          <table:table-cell office:value-type="float" office:value="6755">
            <text:p>6755</text:p>
          </table:table-cell>
          <table:table-cell office:value-type="float" office:value="1296">
            <text:p>1296</text:p>
          </table:table-cell>
          <table:table-cell office:value-type="float" office:value="0">
            <text:p>0</text:p>
          </table:table-cell>
          <table:table-cell office:value-type="float" office:value="1283">
            <text:p>1283</text:p>
          </table:table-cell>
          <table:table-cell office:value-type="float" office:value="1323">
            <text:p>1323</text:p>
          </table:table-cell>
          <table:table-cell table:formula="of:=IF(AND([.B272]&gt;[.E272];[.H272]=1);1;&quot;&quot;)">
            <text:p/>
          </table:table-cell>
          <table:table-cell table:formula="of:=IF(AND([.B272]&lt;=[.E272];[.I272]=1);1;&quot;&quot;)">
            <text:p/>
          </table:table-cell>
          <table:table-cell table:formula="of:=IF(AND([.B272]&gt;[.D272];[.C272]=0);1;&quot;&quot;)" office:value-type="float" office:value="1">
            <text:p>1</text:p>
          </table:table-cell>
          <table:table-cell table:formula="of:=IF(AND([.B272]&lt;=[.D272];[.C272]=1);1;&quot;&quot;)">
            <text:p/>
          </table:table-cell>
          <table:table-cell table:formula="of:=IF(OR(AND([.G272]=1;[.I272]=1);AND([.F272]=1;[.H272]=1));1;&quot;&quot;)">
            <text:p/>
          </table:table-cell>
          <table:table-cell/>
          <table:table-cell table:formula="of:=([.D272]/[.E272]*100)-100" office:value-type="float" office:value="-3.02343159486017">
            <text:p>-3.0234315949</text:p>
          </table:table-cell>
          <table:table-cell table:formula="of:=IF(OR(AND([.B272]&gt;[.E272];[.C272]=0);AND([.B272]&lt;=[.E272];[.C272]=1));1;&quot;&quot;)">
            <text:p/>
          </table:table-cell>
        </table:table-row>
        <table:table-row table:style-name="ro2">
          <table:table-cell office:value-type="float" office:value="6758">
            <text:p>6758</text:p>
          </table:table-cell>
          <table:table-cell office:value-type="float" office:value="2898">
            <text:p>2898</text:p>
          </table:table-cell>
          <table:table-cell office:value-type="float" office:value="0">
            <text:p>0</text:p>
          </table:table-cell>
          <table:table-cell office:value-type="float" office:value="2827">
            <text:p>2827</text:p>
          </table:table-cell>
          <table:table-cell office:value-type="float" office:value="2996">
            <text:p>2996</text:p>
          </table:table-cell>
          <table:table-cell table:formula="of:=IF(AND([.B273]&gt;[.E273];[.H273]=1);1;&quot;&quot;)">
            <text:p/>
          </table:table-cell>
          <table:table-cell table:formula="of:=IF(AND([.B273]&lt;=[.E273];[.I273]=1);1;&quot;&quot;)">
            <text:p/>
          </table:table-cell>
          <table:table-cell table:formula="of:=IF(AND([.B273]&gt;[.D273];[.C273]=0);1;&quot;&quot;)" office:value-type="float" office:value="1">
            <text:p>1</text:p>
          </table:table-cell>
          <table:table-cell table:formula="of:=IF(AND([.B273]&lt;=[.D273];[.C273]=1);1;&quot;&quot;)">
            <text:p/>
          </table:table-cell>
          <table:table-cell table:formula="of:=IF(OR(AND([.G273]=1;[.I273]=1);AND([.F273]=1;[.H273]=1));1;&quot;&quot;)">
            <text:p/>
          </table:table-cell>
          <table:table-cell/>
          <table:table-cell table:formula="of:=([.D273]/[.E273]*100)-100" office:value-type="float" office:value="-5.64085447263018">
            <text:p>-5.6408544726</text:p>
          </table:table-cell>
          <table:table-cell table:formula="of:=IF(OR(AND([.B273]&gt;[.E273];[.C273]=0);AND([.B273]&lt;=[.E273];[.C273]=1));1;&quot;&quot;)">
            <text:p/>
          </table:table-cell>
        </table:table-row>
        <table:table-row table:style-name="ro2">
          <table:table-cell office:value-type="float" office:value="6762">
            <text:p>6762</text:p>
          </table:table-cell>
          <table:table-cell office:value-type="float" office:value="6730">
            <text:p>6730</text:p>
          </table:table-cell>
          <table:table-cell office:value-type="float" office:value="0">
            <text:p>0</text:p>
          </table:table-cell>
          <table:table-cell office:value-type="float" office:value="6616">
            <text:p>6616</text:p>
          </table:table-cell>
          <table:table-cell office:value-type="float" office:value="6980">
            <text:p>6980</text:p>
          </table:table-cell>
          <table:table-cell table:formula="of:=IF(AND([.B274]&gt;[.E274];[.H274]=1);1;&quot;&quot;)">
            <text:p/>
          </table:table-cell>
          <table:table-cell table:formula="of:=IF(AND([.B274]&lt;=[.E274];[.I274]=1);1;&quot;&quot;)">
            <text:p/>
          </table:table-cell>
          <table:table-cell table:formula="of:=IF(AND([.B274]&gt;[.D274];[.C274]=0);1;&quot;&quot;)" office:value-type="float" office:value="1">
            <text:p>1</text:p>
          </table:table-cell>
          <table:table-cell table:formula="of:=IF(AND([.B274]&lt;=[.D274];[.C274]=1);1;&quot;&quot;)">
            <text:p/>
          </table:table-cell>
          <table:table-cell table:formula="of:=IF(OR(AND([.G274]=1;[.I274]=1);AND([.F274]=1;[.H274]=1));1;&quot;&quot;)">
            <text:p/>
          </table:table-cell>
          <table:table-cell/>
          <table:table-cell table:formula="of:=([.D274]/[.E274]*100)-100" office:value-type="float" office:value="-5.21489971346705">
            <text:p>-5.2148997135</text:p>
          </table:table-cell>
          <table:table-cell table:formula="of:=IF(OR(AND([.B274]&gt;[.E274];[.C274]=0);AND([.B274]&lt;=[.E274];[.C274]=1));1;&quot;&quot;)">
            <text:p/>
          </table:table-cell>
        </table:table-row>
        <table:table-row table:style-name="ro2">
          <table:table-cell office:value-type="float" office:value="6841">
            <text:p>6841</text:p>
          </table:table-cell>
          <table:table-cell office:value-type="float" office:value="1247">
            <text:p>1247</text:p>
          </table:table-cell>
          <table:table-cell office:value-type="float" office:value="0">
            <text:p>0</text:p>
          </table:table-cell>
          <table:table-cell office:value-type="float" office:value="1231">
            <text:p>1231</text:p>
          </table:table-cell>
          <table:table-cell office:value-type="float" office:value="1216">
            <text:p>1216</text:p>
          </table:table-cell>
          <table:table-cell table:formula="of:=IF(AND([.B275]&gt;[.E275];[.H275]=1);1;&quot;&quot;)" office:value-type="float" office:value="1">
            <text:p>1</text:p>
          </table:table-cell>
          <table:table-cell table:formula="of:=IF(AND([.B275]&lt;=[.E275];[.I275]=1);1;&quot;&quot;)">
            <text:p/>
          </table:table-cell>
          <table:table-cell table:formula="of:=IF(AND([.B275]&gt;[.D275];[.C275]=0);1;&quot;&quot;)" office:value-type="float" office:value="1">
            <text:p>1</text:p>
          </table:table-cell>
          <table:table-cell table:formula="of:=IF(AND([.B275]&lt;=[.D275];[.C275]=1);1;&quot;&quot;)">
            <text:p/>
          </table:table-cell>
          <table:table-cell table:formula="of:=IF(OR(AND([.G275]=1;[.I275]=1);AND([.F275]=1;[.H275]=1));1;&quot;&quot;)" office:value-type="float" office:value="1">
            <text:p>1</text:p>
          </table:table-cell>
          <table:table-cell/>
          <table:table-cell table:formula="of:=([.D275]/[.E275]*100)-100" office:value-type="float" office:value="1.23355263157893">
            <text:p>1.2335526316</text:p>
          </table:table-cell>
          <table:table-cell table:formula="of:=IF(OR(AND([.B275]&gt;[.E275];[.C275]=0);AND([.B275]&lt;=[.E275];[.C275]=1));1;&quot;&quot;)" office:value-type="float" office:value="1">
            <text:p>1</text:p>
          </table:table-cell>
        </table:table-row>
        <table:table-row table:style-name="ro2">
          <table:table-cell office:value-type="float" office:value="6856">
            <text:p>6856</text:p>
          </table:table-cell>
          <table:table-cell office:value-type="float" office:value="4350">
            <text:p>4350</text:p>
          </table:table-cell>
          <table:table-cell office:value-type="float" office:value="0">
            <text:p>0</text:p>
          </table:table-cell>
          <table:table-cell office:value-type="float" office:value="4273">
            <text:p>4273</text:p>
          </table:table-cell>
          <table:table-cell office:value-type="float" office:value="4360">
            <text:p>4360</text:p>
          </table:table-cell>
          <table:table-cell table:formula="of:=IF(AND([.B276]&gt;[.E276];[.H276]=1);1;&quot;&quot;)">
            <text:p/>
          </table:table-cell>
          <table:table-cell table:formula="of:=IF(AND([.B276]&lt;=[.E276];[.I276]=1);1;&quot;&quot;)">
            <text:p/>
          </table:table-cell>
          <table:table-cell table:formula="of:=IF(AND([.B276]&gt;[.D276];[.C276]=0);1;&quot;&quot;)" office:value-type="float" office:value="1">
            <text:p>1</text:p>
          </table:table-cell>
          <table:table-cell table:formula="of:=IF(AND([.B276]&lt;=[.D276];[.C276]=1);1;&quot;&quot;)">
            <text:p/>
          </table:table-cell>
          <table:table-cell table:formula="of:=IF(OR(AND([.G276]=1;[.I276]=1);AND([.F276]=1;[.H276]=1));1;&quot;&quot;)">
            <text:p/>
          </table:table-cell>
          <table:table-cell/>
          <table:table-cell table:formula="of:=([.D276]/[.E276]*100)-100" office:value-type="float" office:value="-1.99541284403669">
            <text:p>-1.995412844</text:p>
          </table:table-cell>
          <table:table-cell table:formula="of:=IF(OR(AND([.B276]&gt;[.E276];[.C276]=0);AND([.B276]&lt;=[.E276];[.C276]=1));1;&quot;&quot;)">
            <text:p/>
          </table:table-cell>
        </table:table-row>
        <table:table-row table:style-name="ro2">
          <table:table-cell office:value-type="float" office:value="6861">
            <text:p>6861</text:p>
          </table:table-cell>
          <table:table-cell office:value-type="float" office:value="53200">
            <text:p>53200</text:p>
          </table:table-cell>
          <table:table-cell office:value-type="float" office:value="0">
            <text:p>0</text:p>
          </table:table-cell>
          <table:table-cell office:value-type="float" office:value="52080">
            <text:p>52080</text:p>
          </table:table-cell>
          <table:table-cell office:value-type="float" office:value="55440">
            <text:p>55440</text:p>
          </table:table-cell>
          <table:table-cell table:formula="of:=IF(AND([.B277]&gt;[.E277];[.H277]=1);1;&quot;&quot;)">
            <text:p/>
          </table:table-cell>
          <table:table-cell table:formula="of:=IF(AND([.B277]&lt;=[.E277];[.I277]=1);1;&quot;&quot;)">
            <text:p/>
          </table:table-cell>
          <table:table-cell table:formula="of:=IF(AND([.B277]&gt;[.D277];[.C277]=0);1;&quot;&quot;)" office:value-type="float" office:value="1">
            <text:p>1</text:p>
          </table:table-cell>
          <table:table-cell table:formula="of:=IF(AND([.B277]&lt;=[.D277];[.C277]=1);1;&quot;&quot;)">
            <text:p/>
          </table:table-cell>
          <table:table-cell table:formula="of:=IF(OR(AND([.G277]=1;[.I277]=1);AND([.F277]=1;[.H277]=1));1;&quot;&quot;)">
            <text:p/>
          </table:table-cell>
          <table:table-cell/>
          <table:table-cell table:formula="of:=([.D277]/[.E277]*100)-100" office:value-type="float" office:value="-6.06060606060606">
            <text:p>-6.0606060606</text:p>
          </table:table-cell>
          <table:table-cell table:formula="of:=IF(OR(AND([.B277]&gt;[.E277];[.C277]=0);AND([.B277]&lt;=[.E277];[.C277]=1));1;&quot;&quot;)">
            <text:p/>
          </table:table-cell>
        </table:table-row>
        <table:table-row table:style-name="ro2">
          <table:table-cell office:value-type="float" office:value="6869">
            <text:p>6869</text:p>
          </table:table-cell>
          <table:table-cell office:value-type="float" office:value="6280">
            <text:p>6280</text:p>
          </table:table-cell>
          <table:table-cell office:value-type="float" office:value="0">
            <text:p>0</text:p>
          </table:table-cell>
          <table:table-cell office:value-type="float" office:value="6160">
            <text:p>6160</text:p>
          </table:table-cell>
          <table:table-cell office:value-type="float" office:value="6470">
            <text:p>6470</text:p>
          </table:table-cell>
          <table:table-cell table:formula="of:=IF(AND([.B278]&gt;[.E278];[.H278]=1);1;&quot;&quot;)">
            <text:p/>
          </table:table-cell>
          <table:table-cell table:formula="of:=IF(AND([.B278]&lt;=[.E278];[.I278]=1);1;&quot;&quot;)">
            <text:p/>
          </table:table-cell>
          <table:table-cell table:formula="of:=IF(AND([.B278]&gt;[.D278];[.C278]=0);1;&quot;&quot;)" office:value-type="float" office:value="1">
            <text:p>1</text:p>
          </table:table-cell>
          <table:table-cell table:formula="of:=IF(AND([.B278]&lt;=[.D278];[.C278]=1);1;&quot;&quot;)">
            <text:p/>
          </table:table-cell>
          <table:table-cell table:formula="of:=IF(OR(AND([.G278]=1;[.I278]=1);AND([.F278]=1;[.H278]=1));1;&quot;&quot;)">
            <text:p/>
          </table:table-cell>
          <table:table-cell/>
          <table:table-cell table:formula="of:=([.D278]/[.E278]*100)-100" office:value-type="float" office:value="-4.79134466769706">
            <text:p>-4.7913446677</text:p>
          </table:table-cell>
          <table:table-cell table:formula="of:=IF(OR(AND([.B278]&gt;[.E278];[.C278]=0);AND([.B278]&lt;=[.E278];[.C278]=1));1;&quot;&quot;)">
            <text:p/>
          </table:table-cell>
        </table:table-row>
        <table:table-row table:style-name="ro2">
          <table:table-cell office:value-type="float" office:value="6902">
            <text:p>6902</text:p>
          </table:table-cell>
          <table:table-cell office:value-type="float" office:value="5036">
            <text:p>5036</text:p>
          </table:table-cell>
          <table:table-cell office:value-type="float" office:value="0">
            <text:p>0</text:p>
          </table:table-cell>
          <table:table-cell office:value-type="float" office:value="5001">
            <text:p>5001</text:p>
          </table:table-cell>
          <table:table-cell office:value-type="float" office:value="5195">
            <text:p>5195</text:p>
          </table:table-cell>
          <table:table-cell table:formula="of:=IF(AND([.B279]&gt;[.E279];[.H279]=1);1;&quot;&quot;)">
            <text:p/>
          </table:table-cell>
          <table:table-cell table:formula="of:=IF(AND([.B279]&lt;=[.E279];[.I279]=1);1;&quot;&quot;)">
            <text:p/>
          </table:table-cell>
          <table:table-cell table:formula="of:=IF(AND([.B279]&gt;[.D279];[.C279]=0);1;&quot;&quot;)" office:value-type="float" office:value="1">
            <text:p>1</text:p>
          </table:table-cell>
          <table:table-cell table:formula="of:=IF(AND([.B279]&lt;=[.D279];[.C279]=1);1;&quot;&quot;)">
            <text:p/>
          </table:table-cell>
          <table:table-cell table:formula="of:=IF(OR(AND([.G279]=1;[.I279]=1);AND([.F279]=1;[.H279]=1));1;&quot;&quot;)">
            <text:p/>
          </table:table-cell>
          <table:table-cell/>
          <table:table-cell table:formula="of:=([.D279]/[.E279]*100)-100" office:value-type="float" office:value="-3.73435996150144">
            <text:p>-3.7343599615</text:p>
          </table:table-cell>
          <table:table-cell table:formula="of:=IF(OR(AND([.B279]&gt;[.E279];[.C279]=0);AND([.B279]&lt;=[.E279];[.C279]=1));1;&quot;&quot;)">
            <text:p/>
          </table:table-cell>
        </table:table-row>
        <table:table-row table:style-name="ro2">
          <table:table-cell office:value-type="float" office:value="6923">
            <text:p>6923</text:p>
          </table:table-cell>
          <table:table-cell office:value-type="float" office:value="2375">
            <text:p>2375</text:p>
          </table:table-cell>
          <table:table-cell office:value-type="float" office:value="0">
            <text:p>0</text:p>
          </table:table-cell>
          <table:table-cell office:value-type="float" office:value="2324">
            <text:p>2324</text:p>
          </table:table-cell>
          <table:table-cell office:value-type="float" office:value="2450">
            <text:p>2450</text:p>
          </table:table-cell>
          <table:table-cell table:formula="of:=IF(AND([.B280]&gt;[.E280];[.H280]=1);1;&quot;&quot;)">
            <text:p/>
          </table:table-cell>
          <table:table-cell table:formula="of:=IF(AND([.B280]&lt;=[.E280];[.I280]=1);1;&quot;&quot;)">
            <text:p/>
          </table:table-cell>
          <table:table-cell table:formula="of:=IF(AND([.B280]&gt;[.D280];[.C280]=0);1;&quot;&quot;)" office:value-type="float" office:value="1">
            <text:p>1</text:p>
          </table:table-cell>
          <table:table-cell table:formula="of:=IF(AND([.B280]&lt;=[.D280];[.C280]=1);1;&quot;&quot;)">
            <text:p/>
          </table:table-cell>
          <table:table-cell table:formula="of:=IF(OR(AND([.G280]=1;[.I280]=1);AND([.F280]=1;[.H280]=1));1;&quot;&quot;)">
            <text:p/>
          </table:table-cell>
          <table:table-cell/>
          <table:table-cell table:formula="of:=([.D280]/[.E280]*100)-100" office:value-type="float" office:value="-5.14285714285714">
            <text:p>-5.1428571429</text:p>
          </table:table-cell>
          <table:table-cell table:formula="of:=IF(OR(AND([.B280]&gt;[.E280];[.C280]=0);AND([.B280]&lt;=[.E280];[.C280]=1));1;&quot;&quot;)">
            <text:p/>
          </table:table-cell>
        </table:table-row>
        <table:table-row table:style-name="ro2">
          <table:table-cell office:value-type="float" office:value="6952">
            <text:p>6952</text:p>
          </table:table-cell>
          <table:table-cell office:value-type="float" office:value="2165">
            <text:p>2165</text:p>
          </table:table-cell>
          <table:table-cell office:value-type="float" office:value="0">
            <text:p>0</text:p>
          </table:table-cell>
          <table:table-cell office:value-type="float" office:value="2145">
            <text:p>2145</text:p>
          </table:table-cell>
          <table:table-cell office:value-type="float" office:value="2230">
            <text:p>2230</text:p>
          </table:table-cell>
          <table:table-cell table:formula="of:=IF(AND([.B281]&gt;[.E281];[.H281]=1);1;&quot;&quot;)">
            <text:p/>
          </table:table-cell>
          <table:table-cell table:formula="of:=IF(AND([.B281]&lt;=[.E281];[.I281]=1);1;&quot;&quot;)">
            <text:p/>
          </table:table-cell>
          <table:table-cell table:formula="of:=IF(AND([.B281]&gt;[.D281];[.C281]=0);1;&quot;&quot;)" office:value-type="float" office:value="1">
            <text:p>1</text:p>
          </table:table-cell>
          <table:table-cell table:formula="of:=IF(AND([.B281]&lt;=[.D281];[.C281]=1);1;&quot;&quot;)">
            <text:p/>
          </table:table-cell>
          <table:table-cell table:formula="of:=IF(OR(AND([.G281]=1;[.I281]=1);AND([.F281]=1;[.H281]=1));1;&quot;&quot;)">
            <text:p/>
          </table:table-cell>
          <table:table-cell/>
          <table:table-cell table:formula="of:=([.D281]/[.E281]*100)-100" office:value-type="float" office:value="-3.81165919282512">
            <text:p>-3.8116591928</text:p>
          </table:table-cell>
          <table:table-cell table:formula="of:=IF(OR(AND([.B281]&gt;[.E281];[.C281]=0);AND([.B281]&lt;=[.E281];[.C281]=1));1;&quot;&quot;)">
            <text:p/>
          </table:table-cell>
        </table:table-row>
        <table:table-row table:style-name="ro2">
          <table:table-cell office:value-type="float" office:value="6954">
            <text:p>6954</text:p>
          </table:table-cell>
          <table:table-cell office:value-type="float" office:value="18315">
            <text:p>18315</text:p>
          </table:table-cell>
          <table:table-cell office:value-type="float" office:value="0">
            <text:p>0</text:p>
          </table:table-cell>
          <table:table-cell office:value-type="float" office:value="18141">
            <text:p>18141</text:p>
          </table:table-cell>
          <table:table-cell office:value-type="float" office:value="19035">
            <text:p>19035</text:p>
          </table:table-cell>
          <table:table-cell table:formula="of:=IF(AND([.B282]&gt;[.E282];[.H282]=1);1;&quot;&quot;)">
            <text:p/>
          </table:table-cell>
          <table:table-cell table:formula="of:=IF(AND([.B282]&lt;=[.E282];[.I282]=1);1;&quot;&quot;)">
            <text:p/>
          </table:table-cell>
          <table:table-cell table:formula="of:=IF(AND([.B282]&gt;[.D282];[.C282]=0);1;&quot;&quot;)" office:value-type="float" office:value="1">
            <text:p>1</text:p>
          </table:table-cell>
          <table:table-cell table:formula="of:=IF(AND([.B282]&lt;=[.D282];[.C282]=1);1;&quot;&quot;)">
            <text:p/>
          </table:table-cell>
          <table:table-cell table:formula="of:=IF(OR(AND([.G282]=1;[.I282]=1);AND([.F282]=1;[.H282]=1));1;&quot;&quot;)">
            <text:p/>
          </table:table-cell>
          <table:table-cell/>
          <table:table-cell table:formula="of:=([.D282]/[.E282]*100)-100" office:value-type="float" office:value="-4.69661150512214">
            <text:p>-4.6966115051</text:p>
          </table:table-cell>
          <table:table-cell table:formula="of:=IF(OR(AND([.B282]&gt;[.E282];[.C282]=0);AND([.B282]&lt;=[.E282];[.C282]=1));1;&quot;&quot;)">
            <text:p/>
          </table:table-cell>
        </table:table-row>
        <table:table-row table:style-name="ro2">
          <table:table-cell office:value-type="float" office:value="6963">
            <text:p>6963</text:p>
          </table:table-cell>
          <table:table-cell office:value-type="float" office:value="5290">
            <text:p>5290</text:p>
          </table:table-cell>
          <table:table-cell office:value-type="float" office:value="0">
            <text:p>0</text:p>
          </table:table-cell>
          <table:table-cell office:value-type="float" office:value="5235">
            <text:p>5235</text:p>
          </table:table-cell>
          <table:table-cell office:value-type="float" office:value="5440">
            <text:p>5440</text:p>
          </table:table-cell>
          <table:table-cell table:formula="of:=IF(AND([.B283]&gt;[.E283];[.H283]=1);1;&quot;&quot;)">
            <text:p/>
          </table:table-cell>
          <table:table-cell table:formula="of:=IF(AND([.B283]&lt;=[.E283];[.I283]=1);1;&quot;&quot;)">
            <text:p/>
          </table:table-cell>
          <table:table-cell table:formula="of:=IF(AND([.B283]&gt;[.D283];[.C283]=0);1;&quot;&quot;)" office:value-type="float" office:value="1">
            <text:p>1</text:p>
          </table:table-cell>
          <table:table-cell table:formula="of:=IF(AND([.B283]&lt;=[.D283];[.C283]=1);1;&quot;&quot;)">
            <text:p/>
          </table:table-cell>
          <table:table-cell table:formula="of:=IF(OR(AND([.G283]=1;[.I283]=1);AND([.F283]=1;[.H283]=1));1;&quot;&quot;)">
            <text:p/>
          </table:table-cell>
          <table:table-cell/>
          <table:table-cell table:formula="of:=([.D283]/[.E283]*100)-100" office:value-type="float" office:value="-3.76838235294117">
            <text:p>-3.7683823529</text:p>
          </table:table-cell>
          <table:table-cell table:formula="of:=IF(OR(AND([.B283]&gt;[.E283];[.C283]=0);AND([.B283]&lt;=[.E283];[.C283]=1));1;&quot;&quot;)">
            <text:p/>
          </table:table-cell>
        </table:table-row>
        <table:table-row table:style-name="ro2">
          <table:table-cell office:value-type="float" office:value="6971">
            <text:p>6971</text:p>
          </table:table-cell>
          <table:table-cell office:value-type="float" office:value="5460">
            <text:p>5460</text:p>
          </table:table-cell>
          <table:table-cell office:value-type="float" office:value="0">
            <text:p>0</text:p>
          </table:table-cell>
          <table:table-cell office:value-type="float" office:value="5384">
            <text:p>5384</text:p>
          </table:table-cell>
          <table:table-cell office:value-type="float" office:value="5532">
            <text:p>5532</text:p>
          </table:table-cell>
          <table:table-cell table:formula="of:=IF(AND([.B284]&gt;[.E284];[.H284]=1);1;&quot;&quot;)">
            <text:p/>
          </table:table-cell>
          <table:table-cell table:formula="of:=IF(AND([.B284]&lt;=[.E284];[.I284]=1);1;&quot;&quot;)">
            <text:p/>
          </table:table-cell>
          <table:table-cell table:formula="of:=IF(AND([.B284]&gt;[.D284];[.C284]=0);1;&quot;&quot;)" office:value-type="float" office:value="1">
            <text:p>1</text:p>
          </table:table-cell>
          <table:table-cell table:formula="of:=IF(AND([.B284]&lt;=[.D284];[.C284]=1);1;&quot;&quot;)">
            <text:p/>
          </table:table-cell>
          <table:table-cell table:formula="of:=IF(OR(AND([.G284]=1;[.I284]=1);AND([.F284]=1;[.H284]=1));1;&quot;&quot;)">
            <text:p/>
          </table:table-cell>
          <table:table-cell/>
          <table:table-cell table:formula="of:=([.D284]/[.E284]*100)-100" office:value-type="float" office:value="-2.67534345625452">
            <text:p>-2.6753434563</text:p>
          </table:table-cell>
          <table:table-cell table:formula="of:=IF(OR(AND([.B284]&gt;[.E284];[.C284]=0);AND([.B284]&lt;=[.E284];[.C284]=1));1;&quot;&quot;)">
            <text:p/>
          </table:table-cell>
        </table:table-row>
        <table:table-row table:style-name="ro2">
          <table:table-cell office:value-type="float" office:value="6981">
            <text:p>6981</text:p>
          </table:table-cell>
          <table:table-cell office:value-type="float" office:value="15370">
            <text:p>15370</text:p>
          </table:table-cell>
          <table:table-cell office:value-type="float" office:value="0">
            <text:p>0</text:p>
          </table:table-cell>
          <table:table-cell office:value-type="float" office:value="15273">
            <text:p>15273</text:p>
          </table:table-cell>
          <table:table-cell office:value-type="float" office:value="16260">
            <text:p>16260</text:p>
          </table:table-cell>
          <table:table-cell table:formula="of:=IF(AND([.B285]&gt;[.E285];[.H285]=1);1;&quot;&quot;)">
            <text:p/>
          </table:table-cell>
          <table:table-cell table:formula="of:=IF(AND([.B285]&lt;=[.E285];[.I285]=1);1;&quot;&quot;)">
            <text:p/>
          </table:table-cell>
          <table:table-cell table:formula="of:=IF(AND([.B285]&gt;[.D285];[.C285]=0);1;&quot;&quot;)" office:value-type="float" office:value="1">
            <text:p>1</text:p>
          </table:table-cell>
          <table:table-cell table:formula="of:=IF(AND([.B285]&lt;=[.D285];[.C285]=1);1;&quot;&quot;)">
            <text:p/>
          </table:table-cell>
          <table:table-cell table:formula="of:=IF(OR(AND([.G285]=1;[.I285]=1);AND([.F285]=1;[.H285]=1));1;&quot;&quot;)">
            <text:p/>
          </table:table-cell>
          <table:table-cell/>
          <table:table-cell table:formula="of:=([.D285]/[.E285]*100)-100" office:value-type="float" office:value="-6.07011070110701">
            <text:p>-6.0701107011</text:p>
          </table:table-cell>
          <table:table-cell table:formula="of:=IF(OR(AND([.B285]&gt;[.E285];[.C285]=0);AND([.B285]&lt;=[.E285];[.C285]=1));1;&quot;&quot;)">
            <text:p/>
          </table:table-cell>
        </table:table-row>
        <table:table-row table:style-name="ro2">
          <table:table-cell office:value-type="float" office:value="6988">
            <text:p>6988</text:p>
          </table:table-cell>
          <table:table-cell office:value-type="float" office:value="7125">
            <text:p>7125</text:p>
          </table:table-cell>
          <table:table-cell office:value-type="float" office:value="0">
            <text:p>0</text:p>
          </table:table-cell>
          <table:table-cell office:value-type="float" office:value="6975">
            <text:p>6975</text:p>
          </table:table-cell>
          <table:table-cell office:value-type="float" office:value="7504">
            <text:p>7504</text:p>
          </table:table-cell>
          <table:table-cell table:formula="of:=IF(AND([.B286]&gt;[.E286];[.H286]=1);1;&quot;&quot;)">
            <text:p/>
          </table:table-cell>
          <table:table-cell table:formula="of:=IF(AND([.B286]&lt;=[.E286];[.I286]=1);1;&quot;&quot;)">
            <text:p/>
          </table:table-cell>
          <table:table-cell table:formula="of:=IF(AND([.B286]&gt;[.D286];[.C286]=0);1;&quot;&quot;)" office:value-type="float" office:value="1">
            <text:p>1</text:p>
          </table:table-cell>
          <table:table-cell table:formula="of:=IF(AND([.B286]&lt;=[.D286];[.C286]=1);1;&quot;&quot;)">
            <text:p/>
          </table:table-cell>
          <table:table-cell table:formula="of:=IF(OR(AND([.G286]=1;[.I286]=1);AND([.F286]=1;[.H286]=1));1;&quot;&quot;)">
            <text:p/>
          </table:table-cell>
          <table:table-cell/>
          <table:table-cell table:formula="of:=([.D286]/[.E286]*100)-100" office:value-type="float" office:value="-7.04957356076758">
            <text:p>-7.0495735608</text:p>
          </table:table-cell>
          <table:table-cell table:formula="of:=IF(OR(AND([.B286]&gt;[.E286];[.C286]=0);AND([.B286]&lt;=[.E286];[.C286]=1));1;&quot;&quot;)">
            <text:p/>
          </table:table-cell>
        </table:table-row>
        <table:table-row table:style-name="ro2">
          <table:table-cell office:value-type="float" office:value="7003">
            <text:p>7003</text:p>
          </table:table-cell>
          <table:table-cell office:value-type="float" office:value="172">
            <text:p>172</text:p>
          </table:table-cell>
          <table:table-cell office:value-type="float" office:value="0">
            <text:p>0</text:p>
          </table:table-cell>
          <table:table-cell office:value-type="float" office:value="173">
            <text:p>173</text:p>
          </table:table-cell>
          <table:table-cell office:value-type="float" office:value="174">
            <text:p>174</text:p>
          </table:table-cell>
          <table:table-cell table:formula="of:=IF(AND([.B287]&gt;[.E287];[.H287]=1);1;&quot;&quot;)">
            <text:p/>
          </table:table-cell>
          <table:table-cell table:formula="of:=IF(AND([.B287]&lt;=[.E287];[.I287]=1);1;&quot;&quot;)">
            <text:p/>
          </table:table-cell>
          <table:table-cell table:formula="of:=IF(AND([.B287]&gt;[.D287];[.C287]=0);1;&quot;&quot;)">
            <text:p/>
          </table:table-cell>
          <table:table-cell table:formula="of:=IF(AND([.B287]&lt;=[.D287];[.C287]=1);1;&quot;&quot;)">
            <text:p/>
          </table:table-cell>
          <table:table-cell table:formula="of:=IF(OR(AND([.G287]=1;[.I287]=1);AND([.F287]=1;[.H287]=1));1;&quot;&quot;)">
            <text:p/>
          </table:table-cell>
          <table:table-cell/>
          <table:table-cell table:formula="of:=([.D287]/[.E287]*100)-100" office:value-type="float" office:value="-0.574712643678168">
            <text:p>-0.5747126437</text:p>
          </table:table-cell>
          <table:table-cell table:formula="of:=IF(OR(AND([.B287]&gt;[.E287];[.C287]=0);AND([.B287]&lt;=[.E287];[.C287]=1));1;&quot;&quot;)">
            <text:p/>
          </table:table-cell>
        </table:table-row>
        <table:table-row table:style-name="ro2">
          <table:table-cell office:value-type="float" office:value="7011">
            <text:p>7011</text:p>
          </table:table-cell>
          <table:table-cell office:value-type="float" office:value="532">
            <text:p>532</text:p>
          </table:table-cell>
          <table:table-cell office:value-type="float" office:value="0">
            <text:p>0</text:p>
          </table:table-cell>
          <table:table-cell office:value-type="float" office:value="524">
            <text:p>524</text:p>
          </table:table-cell>
          <table:table-cell office:value-type="float" office:value="550">
            <text:p>550</text:p>
          </table:table-cell>
          <table:table-cell table:formula="of:=IF(AND([.B288]&gt;[.E288];[.H288]=1);1;&quot;&quot;)">
            <text:p/>
          </table:table-cell>
          <table:table-cell table:formula="of:=IF(AND([.B288]&lt;=[.E288];[.I288]=1);1;&quot;&quot;)">
            <text:p/>
          </table:table-cell>
          <table:table-cell table:formula="of:=IF(AND([.B288]&gt;[.D288];[.C288]=0);1;&quot;&quot;)" office:value-type="float" office:value="1">
            <text:p>1</text:p>
          </table:table-cell>
          <table:table-cell table:formula="of:=IF(AND([.B288]&lt;=[.D288];[.C288]=1);1;&quot;&quot;)">
            <text:p/>
          </table:table-cell>
          <table:table-cell table:formula="of:=IF(OR(AND([.G288]=1;[.I288]=1);AND([.F288]=1;[.H288]=1));1;&quot;&quot;)">
            <text:p/>
          </table:table-cell>
          <table:table-cell/>
          <table:table-cell table:formula="of:=([.D288]/[.E288]*100)-100" office:value-type="float" office:value="-4.72727272727272">
            <text:p>-4.7272727273</text:p>
          </table:table-cell>
          <table:table-cell table:formula="of:=IF(OR(AND([.B288]&gt;[.E288];[.C288]=0);AND([.B288]&lt;=[.E288];[.C288]=1));1;&quot;&quot;)">
            <text:p/>
          </table:table-cell>
        </table:table-row>
        <table:table-row table:style-name="ro2">
          <table:table-cell office:value-type="float" office:value="7012">
            <text:p>7012</text:p>
          </table:table-cell>
          <table:table-cell office:value-type="float" office:value="411">
            <text:p>411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  <table:table-cell office:value-type="float" office:value="418">
            <text:p>418</text:p>
          </table:table-cell>
          <table:table-cell table:formula="of:=IF(AND([.B289]&gt;[.E289];[.H289]=1);1;&quot;&quot;)">
            <text:p/>
          </table:table-cell>
          <table:table-cell table:formula="of:=IF(AND([.B289]&lt;=[.E289];[.I289]=1);1;&quot;&quot;)">
            <text:p/>
          </table:table-cell>
          <table:table-cell table:formula="of:=IF(AND([.B289]&gt;[.D289];[.C289]=0);1;&quot;&quot;)" office:value-type="float" office:value="1">
            <text:p>1</text:p>
          </table:table-cell>
          <table:table-cell table:formula="of:=IF(AND([.B289]&lt;=[.D289];[.C289]=1);1;&quot;&quot;)">
            <text:p/>
          </table:table-cell>
          <table:table-cell table:formula="of:=IF(OR(AND([.G289]=1;[.I289]=1);AND([.F289]=1;[.H289]=1));1;&quot;&quot;)">
            <text:p/>
          </table:table-cell>
          <table:table-cell/>
          <table:table-cell table:formula="of:=([.D289]/[.E289]*100)-100" office:value-type="float" office:value="-3.11004784688996">
            <text:p>-3.1100478469</text:p>
          </table:table-cell>
          <table:table-cell table:formula="of:=IF(OR(AND([.B289]&gt;[.E289];[.C289]=0);AND([.B289]&lt;=[.E289];[.C289]=1));1;&quot;&quot;)">
            <text:p/>
          </table:table-cell>
        </table:table-row>
        <table:table-row table:style-name="ro2">
          <table:table-cell office:value-type="float" office:value="7013">
            <text:p>7013</text:p>
          </table:table-cell>
          <table:table-cell office:value-type="float" office:value="306">
            <text:p>306</text:p>
          </table:table-cell>
          <table:table-cell office:value-type="float" office:value="0">
            <text:p>0</text:p>
          </table:table-cell>
          <table:table-cell office:value-type="float" office:value="303">
            <text:p>303</text:p>
          </table:table-cell>
          <table:table-cell office:value-type="float" office:value="313">
            <text:p>313</text:p>
          </table:table-cell>
          <table:table-cell table:formula="of:=IF(AND([.B290]&gt;[.E290];[.H290]=1);1;&quot;&quot;)">
            <text:p/>
          </table:table-cell>
          <table:table-cell table:formula="of:=IF(AND([.B290]&lt;=[.E290];[.I290]=1);1;&quot;&quot;)">
            <text:p/>
          </table:table-cell>
          <table:table-cell table:formula="of:=IF(AND([.B290]&gt;[.D290];[.C290]=0);1;&quot;&quot;)" office:value-type="float" office:value="1">
            <text:p>1</text:p>
          </table:table-cell>
          <table:table-cell table:formula="of:=IF(AND([.B290]&lt;=[.D290];[.C290]=1);1;&quot;&quot;)">
            <text:p/>
          </table:table-cell>
          <table:table-cell table:formula="of:=IF(OR(AND([.G290]=1;[.I290]=1);AND([.F290]=1;[.H290]=1));1;&quot;&quot;)">
            <text:p/>
          </table:table-cell>
          <table:table-cell/>
          <table:table-cell table:formula="of:=([.D290]/[.E290]*100)-100" office:value-type="float" office:value="-3.19488817891373">
            <text:p>-3.1948881789</text:p>
          </table:table-cell>
          <table:table-cell table:formula="of:=IF(OR(AND([.B290]&gt;[.E290];[.C290]=0);AND([.B290]&lt;=[.E290];[.C290]=1));1;&quot;&quot;)">
            <text:p/>
          </table:table-cell>
        </table:table-row>
        <table:table-row table:style-name="ro2">
          <table:table-cell office:value-type="float" office:value="7014">
            <text:p>7014</text:p>
          </table:table-cell>
          <table:table-cell office:value-type="float" office:value="868">
            <text:p>868</text:p>
          </table:table-cell>
          <table:table-cell office:value-type="float" office:value="0">
            <text:p>0</text:p>
          </table:table-cell>
          <table:table-cell office:value-type="float" office:value="855">
            <text:p>855</text:p>
          </table:table-cell>
          <table:table-cell office:value-type="float" office:value="899">
            <text:p>899</text:p>
          </table:table-cell>
          <table:table-cell table:formula="of:=IF(AND([.B291]&gt;[.E291];[.H291]=1);1;&quot;&quot;)">
            <text:p/>
          </table:table-cell>
          <table:table-cell table:formula="of:=IF(AND([.B291]&lt;=[.E291];[.I291]=1);1;&quot;&quot;)">
            <text:p/>
          </table:table-cell>
          <table:table-cell table:formula="of:=IF(AND([.B291]&gt;[.D291];[.C291]=0);1;&quot;&quot;)" office:value-type="float" office:value="1">
            <text:p>1</text:p>
          </table:table-cell>
          <table:table-cell table:formula="of:=IF(AND([.B291]&lt;=[.D291];[.C291]=1);1;&quot;&quot;)">
            <text:p/>
          </table:table-cell>
          <table:table-cell table:formula="of:=IF(OR(AND([.G291]=1;[.I291]=1);AND([.F291]=1;[.H291]=1));1;&quot;&quot;)">
            <text:p/>
          </table:table-cell>
          <table:table-cell/>
          <table:table-cell table:formula="of:=([.D291]/[.E291]*100)-100" office:value-type="float" office:value="-4.89432703003338">
            <text:p>-4.89432703</text:p>
          </table:table-cell>
          <table:table-cell table:formula="of:=IF(OR(AND([.B291]&gt;[.E291];[.C291]=0);AND([.B291]&lt;=[.E291];[.C291]=1));1;&quot;&quot;)">
            <text:p/>
          </table:table-cell>
        </table:table-row>
        <table:table-row table:style-name="ro2">
          <table:table-cell office:value-type="float" office:value="7177">
            <text:p>7177</text:p>
          </table:table-cell>
          <table:table-cell office:value-type="float" office:value="728">
            <text:p>728</text:p>
          </table:table-cell>
          <table:table-cell office:value-type="float" office:value="0">
            <text:p>0</text:p>
          </table:table-cell>
          <table:table-cell office:value-type="float" office:value="726">
            <text:p>726</text:p>
          </table:table-cell>
          <table:table-cell office:value-type="float" office:value="740">
            <text:p>740</text:p>
          </table:table-cell>
          <table:table-cell table:formula="of:=IF(AND([.B292]&gt;[.E292];[.H292]=1);1;&quot;&quot;)">
            <text:p/>
          </table:table-cell>
          <table:table-cell table:formula="of:=IF(AND([.B292]&lt;=[.E292];[.I292]=1);1;&quot;&quot;)">
            <text:p/>
          </table:table-cell>
          <table:table-cell table:formula="of:=IF(AND([.B292]&gt;[.D292];[.C292]=0);1;&quot;&quot;)" office:value-type="float" office:value="1">
            <text:p>1</text:p>
          </table:table-cell>
          <table:table-cell table:formula="of:=IF(AND([.B292]&lt;=[.D292];[.C292]=1);1;&quot;&quot;)">
            <text:p/>
          </table:table-cell>
          <table:table-cell table:formula="of:=IF(OR(AND([.G292]=1;[.I292]=1);AND([.F292]=1;[.H292]=1));1;&quot;&quot;)">
            <text:p/>
          </table:table-cell>
          <table:table-cell/>
          <table:table-cell table:formula="of:=([.D292]/[.E292]*100)-100" office:value-type="float" office:value="-1.8918918918919">
            <text:p>-1.8918918919</text:p>
          </table:table-cell>
          <table:table-cell table:formula="of:=IF(OR(AND([.B292]&gt;[.E292];[.C292]=0);AND([.B292]&lt;=[.E292];[.C292]=1));1;&quot;&quot;)">
            <text:p/>
          </table:table-cell>
        </table:table-row>
        <table:table-row table:style-name="ro2">
          <table:table-cell office:value-type="float" office:value="7201">
            <text:p>7201</text:p>
          </table:table-cell>
          <table:table-cell office:value-type="float" office:value="1094">
            <text:p>1094</text:p>
          </table:table-cell>
          <table:table-cell office:value-type="float" office:value="0">
            <text:p>0</text:p>
          </table:table-cell>
          <table:table-cell office:value-type="float" office:value="1065">
            <text:p>1065</text:p>
          </table:table-cell>
          <table:table-cell office:value-type="float" office:value="1150">
            <text:p>1150</text:p>
          </table:table-cell>
          <table:table-cell table:formula="of:=IF(AND([.B293]&gt;[.E293];[.H293]=1);1;&quot;&quot;)">
            <text:p/>
          </table:table-cell>
          <table:table-cell table:formula="of:=IF(AND([.B293]&lt;=[.E293];[.I293]=1);1;&quot;&quot;)">
            <text:p/>
          </table:table-cell>
          <table:table-cell table:formula="of:=IF(AND([.B293]&gt;[.D293];[.C293]=0);1;&quot;&quot;)" office:value-type="float" office:value="1">
            <text:p>1</text:p>
          </table:table-cell>
          <table:table-cell table:formula="of:=IF(AND([.B293]&lt;=[.D293];[.C293]=1);1;&quot;&quot;)">
            <text:p/>
          </table:table-cell>
          <table:table-cell table:formula="of:=IF(OR(AND([.G293]=1;[.I293]=1);AND([.F293]=1;[.H293]=1));1;&quot;&quot;)">
            <text:p/>
          </table:table-cell>
          <table:table-cell/>
          <table:table-cell table:formula="of:=([.D293]/[.E293]*100)-100" office:value-type="float" office:value="-7.39130434782609">
            <text:p>-7.3913043478</text:p>
          </table:table-cell>
          <table:table-cell table:formula="of:=IF(OR(AND([.B293]&gt;[.E293];[.C293]=0);AND([.B293]&lt;=[.E293];[.C293]=1));1;&quot;&quot;)">
            <text:p/>
          </table:table-cell>
        </table:table-row>
        <table:table-row table:style-name="ro2">
          <table:table-cell office:value-type="float" office:value="7202">
            <text:p>7202</text:p>
          </table:table-cell>
          <table:table-cell office:value-type="float" office:value="1195">
            <text:p>1195</text:p>
          </table:table-cell>
          <table:table-cell office:value-type="float" office:value="0">
            <text:p>0</text:p>
          </table:table-cell>
          <table:table-cell office:value-type="float" office:value="1176">
            <text:p>1176</text:p>
          </table:table-cell>
          <table:table-cell office:value-type="float" office:value="1214">
            <text:p>1214</text:p>
          </table:table-cell>
          <table:table-cell table:formula="of:=IF(AND([.B294]&gt;[.E294];[.H294]=1);1;&quot;&quot;)">
            <text:p/>
          </table:table-cell>
          <table:table-cell table:formula="of:=IF(AND([.B294]&lt;=[.E294];[.I294]=1);1;&quot;&quot;)">
            <text:p/>
          </table:table-cell>
          <table:table-cell table:formula="of:=IF(AND([.B294]&gt;[.D294];[.C294]=0);1;&quot;&quot;)" office:value-type="float" office:value="1">
            <text:p>1</text:p>
          </table:table-cell>
          <table:table-cell table:formula="of:=IF(AND([.B294]&lt;=[.D294];[.C294]=1);1;&quot;&quot;)">
            <text:p/>
          </table:table-cell>
          <table:table-cell table:formula="of:=IF(OR(AND([.G294]=1;[.I294]=1);AND([.F294]=1;[.H294]=1));1;&quot;&quot;)">
            <text:p/>
          </table:table-cell>
          <table:table-cell/>
          <table:table-cell table:formula="of:=([.D294]/[.E294]*100)-100" office:value-type="float" office:value="-3.13014827018122">
            <text:p>-3.1301482702</text:p>
          </table:table-cell>
          <table:table-cell table:formula="of:=IF(OR(AND([.B294]&gt;[.E294];[.C294]=0);AND([.B294]&lt;=[.E294];[.C294]=1));1;&quot;&quot;)">
            <text:p/>
          </table:table-cell>
        </table:table-row>
        <table:table-row table:style-name="ro2">
          <table:table-cell office:value-type="float" office:value="7203">
            <text:p>7203</text:p>
          </table:table-cell>
          <table:table-cell office:value-type="float" office:value="6971">
            <text:p>6971</text:p>
          </table:table-cell>
          <table:table-cell office:value-type="float" office:value="0">
            <text:p>0</text:p>
          </table:table-cell>
          <table:table-cell office:value-type="float" office:value="6845">
            <text:p>6845</text:p>
          </table:table-cell>
          <table:table-cell office:value-type="float" office:value="7151">
            <text:p>7151</text:p>
          </table:table-cell>
          <table:table-cell table:formula="of:=IF(AND([.B295]&gt;[.E295];[.H295]=1);1;&quot;&quot;)">
            <text:p/>
          </table:table-cell>
          <table:table-cell table:formula="of:=IF(AND([.B295]&lt;=[.E295];[.I295]=1);1;&quot;&quot;)">
            <text:p/>
          </table:table-cell>
          <table:table-cell table:formula="of:=IF(AND([.B295]&gt;[.D295];[.C295]=0);1;&quot;&quot;)" office:value-type="float" office:value="1">
            <text:p>1</text:p>
          </table:table-cell>
          <table:table-cell table:formula="of:=IF(AND([.B295]&lt;=[.D295];[.C295]=1);1;&quot;&quot;)">
            <text:p/>
          </table:table-cell>
          <table:table-cell table:formula="of:=IF(OR(AND([.G295]=1;[.I295]=1);AND([.F295]=1;[.H295]=1));1;&quot;&quot;)">
            <text:p/>
          </table:table-cell>
          <table:table-cell/>
          <table:table-cell table:formula="of:=([.D295]/[.E295]*100)-100" office:value-type="float" office:value="-4.27912180114669">
            <text:p>-4.2791218011</text:p>
          </table:table-cell>
          <table:table-cell table:formula="of:=IF(OR(AND([.B295]&gt;[.E295];[.C295]=0);AND([.B295]&lt;=[.E295];[.C295]=1));1;&quot;&quot;)">
            <text:p/>
          </table:table-cell>
        </table:table-row>
        <table:table-row table:style-name="ro2">
          <table:table-cell office:value-type="float" office:value="7205">
            <text:p>7205</text:p>
          </table:table-cell>
          <table:table-cell office:value-type="float" office:value="1213">
            <text:p>1213</text:p>
          </table:table-cell>
          <table:table-cell office:value-type="float" office:value="0">
            <text:p>0</text:p>
          </table:table-cell>
          <table:table-cell office:value-type="float" office:value="1204">
            <text:p>1204</text:p>
          </table:table-cell>
          <table:table-cell office:value-type="float" office:value="1237">
            <text:p>1237</text:p>
          </table:table-cell>
          <table:table-cell table:formula="of:=IF(AND([.B296]&gt;[.E296];[.H296]=1);1;&quot;&quot;)">
            <text:p/>
          </table:table-cell>
          <table:table-cell table:formula="of:=IF(AND([.B296]&lt;=[.E296];[.I296]=1);1;&quot;&quot;)">
            <text:p/>
          </table:table-cell>
          <table:table-cell table:formula="of:=IF(AND([.B296]&gt;[.D296];[.C296]=0);1;&quot;&quot;)" office:value-type="float" office:value="1">
            <text:p>1</text:p>
          </table:table-cell>
          <table:table-cell table:formula="of:=IF(AND([.B296]&lt;=[.D296];[.C296]=1);1;&quot;&quot;)">
            <text:p/>
          </table:table-cell>
          <table:table-cell table:formula="of:=IF(OR(AND([.G296]=1;[.I296]=1);AND([.F296]=1;[.H296]=1));1;&quot;&quot;)">
            <text:p/>
          </table:table-cell>
          <table:table-cell/>
          <table:table-cell table:formula="of:=([.D296]/[.E296]*100)-100" office:value-type="float" office:value="-2.6677445432498">
            <text:p>-2.6677445432</text:p>
          </table:table-cell>
          <table:table-cell table:formula="of:=IF(OR(AND([.B296]&gt;[.E296];[.C296]=0);AND([.B296]&lt;=[.E296];[.C296]=1));1;&quot;&quot;)">
            <text:p/>
          </table:table-cell>
        </table:table-row>
        <table:table-row table:style-name="ro2">
          <table:table-cell office:value-type="float" office:value="7211">
            <text:p>7211</text:p>
          </table:table-cell>
          <table:table-cell office:value-type="float" office:value="912">
            <text:p>912</text:p>
          </table:table-cell>
          <table:table-cell office:value-type="float" office:value="0">
            <text:p>0</text:p>
          </table:table-cell>
          <table:table-cell office:value-type="float" office:value="897">
            <text:p>897</text:p>
          </table:table-cell>
          <table:table-cell office:value-type="float" office:value="933">
            <text:p>933</text:p>
          </table:table-cell>
          <table:table-cell table:formula="of:=IF(AND([.B297]&gt;[.E297];[.H297]=1);1;&quot;&quot;)">
            <text:p/>
          </table:table-cell>
          <table:table-cell table:formula="of:=IF(AND([.B297]&lt;=[.E297];[.I297]=1);1;&quot;&quot;)">
            <text:p/>
          </table:table-cell>
          <table:table-cell table:formula="of:=IF(AND([.B297]&gt;[.D297];[.C297]=0);1;&quot;&quot;)" office:value-type="float" office:value="1">
            <text:p>1</text:p>
          </table:table-cell>
          <table:table-cell table:formula="of:=IF(AND([.B297]&lt;=[.D297];[.C297]=1);1;&quot;&quot;)">
            <text:p/>
          </table:table-cell>
          <table:table-cell table:formula="of:=IF(OR(AND([.G297]=1;[.I297]=1);AND([.F297]=1;[.H297]=1));1;&quot;&quot;)">
            <text:p/>
          </table:table-cell>
          <table:table-cell/>
          <table:table-cell table:formula="of:=([.D297]/[.E297]*100)-100" office:value-type="float" office:value="-3.85852090032154">
            <text:p>-3.8585209003</text:p>
          </table:table-cell>
          <table:table-cell table:formula="of:=IF(OR(AND([.B297]&gt;[.E297];[.C297]=0);AND([.B297]&lt;=[.E297];[.C297]=1));1;&quot;&quot;)">
            <text:p/>
          </table:table-cell>
        </table:table-row>
        <table:table-row table:style-name="ro2">
          <table:table-cell office:value-type="float" office:value="7240">
            <text:p>7240</text:p>
          </table:table-cell>
          <table:table-cell office:value-type="float" office:value="2573">
            <text:p>2573</text:p>
          </table:table-cell>
          <table:table-cell office:value-type="float" office:value="0">
            <text:p>0</text:p>
          </table:table-cell>
          <table:table-cell office:value-type="float" office:value="2514">
            <text:p>2514</text:p>
          </table:table-cell>
          <table:table-cell office:value-type="float" office:value="2600">
            <text:p>2600</text:p>
          </table:table-cell>
          <table:table-cell table:formula="of:=IF(AND([.B298]&gt;[.E298];[.H298]=1);1;&quot;&quot;)">
            <text:p/>
          </table:table-cell>
          <table:table-cell table:formula="of:=IF(AND([.B298]&lt;=[.E298];[.I298]=1);1;&quot;&quot;)">
            <text:p/>
          </table:table-cell>
          <table:table-cell table:formula="of:=IF(AND([.B298]&gt;[.D298];[.C298]=0);1;&quot;&quot;)" office:value-type="float" office:value="1">
            <text:p>1</text:p>
          </table:table-cell>
          <table:table-cell table:formula="of:=IF(AND([.B298]&lt;=[.D298];[.C298]=1);1;&quot;&quot;)">
            <text:p/>
          </table:table-cell>
          <table:table-cell table:formula="of:=IF(OR(AND([.G298]=1;[.I298]=1);AND([.F298]=1;[.H298]=1));1;&quot;&quot;)">
            <text:p/>
          </table:table-cell>
          <table:table-cell/>
          <table:table-cell table:formula="of:=([.D298]/[.E298]*100)-100" office:value-type="float" office:value="-3.30769230769231">
            <text:p>-3.3076923077</text:p>
          </table:table-cell>
          <table:table-cell table:formula="of:=IF(OR(AND([.B298]&gt;[.E298];[.C298]=0);AND([.B298]&lt;=[.E298];[.C298]=1));1;&quot;&quot;)">
            <text:p/>
          </table:table-cell>
        </table:table-row>
        <table:table-row table:style-name="ro2">
          <table:table-cell office:value-type="float" office:value="7242">
            <text:p>7242</text:p>
          </table:table-cell>
          <table:table-cell office:value-type="float" office:value="315">
            <text:p>315</text:p>
          </table:table-cell>
          <table:table-cell office:value-type="float" office:value="0">
            <text:p>0</text:p>
          </table:table-cell>
          <table:table-cell table:number-columns-repeated="2" office:value-type="float" office:value="313">
            <text:p>313</text:p>
          </table:table-cell>
          <table:table-cell table:formula="of:=IF(AND([.B299]&gt;[.E299];[.H299]=1);1;&quot;&quot;)" office:value-type="float" office:value="1">
            <text:p>1</text:p>
          </table:table-cell>
          <table:table-cell table:formula="of:=IF(AND([.B299]&lt;=[.E299];[.I299]=1);1;&quot;&quot;)">
            <text:p/>
          </table:table-cell>
          <table:table-cell table:formula="of:=IF(AND([.B299]&gt;[.D299];[.C299]=0);1;&quot;&quot;)" office:value-type="float" office:value="1">
            <text:p>1</text:p>
          </table:table-cell>
          <table:table-cell table:formula="of:=IF(AND([.B299]&lt;=[.D299];[.C299]=1);1;&quot;&quot;)">
            <text:p/>
          </table:table-cell>
          <table:table-cell table:formula="of:=IF(OR(AND([.G299]=1;[.I299]=1);AND([.F299]=1;[.H299]=1));1;&quot;&quot;)" office:value-type="float" office:value="1">
            <text:p>1</text:p>
          </table:table-cell>
          <table:table-cell/>
          <table:table-cell table:formula="of:=([.D299]/[.E299]*100)-100" office:value-type="float" office:value="0">
            <text:p>0</text:p>
          </table:table-cell>
          <table:table-cell table:formula="of:=IF(OR(AND([.B299]&gt;[.E299];[.C299]=0);AND([.B299]&lt;=[.E299];[.C299]=1));1;&quot;&quot;)" office:value-type="float" office:value="1">
            <text:p>1</text:p>
          </table:table-cell>
        </table:table-row>
        <table:table-row table:style-name="ro2">
          <table:table-cell office:value-type="float" office:value="7245">
            <text:p>7245</text:p>
          </table:table-cell>
          <table:table-cell office:value-type="float" office:value="992">
            <text:p>992</text:p>
          </table:table-cell>
          <table:table-cell office:value-type="float" office:value="0">
            <text:p>0</text:p>
          </table:table-cell>
          <table:table-cell office:value-type="float" office:value="983">
            <text:p>983</text:p>
          </table:table-cell>
          <table:table-cell office:value-type="float" office:value="1037">
            <text:p>1037</text:p>
          </table:table-cell>
          <table:table-cell table:formula="of:=IF(AND([.B300]&gt;[.E300];[.H300]=1);1;&quot;&quot;)">
            <text:p/>
          </table:table-cell>
          <table:table-cell table:formula="of:=IF(AND([.B300]&lt;=[.E300];[.I300]=1);1;&quot;&quot;)">
            <text:p/>
          </table:table-cell>
          <table:table-cell table:formula="of:=IF(AND([.B300]&gt;[.D300];[.C300]=0);1;&quot;&quot;)" office:value-type="float" office:value="1">
            <text:p>1</text:p>
          </table:table-cell>
          <table:table-cell table:formula="of:=IF(AND([.B300]&lt;=[.D300];[.C300]=1);1;&quot;&quot;)">
            <text:p/>
          </table:table-cell>
          <table:table-cell table:formula="of:=IF(OR(AND([.G300]=1;[.I300]=1);AND([.F300]=1;[.H300]=1));1;&quot;&quot;)">
            <text:p/>
          </table:table-cell>
          <table:table-cell/>
          <table:table-cell table:formula="of:=([.D300]/[.E300]*100)-100" office:value-type="float" office:value="-5.20732883317261">
            <text:p>-5.2073288332</text:p>
          </table:table-cell>
          <table:table-cell table:formula="of:=IF(OR(AND([.B300]&gt;[.E300];[.C300]=0);AND([.B300]&lt;=[.E300];[.C300]=1));1;&quot;&quot;)">
            <text:p/>
          </table:table-cell>
        </table:table-row>
        <table:table-row table:style-name="ro2">
          <table:table-cell office:value-type="float" office:value="7248">
            <text:p>7248</text:p>
          </table:table-cell>
          <table:table-cell office:value-type="float" office:value="893">
            <text:p>893</text:p>
          </table:table-cell>
          <table:table-cell office:value-type="float" office:value="0">
            <text:p>0</text:p>
          </table:table-cell>
          <table:table-cell office:value-type="float" office:value="868">
            <text:p>868</text:p>
          </table:table-cell>
          <table:table-cell office:value-type="float" office:value="931">
            <text:p>931</text:p>
          </table:table-cell>
          <table:table-cell table:formula="of:=IF(AND([.B301]&gt;[.E301];[.H301]=1);1;&quot;&quot;)">
            <text:p/>
          </table:table-cell>
          <table:table-cell table:formula="of:=IF(AND([.B301]&lt;=[.E301];[.I301]=1);1;&quot;&quot;)">
            <text:p/>
          </table:table-cell>
          <table:table-cell table:formula="of:=IF(AND([.B301]&gt;[.D301];[.C301]=0);1;&quot;&quot;)" office:value-type="float" office:value="1">
            <text:p>1</text:p>
          </table:table-cell>
          <table:table-cell table:formula="of:=IF(AND([.B301]&lt;=[.D301];[.C301]=1);1;&quot;&quot;)">
            <text:p/>
          </table:table-cell>
          <table:table-cell table:formula="of:=IF(OR(AND([.G301]=1;[.I301]=1);AND([.F301]=1;[.H301]=1));1;&quot;&quot;)">
            <text:p/>
          </table:table-cell>
          <table:table-cell/>
          <table:table-cell table:formula="of:=([.D301]/[.E301]*100)-100" office:value-type="float" office:value="-6.76691729323309">
            <text:p>-6.7669172932</text:p>
          </table:table-cell>
          <table:table-cell table:formula="of:=IF(OR(AND([.B301]&gt;[.E301];[.C301]=0);AND([.B301]&lt;=[.E301];[.C301]=1));1;&quot;&quot;)">
            <text:p/>
          </table:table-cell>
        </table:table-row>
        <table:table-row table:style-name="ro2">
          <table:table-cell office:value-type="float" office:value="7259">
            <text:p>7259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office:value-type="float" office:value="3903">
            <text:p>3903</text:p>
          </table:table-cell>
          <table:table-cell office:value-type="float" office:value="4155">
            <text:p>4155</text:p>
          </table:table-cell>
          <table:table-cell table:formula="of:=IF(AND([.B302]&gt;[.E302];[.H302]=1);1;&quot;&quot;)">
            <text:p/>
          </table:table-cell>
          <table:table-cell table:formula="of:=IF(AND([.B302]&lt;=[.E302];[.I302]=1);1;&quot;&quot;)">
            <text:p/>
          </table:table-cell>
          <table:table-cell table:formula="of:=IF(AND([.B302]&gt;[.D302];[.C302]=0);1;&quot;&quot;)" office:value-type="float" office:value="1">
            <text:p>1</text:p>
          </table:table-cell>
          <table:table-cell table:formula="of:=IF(AND([.B302]&lt;=[.D302];[.C302]=1);1;&quot;&quot;)">
            <text:p/>
          </table:table-cell>
          <table:table-cell table:formula="of:=IF(OR(AND([.G302]=1;[.I302]=1);AND([.F302]=1;[.H302]=1));1;&quot;&quot;)">
            <text:p/>
          </table:table-cell>
          <table:table-cell/>
          <table:table-cell table:formula="of:=([.D302]/[.E302]*100)-100" office:value-type="float" office:value="-6.06498194945849">
            <text:p>-6.0649819495</text:p>
          </table:table-cell>
          <table:table-cell table:formula="of:=IF(OR(AND([.B302]&gt;[.E302];[.C302]=0);AND([.B302]&lt;=[.E302];[.C302]=1));1;&quot;&quot;)">
            <text:p/>
          </table:table-cell>
        </table:table-row>
        <table:table-row table:style-name="ro2">
          <table:table-cell office:value-type="float" office:value="7261">
            <text:p>7261</text:p>
          </table:table-cell>
          <table:table-cell office:value-type="float" office:value="1880">
            <text:p>1880</text:p>
          </table:table-cell>
          <table:table-cell office:value-type="float" office:value="0">
            <text:p>0</text:p>
          </table:table-cell>
          <table:table-cell office:value-type="float" office:value="1827">
            <text:p>1827</text:p>
          </table:table-cell>
          <table:table-cell office:value-type="float" office:value="1978">
            <text:p>1978</text:p>
          </table:table-cell>
          <table:table-cell table:formula="of:=IF(AND([.B303]&gt;[.E303];[.H303]=1);1;&quot;&quot;)">
            <text:p/>
          </table:table-cell>
          <table:table-cell table:formula="of:=IF(AND([.B303]&lt;=[.E303];[.I303]=1);1;&quot;&quot;)">
            <text:p/>
          </table:table-cell>
          <table:table-cell table:formula="of:=IF(AND([.B303]&gt;[.D303];[.C303]=0);1;&quot;&quot;)" office:value-type="float" office:value="1">
            <text:p>1</text:p>
          </table:table-cell>
          <table:table-cell table:formula="of:=IF(AND([.B303]&lt;=[.D303];[.C303]=1);1;&quot;&quot;)">
            <text:p/>
          </table:table-cell>
          <table:table-cell table:formula="of:=IF(OR(AND([.G303]=1;[.I303]=1);AND([.F303]=1;[.H303]=1));1;&quot;&quot;)">
            <text:p/>
          </table:table-cell>
          <table:table-cell/>
          <table:table-cell table:formula="of:=([.D303]/[.E303]*100)-100" office:value-type="float" office:value="-7.63397371081901">
            <text:p>-7.6339737108</text:p>
          </table:table-cell>
          <table:table-cell table:formula="of:=IF(OR(AND([.B303]&gt;[.E303];[.C303]=0);AND([.B303]&lt;=[.E303];[.C303]=1));1;&quot;&quot;)">
            <text:p/>
          </table:table-cell>
        </table:table-row>
        <table:table-row table:style-name="ro2">
          <table:table-cell office:value-type="float" office:value="7262">
            <text:p>7262</text:p>
          </table:table-cell>
          <table:table-cell office:value-type="float" office:value="1381">
            <text:p>1381</text:p>
          </table:table-cell>
          <table:table-cell office:value-type="float" office:value="0">
            <text:p>0</text:p>
          </table:table-cell>
          <table:table-cell office:value-type="float" office:value="1366">
            <text:p>1366</text:p>
          </table:table-cell>
          <table:table-cell office:value-type="float" office:value="1388">
            <text:p>1388</text:p>
          </table:table-cell>
          <table:table-cell table:formula="of:=IF(AND([.B304]&gt;[.E304];[.H304]=1);1;&quot;&quot;)">
            <text:p/>
          </table:table-cell>
          <table:table-cell table:formula="of:=IF(AND([.B304]&lt;=[.E304];[.I304]=1);1;&quot;&quot;)">
            <text:p/>
          </table:table-cell>
          <table:table-cell table:formula="of:=IF(AND([.B304]&gt;[.D304];[.C304]=0);1;&quot;&quot;)" office:value-type="float" office:value="1">
            <text:p>1</text:p>
          </table:table-cell>
          <table:table-cell table:formula="of:=IF(AND([.B304]&lt;=[.D304];[.C304]=1);1;&quot;&quot;)">
            <text:p/>
          </table:table-cell>
          <table:table-cell table:formula="of:=IF(OR(AND([.G304]=1;[.I304]=1);AND([.F304]=1;[.H304]=1));1;&quot;&quot;)">
            <text:p/>
          </table:table-cell>
          <table:table-cell/>
          <table:table-cell table:formula="of:=([.D304]/[.E304]*100)-100" office:value-type="float" office:value="-1.5850144092219">
            <text:p>-1.5850144092</text:p>
          </table:table-cell>
          <table:table-cell table:formula="of:=IF(OR(AND([.B304]&gt;[.E304];[.C304]=0);AND([.B304]&lt;=[.E304];[.C304]=1));1;&quot;&quot;)">
            <text:p/>
          </table:table-cell>
        </table:table-row>
        <table:table-row table:style-name="ro2">
          <table:table-cell office:value-type="float" office:value="7267">
            <text:p>7267</text:p>
          </table:table-cell>
          <table:table-cell office:value-type="float" office:value="3539">
            <text:p>3539</text:p>
          </table:table-cell>
          <table:table-cell office:value-type="float" office:value="0">
            <text:p>0</text:p>
          </table:table-cell>
          <table:table-cell office:value-type="float" office:value="3508">
            <text:p>3508</text:p>
          </table:table-cell>
          <table:table-cell office:value-type="float" office:value="3605">
            <text:p>3605</text:p>
          </table:table-cell>
          <table:table-cell table:formula="of:=IF(AND([.B305]&gt;[.E305];[.H305]=1);1;&quot;&quot;)">
            <text:p/>
          </table:table-cell>
          <table:table-cell table:formula="of:=IF(AND([.B305]&lt;=[.E305];[.I305]=1);1;&quot;&quot;)">
            <text:p/>
          </table:table-cell>
          <table:table-cell table:formula="of:=IF(AND([.B305]&gt;[.D305];[.C305]=0);1;&quot;&quot;)" office:value-type="float" office:value="1">
            <text:p>1</text:p>
          </table:table-cell>
          <table:table-cell table:formula="of:=IF(AND([.B305]&lt;=[.D305];[.C305]=1);1;&quot;&quot;)">
            <text:p/>
          </table:table-cell>
          <table:table-cell table:formula="of:=IF(OR(AND([.G305]=1;[.I305]=1);AND([.F305]=1;[.H305]=1));1;&quot;&quot;)">
            <text:p/>
          </table:table-cell>
          <table:table-cell/>
          <table:table-cell table:formula="of:=([.D305]/[.E305]*100)-100" office:value-type="float" office:value="-2.69070735090152">
            <text:p>-2.6907073509</text:p>
          </table:table-cell>
          <table:table-cell table:formula="of:=IF(OR(AND([.B305]&gt;[.E305];[.C305]=0);AND([.B305]&lt;=[.E305];[.C305]=1));1;&quot;&quot;)">
            <text:p/>
          </table:table-cell>
        </table:table-row>
        <table:table-row table:style-name="ro2">
          <table:table-cell office:value-type="float" office:value="7269">
            <text:p>7269</text:p>
          </table:table-cell>
          <table:table-cell office:value-type="float" office:value="3662">
            <text:p>3662</text:p>
          </table:table-cell>
          <table:table-cell office:value-type="float" office:value="0">
            <text:p>0</text:p>
          </table:table-cell>
          <table:table-cell office:value-type="float" office:value="3607">
            <text:p>3607</text:p>
          </table:table-cell>
          <table:table-cell office:value-type="float" office:value="3759">
            <text:p>3759</text:p>
          </table:table-cell>
          <table:table-cell table:formula="of:=IF(AND([.B306]&gt;[.E306];[.H306]=1);1;&quot;&quot;)">
            <text:p/>
          </table:table-cell>
          <table:table-cell table:formula="of:=IF(AND([.B306]&lt;=[.E306];[.I306]=1);1;&quot;&quot;)">
            <text:p/>
          </table:table-cell>
          <table:table-cell table:formula="of:=IF(AND([.B306]&gt;[.D306];[.C306]=0);1;&quot;&quot;)" office:value-type="float" office:value="1">
            <text:p>1</text:p>
          </table:table-cell>
          <table:table-cell table:formula="of:=IF(AND([.B306]&lt;=[.D306];[.C306]=1);1;&quot;&quot;)">
            <text:p/>
          </table:table-cell>
          <table:table-cell table:formula="of:=IF(OR(AND([.G306]=1;[.I306]=1);AND([.F306]=1;[.H306]=1));1;&quot;&quot;)">
            <text:p/>
          </table:table-cell>
          <table:table-cell/>
          <table:table-cell table:formula="of:=([.D306]/[.E306]*100)-100" office:value-type="float" office:value="-4.04362862463421">
            <text:p>-4.0436286246</text:p>
          </table:table-cell>
          <table:table-cell table:formula="of:=IF(OR(AND([.B306]&gt;[.E306];[.C306]=0);AND([.B306]&lt;=[.E306];[.C306]=1));1;&quot;&quot;)">
            <text:p/>
          </table:table-cell>
        </table:table-row>
        <table:table-row table:style-name="ro2">
          <table:table-cell office:value-type="float" office:value="7270">
            <text:p>7270</text:p>
          </table:table-cell>
          <table:table-cell office:value-type="float" office:value="4283">
            <text:p>4283</text:p>
          </table:table-cell>
          <table:table-cell office:value-type="float" office:value="0">
            <text:p>0</text:p>
          </table:table-cell>
          <table:table-cell office:value-type="float" office:value="4177">
            <text:p>4177</text:p>
          </table:table-cell>
          <table:table-cell office:value-type="float" office:value="4413">
            <text:p>4413</text:p>
          </table:table-cell>
          <table:table-cell table:formula="of:=IF(AND([.B307]&gt;[.E307];[.H307]=1);1;&quot;&quot;)">
            <text:p/>
          </table:table-cell>
          <table:table-cell table:formula="of:=IF(AND([.B307]&lt;=[.E307];[.I307]=1);1;&quot;&quot;)">
            <text:p/>
          </table:table-cell>
          <table:table-cell table:formula="of:=IF(AND([.B307]&gt;[.D307];[.C307]=0);1;&quot;&quot;)" office:value-type="float" office:value="1">
            <text:p>1</text:p>
          </table:table-cell>
          <table:table-cell table:formula="of:=IF(AND([.B307]&lt;=[.D307];[.C307]=1);1;&quot;&quot;)">
            <text:p/>
          </table:table-cell>
          <table:table-cell table:formula="of:=IF(OR(AND([.G307]=1;[.I307]=1);AND([.F307]=1;[.H307]=1));1;&quot;&quot;)">
            <text:p/>
          </table:table-cell>
          <table:table-cell/>
          <table:table-cell table:formula="of:=([.D307]/[.E307]*100)-100" office:value-type="float" office:value="-5.34783593927034">
            <text:p>-5.3478359393</text:p>
          </table:table-cell>
          <table:table-cell table:formula="of:=IF(OR(AND([.B307]&gt;[.E307];[.C307]=0);AND([.B307]&lt;=[.E307];[.C307]=1));1;&quot;&quot;)">
            <text:p/>
          </table:table-cell>
        </table:table-row>
        <table:table-row table:style-name="ro2">
          <table:table-cell office:value-type="float" office:value="7272">
            <text:p>7272</text:p>
          </table:table-cell>
          <table:table-cell office:value-type="float" office:value="2391">
            <text:p>2391</text:p>
          </table:table-cell>
          <table:table-cell office:value-type="float" office:value="0">
            <text:p>0</text:p>
          </table:table-cell>
          <table:table-cell office:value-type="float" office:value="2334">
            <text:p>2334</text:p>
          </table:table-cell>
          <table:table-cell office:value-type="float" office:value="2528">
            <text:p>2528</text:p>
          </table:table-cell>
          <table:table-cell table:formula="of:=IF(AND([.B308]&gt;[.E308];[.H308]=1);1;&quot;&quot;)">
            <text:p/>
          </table:table-cell>
          <table:table-cell table:formula="of:=IF(AND([.B308]&lt;=[.E308];[.I308]=1);1;&quot;&quot;)">
            <text:p/>
          </table:table-cell>
          <table:table-cell table:formula="of:=IF(AND([.B308]&gt;[.D308];[.C308]=0);1;&quot;&quot;)" office:value-type="float" office:value="1">
            <text:p>1</text:p>
          </table:table-cell>
          <table:table-cell table:formula="of:=IF(AND([.B308]&lt;=[.D308];[.C308]=1);1;&quot;&quot;)">
            <text:p/>
          </table:table-cell>
          <table:table-cell table:formula="of:=IF(OR(AND([.G308]=1;[.I308]=1);AND([.F308]=1;[.H308]=1));1;&quot;&quot;)">
            <text:p/>
          </table:table-cell>
          <table:table-cell/>
          <table:table-cell table:formula="of:=([.D308]/[.E308]*100)-100" office:value-type="float" office:value="-7.67405063291139">
            <text:p>-7.6740506329</text:p>
          </table:table-cell>
          <table:table-cell table:formula="of:=IF(OR(AND([.B308]&gt;[.E308];[.C308]=0);AND([.B308]&lt;=[.E308];[.C308]=1));1;&quot;&quot;)">
            <text:p/>
          </table:table-cell>
        </table:table-row>
        <table:table-row table:style-name="ro2">
          <table:table-cell office:value-type="float" office:value="7276">
            <text:p>7276</text:p>
          </table:table-cell>
          <table:table-cell office:value-type="float" office:value="3885">
            <text:p>3885</text:p>
          </table:table-cell>
          <table:table-cell office:value-type="float" office:value="0">
            <text:p>0</text:p>
          </table:table-cell>
          <table:table-cell office:value-type="float" office:value="3765">
            <text:p>3765</text:p>
          </table:table-cell>
          <table:table-cell office:value-type="float" office:value="4055">
            <text:p>4055</text:p>
          </table:table-cell>
          <table:table-cell table:formula="of:=IF(AND([.B309]&gt;[.E309];[.H309]=1);1;&quot;&quot;)">
            <text:p/>
          </table:table-cell>
          <table:table-cell table:formula="of:=IF(AND([.B309]&lt;=[.E309];[.I309]=1);1;&quot;&quot;)">
            <text:p/>
          </table:table-cell>
          <table:table-cell table:formula="of:=IF(AND([.B309]&gt;[.D309];[.C309]=0);1;&quot;&quot;)" office:value-type="float" office:value="1">
            <text:p>1</text:p>
          </table:table-cell>
          <table:table-cell table:formula="of:=IF(AND([.B309]&lt;=[.D309];[.C309]=1);1;&quot;&quot;)">
            <text:p/>
          </table:table-cell>
          <table:table-cell table:formula="of:=IF(OR(AND([.G309]=1;[.I309]=1);AND([.F309]=1;[.H309]=1));1;&quot;&quot;)">
            <text:p/>
          </table:table-cell>
          <table:table-cell/>
          <table:table-cell table:formula="of:=([.D309]/[.E309]*100)-100" office:value-type="float" office:value="-7.15166461159062">
            <text:p>-7.1516646116</text:p>
          </table:table-cell>
          <table:table-cell table:formula="of:=IF(OR(AND([.B309]&gt;[.E309];[.C309]=0);AND([.B309]&lt;=[.E309];[.C309]=1));1;&quot;&quot;)">
            <text:p/>
          </table:table-cell>
        </table:table-row>
        <table:table-row table:style-name="ro2">
          <table:table-cell office:value-type="float" office:value="7278">
            <text:p>7278</text:p>
          </table:table-cell>
          <table:table-cell office:value-type="float" office:value="2644">
            <text:p>2644</text:p>
          </table:table-cell>
          <table:table-cell office:value-type="float" office:value="0">
            <text:p>0</text:p>
          </table:table-cell>
          <table:table-cell office:value-type="float" office:value="2596">
            <text:p>2596</text:p>
          </table:table-cell>
          <table:table-cell office:value-type="float" office:value="2673">
            <text:p>2673</text:p>
          </table:table-cell>
          <table:table-cell table:formula="of:=IF(AND([.B310]&gt;[.E310];[.H310]=1);1;&quot;&quot;)">
            <text:p/>
          </table:table-cell>
          <table:table-cell table:formula="of:=IF(AND([.B310]&lt;=[.E310];[.I310]=1);1;&quot;&quot;)">
            <text:p/>
          </table:table-cell>
          <table:table-cell table:formula="of:=IF(AND([.B310]&gt;[.D310];[.C310]=0);1;&quot;&quot;)" office:value-type="float" office:value="1">
            <text:p>1</text:p>
          </table:table-cell>
          <table:table-cell table:formula="of:=IF(AND([.B310]&lt;=[.D310];[.C310]=1);1;&quot;&quot;)">
            <text:p/>
          </table:table-cell>
          <table:table-cell table:formula="of:=IF(OR(AND([.G310]=1;[.I310]=1);AND([.F310]=1;[.H310]=1));1;&quot;&quot;)">
            <text:p/>
          </table:table-cell>
          <table:table-cell/>
          <table:table-cell table:formula="of:=([.D310]/[.E310]*100)-100" office:value-type="float" office:value="-2.88065843621399">
            <text:p>-2.8806584362</text:p>
          </table:table-cell>
          <table:table-cell table:formula="of:=IF(OR(AND([.B310]&gt;[.E310];[.C310]=0);AND([.B310]&lt;=[.E310];[.C310]=1));1;&quot;&quot;)">
            <text:p/>
          </table:table-cell>
        </table:table-row>
        <table:table-row table:style-name="ro2">
          <table:table-cell office:value-type="float" office:value="7279">
            <text:p>7279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3482">
            <text:p>3482</text:p>
          </table:table-cell>
          <table:table-cell office:value-type="float" office:value="3520">
            <text:p>3520</text:p>
          </table:table-cell>
          <table:table-cell table:formula="of:=IF(AND([.B311]&gt;[.E311];[.H311]=1);1;&quot;&quot;)">
            <text:p/>
          </table:table-cell>
          <table:table-cell table:formula="of:=IF(AND([.B311]&lt;=[.E311];[.I311]=1);1;&quot;&quot;)">
            <text:p/>
          </table:table-cell>
          <table:table-cell table:formula="of:=IF(AND([.B311]&gt;[.D311];[.C311]=0);1;&quot;&quot;)" office:value-type="float" office:value="1">
            <text:p>1</text:p>
          </table:table-cell>
          <table:table-cell table:formula="of:=IF(AND([.B311]&lt;=[.D311];[.C311]=1);1;&quot;&quot;)">
            <text:p/>
          </table:table-cell>
          <table:table-cell table:formula="of:=IF(OR(AND([.G311]=1;[.I311]=1);AND([.F311]=1;[.H311]=1));1;&quot;&quot;)">
            <text:p/>
          </table:table-cell>
          <table:table-cell/>
          <table:table-cell table:formula="of:=([.D311]/[.E311]*100)-100" office:value-type="float" office:value="-1.07954545454545">
            <text:p>-1.0795454545</text:p>
          </table:table-cell>
          <table:table-cell table:formula="of:=IF(OR(AND([.B311]&gt;[.E311];[.C311]=0);AND([.B311]&lt;=[.E311];[.C311]=1));1;&quot;&quot;)">
            <text:p/>
          </table:table-cell>
        </table:table-row>
        <table:table-row table:style-name="ro2">
          <table:table-cell office:value-type="float" office:value="7280">
            <text:p>7280</text:p>
          </table:table-cell>
          <table:table-cell office:value-type="float" office:value="1596">
            <text:p>1596</text:p>
          </table:table-cell>
          <table:table-cell office:value-type="float" office:value="0">
            <text:p>0</text:p>
          </table:table-cell>
          <table:table-cell office:value-type="float" office:value="1572">
            <text:p>1572</text:p>
          </table:table-cell>
          <table:table-cell office:value-type="float" office:value="1675">
            <text:p>1675</text:p>
          </table:table-cell>
          <table:table-cell table:formula="of:=IF(AND([.B312]&gt;[.E312];[.H312]=1);1;&quot;&quot;)">
            <text:p/>
          </table:table-cell>
          <table:table-cell table:formula="of:=IF(AND([.B312]&lt;=[.E312];[.I312]=1);1;&quot;&quot;)">
            <text:p/>
          </table:table-cell>
          <table:table-cell table:formula="of:=IF(AND([.B312]&gt;[.D312];[.C312]=0);1;&quot;&quot;)" office:value-type="float" office:value="1">
            <text:p>1</text:p>
          </table:table-cell>
          <table:table-cell table:formula="of:=IF(AND([.B312]&lt;=[.D312];[.C312]=1);1;&quot;&quot;)">
            <text:p/>
          </table:table-cell>
          <table:table-cell table:formula="of:=IF(OR(AND([.G312]=1;[.I312]=1);AND([.F312]=1;[.H312]=1));1;&quot;&quot;)">
            <text:p/>
          </table:table-cell>
          <table:table-cell/>
          <table:table-cell table:formula="of:=([.D312]/[.E312]*100)-100" office:value-type="float" office:value="-6.14925373134328">
            <text:p>-6.1492537313</text:p>
          </table:table-cell>
          <table:table-cell table:formula="of:=IF(OR(AND([.B312]&gt;[.E312];[.C312]=0);AND([.B312]&lt;=[.E312];[.C312]=1));1;&quot;&quot;)">
            <text:p/>
          </table:table-cell>
        </table:table-row>
        <table:table-row table:style-name="ro2">
          <table:table-cell office:value-type="float" office:value="7282">
            <text:p>7282</text:p>
          </table:table-cell>
          <table:table-cell office:value-type="float" office:value="2343">
            <text:p>2343</text:p>
          </table:table-cell>
          <table:table-cell office:value-type="float" office:value="0">
            <text:p>0</text:p>
          </table:table-cell>
          <table:table-cell office:value-type="float" office:value="2305">
            <text:p>2305</text:p>
          </table:table-cell>
          <table:table-cell office:value-type="float" office:value="2423">
            <text:p>2423</text:p>
          </table:table-cell>
          <table:table-cell table:formula="of:=IF(AND([.B313]&gt;[.E313];[.H313]=1);1;&quot;&quot;)">
            <text:p/>
          </table:table-cell>
          <table:table-cell table:formula="of:=IF(AND([.B313]&lt;=[.E313];[.I313]=1);1;&quot;&quot;)">
            <text:p/>
          </table:table-cell>
          <table:table-cell table:formula="of:=IF(AND([.B313]&gt;[.D313];[.C313]=0);1;&quot;&quot;)" office:value-type="float" office:value="1">
            <text:p>1</text:p>
          </table:table-cell>
          <table:table-cell table:formula="of:=IF(AND([.B313]&lt;=[.D313];[.C313]=1);1;&quot;&quot;)">
            <text:p/>
          </table:table-cell>
          <table:table-cell table:formula="of:=IF(OR(AND([.G313]=1;[.I313]=1);AND([.F313]=1;[.H313]=1));1;&quot;&quot;)">
            <text:p/>
          </table:table-cell>
          <table:table-cell/>
          <table:table-cell table:formula="of:=([.D313]/[.E313]*100)-100" office:value-type="float" office:value="-4.86999587288486">
            <text:p>-4.8699958729</text:p>
          </table:table-cell>
          <table:table-cell table:formula="of:=IF(OR(AND([.B313]&gt;[.E313];[.C313]=0);AND([.B313]&lt;=[.E313];[.C313]=1));1;&quot;&quot;)">
            <text:p/>
          </table:table-cell>
        </table:table-row>
        <table:table-row table:style-name="ro2">
          <table:table-cell office:value-type="float" office:value="7296">
            <text:p>7296</text:p>
          </table:table-cell>
          <table:table-cell office:value-type="float" office:value="1913">
            <text:p>1913</text:p>
          </table:table-cell>
          <table:table-cell office:value-type="float" office:value="0">
            <text:p>0</text:p>
          </table:table-cell>
          <table:table-cell office:value-type="float" office:value="1880">
            <text:p>1880</text:p>
          </table:table-cell>
          <table:table-cell office:value-type="float" office:value="2024">
            <text:p>2024</text:p>
          </table:table-cell>
          <table:table-cell table:formula="of:=IF(AND([.B314]&gt;[.E314];[.H314]=1);1;&quot;&quot;)">
            <text:p/>
          </table:table-cell>
          <table:table-cell table:formula="of:=IF(AND([.B314]&lt;=[.E314];[.I314]=1);1;&quot;&quot;)">
            <text:p/>
          </table:table-cell>
          <table:table-cell table:formula="of:=IF(AND([.B314]&gt;[.D314];[.C314]=0);1;&quot;&quot;)" office:value-type="float" office:value="1">
            <text:p>1</text:p>
          </table:table-cell>
          <table:table-cell table:formula="of:=IF(AND([.B314]&lt;=[.D314];[.C314]=1);1;&quot;&quot;)">
            <text:p/>
          </table:table-cell>
          <table:table-cell table:formula="of:=IF(OR(AND([.G314]=1;[.I314]=1);AND([.F314]=1;[.H314]=1));1;&quot;&quot;)">
            <text:p/>
          </table:table-cell>
          <table:table-cell/>
          <table:table-cell table:formula="of:=([.D314]/[.E314]*100)-100" office:value-type="float" office:value="-7.11462450592886">
            <text:p>-7.1146245059</text:p>
          </table:table-cell>
          <table:table-cell table:formula="of:=IF(OR(AND([.B314]&gt;[.E314];[.C314]=0);AND([.B314]&lt;=[.E314];[.C314]=1));1;&quot;&quot;)">
            <text:p/>
          </table:table-cell>
        </table:table-row>
        <table:table-row table:style-name="ro2">
          <table:table-cell office:value-type="float" office:value="7309">
            <text:p>7309</text:p>
          </table:table-cell>
          <table:table-cell office:value-type="float" office:value="16740">
            <text:p>16740</text:p>
          </table:table-cell>
          <table:table-cell office:value-type="float" office:value="0">
            <text:p>0</text:p>
          </table:table-cell>
          <table:table-cell office:value-type="float" office:value="16650">
            <text:p>16650</text:p>
          </table:table-cell>
          <table:table-cell office:value-type="float" office:value="17700">
            <text:p>17700</text:p>
          </table:table-cell>
          <table:table-cell table:formula="of:=IF(AND([.B315]&gt;[.E315];[.H315]=1);1;&quot;&quot;)">
            <text:p/>
          </table:table-cell>
          <table:table-cell table:formula="of:=IF(AND([.B315]&lt;=[.E315];[.I315]=1);1;&quot;&quot;)">
            <text:p/>
          </table:table-cell>
          <table:table-cell table:formula="of:=IF(AND([.B315]&gt;[.D315];[.C315]=0);1;&quot;&quot;)" office:value-type="float" office:value="1">
            <text:p>1</text:p>
          </table:table-cell>
          <table:table-cell table:formula="of:=IF(AND([.B315]&lt;=[.D315];[.C315]=1);1;&quot;&quot;)">
            <text:p/>
          </table:table-cell>
          <table:table-cell table:formula="of:=IF(OR(AND([.G315]=1;[.I315]=1);AND([.F315]=1;[.H315]=1));1;&quot;&quot;)">
            <text:p/>
          </table:table-cell>
          <table:table-cell/>
          <table:table-cell table:formula="of:=([.D315]/[.E315]*100)-100" office:value-type="float" office:value="-5.93220338983051">
            <text:p>-5.9322033898</text:p>
          </table:table-cell>
          <table:table-cell table:formula="of:=IF(OR(AND([.B315]&gt;[.E315];[.C315]=0);AND([.B315]&lt;=[.E315];[.C315]=1));1;&quot;&quot;)">
            <text:p/>
          </table:table-cell>
        </table:table-row>
        <table:table-row table:style-name="ro2">
          <table:table-cell office:value-type="float" office:value="7313">
            <text:p>7313</text:p>
          </table:table-cell>
          <table:table-cell office:value-type="float" office:value="3250">
            <text:p>3250</text:p>
          </table:table-cell>
          <table:table-cell office:value-type="float" office:value="0">
            <text:p>0</text:p>
          </table:table-cell>
          <table:table-cell office:value-type="float" office:value="3167">
            <text:p>3167</text:p>
          </table:table-cell>
          <table:table-cell office:value-type="float" office:value="3430">
            <text:p>3430</text:p>
          </table:table-cell>
          <table:table-cell table:formula="of:=IF(AND([.B316]&gt;[.E316];[.H316]=1);1;&quot;&quot;)">
            <text:p/>
          </table:table-cell>
          <table:table-cell table:formula="of:=IF(AND([.B316]&lt;=[.E316];[.I316]=1);1;&quot;&quot;)">
            <text:p/>
          </table:table-cell>
          <table:table-cell table:formula="of:=IF(AND([.B316]&gt;[.D316];[.C316]=0);1;&quot;&quot;)" office:value-type="float" office:value="1">
            <text:p>1</text:p>
          </table:table-cell>
          <table:table-cell table:formula="of:=IF(AND([.B316]&lt;=[.D316];[.C316]=1);1;&quot;&quot;)">
            <text:p/>
          </table:table-cell>
          <table:table-cell table:formula="of:=IF(OR(AND([.G316]=1;[.I316]=1);AND([.F316]=1;[.H316]=1));1;&quot;&quot;)">
            <text:p/>
          </table:table-cell>
          <table:table-cell/>
          <table:table-cell table:formula="of:=([.D316]/[.E316]*100)-100" office:value-type="float" office:value="-7.66763848396501">
            <text:p>-7.667638484</text:p>
          </table:table-cell>
          <table:table-cell table:formula="of:=IF(OR(AND([.B316]&gt;[.E316];[.C316]=0);AND([.B316]&lt;=[.E316];[.C316]=1));1;&quot;&quot;)">
            <text:p/>
          </table:table-cell>
        </table:table-row>
        <table:table-row table:style-name="ro2">
          <table:table-cell office:value-type="float" office:value="7420">
            <text:p>7420</text:p>
          </table:table-cell>
          <table:table-cell office:value-type="float" office:value="806">
            <text:p>806</text:p>
          </table:table-cell>
          <table:table-cell office:value-type="float" office:value="0">
            <text:p>0</text:p>
          </table:table-cell>
          <table:table-cell office:value-type="float" office:value="799">
            <text:p>799</text:p>
          </table:table-cell>
          <table:table-cell office:value-type="float" office:value="813">
            <text:p>813</text:p>
          </table:table-cell>
          <table:table-cell table:formula="of:=IF(AND([.B317]&gt;[.E317];[.H317]=1);1;&quot;&quot;)">
            <text:p/>
          </table:table-cell>
          <table:table-cell table:formula="of:=IF(AND([.B317]&lt;=[.E317];[.I317]=1);1;&quot;&quot;)">
            <text:p/>
          </table:table-cell>
          <table:table-cell table:formula="of:=IF(AND([.B317]&gt;[.D317];[.C317]=0);1;&quot;&quot;)" office:value-type="float" office:value="1">
            <text:p>1</text:p>
          </table:table-cell>
          <table:table-cell table:formula="of:=IF(AND([.B317]&lt;=[.D317];[.C317]=1);1;&quot;&quot;)">
            <text:p/>
          </table:table-cell>
          <table:table-cell table:formula="of:=IF(OR(AND([.G317]=1;[.I317]=1);AND([.F317]=1;[.H317]=1));1;&quot;&quot;)">
            <text:p/>
          </table:table-cell>
          <table:table-cell/>
          <table:table-cell table:formula="of:=([.D317]/[.E317]*100)-100" office:value-type="float" office:value="-1.72201722017221">
            <text:p>-1.7220172202</text:p>
          </table:table-cell>
          <table:table-cell table:formula="of:=IF(OR(AND([.B317]&gt;[.E317];[.C317]=0);AND([.B317]&lt;=[.E317];[.C317]=1));1;&quot;&quot;)">
            <text:p/>
          </table:table-cell>
        </table:table-row>
        <table:table-row table:style-name="ro2">
          <table:table-cell office:value-type="float" office:value="7451">
            <text:p>7451</text:p>
          </table:table-cell>
          <table:table-cell office:value-type="float" office:value="2725">
            <text:p>2725</text:p>
          </table:table-cell>
          <table:table-cell office:value-type="float" office:value="0">
            <text:p>0</text:p>
          </table:table-cell>
          <table:table-cell office:value-type="float" office:value="2700">
            <text:p>2700</text:p>
          </table:table-cell>
          <table:table-cell office:value-type="float" office:value="2751">
            <text:p>2751</text:p>
          </table:table-cell>
          <table:table-cell table:formula="of:=IF(AND([.B318]&gt;[.E318];[.H318]=1);1;&quot;&quot;)">
            <text:p/>
          </table:table-cell>
          <table:table-cell table:formula="of:=IF(AND([.B318]&lt;=[.E318];[.I318]=1);1;&quot;&quot;)">
            <text:p/>
          </table:table-cell>
          <table:table-cell table:formula="of:=IF(AND([.B318]&gt;[.D318];[.C318]=0);1;&quot;&quot;)" office:value-type="float" office:value="1">
            <text:p>1</text:p>
          </table:table-cell>
          <table:table-cell table:formula="of:=IF(AND([.B318]&lt;=[.D318];[.C318]=1);1;&quot;&quot;)">
            <text:p/>
          </table:table-cell>
          <table:table-cell table:formula="of:=IF(OR(AND([.G318]=1;[.I318]=1);AND([.F318]=1;[.H318]=1));1;&quot;&quot;)">
            <text:p/>
          </table:table-cell>
          <table:table-cell/>
          <table:table-cell table:formula="of:=([.D318]/[.E318]*100)-100" office:value-type="float" office:value="-1.85387131952017">
            <text:p>-1.8538713195</text:p>
          </table:table-cell>
          <table:table-cell table:formula="of:=IF(OR(AND([.B318]&gt;[.E318];[.C318]=0);AND([.B318]&lt;=[.E318];[.C318]=1));1;&quot;&quot;)">
            <text:p/>
          </table:table-cell>
        </table:table-row>
        <table:table-row table:style-name="ro2">
          <table:table-cell office:value-type="float" office:value="7453">
            <text:p>7453</text:p>
          </table:table-cell>
          <table:table-cell office:value-type="float" office:value="24320">
            <text:p>24320</text:p>
          </table:table-cell>
          <table:table-cell office:value-type="float" office:value="0">
            <text:p>0</text:p>
          </table:table-cell>
          <table:table-cell office:value-type="float" office:value="23779">
            <text:p>23779</text:p>
          </table:table-cell>
          <table:table-cell office:value-type="float" office:value="24860">
            <text:p>24860</text:p>
          </table:table-cell>
          <table:table-cell table:formula="of:=IF(AND([.B319]&gt;[.E319];[.H319]=1);1;&quot;&quot;)">
            <text:p/>
          </table:table-cell>
          <table:table-cell table:formula="of:=IF(AND([.B319]&lt;=[.E319];[.I319]=1);1;&quot;&quot;)">
            <text:p/>
          </table:table-cell>
          <table:table-cell table:formula="of:=IF(AND([.B319]&gt;[.D319];[.C319]=0);1;&quot;&quot;)" office:value-type="float" office:value="1">
            <text:p>1</text:p>
          </table:table-cell>
          <table:table-cell table:formula="of:=IF(AND([.B319]&lt;=[.D319];[.C319]=1);1;&quot;&quot;)">
            <text:p/>
          </table:table-cell>
          <table:table-cell table:formula="of:=IF(OR(AND([.G319]=1;[.I319]=1);AND([.F319]=1;[.H319]=1));1;&quot;&quot;)">
            <text:p/>
          </table:table-cell>
          <table:table-cell/>
          <table:table-cell table:formula="of:=([.D319]/[.E319]*100)-100" office:value-type="float" office:value="-4.34835076427996">
            <text:p>-4.3483507643</text:p>
          </table:table-cell>
          <table:table-cell table:formula="of:=IF(OR(AND([.B319]&gt;[.E319];[.C319]=0);AND([.B319]&lt;=[.E319];[.C319]=1));1;&quot;&quot;)">
            <text:p/>
          </table:table-cell>
        </table:table-row>
        <table:table-row table:style-name="ro2">
          <table:table-cell office:value-type="float" office:value="7458">
            <text:p>7458</text:p>
          </table:table-cell>
          <table:table-cell office:value-type="float" office:value="4235">
            <text:p>4235</text:p>
          </table:table-cell>
          <table:table-cell office:value-type="float" office:value="0">
            <text:p>0</text:p>
          </table:table-cell>
          <table:table-cell office:value-type="float" office:value="4190">
            <text:p>4190</text:p>
          </table:table-cell>
          <table:table-cell office:value-type="float" office:value="4260">
            <text:p>4260</text:p>
          </table:table-cell>
          <table:table-cell table:formula="of:=IF(AND([.B320]&gt;[.E320];[.H320]=1);1;&quot;&quot;)">
            <text:p/>
          </table:table-cell>
          <table:table-cell table:formula="of:=IF(AND([.B320]&lt;=[.E320];[.I320]=1);1;&quot;&quot;)">
            <text:p/>
          </table:table-cell>
          <table:table-cell table:formula="of:=IF(AND([.B320]&gt;[.D320];[.C320]=0);1;&quot;&quot;)" office:value-type="float" office:value="1">
            <text:p>1</text:p>
          </table:table-cell>
          <table:table-cell table:formula="of:=IF(AND([.B320]&lt;=[.D320];[.C320]=1);1;&quot;&quot;)">
            <text:p/>
          </table:table-cell>
          <table:table-cell table:formula="of:=IF(OR(AND([.G320]=1;[.I320]=1);AND([.F320]=1;[.H320]=1));1;&quot;&quot;)">
            <text:p/>
          </table:table-cell>
          <table:table-cell/>
          <table:table-cell table:formula="of:=([.D320]/[.E320]*100)-100" office:value-type="float" office:value="-1.64319248826291">
            <text:p>-1.6431924883</text:p>
          </table:table-cell>
          <table:table-cell table:formula="of:=IF(OR(AND([.B320]&gt;[.E320];[.C320]=0);AND([.B320]&lt;=[.E320];[.C320]=1));1;&quot;&quot;)">
            <text:p/>
          </table:table-cell>
        </table:table-row>
        <table:table-row table:style-name="ro2">
          <table:table-cell office:value-type="float" office:value="7459">
            <text:p>7459</text:p>
          </table:table-cell>
          <table:table-cell office:value-type="float" office:value="1891">
            <text:p>1891</text:p>
          </table:table-cell>
          <table:table-cell office:value-type="float" office:value="0">
            <text:p>0</text:p>
          </table:table-cell>
          <table:table-cell office:value-type="float" office:value="1873">
            <text:p>1873</text:p>
          </table:table-cell>
          <table:table-cell office:value-type="float" office:value="1916">
            <text:p>1916</text:p>
          </table:table-cell>
          <table:table-cell table:formula="of:=IF(AND([.B321]&gt;[.E321];[.H321]=1);1;&quot;&quot;)">
            <text:p/>
          </table:table-cell>
          <table:table-cell table:formula="of:=IF(AND([.B321]&lt;=[.E321];[.I321]=1);1;&quot;&quot;)">
            <text:p/>
          </table:table-cell>
          <table:table-cell table:formula="of:=IF(AND([.B321]&gt;[.D321];[.C321]=0);1;&quot;&quot;)" office:value-type="float" office:value="1">
            <text:p>1</text:p>
          </table:table-cell>
          <table:table-cell table:formula="of:=IF(AND([.B321]&lt;=[.D321];[.C321]=1);1;&quot;&quot;)">
            <text:p/>
          </table:table-cell>
          <table:table-cell table:formula="of:=IF(OR(AND([.G321]=1;[.I321]=1);AND([.F321]=1;[.H321]=1));1;&quot;&quot;)">
            <text:p/>
          </table:table-cell>
          <table:table-cell/>
          <table:table-cell table:formula="of:=([.D321]/[.E321]*100)-100" office:value-type="float" office:value="-2.24425887265136">
            <text:p>-2.2442588727</text:p>
          </table:table-cell>
          <table:table-cell table:formula="of:=IF(OR(AND([.B321]&gt;[.E321];[.C321]=0);AND([.B321]&lt;=[.E321];[.C321]=1));1;&quot;&quot;)">
            <text:p/>
          </table:table-cell>
        </table:table-row>
        <table:table-row table:style-name="ro2">
          <table:table-cell office:value-type="float" office:value="7483">
            <text:p>7483</text:p>
          </table:table-cell>
          <table:table-cell office:value-type="float" office:value="2191">
            <text:p>2191</text:p>
          </table:table-cell>
          <table:table-cell office:value-type="float" office:value="0">
            <text:p>0</text:p>
          </table:table-cell>
          <table:table-cell office:value-type="float" office:value="2168">
            <text:p>2168</text:p>
          </table:table-cell>
          <table:table-cell office:value-type="float" office:value="2218">
            <text:p>2218</text:p>
          </table:table-cell>
          <table:table-cell table:formula="of:=IF(AND([.B322]&gt;[.E322];[.H322]=1);1;&quot;&quot;)">
            <text:p/>
          </table:table-cell>
          <table:table-cell table:formula="of:=IF(AND([.B322]&lt;=[.E322];[.I322]=1);1;&quot;&quot;)">
            <text:p/>
          </table:table-cell>
          <table:table-cell table:formula="of:=IF(AND([.B322]&gt;[.D322];[.C322]=0);1;&quot;&quot;)" office:value-type="float" office:value="1">
            <text:p>1</text:p>
          </table:table-cell>
          <table:table-cell table:formula="of:=IF(AND([.B322]&lt;=[.D322];[.C322]=1);1;&quot;&quot;)">
            <text:p/>
          </table:table-cell>
          <table:table-cell table:formula="of:=IF(OR(AND([.G322]=1;[.I322]=1);AND([.F322]=1;[.H322]=1));1;&quot;&quot;)">
            <text:p/>
          </table:table-cell>
          <table:table-cell/>
          <table:table-cell table:formula="of:=([.D322]/[.E322]*100)-100" office:value-type="float" office:value="-2.25428313796213">
            <text:p>-2.254283138</text:p>
          </table:table-cell>
          <table:table-cell table:formula="of:=IF(OR(AND([.B322]&gt;[.E322];[.C322]=0);AND([.B322]&lt;=[.E322];[.C322]=1));1;&quot;&quot;)">
            <text:p/>
          </table:table-cell>
        </table:table-row>
        <table:table-row table:style-name="ro2">
          <table:table-cell office:value-type="float" office:value="7518">
            <text:p>7518</text:p>
          </table:table-cell>
          <table:table-cell office:value-type="float" office:value="676">
            <text:p>676</text:p>
          </table:table-cell>
          <table:table-cell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669">
            <text:p>669</text:p>
          </table:table-cell>
          <table:table-cell table:formula="of:=IF(AND([.B323]&gt;[.E323];[.H323]=1);1;&quot;&quot;)" office:value-type="float" office:value="1">
            <text:p>1</text:p>
          </table:table-cell>
          <table:table-cell table:formula="of:=IF(AND([.B323]&lt;=[.E323];[.I323]=1);1;&quot;&quot;)">
            <text:p/>
          </table:table-cell>
          <table:table-cell table:formula="of:=IF(AND([.B323]&gt;[.D323];[.C323]=0);1;&quot;&quot;)" office:value-type="float" office:value="1">
            <text:p>1</text:p>
          </table:table-cell>
          <table:table-cell table:formula="of:=IF(AND([.B323]&lt;=[.D323];[.C323]=1);1;&quot;&quot;)">
            <text:p/>
          </table:table-cell>
          <table:table-cell table:formula="of:=IF(OR(AND([.G323]=1;[.I323]=1);AND([.F323]=1;[.H323]=1));1;&quot;&quot;)" office:value-type="float" office:value="1">
            <text:p>1</text:p>
          </table:table-cell>
          <table:table-cell/>
          <table:table-cell table:formula="of:=([.D323]/[.E323]*100)-100" office:value-type="float" office:value="0.149476831091192">
            <text:p>0.1494768311</text:p>
          </table:table-cell>
          <table:table-cell table:formula="of:=IF(OR(AND([.B323]&gt;[.E323];[.C323]=0);AND([.B323]&lt;=[.E323];[.C323]=1));1;&quot;&quot;)" office:value-type="float" office:value="1">
            <text:p>1</text:p>
          </table:table-cell>
        </table:table-row>
        <table:table-row table:style-name="ro2">
          <table:table-cell office:value-type="float" office:value="7520">
            <text:p>7520</text:p>
          </table:table-cell>
          <table:table-cell office:value-type="float" office:value="1187">
            <text:p>1187</text:p>
          </table:table-cell>
          <table:table-cell office:value-type="float" office:value="0">
            <text:p>0</text:p>
          </table:table-cell>
          <table:table-cell office:value-type="float" office:value="1179">
            <text:p>1179</text:p>
          </table:table-cell>
          <table:table-cell office:value-type="float" office:value="1208">
            <text:p>1208</text:p>
          </table:table-cell>
          <table:table-cell table:formula="of:=IF(AND([.B324]&gt;[.E324];[.H324]=1);1;&quot;&quot;)">
            <text:p/>
          </table:table-cell>
          <table:table-cell table:formula="of:=IF(AND([.B324]&lt;=[.E324];[.I324]=1);1;&quot;&quot;)">
            <text:p/>
          </table:table-cell>
          <table:table-cell table:formula="of:=IF(AND([.B324]&gt;[.D324];[.C324]=0);1;&quot;&quot;)" office:value-type="float" office:value="1">
            <text:p>1</text:p>
          </table:table-cell>
          <table:table-cell table:formula="of:=IF(AND([.B324]&lt;=[.D324];[.C324]=1);1;&quot;&quot;)">
            <text:p/>
          </table:table-cell>
          <table:table-cell table:formula="of:=IF(OR(AND([.G324]=1;[.I324]=1);AND([.F324]=1;[.H324]=1));1;&quot;&quot;)">
            <text:p/>
          </table:table-cell>
          <table:table-cell/>
          <table:table-cell table:formula="of:=([.D324]/[.E324]*100)-100" office:value-type="float" office:value="-2.40066225165563">
            <text:p>-2.4006622517</text:p>
          </table:table-cell>
          <table:table-cell table:formula="of:=IF(OR(AND([.B324]&gt;[.E324];[.C324]=0);AND([.B324]&lt;=[.E324];[.C324]=1));1;&quot;&quot;)">
            <text:p/>
          </table:table-cell>
        </table:table-row>
        <table:table-row table:style-name="ro2">
          <table:table-cell office:value-type="float" office:value="7532">
            <text:p>7532</text:p>
          </table:table-cell>
          <table:table-cell office:value-type="float" office:value="10500">
            <text:p>10500</text:p>
          </table:table-cell>
          <table:table-cell office:value-type="float" office:value="1">
            <text:p>1</text:p>
          </table:table-cell>
          <table:table-cell office:value-type="float" office:value="10261">
            <text:p>10261</text:p>
          </table:table-cell>
          <table:table-cell office:value-type="float" office:value="10500">
            <text:p>10500</text:p>
          </table:table-cell>
          <table:table-cell table:formula="of:=IF(AND([.B325]&gt;[.E325];[.H325]=1);1;&quot;&quot;)">
            <text:p/>
          </table:table-cell>
          <table:table-cell table:formula="of:=IF(AND([.B325]&lt;=[.E325];[.I325]=1);1;&quot;&quot;)">
            <text:p/>
          </table:table-cell>
          <table:table-cell table:formula="of:=IF(AND([.B325]&gt;[.D325];[.C325]=0);1;&quot;&quot;)">
            <text:p/>
          </table:table-cell>
          <table:table-cell table:formula="of:=IF(AND([.B325]&lt;=[.D325];[.C325]=1);1;&quot;&quot;)">
            <text:p/>
          </table:table-cell>
          <table:table-cell table:formula="of:=IF(OR(AND([.G325]=1;[.I325]=1);AND([.F325]=1;[.H325]=1));1;&quot;&quot;)">
            <text:p/>
          </table:table-cell>
          <table:table-cell/>
          <table:table-cell table:formula="of:=([.D325]/[.E325]*100)-100" office:value-type="float" office:value="-2.27619047619048">
            <text:p>-2.2761904762</text:p>
          </table:table-cell>
          <table:table-cell table:formula="of:=IF(OR(AND([.B325]&gt;[.E325];[.C325]=0);AND([.B325]&lt;=[.E325];[.C325]=1));1;&quot;&quot;)" office:value-type="float" office:value="1">
            <text:p>1</text:p>
          </table:table-cell>
        </table:table-row>
        <table:table-row table:style-name="ro2">
          <table:table-cell office:value-type="float" office:value="7593">
            <text:p>7593</text:p>
          </table:table-cell>
          <table:table-cell office:value-type="float" office:value="720">
            <text:p>720</text:p>
          </table:table-cell>
          <table:table-cell office:value-type="float" office:value="0">
            <text:p>0</text:p>
          </table:table-cell>
          <table:table-cell office:value-type="float" office:value="697">
            <text:p>697</text:p>
          </table:table-cell>
          <table:table-cell office:value-type="float" office:value="741">
            <text:p>741</text:p>
          </table:table-cell>
          <table:table-cell table:formula="of:=IF(AND([.B326]&gt;[.E326];[.H326]=1);1;&quot;&quot;)">
            <text:p/>
          </table:table-cell>
          <table:table-cell table:formula="of:=IF(AND([.B326]&lt;=[.E326];[.I326]=1);1;&quot;&quot;)">
            <text:p/>
          </table:table-cell>
          <table:table-cell table:formula="of:=IF(AND([.B326]&gt;[.D326];[.C326]=0);1;&quot;&quot;)" office:value-type="float" office:value="1">
            <text:p>1</text:p>
          </table:table-cell>
          <table:table-cell table:formula="of:=IF(AND([.B326]&lt;=[.D326];[.C326]=1);1;&quot;&quot;)">
            <text:p/>
          </table:table-cell>
          <table:table-cell table:formula="of:=IF(OR(AND([.G326]=1;[.I326]=1);AND([.F326]=1;[.H326]=1));1;&quot;&quot;)">
            <text:p/>
          </table:table-cell>
          <table:table-cell/>
          <table:table-cell table:formula="of:=([.D326]/[.E326]*100)-100" office:value-type="float" office:value="-5.93792172739541">
            <text:p>-5.9379217274</text:p>
          </table:table-cell>
          <table:table-cell table:formula="of:=IF(OR(AND([.B326]&gt;[.E326];[.C326]=0);AND([.B326]&lt;=[.E326];[.C326]=1));1;&quot;&quot;)">
            <text:p/>
          </table:table-cell>
        </table:table-row>
        <table:table-row table:style-name="ro2">
          <table:table-cell office:value-type="float" office:value="7595">
            <text:p>7595</text:p>
          </table:table-cell>
          <table:table-cell office:value-type="float" office:value="1731">
            <text:p>1731</text:p>
          </table:table-cell>
          <table:table-cell office:value-type="float" office:value="0">
            <text:p>0</text:p>
          </table:table-cell>
          <table:table-cell office:value-type="float" office:value="1689">
            <text:p>1689</text:p>
          </table:table-cell>
          <table:table-cell office:value-type="float" office:value="1730">
            <text:p>1730</text:p>
          </table:table-cell>
          <table:table-cell table:formula="of:=IF(AND([.B327]&gt;[.E327];[.H327]=1);1;&quot;&quot;)" office:value-type="float" office:value="1">
            <text:p>1</text:p>
          </table:table-cell>
          <table:table-cell table:formula="of:=IF(AND([.B327]&lt;=[.E327];[.I327]=1);1;&quot;&quot;)">
            <text:p/>
          </table:table-cell>
          <table:table-cell table:formula="of:=IF(AND([.B327]&gt;[.D327];[.C327]=0);1;&quot;&quot;)" office:value-type="float" office:value="1">
            <text:p>1</text:p>
          </table:table-cell>
          <table:table-cell table:formula="of:=IF(AND([.B327]&lt;=[.D327];[.C327]=1);1;&quot;&quot;)">
            <text:p/>
          </table:table-cell>
          <table:table-cell table:formula="of:=IF(OR(AND([.G327]=1;[.I327]=1);AND([.F327]=1;[.H327]=1));1;&quot;&quot;)" office:value-type="float" office:value="1">
            <text:p>1</text:p>
          </table:table-cell>
          <table:table-cell/>
          <table:table-cell table:formula="of:=([.D327]/[.E327]*100)-100" office:value-type="float" office:value="-2.3699421965318">
            <text:p>-2.3699421965</text:p>
          </table:table-cell>
          <table:table-cell table:formula="of:=IF(OR(AND([.B327]&gt;[.E327];[.C327]=0);AND([.B327]&lt;=[.E327];[.C327]=1));1;&quot;&quot;)" office:value-type="float" office:value="1">
            <text:p>1</text:p>
          </table:table-cell>
        </table:table-row>
        <table:table-row table:style-name="ro2">
          <table:table-cell office:value-type="float" office:value="7606">
            <text:p>7606</text:p>
          </table:table-cell>
          <table:table-cell office:value-type="float" office:value="4940">
            <text:p>4940</text:p>
          </table:table-cell>
          <table:table-cell office:value-type="float" office:value="0">
            <text:p>0</text:p>
          </table:table-cell>
          <table:table-cell office:value-type="float" office:value="4875">
            <text:p>4875</text:p>
          </table:table-cell>
          <table:table-cell office:value-type="float" office:value="5160">
            <text:p>5160</text:p>
          </table:table-cell>
          <table:table-cell table:formula="of:=IF(AND([.B328]&gt;[.E328];[.H328]=1);1;&quot;&quot;)">
            <text:p/>
          </table:table-cell>
          <table:table-cell table:formula="of:=IF(AND([.B328]&lt;=[.E328];[.I328]=1);1;&quot;&quot;)">
            <text:p/>
          </table:table-cell>
          <table:table-cell table:formula="of:=IF(AND([.B328]&gt;[.D328];[.C328]=0);1;&quot;&quot;)" office:value-type="float" office:value="1">
            <text:p>1</text:p>
          </table:table-cell>
          <table:table-cell table:formula="of:=IF(AND([.B328]&lt;=[.D328];[.C328]=1);1;&quot;&quot;)">
            <text:p/>
          </table:table-cell>
          <table:table-cell table:formula="of:=IF(OR(AND([.G328]=1;[.I328]=1);AND([.F328]=1;[.H328]=1));1;&quot;&quot;)">
            <text:p/>
          </table:table-cell>
          <table:table-cell/>
          <table:table-cell table:formula="of:=([.D328]/[.E328]*100)-100" office:value-type="float" office:value="-5.52325581395348">
            <text:p>-5.523255814</text:p>
          </table:table-cell>
          <table:table-cell table:formula="of:=IF(OR(AND([.B328]&gt;[.E328];[.C328]=0);AND([.B328]&lt;=[.E328];[.C328]=1));1;&quot;&quot;)">
            <text:p/>
          </table:table-cell>
        </table:table-row>
        <table:table-row table:style-name="ro2">
          <table:table-cell office:value-type="float" office:value="7628">
            <text:p>7628</text:p>
          </table:table-cell>
          <table:table-cell office:value-type="float" office:value="1260">
            <text:p>1260</text:p>
          </table:table-cell>
          <table:table-cell office:value-type="float" office:value="0">
            <text:p>0</text:p>
          </table:table-cell>
          <table:table-cell office:value-type="float" office:value="1245">
            <text:p>1245</text:p>
          </table:table-cell>
          <table:table-cell office:value-type="float" office:value="1294">
            <text:p>1294</text:p>
          </table:table-cell>
          <table:table-cell table:formula="of:=IF(AND([.B329]&gt;[.E329];[.H329]=1);1;&quot;&quot;)">
            <text:p/>
          </table:table-cell>
          <table:table-cell table:formula="of:=IF(AND([.B329]&lt;=[.E329];[.I329]=1);1;&quot;&quot;)">
            <text:p/>
          </table:table-cell>
          <table:table-cell table:formula="of:=IF(AND([.B329]&gt;[.D329];[.C329]=0);1;&quot;&quot;)" office:value-type="float" office:value="1">
            <text:p>1</text:p>
          </table:table-cell>
          <table:table-cell table:formula="of:=IF(AND([.B329]&lt;=[.D329];[.C329]=1);1;&quot;&quot;)">
            <text:p/>
          </table:table-cell>
          <table:table-cell table:formula="of:=IF(OR(AND([.G329]=1;[.I329]=1);AND([.F329]=1;[.H329]=1));1;&quot;&quot;)">
            <text:p/>
          </table:table-cell>
          <table:table-cell/>
          <table:table-cell table:formula="of:=([.D329]/[.E329]*100)-100" office:value-type="float" office:value="-3.78670788253478">
            <text:p>-3.7867078825</text:p>
          </table:table-cell>
          <table:table-cell table:formula="of:=IF(OR(AND([.B329]&gt;[.E329];[.C329]=0);AND([.B329]&lt;=[.E329];[.C329]=1));1;&quot;&quot;)">
            <text:p/>
          </table:table-cell>
        </table:table-row>
        <table:table-row table:style-name="ro2">
          <table:table-cell office:value-type="float" office:value="7649">
            <text:p>7649</text:p>
          </table:table-cell>
          <table:table-cell office:value-type="float" office:value="5360">
            <text:p>5360</text:p>
          </table:table-cell>
          <table:table-cell office:value-type="float" office:value="0">
            <text:p>0</text:p>
          </table:table-cell>
          <table:table-cell office:value-type="float" office:value="5475">
            <text:p>5475</text:p>
          </table:table-cell>
          <table:table-cell office:value-type="float" office:value="5300">
            <text:p>5300</text:p>
          </table:table-cell>
          <table:table-cell table:formula="of:=IF(AND([.B330]&gt;[.E330];[.H330]=1);1;&quot;&quot;)">
            <text:p/>
          </table:table-cell>
          <table:table-cell table:formula="of:=IF(AND([.B330]&lt;=[.E330];[.I330]=1);1;&quot;&quot;)">
            <text:p/>
          </table:table-cell>
          <table:table-cell table:formula="of:=IF(AND([.B330]&gt;[.D330];[.C330]=0);1;&quot;&quot;)">
            <text:p/>
          </table:table-cell>
          <table:table-cell table:formula="of:=IF(AND([.B330]&lt;=[.D330];[.C330]=1);1;&quot;&quot;)">
            <text:p/>
          </table:table-cell>
          <table:table-cell table:formula="of:=IF(OR(AND([.G330]=1;[.I330]=1);AND([.F330]=1;[.H330]=1));1;&quot;&quot;)">
            <text:p/>
          </table:table-cell>
          <table:table-cell/>
          <table:table-cell table:formula="of:=([.D330]/[.E330]*100)-100" office:value-type="float" office:value="3.30188679245282">
            <text:p>3.3018867925</text:p>
          </table:table-cell>
          <table:table-cell table:formula="of:=IF(OR(AND([.B330]&gt;[.E330];[.C330]=0);AND([.B330]&lt;=[.E330];[.C330]=1));1;&quot;&quot;)" office:value-type="float" office:value="1">
            <text:p>1</text:p>
          </table:table-cell>
        </table:table-row>
        <table:table-row table:style-name="ro2">
          <table:table-cell office:value-type="float" office:value="7701">
            <text:p>7701</text:p>
          </table:table-cell>
          <table:table-cell office:value-type="float" office:value="1715">
            <text:p>1715</text:p>
          </table:table-cell>
          <table:table-cell office:value-type="float" office:value="0">
            <text:p>0</text:p>
          </table:table-cell>
          <table:table-cell office:value-type="float" office:value="1676">
            <text:p>1676</text:p>
          </table:table-cell>
          <table:table-cell office:value-type="float" office:value="1752">
            <text:p>1752</text:p>
          </table:table-cell>
          <table:table-cell table:formula="of:=IF(AND([.B331]&gt;[.E331];[.H331]=1);1;&quot;&quot;)">
            <text:p/>
          </table:table-cell>
          <table:table-cell table:formula="of:=IF(AND([.B331]&lt;=[.E331];[.I331]=1);1;&quot;&quot;)">
            <text:p/>
          </table:table-cell>
          <table:table-cell table:formula="of:=IF(AND([.B331]&gt;[.D331];[.C331]=0);1;&quot;&quot;)" office:value-type="float" office:value="1">
            <text:p>1</text:p>
          </table:table-cell>
          <table:table-cell table:formula="of:=IF(AND([.B331]&lt;=[.D331];[.C331]=1);1;&quot;&quot;)">
            <text:p/>
          </table:table-cell>
          <table:table-cell table:formula="of:=IF(OR(AND([.G331]=1;[.I331]=1);AND([.F331]=1;[.H331]=1));1;&quot;&quot;)">
            <text:p/>
          </table:table-cell>
          <table:table-cell/>
          <table:table-cell table:formula="of:=([.D331]/[.E331]*100)-100" office:value-type="float" office:value="-4.337899543379">
            <text:p>-4.3378995434</text:p>
          </table:table-cell>
          <table:table-cell table:formula="of:=IF(OR(AND([.B331]&gt;[.E331];[.C331]=0);AND([.B331]&lt;=[.E331];[.C331]=1));1;&quot;&quot;)">
            <text:p/>
          </table:table-cell>
        </table:table-row>
        <table:table-row table:style-name="ro2">
          <table:table-cell office:value-type="float" office:value="7731">
            <text:p>7731</text:p>
          </table:table-cell>
          <table:table-cell office:value-type="float" office:value="1442">
            <text:p>1442</text:p>
          </table:table-cell>
          <table:table-cell office:value-type="float" office:value="0">
            <text:p>0</text:p>
          </table:table-cell>
          <table:table-cell office:value-type="float" office:value="1421">
            <text:p>1421</text:p>
          </table:table-cell>
          <table:table-cell office:value-type="float" office:value="1503">
            <text:p>1503</text:p>
          </table:table-cell>
          <table:table-cell table:formula="of:=IF(AND([.B332]&gt;[.E332];[.H332]=1);1;&quot;&quot;)">
            <text:p/>
          </table:table-cell>
          <table:table-cell table:formula="of:=IF(AND([.B332]&lt;=[.E332];[.I332]=1);1;&quot;&quot;)">
            <text:p/>
          </table:table-cell>
          <table:table-cell table:formula="of:=IF(AND([.B332]&gt;[.D332];[.C332]=0);1;&quot;&quot;)" office:value-type="float" office:value="1">
            <text:p>1</text:p>
          </table:table-cell>
          <table:table-cell table:formula="of:=IF(AND([.B332]&lt;=[.D332];[.C332]=1);1;&quot;&quot;)">
            <text:p/>
          </table:table-cell>
          <table:table-cell table:formula="of:=IF(OR(AND([.G332]=1;[.I332]=1);AND([.F332]=1;[.H332]=1));1;&quot;&quot;)">
            <text:p/>
          </table:table-cell>
          <table:table-cell/>
          <table:table-cell table:formula="of:=([.D332]/[.E332]*100)-100" office:value-type="float" office:value="-5.45575515635396">
            <text:p>-5.4557551564</text:p>
          </table:table-cell>
          <table:table-cell table:formula="of:=IF(OR(AND([.B332]&gt;[.E332];[.C332]=0);AND([.B332]&lt;=[.E332];[.C332]=1));1;&quot;&quot;)">
            <text:p/>
          </table:table-cell>
        </table:table-row>
        <table:table-row table:style-name="ro2">
          <table:table-cell office:value-type="float" office:value="7741">
            <text:p>7741</text:p>
          </table:table-cell>
          <table:table-cell office:value-type="float" office:value="3903">
            <text:p>3903</text:p>
          </table:table-cell>
          <table:table-cell office:value-type="float" office:value="0">
            <text:p>0</text:p>
          </table:table-cell>
          <table:table-cell office:value-type="float" office:value="3862">
            <text:p>3862</text:p>
          </table:table-cell>
          <table:table-cell office:value-type="float" office:value="4167">
            <text:p>4167</text:p>
          </table:table-cell>
          <table:table-cell table:formula="of:=IF(AND([.B333]&gt;[.E333];[.H333]=1);1;&quot;&quot;)">
            <text:p/>
          </table:table-cell>
          <table:table-cell table:formula="of:=IF(AND([.B333]&lt;=[.E333];[.I333]=1);1;&quot;&quot;)">
            <text:p/>
          </table:table-cell>
          <table:table-cell table:formula="of:=IF(AND([.B333]&gt;[.D333];[.C333]=0);1;&quot;&quot;)" office:value-type="float" office:value="1">
            <text:p>1</text:p>
          </table:table-cell>
          <table:table-cell table:formula="of:=IF(AND([.B333]&lt;=[.D333];[.C333]=1);1;&quot;&quot;)">
            <text:p/>
          </table:table-cell>
          <table:table-cell table:formula="of:=IF(OR(AND([.G333]=1;[.I333]=1);AND([.F333]=1;[.H333]=1));1;&quot;&quot;)">
            <text:p/>
          </table:table-cell>
          <table:table-cell/>
          <table:table-cell table:formula="of:=([.D333]/[.E333]*100)-100" office:value-type="float" office:value="-7.31941444684425">
            <text:p>-7.3194144468</text:p>
          </table:table-cell>
          <table:table-cell table:formula="of:=IF(OR(AND([.B333]&gt;[.E333];[.C333]=0);AND([.B333]&lt;=[.E333];[.C333]=1));1;&quot;&quot;)">
            <text:p/>
          </table:table-cell>
        </table:table-row>
        <table:table-row table:style-name="ro2">
          <table:table-cell office:value-type="float" office:value="7751">
            <text:p>7751</text:p>
          </table:table-cell>
          <table:table-cell office:value-type="float" office:value="3454">
            <text:p>3454</text:p>
          </table:table-cell>
          <table:table-cell office:value-type="float" office:value="0">
            <text:p>0</text:p>
          </table:table-cell>
          <table:table-cell office:value-type="float" office:value="3429">
            <text:p>3429</text:p>
          </table:table-cell>
          <table:table-cell office:value-type="float" office:value="3536">
            <text:p>3536</text:p>
          </table:table-cell>
          <table:table-cell table:formula="of:=IF(AND([.B334]&gt;[.E334];[.H334]=1);1;&quot;&quot;)">
            <text:p/>
          </table:table-cell>
          <table:table-cell table:formula="of:=IF(AND([.B334]&lt;=[.E334];[.I334]=1);1;&quot;&quot;)">
            <text:p/>
          </table:table-cell>
          <table:table-cell table:formula="of:=IF(AND([.B334]&gt;[.D334];[.C334]=0);1;&quot;&quot;)" office:value-type="float" office:value="1">
            <text:p>1</text:p>
          </table:table-cell>
          <table:table-cell table:formula="of:=IF(AND([.B334]&lt;=[.D334];[.C334]=1);1;&quot;&quot;)">
            <text:p/>
          </table:table-cell>
          <table:table-cell table:formula="of:=IF(OR(AND([.G334]=1;[.I334]=1);AND([.F334]=1;[.H334]=1));1;&quot;&quot;)">
            <text:p/>
          </table:table-cell>
          <table:table-cell/>
          <table:table-cell table:formula="of:=([.D334]/[.E334]*100)-100" office:value-type="float" office:value="-3.02601809954751">
            <text:p>-3.0260180995</text:p>
          </table:table-cell>
          <table:table-cell table:formula="of:=IF(OR(AND([.B334]&gt;[.E334];[.C334]=0);AND([.B334]&lt;=[.E334];[.C334]=1));1;&quot;&quot;)">
            <text:p/>
          </table:table-cell>
        </table:table-row>
        <table:table-row table:style-name="ro2">
          <table:table-cell office:value-type="float" office:value="7752">
            <text:p>7752</text:p>
          </table:table-cell>
          <table:table-cell office:value-type="float" office:value="1204">
            <text:p>1204</text:p>
          </table:table-cell>
          <table:table-cell office:value-type="float" office:value="0">
            <text:p>0</text:p>
          </table:table-cell>
          <table:table-cell office:value-type="float" office:value="1193">
            <text:p>1193</text:p>
          </table:table-cell>
          <table:table-cell office:value-type="float" office:value="1221">
            <text:p>1221</text:p>
          </table:table-cell>
          <table:table-cell table:formula="of:=IF(AND([.B335]&gt;[.E335];[.H335]=1);1;&quot;&quot;)">
            <text:p/>
          </table:table-cell>
          <table:table-cell table:formula="of:=IF(AND([.B335]&lt;=[.E335];[.I335]=1);1;&quot;&quot;)">
            <text:p/>
          </table:table-cell>
          <table:table-cell table:formula="of:=IF(AND([.B335]&gt;[.D335];[.C335]=0);1;&quot;&quot;)" office:value-type="float" office:value="1">
            <text:p>1</text:p>
          </table:table-cell>
          <table:table-cell table:formula="of:=IF(AND([.B335]&lt;=[.D335];[.C335]=1);1;&quot;&quot;)">
            <text:p/>
          </table:table-cell>
          <table:table-cell table:formula="of:=IF(OR(AND([.G335]=1;[.I335]=1);AND([.F335]=1;[.H335]=1));1;&quot;&quot;)">
            <text:p/>
          </table:table-cell>
          <table:table-cell/>
          <table:table-cell table:formula="of:=([.D335]/[.E335]*100)-100" office:value-type="float" office:value="-2.29320229320228">
            <text:p>-2.2932022932</text:p>
          </table:table-cell>
          <table:table-cell table:formula="of:=IF(OR(AND([.B335]&gt;[.E335];[.C335]=0);AND([.B335]&lt;=[.E335];[.C335]=1));1;&quot;&quot;)">
            <text:p/>
          </table:table-cell>
        </table:table-row>
        <table:table-row table:style-name="ro2">
          <table:table-cell office:value-type="float" office:value="7832">
            <text:p>7832</text:p>
          </table:table-cell>
          <table:table-cell office:value-type="float" office:value="2770">
            <text:p>2770</text:p>
          </table:table-cell>
          <table:table-cell office:value-type="float" office:value="0">
            <text:p>0</text:p>
          </table:table-cell>
          <table:table-cell office:value-type="float" office:value="2717">
            <text:p>2717</text:p>
          </table:table-cell>
          <table:table-cell office:value-type="float" office:value="2857">
            <text:p>2857</text:p>
          </table:table-cell>
          <table:table-cell table:formula="of:=IF(AND([.B336]&gt;[.E336];[.H336]=1);1;&quot;&quot;)">
            <text:p/>
          </table:table-cell>
          <table:table-cell table:formula="of:=IF(AND([.B336]&lt;=[.E336];[.I336]=1);1;&quot;&quot;)">
            <text:p/>
          </table:table-cell>
          <table:table-cell table:formula="of:=IF(AND([.B336]&gt;[.D336];[.C336]=0);1;&quot;&quot;)" office:value-type="float" office:value="1">
            <text:p>1</text:p>
          </table:table-cell>
          <table:table-cell table:formula="of:=IF(AND([.B336]&lt;=[.D336];[.C336]=1);1;&quot;&quot;)">
            <text:p/>
          </table:table-cell>
          <table:table-cell table:formula="of:=IF(OR(AND([.G336]=1;[.I336]=1);AND([.F336]=1;[.H336]=1));1;&quot;&quot;)">
            <text:p/>
          </table:table-cell>
          <table:table-cell/>
          <table:table-cell table:formula="of:=([.D336]/[.E336]*100)-100" office:value-type="float" office:value="-4.90024501225062">
            <text:p>-4.9002450123</text:p>
          </table:table-cell>
          <table:table-cell table:formula="of:=IF(OR(AND([.B336]&gt;[.E336];[.C336]=0);AND([.B336]&lt;=[.E336];[.C336]=1));1;&quot;&quot;)">
            <text:p/>
          </table:table-cell>
        </table:table-row>
        <table:table-row table:style-name="ro2">
          <table:table-cell office:value-type="float" office:value="7860">
            <text:p>7860</text:p>
          </table:table-cell>
          <table:table-cell office:value-type="float" office:value="1359">
            <text:p>1359</text:p>
          </table:table-cell>
          <table:table-cell office:value-type="float" office:value="0">
            <text:p>0</text:p>
          </table:table-cell>
          <table:table-cell office:value-type="float" office:value="1341">
            <text:p>1341</text:p>
          </table:table-cell>
          <table:table-cell office:value-type="float" office:value="1363">
            <text:p>1363</text:p>
          </table:table-cell>
          <table:table-cell table:formula="of:=IF(AND([.B337]&gt;[.E337];[.H337]=1);1;&quot;&quot;)">
            <text:p/>
          </table:table-cell>
          <table:table-cell table:formula="of:=IF(AND([.B337]&lt;=[.E337];[.I337]=1);1;&quot;&quot;)">
            <text:p/>
          </table:table-cell>
          <table:table-cell table:formula="of:=IF(AND([.B337]&gt;[.D337];[.C337]=0);1;&quot;&quot;)" office:value-type="float" office:value="1">
            <text:p>1</text:p>
          </table:table-cell>
          <table:table-cell table:formula="of:=IF(AND([.B337]&lt;=[.D337];[.C337]=1);1;&quot;&quot;)">
            <text:p/>
          </table:table-cell>
          <table:table-cell table:formula="of:=IF(OR(AND([.G337]=1;[.I337]=1);AND([.F337]=1;[.H337]=1));1;&quot;&quot;)">
            <text:p/>
          </table:table-cell>
          <table:table-cell/>
          <table:table-cell table:formula="of:=([.D337]/[.E337]*100)-100" office:value-type="float" office:value="-1.61408657373441">
            <text:p>-1.6140865737</text:p>
          </table:table-cell>
          <table:table-cell table:formula="of:=IF(OR(AND([.B337]&gt;[.E337];[.C337]=0);AND([.B337]&lt;=[.E337];[.C337]=1));1;&quot;&quot;)">
            <text:p/>
          </table:table-cell>
        </table:table-row>
        <table:table-row table:style-name="ro2">
          <table:table-cell office:value-type="float" office:value="7936">
            <text:p>7936</text:p>
          </table:table-cell>
          <table:table-cell office:value-type="float" office:value="2838">
            <text:p>2838</text:p>
          </table:table-cell>
          <table:table-cell office:value-type="float" office:value="0">
            <text:p>0</text:p>
          </table:table-cell>
          <table:table-cell office:value-type="float" office:value="2802">
            <text:p>2802</text:p>
          </table:table-cell>
          <table:table-cell office:value-type="float" office:value="2924">
            <text:p>2924</text:p>
          </table:table-cell>
          <table:table-cell table:formula="of:=IF(AND([.B338]&gt;[.E338];[.H338]=1);1;&quot;&quot;)">
            <text:p/>
          </table:table-cell>
          <table:table-cell table:formula="of:=IF(AND([.B338]&lt;=[.E338];[.I338]=1);1;&quot;&quot;)">
            <text:p/>
          </table:table-cell>
          <table:table-cell table:formula="of:=IF(AND([.B338]&gt;[.D338];[.C338]=0);1;&quot;&quot;)" office:value-type="float" office:value="1">
            <text:p>1</text:p>
          </table:table-cell>
          <table:table-cell table:formula="of:=IF(AND([.B338]&lt;=[.D338];[.C338]=1);1;&quot;&quot;)">
            <text:p/>
          </table:table-cell>
          <table:table-cell table:formula="of:=IF(OR(AND([.G338]=1;[.I338]=1);AND([.F338]=1;[.H338]=1));1;&quot;&quot;)">
            <text:p/>
          </table:table-cell>
          <table:table-cell/>
          <table:table-cell table:formula="of:=([.D338]/[.E338]*100)-100" office:value-type="float" office:value="-4.17236662106704">
            <text:p>-4.1723666211</text:p>
          </table:table-cell>
          <table:table-cell table:formula="of:=IF(OR(AND([.B338]&gt;[.E338];[.C338]=0);AND([.B338]&lt;=[.E338];[.C338]=1));1;&quot;&quot;)">
            <text:p/>
          </table:table-cell>
        </table:table-row>
        <table:table-row table:style-name="ro2">
          <table:table-cell office:value-type="float" office:value="7947">
            <text:p>7947</text:p>
          </table:table-cell>
          <table:table-cell office:value-type="float" office:value="4425">
            <text:p>4425</text:p>
          </table:table-cell>
          <table:table-cell office:value-type="float" office:value="0">
            <text:p>0</text:p>
          </table:table-cell>
          <table:table-cell office:value-type="float" office:value="4335">
            <text:p>4335</text:p>
          </table:table-cell>
          <table:table-cell office:value-type="float" office:value="4640">
            <text:p>4640</text:p>
          </table:table-cell>
          <table:table-cell table:formula="of:=IF(AND([.B339]&gt;[.E339];[.H339]=1);1;&quot;&quot;)">
            <text:p/>
          </table:table-cell>
          <table:table-cell table:formula="of:=IF(AND([.B339]&lt;=[.E339];[.I339]=1);1;&quot;&quot;)">
            <text:p/>
          </table:table-cell>
          <table:table-cell table:formula="of:=IF(AND([.B339]&gt;[.D339];[.C339]=0);1;&quot;&quot;)" office:value-type="float" office:value="1">
            <text:p>1</text:p>
          </table:table-cell>
          <table:table-cell table:formula="of:=IF(AND([.B339]&lt;=[.D339];[.C339]=1);1;&quot;&quot;)">
            <text:p/>
          </table:table-cell>
          <table:table-cell table:formula="of:=IF(OR(AND([.G339]=1;[.I339]=1);AND([.F339]=1;[.H339]=1));1;&quot;&quot;)">
            <text:p/>
          </table:table-cell>
          <table:table-cell/>
          <table:table-cell table:formula="of:=([.D339]/[.E339]*100)-100" office:value-type="float" office:value="-6.57327586206897">
            <text:p>-6.5732758621</text:p>
          </table:table-cell>
          <table:table-cell table:formula="of:=IF(OR(AND([.B339]&gt;[.E339];[.C339]=0);AND([.B339]&lt;=[.E339];[.C339]=1));1;&quot;&quot;)">
            <text:p/>
          </table:table-cell>
        </table:table-row>
        <table:table-row table:style-name="ro2">
          <table:table-cell office:value-type="float" office:value="7974">
            <text:p>7974</text:p>
          </table:table-cell>
          <table:table-cell office:value-type="float" office:value="20060">
            <text:p>20060</text:p>
          </table:table-cell>
          <table:table-cell office:value-type="float" office:value="0">
            <text:p>0</text:p>
          </table:table-cell>
          <table:table-cell office:value-type="float" office:value="19691">
            <text:p>19691</text:p>
          </table:table-cell>
          <table:table-cell office:value-type="float" office:value="20710">
            <text:p>20710</text:p>
          </table:table-cell>
          <table:table-cell table:formula="of:=IF(AND([.B340]&gt;[.E340];[.H340]=1);1;&quot;&quot;)">
            <text:p/>
          </table:table-cell>
          <table:table-cell table:formula="of:=IF(AND([.B340]&lt;=[.E340];[.I340]=1);1;&quot;&quot;)">
            <text:p/>
          </table:table-cell>
          <table:table-cell table:formula="of:=IF(AND([.B340]&gt;[.D340];[.C340]=0);1;&quot;&quot;)" office:value-type="float" office:value="1">
            <text:p>1</text:p>
          </table:table-cell>
          <table:table-cell table:formula="of:=IF(AND([.B340]&lt;=[.D340];[.C340]=1);1;&quot;&quot;)">
            <text:p/>
          </table:table-cell>
          <table:table-cell table:formula="of:=IF(OR(AND([.G340]=1;[.I340]=1);AND([.F340]=1;[.H340]=1));1;&quot;&quot;)">
            <text:p/>
          </table:table-cell>
          <table:table-cell/>
          <table:table-cell table:formula="of:=([.D340]/[.E340]*100)-100" office:value-type="float" office:value="-4.92032834379526">
            <text:p>-4.9203283438</text:p>
          </table:table-cell>
          <table:table-cell table:formula="of:=IF(OR(AND([.B340]&gt;[.E340];[.C340]=0);AND([.B340]&lt;=[.E340];[.C340]=1));1;&quot;&quot;)">
            <text:p/>
          </table:table-cell>
        </table:table-row>
        <table:table-row table:style-name="ro2">
          <table:table-cell office:value-type="float" office:value="7988">
            <text:p>7988</text:p>
          </table:table-cell>
          <table:table-cell office:value-type="float" office:value="4075">
            <text:p>4075</text:p>
          </table:table-cell>
          <table:table-cell office:value-type="float" office:value="0">
            <text:p>0</text:p>
          </table:table-cell>
          <table:table-cell office:value-type="float" office:value="4027">
            <text:p>4027</text:p>
          </table:table-cell>
          <table:table-cell office:value-type="float" office:value="4345">
            <text:p>4345</text:p>
          </table:table-cell>
          <table:table-cell table:formula="of:=IF(AND([.B341]&gt;[.E341];[.H341]=1);1;&quot;&quot;)">
            <text:p/>
          </table:table-cell>
          <table:table-cell table:formula="of:=IF(AND([.B341]&lt;=[.E341];[.I341]=1);1;&quot;&quot;)">
            <text:p/>
          </table:table-cell>
          <table:table-cell table:formula="of:=IF(AND([.B341]&gt;[.D341];[.C341]=0);1;&quot;&quot;)" office:value-type="float" office:value="1">
            <text:p>1</text:p>
          </table:table-cell>
          <table:table-cell table:formula="of:=IF(AND([.B341]&lt;=[.D341];[.C341]=1);1;&quot;&quot;)">
            <text:p/>
          </table:table-cell>
          <table:table-cell table:formula="of:=IF(OR(AND([.G341]=1;[.I341]=1);AND([.F341]=1;[.H341]=1));1;&quot;&quot;)">
            <text:p/>
          </table:table-cell>
          <table:table-cell/>
          <table:table-cell table:formula="of:=([.D341]/[.E341]*100)-100" office:value-type="float" office:value="-7.31875719217491">
            <text:p>-7.3187571922</text:p>
          </table:table-cell>
          <table:table-cell table:formula="of:=IF(OR(AND([.B341]&gt;[.E341];[.C341]=0);AND([.B341]&lt;=[.E341];[.C341]=1));1;&quot;&quot;)">
            <text:p/>
          </table:table-cell>
        </table:table-row>
        <table:table-row table:style-name="ro2">
          <table:table-cell office:value-type="float" office:value="8001">
            <text:p>8001</text:p>
          </table:table-cell>
          <table:table-cell office:value-type="float" office:value="1257">
            <text:p>1257</text:p>
          </table:table-cell>
          <table:table-cell office:value-type="float" office:value="0">
            <text:p>0</text:p>
          </table:table-cell>
          <table:table-cell office:value-type="float" office:value="1240">
            <text:p>1240</text:p>
          </table:table-cell>
          <table:table-cell office:value-type="float" office:value="1287">
            <text:p>1287</text:p>
          </table:table-cell>
          <table:table-cell table:formula="of:=IF(AND([.B342]&gt;[.E342];[.H342]=1);1;&quot;&quot;)">
            <text:p/>
          </table:table-cell>
          <table:table-cell table:formula="of:=IF(AND([.B342]&lt;=[.E342];[.I342]=1);1;&quot;&quot;)">
            <text:p/>
          </table:table-cell>
          <table:table-cell table:formula="of:=IF(AND([.B342]&gt;[.D342];[.C342]=0);1;&quot;&quot;)" office:value-type="float" office:value="1">
            <text:p>1</text:p>
          </table:table-cell>
          <table:table-cell table:formula="of:=IF(AND([.B342]&lt;=[.D342];[.C342]=1);1;&quot;&quot;)">
            <text:p/>
          </table:table-cell>
          <table:table-cell table:formula="of:=IF(OR(AND([.G342]=1;[.I342]=1);AND([.F342]=1;[.H342]=1));1;&quot;&quot;)">
            <text:p/>
          </table:table-cell>
          <table:table-cell/>
          <table:table-cell table:formula="of:=([.D342]/[.E342]*100)-100" office:value-type="float" office:value="-3.65190365190365">
            <text:p>-3.6519036519</text:p>
          </table:table-cell>
          <table:table-cell table:formula="of:=IF(OR(AND([.B342]&gt;[.E342];[.C342]=0);AND([.B342]&lt;=[.E342];[.C342]=1));1;&quot;&quot;)">
            <text:p/>
          </table:table-cell>
        </table:table-row>
        <table:table-row table:style-name="ro2">
          <table:table-cell office:value-type="float" office:value="8002">
            <text:p>8002</text:p>
          </table:table-cell>
          <table:table-cell office:value-type="float" office:value="583">
            <text:p>583</text:p>
          </table:table-cell>
          <table:table-cell office:value-type="float" office:value="0">
            <text:p>0</text:p>
          </table:table-cell>
          <table:table-cell office:value-type="float" office:value="579">
            <text:p>579</text:p>
          </table:table-cell>
          <table:table-cell office:value-type="float" office:value="589">
            <text:p>589</text:p>
          </table:table-cell>
          <table:table-cell table:formula="of:=IF(AND([.B343]&gt;[.E343];[.H343]=1);1;&quot;&quot;)">
            <text:p/>
          </table:table-cell>
          <table:table-cell table:formula="of:=IF(AND([.B343]&lt;=[.E343];[.I343]=1);1;&quot;&quot;)">
            <text:p/>
          </table:table-cell>
          <table:table-cell table:formula="of:=IF(AND([.B343]&gt;[.D343];[.C343]=0);1;&quot;&quot;)" office:value-type="float" office:value="1">
            <text:p>1</text:p>
          </table:table-cell>
          <table:table-cell table:formula="of:=IF(AND([.B343]&lt;=[.D343];[.C343]=1);1;&quot;&quot;)">
            <text:p/>
          </table:table-cell>
          <table:table-cell table:formula="of:=IF(OR(AND([.G343]=1;[.I343]=1);AND([.F343]=1;[.H343]=1));1;&quot;&quot;)">
            <text:p/>
          </table:table-cell>
          <table:table-cell/>
          <table:table-cell table:formula="of:=([.D343]/[.E343]*100)-100" office:value-type="float" office:value="-1.69779286926996">
            <text:p>-1.6977928693</text:p>
          </table:table-cell>
          <table:table-cell table:formula="of:=IF(OR(AND([.B343]&gt;[.E343];[.C343]=0);AND([.B343]&lt;=[.E343];[.C343]=1));1;&quot;&quot;)">
            <text:p/>
          </table:table-cell>
        </table:table-row>
        <table:table-row table:style-name="ro2">
          <table:table-cell office:value-type="float" office:value="8012">
            <text:p>8012</text:p>
          </table:table-cell>
          <table:table-cell office:value-type="float" office:value="1386">
            <text:p>1386</text:p>
          </table:table-cell>
          <table:table-cell office:value-type="float" office:value="0">
            <text:p>0</text:p>
          </table:table-cell>
          <table:table-cell office:value-type="float" office:value="1363">
            <text:p>1363</text:p>
          </table:table-cell>
          <table:table-cell office:value-type="float" office:value="1414">
            <text:p>1414</text:p>
          </table:table-cell>
          <table:table-cell table:formula="of:=IF(AND([.B344]&gt;[.E344];[.H344]=1);1;&quot;&quot;)">
            <text:p/>
          </table:table-cell>
          <table:table-cell table:formula="of:=IF(AND([.B344]&lt;=[.E344];[.I344]=1);1;&quot;&quot;)">
            <text:p/>
          </table:table-cell>
          <table:table-cell table:formula="of:=IF(AND([.B344]&gt;[.D344];[.C344]=0);1;&quot;&quot;)" office:value-type="float" office:value="1">
            <text:p>1</text:p>
          </table:table-cell>
          <table:table-cell table:formula="of:=IF(AND([.B344]&lt;=[.D344];[.C344]=1);1;&quot;&quot;)">
            <text:p/>
          </table:table-cell>
          <table:table-cell table:formula="of:=IF(OR(AND([.G344]=1;[.I344]=1);AND([.F344]=1;[.H344]=1));1;&quot;&quot;)">
            <text:p/>
          </table:table-cell>
          <table:table-cell/>
          <table:table-cell table:formula="of:=([.D344]/[.E344]*100)-100" office:value-type="float" office:value="-3.6067892503536">
            <text:p>-3.6067892504</text:p>
          </table:table-cell>
          <table:table-cell table:formula="of:=IF(OR(AND([.B344]&gt;[.E344];[.C344]=0);AND([.B344]&lt;=[.E344];[.C344]=1));1;&quot;&quot;)">
            <text:p/>
          </table:table-cell>
        </table:table-row>
        <table:table-row table:style-name="ro2">
          <table:table-cell office:value-type="float" office:value="8015">
            <text:p>8015</text:p>
          </table:table-cell>
          <table:table-cell office:value-type="float" office:value="2513">
            <text:p>2513</text:p>
          </table:table-cell>
          <table:table-cell office:value-type="float" office:value="0">
            <text:p>0</text:p>
          </table:table-cell>
          <table:table-cell office:value-type="float" office:value="2483">
            <text:p>2483</text:p>
          </table:table-cell>
          <table:table-cell office:value-type="float" office:value="2536">
            <text:p>2536</text:p>
          </table:table-cell>
          <table:table-cell table:formula="of:=IF(AND([.B345]&gt;[.E345];[.H345]=1);1;&quot;&quot;)">
            <text:p/>
          </table:table-cell>
          <table:table-cell table:formula="of:=IF(AND([.B345]&lt;=[.E345];[.I345]=1);1;&quot;&quot;)">
            <text:p/>
          </table:table-cell>
          <table:table-cell table:formula="of:=IF(AND([.B345]&gt;[.D345];[.C345]=0);1;&quot;&quot;)" office:value-type="float" office:value="1">
            <text:p>1</text:p>
          </table:table-cell>
          <table:table-cell table:formula="of:=IF(AND([.B345]&lt;=[.D345];[.C345]=1);1;&quot;&quot;)">
            <text:p/>
          </table:table-cell>
          <table:table-cell table:formula="of:=IF(OR(AND([.G345]=1;[.I345]=1);AND([.F345]=1;[.H345]=1));1;&quot;&quot;)">
            <text:p/>
          </table:table-cell>
          <table:table-cell/>
          <table:table-cell table:formula="of:=([.D345]/[.E345]*100)-100" office:value-type="float" office:value="-2.08990536277602">
            <text:p>-2.0899053628</text:p>
          </table:table-cell>
          <table:table-cell table:formula="of:=IF(OR(AND([.B345]&gt;[.E345];[.C345]=0);AND([.B345]&lt;=[.E345];[.C345]=1));1;&quot;&quot;)">
            <text:p/>
          </table:table-cell>
        </table:table-row>
        <table:table-row table:style-name="ro2">
          <table:table-cell office:value-type="float" office:value="8020">
            <text:p>8020</text:p>
          </table:table-cell>
          <table:table-cell office:value-type="float" office:value="167">
            <text:p>167</text:p>
          </table:table-cell>
          <table:table-cell office:value-type="float" office:value="0">
            <text:p>0</text:p>
          </table:table-cell>
          <table:table-cell office:value-type="float" office:value="166">
            <text:p>166</text:p>
          </table:table-cell>
          <table:table-cell office:value-type="float" office:value="170">
            <text:p>170</text:p>
          </table:table-cell>
          <table:table-cell table:formula="of:=IF(AND([.B346]&gt;[.E346];[.H346]=1);1;&quot;&quot;)">
            <text:p/>
          </table:table-cell>
          <table:table-cell table:formula="of:=IF(AND([.B346]&lt;=[.E346];[.I346]=1);1;&quot;&quot;)">
            <text:p/>
          </table:table-cell>
          <table:table-cell table:formula="of:=IF(AND([.B346]&gt;[.D346];[.C346]=0);1;&quot;&quot;)" office:value-type="float" office:value="1">
            <text:p>1</text:p>
          </table:table-cell>
          <table:table-cell table:formula="of:=IF(AND([.B346]&lt;=[.D346];[.C346]=1);1;&quot;&quot;)">
            <text:p/>
          </table:table-cell>
          <table:table-cell table:formula="of:=IF(OR(AND([.G346]=1;[.I346]=1);AND([.F346]=1;[.H346]=1));1;&quot;&quot;)">
            <text:p/>
          </table:table-cell>
          <table:table-cell/>
          <table:table-cell table:formula="of:=([.D346]/[.E346]*100)-100" office:value-type="float" office:value="-2.35294117647059">
            <text:p>-2.3529411765</text:p>
          </table:table-cell>
          <table:table-cell table:formula="of:=IF(OR(AND([.B346]&gt;[.E346];[.C346]=0);AND([.B346]&lt;=[.E346];[.C346]=1));1;&quot;&quot;)">
            <text:p/>
          </table:table-cell>
        </table:table-row>
        <table:table-row table:style-name="ro2">
          <table:table-cell office:value-type="float" office:value="8028">
            <text:p>8028</text:p>
          </table:table-cell>
          <table:table-cell office:value-type="float" office:value="5450">
            <text:p>5450</text:p>
          </table:table-cell>
          <table:table-cell office:value-type="float" office:value="0">
            <text:p>0</text:p>
          </table:table-cell>
          <table:table-cell office:value-type="float" office:value="5375">
            <text:p>5375</text:p>
          </table:table-cell>
          <table:table-cell office:value-type="float" office:value="5500">
            <text:p>5500</text:p>
          </table:table-cell>
          <table:table-cell table:formula="of:=IF(AND([.B347]&gt;[.E347];[.H347]=1);1;&quot;&quot;)">
            <text:p/>
          </table:table-cell>
          <table:table-cell table:formula="of:=IF(AND([.B347]&lt;=[.E347];[.I347]=1);1;&quot;&quot;)">
            <text:p/>
          </table:table-cell>
          <table:table-cell table:formula="of:=IF(AND([.B347]&gt;[.D347];[.C347]=0);1;&quot;&quot;)" office:value-type="float" office:value="1">
            <text:p>1</text:p>
          </table:table-cell>
          <table:table-cell table:formula="of:=IF(AND([.B347]&lt;=[.D347];[.C347]=1);1;&quot;&quot;)">
            <text:p/>
          </table:table-cell>
          <table:table-cell table:formula="of:=IF(OR(AND([.G347]=1;[.I347]=1);AND([.F347]=1;[.H347]=1));1;&quot;&quot;)">
            <text:p/>
          </table:table-cell>
          <table:table-cell/>
          <table:table-cell table:formula="of:=([.D347]/[.E347]*100)-100" office:value-type="float" office:value="-2.27272727272727">
            <text:p>-2.2727272727</text:p>
          </table:table-cell>
          <table:table-cell table:formula="of:=IF(OR(AND([.B347]&gt;[.E347];[.C347]=0);AND([.B347]&lt;=[.E347];[.C347]=1));1;&quot;&quot;)">
            <text:p/>
          </table:table-cell>
        </table:table-row>
        <table:table-row table:style-name="ro2">
          <table:table-cell office:value-type="float" office:value="8031">
            <text:p>8031</text:p>
          </table:table-cell>
          <table:table-cell office:value-type="float" office:value="1340">
            <text:p>1340</text:p>
          </table:table-cell>
          <table:table-cell office:value-type="float" office:value="0">
            <text:p>0</text:p>
          </table:table-cell>
          <table:table-cell office:value-type="float" office:value="1326">
            <text:p>1326</text:p>
          </table:table-cell>
          <table:table-cell office:value-type="float" office:value="1357">
            <text:p>1357</text:p>
          </table:table-cell>
          <table:table-cell table:formula="of:=IF(AND([.B348]&gt;[.E348];[.H348]=1);1;&quot;&quot;)">
            <text:p/>
          </table:table-cell>
          <table:table-cell table:formula="of:=IF(AND([.B348]&lt;=[.E348];[.I348]=1);1;&quot;&quot;)">
            <text:p/>
          </table:table-cell>
          <table:table-cell table:formula="of:=IF(AND([.B348]&gt;[.D348];[.C348]=0);1;&quot;&quot;)" office:value-type="float" office:value="1">
            <text:p>1</text:p>
          </table:table-cell>
          <table:table-cell table:formula="of:=IF(AND([.B348]&lt;=[.D348];[.C348]=1);1;&quot;&quot;)">
            <text:p/>
          </table:table-cell>
          <table:table-cell table:formula="of:=IF(OR(AND([.G348]=1;[.I348]=1);AND([.F348]=1;[.H348]=1));1;&quot;&quot;)">
            <text:p/>
          </table:table-cell>
          <table:table-cell/>
          <table:table-cell table:formula="of:=([.D348]/[.E348]*100)-100" office:value-type="float" office:value="-2.28445099484156">
            <text:p>-2.2844509948</text:p>
          </table:table-cell>
          <table:table-cell table:formula="of:=IF(OR(AND([.B348]&gt;[.E348];[.C348]=0);AND([.B348]&lt;=[.E348];[.C348]=1));1;&quot;&quot;)">
            <text:p/>
          </table:table-cell>
        </table:table-row>
        <table:table-row table:style-name="ro2">
          <table:table-cell office:value-type="float" office:value="8036">
            <text:p>8036</text:p>
          </table:table-cell>
          <table:table-cell office:value-type="float" office:value="2577">
            <text:p>2577</text:p>
          </table:table-cell>
          <table:table-cell office:value-type="float" office:value="0">
            <text:p>0</text:p>
          </table:table-cell>
          <table:table-cell office:value-type="float" office:value="2531">
            <text:p>2531</text:p>
          </table:table-cell>
          <table:table-cell office:value-type="float" office:value="2595">
            <text:p>2595</text:p>
          </table:table-cell>
          <table:table-cell table:formula="of:=IF(AND([.B349]&gt;[.E349];[.H349]=1);1;&quot;&quot;)">
            <text:p/>
          </table:table-cell>
          <table:table-cell table:formula="of:=IF(AND([.B349]&lt;=[.E349];[.I349]=1);1;&quot;&quot;)">
            <text:p/>
          </table:table-cell>
          <table:table-cell table:formula="of:=IF(AND([.B349]&gt;[.D349];[.C349]=0);1;&quot;&quot;)" office:value-type="float" office:value="1">
            <text:p>1</text:p>
          </table:table-cell>
          <table:table-cell table:formula="of:=IF(AND([.B349]&lt;=[.D349];[.C349]=1);1;&quot;&quot;)">
            <text:p/>
          </table:table-cell>
          <table:table-cell table:formula="of:=IF(OR(AND([.G349]=1;[.I349]=1);AND([.F349]=1;[.H349]=1));1;&quot;&quot;)">
            <text:p/>
          </table:table-cell>
          <table:table-cell/>
          <table:table-cell table:formula="of:=([.D349]/[.E349]*100)-100" office:value-type="float" office:value="-2.46628131021195">
            <text:p>-2.4662813102</text:p>
          </table:table-cell>
          <table:table-cell table:formula="of:=IF(OR(AND([.B349]&gt;[.E349];[.C349]=0);AND([.B349]&lt;=[.E349];[.C349]=1));1;&quot;&quot;)">
            <text:p/>
          </table:table-cell>
        </table:table-row>
        <table:table-row table:style-name="ro2">
          <table:table-cell office:value-type="float" office:value="8043">
            <text:p>8043</text:p>
          </table:table-cell>
          <table:table-cell office:value-type="float" office:value="313">
            <text:p>313</text:p>
          </table:table-cell>
          <table:table-cell office:value-type="float" office:value="0">
            <text:p>0</text:p>
          </table:table-cell>
          <table:table-cell office:value-type="float" office:value="314">
            <text:p>314</text:p>
          </table:table-cell>
          <table:table-cell office:value-type="float" office:value="313">
            <text:p>313</text:p>
          </table:table-cell>
          <table:table-cell table:formula="of:=IF(AND([.B350]&gt;[.E350];[.H350]=1);1;&quot;&quot;)">
            <text:p/>
          </table:table-cell>
          <table:table-cell table:formula="of:=IF(AND([.B350]&lt;=[.E350];[.I350]=1);1;&quot;&quot;)">
            <text:p/>
          </table:table-cell>
          <table:table-cell table:formula="of:=IF(AND([.B350]&gt;[.D350];[.C350]=0);1;&quot;&quot;)">
            <text:p/>
          </table:table-cell>
          <table:table-cell table:formula="of:=IF(AND([.B350]&lt;=[.D350];[.C350]=1);1;&quot;&quot;)">
            <text:p/>
          </table:table-cell>
          <table:table-cell table:formula="of:=IF(OR(AND([.G350]=1;[.I350]=1);AND([.F350]=1;[.H350]=1));1;&quot;&quot;)">
            <text:p/>
          </table:table-cell>
          <table:table-cell/>
          <table:table-cell table:formula="of:=([.D350]/[.E350]*100)-100" office:value-type="float" office:value="0.319488817891369">
            <text:p>0.3194888179</text:p>
          </table:table-cell>
          <table:table-cell table:formula="of:=IF(OR(AND([.B350]&gt;[.E350];[.C350]=0);AND([.B350]&lt;=[.E350];[.C350]=1));1;&quot;&quot;)">
            <text:p/>
          </table:table-cell>
        </table:table-row>
        <table:table-row table:style-name="ro2">
          <table:table-cell office:value-type="float" office:value="8051">
            <text:p>8051</text:p>
          </table:table-cell>
          <table:table-cell office:value-type="float" office:value="985">
            <text:p>985</text:p>
          </table:table-cell>
          <table:table-cell office:value-type="float" office:value="0">
            <text:p>0</text:p>
          </table:table-cell>
          <table:table-cell office:value-type="float" office:value="965">
            <text:p>965</text:p>
          </table:table-cell>
          <table:table-cell office:value-type="float" office:value="977">
            <text:p>977</text:p>
          </table:table-cell>
          <table:table-cell table:formula="of:=IF(AND([.B351]&gt;[.E351];[.H351]=1);1;&quot;&quot;)" office:value-type="float" office:value="1">
            <text:p>1</text:p>
          </table:table-cell>
          <table:table-cell table:formula="of:=IF(AND([.B351]&lt;=[.E351];[.I351]=1);1;&quot;&quot;)">
            <text:p/>
          </table:table-cell>
          <table:table-cell table:formula="of:=IF(AND([.B351]&gt;[.D351];[.C351]=0);1;&quot;&quot;)" office:value-type="float" office:value="1">
            <text:p>1</text:p>
          </table:table-cell>
          <table:table-cell table:formula="of:=IF(AND([.B351]&lt;=[.D351];[.C351]=1);1;&quot;&quot;)">
            <text:p/>
          </table:table-cell>
          <table:table-cell table:formula="of:=IF(OR(AND([.G351]=1;[.I351]=1);AND([.F351]=1;[.H351]=1));1;&quot;&quot;)" office:value-type="float" office:value="1">
            <text:p>1</text:p>
          </table:table-cell>
          <table:table-cell/>
          <table:table-cell table:formula="of:=([.D351]/[.E351]*100)-100" office:value-type="float" office:value="-1.22824974411463">
            <text:p>-1.2282497441</text:p>
          </table:table-cell>
          <table:table-cell table:formula="of:=IF(OR(AND([.B351]&gt;[.E351];[.C351]=0);AND([.B351]&lt;=[.E351];[.C351]=1));1;&quot;&quot;)" office:value-type="float" office:value="1">
            <text:p>1</text:p>
          </table:table-cell>
        </table:table-row>
        <table:table-row table:style-name="ro2">
          <table:table-cell office:value-type="float" office:value="8053">
            <text:p>8053</text:p>
          </table:table-cell>
          <table:table-cell office:value-type="float" office:value="1152">
            <text:p>1152</text:p>
          </table:table-cell>
          <table:table-cell office:value-type="float" office:value="0">
            <text:p>0</text:p>
          </table:table-cell>
          <table:table-cell office:value-type="float" office:value="1141">
            <text:p>1141</text:p>
          </table:table-cell>
          <table:table-cell office:value-type="float" office:value="1169">
            <text:p>1169</text:p>
          </table:table-cell>
          <table:table-cell table:formula="of:=IF(AND([.B352]&gt;[.E352];[.H352]=1);1;&quot;&quot;)">
            <text:p/>
          </table:table-cell>
          <table:table-cell table:formula="of:=IF(AND([.B352]&lt;=[.E352];[.I352]=1);1;&quot;&quot;)">
            <text:p/>
          </table:table-cell>
          <table:table-cell table:formula="of:=IF(AND([.B352]&gt;[.D352];[.C352]=0);1;&quot;&quot;)" office:value-type="float" office:value="1">
            <text:p>1</text:p>
          </table:table-cell>
          <table:table-cell table:formula="of:=IF(AND([.B352]&lt;=[.D352];[.C352]=1);1;&quot;&quot;)">
            <text:p/>
          </table:table-cell>
          <table:table-cell table:formula="of:=IF(OR(AND([.G352]=1;[.I352]=1);AND([.F352]=1;[.H352]=1));1;&quot;&quot;)">
            <text:p/>
          </table:table-cell>
          <table:table-cell/>
          <table:table-cell table:formula="of:=([.D352]/[.E352]*100)-100" office:value-type="float" office:value="-2.39520958083833">
            <text:p>-2.3952095808</text:p>
          </table:table-cell>
          <table:table-cell table:formula="of:=IF(OR(AND([.B352]&gt;[.E352];[.C352]=0);AND([.B352]&lt;=[.E352];[.C352]=1));1;&quot;&quot;)">
            <text:p/>
          </table:table-cell>
        </table:table-row>
        <table:table-row table:style-name="ro2">
          <table:table-cell office:value-type="float" office:value="8056">
            <text:p>8056</text:p>
          </table:table-cell>
          <table:table-cell office:value-type="float" office:value="1233">
            <text:p>1233</text:p>
          </table:table-cell>
          <table:table-cell office:value-type="float" office:value="0">
            <text:p>0</text:p>
          </table:table-cell>
          <table:table-cell office:value-type="float" office:value="1206">
            <text:p>1206</text:p>
          </table:table-cell>
          <table:table-cell office:value-type="float" office:value="1252">
            <text:p>1252</text:p>
          </table:table-cell>
          <table:table-cell table:formula="of:=IF(AND([.B353]&gt;[.E353];[.H353]=1);1;&quot;&quot;)">
            <text:p/>
          </table:table-cell>
          <table:table-cell table:formula="of:=IF(AND([.B353]&lt;=[.E353];[.I353]=1);1;&quot;&quot;)">
            <text:p/>
          </table:table-cell>
          <table:table-cell table:formula="of:=IF(AND([.B353]&gt;[.D353];[.C353]=0);1;&quot;&quot;)" office:value-type="float" office:value="1">
            <text:p>1</text:p>
          </table:table-cell>
          <table:table-cell table:formula="of:=IF(AND([.B353]&lt;=[.D353];[.C353]=1);1;&quot;&quot;)">
            <text:p/>
          </table:table-cell>
          <table:table-cell table:formula="of:=IF(OR(AND([.G353]=1;[.I353]=1);AND([.F353]=1;[.H353]=1));1;&quot;&quot;)">
            <text:p/>
          </table:table-cell>
          <table:table-cell/>
          <table:table-cell table:formula="of:=([.D353]/[.E353]*100)-100" office:value-type="float" office:value="-3.6741214057508">
            <text:p>-3.6741214058</text:p>
          </table:table-cell>
          <table:table-cell table:formula="of:=IF(OR(AND([.B353]&gt;[.E353];[.C353]=0);AND([.B353]&lt;=[.E353];[.C353]=1));1;&quot;&quot;)">
            <text:p/>
          </table:table-cell>
        </table:table-row>
        <table:table-row table:style-name="ro2">
          <table:table-cell office:value-type="float" office:value="8058">
            <text:p>8058</text:p>
          </table:table-cell>
          <table:table-cell office:value-type="float" office:value="1953">
            <text:p>1953</text:p>
          </table:table-cell>
          <table:table-cell office:value-type="float" office:value="0">
            <text:p>0</text:p>
          </table:table-cell>
          <table:table-cell office:value-type="float" office:value="1925">
            <text:p>1925</text:p>
          </table:table-cell>
          <table:table-cell office:value-type="float" office:value="1974">
            <text:p>1974</text:p>
          </table:table-cell>
          <table:table-cell table:formula="of:=IF(AND([.B354]&gt;[.E354];[.H354]=1);1;&quot;&quot;)">
            <text:p/>
          </table:table-cell>
          <table:table-cell table:formula="of:=IF(AND([.B354]&lt;=[.E354];[.I354]=1);1;&quot;&quot;)">
            <text:p/>
          </table:table-cell>
          <table:table-cell table:formula="of:=IF(AND([.B354]&gt;[.D354];[.C354]=0);1;&quot;&quot;)" office:value-type="float" office:value="1">
            <text:p>1</text:p>
          </table:table-cell>
          <table:table-cell table:formula="of:=IF(AND([.B354]&lt;=[.D354];[.C354]=1);1;&quot;&quot;)">
            <text:p/>
          </table:table-cell>
          <table:table-cell table:formula="of:=IF(OR(AND([.G354]=1;[.I354]=1);AND([.F354]=1;[.H354]=1));1;&quot;&quot;)">
            <text:p/>
          </table:table-cell>
          <table:table-cell/>
          <table:table-cell table:formula="of:=([.D354]/[.E354]*100)-100" office:value-type="float" office:value="-2.48226950354609">
            <text:p>-2.4822695035</text:p>
          </table:table-cell>
          <table:table-cell table:formula="of:=IF(OR(AND([.B354]&gt;[.E354];[.C354]=0);AND([.B354]&lt;=[.E354];[.C354]=1));1;&quot;&quot;)">
            <text:p/>
          </table:table-cell>
        </table:table-row>
        <table:table-row table:style-name="ro2">
          <table:table-cell office:value-type="float" office:value="8088">
            <text:p>8088</text:p>
          </table:table-cell>
          <table:table-cell office:value-type="float" office:value="678">
            <text:p>678</text:p>
          </table:table-cell>
          <table:table-cell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697">
            <text:p>697</text:p>
          </table:table-cell>
          <table:table-cell table:formula="of:=IF(AND([.B355]&gt;[.E355];[.H355]=1);1;&quot;&quot;)">
            <text:p/>
          </table:table-cell>
          <table:table-cell table:formula="of:=IF(AND([.B355]&lt;=[.E355];[.I355]=1);1;&quot;&quot;)">
            <text:p/>
          </table:table-cell>
          <table:table-cell table:formula="of:=IF(AND([.B355]&gt;[.D355];[.C355]=0);1;&quot;&quot;)" office:value-type="float" office:value="1">
            <text:p>1</text:p>
          </table:table-cell>
          <table:table-cell table:formula="of:=IF(AND([.B355]&lt;=[.D355];[.C355]=1);1;&quot;&quot;)">
            <text:p/>
          </table:table-cell>
          <table:table-cell table:formula="of:=IF(OR(AND([.G355]=1;[.I355]=1);AND([.F355]=1;[.H355]=1));1;&quot;&quot;)">
            <text:p/>
          </table:table-cell>
          <table:table-cell/>
          <table:table-cell table:formula="of:=([.D355]/[.E355]*100)-100" office:value-type="float" office:value="-3.87374461979914">
            <text:p>-3.8737446198</text:p>
          </table:table-cell>
          <table:table-cell table:formula="of:=IF(OR(AND([.B355]&gt;[.E355];[.C355]=0);AND([.B355]&lt;=[.E355];[.C355]=1));1;&quot;&quot;)">
            <text:p/>
          </table:table-cell>
        </table:table-row>
        <table:table-row table:style-name="ro2">
          <table:table-cell office:value-type="float" office:value="8113">
            <text:p>8113</text:p>
          </table:table-cell>
          <table:table-cell office:value-type="float" office:value="2114">
            <text:p>2114</text:p>
          </table:table-cell>
          <table:table-cell office:value-type="float" office:value="0">
            <text:p>0</text:p>
          </table:table-cell>
          <table:table-cell office:value-type="float" office:value="2099">
            <text:p>2099</text:p>
          </table:table-cell>
          <table:table-cell office:value-type="float" office:value="2205">
            <text:p>2205</text:p>
          </table:table-cell>
          <table:table-cell table:formula="of:=IF(AND([.B356]&gt;[.E356];[.H356]=1);1;&quot;&quot;)">
            <text:p/>
          </table:table-cell>
          <table:table-cell table:formula="of:=IF(AND([.B356]&lt;=[.E356];[.I356]=1);1;&quot;&quot;)">
            <text:p/>
          </table:table-cell>
          <table:table-cell table:formula="of:=IF(AND([.B356]&gt;[.D356];[.C356]=0);1;&quot;&quot;)" office:value-type="float" office:value="1">
            <text:p>1</text:p>
          </table:table-cell>
          <table:table-cell table:formula="of:=IF(AND([.B356]&lt;=[.D356];[.C356]=1);1;&quot;&quot;)">
            <text:p/>
          </table:table-cell>
          <table:table-cell table:formula="of:=IF(OR(AND([.G356]=1;[.I356]=1);AND([.F356]=1;[.H356]=1));1;&quot;&quot;)">
            <text:p/>
          </table:table-cell>
          <table:table-cell/>
          <table:table-cell table:formula="of:=([.D356]/[.E356]*100)-100" office:value-type="float" office:value="-4.80725623582767">
            <text:p>-4.8072562358</text:p>
          </table:table-cell>
          <table:table-cell table:formula="of:=IF(OR(AND([.B356]&gt;[.E356];[.C356]=0);AND([.B356]&lt;=[.E356];[.C356]=1));1;&quot;&quot;)">
            <text:p/>
          </table:table-cell>
        </table:table-row>
        <table:table-row table:style-name="ro2">
          <table:table-cell office:value-type="float" office:value="8114">
            <text:p>8114</text:p>
          </table:table-cell>
          <table:table-cell office:value-type="float" office:value="1687">
            <text:p>1687</text:p>
          </table:table-cell>
          <table:table-cell office:value-type="float" office:value="0">
            <text:p>0</text:p>
          </table:table-cell>
          <table:table-cell office:value-type="float" office:value="1648">
            <text:p>1648</text:p>
          </table:table-cell>
          <table:table-cell office:value-type="float" office:value="1682">
            <text:p>1682</text:p>
          </table:table-cell>
          <table:table-cell table:formula="of:=IF(AND([.B357]&gt;[.E357];[.H357]=1);1;&quot;&quot;)" office:value-type="float" office:value="1">
            <text:p>1</text:p>
          </table:table-cell>
          <table:table-cell table:formula="of:=IF(AND([.B357]&lt;=[.E357];[.I357]=1);1;&quot;&quot;)">
            <text:p/>
          </table:table-cell>
          <table:table-cell table:formula="of:=IF(AND([.B357]&gt;[.D357];[.C357]=0);1;&quot;&quot;)" office:value-type="float" office:value="1">
            <text:p>1</text:p>
          </table:table-cell>
          <table:table-cell table:formula="of:=IF(AND([.B357]&lt;=[.D357];[.C357]=1);1;&quot;&quot;)">
            <text:p/>
          </table:table-cell>
          <table:table-cell table:formula="of:=IF(OR(AND([.G357]=1;[.I357]=1);AND([.F357]=1;[.H357]=1));1;&quot;&quot;)" office:value-type="float" office:value="1">
            <text:p>1</text:p>
          </table:table-cell>
          <table:table-cell/>
          <table:table-cell table:formula="of:=([.D357]/[.E357]*100)-100" office:value-type="float" office:value="-2.02140309155767">
            <text:p>-2.0214030916</text:p>
          </table:table-cell>
          <table:table-cell table:formula="of:=IF(OR(AND([.B357]&gt;[.E357];[.C357]=0);AND([.B357]&lt;=[.E357];[.C357]=1));1;&quot;&quot;)" office:value-type="float" office:value="1">
            <text:p>1</text:p>
          </table:table-cell>
        </table:table-row>
        <table:table-row table:style-name="ro2">
          <table:table-cell office:value-type="float" office:value="8129">
            <text:p>8129</text:p>
          </table:table-cell>
          <table:table-cell office:value-type="float" office:value="2488">
            <text:p>2488</text:p>
          </table:table-cell>
          <table:table-cell office:value-type="float" office:value="0">
            <text:p>0</text:p>
          </table:table-cell>
          <table:table-cell office:value-type="float" office:value="2462">
            <text:p>2462</text:p>
          </table:table-cell>
          <table:table-cell office:value-type="float" office:value="2545">
            <text:p>2545</text:p>
          </table:table-cell>
          <table:table-cell table:formula="of:=IF(AND([.B358]&gt;[.E358];[.H358]=1);1;&quot;&quot;)">
            <text:p/>
          </table:table-cell>
          <table:table-cell table:formula="of:=IF(AND([.B358]&lt;=[.E358];[.I358]=1);1;&quot;&quot;)">
            <text:p/>
          </table:table-cell>
          <table:table-cell table:formula="of:=IF(AND([.B358]&gt;[.D358];[.C358]=0);1;&quot;&quot;)" office:value-type="float" office:value="1">
            <text:p>1</text:p>
          </table:table-cell>
          <table:table-cell table:formula="of:=IF(AND([.B358]&lt;=[.D358];[.C358]=1);1;&quot;&quot;)">
            <text:p/>
          </table:table-cell>
          <table:table-cell table:formula="of:=IF(OR(AND([.G358]=1;[.I358]=1);AND([.F358]=1;[.H358]=1));1;&quot;&quot;)">
            <text:p/>
          </table:table-cell>
          <table:table-cell/>
          <table:table-cell table:formula="of:=([.D358]/[.E358]*100)-100" office:value-type="float" office:value="-3.26129666011788">
            <text:p>-3.2612966601</text:p>
          </table:table-cell>
          <table:table-cell table:formula="of:=IF(OR(AND([.B358]&gt;[.E358];[.C358]=0);AND([.B358]&lt;=[.E358];[.C358]=1));1;&quot;&quot;)">
            <text:p/>
          </table:table-cell>
        </table:table-row>
        <table:table-row table:style-name="ro2">
          <table:table-cell office:value-type="float" office:value="8136">
            <text:p>8136</text:p>
          </table:table-cell>
          <table:table-cell office:value-type="float" office:value="3255">
            <text:p>3255</text:p>
          </table:table-cell>
          <table:table-cell office:value-type="float" office:value="0">
            <text:p>0</text:p>
          </table:table-cell>
          <table:table-cell office:value-type="float" office:value="3215">
            <text:p>3215</text:p>
          </table:table-cell>
          <table:table-cell office:value-type="float" office:value="3300">
            <text:p>3300</text:p>
          </table:table-cell>
          <table:table-cell table:formula="of:=IF(AND([.B359]&gt;[.E359];[.H359]=1);1;&quot;&quot;)">
            <text:p/>
          </table:table-cell>
          <table:table-cell table:formula="of:=IF(AND([.B359]&lt;=[.E359];[.I359]=1);1;&quot;&quot;)">
            <text:p/>
          </table:table-cell>
          <table:table-cell table:formula="of:=IF(AND([.B359]&gt;[.D359];[.C359]=0);1;&quot;&quot;)" office:value-type="float" office:value="1">
            <text:p>1</text:p>
          </table:table-cell>
          <table:table-cell table:formula="of:=IF(AND([.B359]&lt;=[.D359];[.C359]=1);1;&quot;&quot;)">
            <text:p/>
          </table:table-cell>
          <table:table-cell table:formula="of:=IF(OR(AND([.G359]=1;[.I359]=1);AND([.F359]=1;[.H359]=1));1;&quot;&quot;)">
            <text:p/>
          </table:table-cell>
          <table:table-cell/>
          <table:table-cell table:formula="of:=([.D359]/[.E359]*100)-100" office:value-type="float" office:value="-2.57575757575758">
            <text:p>-2.5757575758</text:p>
          </table:table-cell>
          <table:table-cell table:formula="of:=IF(OR(AND([.B359]&gt;[.E359];[.C359]=0);AND([.B359]&lt;=[.E359];[.C359]=1));1;&quot;&quot;)">
            <text:p/>
          </table:table-cell>
        </table:table-row>
        <table:table-row table:style-name="ro2">
          <table:table-cell office:value-type="float" office:value="8137">
            <text:p>8137</text:p>
          </table:table-cell>
          <table:table-cell office:value-type="float" office:value="1058">
            <text:p>1058</text:p>
          </table:table-cell>
          <table:table-cell office:value-type="float" office:value="0">
            <text:p>0</text:p>
          </table:table-cell>
          <table:table-cell office:value-type="float" office:value="1043">
            <text:p>1043</text:p>
          </table:table-cell>
          <table:table-cell office:value-type="float" office:value="1065">
            <text:p>1065</text:p>
          </table:table-cell>
          <table:table-cell table:formula="of:=IF(AND([.B360]&gt;[.E360];[.H360]=1);1;&quot;&quot;)">
            <text:p/>
          </table:table-cell>
          <table:table-cell table:formula="of:=IF(AND([.B360]&lt;=[.E360];[.I360]=1);1;&quot;&quot;)">
            <text:p/>
          </table:table-cell>
          <table:table-cell table:formula="of:=IF(AND([.B360]&gt;[.D360];[.C360]=0);1;&quot;&quot;)" office:value-type="float" office:value="1">
            <text:p>1</text:p>
          </table:table-cell>
          <table:table-cell table:formula="of:=IF(AND([.B360]&lt;=[.D360];[.C360]=1);1;&quot;&quot;)">
            <text:p/>
          </table:table-cell>
          <table:table-cell table:formula="of:=IF(OR(AND([.G360]=1;[.I360]=1);AND([.F360]=1;[.H360]=1));1;&quot;&quot;)">
            <text:p/>
          </table:table-cell>
          <table:table-cell/>
          <table:table-cell table:formula="of:=([.D360]/[.E360]*100)-100" office:value-type="float" office:value="-2.06572769953051">
            <text:p>-2.0657276995</text:p>
          </table:table-cell>
          <table:table-cell table:formula="of:=IF(OR(AND([.B360]&gt;[.E360];[.C360]=0);AND([.B360]&lt;=[.E360];[.C360]=1));1;&quot;&quot;)">
            <text:p/>
          </table:table-cell>
        </table:table-row>
        <table:table-row table:style-name="ro2">
          <table:table-cell office:value-type="float" office:value="8184">
            <text:p>8184</text:p>
          </table:table-cell>
          <table:table-cell office:value-type="float" office:value="2618">
            <text:p>2618</text:p>
          </table:table-cell>
          <table:table-cell office:value-type="float" office:value="0">
            <text:p>0</text:p>
          </table:table-cell>
          <table:table-cell office:value-type="float" office:value="2576">
            <text:p>2576</text:p>
          </table:table-cell>
          <table:table-cell office:value-type="float" office:value="2657">
            <text:p>2657</text:p>
          </table:table-cell>
          <table:table-cell table:formula="of:=IF(AND([.B361]&gt;[.E361];[.H361]=1);1;&quot;&quot;)">
            <text:p/>
          </table:table-cell>
          <table:table-cell table:formula="of:=IF(AND([.B361]&lt;=[.E361];[.I361]=1);1;&quot;&quot;)">
            <text:p/>
          </table:table-cell>
          <table:table-cell table:formula="of:=IF(AND([.B361]&gt;[.D361];[.C361]=0);1;&quot;&quot;)" office:value-type="float" office:value="1">
            <text:p>1</text:p>
          </table:table-cell>
          <table:table-cell table:formula="of:=IF(AND([.B361]&lt;=[.D361];[.C361]=1);1;&quot;&quot;)">
            <text:p/>
          </table:table-cell>
          <table:table-cell table:formula="of:=IF(OR(AND([.G361]=1;[.I361]=1);AND([.F361]=1;[.H361]=1));1;&quot;&quot;)">
            <text:p/>
          </table:table-cell>
          <table:table-cell/>
          <table:table-cell table:formula="of:=([.D361]/[.E361]*100)-100" office:value-type="float" office:value="-3.04855099736545">
            <text:p>-3.0485509974</text:p>
          </table:table-cell>
          <table:table-cell table:formula="of:=IF(OR(AND([.B361]&gt;[.E361];[.C361]=0);AND([.B361]&lt;=[.E361];[.C361]=1));1;&quot;&quot;)">
            <text:p/>
          </table:table-cell>
        </table:table-row>
        <table:table-row table:style-name="ro2">
          <table:table-cell office:value-type="float" office:value="8214">
            <text:p>8214</text:p>
          </table:table-cell>
          <table:table-cell office:value-type="float" office:value="1453">
            <text:p>1453</text:p>
          </table:table-cell>
          <table:table-cell office:value-type="float" office:value="0">
            <text:p>0</text:p>
          </table:table-cell>
          <table:table-cell office:value-type="float" office:value="1445">
            <text:p>1445</text:p>
          </table:table-cell>
          <table:table-cell office:value-type="float" office:value="1475">
            <text:p>1475</text:p>
          </table:table-cell>
          <table:table-cell table:formula="of:=IF(AND([.B362]&gt;[.E362];[.H362]=1);1;&quot;&quot;)">
            <text:p/>
          </table:table-cell>
          <table:table-cell table:formula="of:=IF(AND([.B362]&lt;=[.E362];[.I362]=1);1;&quot;&quot;)">
            <text:p/>
          </table:table-cell>
          <table:table-cell table:formula="of:=IF(AND([.B362]&gt;[.D362];[.C362]=0);1;&quot;&quot;)" office:value-type="float" office:value="1">
            <text:p>1</text:p>
          </table:table-cell>
          <table:table-cell table:formula="of:=IF(AND([.B362]&lt;=[.D362];[.C362]=1);1;&quot;&quot;)">
            <text:p/>
          </table:table-cell>
          <table:table-cell table:formula="of:=IF(OR(AND([.G362]=1;[.I362]=1);AND([.F362]=1;[.H362]=1));1;&quot;&quot;)">
            <text:p/>
          </table:table-cell>
          <table:table-cell/>
          <table:table-cell table:formula="of:=([.D362]/[.E362]*100)-100" office:value-type="float" office:value="-2.03389830508475">
            <text:p>-2.0338983051</text:p>
          </table:table-cell>
          <table:table-cell table:formula="of:=IF(OR(AND([.B362]&gt;[.E362];[.C362]=0);AND([.B362]&lt;=[.E362];[.C362]=1));1;&quot;&quot;)">
            <text:p/>
          </table:table-cell>
        </table:table-row>
        <table:table-row table:style-name="ro2">
          <table:table-cell office:value-type="float" office:value="8218">
            <text:p>8218</text:p>
          </table:table-cell>
          <table:table-cell office:value-type="float" office:value="2587">
            <text:p>2587</text:p>
          </table:table-cell>
          <table:table-cell office:value-type="float" office:value="0">
            <text:p>0</text:p>
          </table:table-cell>
          <table:table-cell office:value-type="float" office:value="2564">
            <text:p>2564</text:p>
          </table:table-cell>
          <table:table-cell office:value-type="float" office:value="2637">
            <text:p>2637</text:p>
          </table:table-cell>
          <table:table-cell table:formula="of:=IF(AND([.B363]&gt;[.E363];[.H363]=1);1;&quot;&quot;)">
            <text:p/>
          </table:table-cell>
          <table:table-cell table:formula="of:=IF(AND([.B363]&lt;=[.E363];[.I363]=1);1;&quot;&quot;)">
            <text:p/>
          </table:table-cell>
          <table:table-cell table:formula="of:=IF(AND([.B363]&gt;[.D363];[.C363]=0);1;&quot;&quot;)" office:value-type="float" office:value="1">
            <text:p>1</text:p>
          </table:table-cell>
          <table:table-cell table:formula="of:=IF(AND([.B363]&lt;=[.D363];[.C363]=1);1;&quot;&quot;)">
            <text:p/>
          </table:table-cell>
          <table:table-cell table:formula="of:=IF(OR(AND([.G363]=1;[.I363]=1);AND([.F363]=1;[.H363]=1));1;&quot;&quot;)">
            <text:p/>
          </table:table-cell>
          <table:table-cell/>
          <table:table-cell table:formula="of:=([.D363]/[.E363]*100)-100" office:value-type="float" office:value="-2.76829730754645">
            <text:p>-2.7682973075</text:p>
          </table:table-cell>
          <table:table-cell table:formula="of:=IF(OR(AND([.B363]&gt;[.E363];[.C363]=0);AND([.B363]&lt;=[.E363];[.C363]=1));1;&quot;&quot;)">
            <text:p/>
          </table:table-cell>
        </table:table-row>
        <table:table-row table:style-name="ro2">
          <table:table-cell office:value-type="float" office:value="8227">
            <text:p>8227</text:p>
          </table:table-cell>
          <table:table-cell office:value-type="float" office:value="12860">
            <text:p>12860</text:p>
          </table:table-cell>
          <table:table-cell office:value-type="float" office:value="0">
            <text:p>0</text:p>
          </table:table-cell>
          <table:table-cell office:value-type="float" office:value="12585">
            <text:p>12585</text:p>
          </table:table-cell>
          <table:table-cell office:value-type="float" office:value="13080">
            <text:p>13080</text:p>
          </table:table-cell>
          <table:table-cell table:formula="of:=IF(AND([.B364]&gt;[.E364];[.H364]=1);1;&quot;&quot;)">
            <text:p/>
          </table:table-cell>
          <table:table-cell table:formula="of:=IF(AND([.B364]&lt;=[.E364];[.I364]=1);1;&quot;&quot;)">
            <text:p/>
          </table:table-cell>
          <table:table-cell table:formula="of:=IF(AND([.B364]&gt;[.D364];[.C364]=0);1;&quot;&quot;)" office:value-type="float" office:value="1">
            <text:p>1</text:p>
          </table:table-cell>
          <table:table-cell table:formula="of:=IF(AND([.B364]&lt;=[.D364];[.C364]=1);1;&quot;&quot;)">
            <text:p/>
          </table:table-cell>
          <table:table-cell table:formula="of:=IF(OR(AND([.G364]=1;[.I364]=1);AND([.F364]=1;[.H364]=1));1;&quot;&quot;)">
            <text:p/>
          </table:table-cell>
          <table:table-cell/>
          <table:table-cell table:formula="of:=([.D364]/[.E364]*100)-100" office:value-type="float" office:value="-3.78440366972477">
            <text:p>-3.7844036697</text:p>
          </table:table-cell>
          <table:table-cell table:formula="of:=IF(OR(AND([.B364]&gt;[.E364];[.C364]=0);AND([.B364]&lt;=[.E364];[.C364]=1));1;&quot;&quot;)">
            <text:p/>
          </table:table-cell>
        </table:table-row>
        <table:table-row table:style-name="ro2">
          <table:table-cell office:value-type="float" office:value="8233">
            <text:p>8233</text:p>
          </table:table-cell>
          <table:table-cell office:value-type="float" office:value="965">
            <text:p>965</text:p>
          </table:table-cell>
          <table:table-cell office:value-type="float" office:value="0">
            <text:p>0</text:p>
          </table:table-cell>
          <table:table-cell office:value-type="float" office:value="951">
            <text:p>951</text:p>
          </table:table-cell>
          <table:table-cell office:value-type="float" office:value="976">
            <text:p>976</text:p>
          </table:table-cell>
          <table:table-cell table:formula="of:=IF(AND([.B365]&gt;[.E365];[.H365]=1);1;&quot;&quot;)">
            <text:p/>
          </table:table-cell>
          <table:table-cell table:formula="of:=IF(AND([.B365]&lt;=[.E365];[.I365]=1);1;&quot;&quot;)">
            <text:p/>
          </table:table-cell>
          <table:table-cell table:formula="of:=IF(AND([.B365]&gt;[.D365];[.C365]=0);1;&quot;&quot;)" office:value-type="float" office:value="1">
            <text:p>1</text:p>
          </table:table-cell>
          <table:table-cell table:formula="of:=IF(AND([.B365]&lt;=[.D365];[.C365]=1);1;&quot;&quot;)">
            <text:p/>
          </table:table-cell>
          <table:table-cell table:formula="of:=IF(OR(AND([.G365]=1;[.I365]=1);AND([.F365]=1;[.H365]=1));1;&quot;&quot;)">
            <text:p/>
          </table:table-cell>
          <table:table-cell/>
          <table:table-cell table:formula="of:=([.D365]/[.E365]*100)-100" office:value-type="float" office:value="-2.56147540983606">
            <text:p>-2.5614754098</text:p>
          </table:table-cell>
          <table:table-cell table:formula="of:=IF(OR(AND([.B365]&gt;[.E365];[.C365]=0);AND([.B365]&lt;=[.E365];[.C365]=1));1;&quot;&quot;)">
            <text:p/>
          </table:table-cell>
        </table:table-row>
        <table:table-row table:style-name="ro2">
          <table:table-cell office:value-type="float" office:value="8253">
            <text:p>8253</text:p>
          </table:table-cell>
          <table:table-cell office:value-type="float" office:value="2165">
            <text:p>2165</text:p>
          </table:table-cell>
          <table:table-cell office:value-type="float" office:value="0">
            <text:p>0</text:p>
          </table:table-cell>
          <table:table-cell office:value-type="float" office:value="2131">
            <text:p>2131</text:p>
          </table:table-cell>
          <table:table-cell office:value-type="float" office:value="2241">
            <text:p>2241</text:p>
          </table:table-cell>
          <table:table-cell table:formula="of:=IF(AND([.B366]&gt;[.E366];[.H366]=1);1;&quot;&quot;)">
            <text:p/>
          </table:table-cell>
          <table:table-cell table:formula="of:=IF(AND([.B366]&lt;=[.E366];[.I366]=1);1;&quot;&quot;)">
            <text:p/>
          </table:table-cell>
          <table:table-cell table:formula="of:=IF(AND([.B366]&gt;[.D366];[.C366]=0);1;&quot;&quot;)" office:value-type="float" office:value="1">
            <text:p>1</text:p>
          </table:table-cell>
          <table:table-cell table:formula="of:=IF(AND([.B366]&lt;=[.D366];[.C366]=1);1;&quot;&quot;)">
            <text:p/>
          </table:table-cell>
          <table:table-cell table:formula="of:=IF(OR(AND([.G366]=1;[.I366]=1);AND([.F366]=1;[.H366]=1));1;&quot;&quot;)">
            <text:p/>
          </table:table-cell>
          <table:table-cell/>
          <table:table-cell table:formula="of:=([.D366]/[.E366]*100)-100" office:value-type="float" office:value="-4.90852298081214">
            <text:p>-4.9085229808</text:p>
          </table:table-cell>
          <table:table-cell table:formula="of:=IF(OR(AND([.B366]&gt;[.E366];[.C366]=0);AND([.B366]&lt;=[.E366];[.C366]=1));1;&quot;&quot;)">
            <text:p/>
          </table:table-cell>
        </table:table-row>
        <table:table-row table:style-name="ro2">
          <table:table-cell office:value-type="float" office:value="8267">
            <text:p>8267</text:p>
          </table:table-cell>
          <table:table-cell office:value-type="float" office:value="1855">
            <text:p>1855</text:p>
          </table:table-cell>
          <table:table-cell office:value-type="float" office:value="0">
            <text:p>0</text:p>
          </table:table-cell>
          <table:table-cell office:value-type="float" office:value="1825">
            <text:p>1825</text:p>
          </table:table-cell>
          <table:table-cell office:value-type="float" office:value="1918">
            <text:p>1918</text:p>
          </table:table-cell>
          <table:table-cell table:formula="of:=IF(AND([.B367]&gt;[.E367];[.H367]=1);1;&quot;&quot;)">
            <text:p/>
          </table:table-cell>
          <table:table-cell table:formula="of:=IF(AND([.B367]&lt;=[.E367];[.I367]=1);1;&quot;&quot;)">
            <text:p/>
          </table:table-cell>
          <table:table-cell table:formula="of:=IF(AND([.B367]&gt;[.D367];[.C367]=0);1;&quot;&quot;)" office:value-type="float" office:value="1">
            <text:p>1</text:p>
          </table:table-cell>
          <table:table-cell table:formula="of:=IF(AND([.B367]&lt;=[.D367];[.C367]=1);1;&quot;&quot;)">
            <text:p/>
          </table:table-cell>
          <table:table-cell table:formula="of:=IF(OR(AND([.G367]=1;[.I367]=1);AND([.F367]=1;[.H367]=1));1;&quot;&quot;)">
            <text:p/>
          </table:table-cell>
          <table:table-cell/>
          <table:table-cell table:formula="of:=([.D367]/[.E367]*100)-100" office:value-type="float" office:value="-4.84880083420229">
            <text:p>-4.8488008342</text:p>
          </table:table-cell>
          <table:table-cell table:formula="of:=IF(OR(AND([.B367]&gt;[.E367];[.C367]=0);AND([.B367]&lt;=[.E367];[.C367]=1));1;&quot;&quot;)">
            <text:p/>
          </table:table-cell>
        </table:table-row>
        <table:table-row table:style-name="ro2">
          <table:table-cell office:value-type="float" office:value="8270">
            <text:p>8270</text:p>
          </table:table-cell>
          <table:table-cell office:value-type="float" office:value="752">
            <text:p>752</text:p>
          </table:table-cell>
          <table:table-cell office:value-type="float" office:value="0">
            <text:p>0</text:p>
          </table:table-cell>
          <table:table-cell office:value-type="float" office:value="740">
            <text:p>740</text:p>
          </table:table-cell>
          <table:table-cell office:value-type="float" office:value="757">
            <text:p>757</text:p>
          </table:table-cell>
          <table:table-cell table:formula="of:=IF(AND([.B368]&gt;[.E368];[.H368]=1);1;&quot;&quot;)">
            <text:p/>
          </table:table-cell>
          <table:table-cell table:formula="of:=IF(AND([.B368]&lt;=[.E368];[.I368]=1);1;&quot;&quot;)">
            <text:p/>
          </table:table-cell>
          <table:table-cell table:formula="of:=IF(AND([.B368]&gt;[.D368];[.C368]=0);1;&quot;&quot;)" office:value-type="float" office:value="1">
            <text:p>1</text:p>
          </table:table-cell>
          <table:table-cell table:formula="of:=IF(AND([.B368]&lt;=[.D368];[.C368]=1);1;&quot;&quot;)">
            <text:p/>
          </table:table-cell>
          <table:table-cell table:formula="of:=IF(OR(AND([.G368]=1;[.I368]=1);AND([.F368]=1;[.H368]=1));1;&quot;&quot;)">
            <text:p/>
          </table:table-cell>
          <table:table-cell/>
          <table:table-cell table:formula="of:=([.D368]/[.E368]*100)-100" office:value-type="float" office:value="-2.24570673712022">
            <text:p>-2.2457067371</text:p>
          </table:table-cell>
          <table:table-cell table:formula="of:=IF(OR(AND([.B368]&gt;[.E368];[.C368]=0);AND([.B368]&lt;=[.E368];[.C368]=1));1;&quot;&quot;)">
            <text:p/>
          </table:table-cell>
        </table:table-row>
        <table:table-row table:style-name="ro2">
          <table:table-cell office:value-type="float" office:value="8273">
            <text:p>8273</text:p>
          </table:table-cell>
          <table:table-cell office:value-type="float" office:value="4835">
            <text:p>4835</text:p>
          </table:table-cell>
          <table:table-cell office:value-type="float" office:value="0">
            <text:p>0</text:p>
          </table:table-cell>
          <table:table-cell office:value-type="float" office:value="4724">
            <text:p>4724</text:p>
          </table:table-cell>
          <table:table-cell office:value-type="float" office:value="4955">
            <text:p>4955</text:p>
          </table:table-cell>
          <table:table-cell table:formula="of:=IF(AND([.B369]&gt;[.E369];[.H369]=1);1;&quot;&quot;)">
            <text:p/>
          </table:table-cell>
          <table:table-cell table:formula="of:=IF(AND([.B369]&lt;=[.E369];[.I369]=1);1;&quot;&quot;)">
            <text:p/>
          </table:table-cell>
          <table:table-cell table:formula="of:=IF(AND([.B369]&gt;[.D369];[.C369]=0);1;&quot;&quot;)" office:value-type="float" office:value="1">
            <text:p>1</text:p>
          </table:table-cell>
          <table:table-cell table:formula="of:=IF(AND([.B369]&lt;=[.D369];[.C369]=1);1;&quot;&quot;)">
            <text:p/>
          </table:table-cell>
          <table:table-cell table:formula="of:=IF(OR(AND([.G369]=1;[.I369]=1);AND([.F369]=1;[.H369]=1));1;&quot;&quot;)">
            <text:p/>
          </table:table-cell>
          <table:table-cell/>
          <table:table-cell table:formula="of:=([.D369]/[.E369]*100)-100" office:value-type="float" office:value="-4.6619576185671">
            <text:p>-4.6619576186</text:p>
          </table:table-cell>
          <table:table-cell table:formula="of:=IF(OR(AND([.B369]&gt;[.E369];[.C369]=0);AND([.B369]&lt;=[.E369];[.C369]=1));1;&quot;&quot;)">
            <text:p/>
          </table:table-cell>
        </table:table-row>
        <table:table-row table:style-name="ro2">
          <table:table-cell office:value-type="float" office:value="8282">
            <text:p>8282</text:p>
          </table:table-cell>
          <table:table-cell office:value-type="float" office:value="3750">
            <text:p>3750</text:p>
          </table:table-cell>
          <table:table-cell office:value-type="float" office:value="0">
            <text:p>0</text:p>
          </table:table-cell>
          <table:table-cell office:value-type="float" office:value="3717">
            <text:p>3717</text:p>
          </table:table-cell>
          <table:table-cell office:value-type="float" office:value="3940">
            <text:p>3940</text:p>
          </table:table-cell>
          <table:table-cell table:formula="of:=IF(AND([.B370]&gt;[.E370];[.H370]=1);1;&quot;&quot;)">
            <text:p/>
          </table:table-cell>
          <table:table-cell table:formula="of:=IF(AND([.B370]&lt;=[.E370];[.I370]=1);1;&quot;&quot;)">
            <text:p/>
          </table:table-cell>
          <table:table-cell table:formula="of:=IF(AND([.B370]&gt;[.D370];[.C370]=0);1;&quot;&quot;)" office:value-type="float" office:value="1">
            <text:p>1</text:p>
          </table:table-cell>
          <table:table-cell table:formula="of:=IF(AND([.B370]&lt;=[.D370];[.C370]=1);1;&quot;&quot;)">
            <text:p/>
          </table:table-cell>
          <table:table-cell table:formula="of:=IF(OR(AND([.G370]=1;[.I370]=1);AND([.F370]=1;[.H370]=1));1;&quot;&quot;)">
            <text:p/>
          </table:table-cell>
          <table:table-cell/>
          <table:table-cell table:formula="of:=([.D370]/[.E370]*100)-100" office:value-type="float" office:value="-5.65989847715737">
            <text:p>-5.6598984772</text:p>
          </table:table-cell>
          <table:table-cell table:formula="of:=IF(OR(AND([.B370]&gt;[.E370];[.C370]=0);AND([.B370]&lt;=[.E370];[.C370]=1));1;&quot;&quot;)">
            <text:p/>
          </table:table-cell>
        </table:table-row>
        <table:table-row table:style-name="ro2">
          <table:table-cell office:value-type="float" office:value="8303">
            <text:p>8303</text:p>
          </table:table-cell>
          <table:table-cell office:value-type="float" office:value="245">
            <text:p>245</text:p>
          </table:table-cell>
          <table:table-cell office:value-type="float" office:value="0">
            <text:p>0</text:p>
          </table:table-cell>
          <table:table-cell office:value-type="float" office:value="241">
            <text:p>241</text:p>
          </table:table-cell>
          <table:table-cell office:value-type="float" office:value="254">
            <text:p>254</text:p>
          </table:table-cell>
          <table:table-cell table:formula="of:=IF(AND([.B371]&gt;[.E371];[.H371]=1);1;&quot;&quot;)">
            <text:p/>
          </table:table-cell>
          <table:table-cell table:formula="of:=IF(AND([.B371]&lt;=[.E371];[.I371]=1);1;&quot;&quot;)">
            <text:p/>
          </table:table-cell>
          <table:table-cell table:formula="of:=IF(AND([.B371]&gt;[.D371];[.C371]=0);1;&quot;&quot;)" office:value-type="float" office:value="1">
            <text:p>1</text:p>
          </table:table-cell>
          <table:table-cell table:formula="of:=IF(AND([.B371]&lt;=[.D371];[.C371]=1);1;&quot;&quot;)">
            <text:p/>
          </table:table-cell>
          <table:table-cell table:formula="of:=IF(OR(AND([.G371]=1;[.I371]=1);AND([.F371]=1;[.H371]=1));1;&quot;&quot;)">
            <text:p/>
          </table:table-cell>
          <table:table-cell/>
          <table:table-cell table:formula="of:=([.D371]/[.E371]*100)-100" office:value-type="float" office:value="-5.11811023622047">
            <text:p>-5.1181102362</text:p>
          </table:table-cell>
          <table:table-cell table:formula="of:=IF(OR(AND([.B371]&gt;[.E371];[.C371]=0);AND([.B371]&lt;=[.E371];[.C371]=1));1;&quot;&quot;)">
            <text:p/>
          </table:table-cell>
        </table:table-row>
        <table:table-row table:style-name="ro2">
          <table:table-cell office:value-type="float" office:value="8304">
            <text:p>8304</text:p>
          </table:table-cell>
          <table:table-cell office:value-type="float" office:value="414">
            <text:p>414</text:p>
          </table:table-cell>
          <table:table-cell office:value-type="float" office:value="0">
            <text:p>0</text:p>
          </table:table-cell>
          <table:table-cell office:value-type="float" office:value="412">
            <text:p>412</text:p>
          </table:table-cell>
          <table:table-cell office:value-type="float" office:value="411">
            <text:p>411</text:p>
          </table:table-cell>
          <table:table-cell table:formula="of:=IF(AND([.B372]&gt;[.E372];[.H372]=1);1;&quot;&quot;)" office:value-type="float" office:value="1">
            <text:p>1</text:p>
          </table:table-cell>
          <table:table-cell table:formula="of:=IF(AND([.B372]&lt;=[.E372];[.I372]=1);1;&quot;&quot;)">
            <text:p/>
          </table:table-cell>
          <table:table-cell table:formula="of:=IF(AND([.B372]&gt;[.D372];[.C372]=0);1;&quot;&quot;)" office:value-type="float" office:value="1">
            <text:p>1</text:p>
          </table:table-cell>
          <table:table-cell table:formula="of:=IF(AND([.B372]&lt;=[.D372];[.C372]=1);1;&quot;&quot;)">
            <text:p/>
          </table:table-cell>
          <table:table-cell table:formula="of:=IF(OR(AND([.G372]=1;[.I372]=1);AND([.F372]=1;[.H372]=1));1;&quot;&quot;)" office:value-type="float" office:value="1">
            <text:p>1</text:p>
          </table:table-cell>
          <table:table-cell/>
          <table:table-cell table:formula="of:=([.D372]/[.E372]*100)-100" office:value-type="float" office:value="0.243309002433108">
            <text:p>0.2433090024</text:p>
          </table:table-cell>
          <table:table-cell table:formula="of:=IF(OR(AND([.B372]&gt;[.E372];[.C372]=0);AND([.B372]&lt;=[.E372];[.C372]=1));1;&quot;&quot;)" office:value-type="float" office:value="1">
            <text:p>1</text:p>
          </table:table-cell>
        </table:table-row>
        <table:table-row table:style-name="ro2">
          <table:table-cell office:value-type="float" office:value="8306">
            <text:p>8306</text:p>
          </table:table-cell>
          <table:table-cell office:value-type="float" office:value="716">
            <text:p>716</text:p>
          </table:table-cell>
          <table:table-cell office:value-type="float" office:value="0">
            <text:p>0</text:p>
          </table:table-cell>
          <table:table-cell office:value-type="float" office:value="707">
            <text:p>707</text:p>
          </table:table-cell>
          <table:table-cell office:value-type="float" office:value="741">
            <text:p>741</text:p>
          </table:table-cell>
          <table:table-cell table:formula="of:=IF(AND([.B373]&gt;[.E373];[.H373]=1);1;&quot;&quot;)">
            <text:p/>
          </table:table-cell>
          <table:table-cell table:formula="of:=IF(AND([.B373]&lt;=[.E373];[.I373]=1);1;&quot;&quot;)">
            <text:p/>
          </table:table-cell>
          <table:table-cell table:formula="of:=IF(AND([.B373]&gt;[.D373];[.C373]=0);1;&quot;&quot;)" office:value-type="float" office:value="1">
            <text:p>1</text:p>
          </table:table-cell>
          <table:table-cell table:formula="of:=IF(AND([.B373]&lt;=[.D373];[.C373]=1);1;&quot;&quot;)">
            <text:p/>
          </table:table-cell>
          <table:table-cell table:formula="of:=IF(OR(AND([.G373]=1;[.I373]=1);AND([.F373]=1;[.H373]=1));1;&quot;&quot;)">
            <text:p/>
          </table:table-cell>
          <table:table-cell/>
          <table:table-cell table:formula="of:=([.D373]/[.E373]*100)-100" office:value-type="float" office:value="-4.58839406207827">
            <text:p>-4.5883940621</text:p>
          </table:table-cell>
          <table:table-cell table:formula="of:=IF(OR(AND([.B373]&gt;[.E373];[.C373]=0);AND([.B373]&lt;=[.E373];[.C373]=1));1;&quot;&quot;)">
            <text:p/>
          </table:table-cell>
        </table:table-row>
        <table:table-row table:style-name="ro2">
          <table:table-cell office:value-type="float" office:value="8308">
            <text:p>8308</text:p>
          </table:table-cell>
          <table:table-cell office:value-type="float" office:value="606">
            <text:p>606</text:p>
          </table:table-cell>
          <table:table-cell office:value-type="float" office:value="0">
            <text:p>0</text:p>
          </table:table-cell>
          <table:table-cell office:value-type="float" office:value="599">
            <text:p>599</text:p>
          </table:table-cell>
          <table:table-cell office:value-type="float" office:value="626">
            <text:p>626</text:p>
          </table:table-cell>
          <table:table-cell table:formula="of:=IF(AND([.B374]&gt;[.E374];[.H374]=1);1;&quot;&quot;)">
            <text:p/>
          </table:table-cell>
          <table:table-cell table:formula="of:=IF(AND([.B374]&lt;=[.E374];[.I374]=1);1;&quot;&quot;)">
            <text:p/>
          </table:table-cell>
          <table:table-cell table:formula="of:=IF(AND([.B374]&gt;[.D374];[.C374]=0);1;&quot;&quot;)" office:value-type="float" office:value="1">
            <text:p>1</text:p>
          </table:table-cell>
          <table:table-cell table:formula="of:=IF(AND([.B374]&lt;=[.D374];[.C374]=1);1;&quot;&quot;)">
            <text:p/>
          </table:table-cell>
          <table:table-cell table:formula="of:=IF(OR(AND([.G374]=1;[.I374]=1);AND([.F374]=1;[.H374]=1));1;&quot;&quot;)">
            <text:p/>
          </table:table-cell>
          <table:table-cell/>
          <table:table-cell table:formula="of:=([.D374]/[.E374]*100)-100" office:value-type="float" office:value="-4.31309904153355">
            <text:p>-4.3130990415</text:p>
          </table:table-cell>
          <table:table-cell table:formula="of:=IF(OR(AND([.B374]&gt;[.E374];[.C374]=0);AND([.B374]&lt;=[.E374];[.C374]=1));1;&quot;&quot;)">
            <text:p/>
          </table:table-cell>
        </table:table-row>
        <table:table-row table:style-name="ro2">
          <table:table-cell office:value-type="float" office:value="8309">
            <text:p>8309</text:p>
          </table:table-cell>
          <table:table-cell office:value-type="float" office:value="437">
            <text:p>437</text:p>
          </table:table-cell>
          <table:table-cell office:value-type="float" office:value="0">
            <text:p>0</text:p>
          </table:table-cell>
          <table:table-cell office:value-type="float" office:value="428">
            <text:p>428</text:p>
          </table:table-cell>
          <table:table-cell office:value-type="float" office:value="447">
            <text:p>447</text:p>
          </table:table-cell>
          <table:table-cell table:formula="of:=IF(AND([.B375]&gt;[.E375];[.H375]=1);1;&quot;&quot;)">
            <text:p/>
          </table:table-cell>
          <table:table-cell table:formula="of:=IF(AND([.B375]&lt;=[.E375];[.I375]=1);1;&quot;&quot;)">
            <text:p/>
          </table:table-cell>
          <table:table-cell table:formula="of:=IF(AND([.B375]&gt;[.D375];[.C375]=0);1;&quot;&quot;)" office:value-type="float" office:value="1">
            <text:p>1</text:p>
          </table:table-cell>
          <table:table-cell table:formula="of:=IF(AND([.B375]&lt;=[.D375];[.C375]=1);1;&quot;&quot;)">
            <text:p/>
          </table:table-cell>
          <table:table-cell table:formula="of:=IF(OR(AND([.G375]=1;[.I375]=1);AND([.F375]=1;[.H375]=1));1;&quot;&quot;)">
            <text:p/>
          </table:table-cell>
          <table:table-cell/>
          <table:table-cell table:formula="of:=([.D375]/[.E375]*100)-100" office:value-type="float" office:value="-4.25055928411634">
            <text:p>-4.2505592841</text:p>
          </table:table-cell>
          <table:table-cell table:formula="of:=IF(OR(AND([.B375]&gt;[.E375];[.C375]=0);AND([.B375]&lt;=[.E375];[.C375]=1));1;&quot;&quot;)">
            <text:p/>
          </table:table-cell>
        </table:table-row>
        <table:table-row table:style-name="ro2">
          <table:table-cell office:value-type="float" office:value="8316">
            <text:p>8316</text:p>
          </table:table-cell>
          <table:table-cell office:value-type="float" office:value="4512">
            <text:p>4512</text:p>
          </table:table-cell>
          <table:table-cell office:value-type="float" office:value="0">
            <text:p>0</text:p>
          </table:table-cell>
          <table:table-cell office:value-type="float" office:value="4471">
            <text:p>4471</text:p>
          </table:table-cell>
          <table:table-cell office:value-type="float" office:value="4706">
            <text:p>4706</text:p>
          </table:table-cell>
          <table:table-cell table:formula="of:=IF(AND([.B376]&gt;[.E376];[.H376]=1);1;&quot;&quot;)">
            <text:p/>
          </table:table-cell>
          <table:table-cell table:formula="of:=IF(AND([.B376]&lt;=[.E376];[.I376]=1);1;&quot;&quot;)">
            <text:p/>
          </table:table-cell>
          <table:table-cell table:formula="of:=IF(AND([.B376]&gt;[.D376];[.C376]=0);1;&quot;&quot;)" office:value-type="float" office:value="1">
            <text:p>1</text:p>
          </table:table-cell>
          <table:table-cell table:formula="of:=IF(AND([.B376]&lt;=[.D376];[.C376]=1);1;&quot;&quot;)">
            <text:p/>
          </table:table-cell>
          <table:table-cell table:formula="of:=IF(OR(AND([.G376]=1;[.I376]=1);AND([.F376]=1;[.H376]=1));1;&quot;&quot;)">
            <text:p/>
          </table:table-cell>
          <table:table-cell/>
          <table:table-cell table:formula="of:=([.D376]/[.E376]*100)-100" office:value-type="float" office:value="-4.99362515937102">
            <text:p>-4.9936251594</text:p>
          </table:table-cell>
          <table:table-cell table:formula="of:=IF(OR(AND([.B376]&gt;[.E376];[.C376]=0);AND([.B376]&lt;=[.E376];[.C376]=1));1;&quot;&quot;)">
            <text:p/>
          </table:table-cell>
        </table:table-row>
        <table:table-row table:style-name="ro2">
          <table:table-cell office:value-type="float" office:value="8327">
            <text:p>8327</text:p>
          </table:table-cell>
          <table:table-cell office:value-type="float" office:value="327">
            <text:p>327</text:p>
          </table:table-cell>
          <table:table-cell office:value-type="float" office:value="0">
            <text:p>0</text:p>
          </table:table-cell>
          <table:table-cell office:value-type="float" office:value="317">
            <text:p>317</text:p>
          </table:table-cell>
          <table:table-cell office:value-type="float" office:value="332">
            <text:p>332</text:p>
          </table:table-cell>
          <table:table-cell table:formula="of:=IF(AND([.B377]&gt;[.E377];[.H377]=1);1;&quot;&quot;)">
            <text:p/>
          </table:table-cell>
          <table:table-cell table:formula="of:=IF(AND([.B377]&lt;=[.E377];[.I377]=1);1;&quot;&quot;)">
            <text:p/>
          </table:table-cell>
          <table:table-cell table:formula="of:=IF(AND([.B377]&gt;[.D377];[.C377]=0);1;&quot;&quot;)" office:value-type="float" office:value="1">
            <text:p>1</text:p>
          </table:table-cell>
          <table:table-cell table:formula="of:=IF(AND([.B377]&lt;=[.D377];[.C377]=1);1;&quot;&quot;)">
            <text:p/>
          </table:table-cell>
          <table:table-cell table:formula="of:=IF(OR(AND([.G377]=1;[.I377]=1);AND([.F377]=1;[.H377]=1));1;&quot;&quot;)">
            <text:p/>
          </table:table-cell>
          <table:table-cell/>
          <table:table-cell table:formula="of:=([.D377]/[.E377]*100)-100" office:value-type="float" office:value="-4.51807228915662">
            <text:p>-4.5180722892</text:p>
          </table:table-cell>
          <table:table-cell table:formula="of:=IF(OR(AND([.B377]&gt;[.E377];[.C377]=0);AND([.B377]&lt;=[.E377];[.C377]=1));1;&quot;&quot;)">
            <text:p/>
          </table:table-cell>
        </table:table-row>
        <table:table-row table:style-name="ro2">
          <table:table-cell office:value-type="float" office:value="8331">
            <text:p>8331</text:p>
          </table:table-cell>
          <table:table-cell office:value-type="float" office:value="846">
            <text:p>846</text:p>
          </table:table-cell>
          <table:table-cell office:value-type="float" office:value="0">
            <text:p>0</text:p>
          </table:table-cell>
          <table:table-cell office:value-type="float" office:value="831">
            <text:p>831</text:p>
          </table:table-cell>
          <table:table-cell office:value-type="float" office:value="856">
            <text:p>856</text:p>
          </table:table-cell>
          <table:table-cell table:formula="of:=IF(AND([.B378]&gt;[.E378];[.H378]=1);1;&quot;&quot;)">
            <text:p/>
          </table:table-cell>
          <table:table-cell table:formula="of:=IF(AND([.B378]&lt;=[.E378];[.I378]=1);1;&quot;&quot;)">
            <text:p/>
          </table:table-cell>
          <table:table-cell table:formula="of:=IF(AND([.B378]&gt;[.D378];[.C378]=0);1;&quot;&quot;)" office:value-type="float" office:value="1">
            <text:p>1</text:p>
          </table:table-cell>
          <table:table-cell table:formula="of:=IF(AND([.B378]&lt;=[.D378];[.C378]=1);1;&quot;&quot;)">
            <text:p/>
          </table:table-cell>
          <table:table-cell table:formula="of:=IF(OR(AND([.G378]=1;[.I378]=1);AND([.F378]=1;[.H378]=1));1;&quot;&quot;)">
            <text:p/>
          </table:table-cell>
          <table:table-cell/>
          <table:table-cell table:formula="of:=([.D378]/[.E378]*100)-100" office:value-type="float" office:value="-2.92056074766354">
            <text:p>-2.9205607477</text:p>
          </table:table-cell>
          <table:table-cell table:formula="of:=IF(OR(AND([.B378]&gt;[.E378];[.C378]=0);AND([.B378]&lt;=[.E378];[.C378]=1));1;&quot;&quot;)">
            <text:p/>
          </table:table-cell>
        </table:table-row>
        <table:table-row table:style-name="ro2">
          <table:table-cell office:value-type="float" office:value="8332">
            <text:p>8332</text:p>
          </table:table-cell>
          <table:table-cell office:value-type="float" office:value="724">
            <text:p>724</text:p>
          </table:table-cell>
          <table:table-cell office:value-type="float" office:value="0">
            <text:p>0</text:p>
          </table:table-cell>
          <table:table-cell office:value-type="float" office:value="706">
            <text:p>706</text:p>
          </table:table-cell>
          <table:table-cell office:value-type="float" office:value="729">
            <text:p>729</text:p>
          </table:table-cell>
          <table:table-cell table:formula="of:=IF(AND([.B379]&gt;[.E379];[.H379]=1);1;&quot;&quot;)">
            <text:p/>
          </table:table-cell>
          <table:table-cell table:formula="of:=IF(AND([.B379]&lt;=[.E379];[.I379]=1);1;&quot;&quot;)">
            <text:p/>
          </table:table-cell>
          <table:table-cell table:formula="of:=IF(AND([.B379]&gt;[.D379];[.C379]=0);1;&quot;&quot;)" office:value-type="float" office:value="1">
            <text:p>1</text:p>
          </table:table-cell>
          <table:table-cell table:formula="of:=IF(AND([.B379]&lt;=[.D379];[.C379]=1);1;&quot;&quot;)">
            <text:p/>
          </table:table-cell>
          <table:table-cell table:formula="of:=IF(OR(AND([.G379]=1;[.I379]=1);AND([.F379]=1;[.H379]=1));1;&quot;&quot;)">
            <text:p/>
          </table:table-cell>
          <table:table-cell/>
          <table:table-cell table:formula="of:=([.D379]/[.E379]*100)-100" office:value-type="float" office:value="-3.15500685871056">
            <text:p>-3.1550068587</text:p>
          </table:table-cell>
          <table:table-cell table:formula="of:=IF(OR(AND([.B379]&gt;[.E379];[.C379]=0);AND([.B379]&lt;=[.E379];[.C379]=1));1;&quot;&quot;)">
            <text:p/>
          </table:table-cell>
        </table:table-row>
        <table:table-row table:style-name="ro2">
          <table:table-cell office:value-type="float" office:value="8333">
            <text:p>8333</text:p>
          </table:table-cell>
          <table:table-cell office:value-type="float" office:value="628">
            <text:p>628</text:p>
          </table:table-cell>
          <table:table-cell office:value-type="float" office:value="0">
            <text:p>0</text:p>
          </table:table-cell>
          <table:table-cell office:value-type="float" office:value="616">
            <text:p>616</text:p>
          </table:table-cell>
          <table:table-cell office:value-type="float" office:value="634">
            <text:p>634</text:p>
          </table:table-cell>
          <table:table-cell table:formula="of:=IF(AND([.B380]&gt;[.E380];[.H380]=1);1;&quot;&quot;)">
            <text:p/>
          </table:table-cell>
          <table:table-cell table:formula="of:=IF(AND([.B380]&lt;=[.E380];[.I380]=1);1;&quot;&quot;)">
            <text:p/>
          </table:table-cell>
          <table:table-cell table:formula="of:=IF(AND([.B380]&gt;[.D380];[.C380]=0);1;&quot;&quot;)" office:value-type="float" office:value="1">
            <text:p>1</text:p>
          </table:table-cell>
          <table:table-cell table:formula="of:=IF(AND([.B380]&lt;=[.D380];[.C380]=1);1;&quot;&quot;)">
            <text:p/>
          </table:table-cell>
          <table:table-cell table:formula="of:=IF(OR(AND([.G380]=1;[.I380]=1);AND([.F380]=1;[.H380]=1));1;&quot;&quot;)">
            <text:p/>
          </table:table-cell>
          <table:table-cell/>
          <table:table-cell table:formula="of:=([.D380]/[.E380]*100)-100" office:value-type="float" office:value="-2.83911671924291">
            <text:p>-2.8391167192</text:p>
          </table:table-cell>
          <table:table-cell table:formula="of:=IF(OR(AND([.B380]&gt;[.E380];[.C380]=0);AND([.B380]&lt;=[.E380];[.C380]=1));1;&quot;&quot;)">
            <text:p/>
          </table:table-cell>
        </table:table-row>
        <table:table-row table:style-name="ro2">
          <table:table-cell office:value-type="float" office:value="8334">
            <text:p>8334</text:p>
          </table:table-cell>
          <table:table-cell office:value-type="float" office:value="763">
            <text:p>763</text:p>
          </table:table-cell>
          <table:table-cell office:value-type="float" office:value="0">
            <text:p>0</text:p>
          </table:table-cell>
          <table:table-cell office:value-type="float" office:value="749">
            <text:p>749</text:p>
          </table:table-cell>
          <table:table-cell office:value-type="float" office:value="766">
            <text:p>766</text:p>
          </table:table-cell>
          <table:table-cell table:formula="of:=IF(AND([.B381]&gt;[.E381];[.H381]=1);1;&quot;&quot;)">
            <text:p/>
          </table:table-cell>
          <table:table-cell table:formula="of:=IF(AND([.B381]&lt;=[.E381];[.I381]=1);1;&quot;&quot;)">
            <text:p/>
          </table:table-cell>
          <table:table-cell table:formula="of:=IF(AND([.B381]&gt;[.D381];[.C381]=0);1;&quot;&quot;)" office:value-type="float" office:value="1">
            <text:p>1</text:p>
          </table:table-cell>
          <table:table-cell table:formula="of:=IF(AND([.B381]&lt;=[.D381];[.C381]=1);1;&quot;&quot;)">
            <text:p/>
          </table:table-cell>
          <table:table-cell table:formula="of:=IF(OR(AND([.G381]=1;[.I381]=1);AND([.F381]=1;[.H381]=1));1;&quot;&quot;)">
            <text:p/>
          </table:table-cell>
          <table:table-cell/>
          <table:table-cell table:formula="of:=([.D381]/[.E381]*100)-100" office:value-type="float" office:value="-2.21932114882507">
            <text:p>-2.2193211488</text:p>
          </table:table-cell>
          <table:table-cell table:formula="of:=IF(OR(AND([.B381]&gt;[.E381];[.C381]=0);AND([.B381]&lt;=[.E381];[.C381]=1));1;&quot;&quot;)">
            <text:p/>
          </table:table-cell>
        </table:table-row>
        <table:table-row table:style-name="ro2">
          <table:table-cell office:value-type="float" office:value="8354">
            <text:p>8354</text:p>
          </table:table-cell>
          <table:table-cell office:value-type="float" office:value="567">
            <text:p>567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float" office:value="577">
            <text:p>577</text:p>
          </table:table-cell>
          <table:table-cell table:formula="of:=IF(AND([.B382]&gt;[.E382];[.H382]=1);1;&quot;&quot;)">
            <text:p/>
          </table:table-cell>
          <table:table-cell table:formula="of:=IF(AND([.B382]&lt;=[.E382];[.I382]=1);1;&quot;&quot;)">
            <text:p/>
          </table:table-cell>
          <table:table-cell table:formula="of:=IF(AND([.B382]&gt;[.D382];[.C382]=0);1;&quot;&quot;)" office:value-type="float" office:value="1">
            <text:p>1</text:p>
          </table:table-cell>
          <table:table-cell table:formula="of:=IF(AND([.B382]&lt;=[.D382];[.C382]=1);1;&quot;&quot;)">
            <text:p/>
          </table:table-cell>
          <table:table-cell table:formula="of:=IF(OR(AND([.G382]=1;[.I382]=1);AND([.F382]=1;[.H382]=1));1;&quot;&quot;)">
            <text:p/>
          </table:table-cell>
          <table:table-cell/>
          <table:table-cell table:formula="of:=([.D382]/[.E382]*100)-100" office:value-type="float" office:value="-3.81282495667244">
            <text:p>-3.8128249567</text:p>
          </table:table-cell>
          <table:table-cell table:formula="of:=IF(OR(AND([.B382]&gt;[.E382];[.C382]=0);AND([.B382]&lt;=[.E382];[.C382]=1));1;&quot;&quot;)">
            <text:p/>
          </table:table-cell>
        </table:table-row>
        <table:table-row table:style-name="ro2">
          <table:table-cell office:value-type="float" office:value="8355">
            <text:p>8355</text:p>
          </table:table-cell>
          <table:table-cell office:value-type="float" office:value="1196">
            <text:p>1196</text:p>
          </table:table-cell>
          <table:table-cell office:value-type="float" office:value="0">
            <text:p>0</text:p>
          </table:table-cell>
          <table:table-cell office:value-type="float" office:value="1178">
            <text:p>1178</text:p>
          </table:table-cell>
          <table:table-cell office:value-type="float" office:value="1211">
            <text:p>1211</text:p>
          </table:table-cell>
          <table:table-cell table:formula="of:=IF(AND([.B383]&gt;[.E383];[.H383]=1);1;&quot;&quot;)">
            <text:p/>
          </table:table-cell>
          <table:table-cell table:formula="of:=IF(AND([.B383]&lt;=[.E383];[.I383]=1);1;&quot;&quot;)">
            <text:p/>
          </table:table-cell>
          <table:table-cell table:formula="of:=IF(AND([.B383]&gt;[.D383];[.C383]=0);1;&quot;&quot;)" office:value-type="float" office:value="1">
            <text:p>1</text:p>
          </table:table-cell>
          <table:table-cell table:formula="of:=IF(AND([.B383]&lt;=[.D383];[.C383]=1);1;&quot;&quot;)">
            <text:p/>
          </table:table-cell>
          <table:table-cell table:formula="of:=IF(OR(AND([.G383]=1;[.I383]=1);AND([.F383]=1;[.H383]=1));1;&quot;&quot;)">
            <text:p/>
          </table:table-cell>
          <table:table-cell/>
          <table:table-cell table:formula="of:=([.D383]/[.E383]*100)-100" office:value-type="float" office:value="-2.72502064409579">
            <text:p>-2.7250206441</text:p>
          </table:table-cell>
          <table:table-cell table:formula="of:=IF(OR(AND([.B383]&gt;[.E383];[.C383]=0);AND([.B383]&lt;=[.E383];[.C383]=1));1;&quot;&quot;)">
            <text:p/>
          </table:table-cell>
        </table:table-row>
        <table:table-row table:style-name="ro2">
          <table:table-cell office:value-type="float" office:value="8356">
            <text:p>8356</text:p>
          </table:table-cell>
          <table:table-cell office:value-type="float" office:value="522">
            <text:p>522</text:p>
          </table:table-cell>
          <table:table-cell office:value-type="float" office:value="0">
            <text:p>0</text:p>
          </table:table-cell>
          <table:table-cell office:value-type="float" office:value="514">
            <text:p>514</text:p>
          </table:table-cell>
          <table:table-cell office:value-type="float" office:value="535">
            <text:p>535</text:p>
          </table:table-cell>
          <table:table-cell table:formula="of:=IF(AND([.B384]&gt;[.E384];[.H384]=1);1;&quot;&quot;)">
            <text:p/>
          </table:table-cell>
          <table:table-cell table:formula="of:=IF(AND([.B384]&lt;=[.E384];[.I384]=1);1;&quot;&quot;)">
            <text:p/>
          </table:table-cell>
          <table:table-cell table:formula="of:=IF(AND([.B384]&gt;[.D384];[.C384]=0);1;&quot;&quot;)" office:value-type="float" office:value="1">
            <text:p>1</text:p>
          </table:table-cell>
          <table:table-cell table:formula="of:=IF(AND([.B384]&lt;=[.D384];[.C384]=1);1;&quot;&quot;)">
            <text:p/>
          </table:table-cell>
          <table:table-cell table:formula="of:=IF(OR(AND([.G384]=1;[.I384]=1);AND([.F384]=1;[.H384]=1));1;&quot;&quot;)">
            <text:p/>
          </table:table-cell>
          <table:table-cell/>
          <table:table-cell table:formula="of:=([.D384]/[.E384]*100)-100" office:value-type="float" office:value="-3.92523364485982">
            <text:p>-3.9252336449</text:p>
          </table:table-cell>
          <table:table-cell table:formula="of:=IF(OR(AND([.B384]&gt;[.E384];[.C384]=0);AND([.B384]&lt;=[.E384];[.C384]=1));1;&quot;&quot;)">
            <text:p/>
          </table:table-cell>
        </table:table-row>
        <table:table-row table:style-name="ro2">
          <table:table-cell office:value-type="float" office:value="8358">
            <text:p>8358</text:p>
          </table:table-cell>
          <table:table-cell office:value-type="float" office:value="2216">
            <text:p>2216</text:p>
          </table:table-cell>
          <table:table-cell office:value-type="float" office:value="0">
            <text:p>0</text:p>
          </table:table-cell>
          <table:table-cell office:value-type="float" office:value="2173">
            <text:p>2173</text:p>
          </table:table-cell>
          <table:table-cell office:value-type="float" office:value="2250">
            <text:p>2250</text:p>
          </table:table-cell>
          <table:table-cell table:formula="of:=IF(AND([.B385]&gt;[.E385];[.H385]=1);1;&quot;&quot;)">
            <text:p/>
          </table:table-cell>
          <table:table-cell table:formula="of:=IF(AND([.B385]&lt;=[.E385];[.I385]=1);1;&quot;&quot;)">
            <text:p/>
          </table:table-cell>
          <table:table-cell table:formula="of:=IF(AND([.B385]&gt;[.D385];[.C385]=0);1;&quot;&quot;)" office:value-type="float" office:value="1">
            <text:p>1</text:p>
          </table:table-cell>
          <table:table-cell table:formula="of:=IF(AND([.B385]&lt;=[.D385];[.C385]=1);1;&quot;&quot;)">
            <text:p/>
          </table:table-cell>
          <table:table-cell table:formula="of:=IF(OR(AND([.G385]=1;[.I385]=1);AND([.F385]=1;[.H385]=1));1;&quot;&quot;)">
            <text:p/>
          </table:table-cell>
          <table:table-cell/>
          <table:table-cell table:formula="of:=([.D385]/[.E385]*100)-100" office:value-type="float" office:value="-3.42222222222223">
            <text:p>-3.4222222222</text:p>
          </table:table-cell>
          <table:table-cell table:formula="of:=IF(OR(AND([.B385]&gt;[.E385];[.C385]=0);AND([.B385]&lt;=[.E385];[.C385]=1));1;&quot;&quot;)">
            <text:p/>
          </table:table-cell>
        </table:table-row>
        <table:table-row table:style-name="ro2">
          <table:table-cell office:value-type="float" office:value="8359">
            <text:p>8359</text:p>
          </table:table-cell>
          <table:table-cell office:value-type="float" office:value="845">
            <text:p>845</text:p>
          </table:table-cell>
          <table:table-cell office:value-type="float" office:value="0">
            <text:p>0</text:p>
          </table:table-cell>
          <table:table-cell office:value-type="float" office:value="827">
            <text:p>827</text:p>
          </table:table-cell>
          <table:table-cell office:value-type="float" office:value="852">
            <text:p>852</text:p>
          </table:table-cell>
          <table:table-cell table:formula="of:=IF(AND([.B386]&gt;[.E386];[.H386]=1);1;&quot;&quot;)">
            <text:p/>
          </table:table-cell>
          <table:table-cell table:formula="of:=IF(AND([.B386]&lt;=[.E386];[.I386]=1);1;&quot;&quot;)">
            <text:p/>
          </table:table-cell>
          <table:table-cell table:formula="of:=IF(AND([.B386]&gt;[.D386];[.C386]=0);1;&quot;&quot;)" office:value-type="float" office:value="1">
            <text:p>1</text:p>
          </table:table-cell>
          <table:table-cell table:formula="of:=IF(AND([.B386]&lt;=[.D386];[.C386]=1);1;&quot;&quot;)">
            <text:p/>
          </table:table-cell>
          <table:table-cell table:formula="of:=IF(OR(AND([.G386]=1;[.I386]=1);AND([.F386]=1;[.H386]=1));1;&quot;&quot;)">
            <text:p/>
          </table:table-cell>
          <table:table-cell/>
          <table:table-cell table:formula="of:=([.D386]/[.E386]*100)-100" office:value-type="float" office:value="-2.93427230046949">
            <text:p>-2.9342723005</text:p>
          </table:table-cell>
          <table:table-cell table:formula="of:=IF(OR(AND([.B386]&gt;[.E386];[.C386]=0);AND([.B386]&lt;=[.E386];[.C386]=1));1;&quot;&quot;)">
            <text:p/>
          </table:table-cell>
        </table:table-row>
        <table:table-row table:style-name="ro2">
          <table:table-cell office:value-type="float" office:value="8377">
            <text:p>8377</text:p>
          </table:table-cell>
          <table:table-cell office:value-type="float" office:value="273">
            <text:p>273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272">
            <text:p>272</text:p>
          </table:table-cell>
          <table:table-cell table:formula="of:=IF(AND([.B387]&gt;[.E387];[.H387]=1);1;&quot;&quot;)" office:value-type="float" office:value="1">
            <text:p>1</text:p>
          </table:table-cell>
          <table:table-cell table:formula="of:=IF(AND([.B387]&lt;=[.E387];[.I387]=1);1;&quot;&quot;)">
            <text:p/>
          </table:table-cell>
          <table:table-cell table:formula="of:=IF(AND([.B387]&gt;[.D387];[.C387]=0);1;&quot;&quot;)" office:value-type="float" office:value="1">
            <text:p>1</text:p>
          </table:table-cell>
          <table:table-cell table:formula="of:=IF(AND([.B387]&lt;=[.D387];[.C387]=1);1;&quot;&quot;)">
            <text:p/>
          </table:table-cell>
          <table:table-cell table:formula="of:=IF(OR(AND([.G387]=1;[.I387]=1);AND([.F387]=1;[.H387]=1));1;&quot;&quot;)" office:value-type="float" office:value="1">
            <text:p>1</text:p>
          </table:table-cell>
          <table:table-cell/>
          <table:table-cell table:formula="of:=([.D387]/[.E387]*100)-100" office:value-type="float" office:value="-2.20588235294117">
            <text:p>-2.2058823529</text:p>
          </table:table-cell>
          <table:table-cell table:formula="of:=IF(OR(AND([.B387]&gt;[.E387];[.C387]=0);AND([.B387]&lt;=[.E387];[.C387]=1));1;&quot;&quot;)" office:value-type="float" office:value="1">
            <text:p>1</text:p>
          </table:table-cell>
        </table:table-row>
        <table:table-row table:style-name="ro2">
          <table:table-cell office:value-type="float" office:value="8379">
            <text:p>8379</text:p>
          </table:table-cell>
          <table:table-cell office:value-type="float" office:value="688">
            <text:p>688</text:p>
          </table:table-cell>
          <table:table-cell office:value-type="float" office:value="0">
            <text:p>0</text:p>
          </table:table-cell>
          <table:table-cell office:value-type="float" office:value="669">
            <text:p>669</text:p>
          </table:table-cell>
          <table:table-cell office:value-type="float" office:value="694">
            <text:p>694</text:p>
          </table:table-cell>
          <table:table-cell table:formula="of:=IF(AND([.B388]&gt;[.E388];[.H388]=1);1;&quot;&quot;)">
            <text:p/>
          </table:table-cell>
          <table:table-cell table:formula="of:=IF(AND([.B388]&lt;=[.E388];[.I388]=1);1;&quot;&quot;)">
            <text:p/>
          </table:table-cell>
          <table:table-cell table:formula="of:=IF(AND([.B388]&gt;[.D388];[.C388]=0);1;&quot;&quot;)" office:value-type="float" office:value="1">
            <text:p>1</text:p>
          </table:table-cell>
          <table:table-cell table:formula="of:=IF(AND([.B388]&lt;=[.D388];[.C388]=1);1;&quot;&quot;)">
            <text:p/>
          </table:table-cell>
          <table:table-cell table:formula="of:=IF(OR(AND([.G388]=1;[.I388]=1);AND([.F388]=1;[.H388]=1));1;&quot;&quot;)">
            <text:p/>
          </table:table-cell>
          <table:table-cell/>
          <table:table-cell table:formula="of:=([.D388]/[.E388]*100)-100" office:value-type="float" office:value="-3.60230547550432">
            <text:p>-3.6023054755</text:p>
          </table:table-cell>
          <table:table-cell table:formula="of:=IF(OR(AND([.B388]&gt;[.E388];[.C388]=0);AND([.B388]&lt;=[.E388];[.C388]=1));1;&quot;&quot;)">
            <text:p/>
          </table:table-cell>
        </table:table-row>
        <table:table-row table:style-name="ro2">
          <table:table-cell office:value-type="float" office:value="8382">
            <text:p>8382</text:p>
          </table:table-cell>
          <table:table-cell office:value-type="float" office:value="1769">
            <text:p>1769</text:p>
          </table:table-cell>
          <table:table-cell office:value-type="float" office:value="0">
            <text:p>0</text:p>
          </table:table-cell>
          <table:table-cell office:value-type="float" office:value="1733">
            <text:p>1733</text:p>
          </table:table-cell>
          <table:table-cell office:value-type="float" office:value="1772">
            <text:p>1772</text:p>
          </table:table-cell>
          <table:table-cell table:formula="of:=IF(AND([.B389]&gt;[.E389];[.H389]=1);1;&quot;&quot;)">
            <text:p/>
          </table:table-cell>
          <table:table-cell table:formula="of:=IF(AND([.B389]&lt;=[.E389];[.I389]=1);1;&quot;&quot;)">
            <text:p/>
          </table:table-cell>
          <table:table-cell table:formula="of:=IF(AND([.B389]&gt;[.D389];[.C389]=0);1;&quot;&quot;)" office:value-type="float" office:value="1">
            <text:p>1</text:p>
          </table:table-cell>
          <table:table-cell table:formula="of:=IF(AND([.B389]&lt;=[.D389];[.C389]=1);1;&quot;&quot;)">
            <text:p/>
          </table:table-cell>
          <table:table-cell table:formula="of:=IF(OR(AND([.G389]=1;[.I389]=1);AND([.F389]=1;[.H389]=1));1;&quot;&quot;)">
            <text:p/>
          </table:table-cell>
          <table:table-cell/>
          <table:table-cell table:formula="of:=([.D389]/[.E389]*100)-100" office:value-type="float" office:value="-2.20090293453724">
            <text:p>-2.2009029345</text:p>
          </table:table-cell>
          <table:table-cell table:formula="of:=IF(OR(AND([.B389]&gt;[.E389];[.C389]=0);AND([.B389]&lt;=[.E389];[.C389]=1));1;&quot;&quot;)">
            <text:p/>
          </table:table-cell>
        </table:table-row>
        <table:table-row table:style-name="ro2">
          <table:table-cell office:value-type="float" office:value="8385">
            <text:p>8385</text:p>
          </table:table-cell>
          <table:table-cell office:value-type="float" office:value="1369">
            <text:p>1369</text:p>
          </table:table-cell>
          <table:table-cell office:value-type="float" office:value="0">
            <text:p>0</text:p>
          </table:table-cell>
          <table:table-cell office:value-type="float" office:value="1330">
            <text:p>1330</text:p>
          </table:table-cell>
          <table:table-cell office:value-type="float" office:value="1390">
            <text:p>1390</text:p>
          </table:table-cell>
          <table:table-cell table:formula="of:=IF(AND([.B390]&gt;[.E390];[.H390]=1);1;&quot;&quot;)">
            <text:p/>
          </table:table-cell>
          <table:table-cell table:formula="of:=IF(AND([.B390]&lt;=[.E390];[.I390]=1);1;&quot;&quot;)">
            <text:p/>
          </table:table-cell>
          <table:table-cell table:formula="of:=IF(AND([.B390]&gt;[.D390];[.C390]=0);1;&quot;&quot;)" office:value-type="float" office:value="1">
            <text:p>1</text:p>
          </table:table-cell>
          <table:table-cell table:formula="of:=IF(AND([.B390]&lt;=[.D390];[.C390]=1);1;&quot;&quot;)">
            <text:p/>
          </table:table-cell>
          <table:table-cell table:formula="of:=IF(OR(AND([.G390]=1;[.I390]=1);AND([.F390]=1;[.H390]=1));1;&quot;&quot;)">
            <text:p/>
          </table:table-cell>
          <table:table-cell/>
          <table:table-cell table:formula="of:=([.D390]/[.E390]*100)-100" office:value-type="float" office:value="-4.31654676258992">
            <text:p>-4.3165467626</text:p>
          </table:table-cell>
          <table:table-cell table:formula="of:=IF(OR(AND([.B390]&gt;[.E390];[.C390]=0);AND([.B390]&lt;=[.E390];[.C390]=1));1;&quot;&quot;)">
            <text:p/>
          </table:table-cell>
        </table:table-row>
        <table:table-row table:style-name="ro2">
          <table:table-cell office:value-type="float" office:value="8410">
            <text:p>8410</text:p>
          </table:table-cell>
          <table:table-cell office:value-type="float" office:value="516">
            <text:p>516</text:p>
          </table:table-cell>
          <table:table-cell office:value-type="float" office:value="0">
            <text:p>0</text:p>
          </table:table-cell>
          <table:table-cell office:value-type="float" office:value="507">
            <text:p>507</text:p>
          </table:table-cell>
          <table:table-cell office:value-type="float" office:value="515">
            <text:p>515</text:p>
          </table:table-cell>
          <table:table-cell table:formula="of:=IF(AND([.B391]&gt;[.E391];[.H391]=1);1;&quot;&quot;)" office:value-type="float" office:value="1">
            <text:p>1</text:p>
          </table:table-cell>
          <table:table-cell table:formula="of:=IF(AND([.B391]&lt;=[.E391];[.I391]=1);1;&quot;&quot;)">
            <text:p/>
          </table:table-cell>
          <table:table-cell table:formula="of:=IF(AND([.B391]&gt;[.D391];[.C391]=0);1;&quot;&quot;)" office:value-type="float" office:value="1">
            <text:p>1</text:p>
          </table:table-cell>
          <table:table-cell table:formula="of:=IF(AND([.B391]&lt;=[.D391];[.C391]=1);1;&quot;&quot;)">
            <text:p/>
          </table:table-cell>
          <table:table-cell table:formula="of:=IF(OR(AND([.G391]=1;[.I391]=1);AND([.F391]=1;[.H391]=1));1;&quot;&quot;)" office:value-type="float" office:value="1">
            <text:p>1</text:p>
          </table:table-cell>
          <table:table-cell/>
          <table:table-cell table:formula="of:=([.D391]/[.E391]*100)-100" office:value-type="float" office:value="-1.55339805825243">
            <text:p>-1.5533980583</text:p>
          </table:table-cell>
          <table:table-cell table:formula="of:=IF(OR(AND([.B391]&gt;[.E391];[.C391]=0);AND([.B391]&lt;=[.E391];[.C391]=1));1;&quot;&quot;)" office:value-type="float" office:value="1">
            <text:p>1</text:p>
          </table:table-cell>
        </table:table-row>
        <table:table-row table:style-name="ro2">
          <table:table-cell office:value-type="float" office:value="8411">
            <text:p>8411</text:p>
          </table:table-cell>
          <table:table-cell office:value-type="float" office:value="222">
            <text:p>222</text:p>
          </table:table-cell>
          <table:table-cell office:value-type="float" office:value="0">
            <text:p>0</text:p>
          </table:table-cell>
          <table:table-cell office:value-type="float" office:value="220">
            <text:p>220</text:p>
          </table:table-cell>
          <table:table-cell office:value-type="float" office:value="230">
            <text:p>230</text:p>
          </table:table-cell>
          <table:table-cell table:formula="of:=IF(AND([.B392]&gt;[.E392];[.H392]=1);1;&quot;&quot;)">
            <text:p/>
          </table:table-cell>
          <table:table-cell table:formula="of:=IF(AND([.B392]&lt;=[.E392];[.I392]=1);1;&quot;&quot;)">
            <text:p/>
          </table:table-cell>
          <table:table-cell table:formula="of:=IF(AND([.B392]&gt;[.D392];[.C392]=0);1;&quot;&quot;)" office:value-type="float" office:value="1">
            <text:p>1</text:p>
          </table:table-cell>
          <table:table-cell table:formula="of:=IF(AND([.B392]&lt;=[.D392];[.C392]=1);1;&quot;&quot;)">
            <text:p/>
          </table:table-cell>
          <table:table-cell table:formula="of:=IF(OR(AND([.G392]=1;[.I392]=1);AND([.F392]=1;[.H392]=1));1;&quot;&quot;)">
            <text:p/>
          </table:table-cell>
          <table:table-cell/>
          <table:table-cell table:formula="of:=([.D392]/[.E392]*100)-100" office:value-type="float" office:value="-4.34782608695652">
            <text:p>-4.347826087</text:p>
          </table:table-cell>
          <table:table-cell table:formula="of:=IF(OR(AND([.B392]&gt;[.E392];[.C392]=0);AND([.B392]&lt;=[.E392];[.C392]=1));1;&quot;&quot;)">
            <text:p/>
          </table:table-cell>
        </table:table-row>
        <table:table-row table:style-name="ro2">
          <table:table-cell office:value-type="float" office:value="8418">
            <text:p>8418</text:p>
          </table:table-cell>
          <table:table-cell office:value-type="float" office:value="1462">
            <text:p>1462</text:p>
          </table:table-cell>
          <table:table-cell office:value-type="float" office:value="0">
            <text:p>0</text:p>
          </table:table-cell>
          <table:table-cell office:value-type="float" office:value="1441">
            <text:p>1441</text:p>
          </table:table-cell>
          <table:table-cell office:value-type="float" office:value="1479">
            <text:p>1479</text:p>
          </table:table-cell>
          <table:table-cell table:formula="of:=IF(AND([.B393]&gt;[.E393];[.H393]=1);1;&quot;&quot;)">
            <text:p/>
          </table:table-cell>
          <table:table-cell table:formula="of:=IF(AND([.B393]&lt;=[.E393];[.I393]=1);1;&quot;&quot;)">
            <text:p/>
          </table:table-cell>
          <table:table-cell table:formula="of:=IF(AND([.B393]&gt;[.D393];[.C393]=0);1;&quot;&quot;)" office:value-type="float" office:value="1">
            <text:p>1</text:p>
          </table:table-cell>
          <table:table-cell table:formula="of:=IF(AND([.B393]&lt;=[.D393];[.C393]=1);1;&quot;&quot;)">
            <text:p/>
          </table:table-cell>
          <table:table-cell table:formula="of:=IF(OR(AND([.G393]=1;[.I393]=1);AND([.F393]=1;[.H393]=1));1;&quot;&quot;)">
            <text:p/>
          </table:table-cell>
          <table:table-cell/>
          <table:table-cell table:formula="of:=([.D393]/[.E393]*100)-100" office:value-type="float" office:value="-2.56930358350237">
            <text:p>-2.5693035835</text:p>
          </table:table-cell>
          <table:table-cell table:formula="of:=IF(OR(AND([.B393]&gt;[.E393];[.C393]=0);AND([.B393]&lt;=[.E393];[.C393]=1));1;&quot;&quot;)">
            <text:p/>
          </table:table-cell>
        </table:table-row>
        <table:table-row table:style-name="ro2">
          <table:table-cell office:value-type="float" office:value="8424">
            <text:p>8424</text:p>
          </table:table-cell>
          <table:table-cell office:value-type="float" office:value="4575">
            <text:p>4575</text:p>
          </table:table-cell>
          <table:table-cell office:value-type="float" office:value="0">
            <text:p>0</text:p>
          </table:table-cell>
          <table:table-cell office:value-type="float" office:value="4507">
            <text:p>4507</text:p>
          </table:table-cell>
          <table:table-cell office:value-type="float" office:value="4735">
            <text:p>4735</text:p>
          </table:table-cell>
          <table:table-cell table:formula="of:=IF(AND([.B394]&gt;[.E394];[.H394]=1);1;&quot;&quot;)">
            <text:p/>
          </table:table-cell>
          <table:table-cell table:formula="of:=IF(AND([.B394]&lt;=[.E394];[.I394]=1);1;&quot;&quot;)">
            <text:p/>
          </table:table-cell>
          <table:table-cell table:formula="of:=IF(AND([.B394]&gt;[.D394];[.C394]=0);1;&quot;&quot;)" office:value-type="float" office:value="1">
            <text:p>1</text:p>
          </table:table-cell>
          <table:table-cell table:formula="of:=IF(AND([.B394]&lt;=[.D394];[.C394]=1);1;&quot;&quot;)">
            <text:p/>
          </table:table-cell>
          <table:table-cell table:formula="of:=IF(OR(AND([.G394]=1;[.I394]=1);AND([.F394]=1;[.H394]=1));1;&quot;&quot;)">
            <text:p/>
          </table:table-cell>
          <table:table-cell/>
          <table:table-cell table:formula="of:=([.D394]/[.E394]*100)-100" office:value-type="float" office:value="-4.81520591341076">
            <text:p>-4.8152059134</text:p>
          </table:table-cell>
          <table:table-cell table:formula="of:=IF(OR(AND([.B394]&gt;[.E394];[.C394]=0);AND([.B394]&lt;=[.E394];[.C394]=1));1;&quot;&quot;)">
            <text:p/>
          </table:table-cell>
        </table:table-row>
        <table:table-row table:style-name="ro2">
          <table:table-cell office:value-type="float" office:value="8425">
            <text:p>8425</text:p>
          </table:table-cell>
          <table:table-cell office:value-type="float" office:value="2324">
            <text:p>2324</text:p>
          </table:table-cell>
          <table:table-cell office:value-type="float" office:value="0">
            <text:p>0</text:p>
          </table:table-cell>
          <table:table-cell office:value-type="float" office:value="2315">
            <text:p>2315</text:p>
          </table:table-cell>
          <table:table-cell office:value-type="float" office:value="2379">
            <text:p>2379</text:p>
          </table:table-cell>
          <table:table-cell table:formula="of:=IF(AND([.B395]&gt;[.E395];[.H395]=1);1;&quot;&quot;)">
            <text:p/>
          </table:table-cell>
          <table:table-cell table:formula="of:=IF(AND([.B395]&lt;=[.E395];[.I395]=1);1;&quot;&quot;)">
            <text:p/>
          </table:table-cell>
          <table:table-cell table:formula="of:=IF(AND([.B395]&gt;[.D395];[.C395]=0);1;&quot;&quot;)" office:value-type="float" office:value="1">
            <text:p>1</text:p>
          </table:table-cell>
          <table:table-cell table:formula="of:=IF(AND([.B395]&lt;=[.D395];[.C395]=1);1;&quot;&quot;)">
            <text:p/>
          </table:table-cell>
          <table:table-cell table:formula="of:=IF(OR(AND([.G395]=1;[.I395]=1);AND([.F395]=1;[.H395]=1));1;&quot;&quot;)">
            <text:p/>
          </table:table-cell>
          <table:table-cell/>
          <table:table-cell table:formula="of:=([.D395]/[.E395]*100)-100" office:value-type="float" office:value="-2.69020596889449">
            <text:p>-2.6902059689</text:p>
          </table:table-cell>
          <table:table-cell table:formula="of:=IF(OR(AND([.B395]&gt;[.E395];[.C395]=0);AND([.B395]&lt;=[.E395];[.C395]=1));1;&quot;&quot;)">
            <text:p/>
          </table:table-cell>
        </table:table-row>
        <table:table-row table:style-name="ro2">
          <table:table-cell office:value-type="float" office:value="8439">
            <text:p>8439</text:p>
          </table:table-cell>
          <table:table-cell office:value-type="float" office:value="3445">
            <text:p>3445</text:p>
          </table:table-cell>
          <table:table-cell office:value-type="float" office:value="0">
            <text:p>0</text:p>
          </table:table-cell>
          <table:table-cell office:value-type="float" office:value="3380">
            <text:p>3380</text:p>
          </table:table-cell>
          <table:table-cell office:value-type="float" office:value="3580">
            <text:p>3580</text:p>
          </table:table-cell>
          <table:table-cell table:formula="of:=IF(AND([.B396]&gt;[.E396];[.H396]=1);1;&quot;&quot;)">
            <text:p/>
          </table:table-cell>
          <table:table-cell table:formula="of:=IF(AND([.B396]&lt;=[.E396];[.I396]=1);1;&quot;&quot;)">
            <text:p/>
          </table:table-cell>
          <table:table-cell table:formula="of:=IF(AND([.B396]&gt;[.D396];[.C396]=0);1;&quot;&quot;)" office:value-type="float" office:value="1">
            <text:p>1</text:p>
          </table:table-cell>
          <table:table-cell table:formula="of:=IF(AND([.B396]&lt;=[.D396];[.C396]=1);1;&quot;&quot;)">
            <text:p/>
          </table:table-cell>
          <table:table-cell table:formula="of:=IF(OR(AND([.G396]=1;[.I396]=1);AND([.F396]=1;[.H396]=1));1;&quot;&quot;)">
            <text:p/>
          </table:table-cell>
          <table:table-cell/>
          <table:table-cell table:formula="of:=([.D396]/[.E396]*100)-100" office:value-type="float" office:value="-5.58659217877096">
            <text:p>-5.5865921788</text:p>
          </table:table-cell>
          <table:table-cell table:formula="of:=IF(OR(AND([.B396]&gt;[.E396];[.C396]=0);AND([.B396]&lt;=[.E396];[.C396]=1));1;&quot;&quot;)">
            <text:p/>
          </table:table-cell>
        </table:table-row>
        <table:table-row table:style-name="ro2">
          <table:table-cell office:value-type="float" office:value="8473">
            <text:p>8473</text:p>
          </table:table-cell>
          <table:table-cell office:value-type="float" office:value="1341">
            <text:p>1341</text:p>
          </table:table-cell>
          <table:table-cell office:value-type="float" office:value="0">
            <text:p>0</text:p>
          </table:table-cell>
          <table:table-cell office:value-type="float" office:value="1320">
            <text:p>1320</text:p>
          </table:table-cell>
          <table:table-cell office:value-type="float" office:value="1387">
            <text:p>1387</text:p>
          </table:table-cell>
          <table:table-cell table:formula="of:=IF(AND([.B397]&gt;[.E397];[.H397]=1);1;&quot;&quot;)">
            <text:p/>
          </table:table-cell>
          <table:table-cell table:formula="of:=IF(AND([.B397]&lt;=[.E397];[.I397]=1);1;&quot;&quot;)">
            <text:p/>
          </table:table-cell>
          <table:table-cell table:formula="of:=IF(AND([.B397]&gt;[.D397];[.C397]=0);1;&quot;&quot;)" office:value-type="float" office:value="1">
            <text:p>1</text:p>
          </table:table-cell>
          <table:table-cell table:formula="of:=IF(AND([.B397]&lt;=[.D397];[.C397]=1);1;&quot;&quot;)">
            <text:p/>
          </table:table-cell>
          <table:table-cell table:formula="of:=IF(OR(AND([.G397]=1;[.I397]=1);AND([.F397]=1;[.H397]=1));1;&quot;&quot;)">
            <text:p/>
          </table:table-cell>
          <table:table-cell/>
          <table:table-cell table:formula="of:=([.D397]/[.E397]*100)-100" office:value-type="float" office:value="-4.83056957462149">
            <text:p>-4.8305695746</text:p>
          </table:table-cell>
          <table:table-cell table:formula="of:=IF(OR(AND([.B397]&gt;[.E397];[.C397]=0);AND([.B397]&lt;=[.E397];[.C397]=1));1;&quot;&quot;)">
            <text:p/>
          </table:table-cell>
        </table:table-row>
        <table:table-row table:style-name="ro2">
          <table:table-cell office:value-type="float" office:value="8508">
            <text:p>8508</text:p>
          </table:table-cell>
          <table:table-cell office:value-type="float" office:value="957">
            <text:p>957</text:p>
          </table:table-cell>
          <table:table-cell office:value-type="float" office:value="0">
            <text:p>0</text:p>
          </table:table-cell>
          <table:table-cell office:value-type="float" office:value="952">
            <text:p>952</text:p>
          </table:table-cell>
          <table:table-cell office:value-type="float" office:value="1000">
            <text:p>1000</text:p>
          </table:table-cell>
          <table:table-cell table:formula="of:=IF(AND([.B398]&gt;[.E398];[.H398]=1);1;&quot;&quot;)">
            <text:p/>
          </table:table-cell>
          <table:table-cell table:formula="of:=IF(AND([.B398]&lt;=[.E398];[.I398]=1);1;&quot;&quot;)">
            <text:p/>
          </table:table-cell>
          <table:table-cell table:formula="of:=IF(AND([.B398]&gt;[.D398];[.C398]=0);1;&quot;&quot;)" office:value-type="float" office:value="1">
            <text:p>1</text:p>
          </table:table-cell>
          <table:table-cell table:formula="of:=IF(AND([.B398]&lt;=[.D398];[.C398]=1);1;&quot;&quot;)">
            <text:p/>
          </table:table-cell>
          <table:table-cell table:formula="of:=IF(OR(AND([.G398]=1;[.I398]=1);AND([.F398]=1;[.H398]=1));1;&quot;&quot;)">
            <text:p/>
          </table:table-cell>
          <table:table-cell/>
          <table:table-cell table:formula="of:=([.D398]/[.E398]*100)-100" office:value-type="float" office:value="-4.80000000000001">
            <text:p>-4.8</text:p>
          </table:table-cell>
          <table:table-cell table:formula="of:=IF(OR(AND([.B398]&gt;[.E398];[.C398]=0);AND([.B398]&lt;=[.E398];[.C398]=1));1;&quot;&quot;)">
            <text:p/>
          </table:table-cell>
        </table:table-row>
        <table:table-row table:style-name="ro2">
          <table:table-cell office:value-type="float" office:value="8515">
            <text:p>8515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office:value-type="float" office:value="432">
            <text:p>432</text:p>
          </table:table-cell>
          <table:table-cell office:value-type="float" office:value="455">
            <text:p>455</text:p>
          </table:table-cell>
          <table:table-cell table:formula="of:=IF(AND([.B399]&gt;[.E399];[.H399]=1);1;&quot;&quot;)">
            <text:p/>
          </table:table-cell>
          <table:table-cell table:formula="of:=IF(AND([.B399]&lt;=[.E399];[.I399]=1);1;&quot;&quot;)">
            <text:p/>
          </table:table-cell>
          <table:table-cell table:formula="of:=IF(AND([.B399]&gt;[.D399];[.C399]=0);1;&quot;&quot;)" office:value-type="float" office:value="1">
            <text:p>1</text:p>
          </table:table-cell>
          <table:table-cell table:formula="of:=IF(AND([.B399]&lt;=[.D399];[.C399]=1);1;&quot;&quot;)">
            <text:p/>
          </table:table-cell>
          <table:table-cell table:formula="of:=IF(OR(AND([.G399]=1;[.I399]=1);AND([.F399]=1;[.H399]=1));1;&quot;&quot;)">
            <text:p/>
          </table:table-cell>
          <table:table-cell/>
          <table:table-cell table:formula="of:=([.D399]/[.E399]*100)-100" office:value-type="float" office:value="-5.05494505494507">
            <text:p>-5.0549450549</text:p>
          </table:table-cell>
          <table:table-cell table:formula="of:=IF(OR(AND([.B399]&gt;[.E399];[.C399]=0);AND([.B399]&lt;=[.E399];[.C399]=1));1;&quot;&quot;)">
            <text:p/>
          </table:table-cell>
        </table:table-row>
        <table:table-row table:style-name="ro2">
          <table:table-cell office:value-type="float" office:value="8524">
            <text:p>8524</text:p>
          </table:table-cell>
          <table:table-cell office:value-type="float" office:value="472">
            <text:p>472</text:p>
          </table:table-cell>
          <table:table-cell office:value-type="float" office:value="0">
            <text:p>0</text:p>
          </table:table-cell>
          <table:table-cell office:value-type="float" office:value="463">
            <text:p>463</text:p>
          </table:table-cell>
          <table:table-cell office:value-type="float" office:value="477">
            <text:p>477</text:p>
          </table:table-cell>
          <table:table-cell table:formula="of:=IF(AND([.B400]&gt;[.E400];[.H400]=1);1;&quot;&quot;)">
            <text:p/>
          </table:table-cell>
          <table:table-cell table:formula="of:=IF(AND([.B400]&lt;=[.E400];[.I400]=1);1;&quot;&quot;)">
            <text:p/>
          </table:table-cell>
          <table:table-cell table:formula="of:=IF(AND([.B400]&gt;[.D400];[.C400]=0);1;&quot;&quot;)" office:value-type="float" office:value="1">
            <text:p>1</text:p>
          </table:table-cell>
          <table:table-cell table:formula="of:=IF(AND([.B400]&lt;=[.D400];[.C400]=1);1;&quot;&quot;)">
            <text:p/>
          </table:table-cell>
          <table:table-cell table:formula="of:=IF(OR(AND([.G400]=1;[.I400]=1);AND([.F400]=1;[.H400]=1));1;&quot;&quot;)">
            <text:p/>
          </table:table-cell>
          <table:table-cell/>
          <table:table-cell table:formula="of:=([.D400]/[.E400]*100)-100" office:value-type="float" office:value="-2.93501048218029">
            <text:p>-2.9350104822</text:p>
          </table:table-cell>
          <table:table-cell table:formula="of:=IF(OR(AND([.B400]&gt;[.E400];[.C400]=0);AND([.B400]&lt;=[.E400];[.C400]=1));1;&quot;&quot;)">
            <text:p/>
          </table:table-cell>
        </table:table-row>
        <table:table-row table:style-name="ro2">
          <table:table-cell office:value-type="float" office:value="8544">
            <text:p>8544</text:p>
          </table:table-cell>
          <table:table-cell office:value-type="float" office:value="634">
            <text:p>634</text:p>
          </table:table-cell>
          <table:table-cell office:value-type="float" office:value="0">
            <text:p>0</text:p>
          </table:table-cell>
          <table:table-cell office:value-type="float" office:value="625">
            <text:p>625</text:p>
          </table:table-cell>
          <table:table-cell office:value-type="float" office:value="637">
            <text:p>637</text:p>
          </table:table-cell>
          <table:table-cell table:formula="of:=IF(AND([.B401]&gt;[.E401];[.H401]=1);1;&quot;&quot;)">
            <text:p/>
          </table:table-cell>
          <table:table-cell table:formula="of:=IF(AND([.B401]&lt;=[.E401];[.I401]=1);1;&quot;&quot;)">
            <text:p/>
          </table:table-cell>
          <table:table-cell table:formula="of:=IF(AND([.B401]&gt;[.D401];[.C401]=0);1;&quot;&quot;)" office:value-type="float" office:value="1">
            <text:p>1</text:p>
          </table:table-cell>
          <table:table-cell table:formula="of:=IF(AND([.B401]&lt;=[.D401];[.C401]=1);1;&quot;&quot;)">
            <text:p/>
          </table:table-cell>
          <table:table-cell table:formula="of:=IF(OR(AND([.G401]=1;[.I401]=1);AND([.F401]=1;[.H401]=1));1;&quot;&quot;)">
            <text:p/>
          </table:table-cell>
          <table:table-cell/>
          <table:table-cell table:formula="of:=([.D401]/[.E401]*100)-100" office:value-type="float" office:value="-1.88383045525903">
            <text:p>-1.8838304553</text:p>
          </table:table-cell>
          <table:table-cell table:formula="of:=IF(OR(AND([.B401]&gt;[.E401];[.C401]=0);AND([.B401]&lt;=[.E401];[.C401]=1));1;&quot;&quot;)">
            <text:p/>
          </table:table-cell>
        </table:table-row>
        <table:table-row table:style-name="ro2">
          <table:table-cell office:value-type="float" office:value="8566">
            <text:p>8566</text:p>
          </table:table-cell>
          <table:table-cell office:value-type="float" office:value="3230">
            <text:p>3230</text:p>
          </table:table-cell>
          <table:table-cell office:value-type="float" office:value="0">
            <text:p>0</text:p>
          </table:table-cell>
          <table:table-cell office:value-type="float" office:value="3202">
            <text:p>3202</text:p>
          </table:table-cell>
          <table:table-cell office:value-type="float" office:value="3285">
            <text:p>3285</text:p>
          </table:table-cell>
          <table:table-cell table:formula="of:=IF(AND([.B402]&gt;[.E402];[.H402]=1);1;&quot;&quot;)">
            <text:p/>
          </table:table-cell>
          <table:table-cell table:formula="of:=IF(AND([.B402]&lt;=[.E402];[.I402]=1);1;&quot;&quot;)">
            <text:p/>
          </table:table-cell>
          <table:table-cell table:formula="of:=IF(AND([.B402]&gt;[.D402];[.C402]=0);1;&quot;&quot;)" office:value-type="float" office:value="1">
            <text:p>1</text:p>
          </table:table-cell>
          <table:table-cell table:formula="of:=IF(AND([.B402]&lt;=[.D402];[.C402]=1);1;&quot;&quot;)">
            <text:p/>
          </table:table-cell>
          <table:table-cell table:formula="of:=IF(OR(AND([.G402]=1;[.I402]=1);AND([.F402]=1;[.H402]=1));1;&quot;&quot;)">
            <text:p/>
          </table:table-cell>
          <table:table-cell/>
          <table:table-cell table:formula="of:=([.D402]/[.E402]*100)-100" office:value-type="float" office:value="-2.52663622526637">
            <text:p>-2.5266362253</text:p>
          </table:table-cell>
          <table:table-cell table:formula="of:=IF(OR(AND([.B402]&gt;[.E402];[.C402]=0);AND([.B402]&lt;=[.E402];[.C402]=1));1;&quot;&quot;)">
            <text:p/>
          </table:table-cell>
        </table:table-row>
        <table:table-row table:style-name="ro2">
          <table:table-cell office:value-type="float" office:value="8570">
            <text:p>8570</text:p>
          </table:table-cell>
          <table:table-cell office:value-type="float" office:value="2356">
            <text:p>2356</text:p>
          </table:table-cell>
          <table:table-cell office:value-type="float" office:value="0">
            <text:p>0</text:p>
          </table:table-cell>
          <table:table-cell office:value-type="float" office:value="2347">
            <text:p>2347</text:p>
          </table:table-cell>
          <table:table-cell office:value-type="float" office:value="2452">
            <text:p>2452</text:p>
          </table:table-cell>
          <table:table-cell table:formula="of:=IF(AND([.B403]&gt;[.E403];[.H403]=1);1;&quot;&quot;)">
            <text:p/>
          </table:table-cell>
          <table:table-cell table:formula="of:=IF(AND([.B403]&lt;=[.E403];[.I403]=1);1;&quot;&quot;)">
            <text:p/>
          </table:table-cell>
          <table:table-cell table:formula="of:=IF(AND([.B403]&gt;[.D403];[.C403]=0);1;&quot;&quot;)" office:value-type="float" office:value="1">
            <text:p>1</text:p>
          </table:table-cell>
          <table:table-cell table:formula="of:=IF(AND([.B403]&lt;=[.D403];[.C403]=1);1;&quot;&quot;)">
            <text:p/>
          </table:table-cell>
          <table:table-cell table:formula="of:=IF(OR(AND([.G403]=1;[.I403]=1);AND([.F403]=1;[.H403]=1));1;&quot;&quot;)">
            <text:p/>
          </table:table-cell>
          <table:table-cell/>
          <table:table-cell table:formula="of:=([.D403]/[.E403]*100)-100" office:value-type="float" office:value="-4.28221859706362">
            <text:p>-4.2822185971</text:p>
          </table:table-cell>
          <table:table-cell table:formula="of:=IF(OR(AND([.B403]&gt;[.E403];[.C403]=0);AND([.B403]&lt;=[.E403];[.C403]=1));1;&quot;&quot;)">
            <text:p/>
          </table:table-cell>
        </table:table-row>
        <table:table-row table:style-name="ro2">
          <table:table-cell office:value-type="float" office:value="8572">
            <text:p>8572</text:p>
          </table:table-cell>
          <table:table-cell office:value-type="float" office:value="609">
            <text:p>609</text:p>
          </table:table-cell>
          <table:table-cell office:value-type="float" office:value="0">
            <text:p>0</text:p>
          </table:table-cell>
          <table:table-cell office:value-type="float" office:value="590">
            <text:p>590</text:p>
          </table:table-cell>
          <table:table-cell office:value-type="float" office:value="635">
            <text:p>635</text:p>
          </table:table-cell>
          <table:table-cell table:formula="of:=IF(AND([.B404]&gt;[.E404];[.H404]=1);1;&quot;&quot;)">
            <text:p/>
          </table:table-cell>
          <table:table-cell table:formula="of:=IF(AND([.B404]&lt;=[.E404];[.I404]=1);1;&quot;&quot;)">
            <text:p/>
          </table:table-cell>
          <table:table-cell table:formula="of:=IF(AND([.B404]&gt;[.D404];[.C404]=0);1;&quot;&quot;)" office:value-type="float" office:value="1">
            <text:p>1</text:p>
          </table:table-cell>
          <table:table-cell table:formula="of:=IF(AND([.B404]&lt;=[.D404];[.C404]=1);1;&quot;&quot;)">
            <text:p/>
          </table:table-cell>
          <table:table-cell table:formula="of:=IF(OR(AND([.G404]=1;[.I404]=1);AND([.F404]=1;[.H404]=1));1;&quot;&quot;)">
            <text:p/>
          </table:table-cell>
          <table:table-cell/>
          <table:table-cell table:formula="of:=([.D404]/[.E404]*100)-100" office:value-type="float" office:value="-7.08661417322834">
            <text:p>-7.0866141732</text:p>
          </table:table-cell>
          <table:table-cell table:formula="of:=IF(OR(AND([.B404]&gt;[.E404];[.C404]=0);AND([.B404]&lt;=[.E404];[.C404]=1));1;&quot;&quot;)">
            <text:p/>
          </table:table-cell>
        </table:table-row>
        <table:table-row table:style-name="ro2">
          <table:table-cell office:value-type="float" office:value="8586">
            <text:p>8586</text:p>
          </table:table-cell>
          <table:table-cell office:value-type="float" office:value="2906">
            <text:p>2906</text:p>
          </table:table-cell>
          <table:table-cell office:value-type="float" office:value="0">
            <text:p>0</text:p>
          </table:table-cell>
          <table:table-cell office:value-type="float" office:value="2879">
            <text:p>2879</text:p>
          </table:table-cell>
          <table:table-cell office:value-type="float" office:value="3005">
            <text:p>3005</text:p>
          </table:table-cell>
          <table:table-cell table:formula="of:=IF(AND([.B405]&gt;[.E405];[.H405]=1);1;&quot;&quot;)">
            <text:p/>
          </table:table-cell>
          <table:table-cell table:formula="of:=IF(AND([.B405]&lt;=[.E405];[.I405]=1);1;&quot;&quot;)">
            <text:p/>
          </table:table-cell>
          <table:table-cell table:formula="of:=IF(AND([.B405]&gt;[.D405];[.C405]=0);1;&quot;&quot;)" office:value-type="float" office:value="1">
            <text:p>1</text:p>
          </table:table-cell>
          <table:table-cell table:formula="of:=IF(AND([.B405]&lt;=[.D405];[.C405]=1);1;&quot;&quot;)">
            <text:p/>
          </table:table-cell>
          <table:table-cell table:formula="of:=IF(OR(AND([.G405]=1;[.I405]=1);AND([.F405]=1;[.H405]=1));1;&quot;&quot;)">
            <text:p/>
          </table:table-cell>
          <table:table-cell/>
          <table:table-cell table:formula="of:=([.D405]/[.E405]*100)-100" office:value-type="float" office:value="-4.19301164725458">
            <text:p>-4.1930116473</text:p>
          </table:table-cell>
          <table:table-cell table:formula="of:=IF(OR(AND([.B405]&gt;[.E405];[.C405]=0);AND([.B405]&lt;=[.E405];[.C405]=1));1;&quot;&quot;)">
            <text:p/>
          </table:table-cell>
        </table:table-row>
        <table:table-row table:style-name="ro2">
          <table:table-cell office:value-type="float" office:value="8591">
            <text:p>8591</text:p>
          </table:table-cell>
          <table:table-cell office:value-type="float" office:value="1532">
            <text:p>1532</text:p>
          </table:table-cell>
          <table:table-cell office:value-type="float" office:value="0">
            <text:p>0</text:p>
          </table:table-cell>
          <table:table-cell office:value-type="float" office:value="1503">
            <text:p>1503</text:p>
          </table:table-cell>
          <table:table-cell office:value-type="float" office:value="1628">
            <text:p>1628</text:p>
          </table:table-cell>
          <table:table-cell table:formula="of:=IF(AND([.B406]&gt;[.E406];[.H406]=1);1;&quot;&quot;)">
            <text:p/>
          </table:table-cell>
          <table:table-cell table:formula="of:=IF(AND([.B406]&lt;=[.E406];[.I406]=1);1;&quot;&quot;)">
            <text:p/>
          </table:table-cell>
          <table:table-cell table:formula="of:=IF(AND([.B406]&gt;[.D406];[.C406]=0);1;&quot;&quot;)" office:value-type="float" office:value="1">
            <text:p>1</text:p>
          </table:table-cell>
          <table:table-cell table:formula="of:=IF(AND([.B406]&lt;=[.D406];[.C406]=1);1;&quot;&quot;)">
            <text:p/>
          </table:table-cell>
          <table:table-cell table:formula="of:=IF(OR(AND([.G406]=1;[.I406]=1);AND([.F406]=1;[.H406]=1));1;&quot;&quot;)">
            <text:p/>
          </table:table-cell>
          <table:table-cell/>
          <table:table-cell table:formula="of:=([.D406]/[.E406]*100)-100" office:value-type="float" office:value="-7.67813267813267">
            <text:p>-7.6781326781</text:p>
          </table:table-cell>
          <table:table-cell table:formula="of:=IF(OR(AND([.B406]&gt;[.E406];[.C406]=0);AND([.B406]&lt;=[.E406];[.C406]=1));1;&quot;&quot;)">
            <text:p/>
          </table:table-cell>
        </table:table-row>
        <table:table-row table:style-name="ro2">
          <table:table-cell office:value-type="float" office:value="8593">
            <text:p>8593</text:p>
          </table:table-cell>
          <table:table-cell office:value-type="float" office:value="524">
            <text:p>524</text:p>
          </table:table-cell>
          <table:table-cell office:value-type="float" office:value="0">
            <text:p>0</text:p>
          </table:table-cell>
          <table:table-cell office:value-type="float" office:value="518">
            <text:p>518</text:p>
          </table:table-cell>
          <table:table-cell office:value-type="float" office:value="540">
            <text:p>540</text:p>
          </table:table-cell>
          <table:table-cell table:formula="of:=IF(AND([.B407]&gt;[.E407];[.H407]=1);1;&quot;&quot;)">
            <text:p/>
          </table:table-cell>
          <table:table-cell table:formula="of:=IF(AND([.B407]&lt;=[.E407];[.I407]=1);1;&quot;&quot;)">
            <text:p/>
          </table:table-cell>
          <table:table-cell table:formula="of:=IF(AND([.B407]&gt;[.D407];[.C407]=0);1;&quot;&quot;)" office:value-type="float" office:value="1">
            <text:p>1</text:p>
          </table:table-cell>
          <table:table-cell table:formula="of:=IF(AND([.B407]&lt;=[.D407];[.C407]=1);1;&quot;&quot;)">
            <text:p/>
          </table:table-cell>
          <table:table-cell table:formula="of:=IF(OR(AND([.G407]=1;[.I407]=1);AND([.F407]=1;[.H407]=1));1;&quot;&quot;)">
            <text:p/>
          </table:table-cell>
          <table:table-cell/>
          <table:table-cell table:formula="of:=([.D407]/[.E407]*100)-100" office:value-type="float" office:value="-4.07407407407408">
            <text:p>-4.0740740741</text:p>
          </table:table-cell>
          <table:table-cell table:formula="of:=IF(OR(AND([.B407]&gt;[.E407];[.C407]=0);AND([.B407]&lt;=[.E407];[.C407]=1));1;&quot;&quot;)">
            <text:p/>
          </table:table-cell>
        </table:table-row>
        <table:table-row table:style-name="ro2">
          <table:table-cell office:value-type="float" office:value="8601">
            <text:p>8601</text:p>
          </table:table-cell>
          <table:table-cell office:value-type="float" office:value="769">
            <text:p>769</text:p>
          </table:table-cell>
          <table:table-cell office:value-type="float" office:value="0">
            <text:p>0</text:p>
          </table:table-cell>
          <table:table-cell office:value-type="float" office:value="756">
            <text:p>756</text:p>
          </table:table-cell>
          <table:table-cell office:value-type="float" office:value="792">
            <text:p>792</text:p>
          </table:table-cell>
          <table:table-cell table:formula="of:=IF(AND([.B408]&gt;[.E408];[.H408]=1);1;&quot;&quot;)">
            <text:p/>
          </table:table-cell>
          <table:table-cell table:formula="of:=IF(AND([.B408]&lt;=[.E408];[.I408]=1);1;&quot;&quot;)">
            <text:p/>
          </table:table-cell>
          <table:table-cell table:formula="of:=IF(AND([.B408]&gt;[.D408];[.C408]=0);1;&quot;&quot;)" office:value-type="float" office:value="1">
            <text:p>1</text:p>
          </table:table-cell>
          <table:table-cell table:formula="of:=IF(AND([.B408]&lt;=[.D408];[.C408]=1);1;&quot;&quot;)">
            <text:p/>
          </table:table-cell>
          <table:table-cell table:formula="of:=IF(OR(AND([.G408]=1;[.I408]=1);AND([.F408]=1;[.H408]=1));1;&quot;&quot;)">
            <text:p/>
          </table:table-cell>
          <table:table-cell/>
          <table:table-cell table:formula="of:=([.D408]/[.E408]*100)-100" office:value-type="float" office:value="-4.54545454545455">
            <text:p>-4.5454545455</text:p>
          </table:table-cell>
          <table:table-cell table:formula="of:=IF(OR(AND([.B408]&gt;[.E408];[.C408]=0);AND([.B408]&lt;=[.E408];[.C408]=1));1;&quot;&quot;)">
            <text:p/>
          </table:table-cell>
        </table:table-row>
        <table:table-row table:style-name="ro2">
          <table:table-cell office:value-type="float" office:value="8604">
            <text:p>8604</text:p>
          </table:table-cell>
          <table:table-cell office:value-type="float" office:value="688">
            <text:p>688</text:p>
          </table:table-cell>
          <table:table-cell office:value-type="float" office:value="0">
            <text:p>0</text:p>
          </table:table-cell>
          <table:table-cell office:value-type="float" office:value="681">
            <text:p>681</text:p>
          </table:table-cell>
          <table:table-cell office:value-type="float" office:value="704">
            <text:p>704</text:p>
          </table:table-cell>
          <table:table-cell table:formula="of:=IF(AND([.B409]&gt;[.E409];[.H409]=1);1;&quot;&quot;)">
            <text:p/>
          </table:table-cell>
          <table:table-cell table:formula="of:=IF(AND([.B409]&lt;=[.E409];[.I409]=1);1;&quot;&quot;)">
            <text:p/>
          </table:table-cell>
          <table:table-cell table:formula="of:=IF(AND([.B409]&gt;[.D409];[.C409]=0);1;&quot;&quot;)" office:value-type="float" office:value="1">
            <text:p>1</text:p>
          </table:table-cell>
          <table:table-cell table:formula="of:=IF(AND([.B409]&lt;=[.D409];[.C409]=1);1;&quot;&quot;)">
            <text:p/>
          </table:table-cell>
          <table:table-cell table:formula="of:=IF(OR(AND([.G409]=1;[.I409]=1);AND([.F409]=1;[.H409]=1));1;&quot;&quot;)">
            <text:p/>
          </table:table-cell>
          <table:table-cell/>
          <table:table-cell table:formula="of:=([.D409]/[.E409]*100)-100" office:value-type="float" office:value="-3.26704545454545">
            <text:p>-3.2670454545</text:p>
          </table:table-cell>
          <table:table-cell table:formula="of:=IF(OR(AND([.B409]&gt;[.E409];[.C409]=0);AND([.B409]&lt;=[.E409];[.C409]=1));1;&quot;&quot;)">
            <text:p/>
          </table:table-cell>
        </table:table-row>
        <table:table-row table:style-name="ro2">
          <table:table-cell office:value-type="float" office:value="8609">
            <text:p>8609</text:p>
          </table:table-cell>
          <table:table-cell office:value-type="float" office:value="717">
            <text:p>717</text:p>
          </table:table-cell>
          <table:table-cell office:value-type="float" office:value="0">
            <text:p>0</text:p>
          </table:table-cell>
          <table:table-cell office:value-type="float" office:value="701">
            <text:p>701</text:p>
          </table:table-cell>
          <table:table-cell office:value-type="float" office:value="740">
            <text:p>740</text:p>
          </table:table-cell>
          <table:table-cell table:formula="of:=IF(AND([.B410]&gt;[.E410];[.H410]=1);1;&quot;&quot;)">
            <text:p/>
          </table:table-cell>
          <table:table-cell table:formula="of:=IF(AND([.B410]&lt;=[.E410];[.I410]=1);1;&quot;&quot;)">
            <text:p/>
          </table:table-cell>
          <table:table-cell table:formula="of:=IF(AND([.B410]&gt;[.D410];[.C410]=0);1;&quot;&quot;)" office:value-type="float" office:value="1">
            <text:p>1</text:p>
          </table:table-cell>
          <table:table-cell table:formula="of:=IF(AND([.B410]&lt;=[.D410];[.C410]=1);1;&quot;&quot;)">
            <text:p/>
          </table:table-cell>
          <table:table-cell table:formula="of:=IF(OR(AND([.G410]=1;[.I410]=1);AND([.F410]=1;[.H410]=1));1;&quot;&quot;)">
            <text:p/>
          </table:table-cell>
          <table:table-cell/>
          <table:table-cell table:formula="of:=([.D410]/[.E410]*100)-100" office:value-type="float" office:value="-5.27027027027027">
            <text:p>-5.2702702703</text:p>
          </table:table-cell>
          <table:table-cell table:formula="of:=IF(OR(AND([.B410]&gt;[.E410];[.C410]=0);AND([.B410]&lt;=[.E410];[.C410]=1));1;&quot;&quot;)">
            <text:p/>
          </table:table-cell>
        </table:table-row>
        <table:table-row table:style-name="ro2">
          <table:table-cell office:value-type="float" office:value="8616">
            <text:p>8616</text:p>
          </table:table-cell>
          <table:table-cell office:value-type="float" office:value="708">
            <text:p>708</text:p>
          </table:table-cell>
          <table:table-cell office:value-type="float" office:value="0">
            <text:p>0</text:p>
          </table:table-cell>
          <table:table-cell office:value-type="float" office:value="695">
            <text:p>695</text:p>
          </table:table-cell>
          <table:table-cell office:value-type="float" office:value="731">
            <text:p>731</text:p>
          </table:table-cell>
          <table:table-cell table:formula="of:=IF(AND([.B411]&gt;[.E411];[.H411]=1);1;&quot;&quot;)">
            <text:p/>
          </table:table-cell>
          <table:table-cell table:formula="of:=IF(AND([.B411]&lt;=[.E411];[.I411]=1);1;&quot;&quot;)">
            <text:p/>
          </table:table-cell>
          <table:table-cell table:formula="of:=IF(AND([.B411]&gt;[.D411];[.C411]=0);1;&quot;&quot;)" office:value-type="float" office:value="1">
            <text:p>1</text:p>
          </table:table-cell>
          <table:table-cell table:formula="of:=IF(AND([.B411]&lt;=[.D411];[.C411]=1);1;&quot;&quot;)">
            <text:p/>
          </table:table-cell>
          <table:table-cell table:formula="of:=IF(OR(AND([.G411]=1;[.I411]=1);AND([.F411]=1;[.H411]=1));1;&quot;&quot;)">
            <text:p/>
          </table:table-cell>
          <table:table-cell/>
          <table:table-cell table:formula="of:=([.D411]/[.E411]*100)-100" office:value-type="float" office:value="-4.9247606019152">
            <text:p>-4.9247606019</text:p>
          </table:table-cell>
          <table:table-cell table:formula="of:=IF(OR(AND([.B411]&gt;[.E411];[.C411]=0);AND([.B411]&lt;=[.E411];[.C411]=1));1;&quot;&quot;)">
            <text:p/>
          </table:table-cell>
        </table:table-row>
        <table:table-row table:style-name="ro2">
          <table:table-cell office:value-type="float" office:value="8628">
            <text:p>8628</text:p>
          </table:table-cell>
          <table:table-cell office:value-type="float" office:value="1032">
            <text:p>1032</text:p>
          </table:table-cell>
          <table:table-cell office:value-type="float" office:value="0">
            <text:p>0</text:p>
          </table:table-cell>
          <table:table-cell office:value-type="float" office:value="1012">
            <text:p>1012</text:p>
          </table:table-cell>
          <table:table-cell office:value-type="float" office:value="1073">
            <text:p>1073</text:p>
          </table:table-cell>
          <table:table-cell table:formula="of:=IF(AND([.B412]&gt;[.E412];[.H412]=1);1;&quot;&quot;)">
            <text:p/>
          </table:table-cell>
          <table:table-cell table:formula="of:=IF(AND([.B412]&lt;=[.E412];[.I412]=1);1;&quot;&quot;)">
            <text:p/>
          </table:table-cell>
          <table:table-cell table:formula="of:=IF(AND([.B412]&gt;[.D412];[.C412]=0);1;&quot;&quot;)" office:value-type="float" office:value="1">
            <text:p>1</text:p>
          </table:table-cell>
          <table:table-cell table:formula="of:=IF(AND([.B412]&lt;=[.D412];[.C412]=1);1;&quot;&quot;)">
            <text:p/>
          </table:table-cell>
          <table:table-cell table:formula="of:=IF(OR(AND([.G412]=1;[.I412]=1);AND([.F412]=1;[.H412]=1));1;&quot;&quot;)">
            <text:p/>
          </table:table-cell>
          <table:table-cell/>
          <table:table-cell table:formula="of:=([.D412]/[.E412]*100)-100" office:value-type="float" office:value="-5.68499534016776">
            <text:p>-5.6849953402</text:p>
          </table:table-cell>
          <table:table-cell table:formula="of:=IF(OR(AND([.B412]&gt;[.E412];[.C412]=0);AND([.B412]&lt;=[.E412];[.C412]=1));1;&quot;&quot;)">
            <text:p/>
          </table:table-cell>
        </table:table-row>
        <table:table-row table:style-name="ro2">
          <table:table-cell office:value-type="float" office:value="8697">
            <text:p>8697</text:p>
          </table:table-cell>
          <table:table-cell office:value-type="float" office:value="3405">
            <text:p>3405</text:p>
          </table:table-cell>
          <table:table-cell office:value-type="float" office:value="0">
            <text:p>0</text:p>
          </table:table-cell>
          <table:table-cell office:value-type="float" office:value="3355">
            <text:p>3355</text:p>
          </table:table-cell>
          <table:table-cell office:value-type="float" office:value="3405">
            <text:p>3405</text:p>
          </table:table-cell>
          <table:table-cell table:formula="of:=IF(AND([.B413]&gt;[.E413];[.H413]=1);1;&quot;&quot;)">
            <text:p/>
          </table:table-cell>
          <table:table-cell table:formula="of:=IF(AND([.B413]&lt;=[.E413];[.I413]=1);1;&quot;&quot;)">
            <text:p/>
          </table:table-cell>
          <table:table-cell table:formula="of:=IF(AND([.B413]&gt;[.D413];[.C413]=0);1;&quot;&quot;)" office:value-type="float" office:value="1">
            <text:p>1</text:p>
          </table:table-cell>
          <table:table-cell table:formula="of:=IF(AND([.B413]&lt;=[.D413];[.C413]=1);1;&quot;&quot;)">
            <text:p/>
          </table:table-cell>
          <table:table-cell table:formula="of:=IF(OR(AND([.G413]=1;[.I413]=1);AND([.F413]=1;[.H413]=1));1;&quot;&quot;)">
            <text:p/>
          </table:table-cell>
          <table:table-cell/>
          <table:table-cell table:formula="of:=([.D413]/[.E413]*100)-100" office:value-type="float" office:value="-1.46842878120411">
            <text:p>-1.4684287812</text:p>
          </table:table-cell>
          <table:table-cell table:formula="of:=IF(OR(AND([.B413]&gt;[.E413];[.C413]=0);AND([.B413]&lt;=[.E413];[.C413]=1));1;&quot;&quot;)">
            <text:p/>
          </table:table-cell>
        </table:table-row>
        <table:table-row table:style-name="ro2">
          <table:table-cell office:value-type="float" office:value="8729">
            <text:p>8729</text:p>
          </table:table-cell>
          <table:table-cell office:value-type="float" office:value="1958">
            <text:p>1958</text:p>
          </table:table-cell>
          <table:table-cell office:value-type="float" office:value="0">
            <text:p>0</text:p>
          </table:table-cell>
          <table:table-cell office:value-type="float" office:value="1936">
            <text:p>1936</text:p>
          </table:table-cell>
          <table:table-cell office:value-type="float" office:value="1994">
            <text:p>1994</text:p>
          </table:table-cell>
          <table:table-cell table:formula="of:=IF(AND([.B414]&gt;[.E414];[.H414]=1);1;&quot;&quot;)">
            <text:p/>
          </table:table-cell>
          <table:table-cell table:formula="of:=IF(AND([.B414]&lt;=[.E414];[.I414]=1);1;&quot;&quot;)">
            <text:p/>
          </table:table-cell>
          <table:table-cell table:formula="of:=IF(AND([.B414]&gt;[.D414];[.C414]=0);1;&quot;&quot;)" office:value-type="float" office:value="1">
            <text:p>1</text:p>
          </table:table-cell>
          <table:table-cell table:formula="of:=IF(AND([.B414]&lt;=[.D414];[.C414]=1);1;&quot;&quot;)">
            <text:p/>
          </table:table-cell>
          <table:table-cell table:formula="of:=IF(OR(AND([.G414]=1;[.I414]=1);AND([.F414]=1;[.H414]=1));1;&quot;&quot;)">
            <text:p/>
          </table:table-cell>
          <table:table-cell/>
          <table:table-cell table:formula="of:=([.D414]/[.E414]*100)-100" office:value-type="float" office:value="-2.9087261785356">
            <text:p>-2.9087261785</text:p>
          </table:table-cell>
          <table:table-cell table:formula="of:=IF(OR(AND([.B414]&gt;[.E414];[.C414]=0);AND([.B414]&lt;=[.E414];[.C414]=1));1;&quot;&quot;)">
            <text:p/>
          </table:table-cell>
        </table:table-row>
        <table:table-row table:style-name="ro2">
          <table:table-cell office:value-type="float" office:value="8750">
            <text:p>8750</text:p>
          </table:table-cell>
          <table:table-cell office:value-type="float" office:value="1893">
            <text:p>1893</text:p>
          </table:table-cell>
          <table:table-cell office:value-type="float" office:value="0">
            <text:p>0</text:p>
          </table:table-cell>
          <table:table-cell office:value-type="float" office:value="1857">
            <text:p>1857</text:p>
          </table:table-cell>
          <table:table-cell office:value-type="float" office:value="1924">
            <text:p>1924</text:p>
          </table:table-cell>
          <table:table-cell table:formula="of:=IF(AND([.B415]&gt;[.E415];[.H415]=1);1;&quot;&quot;)">
            <text:p/>
          </table:table-cell>
          <table:table-cell table:formula="of:=IF(AND([.B415]&lt;=[.E415];[.I415]=1);1;&quot;&quot;)">
            <text:p/>
          </table:table-cell>
          <table:table-cell table:formula="of:=IF(AND([.B415]&gt;[.D415];[.C415]=0);1;&quot;&quot;)" office:value-type="float" office:value="1">
            <text:p>1</text:p>
          </table:table-cell>
          <table:table-cell table:formula="of:=IF(AND([.B415]&lt;=[.D415];[.C415]=1);1;&quot;&quot;)">
            <text:p/>
          </table:table-cell>
          <table:table-cell table:formula="of:=IF(OR(AND([.G415]=1;[.I415]=1);AND([.F415]=1;[.H415]=1));1;&quot;&quot;)">
            <text:p/>
          </table:table-cell>
          <table:table-cell/>
          <table:table-cell table:formula="of:=([.D415]/[.E415]*100)-100" office:value-type="float" office:value="-3.48232848232848">
            <text:p>-3.4823284823</text:p>
          </table:table-cell>
          <table:table-cell table:formula="of:=IF(OR(AND([.B415]&gt;[.E415];[.C415]=0);AND([.B415]&lt;=[.E415];[.C415]=1));1;&quot;&quot;)">
            <text:p/>
          </table:table-cell>
        </table:table-row>
        <table:table-row table:style-name="ro2">
          <table:table-cell office:value-type="float" office:value="8766">
            <text:p>8766</text:p>
          </table:table-cell>
          <table:table-cell office:value-type="float" office:value="4442">
            <text:p>4442</text:p>
          </table:table-cell>
          <table:table-cell office:value-type="float" office:value="0">
            <text:p>0</text:p>
          </table:table-cell>
          <table:table-cell office:value-type="float" office:value="4341">
            <text:p>4341</text:p>
          </table:table-cell>
          <table:table-cell office:value-type="float" office:value="4445">
            <text:p>4445</text:p>
          </table:table-cell>
          <table:table-cell table:formula="of:=IF(AND([.B416]&gt;[.E416];[.H416]=1);1;&quot;&quot;)">
            <text:p/>
          </table:table-cell>
          <table:table-cell table:formula="of:=IF(AND([.B416]&lt;=[.E416];[.I416]=1);1;&quot;&quot;)">
            <text:p/>
          </table:table-cell>
          <table:table-cell table:formula="of:=IF(AND([.B416]&gt;[.D416];[.C416]=0);1;&quot;&quot;)" office:value-type="float" office:value="1">
            <text:p>1</text:p>
          </table:table-cell>
          <table:table-cell table:formula="of:=IF(AND([.B416]&lt;=[.D416];[.C416]=1);1;&quot;&quot;)">
            <text:p/>
          </table:table-cell>
          <table:table-cell table:formula="of:=IF(OR(AND([.G416]=1;[.I416]=1);AND([.F416]=1;[.H416]=1));1;&quot;&quot;)">
            <text:p/>
          </table:table-cell>
          <table:table-cell/>
          <table:table-cell table:formula="of:=([.D416]/[.E416]*100)-100" office:value-type="float" office:value="-2.33970753655794">
            <text:p>-2.3397075366</text:p>
          </table:table-cell>
          <table:table-cell table:formula="of:=IF(OR(AND([.B416]&gt;[.E416];[.C416]=0);AND([.B416]&lt;=[.E416];[.C416]=1));1;&quot;&quot;)">
            <text:p/>
          </table:table-cell>
        </table:table-row>
        <table:table-row table:style-name="ro2">
          <table:table-cell office:value-type="float" office:value="8795">
            <text:p>8795</text:p>
          </table:table-cell>
          <table:table-cell office:value-type="float" office:value="1404">
            <text:p>1404</text:p>
          </table:table-cell>
          <table:table-cell office:value-type="float" office:value="0">
            <text:p>0</text:p>
          </table:table-cell>
          <table:table-cell office:value-type="float" office:value="1385">
            <text:p>1385</text:p>
          </table:table-cell>
          <table:table-cell office:value-type="float" office:value="1415">
            <text:p>1415</text:p>
          </table:table-cell>
          <table:table-cell table:formula="of:=IF(AND([.B417]&gt;[.E417];[.H417]=1);1;&quot;&quot;)">
            <text:p/>
          </table:table-cell>
          <table:table-cell table:formula="of:=IF(AND([.B417]&lt;=[.E417];[.I417]=1);1;&quot;&quot;)">
            <text:p/>
          </table:table-cell>
          <table:table-cell table:formula="of:=IF(AND([.B417]&gt;[.D417];[.C417]=0);1;&quot;&quot;)" office:value-type="float" office:value="1">
            <text:p>1</text:p>
          </table:table-cell>
          <table:table-cell table:formula="of:=IF(AND([.B417]&lt;=[.D417];[.C417]=1);1;&quot;&quot;)">
            <text:p/>
          </table:table-cell>
          <table:table-cell table:formula="of:=IF(OR(AND([.G417]=1;[.I417]=1);AND([.F417]=1;[.H417]=1));1;&quot;&quot;)">
            <text:p/>
          </table:table-cell>
          <table:table-cell/>
          <table:table-cell table:formula="of:=([.D417]/[.E417]*100)-100" office:value-type="float" office:value="-2.12014134275618">
            <text:p>-2.1201413428</text:p>
          </table:table-cell>
          <table:table-cell table:formula="of:=IF(OR(AND([.B417]&gt;[.E417];[.C417]=0);AND([.B417]&lt;=[.E417];[.C417]=1));1;&quot;&quot;)">
            <text:p/>
          </table:table-cell>
        </table:table-row>
        <table:table-row table:style-name="ro2">
          <table:table-cell office:value-type="float" office:value="8801">
            <text:p>8801</text:p>
          </table:table-cell>
          <table:table-cell office:value-type="float" office:value="3263">
            <text:p>3263</text:p>
          </table:table-cell>
          <table:table-cell office:value-type="float" office:value="0">
            <text:p>0</text:p>
          </table:table-cell>
          <table:table-cell office:value-type="float" office:value="3236">
            <text:p>3236</text:p>
          </table:table-cell>
          <table:table-cell office:value-type="float" office:value="3430">
            <text:p>3430</text:p>
          </table:table-cell>
          <table:table-cell table:formula="of:=IF(AND([.B418]&gt;[.E418];[.H418]=1);1;&quot;&quot;)">
            <text:p/>
          </table:table-cell>
          <table:table-cell table:formula="of:=IF(AND([.B418]&lt;=[.E418];[.I418]=1);1;&quot;&quot;)">
            <text:p/>
          </table:table-cell>
          <table:table-cell table:formula="of:=IF(AND([.B418]&gt;[.D418];[.C418]=0);1;&quot;&quot;)" office:value-type="float" office:value="1">
            <text:p>1</text:p>
          </table:table-cell>
          <table:table-cell table:formula="of:=IF(AND([.B418]&lt;=[.D418];[.C418]=1);1;&quot;&quot;)">
            <text:p/>
          </table:table-cell>
          <table:table-cell table:formula="of:=IF(OR(AND([.G418]=1;[.I418]=1);AND([.F418]=1;[.H418]=1));1;&quot;&quot;)">
            <text:p/>
          </table:table-cell>
          <table:table-cell/>
          <table:table-cell table:formula="of:=([.D418]/[.E418]*100)-100" office:value-type="float" office:value="-5.65597667638484">
            <text:p>-5.6559766764</text:p>
          </table:table-cell>
          <table:table-cell table:formula="of:=IF(OR(AND([.B418]&gt;[.E418];[.C418]=0);AND([.B418]&lt;=[.E418];[.C418]=1));1;&quot;&quot;)">
            <text:p/>
          </table:table-cell>
        </table:table-row>
        <table:table-row table:style-name="ro2">
          <table:table-cell office:value-type="float" office:value="8802">
            <text:p>8802</text:p>
          </table:table-cell>
          <table:table-cell office:value-type="float" office:value="2435">
            <text:p>2435</text:p>
          </table:table-cell>
          <table:table-cell office:value-type="float" office:value="0">
            <text:p>0</text:p>
          </table:table-cell>
          <table:table-cell office:value-type="float" office:value="2417">
            <text:p>2417</text:p>
          </table:table-cell>
          <table:table-cell office:value-type="float" office:value="2545">
            <text:p>2545</text:p>
          </table:table-cell>
          <table:table-cell table:formula="of:=IF(AND([.B419]&gt;[.E419];[.H419]=1);1;&quot;&quot;)">
            <text:p/>
          </table:table-cell>
          <table:table-cell table:formula="of:=IF(AND([.B419]&lt;=[.E419];[.I419]=1);1;&quot;&quot;)">
            <text:p/>
          </table:table-cell>
          <table:table-cell table:formula="of:=IF(AND([.B419]&gt;[.D419];[.C419]=0);1;&quot;&quot;)" office:value-type="float" office:value="1">
            <text:p>1</text:p>
          </table:table-cell>
          <table:table-cell table:formula="of:=IF(AND([.B419]&lt;=[.D419];[.C419]=1);1;&quot;&quot;)">
            <text:p/>
          </table:table-cell>
          <table:table-cell table:formula="of:=IF(OR(AND([.G419]=1;[.I419]=1);AND([.F419]=1;[.H419]=1));1;&quot;&quot;)">
            <text:p/>
          </table:table-cell>
          <table:table-cell/>
          <table:table-cell table:formula="of:=([.D419]/[.E419]*100)-100" office:value-type="float" office:value="-5.02946954813359">
            <text:p>-5.0294695481</text:p>
          </table:table-cell>
          <table:table-cell table:formula="of:=IF(OR(AND([.B419]&gt;[.E419];[.C419]=0);AND([.B419]&lt;=[.E419];[.C419]=1));1;&quot;&quot;)">
            <text:p/>
          </table:table-cell>
        </table:table-row>
        <table:table-row table:style-name="ro2">
          <table:table-cell office:value-type="float" office:value="8830">
            <text:p>8830</text:p>
          </table:table-cell>
          <table:table-cell office:value-type="float" office:value="3791">
            <text:p>3791</text:p>
          </table:table-cell>
          <table:table-cell office:value-type="float" office:value="0">
            <text:p>0</text:p>
          </table:table-cell>
          <table:table-cell office:value-type="float" office:value="3781">
            <text:p>3781</text:p>
          </table:table-cell>
          <table:table-cell office:value-type="float" office:value="4037">
            <text:p>4037</text:p>
          </table:table-cell>
          <table:table-cell table:formula="of:=IF(AND([.B420]&gt;[.E420];[.H420]=1);1;&quot;&quot;)">
            <text:p/>
          </table:table-cell>
          <table:table-cell table:formula="of:=IF(AND([.B420]&lt;=[.E420];[.I420]=1);1;&quot;&quot;)">
            <text:p/>
          </table:table-cell>
          <table:table-cell table:formula="of:=IF(AND([.B420]&gt;[.D420];[.C420]=0);1;&quot;&quot;)" office:value-type="float" office:value="1">
            <text:p>1</text:p>
          </table:table-cell>
          <table:table-cell table:formula="of:=IF(AND([.B420]&lt;=[.D420];[.C420]=1);1;&quot;&quot;)">
            <text:p/>
          </table:table-cell>
          <table:table-cell table:formula="of:=IF(OR(AND([.G420]=1;[.I420]=1);AND([.F420]=1;[.H420]=1));1;&quot;&quot;)">
            <text:p/>
          </table:table-cell>
          <table:table-cell/>
          <table:table-cell table:formula="of:=([.D420]/[.E420]*100)-100" office:value-type="float" office:value="-6.34134258112459">
            <text:p>-6.3413425811</text:p>
          </table:table-cell>
          <table:table-cell table:formula="of:=IF(OR(AND([.B420]&gt;[.E420];[.C420]=0);AND([.B420]&lt;=[.E420];[.C420]=1));1;&quot;&quot;)">
            <text:p/>
          </table:table-cell>
        </table:table-row>
        <table:table-row table:style-name="ro2">
          <table:table-cell office:value-type="float" office:value="8840">
            <text:p>8840</text:p>
          </table:table-cell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 office:value-type="float" office:value="201">
            <text:p>201</text:p>
          </table:table-cell>
          <table:table-cell office:value-type="float" office:value="210">
            <text:p>210</text:p>
          </table:table-cell>
          <table:table-cell table:formula="of:=IF(AND([.B421]&gt;[.E421];[.H421]=1);1;&quot;&quot;)">
            <text:p/>
          </table:table-cell>
          <table:table-cell table:formula="of:=IF(AND([.B421]&lt;=[.E421];[.I421]=1);1;&quot;&quot;)">
            <text:p/>
          </table:table-cell>
          <table:table-cell table:formula="of:=IF(AND([.B421]&gt;[.D421];[.C421]=0);1;&quot;&quot;)" office:value-type="float" office:value="1">
            <text:p>1</text:p>
          </table:table-cell>
          <table:table-cell table:formula="of:=IF(AND([.B421]&lt;=[.D421];[.C421]=1);1;&quot;&quot;)">
            <text:p/>
          </table:table-cell>
          <table:table-cell table:formula="of:=IF(OR(AND([.G421]=1;[.I421]=1);AND([.F421]=1;[.H421]=1));1;&quot;&quot;)">
            <text:p/>
          </table:table-cell>
          <table:table-cell/>
          <table:table-cell table:formula="of:=([.D421]/[.E421]*100)-100" office:value-type="float" office:value="-4.28571428571428">
            <text:p>-4.2857142857</text:p>
          </table:table-cell>
          <table:table-cell table:formula="of:=IF(OR(AND([.B421]&gt;[.E421];[.C421]=0);AND([.B421]&lt;=[.E421];[.C421]=1));1;&quot;&quot;)">
            <text:p/>
          </table:table-cell>
        </table:table-row>
        <table:table-row table:style-name="ro2">
          <table:table-cell office:value-type="float" office:value="8848">
            <text:p>8848</text:p>
          </table:table-cell>
          <table:table-cell office:value-type="float" office:value="556">
            <text:p>556</text:p>
          </table:table-cell>
          <table:table-cell office:value-type="float" office:value="0">
            <text:p>0</text:p>
          </table:table-cell>
          <table:table-cell office:value-type="float" office:value="552">
            <text:p>552</text:p>
          </table:table-cell>
          <table:table-cell office:value-type="float" office:value="571">
            <text:p>571</text:p>
          </table:table-cell>
          <table:table-cell table:formula="of:=IF(AND([.B422]&gt;[.E422];[.H422]=1);1;&quot;&quot;)">
            <text:p/>
          </table:table-cell>
          <table:table-cell table:formula="of:=IF(AND([.B422]&lt;=[.E422];[.I422]=1);1;&quot;&quot;)">
            <text:p/>
          </table:table-cell>
          <table:table-cell table:formula="of:=IF(AND([.B422]&gt;[.D422];[.C422]=0);1;&quot;&quot;)" office:value-type="float" office:value="1">
            <text:p>1</text:p>
          </table:table-cell>
          <table:table-cell table:formula="of:=IF(AND([.B422]&lt;=[.D422];[.C422]=1);1;&quot;&quot;)">
            <text:p/>
          </table:table-cell>
          <table:table-cell table:formula="of:=IF(OR(AND([.G422]=1;[.I422]=1);AND([.F422]=1;[.H422]=1));1;&quot;&quot;)">
            <text:p/>
          </table:table-cell>
          <table:table-cell/>
          <table:table-cell table:formula="of:=([.D422]/[.E422]*100)-100" office:value-type="float" office:value="-3.3274956217163">
            <text:p>-3.3274956217</text:p>
          </table:table-cell>
          <table:table-cell table:formula="of:=IF(OR(AND([.B422]&gt;[.E422];[.C422]=0);AND([.B422]&lt;=[.E422];[.C422]=1));1;&quot;&quot;)">
            <text:p/>
          </table:table-cell>
        </table:table-row>
        <table:table-row table:style-name="ro2">
          <table:table-cell office:value-type="float" office:value="8870">
            <text:p>8870</text:p>
          </table:table-cell>
          <table:table-cell office:value-type="float" office:value="3050">
            <text:p>3050</text:p>
          </table:table-cell>
          <table:table-cell office:value-type="float" office:value="0">
            <text:p>0</text:p>
          </table:table-cell>
          <table:table-cell office:value-type="float" office:value="3015">
            <text:p>3015</text:p>
          </table:table-cell>
          <table:table-cell office:value-type="float" office:value="3220">
            <text:p>3220</text:p>
          </table:table-cell>
          <table:table-cell table:formula="of:=IF(AND([.B423]&gt;[.E423];[.H423]=1);1;&quot;&quot;)">
            <text:p/>
          </table:table-cell>
          <table:table-cell table:formula="of:=IF(AND([.B423]&lt;=[.E423];[.I423]=1);1;&quot;&quot;)">
            <text:p/>
          </table:table-cell>
          <table:table-cell table:formula="of:=IF(AND([.B423]&gt;[.D423];[.C423]=0);1;&quot;&quot;)" office:value-type="float" office:value="1">
            <text:p>1</text:p>
          </table:table-cell>
          <table:table-cell table:formula="of:=IF(AND([.B423]&lt;=[.D423];[.C423]=1);1;&quot;&quot;)">
            <text:p/>
          </table:table-cell>
          <table:table-cell table:formula="of:=IF(OR(AND([.G423]=1;[.I423]=1);AND([.F423]=1;[.H423]=1));1;&quot;&quot;)">
            <text:p/>
          </table:table-cell>
          <table:table-cell/>
          <table:table-cell table:formula="of:=([.D423]/[.E423]*100)-100" office:value-type="float" office:value="-6.36645962732919">
            <text:p>-6.3664596273</text:p>
          </table:table-cell>
          <table:table-cell table:formula="of:=IF(OR(AND([.B423]&gt;[.E423];[.C423]=0);AND([.B423]&lt;=[.E423];[.C423]=1));1;&quot;&quot;)">
            <text:p/>
          </table:table-cell>
        </table:table-row>
        <table:table-row table:style-name="ro2">
          <table:table-cell office:value-type="float" office:value="8876">
            <text:p>8876</text:p>
          </table:table-cell>
          <table:table-cell office:value-type="float" office:value="11660">
            <text:p>11660</text:p>
          </table:table-cell>
          <table:table-cell office:value-type="float" office:value="0">
            <text:p>0</text:p>
          </table:table-cell>
          <table:table-cell office:value-type="float" office:value="11491">
            <text:p>11491</text:p>
          </table:table-cell>
          <table:table-cell office:value-type="float" office:value="12070">
            <text:p>12070</text:p>
          </table:table-cell>
          <table:table-cell table:formula="of:=IF(AND([.B424]&gt;[.E424];[.H424]=1);1;&quot;&quot;)">
            <text:p/>
          </table:table-cell>
          <table:table-cell table:formula="of:=IF(AND([.B424]&lt;=[.E424];[.I424]=1);1;&quot;&quot;)">
            <text:p/>
          </table:table-cell>
          <table:table-cell table:formula="of:=IF(AND([.B424]&gt;[.D424];[.C424]=0);1;&quot;&quot;)" office:value-type="float" office:value="1">
            <text:p>1</text:p>
          </table:table-cell>
          <table:table-cell table:formula="of:=IF(AND([.B424]&lt;=[.D424];[.C424]=1);1;&quot;&quot;)">
            <text:p/>
          </table:table-cell>
          <table:table-cell table:formula="of:=IF(OR(AND([.G424]=1;[.I424]=1);AND([.F424]=1;[.H424]=1));1;&quot;&quot;)">
            <text:p/>
          </table:table-cell>
          <table:table-cell/>
          <table:table-cell table:formula="of:=([.D424]/[.E424]*100)-100" office:value-type="float" office:value="-4.7970173985087">
            <text:p>-4.7970173985</text:p>
          </table:table-cell>
          <table:table-cell table:formula="of:=IF(OR(AND([.B424]&gt;[.E424];[.C424]=0);AND([.B424]&lt;=[.E424];[.C424]=1));1;&quot;&quot;)">
            <text:p/>
          </table:table-cell>
        </table:table-row>
        <table:table-row table:style-name="ro2">
          <table:table-cell office:value-type="float" office:value="8897">
            <text:p>8897</text:p>
          </table:table-cell>
          <table:table-cell office:value-type="float" office:value="584">
            <text:p>584</text:p>
          </table:table-cell>
          <table:table-cell office:value-type="float" office:value="0">
            <text:p>0</text:p>
          </table:table-cell>
          <table:table-cell office:value-type="float" office:value="576">
            <text:p>576</text:p>
          </table:table-cell>
          <table:table-cell office:value-type="float" office:value="606">
            <text:p>606</text:p>
          </table:table-cell>
          <table:table-cell table:formula="of:=IF(AND([.B425]&gt;[.E425];[.H425]=1);1;&quot;&quot;)">
            <text:p/>
          </table:table-cell>
          <table:table-cell table:formula="of:=IF(AND([.B425]&lt;=[.E425];[.I425]=1);1;&quot;&quot;)">
            <text:p/>
          </table:table-cell>
          <table:table-cell table:formula="of:=IF(AND([.B425]&gt;[.D425];[.C425]=0);1;&quot;&quot;)" office:value-type="float" office:value="1">
            <text:p>1</text:p>
          </table:table-cell>
          <table:table-cell table:formula="of:=IF(AND([.B425]&lt;=[.D425];[.C425]=1);1;&quot;&quot;)">
            <text:p/>
          </table:table-cell>
          <table:table-cell table:formula="of:=IF(OR(AND([.G425]=1;[.I425]=1);AND([.F425]=1;[.H425]=1));1;&quot;&quot;)">
            <text:p/>
          </table:table-cell>
          <table:table-cell/>
          <table:table-cell table:formula="of:=([.D425]/[.E425]*100)-100" office:value-type="float" office:value="-4.95049504950495">
            <text:p>-4.9504950495</text:p>
          </table:table-cell>
          <table:table-cell table:formula="of:=IF(OR(AND([.B425]&gt;[.E425];[.C425]=0);AND([.B425]&lt;=[.E425];[.C425]=1));1;&quot;&quot;)">
            <text:p/>
          </table:table-cell>
        </table:table-row>
        <table:table-row table:style-name="ro2">
          <table:table-cell office:value-type="float" office:value="8905">
            <text:p>8905</text:p>
          </table:table-cell>
          <table:table-cell office:value-type="float" office:value="1831">
            <text:p>1831</text:p>
          </table:table-cell>
          <table:table-cell office:value-type="float" office:value="0">
            <text:p>0</text:p>
          </table:table-cell>
          <table:table-cell office:value-type="float" office:value="1828">
            <text:p>1828</text:p>
          </table:table-cell>
          <table:table-cell office:value-type="float" office:value="1883">
            <text:p>1883</text:p>
          </table:table-cell>
          <table:table-cell table:formula="of:=IF(AND([.B426]&gt;[.E426];[.H426]=1);1;&quot;&quot;)">
            <text:p/>
          </table:table-cell>
          <table:table-cell table:formula="of:=IF(AND([.B426]&lt;=[.E426];[.I426]=1);1;&quot;&quot;)">
            <text:p/>
          </table:table-cell>
          <table:table-cell table:formula="of:=IF(AND([.B426]&gt;[.D426];[.C426]=0);1;&quot;&quot;)" office:value-type="float" office:value="1">
            <text:p>1</text:p>
          </table:table-cell>
          <table:table-cell table:formula="of:=IF(AND([.B426]&lt;=[.D426];[.C426]=1);1;&quot;&quot;)">
            <text:p/>
          </table:table-cell>
          <table:table-cell table:formula="of:=IF(OR(AND([.G426]=1;[.I426]=1);AND([.F426]=1;[.H426]=1));1;&quot;&quot;)">
            <text:p/>
          </table:table-cell>
          <table:table-cell/>
          <table:table-cell table:formula="of:=([.D426]/[.E426]*100)-100" office:value-type="float" office:value="-2.92087095061073">
            <text:p>-2.9208709506</text:p>
          </table:table-cell>
          <table:table-cell table:formula="of:=IF(OR(AND([.B426]&gt;[.E426];[.C426]=0);AND([.B426]&lt;=[.E426];[.C426]=1));1;&quot;&quot;)">
            <text:p/>
          </table:table-cell>
        </table:table-row>
        <table:table-row table:style-name="ro2">
          <table:table-cell office:value-type="float" office:value="8933">
            <text:p>8933</text:p>
          </table:table-cell>
          <table:table-cell office:value-type="float" office:value="1097">
            <text:p>1097</text:p>
          </table:table-cell>
          <table:table-cell office:value-type="float" office:value="0">
            <text:p>0</text:p>
          </table:table-cell>
          <table:table-cell office:value-type="float" office:value="1087">
            <text:p>1087</text:p>
          </table:table-cell>
          <table:table-cell office:value-type="float" office:value="1156">
            <text:p>1156</text:p>
          </table:table-cell>
          <table:table-cell table:formula="of:=IF(AND([.B427]&gt;[.E427];[.H427]=1);1;&quot;&quot;)">
            <text:p/>
          </table:table-cell>
          <table:table-cell table:formula="of:=IF(AND([.B427]&lt;=[.E427];[.I427]=1);1;&quot;&quot;)">
            <text:p/>
          </table:table-cell>
          <table:table-cell table:formula="of:=IF(AND([.B427]&gt;[.D427];[.C427]=0);1;&quot;&quot;)" office:value-type="float" office:value="1">
            <text:p>1</text:p>
          </table:table-cell>
          <table:table-cell table:formula="of:=IF(AND([.B427]&lt;=[.D427];[.C427]=1);1;&quot;&quot;)">
            <text:p/>
          </table:table-cell>
          <table:table-cell table:formula="of:=IF(OR(AND([.G427]=1;[.I427]=1);AND([.F427]=1;[.H427]=1));1;&quot;&quot;)">
            <text:p/>
          </table:table-cell>
          <table:table-cell/>
          <table:table-cell table:formula="of:=([.D427]/[.E427]*100)-100" office:value-type="float" office:value="-5.96885813148789">
            <text:p>-5.9688581315</text:p>
          </table:table-cell>
          <table:table-cell table:formula="of:=IF(OR(AND([.B427]&gt;[.E427];[.C427]=0);AND([.B427]&lt;=[.E427];[.C427]=1));1;&quot;&quot;)">
            <text:p/>
          </table:table-cell>
        </table:table-row>
        <table:table-row table:style-name="ro2">
          <table:table-cell office:value-type="float" office:value="9001">
            <text:p>9001</text:p>
          </table:table-cell>
          <table:table-cell office:value-type="float" office:value="513">
            <text:p>513</text:p>
          </table:table-cell>
          <table:table-cell office:value-type="float" office:value="0">
            <text:p>0</text:p>
          </table:table-cell>
          <table:table-cell office:value-type="float" office:value="512">
            <text:p>512</text:p>
          </table:table-cell>
          <table:table-cell office:value-type="float" office:value="514">
            <text:p>514</text:p>
          </table:table-cell>
          <table:table-cell table:formula="of:=IF(AND([.B428]&gt;[.E428];[.H428]=1);1;&quot;&quot;)">
            <text:p/>
          </table:table-cell>
          <table:table-cell table:formula="of:=IF(AND([.B428]&lt;=[.E428];[.I428]=1);1;&quot;&quot;)">
            <text:p/>
          </table:table-cell>
          <table:table-cell table:formula="of:=IF(AND([.B428]&gt;[.D428];[.C428]=0);1;&quot;&quot;)" office:value-type="float" office:value="1">
            <text:p>1</text:p>
          </table:table-cell>
          <table:table-cell table:formula="of:=IF(AND([.B428]&lt;=[.D428];[.C428]=1);1;&quot;&quot;)">
            <text:p/>
          </table:table-cell>
          <table:table-cell table:formula="of:=IF(OR(AND([.G428]=1;[.I428]=1);AND([.F428]=1;[.H428]=1));1;&quot;&quot;)">
            <text:p/>
          </table:table-cell>
          <table:table-cell/>
          <table:table-cell table:formula="of:=([.D428]/[.E428]*100)-100" office:value-type="float" office:value="-0.389105058365757">
            <text:p>-0.3891050584</text:p>
          </table:table-cell>
          <table:table-cell table:formula="of:=IF(OR(AND([.B428]&gt;[.E428];[.C428]=0);AND([.B428]&lt;=[.E428];[.C428]=1));1;&quot;&quot;)">
            <text:p/>
          </table:table-cell>
        </table:table-row>
        <table:table-row table:style-name="ro2">
          <table:table-cell office:value-type="float" office:value="9003">
            <text:p>9003</text:p>
          </table:table-cell>
          <table:table-cell office:value-type="float" office:value="653">
            <text:p>653</text:p>
          </table:table-cell>
          <table:table-cell office:value-type="float" office:value="0">
            <text:p>0</text:p>
          </table:table-cell>
          <table:table-cell office:value-type="float" office:value="648">
            <text:p>648</text:p>
          </table:table-cell>
          <table:table-cell office:value-type="float" office:value="672">
            <text:p>672</text:p>
          </table:table-cell>
          <table:table-cell table:formula="of:=IF(AND([.B429]&gt;[.E429];[.H429]=1);1;&quot;&quot;)">
            <text:p/>
          </table:table-cell>
          <table:table-cell table:formula="of:=IF(AND([.B429]&lt;=[.E429];[.I429]=1);1;&quot;&quot;)">
            <text:p/>
          </table:table-cell>
          <table:table-cell table:formula="of:=IF(AND([.B429]&gt;[.D429];[.C429]=0);1;&quot;&quot;)" office:value-type="float" office:value="1">
            <text:p>1</text:p>
          </table:table-cell>
          <table:table-cell table:formula="of:=IF(AND([.B429]&lt;=[.D429];[.C429]=1);1;&quot;&quot;)">
            <text:p/>
          </table:table-cell>
          <table:table-cell table:formula="of:=IF(OR(AND([.G429]=1;[.I429]=1);AND([.F429]=1;[.H429]=1));1;&quot;&quot;)">
            <text:p/>
          </table:table-cell>
          <table:table-cell/>
          <table:table-cell table:formula="of:=([.D429]/[.E429]*100)-100" office:value-type="float" office:value="-3.57142857142857">
            <text:p>-3.5714285714</text:p>
          </table:table-cell>
          <table:table-cell table:formula="of:=IF(OR(AND([.B429]&gt;[.E429];[.C429]=0);AND([.B429]&lt;=[.E429];[.C429]=1));1;&quot;&quot;)">
            <text:p/>
          </table:table-cell>
        </table:table-row>
        <table:table-row table:style-name="ro2">
          <table:table-cell office:value-type="float" office:value="9005">
            <text:p>9005</text:p>
          </table:table-cell>
          <table:table-cell office:value-type="float" office:value="875">
            <text:p>875</text:p>
          </table:table-cell>
          <table:table-cell office:value-type="float" office:value="0">
            <text:p>0</text:p>
          </table:table-cell>
          <table:table-cell office:value-type="float" office:value="871">
            <text:p>871</text:p>
          </table:table-cell>
          <table:table-cell office:value-type="float" office:value="909">
            <text:p>909</text:p>
          </table:table-cell>
          <table:table-cell table:formula="of:=IF(AND([.B430]&gt;[.E430];[.H430]=1);1;&quot;&quot;)">
            <text:p/>
          </table:table-cell>
          <table:table-cell table:formula="of:=IF(AND([.B430]&lt;=[.E430];[.I430]=1);1;&quot;&quot;)">
            <text:p/>
          </table:table-cell>
          <table:table-cell table:formula="of:=IF(AND([.B430]&gt;[.D430];[.C430]=0);1;&quot;&quot;)" office:value-type="float" office:value="1">
            <text:p>1</text:p>
          </table:table-cell>
          <table:table-cell table:formula="of:=IF(AND([.B430]&lt;=[.D430];[.C430]=1);1;&quot;&quot;)">
            <text:p/>
          </table:table-cell>
          <table:table-cell table:formula="of:=IF(OR(AND([.G430]=1;[.I430]=1);AND([.F430]=1;[.H430]=1));1;&quot;&quot;)">
            <text:p/>
          </table:table-cell>
          <table:table-cell/>
          <table:table-cell table:formula="of:=([.D430]/[.E430]*100)-100" office:value-type="float" office:value="-4.18041804180417">
            <text:p>-4.1804180418</text:p>
          </table:table-cell>
          <table:table-cell table:formula="of:=IF(OR(AND([.B430]&gt;[.E430];[.C430]=0);AND([.B430]&lt;=[.E430];[.C430]=1));1;&quot;&quot;)">
            <text:p/>
          </table:table-cell>
        </table:table-row>
        <table:table-row table:style-name="ro2">
          <table:table-cell office:value-type="float" office:value="9007">
            <text:p>9007</text:p>
          </table:table-cell>
          <table:table-cell office:value-type="float" office:value="1074">
            <text:p>1074</text:p>
          </table:table-cell>
          <table:table-cell office:value-type="float" office:value="0">
            <text:p>0</text:p>
          </table:table-cell>
          <table:table-cell office:value-type="float" office:value="1072">
            <text:p>1072</text:p>
          </table:table-cell>
          <table:table-cell office:value-type="float" office:value="1095">
            <text:p>1095</text:p>
          </table:table-cell>
          <table:table-cell table:formula="of:=IF(AND([.B431]&gt;[.E431];[.H431]=1);1;&quot;&quot;)">
            <text:p/>
          </table:table-cell>
          <table:table-cell table:formula="of:=IF(AND([.B431]&lt;=[.E431];[.I431]=1);1;&quot;&quot;)">
            <text:p/>
          </table:table-cell>
          <table:table-cell table:formula="of:=IF(AND([.B431]&gt;[.D431];[.C431]=0);1;&quot;&quot;)" office:value-type="float" office:value="1">
            <text:p>1</text:p>
          </table:table-cell>
          <table:table-cell table:formula="of:=IF(AND([.B431]&lt;=[.D431];[.C431]=1);1;&quot;&quot;)">
            <text:p/>
          </table:table-cell>
          <table:table-cell table:formula="of:=IF(OR(AND([.G431]=1;[.I431]=1);AND([.F431]=1;[.H431]=1));1;&quot;&quot;)">
            <text:p/>
          </table:table-cell>
          <table:table-cell/>
          <table:table-cell table:formula="of:=([.D431]/[.E431]*100)-100" office:value-type="float" office:value="-2.10045662100457">
            <text:p>-2.100456621</text:p>
          </table:table-cell>
          <table:table-cell table:formula="of:=IF(OR(AND([.B431]&gt;[.E431];[.C431]=0);AND([.B431]&lt;=[.E431];[.C431]=1));1;&quot;&quot;)">
            <text:p/>
          </table:table-cell>
        </table:table-row>
        <table:table-row table:style-name="ro2">
          <table:table-cell office:value-type="float" office:value="9008">
            <text:p>9008</text:p>
          </table:table-cell>
          <table:table-cell office:value-type="float" office:value="848">
            <text:p>848</text:p>
          </table:table-cell>
          <table:table-cell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859">
            <text:p>859</text:p>
          </table:table-cell>
          <table:table-cell table:formula="of:=IF(AND([.B432]&gt;[.E432];[.H432]=1);1;&quot;&quot;)">
            <text:p/>
          </table:table-cell>
          <table:table-cell table:formula="of:=IF(AND([.B432]&lt;=[.E432];[.I432]=1);1;&quot;&quot;)">
            <text:p/>
          </table:table-cell>
          <table:table-cell table:formula="of:=IF(AND([.B432]&gt;[.D432];[.C432]=0);1;&quot;&quot;)" office:value-type="float" office:value="1">
            <text:p>1</text:p>
          </table:table-cell>
          <table:table-cell table:formula="of:=IF(AND([.B432]&lt;=[.D432];[.C432]=1);1;&quot;&quot;)">
            <text:p/>
          </table:table-cell>
          <table:table-cell table:formula="of:=IF(OR(AND([.G432]=1;[.I432]=1);AND([.F432]=1;[.H432]=1));1;&quot;&quot;)">
            <text:p/>
          </table:table-cell>
          <table:table-cell/>
          <table:table-cell table:formula="of:=([.D432]/[.E432]*100)-100" office:value-type="float" office:value="-2.21187427240977">
            <text:p>-2.2118742724</text:p>
          </table:table-cell>
          <table:table-cell table:formula="of:=IF(OR(AND([.B432]&gt;[.E432];[.C432]=0);AND([.B432]&lt;=[.E432];[.C432]=1));1;&quot;&quot;)">
            <text:p/>
          </table:table-cell>
        </table:table-row>
        <table:table-row table:style-name="ro2">
          <table:table-cell office:value-type="float" office:value="9009">
            <text:p>9009</text:p>
          </table:table-cell>
          <table:table-cell office:value-type="float" office:value="1309">
            <text:p>1309</text:p>
          </table:table-cell>
          <table:table-cell office:value-type="float" office:value="0">
            <text:p>0</text:p>
          </table:table-cell>
          <table:table-cell office:value-type="float" office:value="1293">
            <text:p>1293</text:p>
          </table:table-cell>
          <table:table-cell office:value-type="float" office:value="1328">
            <text:p>1328</text:p>
          </table:table-cell>
          <table:table-cell table:formula="of:=IF(AND([.B433]&gt;[.E433];[.H433]=1);1;&quot;&quot;)">
            <text:p/>
          </table:table-cell>
          <table:table-cell table:formula="of:=IF(AND([.B433]&lt;=[.E433];[.I433]=1);1;&quot;&quot;)">
            <text:p/>
          </table:table-cell>
          <table:table-cell table:formula="of:=IF(AND([.B433]&gt;[.D433];[.C433]=0);1;&quot;&quot;)" office:value-type="float" office:value="1">
            <text:p>1</text:p>
          </table:table-cell>
          <table:table-cell table:formula="of:=IF(AND([.B433]&lt;=[.D433];[.C433]=1);1;&quot;&quot;)">
            <text:p/>
          </table:table-cell>
          <table:table-cell table:formula="of:=IF(OR(AND([.G433]=1;[.I433]=1);AND([.F433]=1;[.H433]=1));1;&quot;&quot;)">
            <text:p/>
          </table:table-cell>
          <table:table-cell/>
          <table:table-cell table:formula="of:=([.D433]/[.E433]*100)-100" office:value-type="float" office:value="-2.6355421686747">
            <text:p>-2.6355421687</text:p>
          </table:table-cell>
          <table:table-cell table:formula="of:=IF(OR(AND([.B433]&gt;[.E433];[.C433]=0);AND([.B433]&lt;=[.E433];[.C433]=1));1;&quot;&quot;)">
            <text:p/>
          </table:table-cell>
        </table:table-row>
        <table:table-row table:style-name="ro2">
          <table:table-cell office:value-type="float" office:value="9020">
            <text:p>9020</text:p>
          </table:table-cell>
          <table:table-cell office:value-type="float" office:value="10055">
            <text:p>10055</text:p>
          </table:table-cell>
          <table:table-cell office:value-type="float" office:value="0">
            <text:p>0</text:p>
          </table:table-cell>
          <table:table-cell office:value-type="float" office:value="10025">
            <text:p>10025</text:p>
          </table:table-cell>
          <table:table-cell office:value-type="float" office:value="10275">
            <text:p>10275</text:p>
          </table:table-cell>
          <table:table-cell table:formula="of:=IF(AND([.B434]&gt;[.E434];[.H434]=1);1;&quot;&quot;)">
            <text:p/>
          </table:table-cell>
          <table:table-cell table:formula="of:=IF(AND([.B434]&lt;=[.E434];[.I434]=1);1;&quot;&quot;)">
            <text:p/>
          </table:table-cell>
          <table:table-cell table:formula="of:=IF(AND([.B434]&gt;[.D434];[.C434]=0);1;&quot;&quot;)" office:value-type="float" office:value="1">
            <text:p>1</text:p>
          </table:table-cell>
          <table:table-cell table:formula="of:=IF(AND([.B434]&lt;=[.D434];[.C434]=1);1;&quot;&quot;)">
            <text:p/>
          </table:table-cell>
          <table:table-cell table:formula="of:=IF(OR(AND([.G434]=1;[.I434]=1);AND([.F434]=1;[.H434]=1));1;&quot;&quot;)">
            <text:p/>
          </table:table-cell>
          <table:table-cell/>
          <table:table-cell table:formula="of:=([.D434]/[.E434]*100)-100" office:value-type="float" office:value="-2.43309002433089">
            <text:p>-2.4330900243</text:p>
          </table:table-cell>
          <table:table-cell table:formula="of:=IF(OR(AND([.B434]&gt;[.E434];[.C434]=0);AND([.B434]&lt;=[.E434];[.C434]=1));1;&quot;&quot;)">
            <text:p/>
          </table:table-cell>
        </table:table-row>
        <table:table-row table:style-name="ro2">
          <table:table-cell office:value-type="float" office:value="9021">
            <text:p>9021</text:p>
          </table:table-cell>
          <table:table-cell office:value-type="float" office:value="7481">
            <text:p>7481</text:p>
          </table:table-cell>
          <table:table-cell office:value-type="float" office:value="0">
            <text:p>0</text:p>
          </table:table-cell>
          <table:table-cell office:value-type="float" office:value="7397">
            <text:p>7397</text:p>
          </table:table-cell>
          <table:table-cell office:value-type="float" office:value="7744">
            <text:p>7744</text:p>
          </table:table-cell>
          <table:table-cell table:formula="of:=IF(AND([.B435]&gt;[.E435];[.H435]=1);1;&quot;&quot;)">
            <text:p/>
          </table:table-cell>
          <table:table-cell table:formula="of:=IF(AND([.B435]&lt;=[.E435];[.I435]=1);1;&quot;&quot;)">
            <text:p/>
          </table:table-cell>
          <table:table-cell table:formula="of:=IF(AND([.B435]&gt;[.D435];[.C435]=0);1;&quot;&quot;)" office:value-type="float" office:value="1">
            <text:p>1</text:p>
          </table:table-cell>
          <table:table-cell table:formula="of:=IF(AND([.B435]&lt;=[.D435];[.C435]=1);1;&quot;&quot;)">
            <text:p/>
          </table:table-cell>
          <table:table-cell table:formula="of:=IF(OR(AND([.G435]=1;[.I435]=1);AND([.F435]=1;[.H435]=1));1;&quot;&quot;)">
            <text:p/>
          </table:table-cell>
          <table:table-cell/>
          <table:table-cell table:formula="of:=([.D435]/[.E435]*100)-100" office:value-type="float" office:value="-4.48088842975206">
            <text:p>-4.4808884298</text:p>
          </table:table-cell>
          <table:table-cell table:formula="of:=IF(OR(AND([.B435]&gt;[.E435];[.C435]=0);AND([.B435]&lt;=[.E435];[.C435]=1));1;&quot;&quot;)">
            <text:p/>
          </table:table-cell>
        </table:table-row>
        <table:table-row table:style-name="ro2">
          <table:table-cell office:value-type="float" office:value="9022">
            <text:p>9022</text:p>
          </table:table-cell>
          <table:table-cell office:value-type="float" office:value="19225">
            <text:p>19225</text:p>
          </table:table-cell>
          <table:table-cell office:value-type="float" office:value="0">
            <text:p>0</text:p>
          </table:table-cell>
          <table:table-cell office:value-type="float" office:value="19110">
            <text:p>19110</text:p>
          </table:table-cell>
          <table:table-cell office:value-type="float" office:value="19630">
            <text:p>19630</text:p>
          </table:table-cell>
          <table:table-cell table:formula="of:=IF(AND([.B436]&gt;[.E436];[.H436]=1);1;&quot;&quot;)">
            <text:p/>
          </table:table-cell>
          <table:table-cell table:formula="of:=IF(AND([.B436]&lt;=[.E436];[.I436]=1);1;&quot;&quot;)">
            <text:p/>
          </table:table-cell>
          <table:table-cell table:formula="of:=IF(AND([.B436]&gt;[.D436];[.C436]=0);1;&quot;&quot;)" office:value-type="float" office:value="1">
            <text:p>1</text:p>
          </table:table-cell>
          <table:table-cell table:formula="of:=IF(AND([.B436]&lt;=[.D436];[.C436]=1);1;&quot;&quot;)">
            <text:p/>
          </table:table-cell>
          <table:table-cell table:formula="of:=IF(OR(AND([.G436]=1;[.I436]=1);AND([.F436]=1;[.H436]=1));1;&quot;&quot;)">
            <text:p/>
          </table:table-cell>
          <table:table-cell/>
          <table:table-cell table:formula="of:=([.D436]/[.E436]*100)-100" office:value-type="float" office:value="-2.64900662251655">
            <text:p>-2.6490066225</text:p>
          </table:table-cell>
          <table:table-cell table:formula="of:=IF(OR(AND([.B436]&gt;[.E436];[.C436]=0);AND([.B436]&lt;=[.E436];[.C436]=1));1;&quot;&quot;)">
            <text:p/>
          </table:table-cell>
        </table:table-row>
        <table:table-row table:style-name="ro2">
          <table:table-cell office:value-type="float" office:value="9031">
            <text:p>9031</text:p>
          </table:table-cell>
          <table:table-cell office:value-type="float" office:value="585">
            <text:p>585</text:p>
          </table:table-cell>
          <table:table-cell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598">
            <text:p>598</text:p>
          </table:table-cell>
          <table:table-cell table:formula="of:=IF(AND([.B437]&gt;[.E437];[.H437]=1);1;&quot;&quot;)">
            <text:p/>
          </table:table-cell>
          <table:table-cell table:formula="of:=IF(AND([.B437]&lt;=[.E437];[.I437]=1);1;&quot;&quot;)">
            <text:p/>
          </table:table-cell>
          <table:table-cell table:formula="of:=IF(AND([.B437]&gt;[.D437];[.C437]=0);1;&quot;&quot;)" office:value-type="float" office:value="1">
            <text:p>1</text:p>
          </table:table-cell>
          <table:table-cell table:formula="of:=IF(AND([.B437]&lt;=[.D437];[.C437]=1);1;&quot;&quot;)">
            <text:p/>
          </table:table-cell>
          <table:table-cell table:formula="of:=IF(OR(AND([.G437]=1;[.I437]=1);AND([.F437]=1;[.H437]=1));1;&quot;&quot;)">
            <text:p/>
          </table:table-cell>
          <table:table-cell/>
          <table:table-cell table:formula="of:=([.D437]/[.E437]*100)-100" office:value-type="float" office:value="-3.01003344481605">
            <text:p>-3.0100334448</text:p>
          </table:table-cell>
          <table:table-cell table:formula="of:=IF(OR(AND([.B437]&gt;[.E437];[.C437]=0);AND([.B437]&lt;=[.E437];[.C437]=1));1;&quot;&quot;)">
            <text:p/>
          </table:table-cell>
        </table:table-row>
        <table:table-row table:style-name="ro2">
          <table:table-cell office:value-type="float" office:value="9041">
            <text:p>9041</text:p>
          </table:table-cell>
          <table:table-cell office:value-type="float" office:value="429">
            <text:p>429</text:p>
          </table:table-cell>
          <table:table-cell office:value-type="float" office:value="0">
            <text:p>0</text:p>
          </table:table-cell>
          <table:table-cell office:value-type="float" office:value="428">
            <text:p>428</text:p>
          </table:table-cell>
          <table:table-cell office:value-type="float" office:value="442">
            <text:p>442</text:p>
          </table:table-cell>
          <table:table-cell table:formula="of:=IF(AND([.B438]&gt;[.E438];[.H438]=1);1;&quot;&quot;)">
            <text:p/>
          </table:table-cell>
          <table:table-cell table:formula="of:=IF(AND([.B438]&lt;=[.E438];[.I438]=1);1;&quot;&quot;)">
            <text:p/>
          </table:table-cell>
          <table:table-cell table:formula="of:=IF(AND([.B438]&gt;[.D438];[.C438]=0);1;&quot;&quot;)" office:value-type="float" office:value="1">
            <text:p>1</text:p>
          </table:table-cell>
          <table:table-cell table:formula="of:=IF(AND([.B438]&lt;=[.D438];[.C438]=1);1;&quot;&quot;)">
            <text:p/>
          </table:table-cell>
          <table:table-cell table:formula="of:=IF(OR(AND([.G438]=1;[.I438]=1);AND([.F438]=1;[.H438]=1));1;&quot;&quot;)">
            <text:p/>
          </table:table-cell>
          <table:table-cell/>
          <table:table-cell table:formula="of:=([.D438]/[.E438]*100)-100" office:value-type="float" office:value="-3.16742081447964">
            <text:p>-3.1674208145</text:p>
          </table:table-cell>
          <table:table-cell table:formula="of:=IF(OR(AND([.B438]&gt;[.E438];[.C438]=0);AND([.B438]&lt;=[.E438];[.C438]=1));1;&quot;&quot;)">
            <text:p/>
          </table:table-cell>
        </table:table-row>
        <table:table-row table:style-name="ro2">
          <table:table-cell office:value-type="float" office:value="9042">
            <text:p>9042</text:p>
          </table:table-cell>
          <table:table-cell office:value-type="float" office:value="730">
            <text:p>730</text:p>
          </table:table-cell>
          <table:table-cell office:value-type="float" office:value="0">
            <text:p>0</text:p>
          </table:table-cell>
          <table:table-cell office:value-type="float" office:value="726">
            <text:p>726</text:p>
          </table:table-cell>
          <table:table-cell office:value-type="float" office:value="739">
            <text:p>739</text:p>
          </table:table-cell>
          <table:table-cell table:formula="of:=IF(AND([.B439]&gt;[.E439];[.H439]=1);1;&quot;&quot;)">
            <text:p/>
          </table:table-cell>
          <table:table-cell table:formula="of:=IF(AND([.B439]&lt;=[.E439];[.I439]=1);1;&quot;&quot;)">
            <text:p/>
          </table:table-cell>
          <table:table-cell table:formula="of:=IF(AND([.B439]&gt;[.D439];[.C439]=0);1;&quot;&quot;)" office:value-type="float" office:value="1">
            <text:p>1</text:p>
          </table:table-cell>
          <table:table-cell table:formula="of:=IF(AND([.B439]&lt;=[.D439];[.C439]=1);1;&quot;&quot;)">
            <text:p/>
          </table:table-cell>
          <table:table-cell table:formula="of:=IF(OR(AND([.G439]=1;[.I439]=1);AND([.F439]=1;[.H439]=1));1;&quot;&quot;)">
            <text:p/>
          </table:table-cell>
          <table:table-cell/>
          <table:table-cell table:formula="of:=([.D439]/[.E439]*100)-100" office:value-type="float" office:value="-1.75913396481732">
            <text:p>-1.7591339648</text:p>
          </table:table-cell>
          <table:table-cell table:formula="of:=IF(OR(AND([.B439]&gt;[.E439];[.C439]=0);AND([.B439]&lt;=[.E439];[.C439]=1));1;&quot;&quot;)">
            <text:p/>
          </table:table-cell>
        </table:table-row>
        <table:table-row table:style-name="ro2">
          <table:table-cell office:value-type="float" office:value="9045">
            <text:p>9045</text:p>
          </table:table-cell>
          <table:table-cell office:value-type="float" office:value="796">
            <text:p>796</text:p>
          </table:table-cell>
          <table:table-cell office:value-type="float" office:value="0">
            <text:p>0</text:p>
          </table:table-cell>
          <table:table-cell office:value-type="float" office:value="788">
            <text:p>788</text:p>
          </table:table-cell>
          <table:table-cell office:value-type="float" office:value="810">
            <text:p>810</text:p>
          </table:table-cell>
          <table:table-cell table:formula="of:=IF(AND([.B440]&gt;[.E440];[.H440]=1);1;&quot;&quot;)">
            <text:p/>
          </table:table-cell>
          <table:table-cell table:formula="of:=IF(AND([.B440]&lt;=[.E440];[.I440]=1);1;&quot;&quot;)">
            <text:p/>
          </table:table-cell>
          <table:table-cell table:formula="of:=IF(AND([.B440]&gt;[.D440];[.C440]=0);1;&quot;&quot;)" office:value-type="float" office:value="1">
            <text:p>1</text:p>
          </table:table-cell>
          <table:table-cell table:formula="of:=IF(AND([.B440]&lt;=[.D440];[.C440]=1);1;&quot;&quot;)">
            <text:p/>
          </table:table-cell>
          <table:table-cell table:formula="of:=IF(OR(AND([.G440]=1;[.I440]=1);AND([.F440]=1;[.H440]=1));1;&quot;&quot;)">
            <text:p/>
          </table:table-cell>
          <table:table-cell/>
          <table:table-cell table:formula="of:=([.D440]/[.E440]*100)-100" office:value-type="float" office:value="-2.71604938271605">
            <text:p>-2.7160493827</text:p>
          </table:table-cell>
          <table:table-cell table:formula="of:=IF(OR(AND([.B440]&gt;[.E440];[.C440]=0);AND([.B440]&lt;=[.E440];[.C440]=1));1;&quot;&quot;)">
            <text:p/>
          </table:table-cell>
        </table:table-row>
        <table:table-row table:style-name="ro2">
          <table:table-cell office:value-type="float" office:value="9048">
            <text:p>9048</text:p>
          </table:table-cell>
          <table:table-cell office:value-type="float" office:value="469">
            <text:p>469</text:p>
          </table:table-cell>
          <table:table-cell office:value-type="float" office:value="0">
            <text:p>0</text:p>
          </table:table-cell>
          <table:table-cell office:value-type="float" office:value="467">
            <text:p>467</text:p>
          </table:table-cell>
          <table:table-cell office:value-type="float" office:value="473">
            <text:p>473</text:p>
          </table:table-cell>
          <table:table-cell table:formula="of:=IF(AND([.B441]&gt;[.E441];[.H441]=1);1;&quot;&quot;)">
            <text:p/>
          </table:table-cell>
          <table:table-cell table:formula="of:=IF(AND([.B441]&lt;=[.E441];[.I441]=1);1;&quot;&quot;)">
            <text:p/>
          </table:table-cell>
          <table:table-cell table:formula="of:=IF(AND([.B441]&gt;[.D441];[.C441]=0);1;&quot;&quot;)" office:value-type="float" office:value="1">
            <text:p>1</text:p>
          </table:table-cell>
          <table:table-cell table:formula="of:=IF(AND([.B441]&lt;=[.D441];[.C441]=1);1;&quot;&quot;)">
            <text:p/>
          </table:table-cell>
          <table:table-cell table:formula="of:=IF(OR(AND([.G441]=1;[.I441]=1);AND([.F441]=1;[.H441]=1));1;&quot;&quot;)">
            <text:p/>
          </table:table-cell>
          <table:table-cell/>
          <table:table-cell table:formula="of:=([.D441]/[.E441]*100)-100" office:value-type="float" office:value="-1.26849894291755">
            <text:p>-1.2684989429</text:p>
          </table:table-cell>
          <table:table-cell table:formula="of:=IF(OR(AND([.B441]&gt;[.E441];[.C441]=0);AND([.B441]&lt;=[.E441];[.C441]=1));1;&quot;&quot;)">
            <text:p/>
          </table:table-cell>
        </table:table-row>
        <table:table-row table:style-name="ro2">
          <table:table-cell office:value-type="float" office:value="9062">
            <text:p>9062</text:p>
          </table:table-cell>
          <table:table-cell office:value-type="float" office:value="569">
            <text:p>569</text:p>
          </table:table-cell>
          <table:table-cell office:value-type="float" office:value="0">
            <text:p>0</text:p>
          </table:table-cell>
          <table:table-cell office:value-type="float" office:value="564">
            <text:p>564</text:p>
          </table:table-cell>
          <table:table-cell office:value-type="float" office:value="588">
            <text:p>588</text:p>
          </table:table-cell>
          <table:table-cell table:formula="of:=IF(AND([.B442]&gt;[.E442];[.H442]=1);1;&quot;&quot;)">
            <text:p/>
          </table:table-cell>
          <table:table-cell table:formula="of:=IF(AND([.B442]&lt;=[.E442];[.I442]=1);1;&quot;&quot;)">
            <text:p/>
          </table:table-cell>
          <table:table-cell table:formula="of:=IF(AND([.B442]&gt;[.D442];[.C442]=0);1;&quot;&quot;)" office:value-type="float" office:value="1">
            <text:p>1</text:p>
          </table:table-cell>
          <table:table-cell table:formula="of:=IF(AND([.B442]&lt;=[.D442];[.C442]=1);1;&quot;&quot;)">
            <text:p/>
          </table:table-cell>
          <table:table-cell table:formula="of:=IF(OR(AND([.G442]=1;[.I442]=1);AND([.F442]=1;[.H442]=1));1;&quot;&quot;)">
            <text:p/>
          </table:table-cell>
          <table:table-cell/>
          <table:table-cell table:formula="of:=([.D442]/[.E442]*100)-100" office:value-type="float" office:value="-4.08163265306123">
            <text:p>-4.0816326531</text:p>
          </table:table-cell>
          <table:table-cell table:formula="of:=IF(OR(AND([.B442]&gt;[.E442];[.C442]=0);AND([.B442]&lt;=[.E442];[.C442]=1));1;&quot;&quot;)">
            <text:p/>
          </table:table-cell>
        </table:table-row>
        <table:table-row table:style-name="ro2">
          <table:table-cell office:value-type="float" office:value="9064">
            <text:p>9064</text:p>
          </table:table-cell>
          <table:table-cell office:value-type="float" office:value="2284">
            <text:p>2284</text:p>
          </table:table-cell>
          <table:table-cell office:value-type="float" office:value="0">
            <text:p>0</text:p>
          </table:table-cell>
          <table:table-cell office:value-type="float" office:value="2253">
            <text:p>2253</text:p>
          </table:table-cell>
          <table:table-cell office:value-type="float" office:value="2340">
            <text:p>2340</text:p>
          </table:table-cell>
          <table:table-cell table:formula="of:=IF(AND([.B443]&gt;[.E443];[.H443]=1);1;&quot;&quot;)">
            <text:p/>
          </table:table-cell>
          <table:table-cell table:formula="of:=IF(AND([.B443]&lt;=[.E443];[.I443]=1);1;&quot;&quot;)">
            <text:p/>
          </table:table-cell>
          <table:table-cell table:formula="of:=IF(AND([.B443]&gt;[.D443];[.C443]=0);1;&quot;&quot;)" office:value-type="float" office:value="1">
            <text:p>1</text:p>
          </table:table-cell>
          <table:table-cell table:formula="of:=IF(AND([.B443]&lt;=[.D443];[.C443]=1);1;&quot;&quot;)">
            <text:p/>
          </table:table-cell>
          <table:table-cell table:formula="of:=IF(OR(AND([.G443]=1;[.I443]=1);AND([.F443]=1;[.H443]=1));1;&quot;&quot;)">
            <text:p/>
          </table:table-cell>
          <table:table-cell/>
          <table:table-cell table:formula="of:=([.D443]/[.E443]*100)-100" office:value-type="float" office:value="-3.71794871794872">
            <text:p>-3.7179487179</text:p>
          </table:table-cell>
          <table:table-cell table:formula="of:=IF(OR(AND([.B443]&gt;[.E443];[.C443]=0);AND([.B443]&lt;=[.E443];[.C443]=1));1;&quot;&quot;)">
            <text:p/>
          </table:table-cell>
        </table:table-row>
        <table:table-row table:style-name="ro2">
          <table:table-cell office:value-type="float" office:value="9065">
            <text:p>9065</text:p>
          </table:table-cell>
          <table:table-cell office:value-type="float" office:value="577">
            <text:p>577</text:p>
          </table:table-cell>
          <table:table-cell office:value-type="float" office:value="0">
            <text:p>0</text:p>
          </table:table-cell>
          <table:table-cell office:value-type="float" office:value="560">
            <text:p>560</text:p>
          </table:table-cell>
          <table:table-cell office:value-type="float" office:value="594">
            <text:p>594</text:p>
          </table:table-cell>
          <table:table-cell table:formula="of:=IF(AND([.B444]&gt;[.E444];[.H444]=1);1;&quot;&quot;)">
            <text:p/>
          </table:table-cell>
          <table:table-cell table:formula="of:=IF(AND([.B444]&lt;=[.E444];[.I444]=1);1;&quot;&quot;)">
            <text:p/>
          </table:table-cell>
          <table:table-cell table:formula="of:=IF(AND([.B444]&gt;[.D444];[.C444]=0);1;&quot;&quot;)" office:value-type="float" office:value="1">
            <text:p>1</text:p>
          </table:table-cell>
          <table:table-cell table:formula="of:=IF(AND([.B444]&lt;=[.D444];[.C444]=1);1;&quot;&quot;)">
            <text:p/>
          </table:table-cell>
          <table:table-cell table:formula="of:=IF(OR(AND([.G444]=1;[.I444]=1);AND([.F444]=1;[.H444]=1));1;&quot;&quot;)">
            <text:p/>
          </table:table-cell>
          <table:table-cell/>
          <table:table-cell table:formula="of:=([.D444]/[.E444]*100)-100" office:value-type="float" office:value="-5.72390572390572">
            <text:p>-5.7239057239</text:p>
          </table:table-cell>
          <table:table-cell table:formula="of:=IF(OR(AND([.B444]&gt;[.E444];[.C444]=0);AND([.B444]&lt;=[.E444];[.C444]=1));1;&quot;&quot;)">
            <text:p/>
          </table:table-cell>
        </table:table-row>
        <table:table-row table:style-name="ro2">
          <table:table-cell office:value-type="float" office:value="9069">
            <text:p>9069</text:p>
          </table:table-cell>
          <table:table-cell office:value-type="float" office:value="840">
            <text:p>840</text:p>
          </table:table-cell>
          <table:table-cell office:value-type="float" office:value="0">
            <text:p>0</text:p>
          </table:table-cell>
          <table:table-cell office:value-type="float" office:value="825">
            <text:p>825</text:p>
          </table:table-cell>
          <table:table-cell office:value-type="float" office:value="852">
            <text:p>852</text:p>
          </table:table-cell>
          <table:table-cell table:formula="of:=IF(AND([.B445]&gt;[.E445];[.H445]=1);1;&quot;&quot;)">
            <text:p/>
          </table:table-cell>
          <table:table-cell table:formula="of:=IF(AND([.B445]&lt;=[.E445];[.I445]=1);1;&quot;&quot;)">
            <text:p/>
          </table:table-cell>
          <table:table-cell table:formula="of:=IF(AND([.B445]&gt;[.D445];[.C445]=0);1;&quot;&quot;)" office:value-type="float" office:value="1">
            <text:p>1</text:p>
          </table:table-cell>
          <table:table-cell table:formula="of:=IF(AND([.B445]&lt;=[.D445];[.C445]=1);1;&quot;&quot;)">
            <text:p/>
          </table:table-cell>
          <table:table-cell table:formula="of:=IF(OR(AND([.G445]=1;[.I445]=1);AND([.F445]=1;[.H445]=1));1;&quot;&quot;)">
            <text:p/>
          </table:table-cell>
          <table:table-cell/>
          <table:table-cell table:formula="of:=([.D445]/[.E445]*100)-100" office:value-type="float" office:value="-3.16901408450704">
            <text:p>-3.1690140845</text:p>
          </table:table-cell>
          <table:table-cell table:formula="of:=IF(OR(AND([.B445]&gt;[.E445];[.C445]=0);AND([.B445]&lt;=[.E445];[.C445]=1));1;&quot;&quot;)">
            <text:p/>
          </table:table-cell>
        </table:table-row>
        <table:table-row table:style-name="ro2">
          <table:table-cell office:value-type="float" office:value="9076">
            <text:p>9076</text:p>
          </table:table-cell>
          <table:table-cell office:value-type="float" office:value="1243">
            <text:p>1243</text:p>
          </table:table-cell>
          <table:table-cell office:value-type="float" office:value="0">
            <text:p>0</text:p>
          </table:table-cell>
          <table:table-cell office:value-type="float" office:value="1230">
            <text:p>1230</text:p>
          </table:table-cell>
          <table:table-cell office:value-type="float" office:value="1286">
            <text:p>1286</text:p>
          </table:table-cell>
          <table:table-cell table:formula="of:=IF(AND([.B446]&gt;[.E446];[.H446]=1);1;&quot;&quot;)">
            <text:p/>
          </table:table-cell>
          <table:table-cell table:formula="of:=IF(AND([.B446]&lt;=[.E446];[.I446]=1);1;&quot;&quot;)">
            <text:p/>
          </table:table-cell>
          <table:table-cell table:formula="of:=IF(AND([.B446]&gt;[.D446];[.C446]=0);1;&quot;&quot;)" office:value-type="float" office:value="1">
            <text:p>1</text:p>
          </table:table-cell>
          <table:table-cell table:formula="of:=IF(AND([.B446]&lt;=[.D446];[.C446]=1);1;&quot;&quot;)">
            <text:p/>
          </table:table-cell>
          <table:table-cell table:formula="of:=IF(OR(AND([.G446]=1;[.I446]=1);AND([.F446]=1;[.H446]=1));1;&quot;&quot;)">
            <text:p/>
          </table:table-cell>
          <table:table-cell/>
          <table:table-cell table:formula="of:=([.D446]/[.E446]*100)-100" office:value-type="float" office:value="-4.35458786936236">
            <text:p>-4.3545878694</text:p>
          </table:table-cell>
          <table:table-cell table:formula="of:=IF(OR(AND([.B446]&gt;[.E446];[.C446]=0);AND([.B446]&lt;=[.E446];[.C446]=1));1;&quot;&quot;)">
            <text:p/>
          </table:table-cell>
        </table:table-row>
        <table:table-row table:style-name="ro2">
          <table:table-cell office:value-type="float" office:value="9086">
            <text:p>9086</text:p>
          </table:table-cell>
          <table:table-cell office:value-type="float" office:value="1965">
            <text:p>1965</text:p>
          </table:table-cell>
          <table:table-cell office:value-type="float" office:value="0">
            <text:p>0</text:p>
          </table:table-cell>
          <table:table-cell office:value-type="float" office:value="1955">
            <text:p>1955</text:p>
          </table:table-cell>
          <table:table-cell office:value-type="float" office:value="2008">
            <text:p>2008</text:p>
          </table:table-cell>
          <table:table-cell table:formula="of:=IF(AND([.B447]&gt;[.E447];[.H447]=1);1;&quot;&quot;)">
            <text:p/>
          </table:table-cell>
          <table:table-cell table:formula="of:=IF(AND([.B447]&lt;=[.E447];[.I447]=1);1;&quot;&quot;)">
            <text:p/>
          </table:table-cell>
          <table:table-cell table:formula="of:=IF(AND([.B447]&gt;[.D447];[.C447]=0);1;&quot;&quot;)" office:value-type="float" office:value="1">
            <text:p>1</text:p>
          </table:table-cell>
          <table:table-cell table:formula="of:=IF(AND([.B447]&lt;=[.D447];[.C447]=1);1;&quot;&quot;)">
            <text:p/>
          </table:table-cell>
          <table:table-cell table:formula="of:=IF(OR(AND([.G447]=1;[.I447]=1);AND([.F447]=1;[.H447]=1));1;&quot;&quot;)">
            <text:p/>
          </table:table-cell>
          <table:table-cell/>
          <table:table-cell table:formula="of:=([.D447]/[.E447]*100)-100" office:value-type="float" office:value="-2.63944223107569">
            <text:p>-2.6394422311</text:p>
          </table:table-cell>
          <table:table-cell table:formula="of:=IF(OR(AND([.B447]&gt;[.E447];[.C447]=0);AND([.B447]&lt;=[.E447];[.C447]=1));1;&quot;&quot;)">
            <text:p/>
          </table:table-cell>
        </table:table-row>
        <table:table-row table:style-name="ro2">
          <table:table-cell office:value-type="float" office:value="9202">
            <text:p>9202</text:p>
          </table:table-cell>
          <table:table-cell office:value-type="float" office:value="334">
            <text:p>334</text:p>
          </table:table-cell>
          <table:table-cell office:value-type="float" office:value="0">
            <text:p>0</text:p>
          </table:table-cell>
          <table:table-cell office:value-type="float" office:value="333">
            <text:p>333</text:p>
          </table:table-cell>
          <table:table-cell office:value-type="float" office:value="336">
            <text:p>336</text:p>
          </table:table-cell>
          <table:table-cell table:formula="of:=IF(AND([.B448]&gt;[.E448];[.H448]=1);1;&quot;&quot;)">
            <text:p/>
          </table:table-cell>
          <table:table-cell table:formula="of:=IF(AND([.B448]&lt;=[.E448];[.I448]=1);1;&quot;&quot;)">
            <text:p/>
          </table:table-cell>
          <table:table-cell table:formula="of:=IF(AND([.B448]&gt;[.D448];[.C448]=0);1;&quot;&quot;)" office:value-type="float" office:value="1">
            <text:p>1</text:p>
          </table:table-cell>
          <table:table-cell table:formula="of:=IF(AND([.B448]&lt;=[.D448];[.C448]=1);1;&quot;&quot;)">
            <text:p/>
          </table:table-cell>
          <table:table-cell table:formula="of:=IF(OR(AND([.G448]=1;[.I448]=1);AND([.F448]=1;[.H448]=1));1;&quot;&quot;)">
            <text:p/>
          </table:table-cell>
          <table:table-cell/>
          <table:table-cell table:formula="of:=([.D448]/[.E448]*100)-100" office:value-type="float" office:value="-0.892857142857139">
            <text:p>-0.8928571429</text:p>
          </table:table-cell>
          <table:table-cell table:formula="of:=IF(OR(AND([.B448]&gt;[.E448];[.C448]=0);AND([.B448]&lt;=[.E448];[.C448]=1));1;&quot;&quot;)">
            <text:p/>
          </table:table-cell>
        </table:table-row>
        <table:table-row table:style-name="ro2">
          <table:table-cell office:value-type="float" office:value="9301">
            <text:p>9301</text:p>
          </table:table-cell>
          <table:table-cell office:value-type="float" office:value="1382">
            <text:p>1382</text:p>
          </table:table-cell>
          <table:table-cell office:value-type="float" office:value="0">
            <text:p>0</text:p>
          </table:table-cell>
          <table:table-cell office:value-type="float" office:value="1379">
            <text:p>1379</text:p>
          </table:table-cell>
          <table:table-cell office:value-type="float" office:value="1409">
            <text:p>1409</text:p>
          </table:table-cell>
          <table:table-cell table:formula="of:=IF(AND([.B449]&gt;[.E449];[.H449]=1);1;&quot;&quot;)">
            <text:p/>
          </table:table-cell>
          <table:table-cell table:formula="of:=IF(AND([.B449]&lt;=[.E449];[.I449]=1);1;&quot;&quot;)">
            <text:p/>
          </table:table-cell>
          <table:table-cell table:formula="of:=IF(AND([.B449]&gt;[.D449];[.C449]=0);1;&quot;&quot;)" office:value-type="float" office:value="1">
            <text:p>1</text:p>
          </table:table-cell>
          <table:table-cell table:formula="of:=IF(AND([.B449]&lt;=[.D449];[.C449]=1);1;&quot;&quot;)">
            <text:p/>
          </table:table-cell>
          <table:table-cell table:formula="of:=IF(OR(AND([.G449]=1;[.I449]=1);AND([.F449]=1;[.H449]=1));1;&quot;&quot;)">
            <text:p/>
          </table:table-cell>
          <table:table-cell/>
          <table:table-cell table:formula="of:=([.D449]/[.E449]*100)-100" office:value-type="float" office:value="-2.12916962384671">
            <text:p>-2.1291696238</text:p>
          </table:table-cell>
          <table:table-cell table:formula="of:=IF(OR(AND([.B449]&gt;[.E449];[.C449]=0);AND([.B449]&lt;=[.E449];[.C449]=1));1;&quot;&quot;)">
            <text:p/>
          </table:table-cell>
        </table:table-row>
        <table:table-row table:style-name="ro2">
          <table:table-cell office:value-type="float" office:value="9364">
            <text:p>9364</text:p>
          </table:table-cell>
          <table:table-cell office:value-type="float" office:value="976">
            <text:p>976</text:p>
          </table:table-cell>
          <table:table-cell office:value-type="float" office:value="0">
            <text:p>0</text:p>
          </table:table-cell>
          <table:table-cell office:value-type="float" office:value="974">
            <text:p>974</text:p>
          </table:table-cell>
          <table:table-cell office:value-type="float" office:value="1006">
            <text:p>1006</text:p>
          </table:table-cell>
          <table:table-cell table:formula="of:=IF(AND([.B450]&gt;[.E450];[.H450]=1);1;&quot;&quot;)">
            <text:p/>
          </table:table-cell>
          <table:table-cell table:formula="of:=IF(AND([.B450]&lt;=[.E450];[.I450]=1);1;&quot;&quot;)">
            <text:p/>
          </table:table-cell>
          <table:table-cell table:formula="of:=IF(AND([.B450]&gt;[.D450];[.C450]=0);1;&quot;&quot;)" office:value-type="float" office:value="1">
            <text:p>1</text:p>
          </table:table-cell>
          <table:table-cell table:formula="of:=IF(AND([.B450]&lt;=[.D450];[.C450]=1);1;&quot;&quot;)">
            <text:p/>
          </table:table-cell>
          <table:table-cell table:formula="of:=IF(OR(AND([.G450]=1;[.I450]=1);AND([.F450]=1;[.H450]=1));1;&quot;&quot;)">
            <text:p/>
          </table:table-cell>
          <table:table-cell/>
          <table:table-cell table:formula="of:=([.D450]/[.E450]*100)-100" office:value-type="float" office:value="-3.18091451292246">
            <text:p>-3.1809145129</text:p>
          </table:table-cell>
          <table:table-cell table:formula="of:=IF(OR(AND([.B450]&gt;[.E450];[.C450]=0);AND([.B450]&lt;=[.E450];[.C450]=1));1;&quot;&quot;)">
            <text:p/>
          </table:table-cell>
        </table:table-row>
        <table:table-row table:style-name="ro2">
          <table:table-cell office:value-type="float" office:value="9375">
            <text:p>9375</text:p>
          </table:table-cell>
          <table:table-cell office:value-type="float" office:value="4260">
            <text:p>4260</text:p>
          </table:table-cell>
          <table:table-cell office:value-type="float" office:value="0">
            <text:p>0</text:p>
          </table:table-cell>
          <table:table-cell office:value-type="float" office:value="4217">
            <text:p>4217</text:p>
          </table:table-cell>
          <table:table-cell office:value-type="float" office:value="4260">
            <text:p>4260</text:p>
          </table:table-cell>
          <table:table-cell table:formula="of:=IF(AND([.B451]&gt;[.E451];[.H451]=1);1;&quot;&quot;)">
            <text:p/>
          </table:table-cell>
          <table:table-cell table:formula="of:=IF(AND([.B451]&lt;=[.E451];[.I451]=1);1;&quot;&quot;)">
            <text:p/>
          </table:table-cell>
          <table:table-cell table:formula="of:=IF(AND([.B451]&gt;[.D451];[.C451]=0);1;&quot;&quot;)" office:value-type="float" office:value="1">
            <text:p>1</text:p>
          </table:table-cell>
          <table:table-cell table:formula="of:=IF(AND([.B451]&lt;=[.D451];[.C451]=1);1;&quot;&quot;)">
            <text:p/>
          </table:table-cell>
          <table:table-cell table:formula="of:=IF(OR(AND([.G451]=1;[.I451]=1);AND([.F451]=1;[.H451]=1));1;&quot;&quot;)">
            <text:p/>
          </table:table-cell>
          <table:table-cell/>
          <table:table-cell table:formula="of:=([.D451]/[.E451]*100)-100" office:value-type="float" office:value="-1.0093896713615">
            <text:p>-1.0093896714</text:p>
          </table:table-cell>
          <table:table-cell table:formula="of:=IF(OR(AND([.B451]&gt;[.E451];[.C451]=0);AND([.B451]&lt;=[.E451];[.C451]=1));1;&quot;&quot;)">
            <text:p/>
          </table:table-cell>
        </table:table-row>
        <table:table-row table:style-name="ro2">
          <table:table-cell office:value-type="float" office:value="9404">
            <text:p>9404</text:p>
          </table:table-cell>
          <table:table-cell office:value-type="float" office:value="1926">
            <text:p>1926</text:p>
          </table:table-cell>
          <table:table-cell office:value-type="float" office:value="0">
            <text:p>0</text:p>
          </table:table-cell>
          <table:table-cell office:value-type="float" office:value="1931">
            <text:p>1931</text:p>
          </table:table-cell>
          <table:table-cell office:value-type="float" office:value="1992">
            <text:p>1992</text:p>
          </table:table-cell>
          <table:table-cell table:formula="of:=IF(AND([.B452]&gt;[.E452];[.H452]=1);1;&quot;&quot;)">
            <text:p/>
          </table:table-cell>
          <table:table-cell table:formula="of:=IF(AND([.B452]&lt;=[.E452];[.I452]=1);1;&quot;&quot;)">
            <text:p/>
          </table:table-cell>
          <table:table-cell table:formula="of:=IF(AND([.B452]&gt;[.D452];[.C452]=0);1;&quot;&quot;)">
            <text:p/>
          </table:table-cell>
          <table:table-cell table:formula="of:=IF(AND([.B452]&lt;=[.D452];[.C452]=1);1;&quot;&quot;)">
            <text:p/>
          </table:table-cell>
          <table:table-cell table:formula="of:=IF(OR(AND([.G452]=1;[.I452]=1);AND([.F452]=1;[.H452]=1));1;&quot;&quot;)">
            <text:p/>
          </table:table-cell>
          <table:table-cell/>
          <table:table-cell table:formula="of:=([.D452]/[.E452]*100)-100" office:value-type="float" office:value="-3.06224899598394">
            <text:p>-3.062248996</text:p>
          </table:table-cell>
          <table:table-cell table:formula="of:=IF(OR(AND([.B452]&gt;[.E452];[.C452]=0);AND([.B452]&lt;=[.E452];[.C452]=1));1;&quot;&quot;)">
            <text:p/>
          </table:table-cell>
        </table:table-row>
        <table:table-row table:style-name="ro2">
          <table:table-cell office:value-type="float" office:value="9422">
            <text:p>9422</text:p>
          </table:table-cell>
          <table:table-cell office:value-type="float" office:value="1150">
            <text:p>1150</text:p>
          </table:table-cell>
          <table:table-cell office:value-type="float" office:value="1">
            <text:p>1</text:p>
          </table:table-cell>
          <table:table-cell office:value-type="float" office:value="1160">
            <text:p>1160</text:p>
          </table:table-cell>
          <table:table-cell office:value-type="float" office:value="1207">
            <text:p>1207</text:p>
          </table:table-cell>
          <table:table-cell table:formula="of:=IF(AND([.B453]&gt;[.E453];[.H453]=1);1;&quot;&quot;)">
            <text:p/>
          </table:table-cell>
          <table:table-cell table:formula="of:=IF(AND([.B453]&lt;=[.E453];[.I453]=1);1;&quot;&quot;)" office:value-type="float" office:value="1">
            <text:p>1</text:p>
          </table:table-cell>
          <table:table-cell table:formula="of:=IF(AND([.B453]&gt;[.D453];[.C453]=0);1;&quot;&quot;)">
            <text:p/>
          </table:table-cell>
          <table:table-cell table:formula="of:=IF(AND([.B453]&lt;=[.D453];[.C453]=1);1;&quot;&quot;)" office:value-type="float" office:value="1">
            <text:p>1</text:p>
          </table:table-cell>
          <table:table-cell table:formula="of:=IF(OR(AND([.G453]=1;[.I453]=1);AND([.F453]=1;[.H453]=1));1;&quot;&quot;)" office:value-type="float" office:value="1">
            <text:p>1</text:p>
          </table:table-cell>
          <table:table-cell/>
          <table:table-cell table:formula="of:=([.D453]/[.E453]*100)-100" office:value-type="float" office:value="-3.89395194697597">
            <text:p>-3.893951947</text:p>
          </table:table-cell>
          <table:table-cell table:formula="of:=IF(OR(AND([.B453]&gt;[.E453];[.C453]=0);AND([.B453]&lt;=[.E453];[.C453]=1));1;&quot;&quot;)" office:value-type="float" office:value="1">
            <text:p>1</text:p>
          </table:table-cell>
        </table:table-row>
        <table:table-row table:style-name="ro2">
          <table:table-cell office:value-type="float" office:value="9432">
            <text:p>9432</text:p>
          </table:table-cell>
          <table:table-cell office:value-type="float" office:value="9075">
            <text:p>9075</text:p>
          </table:table-cell>
          <table:table-cell office:value-type="float" office:value="0">
            <text:p>0</text:p>
          </table:table-cell>
          <table:table-cell office:value-type="float" office:value="8821">
            <text:p>8821</text:p>
          </table:table-cell>
          <table:table-cell office:value-type="float" office:value="9075">
            <text:p>9075</text:p>
          </table:table-cell>
          <table:table-cell table:formula="of:=IF(AND([.B454]&gt;[.E454];[.H454]=1);1;&quot;&quot;)">
            <text:p/>
          </table:table-cell>
          <table:table-cell table:formula="of:=IF(AND([.B454]&lt;=[.E454];[.I454]=1);1;&quot;&quot;)">
            <text:p/>
          </table:table-cell>
          <table:table-cell table:formula="of:=IF(AND([.B454]&gt;[.D454];[.C454]=0);1;&quot;&quot;)" office:value-type="float" office:value="1">
            <text:p>1</text:p>
          </table:table-cell>
          <table:table-cell table:formula="of:=IF(AND([.B454]&lt;=[.D454];[.C454]=1);1;&quot;&quot;)">
            <text:p/>
          </table:table-cell>
          <table:table-cell table:formula="of:=IF(OR(AND([.G454]=1;[.I454]=1);AND([.F454]=1;[.H454]=1));1;&quot;&quot;)">
            <text:p/>
          </table:table-cell>
          <table:table-cell/>
          <table:table-cell table:formula="of:=([.D454]/[.E454]*100)-100" office:value-type="float" office:value="-2.79889807162534">
            <text:p>-2.7988980716</text:p>
          </table:table-cell>
          <table:table-cell table:formula="of:=IF(OR(AND([.B454]&gt;[.E454];[.C454]=0);AND([.B454]&lt;=[.E454];[.C454]=1));1;&quot;&quot;)">
            <text:p/>
          </table:table-cell>
        </table:table-row>
        <table:table-row table:style-name="ro2">
          <table:table-cell office:value-type="float" office:value="9435">
            <text:p>9435</text:p>
          </table:table-cell>
          <table:table-cell office:value-type="float" office:value="8350">
            <text:p>8350</text:p>
          </table:table-cell>
          <table:table-cell office:value-type="float" office:value="0">
            <text:p>0</text:p>
          </table:table-cell>
          <table:table-cell office:value-type="float" office:value="8124">
            <text:p>8124</text:p>
          </table:table-cell>
          <table:table-cell office:value-type="float" office:value="8670">
            <text:p>8670</text:p>
          </table:table-cell>
          <table:table-cell table:formula="of:=IF(AND([.B455]&gt;[.E455];[.H455]=1);1;&quot;&quot;)">
            <text:p/>
          </table:table-cell>
          <table:table-cell table:formula="of:=IF(AND([.B455]&lt;=[.E455];[.I455]=1);1;&quot;&quot;)">
            <text:p/>
          </table:table-cell>
          <table:table-cell table:formula="of:=IF(AND([.B455]&gt;[.D455];[.C455]=0);1;&quot;&quot;)" office:value-type="float" office:value="1">
            <text:p>1</text:p>
          </table:table-cell>
          <table:table-cell table:formula="of:=IF(AND([.B455]&lt;=[.D455];[.C455]=1);1;&quot;&quot;)">
            <text:p/>
          </table:table-cell>
          <table:table-cell table:formula="of:=IF(OR(AND([.G455]=1;[.I455]=1);AND([.F455]=1;[.H455]=1));1;&quot;&quot;)">
            <text:p/>
          </table:table-cell>
          <table:table-cell/>
          <table:table-cell table:formula="of:=([.D455]/[.E455]*100)-100" office:value-type="float" office:value="-6.29757785467127">
            <text:p>-6.2975778547</text:p>
          </table:table-cell>
          <table:table-cell table:formula="of:=IF(OR(AND([.B455]&gt;[.E455];[.C455]=0);AND([.B455]&lt;=[.E455];[.C455]=1));1;&quot;&quot;)">
            <text:p/>
          </table:table-cell>
        </table:table-row>
        <table:table-row table:style-name="ro2">
          <table:table-cell office:value-type="float" office:value="9437">
            <text:p>9437</text:p>
          </table:table-cell>
          <table:table-cell office:value-type="float" office:value="1993">
            <text:p>1993</text:p>
          </table:table-cell>
          <table:table-cell office:value-type="float" office:value="0">
            <text:p>0</text:p>
          </table:table-cell>
          <table:table-cell office:value-type="float" office:value="1977">
            <text:p>1977</text:p>
          </table:table-cell>
          <table:table-cell office:value-type="float" office:value="2066">
            <text:p>2066</text:p>
          </table:table-cell>
          <table:table-cell table:formula="of:=IF(AND([.B456]&gt;[.E456];[.H456]=1);1;&quot;&quot;)">
            <text:p/>
          </table:table-cell>
          <table:table-cell table:formula="of:=IF(AND([.B456]&lt;=[.E456];[.I456]=1);1;&quot;&quot;)">
            <text:p/>
          </table:table-cell>
          <table:table-cell table:formula="of:=IF(AND([.B456]&gt;[.D456];[.C456]=0);1;&quot;&quot;)" office:value-type="float" office:value="1">
            <text:p>1</text:p>
          </table:table-cell>
          <table:table-cell table:formula="of:=IF(AND([.B456]&lt;=[.D456];[.C456]=1);1;&quot;&quot;)">
            <text:p/>
          </table:table-cell>
          <table:table-cell table:formula="of:=IF(OR(AND([.G456]=1;[.I456]=1);AND([.F456]=1;[.H456]=1));1;&quot;&quot;)">
            <text:p/>
          </table:table-cell>
          <table:table-cell/>
          <table:table-cell table:formula="of:=([.D456]/[.E456]*100)-100" office:value-type="float" office:value="-4.30784123910939">
            <text:p>-4.3078412391</text:p>
          </table:table-cell>
          <table:table-cell table:formula="of:=IF(OR(AND([.B456]&gt;[.E456];[.C456]=0);AND([.B456]&lt;=[.E456];[.C456]=1));1;&quot;&quot;)">
            <text:p/>
          </table:table-cell>
        </table:table-row>
        <table:table-row table:style-name="ro2">
          <table:table-cell office:value-type="float" office:value="9449">
            <text:p>9449</text:p>
          </table:table-cell>
          <table:table-cell office:value-type="float" office:value="1544">
            <text:p>1544</text:p>
          </table:table-cell>
          <table:table-cell office:value-type="float" office:value="0">
            <text:p>0</text:p>
          </table:table-cell>
          <table:table-cell office:value-type="float" office:value="1505">
            <text:p>1505</text:p>
          </table:table-cell>
          <table:table-cell office:value-type="float" office:value="1557">
            <text:p>1557</text:p>
          </table:table-cell>
          <table:table-cell table:formula="of:=IF(AND([.B457]&gt;[.E457];[.H457]=1);1;&quot;&quot;)">
            <text:p/>
          </table:table-cell>
          <table:table-cell table:formula="of:=IF(AND([.B457]&lt;=[.E457];[.I457]=1);1;&quot;&quot;)">
            <text:p/>
          </table:table-cell>
          <table:table-cell table:formula="of:=IF(AND([.B457]&gt;[.D457];[.C457]=0);1;&quot;&quot;)" office:value-type="float" office:value="1">
            <text:p>1</text:p>
          </table:table-cell>
          <table:table-cell table:formula="of:=IF(AND([.B457]&lt;=[.D457];[.C457]=1);1;&quot;&quot;)">
            <text:p/>
          </table:table-cell>
          <table:table-cell table:formula="of:=IF(OR(AND([.G457]=1;[.I457]=1);AND([.F457]=1;[.H457]=1));1;&quot;&quot;)">
            <text:p/>
          </table:table-cell>
          <table:table-cell/>
          <table:table-cell table:formula="of:=([.D457]/[.E457]*100)-100" office:value-type="float" office:value="-3.33975594091201">
            <text:p>-3.3397559409</text:p>
          </table:table-cell>
          <table:table-cell table:formula="of:=IF(OR(AND([.B457]&gt;[.E457];[.C457]=0);AND([.B457]&lt;=[.E457];[.C457]=1));1;&quot;&quot;)">
            <text:p/>
          </table:table-cell>
        </table:table-row>
        <table:table-row table:style-name="ro2">
          <table:table-cell office:value-type="float" office:value="9468">
            <text:p>9468</text:p>
          </table:table-cell>
          <table:table-cell office:value-type="float" office:value="1587">
            <text:p>1587</text:p>
          </table:table-cell>
          <table:table-cell office:value-type="float" office:value="0">
            <text:p>0</text:p>
          </table:table-cell>
          <table:table-cell office:value-type="float" office:value="1564">
            <text:p>1564</text:p>
          </table:table-cell>
          <table:table-cell office:value-type="float" office:value="1615">
            <text:p>1615</text:p>
          </table:table-cell>
          <table:table-cell table:formula="of:=IF(AND([.B458]&gt;[.E458];[.H458]=1);1;&quot;&quot;)">
            <text:p/>
          </table:table-cell>
          <table:table-cell table:formula="of:=IF(AND([.B458]&lt;=[.E458];[.I458]=1);1;&quot;&quot;)">
            <text:p/>
          </table:table-cell>
          <table:table-cell table:formula="of:=IF(AND([.B458]&gt;[.D458];[.C458]=0);1;&quot;&quot;)" office:value-type="float" office:value="1">
            <text:p>1</text:p>
          </table:table-cell>
          <table:table-cell table:formula="of:=IF(AND([.B458]&lt;=[.D458];[.C458]=1);1;&quot;&quot;)">
            <text:p/>
          </table:table-cell>
          <table:table-cell table:formula="of:=IF(OR(AND([.G458]=1;[.I458]=1);AND([.F458]=1;[.H458]=1));1;&quot;&quot;)">
            <text:p/>
          </table:table-cell>
          <table:table-cell/>
          <table:table-cell table:formula="of:=([.D458]/[.E458]*100)-100" office:value-type="float" office:value="-3.15789473684211">
            <text:p>-3.1578947368</text:p>
          </table:table-cell>
          <table:table-cell table:formula="of:=IF(OR(AND([.B458]&gt;[.E458];[.C458]=0);AND([.B458]&lt;=[.E458];[.C458]=1));1;&quot;&quot;)">
            <text:p/>
          </table:table-cell>
        </table:table-row>
        <table:table-row table:style-name="ro2">
          <table:table-cell office:value-type="float" office:value="9501">
            <text:p>9501</text:p>
          </table:table-cell>
          <table:table-cell office:value-type="float" office:value="797">
            <text:p>797</text:p>
          </table:table-cell>
          <table:table-cell office:value-type="float" office:value="0">
            <text:p>0</text:p>
          </table:table-cell>
          <table:table-cell office:value-type="float" office:value="796">
            <text:p>796</text:p>
          </table:table-cell>
          <table:table-cell office:value-type="float" office:value="817">
            <text:p>817</text:p>
          </table:table-cell>
          <table:table-cell table:formula="of:=IF(AND([.B459]&gt;[.E459];[.H459]=1);1;&quot;&quot;)">
            <text:p/>
          </table:table-cell>
          <table:table-cell table:formula="of:=IF(AND([.B459]&lt;=[.E459];[.I459]=1);1;&quot;&quot;)">
            <text:p/>
          </table:table-cell>
          <table:table-cell table:formula="of:=IF(AND([.B459]&gt;[.D459];[.C459]=0);1;&quot;&quot;)" office:value-type="float" office:value="1">
            <text:p>1</text:p>
          </table:table-cell>
          <table:table-cell table:formula="of:=IF(AND([.B459]&lt;=[.D459];[.C459]=1);1;&quot;&quot;)">
            <text:p/>
          </table:table-cell>
          <table:table-cell table:formula="of:=IF(OR(AND([.G459]=1;[.I459]=1);AND([.F459]=1;[.H459]=1));1;&quot;&quot;)">
            <text:p/>
          </table:table-cell>
          <table:table-cell/>
          <table:table-cell table:formula="of:=([.D459]/[.E459]*100)-100" office:value-type="float" office:value="-2.57037943696452">
            <text:p>-2.570379437</text:p>
          </table:table-cell>
          <table:table-cell table:formula="of:=IF(OR(AND([.B459]&gt;[.E459];[.C459]=0);AND([.B459]&lt;=[.E459];[.C459]=1));1;&quot;&quot;)">
            <text:p/>
          </table:table-cell>
        </table:table-row>
        <table:table-row table:style-name="ro2">
          <table:table-cell office:value-type="float" office:value="9503">
            <text:p>9503</text:p>
          </table:table-cell>
          <table:table-cell office:value-type="float" office:value="1327">
            <text:p>1327</text:p>
          </table:table-cell>
          <table:table-cell office:value-type="float" office:value="0">
            <text:p>0</text:p>
          </table:table-cell>
          <table:table-cell office:value-type="float" office:value="1307">
            <text:p>1307</text:p>
          </table:table-cell>
          <table:table-cell office:value-type="float" office:value="1365">
            <text:p>1365</text:p>
          </table:table-cell>
          <table:table-cell table:formula="of:=IF(AND([.B460]&gt;[.E460];[.H460]=1);1;&quot;&quot;)">
            <text:p/>
          </table:table-cell>
          <table:table-cell table:formula="of:=IF(AND([.B460]&lt;=[.E460];[.I460]=1);1;&quot;&quot;)">
            <text:p/>
          </table:table-cell>
          <table:table-cell table:formula="of:=IF(AND([.B460]&gt;[.D460];[.C460]=0);1;&quot;&quot;)" office:value-type="float" office:value="1">
            <text:p>1</text:p>
          </table:table-cell>
          <table:table-cell table:formula="of:=IF(AND([.B460]&lt;=[.D460];[.C460]=1);1;&quot;&quot;)">
            <text:p/>
          </table:table-cell>
          <table:table-cell table:formula="of:=IF(OR(AND([.G460]=1;[.I460]=1);AND([.F460]=1;[.H460]=1));1;&quot;&quot;)">
            <text:p/>
          </table:table-cell>
          <table:table-cell/>
          <table:table-cell table:formula="of:=([.D460]/[.E460]*100)-100" office:value-type="float" office:value="-4.24908424908425">
            <text:p>-4.2490842491</text:p>
          </table:table-cell>
          <table:table-cell table:formula="of:=IF(OR(AND([.B460]&gt;[.E460];[.C460]=0);AND([.B460]&lt;=[.E460];[.C460]=1));1;&quot;&quot;)">
            <text:p/>
          </table:table-cell>
        </table:table-row>
        <table:table-row table:style-name="ro2">
          <table:table-cell office:value-type="float" office:value="9513">
            <text:p>9513</text:p>
          </table:table-cell>
          <table:table-cell office:value-type="float" office:value="3645">
            <text:p>3645</text:p>
          </table:table-cell>
          <table:table-cell office:value-type="float" office:value="0">
            <text:p>0</text:p>
          </table:table-cell>
          <table:table-cell office:value-type="float" office:value="3600">
            <text:p>3600</text:p>
          </table:table-cell>
          <table:table-cell office:value-type="float" office:value="3695">
            <text:p>3695</text:p>
          </table:table-cell>
          <table:table-cell table:formula="of:=IF(AND([.B461]&gt;[.E461];[.H461]=1);1;&quot;&quot;)">
            <text:p/>
          </table:table-cell>
          <table:table-cell table:formula="of:=IF(AND([.B461]&lt;=[.E461];[.I461]=1);1;&quot;&quot;)">
            <text:p/>
          </table:table-cell>
          <table:table-cell table:formula="of:=IF(AND([.B461]&gt;[.D461];[.C461]=0);1;&quot;&quot;)" office:value-type="float" office:value="1">
            <text:p>1</text:p>
          </table:table-cell>
          <table:table-cell table:formula="of:=IF(AND([.B461]&lt;=[.D461];[.C461]=1);1;&quot;&quot;)">
            <text:p/>
          </table:table-cell>
          <table:table-cell table:formula="of:=IF(OR(AND([.G461]=1;[.I461]=1);AND([.F461]=1;[.H461]=1));1;&quot;&quot;)">
            <text:p/>
          </table:table-cell>
          <table:table-cell/>
          <table:table-cell table:formula="of:=([.D461]/[.E461]*100)-100" office:value-type="float" office:value="-2.57104194857915">
            <text:p>-2.5710419486</text:p>
          </table:table-cell>
          <table:table-cell table:formula="of:=IF(OR(AND([.B461]&gt;[.E461];[.C461]=0);AND([.B461]&lt;=[.E461];[.C461]=1));1;&quot;&quot;)">
            <text:p/>
          </table:table-cell>
        </table:table-row>
        <table:table-row table:style-name="ro2">
          <table:table-cell office:value-type="float" office:value="9531">
            <text:p>9531</text:p>
          </table:table-cell>
          <table:table-cell office:value-type="float" office:value="577">
            <text:p>577</text:p>
          </table:table-cell>
          <table:table-cell office:value-type="float" office:value="0">
            <text:p>0</text:p>
          </table:table-cell>
          <table:table-cell office:value-type="float" office:value="577">
            <text:p>577</text:p>
          </table:table-cell>
          <table:table-cell office:value-type="float" office:value="573">
            <text:p>573</text:p>
          </table:table-cell>
          <table:table-cell table:formula="of:=IF(AND([.B462]&gt;[.E462];[.H462]=1);1;&quot;&quot;)">
            <text:p/>
          </table:table-cell>
          <table:table-cell table:formula="of:=IF(AND([.B462]&lt;=[.E462];[.I462]=1);1;&quot;&quot;)">
            <text:p/>
          </table:table-cell>
          <table:table-cell table:formula="of:=IF(AND([.B462]&gt;[.D462];[.C462]=0);1;&quot;&quot;)">
            <text:p/>
          </table:table-cell>
          <table:table-cell table:formula="of:=IF(AND([.B462]&lt;=[.D462];[.C462]=1);1;&quot;&quot;)">
            <text:p/>
          </table:table-cell>
          <table:table-cell table:formula="of:=IF(OR(AND([.G462]=1;[.I462]=1);AND([.F462]=1;[.H462]=1));1;&quot;&quot;)">
            <text:p/>
          </table:table-cell>
          <table:table-cell/>
          <table:table-cell table:formula="of:=([.D462]/[.E462]*100)-100" office:value-type="float" office:value="0.698080279232102">
            <text:p>0.6980802792</text:p>
          </table:table-cell>
          <table:table-cell table:formula="of:=IF(OR(AND([.B462]&gt;[.E462];[.C462]=0);AND([.B462]&lt;=[.E462];[.C462]=1));1;&quot;&quot;)" office:value-type="float" office:value="1">
            <text:p>1</text:p>
          </table:table-cell>
        </table:table-row>
        <table:table-row table:style-name="ro2">
          <table:table-cell office:value-type="float" office:value="9532">
            <text:p>9532</text:p>
          </table:table-cell>
          <table:table-cell office:value-type="float" office:value="453">
            <text:p>453</text:p>
          </table:table-cell>
          <table:table-cell office:value-type="float" office:value="0">
            <text:p>0</text:p>
          </table:table-cell>
          <table:table-cell office:value-type="float" office:value="449">
            <text:p>449</text:p>
          </table:table-cell>
          <table:table-cell office:value-type="float" office:value="454">
            <text:p>454</text:p>
          </table:table-cell>
          <table:table-cell table:formula="of:=IF(AND([.B463]&gt;[.E463];[.H463]=1);1;&quot;&quot;)">
            <text:p/>
          </table:table-cell>
          <table:table-cell table:formula="of:=IF(AND([.B463]&lt;=[.E463];[.I463]=1);1;&quot;&quot;)">
            <text:p/>
          </table:table-cell>
          <table:table-cell table:formula="of:=IF(AND([.B463]&gt;[.D463];[.C463]=0);1;&quot;&quot;)" office:value-type="float" office:value="1">
            <text:p>1</text:p>
          </table:table-cell>
          <table:table-cell table:formula="of:=IF(AND([.B463]&lt;=[.D463];[.C463]=1);1;&quot;&quot;)">
            <text:p/>
          </table:table-cell>
          <table:table-cell table:formula="of:=IF(OR(AND([.G463]=1;[.I463]=1);AND([.F463]=1;[.H463]=1));1;&quot;&quot;)">
            <text:p/>
          </table:table-cell>
          <table:table-cell/>
          <table:table-cell table:formula="of:=([.D463]/[.E463]*100)-100" office:value-type="float" office:value="-1.10132158590308">
            <text:p>-1.1013215859</text:p>
          </table:table-cell>
          <table:table-cell table:formula="of:=IF(OR(AND([.B463]&gt;[.E463];[.C463]=0);AND([.B463]&lt;=[.E463];[.C463]=1));1;&quot;&quot;)">
            <text:p/>
          </table:table-cell>
        </table:table-row>
        <table:table-row table:style-name="ro2">
          <table:table-cell office:value-type="float" office:value="9600">
            <text:p>9600</text:p>
          </table:table-cell>
          <table:table-cell office:value-type="float" office:value="1240">
            <text:p>1240</text:p>
          </table:table-cell>
          <table:table-cell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230">
            <text:p>1230</text:p>
          </table:table-cell>
          <table:table-cell table:formula="of:=IF(AND([.B464]&gt;[.E464];[.H464]=1);1;&quot;&quot;)" office:value-type="float" office:value="1">
            <text:p>1</text:p>
          </table:table-cell>
          <table:table-cell table:formula="of:=IF(AND([.B464]&lt;=[.E464];[.I464]=1);1;&quot;&quot;)">
            <text:p/>
          </table:table-cell>
          <table:table-cell table:formula="of:=IF(AND([.B464]&gt;[.D464];[.C464]=0);1;&quot;&quot;)" office:value-type="float" office:value="1">
            <text:p>1</text:p>
          </table:table-cell>
          <table:table-cell table:formula="of:=IF(AND([.B464]&lt;=[.D464];[.C464]=1);1;&quot;&quot;)">
            <text:p/>
          </table:table-cell>
          <table:table-cell table:formula="of:=IF(OR(AND([.G464]=1;[.I464]=1);AND([.F464]=1;[.H464]=1));1;&quot;&quot;)" office:value-type="float" office:value="1">
            <text:p>1</text:p>
          </table:table-cell>
          <table:table-cell/>
          <table:table-cell table:formula="of:=([.D464]/[.E464]*100)-100" office:value-type="float" office:value="-0.8130081300813">
            <text:p>-0.8130081301</text:p>
          </table:table-cell>
          <table:table-cell table:formula="of:=IF(OR(AND([.B464]&gt;[.E464];[.C464]=0);AND([.B464]&lt;=[.E464];[.C464]=1));1;&quot;&quot;)" office:value-type="float" office:value="1">
            <text:p>1</text:p>
          </table:table-cell>
        </table:table-row>
        <table:table-row table:style-name="ro2">
          <table:table-cell office:value-type="float" office:value="9602">
            <text:p>9602</text:p>
          </table:table-cell>
          <table:table-cell office:value-type="float" office:value="2723">
            <text:p>2723</text:p>
          </table:table-cell>
          <table:table-cell office:value-type="float" office:value="0">
            <text:p>0</text:p>
          </table:table-cell>
          <table:table-cell office:value-type="float" office:value="2692">
            <text:p>2692</text:p>
          </table:table-cell>
          <table:table-cell office:value-type="float" office:value="2790">
            <text:p>2790</text:p>
          </table:table-cell>
          <table:table-cell table:formula="of:=IF(AND([.B465]&gt;[.E465];[.H465]=1);1;&quot;&quot;)">
            <text:p/>
          </table:table-cell>
          <table:table-cell table:formula="of:=IF(AND([.B465]&lt;=[.E465];[.I465]=1);1;&quot;&quot;)">
            <text:p/>
          </table:table-cell>
          <table:table-cell table:formula="of:=IF(AND([.B465]&gt;[.D465];[.C465]=0);1;&quot;&quot;)" office:value-type="float" office:value="1">
            <text:p>1</text:p>
          </table:table-cell>
          <table:table-cell table:formula="of:=IF(AND([.B465]&lt;=[.D465];[.C465]=1);1;&quot;&quot;)">
            <text:p/>
          </table:table-cell>
          <table:table-cell table:formula="of:=IF(OR(AND([.G465]=1;[.I465]=1);AND([.F465]=1;[.H465]=1));1;&quot;&quot;)">
            <text:p/>
          </table:table-cell>
          <table:table-cell/>
          <table:table-cell table:formula="of:=([.D465]/[.E465]*100)-100" office:value-type="float" office:value="-3.51254480286738">
            <text:p>-3.5125448029</text:p>
          </table:table-cell>
          <table:table-cell table:formula="of:=IF(OR(AND([.B465]&gt;[.E465];[.C465]=0);AND([.B465]&lt;=[.E465];[.C465]=1));1;&quot;&quot;)">
            <text:p/>
          </table:table-cell>
        </table:table-row>
        <table:table-row table:style-name="ro2">
          <table:table-cell office:value-type="float" office:value="9603">
            <text:p>9603</text:p>
          </table:table-cell>
          <table:table-cell office:value-type="float" office:value="3895">
            <text:p>3895</text:p>
          </table:table-cell>
          <table:table-cell office:value-type="float" office:value="0">
            <text:p>0</text:p>
          </table:table-cell>
          <table:table-cell office:value-type="float" office:value="3819">
            <text:p>3819</text:p>
          </table:table-cell>
          <table:table-cell office:value-type="float" office:value="3955">
            <text:p>3955</text:p>
          </table:table-cell>
          <table:table-cell table:formula="of:=IF(AND([.B466]&gt;[.E466];[.H466]=1);1;&quot;&quot;)">
            <text:p/>
          </table:table-cell>
          <table:table-cell table:formula="of:=IF(AND([.B466]&lt;=[.E466];[.I466]=1);1;&quot;&quot;)">
            <text:p/>
          </table:table-cell>
          <table:table-cell table:formula="of:=IF(AND([.B466]&gt;[.D466];[.C466]=0);1;&quot;&quot;)" office:value-type="float" office:value="1">
            <text:p>1</text:p>
          </table:table-cell>
          <table:table-cell table:formula="of:=IF(AND([.B466]&lt;=[.D466];[.C466]=1);1;&quot;&quot;)">
            <text:p/>
          </table:table-cell>
          <table:table-cell table:formula="of:=IF(OR(AND([.G466]=1;[.I466]=1);AND([.F466]=1;[.H466]=1));1;&quot;&quot;)">
            <text:p/>
          </table:table-cell>
          <table:table-cell/>
          <table:table-cell table:formula="of:=([.D466]/[.E466]*100)-100" office:value-type="float" office:value="-3.43868520859671">
            <text:p>-3.4386852086</text:p>
          </table:table-cell>
          <table:table-cell table:formula="of:=IF(OR(AND([.B466]&gt;[.E466];[.C466]=0);AND([.B466]&lt;=[.E466];[.C466]=1));1;&quot;&quot;)">
            <text:p/>
          </table:table-cell>
        </table:table-row>
        <table:table-row table:style-name="ro2">
          <table:table-cell office:value-type="float" office:value="9613">
            <text:p>9613</text:p>
          </table:table-cell>
          <table:table-cell office:value-type="float" office:value="6010">
            <text:p>6010</text:p>
          </table:table-cell>
          <table:table-cell office:value-type="float" office:value="0">
            <text:p>0</text:p>
          </table:table-cell>
          <table:table-cell office:value-type="float" office:value="5930">
            <text:p>5930</text:p>
          </table:table-cell>
          <table:table-cell office:value-type="float" office:value="6000">
            <text:p>6000</text:p>
          </table:table-cell>
          <table:table-cell table:formula="of:=IF(AND([.B467]&gt;[.E467];[.H467]=1);1;&quot;&quot;)" office:value-type="float" office:value="1">
            <text:p>1</text:p>
          </table:table-cell>
          <table:table-cell table:formula="of:=IF(AND([.B467]&lt;=[.E467];[.I467]=1);1;&quot;&quot;)">
            <text:p/>
          </table:table-cell>
          <table:table-cell table:formula="of:=IF(AND([.B467]&gt;[.D467];[.C467]=0);1;&quot;&quot;)" office:value-type="float" office:value="1">
            <text:p>1</text:p>
          </table:table-cell>
          <table:table-cell table:formula="of:=IF(AND([.B467]&lt;=[.D467];[.C467]=1);1;&quot;&quot;)">
            <text:p/>
          </table:table-cell>
          <table:table-cell table:formula="of:=IF(OR(AND([.G467]=1;[.I467]=1);AND([.F467]=1;[.H467]=1));1;&quot;&quot;)" office:value-type="float" office:value="1">
            <text:p>1</text:p>
          </table:table-cell>
          <table:table-cell/>
          <table:table-cell table:formula="of:=([.D467]/[.E467]*100)-100" office:value-type="float" office:value="-1.16666666666667">
            <text:p>-1.1666666667</text:p>
          </table:table-cell>
          <table:table-cell table:formula="of:=IF(OR(AND([.B467]&gt;[.E467];[.C467]=0);AND([.B467]&lt;=[.E467];[.C467]=1));1;&quot;&quot;)" office:value-type="float" office:value="1">
            <text:p>1</text:p>
          </table:table-cell>
        </table:table-row>
        <table:table-row table:style-name="ro2">
          <table:table-cell office:value-type="float" office:value="9627">
            <text:p>9627</text:p>
          </table:table-cell>
          <table:table-cell office:value-type="float" office:value="6090">
            <text:p>6090</text:p>
          </table:table-cell>
          <table:table-cell office:value-type="float" office:value="1">
            <text:p>1</text:p>
          </table:table-cell>
          <table:table-cell office:value-type="float" office:value="6020">
            <text:p>6020</text:p>
          </table:table-cell>
          <table:table-cell office:value-type="float" office:value="6350">
            <text:p>6350</text:p>
          </table:table-cell>
          <table:table-cell table:formula="of:=IF(AND([.B468]&gt;[.E468];[.H468]=1);1;&quot;&quot;)">
            <text:p/>
          </table:table-cell>
          <table:table-cell table:formula="of:=IF(AND([.B468]&lt;=[.E468];[.I468]=1);1;&quot;&quot;)">
            <text:p/>
          </table:table-cell>
          <table:table-cell table:formula="of:=IF(AND([.B468]&gt;[.D468];[.C468]=0);1;&quot;&quot;)">
            <text:p/>
          </table:table-cell>
          <table:table-cell table:formula="of:=IF(AND([.B468]&lt;=[.D468];[.C468]=1);1;&quot;&quot;)">
            <text:p/>
          </table:table-cell>
          <table:table-cell table:formula="of:=IF(OR(AND([.G468]=1;[.I468]=1);AND([.F468]=1;[.H468]=1));1;&quot;&quot;)">
            <text:p/>
          </table:table-cell>
          <table:table-cell/>
          <table:table-cell table:formula="of:=([.D468]/[.E468]*100)-100" office:value-type="float" office:value="-5.19685039370079">
            <text:p>-5.1968503937</text:p>
          </table:table-cell>
          <table:table-cell table:formula="of:=IF(OR(AND([.B468]&gt;[.E468];[.C468]=0);AND([.B468]&lt;=[.E468];[.C468]=1));1;&quot;&quot;)" office:value-type="float" office:value="1">
            <text:p>1</text:p>
          </table:table-cell>
        </table:table-row>
        <table:table-row table:style-name="ro2">
          <table:table-cell office:value-type="float" office:value="9640">
            <text:p>9640</text:p>
          </table:table-cell>
          <table:table-cell office:value-type="float" office:value="1196">
            <text:p>1196</text:p>
          </table:table-cell>
          <table:table-cell office:value-type="float" office:value="1">
            <text:p>1</text:p>
          </table:table-cell>
          <table:table-cell office:value-type="float" office:value="1194">
            <text:p>1194</text:p>
          </table:table-cell>
          <table:table-cell office:value-type="float" office:value="1200">
            <text:p>1200</text:p>
          </table:table-cell>
          <table:table-cell table:formula="of:=IF(AND([.B469]&gt;[.E469];[.H469]=1);1;&quot;&quot;)">
            <text:p/>
          </table:table-cell>
          <table:table-cell table:formula="of:=IF(AND([.B469]&lt;=[.E469];[.I469]=1);1;&quot;&quot;)">
            <text:p/>
          </table:table-cell>
          <table:table-cell table:formula="of:=IF(AND([.B469]&gt;[.D469];[.C469]=0);1;&quot;&quot;)">
            <text:p/>
          </table:table-cell>
          <table:table-cell table:formula="of:=IF(AND([.B469]&lt;=[.D469];[.C469]=1);1;&quot;&quot;)">
            <text:p/>
          </table:table-cell>
          <table:table-cell table:formula="of:=IF(OR(AND([.G469]=1;[.I469]=1);AND([.F469]=1;[.H469]=1));1;&quot;&quot;)">
            <text:p/>
          </table:table-cell>
          <table:table-cell/>
          <table:table-cell table:formula="of:=([.D469]/[.E469]*100)-100" office:value-type="float" office:value="-0.5">
            <text:p>-0.5</text:p>
          </table:table-cell>
          <table:table-cell table:formula="of:=IF(OR(AND([.B469]&gt;[.E469];[.C469]=0);AND([.B469]&lt;=[.E469];[.C469]=1));1;&quot;&quot;)" office:value-type="float" office:value="1">
            <text:p>1</text:p>
          </table:table-cell>
        </table:table-row>
        <table:table-row table:style-name="ro2">
          <table:table-cell office:value-type="float" office:value="9682">
            <text:p>9682</text:p>
          </table:table-cell>
          <table:table-cell office:value-type="float" office:value="2819">
            <text:p>2819</text:p>
          </table:table-cell>
          <table:table-cell office:value-type="float" office:value="0">
            <text:p>0</text:p>
          </table:table-cell>
          <table:table-cell office:value-type="float" office:value="2791">
            <text:p>2791</text:p>
          </table:table-cell>
          <table:table-cell office:value-type="float" office:value="2843">
            <text:p>2843</text:p>
          </table:table-cell>
          <table:table-cell table:formula="of:=IF(AND([.B470]&gt;[.E470];[.H470]=1);1;&quot;&quot;)">
            <text:p/>
          </table:table-cell>
          <table:table-cell table:formula="of:=IF(AND([.B470]&lt;=[.E470];[.I470]=1);1;&quot;&quot;)">
            <text:p/>
          </table:table-cell>
          <table:table-cell table:formula="of:=IF(AND([.B470]&gt;[.D470];[.C470]=0);1;&quot;&quot;)" office:value-type="float" office:value="1">
            <text:p>1</text:p>
          </table:table-cell>
          <table:table-cell table:formula="of:=IF(AND([.B470]&lt;=[.D470];[.C470]=1);1;&quot;&quot;)">
            <text:p/>
          </table:table-cell>
          <table:table-cell table:formula="of:=IF(OR(AND([.G470]=1;[.I470]=1);AND([.F470]=1;[.H470]=1));1;&quot;&quot;)">
            <text:p/>
          </table:table-cell>
          <table:table-cell/>
          <table:table-cell table:formula="of:=([.D470]/[.E470]*100)-100" office:value-type="float" office:value="-1.82905381639114">
            <text:p>-1.8290538164</text:p>
          </table:table-cell>
          <table:table-cell table:formula="of:=IF(OR(AND([.B470]&gt;[.E470];[.C470]=0);AND([.B470]&lt;=[.E470];[.C470]=1));1;&quot;&quot;)">
            <text:p/>
          </table:table-cell>
        </table:table-row>
        <table:table-row table:style-name="ro2">
          <table:table-cell office:value-type="float" office:value="9684">
            <text:p>9684</text:p>
          </table:table-cell>
          <table:table-cell office:value-type="float" office:value="2961">
            <text:p>2961</text:p>
          </table:table-cell>
          <table:table-cell office:value-type="float" office:value="0">
            <text:p>0</text:p>
          </table:table-cell>
          <table:table-cell office:value-type="float" office:value="2919">
            <text:p>2919</text:p>
          </table:table-cell>
          <table:table-cell office:value-type="float" office:value="2946">
            <text:p>2946</text:p>
          </table:table-cell>
          <table:table-cell table:formula="of:=IF(AND([.B471]&gt;[.E471];[.H471]=1);1;&quot;&quot;)" office:value-type="float" office:value="1">
            <text:p>1</text:p>
          </table:table-cell>
          <table:table-cell table:formula="of:=IF(AND([.B471]&lt;=[.E471];[.I471]=1);1;&quot;&quot;)">
            <text:p/>
          </table:table-cell>
          <table:table-cell table:formula="of:=IF(AND([.B471]&gt;[.D471];[.C471]=0);1;&quot;&quot;)" office:value-type="float" office:value="1">
            <text:p>1</text:p>
          </table:table-cell>
          <table:table-cell table:formula="of:=IF(AND([.B471]&lt;=[.D471];[.C471]=1);1;&quot;&quot;)">
            <text:p/>
          </table:table-cell>
          <table:table-cell table:formula="of:=IF(OR(AND([.G471]=1;[.I471]=1);AND([.F471]=1;[.H471]=1));1;&quot;&quot;)" office:value-type="float" office:value="1">
            <text:p>1</text:p>
          </table:table-cell>
          <table:table-cell/>
          <table:table-cell table:formula="of:=([.D471]/[.E471]*100)-100" office:value-type="float" office:value="-0.916496945010181">
            <text:p>-0.916496945</text:p>
          </table:table-cell>
          <table:table-cell table:formula="of:=IF(OR(AND([.B471]&gt;[.E471];[.C471]=0);AND([.B471]&lt;=[.E471];[.C471]=1));1;&quot;&quot;)" office:value-type="float" office:value="1">
            <text:p>1</text:p>
          </table:table-cell>
        </table:table-row>
        <table:table-row table:style-name="ro2">
          <table:table-cell office:value-type="float" office:value="9719">
            <text:p>9719</text:p>
          </table:table-cell>
          <table:table-cell office:value-type="float" office:value="4475">
            <text:p>4475</text:p>
          </table:table-cell>
          <table:table-cell office:value-type="float" office:value="0">
            <text:p>0</text:p>
          </table:table-cell>
          <table:table-cell office:value-type="float" office:value="4383">
            <text:p>4383</text:p>
          </table:table-cell>
          <table:table-cell office:value-type="float" office:value="4525">
            <text:p>4525</text:p>
          </table:table-cell>
          <table:table-cell table:formula="of:=IF(AND([.B472]&gt;[.E472];[.H472]=1);1;&quot;&quot;)">
            <text:p/>
          </table:table-cell>
          <table:table-cell table:formula="of:=IF(AND([.B472]&lt;=[.E472];[.I472]=1);1;&quot;&quot;)">
            <text:p/>
          </table:table-cell>
          <table:table-cell table:formula="of:=IF(AND([.B472]&gt;[.D472];[.C472]=0);1;&quot;&quot;)" office:value-type="float" office:value="1">
            <text:p>1</text:p>
          </table:table-cell>
          <table:table-cell table:formula="of:=IF(AND([.B472]&lt;=[.D472];[.C472]=1);1;&quot;&quot;)">
            <text:p/>
          </table:table-cell>
          <table:table-cell table:formula="of:=IF(OR(AND([.G472]=1;[.I472]=1);AND([.F472]=1;[.H472]=1));1;&quot;&quot;)">
            <text:p/>
          </table:table-cell>
          <table:table-cell/>
          <table:table-cell table:formula="of:=([.D472]/[.E472]*100)-100" office:value-type="float" office:value="-3.13812154696133">
            <text:p>-3.138121547</text:p>
          </table:table-cell>
          <table:table-cell table:formula="of:=IF(OR(AND([.B472]&gt;[.E472];[.C472]=0);AND([.B472]&lt;=[.E472];[.C472]=1));1;&quot;&quot;)">
            <text:p/>
          </table:table-cell>
        </table:table-row>
        <table:table-row table:style-name="ro2">
          <table:table-cell office:value-type="float" office:value="9735">
            <text:p>9735</text:p>
          </table:table-cell>
          <table:table-cell office:value-type="float" office:value="7169">
            <text:p>7169</text:p>
          </table:table-cell>
          <table:table-cell office:value-type="float" office:value="0">
            <text:p>0</text:p>
          </table:table-cell>
          <table:table-cell office:value-type="float" office:value="7124">
            <text:p>7124</text:p>
          </table:table-cell>
          <table:table-cell office:value-type="float" office:value="7157">
            <text:p>7157</text:p>
          </table:table-cell>
          <table:table-cell table:formula="of:=IF(AND([.B473]&gt;[.E473];[.H473]=1);1;&quot;&quot;)" office:value-type="float" office:value="1">
            <text:p>1</text:p>
          </table:table-cell>
          <table:table-cell table:formula="of:=IF(AND([.B473]&lt;=[.E473];[.I473]=1);1;&quot;&quot;)">
            <text:p/>
          </table:table-cell>
          <table:table-cell table:formula="of:=IF(AND([.B473]&gt;[.D473];[.C473]=0);1;&quot;&quot;)" office:value-type="float" office:value="1">
            <text:p>1</text:p>
          </table:table-cell>
          <table:table-cell table:formula="of:=IF(AND([.B473]&lt;=[.D473];[.C473]=1);1;&quot;&quot;)">
            <text:p/>
          </table:table-cell>
          <table:table-cell table:formula="of:=IF(OR(AND([.G473]=1;[.I473]=1);AND([.F473]=1;[.H473]=1));1;&quot;&quot;)" office:value-type="float" office:value="1">
            <text:p>1</text:p>
          </table:table-cell>
          <table:table-cell/>
          <table:table-cell table:formula="of:=([.D473]/[.E473]*100)-100" office:value-type="float" office:value="-0.461087047645663">
            <text:p>-0.4610870476</text:p>
          </table:table-cell>
          <table:table-cell table:formula="of:=IF(OR(AND([.B473]&gt;[.E473];[.C473]=0);AND([.B473]&lt;=[.E473];[.C473]=1));1;&quot;&quot;)" office:value-type="float" office:value="1">
            <text:p>1</text:p>
          </table:table-cell>
        </table:table-row>
        <table:table-row table:style-name="ro2">
          <table:table-cell office:value-type="float" office:value="9739">
            <text:p>9739</text:p>
          </table:table-cell>
          <table:table-cell office:value-type="float" office:value="900">
            <text:p>900</text:p>
          </table:table-cell>
          <table:table-cell office:value-type="float" office:value="0">
            <text:p>0</text:p>
          </table:table-cell>
          <table:table-cell office:value-type="float" office:value="888">
            <text:p>888</text:p>
          </table:table-cell>
          <table:table-cell office:value-type="float" office:value="916">
            <text:p>916</text:p>
          </table:table-cell>
          <table:table-cell table:formula="of:=IF(AND([.B474]&gt;[.E474];[.H474]=1);1;&quot;&quot;)">
            <text:p/>
          </table:table-cell>
          <table:table-cell table:formula="of:=IF(AND([.B474]&lt;=[.E474];[.I474]=1);1;&quot;&quot;)">
            <text:p/>
          </table:table-cell>
          <table:table-cell table:formula="of:=IF(AND([.B474]&gt;[.D474];[.C474]=0);1;&quot;&quot;)" office:value-type="float" office:value="1">
            <text:p>1</text:p>
          </table:table-cell>
          <table:table-cell table:formula="of:=IF(AND([.B474]&lt;=[.D474];[.C474]=1);1;&quot;&quot;)">
            <text:p/>
          </table:table-cell>
          <table:table-cell table:formula="of:=IF(OR(AND([.G474]=1;[.I474]=1);AND([.F474]=1;[.H474]=1));1;&quot;&quot;)">
            <text:p/>
          </table:table-cell>
          <table:table-cell/>
          <table:table-cell table:formula="of:=([.D474]/[.E474]*100)-100" office:value-type="float" office:value="-3.05676855895196">
            <text:p>-3.056768559</text:p>
          </table:table-cell>
          <table:table-cell table:formula="of:=IF(OR(AND([.B474]&gt;[.E474];[.C474]=0);AND([.B474]&lt;=[.E474];[.C474]=1));1;&quot;&quot;)">
            <text:p/>
          </table:table-cell>
        </table:table-row>
        <table:table-row table:style-name="ro2">
          <table:table-cell office:value-type="float" office:value="9742">
            <text:p>9742</text:p>
          </table:table-cell>
          <table:table-cell office:value-type="float" office:value="1079">
            <text:p>1079</text:p>
          </table:table-cell>
          <table:table-cell office:value-type="float" office:value="0">
            <text:p>0</text:p>
          </table:table-cell>
          <table:table-cell office:value-type="float" office:value="1052">
            <text:p>1052</text:p>
          </table:table-cell>
          <table:table-cell office:value-type="float" office:value="1105">
            <text:p>1105</text:p>
          </table:table-cell>
          <table:table-cell table:formula="of:=IF(AND([.B475]&gt;[.E475];[.H475]=1);1;&quot;&quot;)">
            <text:p/>
          </table:table-cell>
          <table:table-cell table:formula="of:=IF(AND([.B475]&lt;=[.E475];[.I475]=1);1;&quot;&quot;)">
            <text:p/>
          </table:table-cell>
          <table:table-cell table:formula="of:=IF(AND([.B475]&gt;[.D475];[.C475]=0);1;&quot;&quot;)" office:value-type="float" office:value="1">
            <text:p>1</text:p>
          </table:table-cell>
          <table:table-cell table:formula="of:=IF(AND([.B475]&lt;=[.D475];[.C475]=1);1;&quot;&quot;)">
            <text:p/>
          </table:table-cell>
          <table:table-cell table:formula="of:=IF(OR(AND([.G475]=1;[.I475]=1);AND([.F475]=1;[.H475]=1));1;&quot;&quot;)">
            <text:p/>
          </table:table-cell>
          <table:table-cell/>
          <table:table-cell table:formula="of:=([.D475]/[.E475]*100)-100" office:value-type="float" office:value="-4.79638009049775">
            <text:p>-4.7963800905</text:p>
          </table:table-cell>
          <table:table-cell table:formula="of:=IF(OR(AND([.B475]&gt;[.E475];[.C475]=0);AND([.B475]&lt;=[.E475];[.C475]=1));1;&quot;&quot;)">
            <text:p/>
          </table:table-cell>
        </table:table-row>
        <table:table-row table:style-name="ro2">
          <table:table-cell office:value-type="float" office:value="9766">
            <text:p>9766</text:p>
          </table:table-cell>
          <table:table-cell office:value-type="float" office:value="2583">
            <text:p>2583</text:p>
          </table:table-cell>
          <table:table-cell office:value-type="float" office:value="0">
            <text:p>0</text:p>
          </table:table-cell>
          <table:table-cell office:value-type="float" office:value="2537">
            <text:p>2537</text:p>
          </table:table-cell>
          <table:table-cell office:value-type="float" office:value="2564">
            <text:p>2564</text:p>
          </table:table-cell>
          <table:table-cell table:formula="of:=IF(AND([.B476]&gt;[.E476];[.H476]=1);1;&quot;&quot;)" office:value-type="float" office:value="1">
            <text:p>1</text:p>
          </table:table-cell>
          <table:table-cell table:formula="of:=IF(AND([.B476]&lt;=[.E476];[.I476]=1);1;&quot;&quot;)">
            <text:p/>
          </table:table-cell>
          <table:table-cell table:formula="of:=IF(AND([.B476]&gt;[.D476];[.C476]=0);1;&quot;&quot;)" office:value-type="float" office:value="1">
            <text:p>1</text:p>
          </table:table-cell>
          <table:table-cell table:formula="of:=IF(AND([.B476]&lt;=[.D476];[.C476]=1);1;&quot;&quot;)">
            <text:p/>
          </table:table-cell>
          <table:table-cell table:formula="of:=IF(OR(AND([.G476]=1;[.I476]=1);AND([.F476]=1;[.H476]=1));1;&quot;&quot;)" office:value-type="float" office:value="1">
            <text:p>1</text:p>
          </table:table-cell>
          <table:table-cell/>
          <table:table-cell table:formula="of:=([.D476]/[.E476]*100)-100" office:value-type="float" office:value="-1.05304212168487">
            <text:p>-1.0530421217</text:p>
          </table:table-cell>
          <table:table-cell table:formula="of:=IF(OR(AND([.B476]&gt;[.E476];[.C476]=0);AND([.B476]&lt;=[.E476];[.C476]=1));1;&quot;&quot;)" office:value-type="float" office:value="1">
            <text:p>1</text:p>
          </table:table-cell>
        </table:table-row>
        <table:table-row table:style-name="ro2">
          <table:table-cell office:value-type="float" office:value="9783">
            <text:p>9783</text:p>
          </table:table-cell>
          <table:table-cell office:value-type="float" office:value="3195">
            <text:p>3195</text:p>
          </table:table-cell>
          <table:table-cell office:value-type="float" office:value="0">
            <text:p>0</text:p>
          </table:table-cell>
          <table:table-cell office:value-type="float" office:value="3125">
            <text:p>3125</text:p>
          </table:table-cell>
          <table:table-cell office:value-type="float" office:value="3180">
            <text:p>3180</text:p>
          </table:table-cell>
          <table:table-cell table:formula="of:=IF(AND([.B477]&gt;[.E477];[.H477]=1);1;&quot;&quot;)" office:value-type="float" office:value="1">
            <text:p>1</text:p>
          </table:table-cell>
          <table:table-cell table:formula="of:=IF(AND([.B477]&lt;=[.E477];[.I477]=1);1;&quot;&quot;)">
            <text:p/>
          </table:table-cell>
          <table:table-cell table:formula="of:=IF(AND([.B477]&gt;[.D477];[.C477]=0);1;&quot;&quot;)" office:value-type="float" office:value="1">
            <text:p>1</text:p>
          </table:table-cell>
          <table:table-cell table:formula="of:=IF(AND([.B477]&lt;=[.D477];[.C477]=1);1;&quot;&quot;)">
            <text:p/>
          </table:table-cell>
          <table:table-cell table:formula="of:=IF(OR(AND([.G477]=1;[.I477]=1);AND([.F477]=1;[.H477]=1));1;&quot;&quot;)" office:value-type="float" office:value="1">
            <text:p>1</text:p>
          </table:table-cell>
          <table:table-cell/>
          <table:table-cell table:formula="of:=([.D477]/[.E477]*100)-100" office:value-type="float" office:value="-1.72955974842768">
            <text:p>-1.7295597484</text:p>
          </table:table-cell>
          <table:table-cell table:formula="of:=IF(OR(AND([.B477]&gt;[.E477];[.C477]=0);AND([.B477]&lt;=[.E477];[.C477]=1));1;&quot;&quot;)" office:value-type="float" office:value="1">
            <text:p>1</text:p>
          </table:table-cell>
        </table:table-row>
        <table:table-row table:style-name="ro2">
          <table:table-cell office:value-type="float" office:value="9787">
            <text:p>9787</text:p>
          </table:table-cell>
          <table:table-cell office:value-type="float" office:value="3450">
            <text:p>3450</text:p>
          </table:table-cell>
          <table:table-cell office:value-type="float" office:value="1">
            <text:p>1</text:p>
          </table:table-cell>
          <table:table-cell office:value-type="float" office:value="3392">
            <text:p>3392</text:p>
          </table:table-cell>
          <table:table-cell office:value-type="float" office:value="3515">
            <text:p>3515</text:p>
          </table:table-cell>
          <table:table-cell table:formula="of:=IF(AND([.B478]&gt;[.E478];[.H478]=1);1;&quot;&quot;)">
            <text:p/>
          </table:table-cell>
          <table:table-cell table:formula="of:=IF(AND([.B478]&lt;=[.E478];[.I478]=1);1;&quot;&quot;)">
            <text:p/>
          </table:table-cell>
          <table:table-cell table:formula="of:=IF(AND([.B478]&gt;[.D478];[.C478]=0);1;&quot;&quot;)">
            <text:p/>
          </table:table-cell>
          <table:table-cell table:formula="of:=IF(AND([.B478]&lt;=[.D478];[.C478]=1);1;&quot;&quot;)">
            <text:p/>
          </table:table-cell>
          <table:table-cell table:formula="of:=IF(OR(AND([.G478]=1;[.I478]=1);AND([.F478]=1;[.H478]=1));1;&quot;&quot;)">
            <text:p/>
          </table:table-cell>
          <table:table-cell/>
          <table:table-cell table:formula="of:=([.D478]/[.E478]*100)-100" office:value-type="float" office:value="-3.49928876244667">
            <text:p>-3.4992887624</text:p>
          </table:table-cell>
          <table:table-cell table:formula="of:=IF(OR(AND([.B478]&gt;[.E478];[.C478]=0);AND([.B478]&lt;=[.E478];[.C478]=1));1;&quot;&quot;)" office:value-type="float" office:value="1">
            <text:p>1</text:p>
          </table:table-cell>
        </table:table-row>
        <table:table-row table:style-name="ro2">
          <table:table-cell office:value-type="float" office:value="9810">
            <text:p>9810</text:p>
          </table:table-cell>
          <table:table-cell office:value-type="float" office:value="353">
            <text:p>353</text:p>
          </table:table-cell>
          <table:table-cell office:value-type="float" office:value="0">
            <text:p>0</text:p>
          </table:table-cell>
          <table:table-cell office:value-type="float" office:value="358">
            <text:p>358</text:p>
          </table:table-cell>
          <table:table-cell office:value-type="float" office:value="364">
            <text:p>364</text:p>
          </table:table-cell>
          <table:table-cell table:formula="of:=IF(AND([.B479]&gt;[.E479];[.H479]=1);1;&quot;&quot;)">
            <text:p/>
          </table:table-cell>
          <table:table-cell table:formula="of:=IF(AND([.B479]&lt;=[.E479];[.I479]=1);1;&quot;&quot;)">
            <text:p/>
          </table:table-cell>
          <table:table-cell table:formula="of:=IF(AND([.B479]&gt;[.D479];[.C479]=0);1;&quot;&quot;)">
            <text:p/>
          </table:table-cell>
          <table:table-cell table:formula="of:=IF(AND([.B479]&lt;=[.D479];[.C479]=1);1;&quot;&quot;)">
            <text:p/>
          </table:table-cell>
          <table:table-cell table:formula="of:=IF(OR(AND([.G479]=1;[.I479]=1);AND([.F479]=1;[.H479]=1));1;&quot;&quot;)">
            <text:p/>
          </table:table-cell>
          <table:table-cell/>
          <table:table-cell table:formula="of:=([.D479]/[.E479]*100)-100" office:value-type="float" office:value="-1.64835164835165">
            <text:p>-1.6483516484</text:p>
          </table:table-cell>
          <table:table-cell table:formula="of:=IF(OR(AND([.B479]&gt;[.E479];[.C479]=0);AND([.B479]&lt;=[.E479];[.C479]=1));1;&quot;&quot;)">
            <text:p/>
          </table:table-cell>
        </table:table-row>
        <table:table-row table:style-name="ro2">
          <table:table-cell office:value-type="float" office:value="9831">
            <text:p>9831</text:p>
          </table:table-cell>
          <table:table-cell office:value-type="float" office:value="482">
            <text:p>482</text:p>
          </table:table-cell>
          <table:table-cell office:value-type="float" office:value="0">
            <text:p>0</text:p>
          </table:table-cell>
          <table:table-cell office:value-type="float" office:value="479">
            <text:p>479</text:p>
          </table:table-cell>
          <table:table-cell office:value-type="float" office:value="506">
            <text:p>506</text:p>
          </table:table-cell>
          <table:table-cell table:formula="of:=IF(AND([.B480]&gt;[.E480];[.H480]=1);1;&quot;&quot;)">
            <text:p/>
          </table:table-cell>
          <table:table-cell table:formula="of:=IF(AND([.B480]&lt;=[.E480];[.I480]=1);1;&quot;&quot;)">
            <text:p/>
          </table:table-cell>
          <table:table-cell table:formula="of:=IF(AND([.B480]&gt;[.D480];[.C480]=0);1;&quot;&quot;)" office:value-type="float" office:value="1">
            <text:p>1</text:p>
          </table:table-cell>
          <table:table-cell table:formula="of:=IF(AND([.B480]&lt;=[.D480];[.C480]=1);1;&quot;&quot;)">
            <text:p/>
          </table:table-cell>
          <table:table-cell table:formula="of:=IF(OR(AND([.G480]=1;[.I480]=1);AND([.F480]=1;[.H480]=1));1;&quot;&quot;)">
            <text:p/>
          </table:table-cell>
          <table:table-cell/>
          <table:table-cell table:formula="of:=([.D480]/[.E480]*100)-100" office:value-type="float" office:value="-5.33596837944664">
            <text:p>-5.3359683794</text:p>
          </table:table-cell>
          <table:table-cell table:formula="of:=IF(OR(AND([.B480]&gt;[.E480];[.C480]=0);AND([.B480]&lt;=[.E480];[.C480]=1));1;&quot;&quot;)">
            <text:p/>
          </table:table-cell>
        </table:table-row>
        <table:table-row table:style-name="ro2">
          <table:table-cell office:value-type="float" office:value="9843">
            <text:p>9843</text:p>
          </table:table-cell>
          <table:table-cell office:value-type="float" office:value="9350">
            <text:p>9350</text:p>
          </table:table-cell>
          <table:table-cell office:value-type="float" office:value="0">
            <text:p>0</text:p>
          </table:table-cell>
          <table:table-cell office:value-type="float" office:value="9240">
            <text:p>9240</text:p>
          </table:table-cell>
          <table:table-cell office:value-type="float" office:value="9580">
            <text:p>9580</text:p>
          </table:table-cell>
          <table:table-cell table:formula="of:=IF(AND([.B481]&gt;[.E481];[.H481]=1);1;&quot;&quot;)">
            <text:p/>
          </table:table-cell>
          <table:table-cell table:formula="of:=IF(AND([.B481]&lt;=[.E481];[.I481]=1);1;&quot;&quot;)">
            <text:p/>
          </table:table-cell>
          <table:table-cell table:formula="of:=IF(AND([.B481]&gt;[.D481];[.C481]=0);1;&quot;&quot;)" office:value-type="float" office:value="1">
            <text:p>1</text:p>
          </table:table-cell>
          <table:table-cell table:formula="of:=IF(AND([.B481]&lt;=[.D481];[.C481]=1);1;&quot;&quot;)">
            <text:p/>
          </table:table-cell>
          <table:table-cell table:formula="of:=IF(OR(AND([.G481]=1;[.I481]=1);AND([.F481]=1;[.H481]=1));1;&quot;&quot;)">
            <text:p/>
          </table:table-cell>
          <table:table-cell/>
          <table:table-cell table:formula="of:=([.D481]/[.E481]*100)-100" office:value-type="float" office:value="-3.54906054279751">
            <text:p>-3.5490605428</text:p>
          </table:table-cell>
          <table:table-cell table:formula="of:=IF(OR(AND([.B481]&gt;[.E481];[.C481]=0);AND([.B481]&lt;=[.E481];[.C481]=1));1;&quot;&quot;)">
            <text:p/>
          </table:table-cell>
        </table:table-row>
        <table:table-row table:style-name="ro2">
          <table:table-cell office:value-type="float" office:value="9934">
            <text:p>9934</text:p>
          </table:table-cell>
          <table:table-cell office:value-type="float" office:value="3600">
            <text:p>3600</text:p>
          </table:table-cell>
          <table:table-cell office:value-type="float" office:value="0">
            <text:p>0</text:p>
          </table:table-cell>
          <table:table-cell office:value-type="float" office:value="3560">
            <text:p>3560</text:p>
          </table:table-cell>
          <table:table-cell office:value-type="float" office:value="3670">
            <text:p>3670</text:p>
          </table:table-cell>
          <table:table-cell table:formula="of:=IF(AND([.B482]&gt;[.E482];[.H482]=1);1;&quot;&quot;)">
            <text:p/>
          </table:table-cell>
          <table:table-cell table:formula="of:=IF(AND([.B482]&lt;=[.E482];[.I482]=1);1;&quot;&quot;)">
            <text:p/>
          </table:table-cell>
          <table:table-cell table:formula="of:=IF(AND([.B482]&gt;[.D482];[.C482]=0);1;&quot;&quot;)" office:value-type="float" office:value="1">
            <text:p>1</text:p>
          </table:table-cell>
          <table:table-cell table:formula="of:=IF(AND([.B482]&lt;=[.D482];[.C482]=1);1;&quot;&quot;)">
            <text:p/>
          </table:table-cell>
          <table:table-cell table:formula="of:=IF(OR(AND([.G482]=1;[.I482]=1);AND([.F482]=1;[.H482]=1));1;&quot;&quot;)">
            <text:p/>
          </table:table-cell>
          <table:table-cell/>
          <table:table-cell table:formula="of:=([.D482]/[.E482]*100)-100" office:value-type="float" office:value="-2.99727520435967">
            <text:p>-2.9972752044</text:p>
          </table:table-cell>
          <table:table-cell table:formula="of:=IF(OR(AND([.B482]&gt;[.E482];[.C482]=0);AND([.B482]&lt;=[.E482];[.C482]=1));1;&quot;&quot;)">
            <text:p/>
          </table:table-cell>
        </table:table-row>
        <table:table-row table:style-name="ro2">
          <table:table-cell office:value-type="float" office:value="9936">
            <text:p>9936</text:p>
          </table:table-cell>
          <table:table-cell office:value-type="float" office:value="3960">
            <text:p>3960</text:p>
          </table:table-cell>
          <table:table-cell office:value-type="float" office:value="0">
            <text:p>0</text:p>
          </table:table-cell>
          <table:table-cell office:value-type="float" office:value="3902">
            <text:p>3902</text:p>
          </table:table-cell>
          <table:table-cell office:value-type="float" office:value="4000">
            <text:p>4000</text:p>
          </table:table-cell>
          <table:table-cell table:formula="of:=IF(AND([.B483]&gt;[.E483];[.H483]=1);1;&quot;&quot;)">
            <text:p/>
          </table:table-cell>
          <table:table-cell table:formula="of:=IF(AND([.B483]&lt;=[.E483];[.I483]=1);1;&quot;&quot;)">
            <text:p/>
          </table:table-cell>
          <table:table-cell table:formula="of:=IF(AND([.B483]&gt;[.D483];[.C483]=0);1;&quot;&quot;)" office:value-type="float" office:value="1">
            <text:p>1</text:p>
          </table:table-cell>
          <table:table-cell table:formula="of:=IF(AND([.B483]&lt;=[.D483];[.C483]=1);1;&quot;&quot;)">
            <text:p/>
          </table:table-cell>
          <table:table-cell table:formula="of:=IF(OR(AND([.G483]=1;[.I483]=1);AND([.F483]=1;[.H483]=1));1;&quot;&quot;)">
            <text:p/>
          </table:table-cell>
          <table:table-cell/>
          <table:table-cell table:formula="of:=([.D483]/[.E483]*100)-100" office:value-type="float" office:value="-2.45">
            <text:p>-2.45</text:p>
          </table:table-cell>
          <table:table-cell table:formula="of:=IF(OR(AND([.B483]&gt;[.E483];[.C483]=0);AND([.B483]&lt;=[.E483];[.C483]=1));1;&quot;&quot;)">
            <text:p/>
          </table:table-cell>
        </table:table-row>
        <table:table-row table:style-name="ro2">
          <table:table-cell office:value-type="float" office:value="9948">
            <text:p>9948</text:p>
          </table:table-cell>
          <table:table-cell office:value-type="float" office:value="2250">
            <text:p>2250</text:p>
          </table:table-cell>
          <table:table-cell office:value-type="float" office:value="0">
            <text:p>0</text:p>
          </table:table-cell>
          <table:table-cell office:value-type="float" office:value="2210">
            <text:p>2210</text:p>
          </table:table-cell>
          <table:table-cell office:value-type="float" office:value="2287">
            <text:p>2287</text:p>
          </table:table-cell>
          <table:table-cell table:formula="of:=IF(AND([.B484]&gt;[.E484];[.H484]=1);1;&quot;&quot;)">
            <text:p/>
          </table:table-cell>
          <table:table-cell table:formula="of:=IF(AND([.B484]&lt;=[.E484];[.I484]=1);1;&quot;&quot;)">
            <text:p/>
          </table:table-cell>
          <table:table-cell table:formula="of:=IF(AND([.B484]&gt;[.D484];[.C484]=0);1;&quot;&quot;)" office:value-type="float" office:value="1">
            <text:p>1</text:p>
          </table:table-cell>
          <table:table-cell table:formula="of:=IF(AND([.B484]&lt;=[.D484];[.C484]=1);1;&quot;&quot;)">
            <text:p/>
          </table:table-cell>
          <table:table-cell table:formula="of:=IF(OR(AND([.G484]=1;[.I484]=1);AND([.F484]=1;[.H484]=1));1;&quot;&quot;)">
            <text:p/>
          </table:table-cell>
          <table:table-cell/>
          <table:table-cell table:formula="of:=([.D484]/[.E484]*100)-100" office:value-type="float" office:value="-3.36685614341933">
            <text:p>-3.3668561434</text:p>
          </table:table-cell>
          <table:table-cell table:formula="of:=IF(OR(AND([.B484]&gt;[.E484];[.C484]=0);AND([.B484]&lt;=[.E484];[.C484]=1));1;&quot;&quot;)">
            <text:p/>
          </table:table-cell>
        </table:table-row>
        <table:table-row table:style-name="ro2">
          <table:table-cell office:value-type="float" office:value="9956">
            <text:p>9956</text:p>
          </table:table-cell>
          <table:table-cell office:value-type="float" office:value="2999">
            <text:p>2999</text:p>
          </table:table-cell>
          <table:table-cell office:value-type="float" office:value="0">
            <text:p>0</text:p>
          </table:table-cell>
          <table:table-cell office:value-type="float" office:value="2914">
            <text:p>2914</text:p>
          </table:table-cell>
          <table:table-cell office:value-type="float" office:value="3110">
            <text:p>3110</text:p>
          </table:table-cell>
          <table:table-cell table:formula="of:=IF(AND([.B485]&gt;[.E485];[.H485]=1);1;&quot;&quot;)">
            <text:p/>
          </table:table-cell>
          <table:table-cell table:formula="of:=IF(AND([.B485]&lt;=[.E485];[.I485]=1);1;&quot;&quot;)">
            <text:p/>
          </table:table-cell>
          <table:table-cell table:formula="of:=IF(AND([.B485]&gt;[.D485];[.C485]=0);1;&quot;&quot;)" office:value-type="float" office:value="1">
            <text:p>1</text:p>
          </table:table-cell>
          <table:table-cell table:formula="of:=IF(AND([.B485]&lt;=[.D485];[.C485]=1);1;&quot;&quot;)">
            <text:p/>
          </table:table-cell>
          <table:table-cell table:formula="of:=IF(OR(AND([.G485]=1;[.I485]=1);AND([.F485]=1;[.H485]=1));1;&quot;&quot;)">
            <text:p/>
          </table:table-cell>
          <table:table-cell/>
          <table:table-cell table:formula="of:=([.D485]/[.E485]*100)-100" office:value-type="float" office:value="-6.30225080385853">
            <text:p>-6.3022508039</text:p>
          </table:table-cell>
          <table:table-cell table:formula="of:=IF(OR(AND([.B485]&gt;[.E485];[.C485]=0);AND([.B485]&lt;=[.E485];[.C485]=1));1;&quot;&quot;)">
            <text:p/>
          </table:table-cell>
        </table:table-row>
        <table:table-row table:style-name="ro2">
          <table:table-cell office:value-type="float" office:value="9962">
            <text:p>9962</text:p>
          </table:table-cell>
          <table:table-cell office:value-type="float" office:value="5480">
            <text:p>5480</text:p>
          </table:table-cell>
          <table:table-cell office:value-type="float" office:value="1">
            <text:p>1</text:p>
          </table:table-cell>
          <table:table-cell office:value-type="float" office:value="5475">
            <text:p>5475</text:p>
          </table:table-cell>
          <table:table-cell office:value-type="float" office:value="5480">
            <text:p>5480</text:p>
          </table:table-cell>
          <table:table-cell table:formula="of:=IF(AND([.B486]&gt;[.E486];[.H486]=1);1;&quot;&quot;)">
            <text:p/>
          </table:table-cell>
          <table:table-cell table:formula="of:=IF(AND([.B486]&lt;=[.E486];[.I486]=1);1;&quot;&quot;)">
            <text:p/>
          </table:table-cell>
          <table:table-cell table:formula="of:=IF(AND([.B486]&gt;[.D486];[.C486]=0);1;&quot;&quot;)">
            <text:p/>
          </table:table-cell>
          <table:table-cell table:formula="of:=IF(AND([.B486]&lt;=[.D486];[.C486]=1);1;&quot;&quot;)">
            <text:p/>
          </table:table-cell>
          <table:table-cell table:formula="of:=IF(OR(AND([.G486]=1;[.I486]=1);AND([.F486]=1;[.H486]=1));1;&quot;&quot;)">
            <text:p/>
          </table:table-cell>
          <table:table-cell/>
          <table:table-cell table:formula="of:=([.D486]/[.E486]*100)-100" office:value-type="float" office:value="-0.091240875912419">
            <text:p>-0.0912408759</text:p>
          </table:table-cell>
          <table:table-cell table:formula="of:=IF(OR(AND([.B486]&gt;[.E486];[.C486]=0);AND([.B486]&lt;=[.E486];[.C486]=1));1;&quot;&quot;)" office:value-type="float" office:value="1">
            <text:p>1</text:p>
          </table:table-cell>
        </table:table-row>
        <table:table-row table:style-name="ro2">
          <table:table-cell office:value-type="float" office:value="9983">
            <text:p>9983</text:p>
          </table:table-cell>
          <table:table-cell office:value-type="float" office:value="48490">
            <text:p>48490</text:p>
          </table:table-cell>
          <table:table-cell office:value-type="float" office:value="0">
            <text:p>0</text:p>
          </table:table-cell>
          <table:table-cell office:value-type="float" office:value="47817">
            <text:p>47817</text:p>
          </table:table-cell>
          <table:table-cell office:value-type="float" office:value="49300">
            <text:p>49300</text:p>
          </table:table-cell>
          <table:table-cell table:formula="of:=IF(AND([.B487]&gt;[.E487];[.H487]=1);1;&quot;&quot;)">
            <text:p/>
          </table:table-cell>
          <table:table-cell table:formula="of:=IF(AND([.B487]&lt;=[.E487];[.I487]=1);1;&quot;&quot;)">
            <text:p/>
          </table:table-cell>
          <table:table-cell table:formula="of:=IF(AND([.B487]&gt;[.D487];[.C487]=0);1;&quot;&quot;)" office:value-type="float" office:value="1">
            <text:p>1</text:p>
          </table:table-cell>
          <table:table-cell table:formula="of:=IF(AND([.B487]&lt;=[.D487];[.C487]=1);1;&quot;&quot;)">
            <text:p/>
          </table:table-cell>
          <table:table-cell table:formula="of:=IF(OR(AND([.G487]=1;[.I487]=1);AND([.F487]=1;[.H487]=1));1;&quot;&quot;)">
            <text:p/>
          </table:table-cell>
          <table:table-cell/>
          <table:table-cell table:formula="of:=([.D487]/[.E487]*100)-100" office:value-type="float" office:value="-3.00811359026369">
            <text:p>-3.0081135903</text:p>
          </table:table-cell>
          <table:table-cell table:formula="of:=IF(OR(AND([.B487]&gt;[.E487];[.C487]=0);AND([.B487]&lt;=[.E487];[.C487]=1));1;&quot;&quot;)">
            <text:p/>
          </table:table-cell>
        </table:table-row>
        <table:table-row table:style-name="ro2">
          <table:table-cell office:value-type="float" office:value="9984">
            <text:p>9984</text:p>
          </table:table-cell>
          <table:table-cell office:value-type="float" office:value="5477">
            <text:p>5477</text:p>
          </table:table-cell>
          <table:table-cell office:value-type="float" office:value="0">
            <text:p>0</text:p>
          </table:table-cell>
          <table:table-cell office:value-type="float" office:value="5439">
            <text:p>5439</text:p>
          </table:table-cell>
          <table:table-cell office:value-type="float" office:value="5629">
            <text:p>5629</text:p>
          </table:table-cell>
          <table:table-cell table:formula="of:=IF(AND([.B488]&gt;[.E488];[.H488]=1);1;&quot;&quot;)">
            <text:p/>
          </table:table-cell>
          <table:table-cell table:formula="of:=IF(AND([.B488]&lt;=[.E488];[.I488]=1);1;&quot;&quot;)">
            <text:p/>
          </table:table-cell>
          <table:table-cell table:formula="of:=IF(AND([.B488]&gt;[.D488];[.C488]=0);1;&quot;&quot;)" office:value-type="float" office:value="1">
            <text:p>1</text:p>
          </table:table-cell>
          <table:table-cell table:formula="of:=IF(AND([.B488]&lt;=[.D488];[.C488]=1);1;&quot;&quot;)">
            <text:p/>
          </table:table-cell>
          <table:table-cell table:formula="of:=IF(OR(AND([.G488]=1;[.I488]=1);AND([.F488]=1;[.H488]=1));1;&quot;&quot;)">
            <text:p/>
          </table:table-cell>
          <table:table-cell/>
          <table:table-cell table:formula="of:=([.D488]/[.E488]*100)-100" office:value-type="float" office:value="-3.37537750932671">
            <text:p>-3.3753775093</text:p>
          </table:table-cell>
          <table:table-cell table:formula="of:=IF(OR(AND([.B488]&gt;[.E488];[.C488]=0);AND([.B488]&lt;=[.E488];[.C488]=1));1;&quot;&quot;)">
            <text:p/>
          </table:table-cell>
        </table:table-row>
        <table:table-row table:style-name="ro2">
          <table:table-cell office:value-type="float" office:value="9989">
            <text:p>9989</text:p>
          </table:table-cell>
          <table:table-cell office:value-type="float" office:value="6280">
            <text:p>6280</text:p>
          </table:table-cell>
          <table:table-cell office:value-type="float" office:value="0">
            <text:p>0</text:p>
          </table:table-cell>
          <table:table-cell office:value-type="float" office:value="6265">
            <text:p>6265</text:p>
          </table:table-cell>
          <table:table-cell office:value-type="float" office:value="6490">
            <text:p>6490</text:p>
          </table:table-cell>
          <table:table-cell table:formula="of:=IF(AND([.B489]&gt;[.E489];[.H489]=1);1;&quot;&quot;)">
            <text:p/>
          </table:table-cell>
          <table:table-cell table:formula="of:=IF(AND([.B489]&lt;=[.E489];[.I489]=1);1;&quot;&quot;)">
            <text:p/>
          </table:table-cell>
          <table:table-cell table:formula="of:=IF(AND([.B489]&gt;[.D489];[.C489]=0);1;&quot;&quot;)" office:value-type="float" office:value="1">
            <text:p>1</text:p>
          </table:table-cell>
          <table:table-cell table:formula="of:=IF(AND([.B489]&lt;=[.D489];[.C489]=1);1;&quot;&quot;)">
            <text:p/>
          </table:table-cell>
          <table:table-cell table:formula="of:=IF(OR(AND([.G489]=1;[.I489]=1);AND([.F489]=1;[.H489]=1));1;&quot;&quot;)">
            <text:p/>
          </table:table-cell>
          <table:table-cell/>
          <table:table-cell table:formula="of:=([.D489]/[.E489]*100)-100" office:value-type="float" office:value="-3.46687211093992">
            <text:p>-3.4668721109</text:p>
          </table:table-cell>
          <table:table-cell table:formula="of:=IF(OR(AND([.B489]&gt;[.E489];[.C489]=0);AND([.B489]&lt;=[.E489];[.C489]=1));1;&quot;&quot;)">
            <text:p/>
          </table:table-cell>
        </table:table-row>
        <table:table-row table:style-name="ro2">
          <table:table-cell table:number-columns-repeated="5"/>
          <table:table-cell table:formula="of:=SUM([.F2:.F489])" office:value-type="float" office:value="58">
            <text:p>58</text:p>
          </table:table-cell>
          <table:table-cell table:formula="of:=SUM([.G2:.G489])" office:value-type="float" office:value="2">
            <text:p>2</text:p>
          </table:table-cell>
          <table:table-cell table:formula="of:=SUM([.H2:.H489])" office:value-type="float" office:value="450">
            <text:p>450</text:p>
          </table:table-cell>
          <table:table-cell table:formula="of:=SUM([.I2:.I489])" office:value-type="float" office:value="3">
            <text:p>3</text:p>
          </table:table-cell>
          <table:table-cell table:formula="of:=SUM([.J2:.J489])" office:value-type="float" office:value="60">
            <text:p>60</text:p>
          </table:table-cell>
          <table:table-cell table:formula="of:=([.J490]/([.H490]+[.I490]))*100" office:value-type="float" office:value="13.2450331125828">
            <text:p>13.2450331126</text:p>
          </table:table-cell>
          <table:table-cell table:formula="of:=AVERAGE([.L2:.L489])" office:value-type="float" office:value="-3.04267365399102">
            <text:p>-3.042673654</text:p>
          </table:table-cell>
          <table:table-cell table:formula="of:=SUM([.M2:.M489])" office:value-type="float" office:value="80">
            <text:p>80</text:p>
          </table:table-cell>
        </table:table-row>
        <table:table-row table:style-name="ro2">
          <table:table-cell table:number-columns-repeated="11"/>
          <table:table-cell table:formula="of:=MIN([.L2:.L489])" office:value-type="float" office:value="-11.5194979829673">
            <text:p>-11.519497983</text:p>
          </table:table-cell>
          <table:table-cell table:formula="of:=[.M490]/488" office:value-type="float" office:value="0.163934426229508">
            <text:p>0.1639344262</text:p>
          </table:table-cell>
        </table:table-row>
        <table:table-row table:style-name="ro2">
          <table:table-cell table:number-columns-repeated="11"/>
          <table:table-cell table:formula="of:=MAX([.L2:.L489])" office:value-type="float" office:value="7.10887209627764">
            <text:p>7.1088720963</text:p>
          </table:table-cell>
          <table:table-cell table:formula="of:=SUM([.C2:.C489])" office:value-type="float" office:value="14">
            <text:p>14</text:p>
          </table:table-cell>
        </table:table-row>
        <table:table-row table:style-name="ro2" table:number-rows-repeated="1048083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Bitstream Vera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ゴシック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6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06T11:04:49</dc:date>
    <dc:creator>debian </dc:creator>
    <meta:document-statistic meta:table-count="1" meta:cell-count="5881" meta:object-count="0"/>
    <meta:generator>LibreOffice/3.5$Linux_x86 LibreOffice_project/350m1$Build-2</meta:generator>
  </office:meta>
</office:document-meta>
</file>